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
  <manifest:file-entry manifest:full-path="ObjectReplacements/Object 1" manifest:media-type=""/>
  <manifest:file-entry manifest:full-path="settings.xml" manifest:media-type="text/xml"/>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30000000306F43286E97B59990.png" manifest:media-type="image/png"/>
  <manifest:file-entry manifest:full-path="content.xml" manifest:media-type="text/xml"/>
  <manifest:file-entry manifest:full-path="styles.xml" manifest:media-type="text/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adornments="Regular" style:font-family-generic="roman"/>
    <style:font-face style:name="Liberation Sans" svg:font-family="'Liberation Sans'" style:font-family-generic="swiss"/>
    <style:font-face style:name="Liberation Sans6"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3" style:family="table">
      <style:table-properties style:width="6.6917in" fo:margin-left="0in" fo:margin-right="0.0014in" fo:margin-top="0.1181in" fo:margin-bottom="0in" table:align="margins" style:may-break-between-rows="true"/>
    </style:style>
    <style:style style:name="Table13.A" style:family="table-column">
      <style:table-column-properties style:column-width="2.2306in" style:rel-column-width="21845*"/>
    </style:style>
    <style:style style:name="Table13.1" style:family="table-row">
      <style:table-row-properties fo:keep-together="always"/>
    </style:style>
    <style:style style:name="Table1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Mathematicalfunctions" style:family="table">
      <style:table-properties style:width="6.6771in" fo:margin-left="0in" fo:margin-right="0.016in" fo:margin-top="0in" fo:margin-bottom="0.3938in" fo:break-before="auto" fo:break-after="auto" table:align="margins" fo:keep-with-next="auto"/>
    </style:style>
    <style:style style:name="Mathematicalfunctions.A" style:family="table-column">
      <style:table-column-properties style:column-width="2.3035in" style:rel-column-width="22608*"/>
    </style:style>
    <style:style style:name="Mathematicalfunctions.B" style:family="table-column">
      <style:table-column-properties style:column-width="4.3736in" style:rel-column-width="42927*"/>
    </style:style>
    <style:style style:name="Mathematicalfunctions.1" style:family="table-row">
      <style:table-row-properties fo:background-color="#e6e6e6" fo:keep-together="always">
        <style:background-image/>
      </style:table-row-properties>
    </style:style>
    <style:style style:name="Mathematicalfunctions.A1" style:family="table-cell">
      <style:table-cell-properties fo:background-color="#e6e6e6" fo:padding="0.0382in" fo:border-left="none" fo:border-right="none" fo:border-top="0.05pt solid #000000" fo:border-bottom="0.05pt solid #000000">
        <style:background-image/>
      </style:table-cell-properties>
    </style:style>
    <style:style style:name="Mathematicalfunctions.2" style:family="table-row">
      <style:table-row-properties fo:background-color="#ffffff" fo:keep-together="always">
        <style:background-image/>
      </style:table-row-properties>
    </style:style>
    <style:style style:name="Mathematic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Mathematicalfunctions.B2" style:family="table-cell">
      <style:table-cell-properties fo:background-color="#ffffff" fo:padding="0.0382in" fo:border-left="none" fo:border-right="none" fo:border-top="none" fo:border-bottom="0.05pt solid #000000">
        <style:background-image/>
      </style:table-cell-properties>
    </style:style>
    <style:style style:name="Mathematicalfunctions.B3" style:family="table-cell">
      <style:table-cell-properties fo:background-color="#ffffff" fo:padding="0.0382in" fo:border-left="none" fo:border-right="none" fo:border-top="none" fo:border-bottom="0.05pt solid #000000">
        <style:background-image/>
      </style:table-cell-properties>
    </style:style>
    <style:style style:name="Mathematicalfunctions.B4" style:family="table-cell">
      <style:table-cell-properties fo:background-color="#ffffff" fo:padding="0.0382in" fo:border-left="none" fo:border-right="none" fo:border-top="none" fo:border-bottom="0.05pt solid #000000">
        <style:background-image/>
      </style:table-cell-properties>
    </style:style>
    <style:style style:name="Mathematicalfunctions.B5" style:family="table-cell">
      <style:table-cell-properties fo:background-color="#ffffff" fo:padding="0.0382in" fo:border-left="none" fo:border-right="none" fo:border-top="none" fo:border-bottom="0.05pt solid #000000">
        <style:background-image/>
      </style:table-cell-properties>
    </style:style>
    <style:style style:name="Mathematicalfunctions.B6" style:family="table-cell">
      <style:table-cell-properties fo:background-color="#ffffff" fo:padding="0.0382in" fo:border-left="none" fo:border-right="none" fo:border-top="none" fo:border-bottom="0.05pt solid #000000">
        <style:background-image/>
      </style:table-cell-properties>
    </style:style>
    <style:style style:name="Mathematicalfunctions.B7" style:family="table-cell">
      <style:table-cell-properties fo:background-color="#ffffff" fo:padding="0.0382in" fo:border-left="none" fo:border-right="none" fo:border-top="none" fo:border-bottom="0.05pt solid #000000">
        <style:background-image/>
      </style:table-cell-properties>
    </style:style>
    <style:style style:name="Mathematicalfunctions.B8" style:family="table-cell">
      <style:table-cell-properties fo:background-color="#ffffff" fo:padding="0.0382in" fo:border-left="none" fo:border-right="none" fo:border-top="none" fo:border-bottom="0.05pt solid #000000">
        <style:background-image/>
      </style:table-cell-properties>
    </style:style>
    <style:style style:name="Mathematicalfunctions.B9" style:family="table-cell">
      <style:table-cell-properties fo:background-color="#ffffff" fo:padding="0.0382in" fo:border-left="none" fo:border-right="none" fo:border-top="none" fo:border-bottom="0.05pt solid #000000">
        <style:background-image/>
      </style:table-cell-properties>
    </style:style>
    <style:style style:name="Mathematicalfunctions.B10" style:family="table-cell">
      <style:table-cell-properties fo:background-color="#ffffff" fo:padding="0.0382in" fo:border-left="none" fo:border-right="none" fo:border-top="none" fo:border-bottom="0.05pt solid #000000">
        <style:background-image/>
      </style:table-cell-properties>
    </style:style>
    <style:style style:name="Mathematicalfunctions.B11" style:family="table-cell">
      <style:table-cell-properties fo:background-color="#ffffff" fo:padding="0.0382in" fo:border-left="none" fo:border-right="none" fo:border-top="none" fo:border-bottom="0.05pt solid #000000">
        <style:background-image/>
      </style:table-cell-properties>
    </style:style>
    <style:style style:name="Mathematicalfunctions.B12" style:family="table-cell">
      <style:table-cell-properties fo:background-color="#ffffff" fo:padding="0.0382in" fo:border-left="none" fo:border-right="none" fo:border-top="none" fo:border-bottom="0.05pt solid #000000">
        <style:background-image/>
      </style:table-cell-properties>
    </style:style>
    <style:style style:name="Mathematicalfunctions.A13" style:family="table-cell">
      <style:table-cell-properties fo:background-color="#ffffff" fo:padding="0.0382in" fo:border-left="none" fo:border-right="none" fo:border-top="none" fo:border-bottom="0.05pt solid #000000">
        <style:background-image/>
      </style:table-cell-properties>
    </style:style>
    <style:style style:name="Mathematicalfunctions.B13" style:family="table-cell">
      <style:table-cell-properties fo:background-color="#ffffff" fo:padding="0.0382in" fo:border-left="none" fo:border-right="none" fo:border-top="none" fo:border-bottom="0.05pt solid #000000">
        <style:background-image/>
      </style:table-cell-properties>
    </style:style>
    <style:style style:name="Mathematicalfunctions.A14" style:family="table-cell">
      <style:table-cell-properties fo:background-color="#ffffff" fo:padding="0.0382in" fo:border-left="none" fo:border-right="none" fo:border-top="none" fo:border-bottom="0.05pt solid #000000">
        <style:background-image/>
      </style:table-cell-properties>
    </style:style>
    <style:style style:name="Mathematicalfunctions.B14" style:family="table-cell">
      <style:table-cell-properties fo:background-color="#ffffff" fo:padding="0.0382in" fo:border-left="none" fo:border-right="none" fo:border-top="none" fo:border-bottom="0.05pt solid #000000">
        <style:background-image/>
      </style:table-cell-properties>
    </style:style>
    <style:style style:name="Mathematicalfunctions.A15" style:family="table-cell">
      <style:table-cell-properties fo:background-color="#ffffff" fo:padding="0.0382in" fo:border-left="none" fo:border-right="none" fo:border-top="none" fo:border-bottom="0.05pt solid #000000">
        <style:background-image/>
      </style:table-cell-properties>
    </style:style>
    <style:style style:name="Mathematicalfunctions.B15" style:family="table-cell">
      <style:table-cell-properties fo:background-color="#ffffff" fo:padding="0.0382in" fo:border-left="none" fo:border-right="none" fo:border-top="none" fo:border-bottom="0.05pt solid #000000">
        <style:background-image/>
      </style:table-cell-properties>
    </style:style>
    <style:style style:name="Mathematicalfunctions.A16" style:family="table-cell">
      <style:table-cell-properties fo:background-color="#ffffff" fo:padding="0.0382in" fo:border-left="none" fo:border-right="none" fo:border-top="none" fo:border-bottom="0.05pt solid #000000">
        <style:background-image/>
      </style:table-cell-properties>
    </style:style>
    <style:style style:name="Mathematicalfunctions.B16" style:family="table-cell">
      <style:table-cell-properties fo:background-color="#ffffff" fo:padding="0.0382in" fo:border-left="none" fo:border-right="none" fo:border-top="none" fo:border-bottom="0.05pt solid #000000">
        <style:background-image/>
      </style:table-cell-properties>
    </style:style>
    <style:style style:name="Mathematicalfunctions.A17" style:family="table-cell">
      <style:table-cell-properties fo:background-color="#ffffff" fo:padding="0.0382in" fo:border-left="none" fo:border-right="none" fo:border-top="none" fo:border-bottom="0.05pt solid #000000">
        <style:background-image/>
      </style:table-cell-properties>
    </style:style>
    <style:style style:name="Mathematicalfunctions.B17" style:family="table-cell">
      <style:table-cell-properties fo:background-color="#ffffff" fo:padding="0.0382in" fo:border-left="none" fo:border-right="none" fo:border-top="none" fo:border-bottom="0.05pt solid #000000">
        <style:background-image/>
      </style:table-cell-properties>
    </style:style>
    <style:style style:name="Mathematicalfunctions.A18" style:family="table-cell">
      <style:table-cell-properties fo:background-color="#ffffff" fo:padding="0.0382in" fo:border-left="none" fo:border-right="none" fo:border-top="none" fo:border-bottom="0.05pt solid #000000">
        <style:background-image/>
      </style:table-cell-properties>
    </style:style>
    <style:style style:name="Mathematicalfunctions.B18" style:family="table-cell">
      <style:table-cell-properties fo:background-color="#ffffff" fo:padding="0.0382in" fo:border-left="none" fo:border-right="none" fo:border-top="none" fo:border-bottom="0.05pt solid #000000">
        <style:background-image/>
      </style:table-cell-properties>
    </style:style>
    <style:style style:name="Mathematicalfunctions.A19" style:family="table-cell">
      <style:table-cell-properties fo:background-color="#ffffff" fo:padding="0.0382in" fo:border-left="none" fo:border-right="none" fo:border-top="none" fo:border-bottom="0.05pt solid #000000">
        <style:background-image/>
      </style:table-cell-properties>
    </style:style>
    <style:style style:name="Mathematicalfunctions.B19" style:family="table-cell">
      <style:table-cell-properties fo:background-color="#ffffff" fo:padding="0.0382in" fo:border-left="none" fo:border-right="none" fo:border-top="none" fo:border-bottom="0.05pt solid #000000">
        <style:background-image/>
      </style:table-cell-properties>
    </style:style>
    <style:style style:name="Mathematicalfunctions.A20" style:family="table-cell">
      <style:table-cell-properties fo:background-color="#ffffff" fo:padding="0.0382in" fo:border-left="none" fo:border-right="none" fo:border-top="none" fo:border-bottom="0.05pt solid #000000">
        <style:background-image/>
      </style:table-cell-properties>
    </style:style>
    <style:style style:name="Mathematicalfunctions.B20" style:family="table-cell">
      <style:table-cell-properties fo:background-color="#ffffff" fo:padding="0.0382in" fo:border-left="none" fo:border-right="none" fo:border-top="none" fo:border-bottom="0.05pt solid #000000">
        <style:background-image/>
      </style:table-cell-properties>
    </style:style>
    <style:style style:name="Mathematicalfunctions.A21" style:family="table-cell">
      <style:table-cell-properties fo:background-color="#ffffff" fo:padding="0.0382in" fo:border-left="none" fo:border-right="none" fo:border-top="none" fo:border-bottom="0.05pt solid #000000">
        <style:background-image/>
      </style:table-cell-properties>
    </style:style>
    <style:style style:name="Mathematicalfunctions.B21" style:family="table-cell">
      <style:table-cell-properties fo:background-color="#ffffff" fo:padding="0.0382in" fo:border-left="none" fo:border-right="none" fo:border-top="none" fo:border-bottom="0.05pt solid #000000">
        <style:background-image/>
      </style:table-cell-properties>
    </style:style>
    <style:style style:name="Mathematicalfunctions.A22" style:family="table-cell">
      <style:table-cell-properties fo:background-color="#ffffff" fo:padding="0.0382in" fo:border-left="none" fo:border-right="none" fo:border-top="none" fo:border-bottom="0.05pt solid #000000">
        <style:background-image/>
      </style:table-cell-properties>
    </style:style>
    <style:style style:name="Mathematicalfunctions.B22" style:family="table-cell">
      <style:table-cell-properties fo:background-color="#ffffff" fo:padding="0.0382in" fo:border-left="none" fo:border-right="none" fo:border-top="none" fo:border-bottom="0.05pt solid #000000">
        <style:background-image/>
      </style:table-cell-properties>
    </style:style>
    <style:style style:name="Mathematicalfunctions.A23" style:family="table-cell">
      <style:table-cell-properties fo:background-color="#ffffff" fo:padding="0.0382in" fo:border-left="none" fo:border-right="none" fo:border-top="none" fo:border-bottom="0.05pt solid #000000">
        <style:background-image/>
      </style:table-cell-properties>
    </style:style>
    <style:style style:name="Mathematicalfunctions.B23" style:family="table-cell">
      <style:table-cell-properties fo:background-color="#ffffff" fo:padding="0.0382in" fo:border-left="none" fo:border-right="none" fo:border-top="none" fo:border-bottom="0.05pt solid #000000">
        <style:background-image/>
      </style:table-cell-properties>
    </style:style>
    <style:style style:name="Mathematicalfunctions.A24" style:family="table-cell">
      <style:table-cell-properties fo:background-color="#ffffff" fo:padding="0.0382in" fo:border-left="none" fo:border-right="none" fo:border-top="none" fo:border-bottom="0.05pt solid #000000">
        <style:background-image/>
      </style:table-cell-properties>
    </style:style>
    <style:style style:name="Mathematicalfunctions.B24" style:family="table-cell">
      <style:table-cell-properties fo:background-color="#ffffff" fo:padding="0.0382in" fo:border-left="none" fo:border-right="none" fo:border-top="none" fo:border-bottom="0.05pt solid #000000">
        <style:background-image/>
      </style:table-cell-properties>
    </style:style>
    <style:style style:name="Mathematicalfunctions.A25" style:family="table-cell">
      <style:table-cell-properties fo:background-color="#ffffff" fo:padding="0.0382in" fo:border-left="none" fo:border-right="none" fo:border-top="none" fo:border-bottom="0.05pt solid #000000">
        <style:background-image/>
      </style:table-cell-properties>
    </style:style>
    <style:style style:name="Mathematicalfunctions.B25" style:family="table-cell">
      <style:table-cell-properties fo:background-color="#ffffff" fo:padding="0.0382in" fo:border-left="none" fo:border-right="none" fo:border-top="none" fo:border-bottom="0.05pt solid #000000">
        <style:background-image/>
      </style:table-cell-properties>
    </style:style>
    <style:style style:name="Mathematicalfunctions.A26" style:family="table-cell">
      <style:table-cell-properties fo:background-color="#ffffff" fo:padding="0.0382in" fo:border-left="none" fo:border-right="none" fo:border-top="none" fo:border-bottom="0.05pt solid #000000">
        <style:background-image/>
      </style:table-cell-properties>
    </style:style>
    <style:style style:name="Mathematicalfunctions.B26" style:family="table-cell">
      <style:table-cell-properties fo:background-color="#ffffff" fo:padding="0.0382in" fo:border-left="none" fo:border-right="none" fo:border-top="none" fo:border-bottom="0.05pt solid #000000">
        <style:background-image/>
      </style:table-cell-properties>
    </style:style>
    <style:style style:name="Mathematicalfunctions.A27" style:family="table-cell">
      <style:table-cell-properties fo:background-color="#ffffff" fo:padding="0.0382in" fo:border-left="none" fo:border-right="none" fo:border-top="none" fo:border-bottom="0.05pt solid #000000">
        <style:background-image/>
      </style:table-cell-properties>
    </style:style>
    <style:style style:name="Mathematicalfunctions.B27" style:family="table-cell">
      <style:table-cell-properties fo:background-color="#ffffff" fo:padding="0.0382in" fo:border-left="none" fo:border-right="none" fo:border-top="none" fo:border-bottom="0.05pt solid #000000">
        <style:background-image/>
      </style:table-cell-properties>
    </style:style>
    <style:style style:name="Mathematicalfunctions.A28" style:family="table-cell">
      <style:table-cell-properties fo:background-color="#ffffff" fo:padding="0.0382in" fo:border-left="none" fo:border-right="none" fo:border-top="none" fo:border-bottom="0.05pt solid #000000">
        <style:background-image/>
      </style:table-cell-properties>
    </style:style>
    <style:style style:name="Mathematicalfunctions.B28" style:family="table-cell">
      <style:table-cell-properties fo:background-color="#ffffff" fo:padding="0.0382in" fo:border-left="none" fo:border-right="none" fo:border-top="none" fo:border-bottom="0.05pt solid #000000">
        <style:background-image/>
      </style:table-cell-properties>
    </style:style>
    <style:style style:name="Mathematicalfunctions.A29" style:family="table-cell">
      <style:table-cell-properties fo:background-color="#ffffff" fo:padding="0.0382in" fo:border-left="none" fo:border-right="none" fo:border-top="none" fo:border-bottom="0.05pt solid #000000">
        <style:background-image/>
      </style:table-cell-properties>
    </style:style>
    <style:style style:name="Mathematicalfunctions.B29" style:family="table-cell">
      <style:table-cell-properties fo:background-color="#ffffff" fo:padding="0.0382in" fo:border-left="none" fo:border-right="none" fo:border-top="none" fo:border-bottom="0.05pt solid #000000">
        <style:background-image/>
      </style:table-cell-properties>
    </style:style>
    <style:style style:name="Mathematicalfunctions.A30" style:family="table-cell">
      <style:table-cell-properties fo:background-color="#ffffff" fo:padding="0.0382in" fo:border-left="none" fo:border-right="none" fo:border-top="none" fo:border-bottom="0.05pt solid #000000">
        <style:background-image/>
      </style:table-cell-properties>
    </style:style>
    <style:style style:name="Mathematicalfunctions.B30" style:family="table-cell">
      <style:table-cell-properties fo:background-color="#ffffff" fo:padding="0.0382in" fo:border-left="none" fo:border-right="none" fo:border-top="none" fo:border-bottom="0.05pt solid #000000">
        <style:background-image/>
      </style:table-cell-properties>
    </style:style>
    <style:style style:name="Mathematicalfunctions.A31" style:family="table-cell">
      <style:table-cell-properties fo:background-color="#ffffff" fo:padding="0.0382in" fo:border-left="none" fo:border-right="none" fo:border-top="none" fo:border-bottom="0.05pt solid #000000">
        <style:background-image/>
      </style:table-cell-properties>
    </style:style>
    <style:style style:name="Mathematicalfunctions.B31" style:family="table-cell">
      <style:table-cell-properties fo:background-color="#ffffff" fo:padding="0.0382in" fo:border-left="none" fo:border-right="none" fo:border-top="none" fo:border-bottom="0.05pt solid #000000">
        <style:background-image/>
      </style:table-cell-properties>
    </style:style>
    <style:style style:name="Mathematicalfunctions.A32" style:family="table-cell">
      <style:table-cell-properties fo:background-color="#ffffff" fo:padding="0.0382in" fo:border-left="none" fo:border-right="none" fo:border-top="none" fo:border-bottom="0.05pt solid #000000">
        <style:background-image/>
      </style:table-cell-properties>
    </style:style>
    <style:style style:name="Mathematicalfunctions.B32" style:family="table-cell">
      <style:table-cell-properties fo:background-color="#ffffff" fo:padding="0.0382in" fo:border-left="none" fo:border-right="none" fo:border-top="none" fo:border-bottom="0.05pt solid #000000">
        <style:background-image/>
      </style:table-cell-properties>
    </style:style>
    <style:style style:name="Mathematicalfunctions.A33" style:family="table-cell">
      <style:table-cell-properties fo:background-color="#ffffff" fo:padding="0.0382in" fo:border-left="none" fo:border-right="none" fo:border-top="none" fo:border-bottom="0.05pt solid #000000">
        <style:background-image/>
      </style:table-cell-properties>
    </style:style>
    <style:style style:name="Mathematicalfunctions.B33" style:family="table-cell">
      <style:table-cell-properties fo:background-color="#ffffff" fo:padding="0.0382in" fo:border-left="none" fo:border-right="none" fo:border-top="none" fo:border-bottom="0.05pt solid #000000">
        <style:background-image/>
      </style:table-cell-properties>
    </style:style>
    <style:style style:name="Mathematicalfunctions.A34" style:family="table-cell">
      <style:table-cell-properties fo:background-color="#ffffff" fo:padding="0.0382in" fo:border-left="none" fo:border-right="none" fo:border-top="none" fo:border-bottom="0.05pt solid #000000">
        <style:background-image/>
      </style:table-cell-properties>
    </style:style>
    <style:style style:name="Mathematicalfunctions.B34" style:family="table-cell">
      <style:table-cell-properties fo:background-color="#ffffff" fo:padding="0.0382in" fo:border-left="none" fo:border-right="none" fo:border-top="none" fo:border-bottom="0.05pt solid #000000">
        <style:background-image/>
      </style:table-cell-properties>
    </style:style>
    <style:style style:name="Mathematicalfunctions.A35" style:family="table-cell">
      <style:table-cell-properties fo:background-color="#ffffff" fo:padding="0.0382in" fo:border-left="none" fo:border-right="none" fo:border-top="none" fo:border-bottom="0.05pt solid #000000">
        <style:background-image/>
      </style:table-cell-properties>
    </style:style>
    <style:style style:name="Mathematicalfunctions.B35" style:family="table-cell">
      <style:table-cell-properties fo:background-color="#ffffff" fo:padding="0.0382in" fo:border-left="none" fo:border-right="none" fo:border-top="none" fo:border-bottom="0.05pt solid #000000">
        <style:background-image/>
      </style:table-cell-properties>
    </style:style>
    <style:style style:name="Mathematicalfunctions.A36" style:family="table-cell">
      <style:table-cell-properties fo:background-color="#ffffff" fo:padding="0.0382in" fo:border-left="none" fo:border-right="none" fo:border-top="none" fo:border-bottom="0.05pt solid #000000">
        <style:background-image/>
      </style:table-cell-properties>
    </style:style>
    <style:style style:name="Mathematicalfunctions.B36" style:family="table-cell">
      <style:table-cell-properties fo:background-color="#ffffff" fo:padding="0.0382in" fo:border-left="none" fo:border-right="none" fo:border-top="none" fo:border-bottom="0.05pt solid #000000">
        <style:background-image/>
      </style:table-cell-properties>
    </style:style>
    <style:style style:name="Mathematicalfunctions.A37" style:family="table-cell">
      <style:table-cell-properties fo:background-color="#ffffff" fo:padding="0.0382in" fo:border-left="none" fo:border-right="none" fo:border-top="none" fo:border-bottom="0.05pt solid #000000">
        <style:background-image/>
      </style:table-cell-properties>
    </style:style>
    <style:style style:name="Mathematicalfunctions.B37" style:family="table-cell">
      <style:table-cell-properties fo:background-color="#ffffff" fo:padding="0.0382in" fo:border-left="none" fo:border-right="none" fo:border-top="none" fo:border-bottom="0.05pt solid #000000">
        <style:background-image/>
      </style:table-cell-properties>
    </style:style>
    <style:style style:name="Mathematicalfunctions.A38" style:family="table-cell">
      <style:table-cell-properties fo:background-color="#ffffff" fo:padding="0.0382in" fo:border-left="none" fo:border-right="none" fo:border-top="none" fo:border-bottom="0.05pt solid #000000">
        <style:background-image/>
      </style:table-cell-properties>
    </style:style>
    <style:style style:name="Mathematicalfunctions.B38" style:family="table-cell">
      <style:table-cell-properties fo:background-color="#ffffff" fo:padding="0.0382in" fo:border-left="none" fo:border-right="none" fo:border-top="none" fo:border-bottom="0.05pt solid #000000">
        <style:background-image/>
      </style:table-cell-properties>
    </style:style>
    <style:style style:name="Mathematicalfunctions.A39" style:family="table-cell">
      <style:table-cell-properties fo:background-color="#ffffff" fo:padding="0.0382in" fo:border-left="none" fo:border-right="none" fo:border-top="none" fo:border-bottom="0.05pt solid #000000">
        <style:background-image/>
      </style:table-cell-properties>
    </style:style>
    <style:style style:name="Mathematicalfunctions.B39" style:family="table-cell">
      <style:table-cell-properties fo:background-color="#ffffff" fo:padding="0.0382in" fo:border-left="none" fo:border-right="none" fo:border-top="none" fo:border-bottom="0.05pt solid #000000">
        <style:background-image/>
      </style:table-cell-properties>
    </style:style>
    <style:style style:name="Mathematicalfunctions.A40" style:family="table-cell">
      <style:table-cell-properties fo:background-color="#ffffff" fo:padding="0.0382in" fo:border-left="none" fo:border-right="none" fo:border-top="none" fo:border-bottom="0.05pt solid #000000">
        <style:background-image/>
      </style:table-cell-properties>
    </style:style>
    <style:style style:name="Mathematicalfunctions.B40" style:family="table-cell">
      <style:table-cell-properties fo:background-color="#ffffff" fo:padding="0.0382in" fo:border-left="none" fo:border-right="none" fo:border-top="none" fo:border-bottom="0.05pt solid #000000">
        <style:background-image/>
      </style:table-cell-properties>
    </style:style>
    <style:style style:name="Mathematicalfunctions.A41" style:family="table-cell">
      <style:table-cell-properties fo:background-color="#ffffff" fo:padding="0.0382in" fo:border-left="none" fo:border-right="none" fo:border-top="none" fo:border-bottom="0.05pt solid #000000">
        <style:background-image/>
      </style:table-cell-properties>
    </style:style>
    <style:style style:name="Mathematicalfunctions.B41" style:family="table-cell">
      <style:table-cell-properties fo:background-color="#ffffff" fo:padding="0.0382in" fo:border-left="none" fo:border-right="none" fo:border-top="none" fo:border-bottom="0.05pt solid #000000">
        <style:background-image/>
      </style:table-cell-properties>
    </style:style>
    <style:style style:name="Mathematicalfunctions.A42" style:family="table-cell">
      <style:table-cell-properties fo:background-color="#ffffff" fo:padding="0.0382in" fo:border-left="none" fo:border-right="none" fo:border-top="none" fo:border-bottom="0.05pt solid #000000">
        <style:background-image/>
      </style:table-cell-properties>
    </style:style>
    <style:style style:name="Mathematicalfunctions.B42" style:family="table-cell">
      <style:table-cell-properties fo:background-color="#ffffff" fo:padding="0.0382in" fo:border-left="none" fo:border-right="none" fo:border-top="none" fo:border-bottom="0.05pt solid #000000">
        <style:background-image/>
      </style:table-cell-properties>
    </style:style>
    <style:style style:name="Mathematicalfunctions.A43" style:family="table-cell">
      <style:table-cell-properties fo:background-color="#ffffff" fo:padding="0.0382in" fo:border-left="none" fo:border-right="none" fo:border-top="none" fo:border-bottom="0.05pt solid #000000">
        <style:background-image/>
      </style:table-cell-properties>
    </style:style>
    <style:style style:name="Mathematicalfunctions.B43" style:family="table-cell">
      <style:table-cell-properties fo:background-color="#ffffff" fo:padding="0.0382in" fo:border-left="none" fo:border-right="none" fo:border-top="none" fo:border-bottom="0.05pt solid #000000">
        <style:background-image/>
      </style:table-cell-properties>
    </style:style>
    <style:style style:name="Mathematicalfunctions.A44" style:family="table-cell">
      <style:table-cell-properties fo:background-color="#ffffff" fo:padding="0.0382in" fo:border-left="none" fo:border-right="none" fo:border-top="none" fo:border-bottom="0.05pt solid #000000">
        <style:background-image/>
      </style:table-cell-properties>
    </style:style>
    <style:style style:name="Mathematicalfunctions.B44" style:family="table-cell">
      <style:table-cell-properties fo:background-color="#ffffff" fo:padding="0.0382in" fo:border-left="none" fo:border-right="none" fo:border-top="none" fo:border-bottom="0.05pt solid #000000">
        <style:background-image/>
      </style:table-cell-properties>
    </style:style>
    <style:style style:name="Mathematicalfunctions.A45" style:family="table-cell">
      <style:table-cell-properties fo:background-color="#ffffff" fo:padding="0.0382in" fo:border-left="none" fo:border-right="none" fo:border-top="none" fo:border-bottom="0.05pt solid #000000">
        <style:background-image/>
      </style:table-cell-properties>
    </style:style>
    <style:style style:name="Mathematicalfunctions.B45" style:family="table-cell">
      <style:table-cell-properties fo:background-color="#ffffff" fo:padding="0.0382in" fo:border-left="none" fo:border-right="none" fo:border-top="none" fo:border-bottom="0.05pt solid #000000">
        <style:background-image/>
      </style:table-cell-properties>
    </style:style>
    <style:style style:name="Mathematicalfunctions.A46" style:family="table-cell">
      <style:table-cell-properties fo:background-color="#ffffff" fo:padding="0.0382in" fo:border-left="none" fo:border-right="none" fo:border-top="none" fo:border-bottom="0.05pt solid #000000">
        <style:background-image/>
      </style:table-cell-properties>
    </style:style>
    <style:style style:name="Mathematicalfunctions.B46" style:family="table-cell">
      <style:table-cell-properties fo:background-color="#ffffff" fo:padding="0.0382in" fo:border-left="none" fo:border-right="none" fo:border-top="none" fo:border-bottom="0.05pt solid #000000">
        <style:background-image/>
      </style:table-cell-properties>
    </style:style>
    <style:style style:name="Mathematicalfunctions.A47" style:family="table-cell">
      <style:table-cell-properties fo:background-color="#ffffff" fo:padding="0.0382in" fo:border-left="none" fo:border-right="none" fo:border-top="none" fo:border-bottom="0.05pt solid #000000">
        <style:background-image/>
      </style:table-cell-properties>
    </style:style>
    <style:style style:name="Mathematicalfunctions.B47" style:family="table-cell">
      <style:table-cell-properties fo:background-color="#ffffff" fo:padding="0.0382in" fo:border-left="none" fo:border-right="none" fo:border-top="none" fo:border-bottom="0.05pt solid #000000">
        <style:background-image/>
      </style:table-cell-properties>
    </style:style>
    <style:style style:name="Mathematicalfunctions.A48" style:family="table-cell">
      <style:table-cell-properties fo:background-color="#ffffff" fo:padding="0.0382in" fo:border-left="none" fo:border-right="none" fo:border-top="none" fo:border-bottom="0.05pt solid #000000">
        <style:background-image/>
      </style:table-cell-properties>
    </style:style>
    <style:style style:name="Mathematicalfunctions.B48" style:family="table-cell">
      <style:table-cell-properties fo:background-color="#ffffff" fo:padding="0.0382in" fo:border-left="none" fo:border-right="none" fo:border-top="none" fo:border-bottom="0.05pt solid #000000">
        <style:background-image/>
      </style:table-cell-properties>
    </style:style>
    <style:style style:name="Mathematicalfunctions.A49" style:family="table-cell">
      <style:table-cell-properties fo:background-color="#ffffff" fo:padding="0.0382in" fo:border-left="none" fo:border-right="none" fo:border-top="none" fo:border-bottom="0.05pt solid #000000">
        <style:background-image/>
      </style:table-cell-properties>
    </style:style>
    <style:style style:name="Mathematicalfunctions.B49" style:family="table-cell">
      <style:table-cell-properties fo:background-color="#ffffff" fo:padding="0.0382in" fo:border-left="none" fo:border-right="none" fo:border-top="none" fo:border-bottom="0.05pt solid #000000">
        <style:background-image/>
      </style:table-cell-properties>
    </style:style>
    <style:style style:name="Mathematicalfunctions.A50" style:family="table-cell">
      <style:table-cell-properties fo:background-color="#ffffff" fo:padding="0.0382in" fo:border-left="none" fo:border-right="none" fo:border-top="none" fo:border-bottom="0.05pt solid #000000">
        <style:background-image/>
      </style:table-cell-properties>
    </style:style>
    <style:style style:name="Mathematicalfunctions.B50" style:family="table-cell">
      <style:table-cell-properties fo:background-color="#ffffff" fo:padding="0.0382in" fo:border-left="none" fo:border-right="none" fo:border-top="none" fo:border-bottom="0.05pt solid #000000">
        <style:background-image/>
      </style:table-cell-properties>
    </style:style>
    <style:style style:name="Mathematicalfunctions.A51" style:family="table-cell">
      <style:table-cell-properties fo:background-color="#ffffff" fo:padding="0.0382in" fo:border-left="none" fo:border-right="none" fo:border-top="none" fo:border-bottom="0.05pt solid #000000">
        <style:background-image/>
      </style:table-cell-properties>
    </style:style>
    <style:style style:name="Mathematicalfunctions.B51" style:family="table-cell">
      <style:table-cell-properties fo:background-color="#ffffff" fo:padding="0.0382in" fo:border-left="none" fo:border-right="none" fo:border-top="none" fo:border-bottom="0.05pt solid #000000">
        <style:background-image/>
      </style:table-cell-properties>
    </style:style>
    <style:style style:name="Mathematicalfunctions.A52" style:family="table-cell">
      <style:table-cell-properties fo:background-color="#ffffff" fo:padding="0.0382in" fo:border-left="none" fo:border-right="none" fo:border-top="none" fo:border-bottom="0.05pt solid #000000">
        <style:background-image/>
      </style:table-cell-properties>
    </style:style>
    <style:style style:name="Mathematicalfunctions.B52" style:family="table-cell">
      <style:table-cell-properties fo:background-color="#ffffff" fo:padding="0.0382in" fo:border-left="none" fo:border-right="none" fo:border-top="none" fo:border-bottom="0.05pt solid #000000">
        <style:background-image/>
      </style:table-cell-properties>
    </style:style>
    <style:style style:name="Mathematicalfunctions.A53" style:family="table-cell">
      <style:table-cell-properties fo:background-color="#ffffff" fo:padding="0.0382in" fo:border-left="none" fo:border-right="none" fo:border-top="none" fo:border-bottom="0.05pt solid #000000">
        <style:background-image/>
      </style:table-cell-properties>
    </style:style>
    <style:style style:name="Mathematicalfunctions.B53" style:family="table-cell">
      <style:table-cell-properties fo:background-color="#ffffff" fo:padding="0.0382in" fo:border-left="none" fo:border-right="none" fo:border-top="none" fo:border-bottom="0.05pt solid #000000">
        <style:background-image/>
      </style:table-cell-properties>
    </style:style>
    <style:style style:name="Mathematicalfunctions.A54" style:family="table-cell">
      <style:table-cell-properties fo:background-color="#ffffff" fo:padding="0.0382in" fo:border-left="none" fo:border-right="none" fo:border-top="none" fo:border-bottom="0.05pt solid #000000">
        <style:background-image/>
      </style:table-cell-properties>
    </style:style>
    <style:style style:name="Mathematicalfunctions.B54" style:family="table-cell">
      <style:table-cell-properties fo:background-color="#ffffff" fo:padding="0.0382in" fo:border-left="none" fo:border-right="none" fo:border-top="none" fo:border-bottom="0.05pt solid #000000">
        <style:background-image/>
      </style:table-cell-properties>
    </style:style>
    <style:style style:name="Mathematicalfunctions.A55" style:family="table-cell">
      <style:table-cell-properties fo:background-color="#ffffff" fo:padding="0.0382in" fo:border-left="none" fo:border-right="none" fo:border-top="none" fo:border-bottom="0.05pt solid #000000">
        <style:background-image/>
      </style:table-cell-properties>
    </style:style>
    <style:style style:name="Mathematicalfunctions.B55" style:family="table-cell">
      <style:table-cell-properties fo:background-color="#ffffff" fo:padding="0.0382in" fo:border-left="none" fo:border-right="none" fo:border-top="none" fo:border-bottom="0.05pt solid #000000">
        <style:background-image/>
      </style:table-cell-properties>
    </style:style>
    <style:style style:name="Mathematicalfunctions.A56" style:family="table-cell">
      <style:table-cell-properties fo:background-color="#ffffff" fo:padding="0.0382in" fo:border-left="none" fo:border-right="none" fo:border-top="none" fo:border-bottom="0.05pt solid #000000">
        <style:background-image/>
      </style:table-cell-properties>
    </style:style>
    <style:style style:name="Mathematicalfunctions.B56" style:family="table-cell">
      <style:table-cell-properties fo:background-color="#ffffff" fo:padding="0.0382in" fo:border-left="none" fo:border-right="none" fo:border-top="none" fo:border-bottom="0.05pt solid #000000">
        <style:background-image/>
      </style:table-cell-properties>
    </style:style>
    <style:style style:name="Mathematicalfunctions.A57" style:family="table-cell">
      <style:table-cell-properties fo:background-color="#ffffff" fo:padding="0.0382in" fo:border-left="none" fo:border-right="none" fo:border-top="none" fo:border-bottom="0.05pt solid #000000">
        <style:background-image/>
      </style:table-cell-properties>
    </style:style>
    <style:style style:name="Mathematicalfunctions.B57" style:family="table-cell">
      <style:table-cell-properties fo:background-color="#ffffff" fo:padding="0.0382in" fo:border-left="none" fo:border-right="none" fo:border-top="none" fo:border-bottom="0.05pt solid #000000">
        <style:background-image/>
      </style:table-cell-properties>
    </style:style>
    <style:style style:name="Mathematicalfunctions.A58" style:family="table-cell">
      <style:table-cell-properties fo:background-color="#ffffff" fo:padding="0.0382in" fo:border-left="none" fo:border-right="none" fo:border-top="none" fo:border-bottom="0.05pt solid #000000">
        <style:background-image/>
      </style:table-cell-properties>
    </style:style>
    <style:style style:name="Mathematicalfunctions.B58" style:family="table-cell">
      <style:table-cell-properties fo:background-color="#ffffff" fo:padding="0.0382in" fo:border-left="none" fo:border-right="none" fo:border-top="none" fo:border-bottom="0.05pt solid #000000">
        <style:background-image/>
      </style:table-cell-properties>
    </style:style>
    <style:style style:name="Mathematicalfunctions.A59" style:family="table-cell">
      <style:table-cell-properties fo:background-color="#ffffff" fo:padding="0.0382in" fo:border-left="none" fo:border-right="none" fo:border-top="none" fo:border-bottom="0.05pt solid #000000">
        <style:background-image/>
      </style:table-cell-properties>
    </style:style>
    <style:style style:name="Mathematicalfunctions.B59" style:family="table-cell">
      <style:table-cell-properties fo:background-color="#ffffff" fo:padding="0.0382in" fo:border-left="none" fo:border-right="none" fo:border-top="none" fo:border-bottom="0.05pt solid #000000">
        <style:background-image/>
      </style:table-cell-properties>
    </style:style>
    <style:style style:name="Mathematicalfunctions.A60" style:family="table-cell">
      <style:table-cell-properties fo:background-color="#ffffff" fo:padding="0.0382in" fo:border-left="none" fo:border-right="none" fo:border-top="none" fo:border-bottom="0.05pt solid #000000">
        <style:background-image/>
      </style:table-cell-properties>
    </style:style>
    <style:style style:name="Mathematicalfunctions.B60" style:family="table-cell">
      <style:table-cell-properties fo:background-color="#ffffff" fo:padding="0.0382in" fo:border-left="none" fo:border-right="none" fo:border-top="none" fo:border-bottom="0.05pt solid #000000">
        <style:background-image/>
      </style:table-cell-properties>
    </style:style>
    <style:style style:name="Mathematicalfunctions.A61" style:family="table-cell">
      <style:table-cell-properties fo:background-color="#ffffff" fo:padding="0.0382in" fo:border-left="none" fo:border-right="none" fo:border-top="none" fo:border-bottom="0.05pt solid #000000">
        <style:background-image/>
      </style:table-cell-properties>
    </style:style>
    <style:style style:name="Mathematicalfunctions.B61" style:family="table-cell">
      <style:table-cell-properties fo:background-color="#ffffff" fo:padding="0.0382in" fo:border-left="none" fo:border-right="none" fo:border-top="none" fo:border-bottom="0.05pt solid #000000">
        <style:background-image/>
      </style:table-cell-properties>
    </style:style>
    <style:style style:name="Mathematicalfunctions.A62" style:family="table-cell">
      <style:table-cell-properties fo:background-color="#ffffff" fo:padding="0.0382in" fo:border-left="none" fo:border-right="none" fo:border-top="none" fo:border-bottom="0.05pt solid #000000">
        <style:background-image/>
      </style:table-cell-properties>
    </style:style>
    <style:style style:name="Mathematicalfunctions.B62" style:family="table-cell">
      <style:table-cell-properties fo:background-color="#ffffff" fo:padding="0.0382in" fo:border-left="none" fo:border-right="none" fo:border-top="none" fo:border-bottom="0.05pt solid #000000">
        <style:background-image/>
      </style:table-cell-properties>
    </style:style>
    <style:style style:name="Mathematicalfunctions.A63" style:family="table-cell">
      <style:table-cell-properties fo:background-color="#ffffff" fo:padding="0.0382in" fo:border-left="none" fo:border-right="none" fo:border-top="none" fo:border-bottom="0.05pt solid #000000">
        <style:background-image/>
      </style:table-cell-properties>
    </style:style>
    <style:style style:name="Mathematicalfunctions.B63" style:family="table-cell">
      <style:table-cell-properties fo:background-color="#ffffff" fo:padding="0.0382in" fo:border-left="none" fo:border-right="none" fo:border-top="none" fo:border-bottom="0.05pt solid #000000">
        <style:background-image/>
      </style:table-cell-properties>
    </style:style>
    <style:style style:name="Mathematicalfunctions.A64" style:family="table-cell">
      <style:table-cell-properties fo:background-color="#ffffff" fo:padding="0.0382in" fo:border-left="none" fo:border-right="none" fo:border-top="none" fo:border-bottom="0.05pt solid #000000">
        <style:background-image/>
      </style:table-cell-properties>
    </style:style>
    <style:style style:name="Mathematicalfunctions.B64" style:family="table-cell">
      <style:table-cell-properties fo:background-color="#ffffff" fo:padding="0.0382in" fo:border-left="none" fo:border-right="none" fo:border-top="none" fo:border-bottom="0.05pt solid #000000">
        <style:background-image/>
      </style:table-cell-properties>
    </style:style>
    <style:style style:name="Mathematicalfunctions.A65" style:family="table-cell">
      <style:table-cell-properties fo:background-color="#ffffff" fo:padding="0.0382in" fo:border-left="none" fo:border-right="none" fo:border-top="none" fo:border-bottom="0.05pt solid #000000">
        <style:background-image/>
      </style:table-cell-properties>
    </style:style>
    <style:style style:name="Mathematicalfunctions.B65" style:family="table-cell">
      <style:table-cell-properties fo:background-color="#ffffff" fo:padding="0.0382in" fo:border-left="none" fo:border-right="none" fo:border-top="none" fo:border-bottom="0.05pt solid #000000">
        <style:background-image/>
      </style:table-cell-properties>
    </style:style>
    <style:style style:name="Mathematicalfunctions.A66" style:family="table-cell">
      <style:table-cell-properties fo:background-color="#ffffff" fo:padding="0.0382in" fo:border-left="none" fo:border-right="none" fo:border-top="none" fo:border-bottom="0.05pt solid #000000">
        <style:background-image/>
      </style:table-cell-properties>
    </style:style>
    <style:style style:name="Mathematicalfunctions.B66" style:family="table-cell">
      <style:table-cell-properties fo:background-color="#ffffff" fo:padding="0.0382in" fo:border-left="none" fo:border-right="none" fo:border-top="none" fo:border-bottom="0.05pt solid #000000">
        <style:background-image/>
      </style:table-cell-properties>
    </style:style>
    <style:style style:name="Mathematicalfunctions.A67" style:family="table-cell">
      <style:table-cell-properties fo:background-color="#ffffff" fo:padding="0.0382in" fo:border-left="none" fo:border-right="none" fo:border-top="none" fo:border-bottom="0.05pt solid #000000">
        <style:background-image/>
      </style:table-cell-properties>
    </style:style>
    <style:style style:name="Mathematicalfunctions.B67" style:family="table-cell">
      <style:table-cell-properties fo:background-color="#ffffff" fo:padding="0.0382in" fo:border-left="none" fo:border-right="none" fo:border-top="none" fo:border-bottom="0.05pt solid #000000">
        <style:background-image/>
      </style:table-cell-properties>
    </style:style>
    <style:style style:name="Mathematicalfunctions.A68" style:family="table-cell">
      <style:table-cell-properties fo:background-color="#ffffff" fo:padding="0.0382in" fo:border-left="none" fo:border-right="none" fo:border-top="none" fo:border-bottom="0.05pt solid #000000">
        <style:background-image/>
      </style:table-cell-properties>
    </style:style>
    <style:style style:name="Mathematicalfunctions.B68" style:family="table-cell">
      <style:table-cell-properties fo:background-color="#ffffff" fo:padding="0.0382in" fo:border-left="none" fo:border-right="none" fo:border-top="none" fo:border-bottom="0.05pt solid #000000">
        <style:background-image/>
      </style:table-cell-properties>
    </style:style>
    <style:style style:name="Mathematicalfunctions.A69" style:family="table-cell">
      <style:table-cell-properties fo:background-color="#ffffff" fo:padding="0.0382in" fo:border-left="none" fo:border-right="none" fo:border-top="none" fo:border-bottom="0.05pt solid #000000">
        <style:background-image/>
      </style:table-cell-properties>
    </style:style>
    <style:style style:name="Mathematicalfunctions.B69" style:family="table-cell">
      <style:table-cell-properties fo:background-color="#ffffff" fo:padding="0.0382in" fo:border-left="none" fo:border-right="none" fo:border-top="none" fo:border-bottom="0.05pt solid #000000">
        <style:background-image/>
      </style:table-cell-properties>
    </style:style>
    <style:style style:name="Mathematicalfunctions.A70" style:family="table-cell">
      <style:table-cell-properties fo:background-color="#ffffff" fo:padding="0.0382in" fo:border-left="none" fo:border-right="none" fo:border-top="none" fo:border-bottom="0.05pt solid #000000">
        <style:background-image/>
      </style:table-cell-properties>
    </style:style>
    <style:style style:name="Mathematicalfunctions.B70" style:family="table-cell">
      <style:table-cell-properties fo:background-color="#ffffff" fo:padding="0.0382in" fo:border-left="none" fo:border-right="none" fo:border-top="none" fo:border-bottom="0.05pt solid #000000">
        <style:background-image/>
      </style:table-cell-properties>
    </style:style>
    <style:style style:name="Mathematicalfunctions.A71" style:family="table-cell">
      <style:table-cell-properties fo:background-color="#ffffff" fo:padding="0.0382in" fo:border-left="none" fo:border-right="none" fo:border-top="none" fo:border-bottom="0.05pt solid #000000">
        <style:background-image/>
      </style:table-cell-properties>
    </style:style>
    <style:style style:name="Mathematicalfunctions.B71" style:family="table-cell">
      <style:table-cell-properties fo:background-color="#ffffff" fo:padding="0.0382in" fo:border-left="none" fo:border-right="none" fo:border-top="none" fo:border-bottom="0.05pt solid #000000">
        <style:background-image/>
      </style:table-cell-properties>
    </style:style>
    <style:style style:name="Mathematicalfunctions.A72" style:family="table-cell">
      <style:table-cell-properties fo:background-color="#ffffff" fo:padding="0.0382in" fo:border-left="none" fo:border-right="none" fo:border-top="none" fo:border-bottom="0.05pt solid #000000">
        <style:background-image/>
      </style:table-cell-properties>
    </style:style>
    <style:style style:name="Mathematicalfunctions.B72" style:family="table-cell">
      <style:table-cell-properties fo:background-color="#ffffff" fo:padding="0.0382in" fo:border-left="none" fo:border-right="none" fo:border-top="none" fo:border-bottom="0.05pt solid #000000">
        <style:background-image/>
      </style:table-cell-properties>
    </style:style>
    <style:style style:name="Mathematicalfunctions.A73" style:family="table-cell">
      <style:table-cell-properties fo:background-color="#ffffff" fo:padding="0.0382in" fo:border-left="none" fo:border-right="none" fo:border-top="none" fo:border-bottom="0.05pt solid #000000">
        <style:background-image/>
      </style:table-cell-properties>
    </style:style>
    <style:style style:name="Mathematicalfunctions.B73" style:family="table-cell">
      <style:table-cell-properties fo:background-color="#ffffff" fo:padding="0.0382in" fo:border-left="none" fo:border-right="none" fo:border-top="none" fo:border-bottom="0.05pt solid #000000">
        <style:background-image/>
      </style:table-cell-properties>
    </style:style>
    <style:style style:name="Mathematicalfunctions.A74" style:family="table-cell">
      <style:table-cell-properties fo:background-color="#ffffff" fo:padding="0.0382in" fo:border-left="none" fo:border-right="none" fo:border-top="none" fo:border-bottom="0.05pt solid #000000">
        <style:background-image/>
      </style:table-cell-properties>
    </style:style>
    <style:style style:name="Mathematicalfunctions.B74" style:family="table-cell">
      <style:table-cell-properties fo:background-color="#ffffff" fo:padding="0.0382in" fo:border-left="none" fo:border-right="none" fo:border-top="none" fo:border-bottom="0.05pt solid #000000">
        <style:background-image/>
      </style:table-cell-properties>
    </style:style>
    <style:style style:name="Mathematicalfunctions.A75" style:family="table-cell">
      <style:table-cell-properties fo:background-color="#ffffff" fo:padding="0.0382in" fo:border-left="none" fo:border-right="none" fo:border-top="none" fo:border-bottom="0.05pt solid #000000">
        <style:background-image/>
      </style:table-cell-properties>
    </style:style>
    <style:style style:name="Mathematicalfunctions.B75" style:family="table-cell">
      <style:table-cell-properties fo:background-color="#ffffff" fo:padding="0.0382in" fo:border-left="none" fo:border-right="none" fo:border-top="none" fo:border-bottom="0.05pt solid #000000">
        <style:background-image/>
      </style:table-cell-properties>
    </style:style>
    <style:style style:name="Mathematicalfunctions.A76" style:family="table-cell">
      <style:table-cell-properties fo:background-color="#ffffff" fo:padding="0.0382in" fo:border-left="none" fo:border-right="none" fo:border-top="none" fo:border-bottom="0.05pt solid #000000">
        <style:background-image/>
      </style:table-cell-properties>
    </style:style>
    <style:style style:name="Mathematicalfunctions.B76" style:family="table-cell">
      <style:table-cell-properties fo:background-color="#ffffff" fo:padding="0.0382in" fo:border-left="none" fo:border-right="none" fo:border-top="none" fo:border-bottom="0.05pt solid #000000">
        <style:background-image/>
      </style:table-cell-properties>
    </style:style>
    <style:style style:name="Mathematicalfunctions.A77" style:family="table-cell">
      <style:table-cell-properties fo:background-color="#ffffff" fo:padding="0.0382in" fo:border-left="none" fo:border-right="none" fo:border-top="none" fo:border-bottom="0.05pt solid #000000">
        <style:background-image/>
      </style:table-cell-properties>
    </style:style>
    <style:style style:name="Mathematicalfunctions.B77" style:family="table-cell">
      <style:table-cell-properties fo:background-color="#ffffff" fo:padding="0.0382in" fo:border-left="none" fo:border-right="none" fo:border-top="none" fo:border-bottom="0.05pt solid #000000">
        <style:background-image/>
      </style:table-cell-properties>
    </style:style>
    <style:style style:name="Mathematicalfunctions.A78" style:family="table-cell">
      <style:table-cell-properties fo:background-color="#ffffff" fo:padding="0.0382in" fo:border-left="none" fo:border-right="none" fo:border-top="none" fo:border-bottom="0.05pt solid #000000">
        <style:background-image/>
      </style:table-cell-properties>
    </style:style>
    <style:style style:name="Mathematicalfunctions.B78" style:family="table-cell">
      <style:table-cell-properties fo:background-color="#ffffff" fo:padding="0.0382in" fo:border-left="none" fo:border-right="none" fo:border-top="none" fo:border-bottom="0.05pt solid #000000">
        <style:background-image/>
      </style:table-cell-properties>
    </style:style>
    <style:style style:name="Mathematicalfunctions.A79" style:family="table-cell">
      <style:table-cell-properties fo:background-color="#ffffff" fo:padding="0.0382in" fo:border-left="none" fo:border-right="none" fo:border-top="none" fo:border-bottom="0.05pt solid #000000">
        <style:background-image/>
      </style:table-cell-properties>
    </style:style>
    <style:style style:name="Mathematicalfunctions.B79" style:family="table-cell">
      <style:table-cell-properties fo:background-color="#ffffff" fo:padding="0.0382in" fo:border-left="none" fo:border-right="none" fo:border-top="none" fo:border-bottom="0.05pt solid #000000">
        <style:background-image/>
      </style:table-cell-properties>
    </style:style>
    <style:style style:name="Mathematicalfunctions.A80" style:family="table-cell">
      <style:table-cell-properties fo:background-color="#ffffff" fo:padding="0.0382in" fo:border-left="none" fo:border-right="none" fo:border-top="none" fo:border-bottom="0.05pt solid #000000">
        <style:background-image/>
      </style:table-cell-properties>
    </style:style>
    <style:style style:name="Mathematicalfunctions.B80" style:family="table-cell">
      <style:table-cell-properties fo:background-color="#ffffff" fo:padding="0.0382in" fo:border-left="none" fo:border-right="none" fo:border-top="none" fo:border-bottom="0.05pt solid #000000">
        <style:background-image/>
      </style:table-cell-properties>
    </style:style>
    <style:style style:name="Mathematicalfunctions.A81" style:family="table-cell">
      <style:table-cell-properties fo:background-color="#ffffff" fo:padding="0.0382in" fo:border-left="none" fo:border-right="none" fo:border-top="none" fo:border-bottom="0.05pt solid #000000">
        <style:background-image/>
      </style:table-cell-properties>
    </style:style>
    <style:style style:name="Mathematicalfunctions.B81" style:family="table-cell">
      <style:table-cell-properties fo:background-color="#ffffff" fo:padding="0.0382in" fo:border-left="none" fo:border-right="none" fo:border-top="none" fo:border-bottom="0.05pt solid #000000">
        <style:background-image/>
      </style:table-cell-properties>
    </style:style>
    <style:style style:name="Basiscalculation" style:family="table">
      <style:table-properties style:width="6.6931in" fo:margin-left="0in" fo:margin-right="0in" fo:margin-top="0in" fo:margin-bottom="0.1965in" table:align="margins" style:may-break-between-rows="false"/>
    </style:style>
    <style:style style:name="Basiscalculation.A" style:family="table-column">
      <style:table-column-properties style:column-width="1.175in" style:rel-column-width="11507*"/>
    </style:style>
    <style:style style:name="Basiscalculation.B" style:family="table-column">
      <style:table-column-properties style:column-width="5.5181in" style:rel-column-width="54028*"/>
    </style:style>
    <style:style style:name="Basiscalculation.1" style:family="table-row">
      <style:table-row-properties fo:background-color="#e6e6e6">
        <style:background-image/>
      </style:table-row-properties>
    </style:style>
    <style:style style:name="Basiscalculation.A1" style:family="table-cell">
      <style:table-cell-properties fo:background-color="#e6e6e6" fo:padding="0.0382in" fo:border-left="none" fo:border-right="none" fo:border-top="0.05pt solid #000000" fo:border-bottom="0.05pt solid #000000">
        <style:background-image/>
      </style:table-cell-properties>
    </style:style>
    <style:style style:name="Basiscalculation.2" style:family="table-row">
      <style:table-row-properties fo:background-color="#ffffff">
        <style:background-image/>
      </style:table-row-properties>
    </style:style>
    <style:style style:name="Basiscalculation.A2" style:family="table-cell">
      <style:table-cell-properties style:vertical-align="middle" fo:background-color="#ffffff" fo:padding="0.0382in" fo:border-left="none" fo:border-right="none" fo:border-top="none" fo:border-bottom="0.05pt solid #000000">
        <style:background-image/>
      </style:table-cell-properties>
    </style:style>
    <style:style style:name="Basiscalculation.B2" style:family="table-cell">
      <style:table-cell-properties fo:background-color="#ffffff" fo:padding="0.0382in" fo:border-left="none" fo:border-right="none" fo:border-top="none" fo:border-bottom="0.05pt solid #000000">
        <style:background-image/>
      </style:table-cell-properties>
    </style:style>
    <style:style style:name="Basiscalculation.A3" style:family="table-cell">
      <style:table-cell-properties fo:background-color="#ffffff" fo:padding="0.0382in" fo:border-left="none" fo:border-right="none" fo:border-top="none" fo:border-bottom="0.05pt solid #000000">
        <style:background-image/>
      </style:table-cell-properties>
    </style:style>
    <style:style style:name="Basiscalculation.B3" style:family="table-cell">
      <style:table-cell-properties fo:background-color="#ffffff" fo:padding="0.0382in" fo:border-left="none" fo:border-right="none" fo:border-top="none" fo:border-bottom="0.05pt solid #000000">
        <style:background-image/>
      </style:table-cell-properties>
    </style:style>
    <style:style style:name="Basiscalculation.A4" style:family="table-cell">
      <style:table-cell-properties fo:background-color="#ffffff" fo:padding="0.0382in" fo:border-left="none" fo:border-right="none" fo:border-top="none" fo:border-bottom="0.05pt solid #000000">
        <style:background-image/>
      </style:table-cell-properties>
    </style:style>
    <style:style style:name="Basiscalculation.B4" style:family="table-cell">
      <style:table-cell-properties fo:background-color="#ffffff" fo:padding="0.0382in" fo:border-left="none" fo:border-right="none" fo:border-top="none" fo:border-bottom="0.05pt solid #000000">
        <style:background-image/>
      </style:table-cell-properties>
    </style:style>
    <style:style style:name="Basiscalculation.A5" style:family="table-cell">
      <style:table-cell-properties fo:background-color="#ffffff" fo:padding="0.0382in" fo:border-left="none" fo:border-right="none" fo:border-top="none" fo:border-bottom="0.05pt solid #000000">
        <style:background-image/>
      </style:table-cell-properties>
    </style:style>
    <style:style style:name="Basiscalculation.B5" style:family="table-cell">
      <style:table-cell-properties fo:background-color="#ffffff" fo:padding="0.0382in" fo:border-left="none" fo:border-right="none" fo:border-top="none" fo:border-bottom="0.05pt solid #000000">
        <style:background-image/>
      </style:table-cell-properties>
    </style:style>
    <style:style style:name="Basiscalculation.A6" style:family="table-cell">
      <style:table-cell-properties fo:background-color="#ffffff" fo:padding="0.0382in" fo:border-left="none" fo:border-right="none" fo:border-top="none" fo:border-bottom="0.05pt solid #000000">
        <style:background-image/>
      </style:table-cell-properties>
    </style:style>
    <style:style style:name="Basiscalculation.B6" style:family="table-cell">
      <style:table-cell-properties fo:background-color="#ffffff" fo:padding="0.0382in" fo:border-left="none" fo:border-right="none" fo:border-top="none" fo:border-bottom="0.05pt solid #000000">
        <style:background-image/>
      </style:table-cell-properties>
    </style:style>
    <style:style style:name="Financialanalysisfunctions" style:family="table">
      <style:table-properties style:width="6.6889in" fo:margin-left="0in" fo:margin-right="0.0042in" fo:margin-top="0in" fo:margin-bottom="0.3938in" table:align="margins" fo:keep-with-next="auto"/>
    </style:style>
    <style:style style:name="Financialanalysisfunctions.A" style:family="table-column">
      <style:table-column-properties style:column-width="2.5in" style:rel-column-width="24492*"/>
    </style:style>
    <style:style style:name="Financialanalysisfunctions.B" style:family="table-column">
      <style:table-column-properties style:column-width="4.1889in" style:rel-column-width="41043*"/>
    </style:style>
    <style:style style:name="Financialanalysisfunctions.1" style:family="table-row">
      <style:table-row-properties fo:background-color="#e6e6e6" fo:keep-together="always">
        <style:background-image/>
      </style:table-row-properties>
    </style:style>
    <style:style style:name="Financialanalysisfunctions.A1" style:family="table-cell">
      <style:table-cell-properties fo:background-color="#e6e6e6" fo:padding="0.0382in" fo:border-left="none" fo:border-right="none" fo:border-top="0.05pt solid #000000" fo:border-bottom="0.05pt solid #000000">
        <style:background-image/>
      </style:table-cell-properties>
    </style:style>
    <style:style style:name="Financialanalysisfunctions.2" style:family="table-row">
      <style:table-row-properties fo:background-color="#ffffff" fo:keep-together="always">
        <style:background-image/>
      </style:table-row-properties>
    </style:style>
    <style:style style:name="Financialanalysis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Financialanalysisfunctions.B2" style:family="table-cell">
      <style:table-cell-properties fo:background-color="#ffffff" fo:padding="0.0382in" fo:border-left="none" fo:border-right="none" fo:border-top="none" fo:border-bottom="0.05pt solid #000000">
        <style:background-image/>
      </style:table-cell-properties>
    </style:style>
    <style:style style:name="Financialanalysisfunctions.B3" style:family="table-cell">
      <style:table-cell-properties fo:background-color="#ffffff" fo:padding="0.0382in" fo:border-left="none" fo:border-right="none" fo:border-top="none" fo:border-bottom="0.05pt solid #000000">
        <style:background-image/>
      </style:table-cell-properties>
    </style:style>
    <style:style style:name="Financialanalysisfunctions.B4" style:family="table-cell">
      <style:table-cell-properties fo:background-color="#ffffff" fo:padding="0.0382in" fo:border-left="none" fo:border-right="none" fo:border-top="none" fo:border-bottom="0.05pt solid #000000">
        <style:background-image/>
      </style:table-cell-properties>
    </style:style>
    <style:style style:name="Financialanalysisfunctions.B5" style:family="table-cell">
      <style:table-cell-properties fo:background-color="#ffffff" fo:padding="0.0382in" fo:border-left="none" fo:border-right="none" fo:border-top="none" fo:border-bottom="0.05pt solid #000000">
        <style:background-image/>
      </style:table-cell-properties>
    </style:style>
    <style:style style:name="Financialanalysisfunctions.B6" style:family="table-cell">
      <style:table-cell-properties fo:background-color="#ffffff" fo:padding="0.0382in" fo:border-left="none" fo:border-right="none" fo:border-top="none" fo:border-bottom="0.05pt solid #000000">
        <style:background-image/>
      </style:table-cell-properties>
    </style:style>
    <style:style style:name="Financialanalysisfunctions.B7" style:family="table-cell">
      <style:table-cell-properties fo:background-color="#ffffff" fo:padding="0.0382in" fo:border-left="none" fo:border-right="none" fo:border-top="none" fo:border-bottom="0.05pt solid #000000">
        <style:background-image/>
      </style:table-cell-properties>
    </style:style>
    <style:style style:name="Financialanalysisfunctions.B8" style:family="table-cell">
      <style:table-cell-properties fo:background-color="#ffffff" fo:padding="0.0382in" fo:border-left="none" fo:border-right="none" fo:border-top="none" fo:border-bottom="0.05pt solid #000000">
        <style:background-image/>
      </style:table-cell-properties>
    </style:style>
    <style:style style:name="Financialanalysisfunctions.B9" style:family="table-cell">
      <style:table-cell-properties fo:background-color="#ffffff" fo:padding="0.0382in" fo:border-left="none" fo:border-right="none" fo:border-top="none" fo:border-bottom="0.05pt solid #000000">
        <style:background-image/>
      </style:table-cell-properties>
    </style:style>
    <style:style style:name="Financialanalysisfunctions.B10" style:family="table-cell">
      <style:table-cell-properties fo:background-color="#ffffff" fo:padding="0.0382in" fo:border-left="none" fo:border-right="none" fo:border-top="none" fo:border-bottom="0.05pt solid #000000">
        <style:background-image/>
      </style:table-cell-properties>
    </style:style>
    <style:style style:name="Financialanalysisfunctions.B11" style:family="table-cell">
      <style:table-cell-properties fo:background-color="#ffffff" fo:padding="0.0382in" fo:border-left="none" fo:border-right="none" fo:border-top="none" fo:border-bottom="0.05pt solid #000000">
        <style:background-image/>
      </style:table-cell-properties>
    </style:style>
    <style:style style:name="Financialanalysisfunctions.B12" style:family="table-cell">
      <style:table-cell-properties fo:background-color="#ffffff" fo:padding="0.0382in" fo:border-left="none" fo:border-right="none" fo:border-top="none" fo:border-bottom="0.05pt solid #000000">
        <style:background-image/>
      </style:table-cell-properties>
    </style:style>
    <style:style style:name="Financialanalysisfunctions.B13" style:family="table-cell">
      <style:table-cell-properties fo:background-color="#ffffff" fo:padding="0.0382in" fo:border-left="none" fo:border-right="none" fo:border-top="none" fo:border-bottom="0.05pt solid #000000">
        <style:background-image/>
      </style:table-cell-properties>
    </style:style>
    <style:style style:name="Financialanalysisfunctions.B14" style:family="table-cell">
      <style:table-cell-properties fo:background-color="#ffffff" fo:padding="0.0382in" fo:border-left="none" fo:border-right="none" fo:border-top="none" fo:border-bottom="0.05pt solid #000000">
        <style:background-image/>
      </style:table-cell-properties>
    </style:style>
    <style:style style:name="Financialanalysisfunctions.B15" style:family="table-cell">
      <style:table-cell-properties fo:background-color="#ffffff" fo:padding="0.0382in" fo:border-left="none" fo:border-right="none" fo:border-top="none" fo:border-bottom="0.05pt solid #000000">
        <style:background-image/>
      </style:table-cell-properties>
    </style:style>
    <style:style style:name="Financialanalysisfunctions.B16" style:family="table-cell">
      <style:table-cell-properties fo:background-color="#ffffff" fo:padding="0.0382in" fo:border-left="none" fo:border-right="none" fo:border-top="none" fo:border-bottom="0.05pt solid #000000">
        <style:background-image/>
      </style:table-cell-properties>
    </style:style>
    <style:style style:name="Financialanalysisfunctions.B17" style:family="table-cell">
      <style:table-cell-properties fo:background-color="#ffffff" fo:padding="0.0382in" fo:border-left="none" fo:border-right="none" fo:border-top="none" fo:border-bottom="0.05pt solid #000000">
        <style:background-image/>
      </style:table-cell-properties>
    </style:style>
    <style:style style:name="Financialanalysisfunctions.B18" style:family="table-cell">
      <style:table-cell-properties fo:background-color="#ffffff" fo:padding="0.0382in" fo:border-left="none" fo:border-right="none" fo:border-top="none" fo:border-bottom="0.05pt solid #000000">
        <style:background-image/>
      </style:table-cell-properties>
    </style:style>
    <style:style style:name="Financialanalysisfunctions.B19" style:family="table-cell">
      <style:table-cell-properties fo:background-color="#ffffff" fo:padding="0.0382in" fo:border-left="none" fo:border-right="none" fo:border-top="none" fo:border-bottom="0.05pt solid #000000">
        <style:background-image/>
      </style:table-cell-properties>
    </style:style>
    <style:style style:name="Financialanalysisfunctions.B20" style:family="table-cell">
      <style:table-cell-properties fo:background-color="#ffffff" fo:padding="0.0382in" fo:border-left="none" fo:border-right="none" fo:border-top="none" fo:border-bottom="0.05pt solid #000000">
        <style:background-image/>
      </style:table-cell-properties>
    </style:style>
    <style:style style:name="Financialanalysisfunctions.B21" style:family="table-cell">
      <style:table-cell-properties fo:background-color="#ffffff" fo:padding="0.0382in" fo:border-left="none" fo:border-right="none" fo:border-top="none" fo:border-bottom="0.05pt solid #000000">
        <style:background-image/>
      </style:table-cell-properties>
    </style:style>
    <style:style style:name="Financialanalysisfunctions.B22" style:family="table-cell">
      <style:table-cell-properties fo:background-color="#ffffff" fo:padding="0.0382in" fo:border-left="none" fo:border-right="none" fo:border-top="none" fo:border-bottom="0.05pt solid #000000">
        <style:background-image/>
      </style:table-cell-properties>
    </style:style>
    <style:style style:name="Financialanalysisfunctions.B23" style:family="table-cell">
      <style:table-cell-properties fo:background-color="#ffffff" fo:padding="0.0382in" fo:border-left="none" fo:border-right="none" fo:border-top="none" fo:border-bottom="0.05pt solid #000000">
        <style:background-image/>
      </style:table-cell-properties>
    </style:style>
    <style:style style:name="Financialanalysisfunctions.B24" style:family="table-cell">
      <style:table-cell-properties fo:background-color="#ffffff" fo:padding="0.0382in" fo:border-left="none" fo:border-right="none" fo:border-top="none" fo:border-bottom="0.05pt solid #000000">
        <style:background-image/>
      </style:table-cell-properties>
    </style:style>
    <style:style style:name="Financialanalysisfunctions.B25" style:family="table-cell">
      <style:table-cell-properties fo:background-color="#ffffff" fo:padding="0.0382in" fo:border-left="none" fo:border-right="none" fo:border-top="none" fo:border-bottom="0.05pt solid #000000">
        <style:background-image/>
      </style:table-cell-properties>
    </style:style>
    <style:style style:name="Financialanalysisfunctions.B26" style:family="table-cell">
      <style:table-cell-properties fo:background-color="#ffffff" fo:padding="0.0382in" fo:border-left="none" fo:border-right="none" fo:border-top="none" fo:border-bottom="0.05pt solid #000000">
        <style:background-image/>
      </style:table-cell-properties>
    </style:style>
    <style:style style:name="Financialanalysisfunctions.B27" style:family="table-cell">
      <style:table-cell-properties fo:background-color="#ffffff" fo:padding="0.0382in" fo:border-left="none" fo:border-right="none" fo:border-top="none" fo:border-bottom="0.05pt solid #000000">
        <style:background-image/>
      </style:table-cell-properties>
    </style:style>
    <style:style style:name="Financialanalysisfunctions.B28" style:family="table-cell">
      <style:table-cell-properties fo:background-color="#ffffff" fo:padding="0.0382in" fo:border-left="none" fo:border-right="none" fo:border-top="none" fo:border-bottom="0.05pt solid #000000">
        <style:background-image/>
      </style:table-cell-properties>
    </style:style>
    <style:style style:name="Financialanalysisfunctions.B29" style:family="table-cell">
      <style:table-cell-properties fo:background-color="#ffffff" fo:padding="0.0382in" fo:border-left="none" fo:border-right="none" fo:border-top="none" fo:border-bottom="0.05pt solid #000000">
        <style:background-image/>
      </style:table-cell-properties>
    </style:style>
    <style:style style:name="Financialanalysisfunctions.B30" style:family="table-cell">
      <style:table-cell-properties fo:background-color="#ffffff" fo:padding="0.0382in" fo:border-left="none" fo:border-right="none" fo:border-top="none" fo:border-bottom="0.05pt solid #000000">
        <style:background-image/>
      </style:table-cell-properties>
    </style:style>
    <style:style style:name="Financialanalysisfunctions.B31" style:family="table-cell">
      <style:table-cell-properties fo:background-color="#ffffff" fo:padding="0.0382in" fo:border-left="none" fo:border-right="none" fo:border-top="none" fo:border-bottom="0.05pt solid #000000">
        <style:background-image/>
      </style:table-cell-properties>
    </style:style>
    <style:style style:name="Financialanalysisfunctions.B32" style:family="table-cell">
      <style:table-cell-properties fo:background-color="#ffffff" fo:padding="0.0382in" fo:border-left="none" fo:border-right="none" fo:border-top="none" fo:border-bottom="0.05pt solid #000000">
        <style:background-image/>
      </style:table-cell-properties>
    </style:style>
    <style:style style:name="Financialanalysisfunctions.B33" style:family="table-cell">
      <style:table-cell-properties fo:background-color="#ffffff" fo:padding="0.0382in" fo:border-left="none" fo:border-right="none" fo:border-top="none" fo:border-bottom="0.05pt solid #000000">
        <style:background-image/>
      </style:table-cell-properties>
    </style:style>
    <style:style style:name="Financialanalysisfunctions.B34" style:family="table-cell">
      <style:table-cell-properties fo:background-color="#ffffff" fo:padding="0.0382in" fo:border-left="none" fo:border-right="none" fo:border-top="none" fo:border-bottom="0.05pt solid #000000">
        <style:background-image/>
      </style:table-cell-properties>
    </style:style>
    <style:style style:name="Financialanalysisfunctions.B35" style:family="table-cell">
      <style:table-cell-properties fo:background-color="#ffffff" fo:padding="0.0382in" fo:border-left="none" fo:border-right="none" fo:border-top="none" fo:border-bottom="0.05pt solid #000000">
        <style:background-image/>
      </style:table-cell-properties>
    </style:style>
    <style:style style:name="Financialanalysisfunctions.B36" style:family="table-cell">
      <style:table-cell-properties fo:background-color="#ffffff" fo:padding="0.0382in" fo:border-left="none" fo:border-right="none" fo:border-top="none" fo:border-bottom="0.05pt solid #000000">
        <style:background-image/>
      </style:table-cell-properties>
    </style:style>
    <style:style style:name="Financialanalysisfunctions.B37" style:family="table-cell">
      <style:table-cell-properties fo:background-color="#ffffff" fo:padding="0.0382in" fo:border-left="none" fo:border-right="none" fo:border-top="none" fo:border-bottom="0.05pt solid #000000">
        <style:background-image/>
      </style:table-cell-properties>
    </style:style>
    <style:style style:name="Financialanalysisfunctions.B38" style:family="table-cell">
      <style:table-cell-properties fo:background-color="#ffffff" fo:padding="0.0382in" fo:border-left="none" fo:border-right="none" fo:border-top="none" fo:border-bottom="0.05pt solid #000000">
        <style:background-image/>
      </style:table-cell-properties>
    </style:style>
    <style:style style:name="Financialanalysisfunctions.B39" style:family="table-cell">
      <style:table-cell-properties fo:background-color="#ffffff" fo:padding="0.0382in" fo:border-left="none" fo:border-right="none" fo:border-top="none" fo:border-bottom="0.05pt solid #000000">
        <style:background-image/>
      </style:table-cell-properties>
    </style:style>
    <style:style style:name="Financialanalysisfunctions.B40" style:family="table-cell">
      <style:table-cell-properties fo:background-color="#ffffff" fo:padding="0.0382in" fo:border-left="none" fo:border-right="none" fo:border-top="none" fo:border-bottom="0.05pt solid #000000">
        <style:background-image/>
      </style:table-cell-properties>
    </style:style>
    <style:style style:name="Financialanalysisfunctions.B41" style:family="table-cell">
      <style:table-cell-properties fo:background-color="#ffffff" fo:padding="0.0382in" fo:border-left="none" fo:border-right="none" fo:border-top="none" fo:border-bottom="0.05pt solid #000000">
        <style:background-image/>
      </style:table-cell-properties>
    </style:style>
    <style:style style:name="Financialanalysisfunctions.B42" style:family="table-cell">
      <style:table-cell-properties fo:background-color="#ffffff" fo:padding="0.0382in" fo:border-left="none" fo:border-right="none" fo:border-top="none" fo:border-bottom="0.05pt solid #000000">
        <style:background-image/>
      </style:table-cell-properties>
    </style:style>
    <style:style style:name="Financialanalysisfunctions.B43" style:family="table-cell">
      <style:table-cell-properties fo:background-color="#ffffff" fo:padding="0.0382in" fo:border-left="none" fo:border-right="none" fo:border-top="none" fo:border-bottom="0.05pt solid #000000">
        <style:background-image/>
      </style:table-cell-properties>
    </style:style>
    <style:style style:name="Financialanalysisfunctions.B44" style:family="table-cell">
      <style:table-cell-properties fo:background-color="#ffffff" fo:padding="0.0382in" fo:border-left="none" fo:border-right="none" fo:border-top="none" fo:border-bottom="0.05pt solid #000000">
        <style:background-image/>
      </style:table-cell-properties>
    </style:style>
    <style:style style:name="Financialanalysisfunctions.B45" style:family="table-cell">
      <style:table-cell-properties fo:background-color="#ffffff" fo:padding="0.0382in" fo:border-left="none" fo:border-right="none" fo:border-top="none" fo:border-bottom="0.05pt solid #000000">
        <style:background-image/>
      </style:table-cell-properties>
    </style:style>
    <style:style style:name="Financialanalysisfunctions.B46" style:family="table-cell">
      <style:table-cell-properties fo:background-color="#ffffff" fo:padding="0.0382in" fo:border-left="none" fo:border-right="none" fo:border-top="none" fo:border-bottom="0.05pt solid #000000">
        <style:background-image/>
      </style:table-cell-properties>
    </style:style>
    <style:style style:name="Financialanalysisfunctions.B47" style:family="table-cell">
      <style:table-cell-properties fo:background-color="#ffffff" fo:padding="0.0382in" fo:border-left="none" fo:border-right="none" fo:border-top="none" fo:border-bottom="0.05pt solid #000000">
        <style:background-image/>
      </style:table-cell-properties>
    </style:style>
    <style:style style:name="Financialanalysisfunctions.B48" style:family="table-cell">
      <style:table-cell-properties fo:background-color="#ffffff" fo:padding="0.0382in" fo:border-left="none" fo:border-right="none" fo:border-top="none" fo:border-bottom="0.05pt solid #000000">
        <style:background-image/>
      </style:table-cell-properties>
    </style:style>
    <style:style style:name="Financialanalysisfunctions.B49" style:family="table-cell">
      <style:table-cell-properties fo:background-color="#ffffff" fo:padding="0.0382in" fo:border-left="none" fo:border-right="none" fo:border-top="none" fo:border-bottom="0.05pt solid #000000">
        <style:background-image/>
      </style:table-cell-properties>
    </style:style>
    <style:style style:name="Financialanalysisfunctions.B50" style:family="table-cell">
      <style:table-cell-properties fo:background-color="#ffffff" fo:padding="0.0382in" fo:border-left="none" fo:border-right="none" fo:border-top="none" fo:border-bottom="0.05pt solid #000000">
        <style:background-image/>
      </style:table-cell-properties>
    </style:style>
    <style:style style:name="Financialanalysisfunctions.B51" style:family="table-cell">
      <style:table-cell-properties fo:background-color="#ffffff" fo:padding="0.0382in" fo:border-left="none" fo:border-right="none" fo:border-top="none" fo:border-bottom="0.05pt solid #000000">
        <style:background-image/>
      </style:table-cell-properties>
    </style:style>
    <style:style style:name="Financialanalysisfunctions.B52" style:family="table-cell">
      <style:table-cell-properties fo:background-color="#ffffff" fo:padding="0.0382in" fo:border-left="none" fo:border-right="none" fo:border-top="none" fo:border-bottom="0.05pt solid #000000">
        <style:background-image/>
      </style:table-cell-properties>
    </style:style>
    <style:style style:name="Financialanalysisfunctions.B53" style:family="table-cell">
      <style:table-cell-properties fo:background-color="#ffffff" fo:padding="0.0382in" fo:border-left="none" fo:border-right="none" fo:border-top="none" fo:border-bottom="0.05pt solid #000000">
        <style:background-image/>
      </style:table-cell-properties>
    </style:style>
    <style:style style:name="Financialanalysisfunctions.B54" style:family="table-cell">
      <style:table-cell-properties fo:background-color="#ffffff" fo:padding="0.0382in" fo:border-left="none" fo:border-right="none" fo:border-top="none" fo:border-bottom="0.05pt solid #000000">
        <style:background-image/>
      </style:table-cell-properties>
    </style:style>
    <style:style style:name="Financialanalysisfunctions.B55" style:family="table-cell">
      <style:table-cell-properties fo:background-color="#ffffff" fo:padding="0.0382in" fo:border-left="none" fo:border-right="none" fo:border-top="none" fo:border-bottom="0.05pt solid #000000">
        <style:background-image/>
      </style:table-cell-properties>
    </style:style>
    <style:style style:name="Financialanalysisfunctions.B56" style:family="table-cell">
      <style:table-cell-properties fo:background-color="#ffffff" fo:padding="0.0382in" fo:border-left="none" fo:border-right="none" fo:border-top="none" fo:border-bottom="0.05pt solid #000000">
        <style:background-image/>
      </style:table-cell-properties>
    </style:style>
    <style:style style:name="Financialanalysisfunctions.B57" style:family="table-cell">
      <style:table-cell-properties fo:background-color="#ffffff" fo:padding="0.0382in" fo:border-left="none" fo:border-right="none" fo:border-top="none" fo:border-bottom="0.05pt solid #000000">
        <style:background-image/>
      </style:table-cell-properties>
    </style:style>
    <style:style style:name="Financialanalysisfunctions.B58" style:family="table-cell">
      <style:table-cell-properties fo:background-color="#ffffff" fo:padding="0.0382in" fo:border-left="none" fo:border-right="none" fo:border-top="none" fo:border-bottom="0.05pt solid #000000">
        <style:background-image/>
      </style:table-cell-properties>
    </style:style>
    <style:style style:name="Financialanalysisfunctions.B59" style:family="table-cell">
      <style:table-cell-properties fo:background-color="#ffffff" fo:padding="0.0382in" fo:border-left="none" fo:border-right="none" fo:border-top="none" fo:border-bottom="0.05pt solid #000000">
        <style:background-image/>
      </style:table-cell-properties>
    </style:style>
    <style:style style:name="Financialanalysisfunctions.B60" style:family="table-cell">
      <style:table-cell-properties fo:background-color="#ffffff" fo:padding="0.0382in" fo:border-left="none" fo:border-right="none" fo:border-top="none" fo:border-bottom="0.05pt solid #000000">
        <style:background-image/>
      </style:table-cell-properties>
    </style:style>
    <style:style style:name="Financialanalysisfunctions.A61" style:family="table-cell">
      <style:table-cell-properties fo:background-color="#ffffff" fo:padding="0.0382in" fo:border-left="none" fo:border-right="none" fo:border-top="none" fo:border-bottom="0.05pt solid #000000">
        <style:background-image/>
      </style:table-cell-properties>
    </style:style>
    <style:style style:name="Financialanalysisfunctions.B61" style:family="table-cell">
      <style:table-cell-properties fo:background-color="#ffffff" fo:padding="0.0382in" fo:border-left="none" fo:border-right="none" fo:border-top="none" fo:border-bottom="0.05pt solid #000000">
        <style:background-image/>
      </style:table-cell-properties>
    </style:style>
    <style:style style:name="Financialanalysisfunctions.A62" style:family="table-cell">
      <style:table-cell-properties fo:background-color="#ffffff" fo:padding="0.0382in" fo:border-left="none" fo:border-right="none" fo:border-top="none" fo:border-bottom="0.05pt solid #000000">
        <style:background-image/>
      </style:table-cell-properties>
    </style:style>
    <style:style style:name="Financialanalysisfunctions.B62" style:family="table-cell">
      <style:table-cell-properties fo:background-color="#ffffff" fo:padding="0.0382in" fo:border-left="none" fo:border-right="none" fo:border-top="none" fo:border-bottom="0.05pt solid #000000">
        <style:background-image/>
      </style:table-cell-properties>
    </style:style>
    <style:style style:name="Financialanalysisfunctions.A63" style:family="table-cell">
      <style:table-cell-properties fo:background-color="#ffffff" fo:padding="0.0382in" fo:border-left="none" fo:border-right="none" fo:border-top="none" fo:border-bottom="0.05pt solid #000000">
        <style:background-image/>
      </style:table-cell-properties>
    </style:style>
    <style:style style:name="Financialanalysisfunctions.B63" style:family="table-cell">
      <style:table-cell-properties fo:background-color="#ffffff" fo:padding="0.0382in" fo:border-left="none" fo:border-right="none" fo:border-top="none" fo:border-bottom="0.05pt solid #000000">
        <style:background-image/>
      </style:table-cell-properties>
    </style:style>
    <style:style style:name="Financialanalysisfunctions.A64" style:family="table-cell">
      <style:table-cell-properties fo:background-color="#ffffff" fo:padding="0.0382in" fo:border-left="none" fo:border-right="none" fo:border-top="none" fo:border-bottom="0.05pt solid #000000">
        <style:background-image/>
      </style:table-cell-properties>
    </style:style>
    <style:style style:name="Financialanalysisfunctions.B64" style:family="table-cell">
      <style:table-cell-properties fo:background-color="#ffffff" fo:padding="0.0382in" fo:border-left="none" fo:border-right="none" fo:border-top="none" fo:border-bottom="0.05pt solid #000000">
        <style:background-image/>
      </style:table-cell-properties>
    </style:style>
    <style:style style:name="Statisticalanalysisfunctions" style:family="table">
      <style:table-properties style:width="6.6931in" fo:margin-left="0in" fo:margin-right="0in" fo:margin-top="0in" fo:margin-bottom="0.3938in" table:align="margins" fo:keep-with-next="auto"/>
    </style:style>
    <style:style style:name="Statisticalanalysisfunctions.A" style:family="table-column">
      <style:table-column-properties style:column-width="2.4653in" style:rel-column-width="24137*"/>
    </style:style>
    <style:style style:name="Statisticalanalysisfunctions.B" style:family="table-column">
      <style:table-column-properties style:column-width="4.2278in" style:rel-column-width="41398*"/>
    </style:style>
    <style:style style:name="Statisticalanalysisfunctions.1" style:family="table-row">
      <style:table-row-properties fo:background-color="#e6e6e6" fo:keep-together="always">
        <style:background-image/>
      </style:table-row-properties>
    </style:style>
    <style:style style:name="Statisticalanalysisfunctions.A1" style:family="table-cell">
      <style:table-cell-properties fo:background-color="#e6e6e6" fo:padding="0.0382in" fo:border-left="none" fo:border-right="none" fo:border-top="0.05pt solid #000000" fo:border-bottom="0.05pt solid #000000">
        <style:background-image/>
      </style:table-cell-properties>
    </style:style>
    <style:style style:name="Statisticalanalysisfunctions.2" style:family="table-row">
      <style:table-row-properties fo:background-color="#ffffff" fo:keep-together="always">
        <style:background-image/>
      </style:table-row-properties>
    </style:style>
    <style:style style:name="Statisticalanalysis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Statisticalanalysisfunctions.B2" style:family="table-cell">
      <style:table-cell-properties fo:background-color="#ffffff" fo:padding="0.0382in" fo:border-left="none" fo:border-right="none" fo:border-top="none" fo:border-bottom="0.05pt solid #000000">
        <style:background-image/>
      </style:table-cell-properties>
    </style:style>
    <style:style style:name="Statisticalanalysisfunctions.B3" style:family="table-cell">
      <style:table-cell-properties fo:background-color="#ffffff" fo:padding="0.0382in" fo:border-left="none" fo:border-right="none" fo:border-top="none" fo:border-bottom="0.05pt solid #000000">
        <style:background-image/>
      </style:table-cell-properties>
    </style:style>
    <style:style style:name="Statisticalanalysisfunctions.B4" style:family="table-cell">
      <style:table-cell-properties fo:background-color="#ffffff" fo:padding="0.0382in" fo:border-left="none" fo:border-right="none" fo:border-top="none" fo:border-bottom="0.05pt solid #000000">
        <style:background-image/>
      </style:table-cell-properties>
    </style:style>
    <style:style style:name="Statisticalanalysisfunctions.B5" style:family="table-cell">
      <style:table-cell-properties fo:background-color="#ffffff" fo:padding="0.0382in" fo:border-left="none" fo:border-right="none" fo:border-top="none" fo:border-bottom="0.05pt solid #000000">
        <style:background-image/>
      </style:table-cell-properties>
    </style:style>
    <style:style style:name="Statisticalanalysisfunctions.B6" style:family="table-cell">
      <style:table-cell-properties fo:background-color="#ffffff" fo:padding="0.0382in" fo:border-left="none" fo:border-right="none" fo:border-top="none" fo:border-bottom="0.05pt solid #000000">
        <style:background-image/>
      </style:table-cell-properties>
    </style:style>
    <style:style style:name="Statisticalanalysisfunctions.B7" style:family="table-cell">
      <style:table-cell-properties fo:background-color="#ffffff" fo:padding="0.0382in" fo:border-left="none" fo:border-right="none" fo:border-top="none" fo:border-bottom="0.05pt solid #000000">
        <style:background-image/>
      </style:table-cell-properties>
    </style:style>
    <style:style style:name="Statisticalanalysisfunctions.B8" style:family="table-cell">
      <style:table-cell-properties fo:background-color="#ffffff" fo:padding="0.0382in" fo:border-left="none" fo:border-right="none" fo:border-top="none" fo:border-bottom="0.05pt solid #000000">
        <style:background-image/>
      </style:table-cell-properties>
    </style:style>
    <style:style style:name="Statisticalanalysisfunctions.B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9" style:family="table-cell">
      <style:table-cell-properties fo:background-color="#ffffff" fo:padding="0.0382in" fo:border-left="none" fo:border-right="none" fo:border-top="none" fo:border-bottom="0.05pt solid #000000">
        <style:background-image/>
      </style:table-cell-properties>
    </style:style>
    <style:style style:name="Statisticalanalysisfunctions.B20" style:family="table-cell">
      <style:table-cell-properties fo:background-color="#ffffff" fo:padding="0.0382in" fo:border-left="none" fo:border-right="none" fo:border-top="none" fo:border-bottom="0.05pt solid #000000">
        <style:background-image/>
      </style:table-cell-properties>
    </style:style>
    <style:style style:name="Statisticalanalysisfunctions.B21" style:family="table-cell">
      <style:table-cell-properties fo:background-color="#ffffff" fo:padding="0.0382in" fo:border-left="none" fo:border-right="none" fo:border-top="none" fo:border-bottom="0.05pt solid #000000">
        <style:background-image/>
      </style:table-cell-properties>
    </style:style>
    <style:style style:name="Statisticalanalysisfunctions.B22" style:family="table-cell">
      <style:table-cell-properties fo:background-color="#ffffff" fo:padding="0.0382in" fo:border-left="none" fo:border-right="none" fo:border-top="none" fo:border-bottom="0.05pt solid #000000">
        <style:background-image/>
      </style:table-cell-properties>
    </style:style>
    <style:style style:name="Statisticalanalysisfunctions.B23" style:family="table-cell">
      <style:table-cell-properties fo:background-color="#ffffff" fo:padding="0.0382in" fo:border-left="none" fo:border-right="none" fo:border-top="none" fo:border-bottom="0.05pt solid #000000">
        <style:background-image/>
      </style:table-cell-properties>
    </style:style>
    <style:style style:name="Statisticalanalysisfunctions.B24" style:family="table-cell">
      <style:table-cell-properties fo:background-color="#ffffff" fo:padding="0.0382in" fo:border-left="none" fo:border-right="none" fo:border-top="none" fo:border-bottom="0.05pt solid #000000">
        <style:background-image/>
      </style:table-cell-properties>
    </style:style>
    <style:style style:name="Statisticalanalysisfunctions.B25" style:family="table-cell">
      <style:table-cell-properties fo:background-color="#ffffff" fo:padding="0.0382in" fo:border-left="none" fo:border-right="none" fo:border-top="none" fo:border-bottom="0.05pt solid #000000">
        <style:background-image/>
      </style:table-cell-properties>
    </style:style>
    <style:style style:name="Statisticalanalysisfunctions.B26" style:family="table-cell">
      <style:table-cell-properties fo:background-color="#ffffff" fo:padding="0.0382in" fo:border-left="none" fo:border-right="none" fo:border-top="none" fo:border-bottom="0.05pt solid #000000">
        <style:background-image/>
      </style:table-cell-properties>
    </style:style>
    <style:style style:name="Statisticalanalysisfunctions.B27" style:family="table-cell">
      <style:table-cell-properties fo:background-color="#ffffff" fo:padding="0.0382in" fo:border-left="none" fo:border-right="none" fo:border-top="none" fo:border-bottom="0.05pt solid #000000">
        <style:background-image/>
      </style:table-cell-properties>
    </style:style>
    <style:style style:name="Statisticalanalysisfunctions.B28" style:family="table-cell">
      <style:table-cell-properties fo:background-color="#ffffff" fo:padding="0.0382in" fo:border-left="none" fo:border-right="none" fo:border-top="none" fo:border-bottom="0.05pt solid #000000">
        <style:background-image/>
      </style:table-cell-properties>
    </style:style>
    <style:style style:name="Statisticalanalysisfunctions.B29" style:family="table-cell">
      <style:table-cell-properties fo:background-color="#ffffff" fo:padding="0.0382in" fo:border-left="none" fo:border-right="none" fo:border-top="none" fo:border-bottom="0.05pt solid #000000">
        <style:background-image/>
      </style:table-cell-properties>
    </style:style>
    <style:style style:name="Statisticalanalysisfunctions.B30" style:family="table-cell">
      <style:table-cell-properties fo:background-color="#ffffff" fo:padding="0.0382in" fo:border-left="none" fo:border-right="none" fo:border-top="none" fo:border-bottom="0.05pt solid #000000">
        <style:background-image/>
      </style:table-cell-properties>
    </style:style>
    <style:style style:name="Statisticalanalysisfunctions.B31" style:family="table-cell">
      <style:table-cell-properties fo:background-color="#ffffff" fo:padding="0.0382in" fo:border-left="none" fo:border-right="none" fo:border-top="none" fo:border-bottom="0.05pt solid #000000">
        <style:background-image/>
      </style:table-cell-properties>
    </style:style>
    <style:style style:name="Statisticalanalysisfunctions.B32" style:family="table-cell">
      <style:table-cell-properties fo:background-color="#ffffff" fo:padding="0.0382in" fo:border-left="none" fo:border-right="none" fo:border-top="none" fo:border-bottom="0.05pt solid #000000">
        <style:background-image/>
      </style:table-cell-properties>
    </style:style>
    <style:style style:name="Statisticalanalysisfunctions.B33" style:family="table-cell">
      <style:table-cell-properties fo:background-color="#ffffff" fo:padding="0.0382in" fo:border-left="none" fo:border-right="none" fo:border-top="none" fo:border-bottom="0.05pt solid #000000">
        <style:background-image/>
      </style:table-cell-properties>
    </style:style>
    <style:style style:name="Statisticalanalysisfunctions.B34" style:family="table-cell">
      <style:table-cell-properties fo:background-color="#ffffff" fo:padding="0.0382in" fo:border-left="none" fo:border-right="none" fo:border-top="none" fo:border-bottom="0.05pt solid #000000">
        <style:background-image/>
      </style:table-cell-properties>
    </style:style>
    <style:style style:name="Statisticalanalysisfunctions.B35" style:family="table-cell">
      <style:table-cell-properties fo:background-color="#ffffff" fo:padding="0.0382in" fo:border-left="none" fo:border-right="none" fo:border-top="none" fo:border-bottom="0.05pt solid #000000">
        <style:background-image/>
      </style:table-cell-properties>
    </style:style>
    <style:style style:name="Statisticalanalysisfunctions.B36" style:family="table-cell">
      <style:table-cell-properties fo:background-color="#ffffff" fo:padding="0.0382in" fo:border-left="none" fo:border-right="none" fo:border-top="none" fo:border-bottom="0.05pt solid #000000">
        <style:background-image/>
      </style:table-cell-properties>
    </style:style>
    <style:style style:name="Statisticalanalysisfunctions.B37" style:family="table-cell">
      <style:table-cell-properties fo:background-color="#ffffff" fo:padding="0.0382in" fo:border-left="none" fo:border-right="none" fo:border-top="none" fo:border-bottom="0.05pt solid #000000">
        <style:background-image/>
      </style:table-cell-properties>
    </style:style>
    <style:style style:name="Statisticalanalysisfunctions.B38" style:family="table-cell">
      <style:table-cell-properties fo:background-color="#ffffff" fo:padding="0.0382in" fo:border-left="none" fo:border-right="none" fo:border-top="none" fo:border-bottom="0.05pt solid #000000">
        <style:background-image/>
      </style:table-cell-properties>
    </style:style>
    <style:style style:name="Statisticalanalysisfunctions.B39" style:family="table-cell">
      <style:table-cell-properties fo:background-color="#ffffff" fo:padding="0.0382in" fo:border-left="none" fo:border-right="none" fo:border-top="none" fo:border-bottom="0.05pt solid #000000">
        <style:background-image/>
      </style:table-cell-properties>
    </style:style>
    <style:style style:name="Statisticalanalysisfunctions.B40" style:family="table-cell">
      <style:table-cell-properties fo:background-color="#ffffff" fo:padding="0.0382in" fo:border-left="none" fo:border-right="none" fo:border-top="none" fo:border-bottom="0.05pt solid #000000">
        <style:background-image/>
      </style:table-cell-properties>
    </style:style>
    <style:style style:name="Statisticalanalysisfunctions.B41" style:family="table-cell">
      <style:table-cell-properties fo:background-color="#ffffff" fo:padding="0.0382in" fo:border-left="none" fo:border-right="none" fo:border-top="none" fo:border-bottom="0.05pt solid #000000">
        <style:background-image/>
      </style:table-cell-properties>
    </style:style>
    <style:style style:name="Statisticalanalysisfunctions.B42" style:family="table-cell">
      <style:table-cell-properties fo:background-color="#ffffff" fo:padding="0.0382in" fo:border-left="none" fo:border-right="none" fo:border-top="none" fo:border-bottom="0.05pt solid #000000">
        <style:background-image/>
      </style:table-cell-properties>
    </style:style>
    <style:style style:name="Statisticalanalysisfunctions.B43" style:family="table-cell">
      <style:table-cell-properties fo:background-color="#ffffff" fo:padding="0.0382in" fo:border-left="none" fo:border-right="none" fo:border-top="none" fo:border-bottom="0.05pt solid #000000">
        <style:background-image/>
      </style:table-cell-properties>
    </style:style>
    <style:style style:name="Statisticalanalysisfunctions.B44" style:family="table-cell">
      <style:table-cell-properties fo:background-color="#ffffff" fo:padding="0.0382in" fo:border-left="none" fo:border-right="none" fo:border-top="none" fo:border-bottom="0.05pt solid #000000">
        <style:background-image/>
      </style:table-cell-properties>
    </style:style>
    <style:style style:name="Statisticalanalysisfunctions.B45" style:family="table-cell">
      <style:table-cell-properties fo:background-color="#ffffff" fo:padding="0.0382in" fo:border-left="none" fo:border-right="none" fo:border-top="none" fo:border-bottom="0.05pt solid #000000">
        <style:background-image/>
      </style:table-cell-properties>
    </style:style>
    <style:style style:name="Statisticalanalysisfunctions.B46" style:family="table-cell">
      <style:table-cell-properties fo:background-color="#ffffff" fo:padding="0.0382in" fo:border-left="none" fo:border-right="none" fo:border-top="none" fo:border-bottom="0.05pt solid #000000">
        <style:background-image/>
      </style:table-cell-properties>
    </style:style>
    <style:style style:name="Statisticalanalysisfunctions.B47" style:family="table-cell">
      <style:table-cell-properties fo:background-color="#ffffff" fo:padding="0.0382in" fo:border-left="none" fo:border-right="none" fo:border-top="none" fo:border-bottom="0.05pt solid #000000">
        <style:background-image/>
      </style:table-cell-properties>
    </style:style>
    <style:style style:name="Statisticalanalysisfunctions.B48" style:family="table-cell">
      <style:table-cell-properties fo:background-color="#ffffff" fo:padding="0.0382in" fo:border-left="none" fo:border-right="none" fo:border-top="none" fo:border-bottom="0.05pt solid #000000">
        <style:background-image/>
      </style:table-cell-properties>
    </style:style>
    <style:style style:name="Statisticalanalysisfunctions.B49" style:family="table-cell">
      <style:table-cell-properties fo:background-color="#ffffff" fo:padding="0.0382in" fo:border-left="none" fo:border-right="none" fo:border-top="none" fo:border-bottom="0.05pt solid #000000">
        <style:background-image/>
      </style:table-cell-properties>
    </style:style>
    <style:style style:name="Statisticalanalysisfunctions.B50" style:family="table-cell">
      <style:table-cell-properties fo:background-color="#ffffff" fo:padding="0.0382in" fo:border-left="none" fo:border-right="none" fo:border-top="none" fo:border-bottom="0.05pt solid #000000">
        <style:background-image/>
      </style:table-cell-properties>
    </style:style>
    <style:style style:name="Statisticalanalysisfunctions.A51" style:family="table-cell">
      <style:table-cell-properties fo:background-color="#ffffff" fo:padding="0.0382in" fo:border-left="none" fo:border-right="none" fo:border-top="none" fo:border-bottom="0.05pt solid #000000">
        <style:background-image/>
      </style:table-cell-properties>
    </style:style>
    <style:style style:name="Statisticalanalysisfunctions.B51" style:family="table-cell">
      <style:table-cell-properties fo:background-color="#ffffff" fo:padding="0.0382in" fo:border-left="none" fo:border-right="none" fo:border-top="none" fo:border-bottom="0.05pt solid #000000">
        <style:background-image/>
      </style:table-cell-properties>
    </style:style>
    <style:style style:name="Statisticalanalysisfunctions.A52" style:family="table-cell">
      <style:table-cell-properties fo:background-color="#ffffff" fo:padding="0.0382in" fo:border-left="none" fo:border-right="none" fo:border-top="none" fo:border-bottom="0.05pt solid #000000">
        <style:background-image/>
      </style:table-cell-properties>
    </style:style>
    <style:style style:name="Statisticalanalysisfunctions.B52" style:family="table-cell">
      <style:table-cell-properties fo:background-color="#ffffff" fo:padding="0.0382in" fo:border-left="none" fo:border-right="none" fo:border-top="none" fo:border-bottom="0.05pt solid #000000">
        <style:background-image/>
      </style:table-cell-properties>
    </style:style>
    <style:style style:name="Statisticalanalysisfunctions.A53" style:family="table-cell">
      <style:table-cell-properties fo:background-color="#ffffff" fo:padding="0.0382in" fo:border-left="none" fo:border-right="none" fo:border-top="none" fo:border-bottom="0.05pt solid #000000">
        <style:background-image/>
      </style:table-cell-properties>
    </style:style>
    <style:style style:name="Statisticalanalysisfunctions.B53" style:family="table-cell">
      <style:table-cell-properties fo:background-color="#ffffff" fo:padding="0.0382in" fo:border-left="none" fo:border-right="none" fo:border-top="none" fo:border-bottom="0.05pt solid #000000">
        <style:background-image/>
      </style:table-cell-properties>
    </style:style>
    <style:style style:name="Statisticalanalysisfunctions.A54" style:family="table-cell">
      <style:table-cell-properties fo:background-color="#ffffff" fo:padding="0.0382in" fo:border-left="none" fo:border-right="none" fo:border-top="none" fo:border-bottom="0.05pt solid #000000">
        <style:background-image/>
      </style:table-cell-properties>
    </style:style>
    <style:style style:name="Statisticalanalysisfunctions.B54" style:family="table-cell">
      <style:table-cell-properties fo:background-color="#ffffff" fo:padding="0.0382in" fo:border-left="none" fo:border-right="none" fo:border-top="none" fo:border-bottom="0.05pt solid #000000">
        <style:background-image/>
      </style:table-cell-properties>
    </style:style>
    <style:style style:name="Statisticalanalysisfunctions.A55" style:family="table-cell">
      <style:table-cell-properties fo:background-color="#ffffff" fo:padding="0.0382in" fo:border-left="none" fo:border-right="none" fo:border-top="none" fo:border-bottom="0.05pt solid #000000">
        <style:background-image/>
      </style:table-cell-properties>
    </style:style>
    <style:style style:name="Statisticalanalysisfunctions.B55" style:family="table-cell">
      <style:table-cell-properties fo:background-color="#ffffff" fo:padding="0.0382in" fo:border-left="none" fo:border-right="none" fo:border-top="none" fo:border-bottom="0.05pt solid #000000">
        <style:background-image/>
      </style:table-cell-properties>
    </style:style>
    <style:style style:name="Statisticalanalysisfunctions.A56" style:family="table-cell">
      <style:table-cell-properties fo:background-color="#ffffff" fo:padding="0.0382in" fo:border-left="none" fo:border-right="none" fo:border-top="none" fo:border-bottom="0.05pt solid #000000">
        <style:background-image/>
      </style:table-cell-properties>
    </style:style>
    <style:style style:name="Statisticalanalysisfunctions.B56" style:family="table-cell">
      <style:table-cell-properties fo:background-color="#ffffff" fo:padding="0.0382in" fo:border-left="none" fo:border-right="none" fo:border-top="none" fo:border-bottom="0.05pt solid #000000">
        <style:background-image/>
      </style:table-cell-properties>
    </style:style>
    <style:style style:name="Statisticalanalysisfunctions.A57" style:family="table-cell">
      <style:table-cell-properties fo:background-color="#ffffff" fo:padding="0.0382in" fo:border-left="none" fo:border-right="none" fo:border-top="none" fo:border-bottom="0.05pt solid #000000">
        <style:background-image/>
      </style:table-cell-properties>
    </style:style>
    <style:style style:name="Statisticalanalysisfunctions.B57" style:family="table-cell">
      <style:table-cell-properties fo:background-color="#ffffff" fo:padding="0.0382in" fo:border-left="none" fo:border-right="none" fo:border-top="none" fo:border-bottom="0.05pt solid #000000">
        <style:background-image/>
      </style:table-cell-properties>
    </style:style>
    <style:style style:name="Statisticalanalysisfunctions.A58" style:family="table-cell">
      <style:table-cell-properties fo:background-color="#ffffff" fo:padding="0.0382in" fo:border-left="none" fo:border-right="none" fo:border-top="none" fo:border-bottom="0.05pt solid #000000">
        <style:background-image/>
      </style:table-cell-properties>
    </style:style>
    <style:style style:name="Statisticalanalysisfunctions.B58" style:family="table-cell">
      <style:table-cell-properties fo:background-color="#ffffff" fo:padding="0.0382in" fo:border-left="none" fo:border-right="none" fo:border-top="none" fo:border-bottom="0.05pt solid #000000">
        <style:background-image/>
      </style:table-cell-properties>
    </style:style>
    <style:style style:name="Statisticalanalysisfunctions.A59" style:family="table-cell">
      <style:table-cell-properties fo:background-color="#ffffff" fo:padding="0.0382in" fo:border-left="none" fo:border-right="none" fo:border-top="none" fo:border-bottom="0.05pt solid #000000">
        <style:background-image/>
      </style:table-cell-properties>
    </style:style>
    <style:style style:name="Statisticalanalysisfunctions.B59" style:family="table-cell">
      <style:table-cell-properties fo:background-color="#ffffff" fo:padding="0.0382in" fo:border-left="none" fo:border-right="none" fo:border-top="none" fo:border-bottom="0.05pt solid #000000">
        <style:background-image/>
      </style:table-cell-properties>
    </style:style>
    <style:style style:name="Statisticalanalysisfunctions.A60" style:family="table-cell">
      <style:table-cell-properties fo:background-color="#ffffff" fo:padding="0.0382in" fo:border-left="none" fo:border-right="none" fo:border-top="none" fo:border-bottom="0.05pt solid #000000">
        <style:background-image/>
      </style:table-cell-properties>
    </style:style>
    <style:style style:name="Statisticalanalysisfunctions.B60" style:family="table-cell">
      <style:table-cell-properties fo:background-color="#ffffff" fo:padding="0.0382in" fo:border-left="none" fo:border-right="none" fo:border-top="none" fo:border-bottom="0.05pt solid #000000">
        <style:background-image/>
      </style:table-cell-properties>
    </style:style>
    <style:style style:name="Statisticalanalysisfunctions.A61" style:family="table-cell">
      <style:table-cell-properties fo:background-color="#ffffff" fo:padding="0.0382in" fo:border-left="none" fo:border-right="none" fo:border-top="none" fo:border-bottom="0.05pt solid #000000">
        <style:background-image/>
      </style:table-cell-properties>
    </style:style>
    <style:style style:name="Statisticalanalysisfunctions.B61" style:family="table-cell">
      <style:table-cell-properties fo:background-color="#ffffff" fo:padding="0.0382in" fo:border-left="none" fo:border-right="none" fo:border-top="none" fo:border-bottom="0.05pt solid #000000">
        <style:background-image/>
      </style:table-cell-properties>
    </style:style>
    <style:style style:name="Statisticalanalysisfunctions.A62" style:family="table-cell">
      <style:table-cell-properties fo:background-color="#ffffff" fo:padding="0.0382in" fo:border-left="none" fo:border-right="none" fo:border-top="none" fo:border-bottom="0.05pt solid #000000">
        <style:background-image/>
      </style:table-cell-properties>
    </style:style>
    <style:style style:name="Statisticalanalysisfunctions.B62" style:family="table-cell">
      <style:table-cell-properties fo:background-color="#ffffff" fo:padding="0.0382in" fo:border-left="none" fo:border-right="none" fo:border-top="none" fo:border-bottom="0.05pt solid #000000">
        <style:background-image/>
      </style:table-cell-properties>
    </style:style>
    <style:style style:name="Statisticalanalysisfunctions.A63" style:family="table-cell">
      <style:table-cell-properties fo:background-color="#ffffff" fo:padding="0.0382in" fo:border-left="none" fo:border-right="none" fo:border-top="none" fo:border-bottom="0.05pt solid #000000">
        <style:background-image/>
      </style:table-cell-properties>
    </style:style>
    <style:style style:name="Statisticalanalysisfunctions.B63" style:family="table-cell">
      <style:table-cell-properties fo:background-color="#ffffff" fo:padding="0.0382in" fo:border-left="none" fo:border-right="none" fo:border-top="none" fo:border-bottom="0.05pt solid #000000">
        <style:background-image/>
      </style:table-cell-properties>
    </style:style>
    <style:style style:name="Statisticalanalysisfunctions.A64" style:family="table-cell">
      <style:table-cell-properties fo:background-color="#ffffff" fo:padding="0.0382in" fo:border-left="none" fo:border-right="none" fo:border-top="none" fo:border-bottom="0.05pt solid #000000">
        <style:background-image/>
      </style:table-cell-properties>
    </style:style>
    <style:style style:name="Statisticalanalysisfunctions.B64" style:family="table-cell">
      <style:table-cell-properties fo:background-color="#ffffff" fo:padding="0.0382in" fo:border-left="none" fo:border-right="none" fo:border-top="none" fo:border-bottom="0.05pt solid #000000">
        <style:background-image/>
      </style:table-cell-properties>
    </style:style>
    <style:style style:name="Statisticalanalysisfunctions.A65" style:family="table-cell">
      <style:table-cell-properties fo:background-color="#ffffff" fo:padding="0.0382in" fo:border-left="none" fo:border-right="none" fo:border-top="none" fo:border-bottom="0.05pt solid #000000">
        <style:background-image/>
      </style:table-cell-properties>
    </style:style>
    <style:style style:name="Statisticalanalysisfunctions.B65" style:family="table-cell">
      <style:table-cell-properties fo:background-color="#ffffff" fo:padding="0.0382in" fo:border-left="none" fo:border-right="none" fo:border-top="none" fo:border-bottom="0.05pt solid #000000">
        <style:background-image/>
      </style:table-cell-properties>
    </style:style>
    <style:style style:name="Statisticalanalysisfunctions.A66" style:family="table-cell">
      <style:table-cell-properties fo:background-color="#ffffff" fo:padding="0.0382in" fo:border-left="none" fo:border-right="none" fo:border-top="none" fo:border-bottom="0.05pt solid #000000">
        <style:background-image/>
      </style:table-cell-properties>
    </style:style>
    <style:style style:name="Statisticalanalysisfunctions.B66" style:family="table-cell">
      <style:table-cell-properties fo:background-color="#ffffff" fo:padding="0.0382in" fo:border-left="none" fo:border-right="none" fo:border-top="none" fo:border-bottom="0.05pt solid #000000">
        <style:background-image/>
      </style:table-cell-properties>
    </style:style>
    <style:style style:name="Statisticalanalysisfunctions.A67" style:family="table-cell">
      <style:table-cell-properties fo:background-color="#ffffff" fo:padding="0.0382in" fo:border-left="none" fo:border-right="none" fo:border-top="none" fo:border-bottom="0.05pt solid #000000">
        <style:background-image/>
      </style:table-cell-properties>
    </style:style>
    <style:style style:name="Statisticalanalysisfunctions.B67" style:family="table-cell">
      <style:table-cell-properties fo:background-color="#ffffff" fo:padding="0.0382in" fo:border-left="none" fo:border-right="none" fo:border-top="none" fo:border-bottom="0.05pt solid #000000">
        <style:background-image/>
      </style:table-cell-properties>
    </style:style>
    <style:style style:name="Statisticalanalysisfunctions.A68" style:family="table-cell">
      <style:table-cell-properties fo:background-color="#ffffff" fo:padding="0.0382in" fo:border-left="none" fo:border-right="none" fo:border-top="none" fo:border-bottom="0.05pt solid #000000">
        <style:background-image/>
      </style:table-cell-properties>
    </style:style>
    <style:style style:name="Statisticalanalysisfunctions.B68" style:family="table-cell">
      <style:table-cell-properties fo:background-color="#ffffff" fo:padding="0.0382in" fo:border-left="none" fo:border-right="none" fo:border-top="none" fo:border-bottom="0.05pt solid #000000">
        <style:background-image/>
      </style:table-cell-properties>
    </style:style>
    <style:style style:name="Statisticalanalysisfunctions.A69" style:family="table-cell">
      <style:table-cell-properties fo:background-color="#ffffff" fo:padding="0.0382in" fo:border-left="none" fo:border-right="none" fo:border-top="none" fo:border-bottom="0.05pt solid #000000">
        <style:background-image/>
      </style:table-cell-properties>
    </style:style>
    <style:style style:name="Statisticalanalysisfunctions.B69" style:family="table-cell">
      <style:table-cell-properties fo:background-color="#ffffff" fo:padding="0.0382in" fo:border-left="none" fo:border-right="none" fo:border-top="none" fo:border-bottom="0.05pt solid #000000">
        <style:background-image/>
      </style:table-cell-properties>
    </style:style>
    <style:style style:name="Statisticalanalysisfunctions.A70" style:family="table-cell">
      <style:table-cell-properties fo:background-color="#ffffff" fo:padding="0.0382in" fo:border-left="none" fo:border-right="none" fo:border-top="none" fo:border-bottom="0.05pt solid #000000">
        <style:background-image/>
      </style:table-cell-properties>
    </style:style>
    <style:style style:name="Statisticalanalysisfunctions.B70" style:family="table-cell">
      <style:table-cell-properties fo:background-color="#ffffff" fo:padding="0.0382in" fo:border-left="none" fo:border-right="none" fo:border-top="none" fo:border-bottom="0.05pt solid #000000">
        <style:background-image/>
      </style:table-cell-properties>
    </style:style>
    <style:style style:name="Statisticalanalysisfunctions.A71" style:family="table-cell">
      <style:table-cell-properties fo:background-color="#ffffff" fo:padding="0.0382in" fo:border-left="none" fo:border-right="none" fo:border-top="none" fo:border-bottom="0.05pt solid #000000">
        <style:background-image/>
      </style:table-cell-properties>
    </style:style>
    <style:style style:name="Statisticalanalysisfunctions.B71" style:family="table-cell">
      <style:table-cell-properties fo:background-color="#ffffff" fo:padding="0.0382in" fo:border-left="none" fo:border-right="none" fo:border-top="none" fo:border-bottom="0.05pt solid #000000">
        <style:background-image/>
      </style:table-cell-properties>
    </style:style>
    <style:style style:name="Statisticalanalysisfunctions.A72" style:family="table-cell">
      <style:table-cell-properties fo:background-color="#ffffff" fo:padding="0.0382in" fo:border-left="none" fo:border-right="none" fo:border-top="none" fo:border-bottom="0.05pt solid #000000">
        <style:background-image/>
      </style:table-cell-properties>
    </style:style>
    <style:style style:name="Statisticalanalysisfunctions.B72" style:family="table-cell">
      <style:table-cell-properties fo:background-color="#ffffff" fo:padding="0.0382in" fo:border-left="none" fo:border-right="none" fo:border-top="none" fo:border-bottom="0.05pt solid #000000">
        <style:background-image/>
      </style:table-cell-properties>
    </style:style>
    <style:style style:name="Statisticalanalysisfunctions.A73" style:family="table-cell">
      <style:table-cell-properties fo:background-color="#ffffff" fo:padding="0.0382in" fo:border-left="none" fo:border-right="none" fo:border-top="none" fo:border-bottom="0.05pt solid #000000">
        <style:background-image/>
      </style:table-cell-properties>
    </style:style>
    <style:style style:name="Statisticalanalysisfunctions.B73" style:family="table-cell">
      <style:table-cell-properties fo:background-color="#ffffff" fo:padding="0.0382in" fo:border-left="none" fo:border-right="none" fo:border-top="none" fo:border-bottom="0.05pt solid #000000">
        <style:background-image/>
      </style:table-cell-properties>
    </style:style>
    <style:style style:name="Statisticalanalysisfunctions.A74" style:family="table-cell">
      <style:table-cell-properties fo:background-color="#ffffff" fo:padding="0.0382in" fo:border-left="none" fo:border-right="none" fo:border-top="none" fo:border-bottom="0.05pt solid #000000">
        <style:background-image/>
      </style:table-cell-properties>
    </style:style>
    <style:style style:name="Statisticalanalysisfunctions.B74" style:family="table-cell">
      <style:table-cell-properties fo:background-color="#ffffff" fo:padding="0.0382in" fo:border-left="none" fo:border-right="none" fo:border-top="none" fo:border-bottom="0.05pt solid #000000">
        <style:background-image/>
      </style:table-cell-properties>
    </style:style>
    <style:style style:name="Statisticalanalysisfunctions.A75" style:family="table-cell">
      <style:table-cell-properties fo:background-color="#ffffff" fo:padding="0.0382in" fo:border-left="none" fo:border-right="none" fo:border-top="none" fo:border-bottom="0.05pt solid #000000">
        <style:background-image/>
      </style:table-cell-properties>
    </style:style>
    <style:style style:name="Statisticalanalysisfunctions.B75" style:family="table-cell">
      <style:table-cell-properties fo:background-color="#ffffff" fo:padding="0.0382in" fo:border-left="none" fo:border-right="none" fo:border-top="none" fo:border-bottom="0.05pt solid #000000">
        <style:background-image/>
      </style:table-cell-properties>
    </style:style>
    <style:style style:name="Statisticalanalysisfunctions.A76" style:family="table-cell">
      <style:table-cell-properties fo:background-color="#ffffff" fo:padding="0.0382in" fo:border-left="none" fo:border-right="none" fo:border-top="none" fo:border-bottom="0.05pt solid #000000">
        <style:background-image/>
      </style:table-cell-properties>
    </style:style>
    <style:style style:name="Statisticalanalysisfunctions.B76" style:family="table-cell">
      <style:table-cell-properties fo:background-color="#ffffff" fo:padding="0.0382in" fo:border-left="none" fo:border-right="none" fo:border-top="none" fo:border-bottom="0.05pt solid #000000">
        <style:background-image/>
      </style:table-cell-properties>
    </style:style>
    <style:style style:name="Statisticalanalysisfunctions.A77" style:family="table-cell">
      <style:table-cell-properties fo:background-color="#ffffff" fo:padding="0.0382in" fo:border-left="none" fo:border-right="none" fo:border-top="none" fo:border-bottom="0.05pt solid #000000">
        <style:background-image/>
      </style:table-cell-properties>
    </style:style>
    <style:style style:name="Statisticalanalysisfunctions.B77" style:family="table-cell">
      <style:table-cell-properties fo:background-color="#ffffff" fo:padding="0.0382in" fo:border-left="none" fo:border-right="none" fo:border-top="none" fo:border-bottom="0.05pt solid #000000">
        <style:background-image/>
      </style:table-cell-properties>
    </style:style>
    <style:style style:name="Statisticalanalysisfunctions.A78" style:family="table-cell">
      <style:table-cell-properties fo:background-color="#ffffff" fo:padding="0.0382in" fo:border-left="none" fo:border-right="none" fo:border-top="none" fo:border-bottom="0.05pt solid #000000">
        <style:background-image/>
      </style:table-cell-properties>
    </style:style>
    <style:style style:name="Statisticalanalysisfunctions.B78" style:family="table-cell">
      <style:table-cell-properties fo:background-color="#ffffff" fo:padding="0.0382in" fo:border-left="none" fo:border-right="none" fo:border-top="none" fo:border-bottom="0.05pt solid #000000">
        <style:background-image/>
      </style:table-cell-properties>
    </style:style>
    <style:style style:name="Statisticalanalysisfunctions.A79" style:family="table-cell">
      <style:table-cell-properties fo:background-color="#ffffff" fo:padding="0.0382in" fo:border-left="none" fo:border-right="none" fo:border-top="none" fo:border-bottom="0.05pt solid #000000">
        <style:background-image/>
      </style:table-cell-properties>
    </style:style>
    <style:style style:name="Statisticalanalysisfunctions.B79" style:family="table-cell">
      <style:table-cell-properties fo:background-color="#ffffff" fo:padding="0.0382in" fo:border-left="none" fo:border-right="none" fo:border-top="none" fo:border-bottom="0.05pt solid #000000">
        <style:background-image/>
      </style:table-cell-properties>
    </style:style>
    <style:style style:name="Statisticalanalysisfunctions.A80" style:family="table-cell">
      <style:table-cell-properties fo:background-color="#ffffff" fo:padding="0.0382in" fo:border-left="none" fo:border-right="none" fo:border-top="none" fo:border-bottom="0.05pt solid #000000">
        <style:background-image/>
      </style:table-cell-properties>
    </style:style>
    <style:style style:name="Statisticalanalysisfunctions.B80" style:family="table-cell">
      <style:table-cell-properties fo:background-color="#ffffff" fo:padding="0.0382in" fo:border-left="none" fo:border-right="none" fo:border-top="none" fo:border-bottom="0.05pt solid #000000">
        <style:background-image/>
      </style:table-cell-properties>
    </style:style>
    <style:style style:name="Statisticalanalysisfunctions.A81" style:family="table-cell">
      <style:table-cell-properties fo:background-color="#ffffff" fo:padding="0.0382in" fo:border-left="none" fo:border-right="none" fo:border-top="none" fo:border-bottom="0.05pt solid #000000">
        <style:background-image/>
      </style:table-cell-properties>
    </style:style>
    <style:style style:name="Statisticalanalysisfunctions.B81" style:family="table-cell">
      <style:table-cell-properties fo:background-color="#ffffff" fo:padding="0.0382in" fo:border-left="none" fo:border-right="none" fo:border-top="none" fo:border-bottom="0.05pt solid #000000">
        <style:background-image/>
      </style:table-cell-properties>
    </style:style>
    <style:style style:name="Statisticalanalysisfunctions.A82" style:family="table-cell">
      <style:table-cell-properties fo:background-color="#ffffff" fo:padding="0.0382in" fo:border-left="none" fo:border-right="none" fo:border-top="none" fo:border-bottom="0.05pt solid #000000">
        <style:background-image/>
      </style:table-cell-properties>
    </style:style>
    <style:style style:name="Statisticalanalysisfunctions.B82" style:family="table-cell">
      <style:table-cell-properties fo:background-color="#ffffff" fo:padding="0.0382in" fo:border-left="none" fo:border-right="none" fo:border-top="none" fo:border-bottom="0.05pt solid #000000">
        <style:background-image/>
      </style:table-cell-properties>
    </style:style>
    <style:style style:name="Statisticalanalysisfunctions.A83" style:family="table-cell">
      <style:table-cell-properties fo:background-color="#ffffff" fo:padding="0.0382in" fo:border-left="none" fo:border-right="none" fo:border-top="none" fo:border-bottom="0.05pt solid #000000">
        <style:background-image/>
      </style:table-cell-properties>
    </style:style>
    <style:style style:name="Statisticalanalysisfunctions.B83" style:family="table-cell">
      <style:table-cell-properties fo:background-color="#ffffff" fo:padding="0.0382in" fo:border-left="none" fo:border-right="none" fo:border-top="none" fo:border-bottom="0.05pt solid #000000">
        <style:background-image/>
      </style:table-cell-properties>
    </style:style>
    <style:style style:name="Statisticalanalysisfunctions.A84" style:family="table-cell">
      <style:table-cell-properties fo:background-color="#ffffff" fo:padding="0.0382in" fo:border-left="none" fo:border-right="none" fo:border-top="none" fo:border-bottom="0.05pt solid #000000">
        <style:background-image/>
      </style:table-cell-properties>
    </style:style>
    <style:style style:name="Statisticalanalysisfunctions.B84" style:family="table-cell">
      <style:table-cell-properties fo:background-color="#ffffff" fo:padding="0.0382in" fo:border-left="none" fo:border-right="none" fo:border-top="none" fo:border-bottom="0.05pt solid #000000">
        <style:background-image/>
      </style:table-cell-properties>
    </style:style>
    <style:style style:name="Statisticalanalysisfunctions.A85" style:family="table-cell">
      <style:table-cell-properties fo:background-color="#ffffff" fo:padding="0.0382in" fo:border-left="none" fo:border-right="none" fo:border-top="none" fo:border-bottom="0.05pt solid #000000">
        <style:background-image/>
      </style:table-cell-properties>
    </style:style>
    <style:style style:name="Statisticalanalysisfunctions.B85" style:family="table-cell">
      <style:table-cell-properties fo:background-color="#ffffff" fo:padding="0.0382in" fo:border-left="none" fo:border-right="none" fo:border-top="none" fo:border-bottom="0.05pt solid #000000">
        <style:background-image/>
      </style:table-cell-properties>
    </style:style>
    <style:style style:name="Statisticalanalysisfunctions.A86" style:family="table-cell">
      <style:table-cell-properties fo:background-color="#ffffff" fo:padding="0.0382in" fo:border-left="none" fo:border-right="none" fo:border-top="none" fo:border-bottom="0.05pt solid #000000">
        <style:background-image/>
      </style:table-cell-properties>
    </style:style>
    <style:style style:name="Statisticalanalysisfunctions.B86" style:family="table-cell">
      <style:table-cell-properties fo:background-color="#ffffff" fo:padding="0.0382in" fo:border-left="none" fo:border-right="none" fo:border-top="none" fo:border-bottom="0.05pt solid #000000">
        <style:background-image/>
      </style:table-cell-properties>
    </style:style>
    <style:style style:name="Statisticalanalysisfunctions.A87" style:family="table-cell">
      <style:table-cell-properties fo:background-color="#ffffff" fo:padding="0.0382in" fo:border-left="none" fo:border-right="none" fo:border-top="none" fo:border-bottom="0.05pt solid #000000">
        <style:background-image/>
      </style:table-cell-properties>
    </style:style>
    <style:style style:name="Statisticalanalysisfunctions.B87" style:family="table-cell">
      <style:table-cell-properties fo:background-color="#ffffff" fo:padding="0.0382in" fo:border-left="none" fo:border-right="none" fo:border-top="none" fo:border-bottom="0.05pt solid #000000">
        <style:background-image/>
      </style:table-cell-properties>
    </style:style>
    <style:style style:name="Statisticalanalysisfunctions.A88" style:family="table-cell">
      <style:table-cell-properties fo:background-color="#ffffff" fo:padding="0.0382in" fo:border-left="none" fo:border-right="none" fo:border-top="none" fo:border-bottom="0.05pt solid #000000">
        <style:background-image/>
      </style:table-cell-properties>
    </style:style>
    <style:style style:name="Statisticalanalysisfunctions.B88" style:family="table-cell">
      <style:table-cell-properties fo:background-color="#ffffff" fo:padding="0.0382in" fo:border-left="none" fo:border-right="none" fo:border-top="none" fo:border-bottom="0.05pt solid #000000">
        <style:background-image/>
      </style:table-cell-properties>
    </style:style>
    <style:style style:name="Statisticalanalysisfunctions.A89" style:family="table-cell">
      <style:table-cell-properties fo:background-color="#ffffff" fo:padding="0.0382in" fo:border-left="none" fo:border-right="none" fo:border-top="none" fo:border-bottom="0.05pt solid #000000">
        <style:background-image/>
      </style:table-cell-properties>
    </style:style>
    <style:style style:name="Statisticalanalysisfunctions.B89" style:family="table-cell">
      <style:table-cell-properties fo:background-color="#ffffff" fo:padding="0.0382in" fo:border-left="none" fo:border-right="none" fo:border-top="none" fo:border-bottom="0.05pt solid #000000">
        <style:background-image/>
      </style:table-cell-properties>
    </style:style>
    <style:style style:name="Statisticalanalysisfunctions.A90" style:family="table-cell">
      <style:table-cell-properties fo:background-color="#ffffff" fo:padding="0.0382in" fo:border-left="none" fo:border-right="none" fo:border-top="none" fo:border-bottom="0.05pt solid #000000">
        <style:background-image/>
      </style:table-cell-properties>
    </style:style>
    <style:style style:name="Statisticalanalysisfunctions.B90" style:family="table-cell">
      <style:table-cell-properties fo:background-color="#ffffff" fo:padding="0.0382in" fo:border-left="none" fo:border-right="none" fo:border-top="none" fo:border-bottom="0.05pt solid #000000">
        <style:background-image/>
      </style:table-cell-properties>
    </style:style>
    <style:style style:name="Statisticalanalysisfunctions.A91" style:family="table-cell">
      <style:table-cell-properties fo:background-color="#ffffff" fo:padding="0.0382in" fo:border-left="none" fo:border-right="none" fo:border-top="none" fo:border-bottom="0.05pt solid #000000">
        <style:background-image/>
      </style:table-cell-properties>
    </style:style>
    <style:style style:name="Statisticalanalysisfunctions.B91" style:family="table-cell">
      <style:table-cell-properties fo:background-color="#ffffff" fo:padding="0.0382in" fo:border-left="none" fo:border-right="none" fo:border-top="none" fo:border-bottom="0.05pt solid #000000">
        <style:background-image/>
      </style:table-cell-properties>
    </style:style>
    <style:style style:name="Statisticalanalysisfunctions.A92" style:family="table-cell">
      <style:table-cell-properties fo:background-color="#ffffff" fo:padding="0.0382in" fo:border-left="none" fo:border-right="none" fo:border-top="none" fo:border-bottom="0.05pt solid #000000">
        <style:background-image/>
      </style:table-cell-properties>
    </style:style>
    <style:style style:name="Statisticalanalysisfunctions.B92" style:family="table-cell">
      <style:table-cell-properties fo:background-color="#ffffff" fo:padding="0.0382in" fo:border-left="none" fo:border-right="none" fo:border-top="none" fo:border-bottom="0.05pt solid #000000">
        <style:background-image/>
      </style:table-cell-properties>
    </style:style>
    <style:style style:name="Statisticalanalysisfunctions.A93" style:family="table-cell">
      <style:table-cell-properties fo:background-color="#ffffff" fo:padding="0.0382in" fo:border-left="none" fo:border-right="none" fo:border-top="none" fo:border-bottom="0.05pt solid #000000">
        <style:background-image/>
      </style:table-cell-properties>
    </style:style>
    <style:style style:name="Statisticalanalysisfunctions.B93" style:family="table-cell">
      <style:table-cell-properties fo:background-color="#ffffff" fo:padding="0.0382in" fo:border-left="none" fo:border-right="none" fo:border-top="none" fo:border-bottom="0.05pt solid #000000">
        <style:background-image/>
      </style:table-cell-properties>
    </style:style>
    <style:style style:name="Statisticalanalysisfunctions.A94" style:family="table-cell">
      <style:table-cell-properties fo:background-color="#ffffff" fo:padding="0.0382in" fo:border-left="none" fo:border-right="none" fo:border-top="none" fo:border-bottom="0.05pt solid #000000">
        <style:background-image/>
      </style:table-cell-properties>
    </style:style>
    <style:style style:name="Statisticalanalysisfunctions.B94" style:family="table-cell">
      <style:table-cell-properties fo:background-color="#ffffff" fo:padding="0.0382in" fo:border-left="none" fo:border-right="none" fo:border-top="none" fo:border-bottom="0.05pt solid #000000">
        <style:background-image/>
      </style:table-cell-properties>
    </style:style>
    <style:style style:name="Statisticalanalysisfunctions.A95" style:family="table-cell">
      <style:table-cell-properties fo:background-color="#ffffff" fo:padding="0.0382in" fo:border-left="none" fo:border-right="none" fo:border-top="none" fo:border-bottom="0.05pt solid #000000">
        <style:background-image/>
      </style:table-cell-properties>
    </style:style>
    <style:style style:name="Statisticalanalysisfunctions.B95" style:family="table-cell">
      <style:table-cell-properties fo:background-color="#ffffff" fo:padding="0.0382in" fo:border-left="none" fo:border-right="none" fo:border-top="none" fo:border-bottom="0.05pt solid #000000">
        <style:background-image/>
      </style:table-cell-properties>
    </style:style>
    <style:style style:name="Statisticalanalysisfunctions.A96" style:family="table-cell">
      <style:table-cell-properties fo:background-color="#ffffff" fo:padding="0.0382in" fo:border-left="none" fo:border-right="none" fo:border-top="none" fo:border-bottom="0.05pt solid #000000">
        <style:background-image/>
      </style:table-cell-properties>
    </style:style>
    <style:style style:name="Statisticalanalysisfunctions.B96" style:family="table-cell">
      <style:table-cell-properties fo:background-color="#ffffff" fo:padding="0.0382in" fo:border-left="none" fo:border-right="none" fo:border-top="none" fo:border-bottom="0.05pt solid #000000">
        <style:background-image/>
      </style:table-cell-properties>
    </style:style>
    <style:style style:name="Statisticalanalysisfunctions.A97" style:family="table-cell">
      <style:table-cell-properties fo:background-color="#ffffff" fo:padding="0.0382in" fo:border-left="none" fo:border-right="none" fo:border-top="none" fo:border-bottom="0.05pt solid #000000">
        <style:background-image/>
      </style:table-cell-properties>
    </style:style>
    <style:style style:name="Statisticalanalysisfunctions.B97" style:family="table-cell">
      <style:table-cell-properties fo:background-color="#ffffff" fo:padding="0.0382in" fo:border-left="none" fo:border-right="none" fo:border-top="none" fo:border-bottom="0.05pt solid #000000">
        <style:background-image/>
      </style:table-cell-properties>
    </style:style>
    <style:style style:name="Statisticalanalysisfunctions.A98" style:family="table-cell">
      <style:table-cell-properties fo:background-color="#ffffff" fo:padding="0.0382in" fo:border-left="none" fo:border-right="none" fo:border-top="none" fo:border-bottom="0.05pt solid #000000">
        <style:background-image/>
      </style:table-cell-properties>
    </style:style>
    <style:style style:name="Statisticalanalysisfunctions.B98" style:family="table-cell">
      <style:table-cell-properties fo:background-color="#ffffff" fo:padding="0.0382in" fo:border-left="none" fo:border-right="none" fo:border-top="none" fo:border-bottom="0.05pt solid #000000">
        <style:background-image/>
      </style:table-cell-properties>
    </style:style>
    <style:style style:name="Statisticalanalysisfunctions.A99" style:family="table-cell">
      <style:table-cell-properties fo:background-color="#ffffff" fo:padding="0.0382in" fo:border-left="none" fo:border-right="none" fo:border-top="none" fo:border-bottom="0.05pt solid #000000">
        <style:background-image/>
      </style:table-cell-properties>
    </style:style>
    <style:style style:name="Statisticalanalysisfunctions.B9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2" style:family="table-cell">
      <style:table-cell-properties fo:background-color="#ffffff" fo:padding="0.0382in" fo:border-left="none" fo:border-right="none" fo:border-top="none" fo:border-bottom="0.05pt solid #000000">
        <style:background-image/>
      </style:table-cell-properties>
    </style:style>
    <style:style style:name="Dataandtimefunctions" style:family="table">
      <style:table-properties style:width="6.6931in" fo:margin-left="0in" fo:margin-right="0in" fo:margin-top="0in" fo:margin-bottom="0.3938in" table:align="margins" fo:keep-with-next="auto"/>
    </style:style>
    <style:style style:name="Dataandtimefunctions.A" style:family="table-column">
      <style:table-column-properties style:column-width="2.491in" style:rel-column-width="24387*"/>
    </style:style>
    <style:style style:name="Dataandtimefunctions.B" style:family="table-column">
      <style:table-column-properties style:column-width="4.2021in" style:rel-column-width="41148*"/>
    </style:style>
    <style:style style:name="Dataandtimefunctions.1" style:family="table-row">
      <style:table-row-properties fo:background-color="#e6e6e6" fo:keep-together="always">
        <style:background-image/>
      </style:table-row-properties>
    </style:style>
    <style:style style:name="Dataandtimefunctions.A1" style:family="table-cell">
      <style:table-cell-properties fo:background-color="#e6e6e6" fo:padding="0.0382in" fo:border-left="none" fo:border-right="none" fo:border-top="0.05pt solid #000000" fo:border-bottom="0.05pt solid #000000">
        <style:background-image/>
      </style:table-cell-properties>
    </style:style>
    <style:style style:name="Dataandtimefunctions.2" style:family="table-row">
      <style:table-row-properties fo:background-color="#ffffff" fo:keep-together="always">
        <style:background-image/>
      </style:table-row-properties>
    </style:style>
    <style:style style:name="Dataandtime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Dataandtimefunctions.B2" style:family="table-cell">
      <style:table-cell-properties fo:background-color="#ffffff" fo:padding="0.0382in" fo:border-left="none" fo:border-right="none" fo:border-top="none" fo:border-bottom="0.05pt solid #000000">
        <style:background-image/>
      </style:table-cell-properties>
    </style:style>
    <style:style style:name="Dataandtimefunctions.A3" style:family="table-cell">
      <style:table-cell-properties fo:background-color="#ffffff" fo:padding="0.0382in" fo:border-left="none" fo:border-right="none" fo:border-top="none" fo:border-bottom="0.05pt solid #000000">
        <style:background-image/>
      </style:table-cell-properties>
    </style:style>
    <style:style style:name="Dataandtimefunctions.B3" style:family="table-cell">
      <style:table-cell-properties fo:background-color="#ffffff" fo:padding="0.0382in" fo:border-left="none" fo:border-right="none" fo:border-top="none" fo:border-bottom="0.05pt solid #000000">
        <style:background-image/>
      </style:table-cell-properties>
    </style:style>
    <style:style style:name="Dataandtimefunctions.A4" style:family="table-cell">
      <style:table-cell-properties fo:background-color="#ffffff" fo:padding="0.0382in" fo:border-left="none" fo:border-right="none" fo:border-top="none" fo:border-bottom="0.05pt solid #000000">
        <style:background-image/>
      </style:table-cell-properties>
    </style:style>
    <style:style style:name="Dataandtimefunctions.B4" style:family="table-cell">
      <style:table-cell-properties fo:background-color="#ffffff" fo:padding="0.0382in" fo:border-left="none" fo:border-right="none" fo:border-top="none" fo:border-bottom="0.05pt solid #000000">
        <style:background-image/>
      </style:table-cell-properties>
    </style:style>
    <style:style style:name="Dataandtimefunctions.A5" style:family="table-cell">
      <style:table-cell-properties fo:background-color="#ffffff" fo:padding="0.0382in" fo:border-left="none" fo:border-right="none" fo:border-top="none" fo:border-bottom="0.05pt solid #000000">
        <style:background-image/>
      </style:table-cell-properties>
    </style:style>
    <style:style style:name="Dataandtimefunctions.B5" style:family="table-cell">
      <style:table-cell-properties fo:background-color="#ffffff" fo:padding="0.0382in" fo:border-left="none" fo:border-right="none" fo:border-top="none" fo:border-bottom="0.05pt solid #000000">
        <style:background-image/>
      </style:table-cell-properties>
    </style:style>
    <style:style style:name="Dataandtimefunctions.A6" style:family="table-cell">
      <style:table-cell-properties fo:background-color="#ffffff" fo:padding="0.0382in" fo:border-left="none" fo:border-right="none" fo:border-top="none" fo:border-bottom="0.05pt solid #000000">
        <style:background-image/>
      </style:table-cell-properties>
    </style:style>
    <style:style style:name="Dataandtimefunctions.B6" style:family="table-cell">
      <style:table-cell-properties fo:background-color="#ffffff" fo:padding="0.0382in" fo:border-left="none" fo:border-right="none" fo:border-top="none" fo:border-bottom="0.05pt solid #000000">
        <style:background-image/>
      </style:table-cell-properties>
    </style:style>
    <style:style style:name="Dataandtimefunctions.A7" style:family="table-cell">
      <style:table-cell-properties fo:background-color="#ffffff" fo:padding="0.0382in" fo:border-left="none" fo:border-right="none" fo:border-top="none" fo:border-bottom="0.05pt solid #000000">
        <style:background-image/>
      </style:table-cell-properties>
    </style:style>
    <style:style style:name="Dataandtimefunctions.B7" style:family="table-cell">
      <style:table-cell-properties fo:background-color="#ffffff" fo:padding="0.0382in" fo:border-left="none" fo:border-right="none" fo:border-top="none" fo:border-bottom="0.05pt solid #000000">
        <style:background-image/>
      </style:table-cell-properties>
    </style:style>
    <style:style style:name="Dataandtimefunctions.A8" style:family="table-cell">
      <style:table-cell-properties fo:background-color="#ffffff" fo:padding="0.0382in" fo:border-left="none" fo:border-right="none" fo:border-top="none" fo:border-bottom="0.05pt solid #000000">
        <style:background-image/>
      </style:table-cell-properties>
    </style:style>
    <style:style style:name="Dataandtimefunctions.B8" style:family="table-cell">
      <style:table-cell-properties fo:background-color="#ffffff" fo:padding="0.0382in" fo:border-left="none" fo:border-right="none" fo:border-top="none" fo:border-bottom="0.05pt solid #000000">
        <style:background-image/>
      </style:table-cell-properties>
    </style:style>
    <style:style style:name="Dataandtimefunctions.A9" style:family="table-cell">
      <style:table-cell-properties fo:background-color="#ffffff" fo:padding="0.0382in" fo:border-left="none" fo:border-right="none" fo:border-top="none" fo:border-bottom="0.05pt solid #000000">
        <style:background-image/>
      </style:table-cell-properties>
    </style:style>
    <style:style style:name="Dataandtimefunctions.B9" style:family="table-cell">
      <style:table-cell-properties fo:background-color="#ffffff" fo:padding="0.0382in" fo:border-left="none" fo:border-right="none" fo:border-top="none" fo:border-bottom="0.05pt solid #000000">
        <style:background-image/>
      </style:table-cell-properties>
    </style:style>
    <style:style style:name="Dataandtimefunctions.A10" style:family="table-cell">
      <style:table-cell-properties fo:background-color="#ffffff" fo:padding="0.0382in" fo:border-left="none" fo:border-right="none" fo:border-top="none" fo:border-bottom="0.05pt solid #000000">
        <style:background-image/>
      </style:table-cell-properties>
    </style:style>
    <style:style style:name="Dataandtimefunctions.B10" style:family="table-cell">
      <style:table-cell-properties fo:background-color="#ffffff" fo:padding="0.0382in" fo:border-left="none" fo:border-right="none" fo:border-top="none" fo:border-bottom="0.05pt solid #000000">
        <style:background-image/>
      </style:table-cell-properties>
    </style:style>
    <style:style style:name="Dataandtimefunctions.A11" style:family="table-cell">
      <style:table-cell-properties fo:background-color="#ffffff" fo:padding="0.0382in" fo:border-left="none" fo:border-right="none" fo:border-top="none" fo:border-bottom="0.05pt solid #000000">
        <style:background-image/>
      </style:table-cell-properties>
    </style:style>
    <style:style style:name="Dataandtimefunctions.B11" style:family="table-cell">
      <style:table-cell-properties fo:background-color="#ffffff" fo:padding="0.0382in" fo:border-left="none" fo:border-right="none" fo:border-top="none" fo:border-bottom="0.05pt solid #000000">
        <style:background-image/>
      </style:table-cell-properties>
    </style:style>
    <style:style style:name="Dataandtimefunctions.A12" style:family="table-cell">
      <style:table-cell-properties fo:background-color="#ffffff" fo:padding="0.0382in" fo:border-left="none" fo:border-right="none" fo:border-top="none" fo:border-bottom="0.05pt solid #000000">
        <style:background-image/>
      </style:table-cell-properties>
    </style:style>
    <style:style style:name="Dataandtimefunctions.B12" style:family="table-cell">
      <style:table-cell-properties fo:background-color="#ffffff" fo:padding="0.0382in" fo:border-left="none" fo:border-right="none" fo:border-top="none" fo:border-bottom="0.05pt solid #000000">
        <style:background-image/>
      </style:table-cell-properties>
    </style:style>
    <style:style style:name="Dataandtimefunctions.A13" style:family="table-cell">
      <style:table-cell-properties fo:background-color="#ffffff" fo:padding="0.0382in" fo:border-left="none" fo:border-right="none" fo:border-top="none" fo:border-bottom="0.05pt solid #000000">
        <style:background-image/>
      </style:table-cell-properties>
    </style:style>
    <style:style style:name="Dataandtimefunctions.B13" style:family="table-cell">
      <style:table-cell-properties fo:background-color="#ffffff" fo:padding="0.0382in" fo:border-left="none" fo:border-right="none" fo:border-top="none" fo:border-bottom="0.05pt solid #000000">
        <style:background-image/>
      </style:table-cell-properties>
    </style:style>
    <style:style style:name="Dataandtimefunctions.A14" style:family="table-cell">
      <style:table-cell-properties fo:background-color="#ffffff" fo:padding="0.0382in" fo:border-left="none" fo:border-right="none" fo:border-top="none" fo:border-bottom="0.05pt solid #000000">
        <style:background-image/>
      </style:table-cell-properties>
    </style:style>
    <style:style style:name="Dataandtimefunctions.B14" style:family="table-cell">
      <style:table-cell-properties fo:background-color="#ffffff" fo:padding="0.0382in" fo:border-left="none" fo:border-right="none" fo:border-top="none" fo:border-bottom="0.05pt solid #000000">
        <style:background-image/>
      </style:table-cell-properties>
    </style:style>
    <style:style style:name="Dataandtimefunctions.A15" style:family="table-cell">
      <style:table-cell-properties fo:background-color="#ffffff" fo:padding="0.0382in" fo:border-left="none" fo:border-right="none" fo:border-top="none" fo:border-bottom="0.05pt solid #000000">
        <style:background-image/>
      </style:table-cell-properties>
    </style:style>
    <style:style style:name="Dataandtimefunctions.B15" style:family="table-cell">
      <style:table-cell-properties fo:background-color="#ffffff" fo:padding="0.0382in" fo:border-left="none" fo:border-right="none" fo:border-top="none" fo:border-bottom="0.05pt solid #000000">
        <style:background-image/>
      </style:table-cell-properties>
    </style:style>
    <style:style style:name="Dataandtimefunctions.A16" style:family="table-cell">
      <style:table-cell-properties fo:background-color="#ffffff" fo:padding="0.0382in" fo:border-left="none" fo:border-right="none" fo:border-top="none" fo:border-bottom="0.05pt solid #000000">
        <style:background-image/>
      </style:table-cell-properties>
    </style:style>
    <style:style style:name="Dataandtimefunctions.B16" style:family="table-cell">
      <style:table-cell-properties fo:background-color="#ffffff" fo:padding="0.0382in" fo:border-left="none" fo:border-right="none" fo:border-top="none" fo:border-bottom="0.05pt solid #000000">
        <style:background-image/>
      </style:table-cell-properties>
    </style:style>
    <style:style style:name="Dataandtimefunctions.A17" style:family="table-cell">
      <style:table-cell-properties fo:background-color="#ffffff" fo:padding="0.0382in" fo:border-left="none" fo:border-right="none" fo:border-top="none" fo:border-bottom="0.05pt solid #000000">
        <style:background-image/>
      </style:table-cell-properties>
    </style:style>
    <style:style style:name="Dataandtimefunctions.B17" style:family="table-cell">
      <style:table-cell-properties fo:background-color="#ffffff" fo:padding="0.0382in" fo:border-left="none" fo:border-right="none" fo:border-top="none" fo:border-bottom="0.05pt solid #000000">
        <style:background-image/>
      </style:table-cell-properties>
    </style:style>
    <style:style style:name="Dataandtimefunctions.A18" style:family="table-cell">
      <style:table-cell-properties fo:background-color="#ffffff" fo:padding="0.0382in" fo:border-left="none" fo:border-right="none" fo:border-top="none" fo:border-bottom="0.05pt solid #000000">
        <style:background-image/>
      </style:table-cell-properties>
    </style:style>
    <style:style style:name="Dataandtimefunctions.B18" style:family="table-cell">
      <style:table-cell-properties fo:background-color="#ffffff" fo:padding="0.0382in" fo:border-left="none" fo:border-right="none" fo:border-top="none" fo:border-bottom="0.05pt solid #000000">
        <style:background-image/>
      </style:table-cell-properties>
    </style:style>
    <style:style style:name="Dataandtimefunctions.A19" style:family="table-cell">
      <style:table-cell-properties fo:background-color="#ffffff" fo:padding="0.0382in" fo:border-left="none" fo:border-right="none" fo:border-top="none" fo:border-bottom="0.05pt solid #000000">
        <style:background-image/>
      </style:table-cell-properties>
    </style:style>
    <style:style style:name="Dataandtimefunctions.B19" style:family="table-cell">
      <style:table-cell-properties fo:background-color="#ffffff" fo:padding="0.0382in" fo:border-left="none" fo:border-right="none" fo:border-top="none" fo:border-bottom="0.05pt solid #000000">
        <style:background-image/>
      </style:table-cell-properties>
    </style:style>
    <style:style style:name="Dataandtimefunctions.A20" style:family="table-cell">
      <style:table-cell-properties fo:background-color="#ffffff" fo:padding="0.0382in" fo:border-left="none" fo:border-right="none" fo:border-top="none" fo:border-bottom="0.05pt solid #000000">
        <style:background-image/>
      </style:table-cell-properties>
    </style:style>
    <style:style style:name="Dataandtimefunctions.B20" style:family="table-cell">
      <style:table-cell-properties fo:background-color="#ffffff" fo:padding="0.0382in" fo:border-left="none" fo:border-right="none" fo:border-top="none" fo:border-bottom="0.05pt solid #000000">
        <style:background-image/>
      </style:table-cell-properties>
    </style:style>
    <style:style style:name="Dataandtimefunctions.A21" style:family="table-cell">
      <style:table-cell-properties fo:background-color="#ffffff" fo:padding="0.0382in" fo:border-left="none" fo:border-right="none" fo:border-top="none" fo:border-bottom="0.05pt solid #000000">
        <style:background-image/>
      </style:table-cell-properties>
    </style:style>
    <style:style style:name="Dataandtimefunctions.B21" style:family="table-cell">
      <style:table-cell-properties fo:background-color="#ffffff" fo:padding="0.0382in" fo:border-left="none" fo:border-right="none" fo:border-top="none" fo:border-bottom="0.05pt solid #000000">
        <style:background-image/>
      </style:table-cell-properties>
    </style:style>
    <style:style style:name="Dataandtimefunctions.A22" style:family="table-cell">
      <style:table-cell-properties fo:background-color="#ffffff" fo:padding="0.0382in" fo:border-left="none" fo:border-right="none" fo:border-top="none" fo:border-bottom="0.05pt solid #000000">
        <style:background-image/>
      </style:table-cell-properties>
    </style:style>
    <style:style style:name="Dataandtimefunctions.B22" style:family="table-cell">
      <style:table-cell-properties fo:background-color="#ffffff" fo:padding="0.0382in" fo:border-left="none" fo:border-right="none" fo:border-top="none" fo:border-bottom="0.05pt solid #000000">
        <style:background-image/>
      </style:table-cell-properties>
    </style:style>
    <style:style style:name="Dataandtimefunctions.A23" style:family="table-cell">
      <style:table-cell-properties fo:background-color="#ffffff" fo:padding="0.0382in" fo:border-left="none" fo:border-right="none" fo:border-top="none" fo:border-bottom="0.05pt solid #000000">
        <style:background-image/>
      </style:table-cell-properties>
    </style:style>
    <style:style style:name="Dataandtimefunctions.B23" style:family="table-cell">
      <style:table-cell-properties fo:background-color="#ffffff" fo:padding="0.0382in" fo:border-left="none" fo:border-right="none" fo:border-top="none" fo:border-bottom="0.05pt solid #000000">
        <style:background-image/>
      </style:table-cell-properties>
    </style:style>
    <style:style style:name="Dataandtimefunctions.A24" style:family="table-cell">
      <style:table-cell-properties fo:background-color="#ffffff" fo:padding="0.0382in" fo:border-left="none" fo:border-right="none" fo:border-top="none" fo:border-bottom="0.05pt solid #000000">
        <style:background-image/>
      </style:table-cell-properties>
    </style:style>
    <style:style style:name="Dataandtimefunctions.B24" style:family="table-cell">
      <style:table-cell-properties fo:background-color="#ffffff" fo:padding="0.0382in" fo:border-left="none" fo:border-right="none" fo:border-top="none" fo:border-bottom="0.05pt solid #000000">
        <style:background-image/>
      </style:table-cell-properties>
    </style:style>
    <style:style style:name="Dataandtimefunctions.A25" style:family="table-cell">
      <style:table-cell-properties fo:background-color="#ffffff" fo:padding="0.0382in" fo:border-left="none" fo:border-right="none" fo:border-top="none" fo:border-bottom="0.05pt solid #000000">
        <style:background-image/>
      </style:table-cell-properties>
    </style:style>
    <style:style style:name="Dataandtimefunctions.B25" style:family="table-cell">
      <style:table-cell-properties fo:background-color="#ffffff" fo:padding="0.0382in" fo:border-left="none" fo:border-right="none" fo:border-top="none" fo:border-bottom="0.05pt solid #000000">
        <style:background-image/>
      </style:table-cell-properties>
    </style:style>
    <style:style style:name="Dataandtimefunctions.A26" style:family="table-cell">
      <style:table-cell-properties fo:background-color="#ffffff" fo:padding="0.0382in" fo:border-left="none" fo:border-right="none" fo:border-top="none" fo:border-bottom="0.05pt solid #000000">
        <style:background-image/>
      </style:table-cell-properties>
    </style:style>
    <style:style style:name="Dataandtimefunctions.B26" style:family="table-cell">
      <style:table-cell-properties fo:background-color="#ffffff" fo:padding="0.0382in" fo:border-left="none" fo:border-right="none" fo:border-top="none" fo:border-bottom="0.05pt solid #000000">
        <style:background-image/>
      </style:table-cell-properties>
    </style:style>
    <style:style style:name="Dataandtimefunctions.A27" style:family="table-cell">
      <style:table-cell-properties fo:background-color="#ffffff" fo:padding="0.0382in" fo:border-left="none" fo:border-right="none" fo:border-top="none" fo:border-bottom="0.05pt solid #000000">
        <style:background-image/>
      </style:table-cell-properties>
    </style:style>
    <style:style style:name="Dataandtimefunctions.B27" style:family="table-cell">
      <style:table-cell-properties fo:background-color="#ffffff" fo:padding="0.0382in" fo:border-left="none" fo:border-right="none" fo:border-top="none" fo:border-bottom="0.05pt solid #000000">
        <style:background-image/>
      </style:table-cell-properties>
    </style:style>
    <style:style style:name="Dataandtimefunctions.A28" style:family="table-cell">
      <style:table-cell-properties fo:background-color="#ffffff" fo:padding="0.0382in" fo:border-left="none" fo:border-right="none" fo:border-top="none" fo:border-bottom="0.05pt solid #000000">
        <style:background-image/>
      </style:table-cell-properties>
    </style:style>
    <style:style style:name="Dataandtimefunctions.B28" style:family="table-cell">
      <style:table-cell-properties fo:background-color="#ffffff" fo:padding="0.0382in" fo:border-left="none" fo:border-right="none" fo:border-top="none" fo:border-bottom="0.05pt solid #000000">
        <style:background-image/>
      </style:table-cell-properties>
    </style:style>
    <style:style style:name="Dataandtimefunctions.A29" style:family="table-cell">
      <style:table-cell-properties fo:background-color="#ffffff" fo:padding="0.0382in" fo:border-left="none" fo:border-right="none" fo:border-top="none" fo:border-bottom="0.05pt solid #000000">
        <style:background-image/>
      </style:table-cell-properties>
    </style:style>
    <style:style style:name="Dataandtimefunctions.B29" style:family="table-cell">
      <style:table-cell-properties fo:background-color="#ffffff" fo:padding="0.0382in" fo:border-left="none" fo:border-right="none" fo:border-top="none" fo:border-bottom="0.05pt solid #000000">
        <style:background-image/>
      </style:table-cell-properties>
    </style:style>
    <style:style style:name="Dataandtimefunctions.A30" style:family="table-cell">
      <style:table-cell-properties fo:background-color="#ffffff" fo:padding="0.0382in" fo:border-left="none" fo:border-right="none" fo:border-top="none" fo:border-bottom="0.05pt solid #000000">
        <style:background-image/>
      </style:table-cell-properties>
    </style:style>
    <style:style style:name="Dataandtimefunctions.B30" style:family="table-cell">
      <style:table-cell-properties fo:background-color="#ffffff" fo:padding="0.0382in" fo:border-left="none" fo:border-right="none" fo:border-top="none" fo:border-bottom="0.05pt solid #000000">
        <style:background-image/>
      </style:table-cell-properties>
    </style:style>
    <style:style style:name="Dataandtimefunctions.A31" style:family="table-cell">
      <style:table-cell-properties fo:background-color="#ffffff" fo:padding="0.0382in" fo:border-left="none" fo:border-right="none" fo:border-top="none" fo:border-bottom="0.05pt solid #000000">
        <style:background-image/>
      </style:table-cell-properties>
    </style:style>
    <style:style style:name="Dataandtimefunctions.B31" style:family="table-cell">
      <style:table-cell-properties fo:background-color="#ffffff" fo:padding="0.0382in" fo:border-left="none" fo:border-right="none" fo:border-top="none" fo:border-bottom="0.05pt solid #000000">
        <style:background-image/>
      </style:table-cell-properties>
    </style:style>
    <style:style style:name="Dataandtimefunctions.A32" style:family="table-cell">
      <style:table-cell-properties fo:background-color="#ffffff" fo:padding="0.0382in" fo:border-left="none" fo:border-right="none" fo:border-top="none" fo:border-bottom="0.05pt solid #000000">
        <style:background-image/>
      </style:table-cell-properties>
    </style:style>
    <style:style style:name="Dataandtimefunctions.B32" style:family="table-cell">
      <style:table-cell-properties fo:background-color="#ffffff" fo:padding="0.0382in" fo:border-left="none" fo:border-right="none" fo:border-top="none" fo:border-bottom="0.05pt solid #000000">
        <style:background-image/>
      </style:table-cell-properties>
    </style:style>
    <style:style style:name="Dataandtimefunctions.A33" style:family="table-cell">
      <style:table-cell-properties fo:background-color="#ffffff" fo:padding="0.0382in" fo:border-left="none" fo:border-right="none" fo:border-top="none" fo:border-bottom="0.05pt solid #000000">
        <style:background-image/>
      </style:table-cell-properties>
    </style:style>
    <style:style style:name="Dataandtimefunctions.B33" style:family="table-cell">
      <style:table-cell-properties fo:background-color="#ffffff" fo:padding="0.0382in" fo:border-left="none" fo:border-right="none" fo:border-top="none" fo:border-bottom="0.05pt solid #000000">
        <style:background-image/>
      </style:table-cell-properties>
    </style:style>
    <style:style style:name="Dataandtimefunctions.A34" style:family="table-cell">
      <style:table-cell-properties fo:background-color="#ffffff" fo:padding="0.0382in" fo:border-left="none" fo:border-right="none" fo:border-top="none" fo:border-bottom="0.05pt solid #000000">
        <style:background-image/>
      </style:table-cell-properties>
    </style:style>
    <style:style style:name="Dataandtimefunctions.B34" style:family="table-cell">
      <style:table-cell-properties fo:background-color="#ffffff" fo:padding="0.0382in" fo:border-left="none" fo:border-right="none" fo:border-top="none" fo:border-bottom="0.05pt solid #000000">
        <style:background-image/>
      </style:table-cell-properties>
    </style:style>
    <style:style style:name="Dataandtimefunctions.A35" style:family="table-cell">
      <style:table-cell-properties fo:background-color="#ffffff" fo:padding="0.0382in" fo:border-left="none" fo:border-right="none" fo:border-top="none" fo:border-bottom="0.05pt solid #000000">
        <style:background-image/>
      </style:table-cell-properties>
    </style:style>
    <style:style style:name="Dataandtimefunctions.B35" style:family="table-cell">
      <style:table-cell-properties fo:background-color="#ffffff" fo:padding="0.0382in" fo:border-left="none" fo:border-right="none" fo:border-top="none" fo:border-bottom="0.05pt solid #000000">
        <style:background-image/>
      </style:table-cell-properties>
    </style:style>
    <style:style style:name="Dataandtimefunctions.A36" style:family="table-cell">
      <style:table-cell-properties fo:background-color="#ffffff" fo:padding="0.0382in" fo:border-left="none" fo:border-right="none" fo:border-top="none" fo:border-bottom="0.05pt solid #000000">
        <style:background-image/>
      </style:table-cell-properties>
    </style:style>
    <style:style style:name="Dataandtimefunctions.B36" style:family="table-cell">
      <style:table-cell-properties fo:background-color="#ffffff" fo:padding="0.0382in" fo:border-left="none" fo:border-right="none" fo:border-top="none" fo:border-bottom="0.05pt solid #000000">
        <style:background-image/>
      </style:table-cell-properties>
    </style:style>
    <style:style style:name="Logicalfunctions" style:family="table">
      <style:table-properties style:width="6.6931in" fo:margin-left="0in" fo:margin-right="0in" fo:margin-top="0in" fo:margin-bottom="0.3938in" table:align="margins"/>
    </style:style>
    <style:style style:name="Logicalfunctions.A" style:family="table-column">
      <style:table-column-properties style:column-width="2.1528in" style:rel-column-width="21076*"/>
    </style:style>
    <style:style style:name="Logicalfunctions.B" style:family="table-column">
      <style:table-column-properties style:column-width="4.5403in" style:rel-column-width="44459*"/>
    </style:style>
    <style:style style:name="Logicalfunctions.1" style:family="table-row">
      <style:table-row-properties fo:background-color="#e6e6e6" fo:keep-together="always">
        <style:background-image/>
      </style:table-row-properties>
    </style:style>
    <style:style style:name="Logicalfunctions.A1" style:family="table-cell">
      <style:table-cell-properties fo:background-color="#e6e6e6" fo:padding="0.0382in" fo:border-left="none" fo:border-right="none" fo:border-top="0.05pt solid #000000" fo:border-bottom="0.05pt solid #000000">
        <style:background-image/>
      </style:table-cell-properties>
    </style:style>
    <style:style style:name="Logicalfunctions.2" style:family="table-row">
      <style:table-row-properties fo:background-color="#ffffff" fo:keep-together="always">
        <style:background-image/>
      </style:table-row-properties>
    </style:style>
    <style:style style:name="Logic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Logicalfunctions.B2" style:family="table-cell">
      <style:table-cell-properties fo:background-color="#ffffff" fo:padding="0.0382in" fo:border-left="none" fo:border-right="none" fo:border-top="none" fo:border-bottom="0.05pt solid #000000">
        <style:background-image/>
      </style:table-cell-properties>
    </style:style>
    <style:style style:name="Logicalfunctions.B3" style:family="table-cell">
      <style:table-cell-properties fo:background-color="#ffffff" fo:padding="0.0382in" fo:border-left="none" fo:border-right="none" fo:border-top="none" fo:border-bottom="0.05pt solid #000000">
        <style:background-image/>
      </style:table-cell-properties>
    </style:style>
    <style:style style:name="Logicalfunctions.A4" style:family="table-cell">
      <style:table-cell-properties fo:background-color="#ffffff" fo:padding="0.0382in" fo:border-left="none" fo:border-right="none" fo:border-top="none" fo:border-bottom="0.05pt solid #000000">
        <style:background-image/>
      </style:table-cell-properties>
    </style:style>
    <style:style style:name="Logicalfunctions.B4" style:family="table-cell">
      <style:table-cell-properties fo:background-color="#ffffff" fo:padding="0.0382in" fo:border-left="none" fo:border-right="none" fo:border-top="none" fo:border-bottom="0.05pt solid #000000">
        <style:background-image/>
      </style:table-cell-properties>
    </style:style>
    <style:style style:name="Logicalfunctions.A5" style:family="table-cell">
      <style:table-cell-properties fo:background-color="#ffffff" fo:padding="0.0382in" fo:border-left="none" fo:border-right="none" fo:border-top="none" fo:border-bottom="0.05pt solid #000000">
        <style:background-image/>
      </style:table-cell-properties>
    </style:style>
    <style:style style:name="Logicalfunctions.B5" style:family="table-cell">
      <style:table-cell-properties fo:background-color="#ffffff" fo:padding="0.0382in" fo:border-left="none" fo:border-right="none" fo:border-top="none" fo:border-bottom="0.05pt solid #000000">
        <style:background-image/>
      </style:table-cell-properties>
    </style:style>
    <style:style style:name="Logicalfunctions.A6" style:family="table-cell">
      <style:table-cell-properties fo:background-color="#ffffff" fo:padding="0.0382in" fo:border-left="none" fo:border-right="none" fo:border-top="none" fo:border-bottom="0.05pt solid #000000">
        <style:background-image/>
      </style:table-cell-properties>
    </style:style>
    <style:style style:name="Logicalfunctions.B6" style:family="table-cell">
      <style:table-cell-properties fo:background-color="#ffffff" fo:padding="0.0382in" fo:border-left="none" fo:border-right="none" fo:border-top="none" fo:border-bottom="0.05pt solid #000000">
        <style:background-image/>
      </style:table-cell-properties>
    </style:style>
    <style:style style:name="Logicalfunctions.A7" style:family="table-cell">
      <style:table-cell-properties fo:background-color="#ffffff" fo:padding="0.0382in" fo:border-left="none" fo:border-right="none" fo:border-top="none" fo:border-bottom="0.05pt solid #000000">
        <style:background-image/>
      </style:table-cell-properties>
    </style:style>
    <style:style style:name="Logicalfunctions.B7" style:family="table-cell">
      <style:table-cell-properties fo:background-color="#ffffff" fo:padding="0.0382in" fo:border-left="none" fo:border-right="none" fo:border-top="none" fo:border-bottom="0.05pt solid #000000">
        <style:background-image/>
      </style:table-cell-properties>
    </style:style>
    <style:style style:name="Logicalfunctions.A8" style:family="table-cell">
      <style:table-cell-properties fo:background-color="#ffffff" fo:padding="0.0382in" fo:border-left="none" fo:border-right="none" fo:border-top="none" fo:border-bottom="0.05pt solid #000000">
        <style:background-image/>
      </style:table-cell-properties>
    </style:style>
    <style:style style:name="Logicalfunctions.B8" style:family="table-cell">
      <style:table-cell-properties fo:background-color="#ffffff" fo:padding="0.0382in" fo:border-left="none" fo:border-right="none" fo:border-top="none" fo:border-bottom="0.05pt solid #000000">
        <style:background-image/>
      </style:table-cell-properties>
    </style:style>
    <style:style style:name="Logicalfunctions.A9" style:family="table-cell">
      <style:table-cell-properties fo:background-color="#ffffff" fo:padding="0.0382in" fo:border-left="none" fo:border-right="none" fo:border-top="none" fo:border-bottom="0.05pt solid #000000">
        <style:background-image/>
      </style:table-cell-properties>
    </style:style>
    <style:style style:name="Logicalfunctions.B9" style:family="table-cell">
      <style:table-cell-properties fo:background-color="#ffffff" fo:padding="0.0382in" fo:border-left="none" fo:border-right="none" fo:border-top="none" fo:border-bottom="0.05pt solid #000000">
        <style:background-image/>
      </style:table-cell-properties>
    </style:style>
    <style:style style:name="Logicalfunctions.A10" style:family="table-cell">
      <style:table-cell-properties fo:background-color="#ffffff" fo:padding="0.0382in" fo:border-left="none" fo:border-right="none" fo:border-top="none" fo:border-bottom="0.05pt solid #000000">
        <style:background-image/>
      </style:table-cell-properties>
    </style:style>
    <style:style style:name="Logicalfunctions.B10" style:family="table-cell">
      <style:table-cell-properties fo:background-color="#ffffff" fo:padding="0.0382in" fo:border-left="none" fo:border-right="none" fo:border-top="none" fo:border-bottom="0.05pt solid #000000">
        <style:background-image/>
      </style:table-cell-properties>
    </style:style>
    <style:style style:name="Logicalfunctions.A11" style:family="table-cell">
      <style:table-cell-properties fo:background-color="#ffffff" fo:padding="0.0382in" fo:border-left="none" fo:border-right="none" fo:border-top="none" fo:border-bottom="0.05pt solid #000000">
        <style:background-image/>
      </style:table-cell-properties>
    </style:style>
    <style:style style:name="Logicalfunctions.B11" style:family="table-cell">
      <style:table-cell-properties fo:background-color="#ffffff" fo:padding="0.0382in" fo:border-left="none" fo:border-right="none" fo:border-top="none" fo:border-bottom="0.05pt solid #000000">
        <style:background-image/>
      </style:table-cell-properties>
    </style:style>
    <style:style style:name="Logicalfunctions.A12" style:family="table-cell">
      <style:table-cell-properties fo:background-color="#ffffff" fo:padding="0.0382in" fo:border-left="none" fo:border-right="none" fo:border-top="none" fo:border-bottom="0.05pt solid #000000">
        <style:background-image/>
      </style:table-cell-properties>
    </style:style>
    <style:style style:name="Logicalfunctions.B12" style:family="table-cell">
      <style:table-cell-properties fo:background-color="#ffffff" fo:padding="0.0382in" fo:border-left="none" fo:border-right="none" fo:border-top="none" fo:border-bottom="0.05pt solid #000000">
        <style:background-image/>
      </style:table-cell-properties>
    </style:style>
    <style:style style:name="Informationalfunctions" style:family="table">
      <style:table-properties style:width="6.6563in" fo:margin-left="0in" fo:margin-right="0.0368in" fo:margin-top="0in" fo:margin-bottom="0.3938in" table:align="margins" fo:keep-with-next="auto"/>
    </style:style>
    <style:style style:name="Informationalfunctions.A" style:family="table-column">
      <style:table-column-properties style:column-width="2.3132in" style:rel-column-width="22774*"/>
    </style:style>
    <style:style style:name="Informationalfunctions.B" style:family="table-column">
      <style:table-column-properties style:column-width="4.3431in" style:rel-column-width="42761*"/>
    </style:style>
    <style:style style:name="Informationalfunctions.1" style:family="table-row">
      <style:table-row-properties fo:background-color="#e6e6e6" fo:keep-together="always">
        <style:background-image/>
      </style:table-row-properties>
    </style:style>
    <style:style style:name="Informationalfunctions.A1" style:family="table-cell">
      <style:table-cell-properties fo:background-color="#e6e6e6" fo:padding="0.0382in" fo:border-left="none" fo:border-right="none" fo:border-top="0.05pt solid #000000" fo:border-bottom="0.05pt solid #000000">
        <style:background-image/>
      </style:table-cell-properties>
    </style:style>
    <style:style style:name="Informationalfunctions.2" style:family="table-row">
      <style:table-row-properties fo:background-color="#ffffff" fo:keep-together="always">
        <style:background-image/>
      </style:table-row-properties>
    </style:style>
    <style:style style:name="Information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Informationalfunctions.B2" style:family="table-cell">
      <style:table-cell-properties fo:background-color="#ffffff" fo:padding="0.0382in" fo:border-left="none" fo:border-right="none" fo:border-top="none" fo:border-bottom="0.05pt solid #000000">
        <style:background-image/>
      </style:table-cell-properties>
    </style:style>
    <style:style style:name="Informationalfunctions.B3" style:family="table-cell">
      <style:table-cell-properties fo:background-color="#ffffff" fo:padding="0.0382in" fo:border-left="none" fo:border-right="none" fo:border-top="none" fo:border-bottom="0.05pt solid #000000">
        <style:background-image/>
      </style:table-cell-properties>
    </style:style>
    <style:style style:name="Informationalfunctions.B4" style:family="table-cell">
      <style:table-cell-properties fo:background-color="#ffffff" fo:padding="0.0382in" fo:border-left="none" fo:border-right="none" fo:border-top="none" fo:border-bottom="0.05pt solid #000000">
        <style:background-image/>
      </style:table-cell-properties>
    </style:style>
    <style:style style:name="Informationalfunctions.B5" style:family="table-cell">
      <style:table-cell-properties fo:background-color="#ffffff" fo:padding="0.0382in" fo:border-left="none" fo:border-right="none" fo:border-top="none" fo:border-bottom="0.05pt solid #000000">
        <style:background-image/>
      </style:table-cell-properties>
    </style:style>
    <style:style style:name="Informationalfunctions.B6" style:family="table-cell">
      <style:table-cell-properties fo:background-color="#ffffff" fo:padding="0.0382in" fo:border-left="none" fo:border-right="none" fo:border-top="none" fo:border-bottom="0.05pt solid #000000">
        <style:background-image/>
      </style:table-cell-properties>
    </style:style>
    <style:style style:name="Informationalfunctions.A7" style:family="table-cell">
      <style:table-cell-properties fo:background-color="#ffffff" fo:padding="0.0382in" fo:border-left="none" fo:border-right="none" fo:border-top="none" fo:border-bottom="0.05pt solid #000000">
        <style:background-image/>
      </style:table-cell-properties>
    </style:style>
    <style:style style:name="Informationalfunctions.B7" style:family="table-cell">
      <style:table-cell-properties fo:background-color="#ffffff" fo:padding="0.0382in" fo:border-left="none" fo:border-right="none" fo:border-top="none" fo:border-bottom="0.05pt solid #000000">
        <style:background-image/>
      </style:table-cell-properties>
    </style:style>
    <style:style style:name="Informationalfunctions.A8" style:family="table-cell">
      <style:table-cell-properties fo:background-color="#ffffff" fo:padding="0.0382in" fo:border-left="none" fo:border-right="none" fo:border-top="none" fo:border-bottom="0.05pt solid #000000">
        <style:background-image/>
      </style:table-cell-properties>
    </style:style>
    <style:style style:name="Informationalfunctions.B8" style:family="table-cell">
      <style:table-cell-properties fo:background-color="#ffffff" fo:padding="0.0382in" fo:border-left="none" fo:border-right="none" fo:border-top="none" fo:border-bottom="0.05pt solid #000000">
        <style:background-image/>
      </style:table-cell-properties>
    </style:style>
    <style:style style:name="Informationalfunctions.A9" style:family="table-cell">
      <style:table-cell-properties fo:background-color="#ffffff" fo:padding="0.0382in" fo:border-left="none" fo:border-right="none" fo:border-top="none" fo:border-bottom="0.05pt solid #000000">
        <style:background-image/>
      </style:table-cell-properties>
    </style:style>
    <style:style style:name="Informationalfunctions.B9" style:family="table-cell">
      <style:table-cell-properties fo:background-color="#ffffff" fo:padding="0.0382in" fo:border-left="none" fo:border-right="none" fo:border-top="none" fo:border-bottom="0.05pt solid #000000">
        <style:background-image/>
      </style:table-cell-properties>
    </style:style>
    <style:style style:name="Informationalfunctions.A10" style:family="table-cell">
      <style:table-cell-properties fo:background-color="#ffffff" fo:padding="0.0382in" fo:border-left="none" fo:border-right="none" fo:border-top="none" fo:border-bottom="0.05pt solid #000000">
        <style:background-image/>
      </style:table-cell-properties>
    </style:style>
    <style:style style:name="Informationalfunctions.B10" style:family="table-cell">
      <style:table-cell-properties fo:background-color="#ffffff" fo:padding="0.0382in" fo:border-left="none" fo:border-right="none" fo:border-top="none" fo:border-bottom="0.05pt solid #000000">
        <style:background-image/>
      </style:table-cell-properties>
    </style:style>
    <style:style style:name="Informationalfunctions.A11" style:family="table-cell">
      <style:table-cell-properties fo:background-color="#ffffff" fo:padding="0.0382in" fo:border-left="none" fo:border-right="none" fo:border-top="none" fo:border-bottom="0.05pt solid #000000">
        <style:background-image/>
      </style:table-cell-properties>
    </style:style>
    <style:style style:name="Informationalfunctions.B11" style:family="table-cell">
      <style:table-cell-properties fo:background-color="#ffffff" fo:padding="0.0382in" fo:border-left="none" fo:border-right="none" fo:border-top="none" fo:border-bottom="0.05pt solid #000000">
        <style:background-image/>
      </style:table-cell-properties>
    </style:style>
    <style:style style:name="Informationalfunctions.A12" style:family="table-cell">
      <style:table-cell-properties fo:background-color="#ffffff" fo:padding="0.0382in" fo:border-left="none" fo:border-right="none" fo:border-top="none" fo:border-bottom="0.05pt solid #000000">
        <style:background-image/>
      </style:table-cell-properties>
    </style:style>
    <style:style style:name="Informationalfunctions.B12" style:family="table-cell">
      <style:table-cell-properties fo:background-color="#ffffff" fo:padding="0.0382in" fo:border-left="none" fo:border-right="none" fo:border-top="none" fo:border-bottom="0.05pt solid #000000">
        <style:background-image/>
      </style:table-cell-properties>
    </style:style>
    <style:style style:name="Informationalfunctions.A13" style:family="table-cell">
      <style:table-cell-properties fo:background-color="#ffffff" fo:padding="0.0382in" fo:border-left="none" fo:border-right="none" fo:border-top="none" fo:border-bottom="0.05pt solid #000000">
        <style:background-image/>
      </style:table-cell-properties>
    </style:style>
    <style:style style:name="Informationalfunctions.B13" style:family="table-cell">
      <style:table-cell-properties fo:background-color="#ffffff" fo:padding="0.0382in" fo:border-left="none" fo:border-right="none" fo:border-top="none" fo:border-bottom="0.05pt solid #000000">
        <style:background-image/>
      </style:table-cell-properties>
    </style:style>
    <style:style style:name="Informationalfunctions.A14" style:family="table-cell">
      <style:table-cell-properties fo:background-color="#ffffff" fo:padding="0.0382in" fo:border-left="none" fo:border-right="none" fo:border-top="none" fo:border-bottom="0.05pt solid #000000">
        <style:background-image/>
      </style:table-cell-properties>
    </style:style>
    <style:style style:name="Informationalfunctions.B14" style:family="table-cell">
      <style:table-cell-properties fo:background-color="#ffffff" fo:padding="0.0382in" fo:border-left="none" fo:border-right="none" fo:border-top="none" fo:border-bottom="0.05pt solid #000000">
        <style:background-image/>
      </style:table-cell-properties>
    </style:style>
    <style:style style:name="Informationalfunctions.A15" style:family="table-cell">
      <style:table-cell-properties fo:background-color="#ffffff" fo:padding="0.0382in" fo:border-left="none" fo:border-right="none" fo:border-top="none" fo:border-bottom="0.05pt solid #000000">
        <style:background-image/>
      </style:table-cell-properties>
    </style:style>
    <style:style style:name="Informationalfunctions.B15" style:family="table-cell">
      <style:table-cell-properties fo:background-color="#ffffff" fo:padding="0.0382in" fo:border-left="none" fo:border-right="none" fo:border-top="none" fo:border-bottom="0.05pt solid #000000">
        <style:background-image/>
      </style:table-cell-properties>
    </style:style>
    <style:style style:name="Informationalfunctions.A16" style:family="table-cell">
      <style:table-cell-properties fo:background-color="#ffffff" fo:padding="0.0382in" fo:border-left="none" fo:border-right="none" fo:border-top="none" fo:border-bottom="0.05pt solid #000000">
        <style:background-image/>
      </style:table-cell-properties>
    </style:style>
    <style:style style:name="Informationalfunctions.B16" style:family="table-cell">
      <style:table-cell-properties fo:background-color="#ffffff" fo:padding="0.0382in" fo:border-left="none" fo:border-right="none" fo:border-top="none" fo:border-bottom="0.05pt solid #000000">
        <style:background-image/>
      </style:table-cell-properties>
    </style:style>
    <style:style style:name="Informationalfunctions.A17" style:family="table-cell">
      <style:table-cell-properties fo:background-color="#ffffff" fo:padding="0.0382in" fo:border-left="none" fo:border-right="none" fo:border-top="none" fo:border-bottom="0.05pt solid #000000">
        <style:background-image/>
      </style:table-cell-properties>
    </style:style>
    <style:style style:name="Informationalfunctions.B17" style:family="table-cell">
      <style:table-cell-properties fo:background-color="#ffffff" fo:padding="0.0382in" fo:border-left="none" fo:border-right="none" fo:border-top="none" fo:border-bottom="0.05pt solid #000000">
        <style:background-image/>
      </style:table-cell-properties>
    </style:style>
    <style:style style:name="Informationalfunctions.A18" style:family="table-cell">
      <style:table-cell-properties fo:background-color="#ffffff" fo:padding="0.0382in" fo:border-left="none" fo:border-right="none" fo:border-top="none" fo:border-bottom="0.05pt solid #000000">
        <style:background-image/>
      </style:table-cell-properties>
    </style:style>
    <style:style style:name="Informationalfunctions.B18" style:family="table-cell">
      <style:table-cell-properties fo:background-color="#ffffff" fo:padding="0.0382in" fo:border-left="none" fo:border-right="none" fo:border-top="none" fo:border-bottom="0.05pt solid #000000">
        <style:background-image/>
      </style:table-cell-properties>
    </style:style>
    <style:style style:name="Informationalfunctions.A19" style:family="table-cell">
      <style:table-cell-properties fo:background-color="#ffffff" fo:padding="0.0382in" fo:border-left="none" fo:border-right="none" fo:border-top="none" fo:border-bottom="0.05pt solid #000000">
        <style:background-image/>
      </style:table-cell-properties>
    </style:style>
    <style:style style:name="Informationalfunctions.B19" style:family="table-cell">
      <style:table-cell-properties fo:background-color="#ffffff" fo:padding="0.0382in" fo:border-left="none" fo:border-right="none" fo:border-top="none" fo:border-bottom="0.05pt solid #000000">
        <style:background-image/>
      </style:table-cell-properties>
    </style:style>
    <style:style style:name="Informationalfunctions.A20" style:family="table-cell">
      <style:table-cell-properties fo:background-color="#ffffff" fo:padding="0.0382in" fo:border-left="none" fo:border-right="none" fo:border-top="none" fo:border-bottom="0.05pt solid #000000">
        <style:background-image/>
      </style:table-cell-properties>
    </style:style>
    <style:style style:name="Informationalfunctions.B20" style:family="table-cell">
      <style:table-cell-properties fo:background-color="#ffffff" fo:padding="0.0382in" fo:border-left="none" fo:border-right="none" fo:border-top="none" fo:border-bottom="0.05pt solid #000000">
        <style:background-image/>
      </style:table-cell-properties>
    </style:style>
    <style:style style:name="Informationalfunctions.A21" style:family="table-cell">
      <style:table-cell-properties fo:background-color="#ffffff" fo:padding="0.0382in" fo:border-left="none" fo:border-right="none" fo:border-top="none" fo:border-bottom="0.05pt solid #000000">
        <style:background-image/>
      </style:table-cell-properties>
    </style:style>
    <style:style style:name="Informationalfunctions.B21" style:family="table-cell">
      <style:table-cell-properties fo:background-color="#ffffff" fo:padding="0.0382in" fo:border-left="none" fo:border-right="none" fo:border-top="none" fo:border-bottom="0.05pt solid #000000">
        <style:background-image/>
      </style:table-cell-properties>
    </style:style>
    <style:style style:name="Informationalfunctions.A22" style:family="table-cell">
      <style:table-cell-properties fo:background-color="#ffffff" fo:padding="0.0382in" fo:border-left="none" fo:border-right="none" fo:border-top="none" fo:border-bottom="0.05pt solid #000000">
        <style:background-image/>
      </style:table-cell-properties>
    </style:style>
    <style:style style:name="Informationalfunctions.B22" style:family="table-cell">
      <style:table-cell-properties fo:background-color="#ffffff" fo:padding="0.0382in" fo:border-left="none" fo:border-right="none" fo:border-top="none" fo:border-bottom="0.05pt solid #000000">
        <style:background-image/>
      </style:table-cell-properties>
    </style:style>
    <style:style style:name="Databaseaverage" style:family="table">
      <style:table-properties style:width="6.6931in" fo:margin-left="0in" fo:margin-right="0in" fo:margin-top="0in" fo:margin-bottom="0.1965in" table:align="margins" fo:keep-with-next="auto"/>
    </style:style>
    <style:style style:name="Databaseaverage.A" style:family="table-column">
      <style:table-column-properties style:column-width="2.175in" style:rel-column-width="21294*"/>
    </style:style>
    <style:style style:name="Databaseaverage.B" style:family="table-column">
      <style:table-column-properties style:column-width="4.5181in" style:rel-column-width="44241*"/>
    </style:style>
    <style:style style:name="Databaseaverage.1" style:family="table-row">
      <style:table-row-properties fo:background-color="#e6e6e6" fo:keep-together="always">
        <style:background-image/>
      </style:table-row-properties>
    </style:style>
    <style:style style:name="Databaseaverage.A1" style:family="table-cell">
      <style:table-cell-properties fo:background-color="#e6e6e6" fo:padding="0.0382in" fo:border-left="none" fo:border-right="none" fo:border-top="0.05pt solid #000000" fo:border-bottom="0.05pt solid #000000">
        <style:background-image/>
      </style:table-cell-properties>
    </style:style>
    <style:style style:name="Databaseaverage.2" style:family="table-row">
      <style:table-row-properties fo:background-color="#ffffff" fo:keep-together="always">
        <style:background-image/>
      </style:table-row-properties>
    </style:style>
    <style:style style:name="Databaseaverage.A2" style:family="table-cell">
      <style:table-cell-properties style:vertical-align="top" fo:background-color="#ffffff" fo:padding="0.0382in" fo:border-left="none" fo:border-right="none" fo:border-top="none" fo:border-bottom="0.05pt solid #000000">
        <style:background-image/>
      </style:table-cell-properties>
    </style:style>
    <style:style style:name="Databaseaverage.B2" style:family="table-cell">
      <style:table-cell-properties fo:background-color="#ffffff" fo:padding="0.0382in" fo:border-left="none" fo:border-right="none" fo:border-top="none" fo:border-bottom="0.05pt solid #000000">
        <style:background-image/>
      </style:table-cell-properties>
    </style:style>
    <style:style style:name="Databaseaverage.A3" style:family="table-cell">
      <style:table-cell-properties fo:background-color="#ffffff" fo:padding="0.0382in" fo:border-left="none" fo:border-right="none" fo:border-top="none" fo:border-bottom="0.05pt solid #000000">
        <style:background-image/>
      </style:table-cell-properties>
    </style:style>
    <style:style style:name="Databaseaverage.B3" style:family="table-cell">
      <style:table-cell-properties fo:background-color="#ffffff" fo:padding="0.0382in" fo:border-left="none" fo:border-right="none" fo:border-top="none" fo:border-bottom="0.05pt solid #000000">
        <style:background-image/>
      </style:table-cell-properties>
    </style:style>
    <style:style style:name="Databaseaverage.A4" style:family="table-cell">
      <style:table-cell-properties fo:background-color="#ffffff" fo:padding="0.0382in" fo:border-left="none" fo:border-right="none" fo:border-top="none" fo:border-bottom="0.05pt solid #000000">
        <style:background-image/>
      </style:table-cell-properties>
    </style:style>
    <style:style style:name="Databaseaverage.B4" style:family="table-cell">
      <style:table-cell-properties fo:background-color="#ffffff" fo:padding="0.0382in" fo:border-left="none" fo:border-right="none" fo:border-top="none" fo:border-bottom="0.05pt solid #000000">
        <style:background-image/>
      </style:table-cell-properties>
    </style:style>
    <style:style style:name="Databaseaverage.A5" style:family="table-cell">
      <style:table-cell-properties fo:background-color="#ffffff" fo:padding="0.0382in" fo:border-left="none" fo:border-right="none" fo:border-top="none" fo:border-bottom="0.05pt solid #000000">
        <style:background-image/>
      </style:table-cell-properties>
    </style:style>
    <style:style style:name="Databaseaverage.B5" style:family="table-cell">
      <style:table-cell-properties fo:background-color="#ffffff" fo:padding="0.0382in" fo:border-left="none" fo:border-right="none" fo:border-top="none" fo:border-bottom="0.05pt solid #000000">
        <style:background-image/>
      </style:table-cell-properties>
    </style:style>
    <style:style style:name="Databaseaverage.A6" style:family="table-cell">
      <style:table-cell-properties fo:background-color="#ffffff" fo:padding="0.0382in" fo:border-left="none" fo:border-right="none" fo:border-top="none" fo:border-bottom="0.05pt solid #000000">
        <style:background-image/>
      </style:table-cell-properties>
    </style:style>
    <style:style style:name="Databaseaverage.B6" style:family="table-cell">
      <style:table-cell-properties fo:background-color="#ffffff" fo:padding="0.0382in" fo:border-left="none" fo:border-right="none" fo:border-top="none" fo:border-bottom="0.05pt solid #000000">
        <style:background-image/>
      </style:table-cell-properties>
    </style:style>
    <style:style style:name="Databaseaverage.A7" style:family="table-cell">
      <style:table-cell-properties fo:background-color="#ffffff" fo:padding="0.0382in" fo:border-left="none" fo:border-right="none" fo:border-top="none" fo:border-bottom="0.05pt solid #000000">
        <style:background-image/>
      </style:table-cell-properties>
    </style:style>
    <style:style style:name="Databaseaverage.B7" style:family="table-cell">
      <style:table-cell-properties fo:background-color="#ffffff" fo:padding="0.0382in" fo:border-left="none" fo:border-right="none" fo:border-top="none" fo:border-bottom="0.05pt solid #000000">
        <style:background-image/>
      </style:table-cell-properties>
    </style:style>
    <style:style style:name="Databaseaverage.A8" style:family="table-cell">
      <style:table-cell-properties fo:background-color="#ffffff" fo:padding="0.0382in" fo:border-left="none" fo:border-right="none" fo:border-top="none" fo:border-bottom="0.05pt solid #000000">
        <style:background-image/>
      </style:table-cell-properties>
    </style:style>
    <style:style style:name="Databaseaverage.B8" style:family="table-cell">
      <style:table-cell-properties fo:background-color="#ffffff" fo:padding="0.0382in" fo:border-left="none" fo:border-right="none" fo:border-top="none" fo:border-bottom="0.05pt solid #000000">
        <style:background-image/>
      </style:table-cell-properties>
    </style:style>
    <style:style style:name="Databaseaverage.A9" style:family="table-cell">
      <style:table-cell-properties fo:background-color="#ffffff" fo:padding="0.0382in" fo:border-left="none" fo:border-right="none" fo:border-top="none" fo:border-bottom="0.05pt solid #000000">
        <style:background-image/>
      </style:table-cell-properties>
    </style:style>
    <style:style style:name="Databaseaverage.B9" style:family="table-cell">
      <style:table-cell-properties fo:background-color="#ffffff" fo:padding="0.0382in" fo:border-left="none" fo:border-right="none" fo:border-top="none" fo:border-bottom="0.05pt solid #000000">
        <style:background-image/>
      </style:table-cell-properties>
    </style:style>
    <style:style style:name="Databaseaverage.A10" style:family="table-cell">
      <style:table-cell-properties fo:background-color="#ffffff" fo:padding="0.0382in" fo:border-left="none" fo:border-right="none" fo:border-top="none" fo:border-bottom="0.05pt solid #000000">
        <style:background-image/>
      </style:table-cell-properties>
    </style:style>
    <style:style style:name="Databaseaverage.B10" style:family="table-cell">
      <style:table-cell-properties fo:background-color="#ffffff" fo:padding="0.0382in" fo:border-left="none" fo:border-right="none" fo:border-top="none" fo:border-bottom="0.05pt solid #000000">
        <style:background-image/>
      </style:table-cell-properties>
    </style:style>
    <style:style style:name="Databaseaverage.A11" style:family="table-cell">
      <style:table-cell-properties fo:background-color="#ffffff" fo:padding="0.0382in" fo:border-left="none" fo:border-right="none" fo:border-top="none" fo:border-bottom="0.05pt solid #000000">
        <style:background-image/>
      </style:table-cell-properties>
    </style:style>
    <style:style style:name="Databaseaverage.B11" style:family="table-cell">
      <style:table-cell-properties fo:background-color="#ffffff" fo:padding="0.0382in" fo:border-left="none" fo:border-right="none" fo:border-top="none" fo:border-bottom="0.05pt solid #000000">
        <style:background-image/>
      </style:table-cell-properties>
    </style:style>
    <style:style style:name="Databaseaverage.A12" style:family="table-cell">
      <style:table-cell-properties fo:background-color="#ffffff" fo:padding="0.0382in" fo:border-left="none" fo:border-right="none" fo:border-top="none" fo:border-bottom="0.05pt solid #000000">
        <style:background-image/>
      </style:table-cell-properties>
    </style:style>
    <style:style style:name="Databaseaverage.B12" style:family="table-cell">
      <style:table-cell-properties fo:background-color="#ffffff" fo:padding="0.0382in" fo:border-left="none" fo:border-right="none" fo:border-top="none" fo:border-bottom="0.05pt solid #000000">
        <style:background-image/>
      </style:table-cell-properties>
    </style:style>
    <style:style style:name="Databaseaverage.A13" style:family="table-cell">
      <style:table-cell-properties fo:background-color="#ffffff" fo:padding="0.0382in" fo:border-left="none" fo:border-right="none" fo:border-top="none" fo:border-bottom="0.05pt solid #000000">
        <style:background-image/>
      </style:table-cell-properties>
    </style:style>
    <style:style style:name="Databaseaverage.B13" style:family="table-cell">
      <style:table-cell-properties fo:background-color="#ffffff" fo:padding="0.0382in" fo:border-left="none" fo:border-right="none" fo:border-top="none" fo:border-bottom="0.05pt solid #000000">
        <style:background-image/>
      </style:table-cell-properties>
    </style:style>
    <style:style style:name="Arrayfunctions" style:family="table">
      <style:table-properties style:width="6.6931in" fo:margin-left="0in" fo:margin-right="0in" fo:margin-top="0in" fo:margin-bottom="0.1965in" table:align="margins" fo:keep-with-next="auto"/>
    </style:style>
    <style:style style:name="Arrayfunctions.A" style:family="table-column">
      <style:table-column-properties style:column-width="2.175in" style:rel-column-width="21294*"/>
    </style:style>
    <style:style style:name="Arrayfunctions.B" style:family="table-column">
      <style:table-column-properties style:column-width="4.5181in" style:rel-column-width="44241*"/>
    </style:style>
    <style:style style:name="Arrayfunctions.1" style:family="table-row">
      <style:table-row-properties fo:background-color="#e6e6e6" fo:keep-together="always">
        <style:background-image/>
      </style:table-row-properties>
    </style:style>
    <style:style style:name="Arrayfunctions.A1" style:family="table-cell">
      <style:table-cell-properties fo:background-color="#e6e6e6" fo:padding="0.0382in" fo:border-left="none" fo:border-right="none" fo:border-top="0.05pt solid #000000" fo:border-bottom="0.05pt solid #000000">
        <style:background-image/>
      </style:table-cell-properties>
    </style:style>
    <style:style style:name="Arrayfunctions.2" style:family="table-row">
      <style:table-row-properties fo:background-color="#ffffff" fo:keep-together="always">
        <style:background-image/>
      </style:table-row-properties>
    </style:style>
    <style:style style:name="Array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Arrayfunctions.B2" style:family="table-cell">
      <style:table-cell-properties fo:background-color="#ffffff" fo:padding="0.0382in" fo:border-left="none" fo:border-right="none" fo:border-top="none" fo:border-bottom="0.05pt solid #000000">
        <style:background-image/>
      </style:table-cell-properties>
    </style:style>
    <style:style style:name="Arrayfunctions.A3" style:family="table-cell">
      <style:table-cell-properties fo:background-color="#ffffff" fo:padding="0.0382in" fo:border-left="none" fo:border-right="none" fo:border-top="none" fo:border-bottom="0.05pt solid #000000">
        <style:background-image/>
      </style:table-cell-properties>
    </style:style>
    <style:style style:name="Arrayfunctions.B3" style:family="table-cell">
      <style:table-cell-properties fo:background-color="#ffffff" fo:padding="0.0382in" fo:border-left="none" fo:border-right="none" fo:border-top="none" fo:border-bottom="0.05pt solid #000000">
        <style:background-image/>
      </style:table-cell-properties>
    </style:style>
    <style:style style:name="Arrayfunctions.A4" style:family="table-cell">
      <style:table-cell-properties fo:background-color="#ffffff" fo:padding="0.0382in" fo:border-left="none" fo:border-right="none" fo:border-top="none" fo:border-bottom="0.05pt solid #000000">
        <style:background-image/>
      </style:table-cell-properties>
    </style:style>
    <style:style style:name="Arrayfunctions.B4" style:family="table-cell">
      <style:table-cell-properties fo:background-color="#ffffff" fo:padding="0.0382in" fo:border-left="none" fo:border-right="none" fo:border-top="none" fo:border-bottom="0.05pt solid #000000">
        <style:background-image/>
      </style:table-cell-properties>
    </style:style>
    <style:style style:name="Arrayfunctions.A5" style:family="table-cell">
      <style:table-cell-properties fo:background-color="#ffffff" fo:padding="0.0382in" fo:border-left="none" fo:border-right="none" fo:border-top="none" fo:border-bottom="0.05pt solid #000000">
        <style:background-image/>
      </style:table-cell-properties>
    </style:style>
    <style:style style:name="Arrayfunctions.B5" style:family="table-cell">
      <style:table-cell-properties fo:background-color="#ffffff" fo:padding="0.0382in" fo:border-left="none" fo:border-right="none" fo:border-top="none" fo:border-bottom="0.05pt solid #000000">
        <style:background-image/>
      </style:table-cell-properties>
    </style:style>
    <style:style style:name="Arrayfunctions.A6" style:family="table-cell">
      <style:table-cell-properties fo:background-color="#ffffff" fo:padding="0.0382in" fo:border-left="none" fo:border-right="none" fo:border-top="none" fo:border-bottom="0.05pt solid #000000">
        <style:background-image/>
      </style:table-cell-properties>
    </style:style>
    <style:style style:name="Arrayfunctions.B6" style:family="table-cell">
      <style:table-cell-properties fo:background-color="#ffffff" fo:padding="0.0382in" fo:border-left="none" fo:border-right="none" fo:border-top="none" fo:border-bottom="0.05pt solid #000000">
        <style:background-image/>
      </style:table-cell-properties>
    </style:style>
    <style:style style:name="Arrayfunctions.A7" style:family="table-cell">
      <style:table-cell-properties fo:background-color="#ffffff" fo:padding="0.0382in" fo:border-left="none" fo:border-right="none" fo:border-top="none" fo:border-bottom="0.05pt solid #000000">
        <style:background-image/>
      </style:table-cell-properties>
    </style:style>
    <style:style style:name="Arrayfunctions.B7" style:family="table-cell">
      <style:table-cell-properties fo:background-color="#ffffff" fo:padding="0.0382in" fo:border-left="none" fo:border-right="none" fo:border-top="none" fo:border-bottom="0.05pt solid #000000">
        <style:background-image/>
      </style:table-cell-properties>
    </style:style>
    <style:style style:name="Arrayfunctions.A8" style:family="table-cell">
      <style:table-cell-properties fo:background-color="#ffffff" fo:padding="0.0382in" fo:border-left="none" fo:border-right="none" fo:border-top="none" fo:border-bottom="0.05pt solid #000000">
        <style:background-image/>
      </style:table-cell-properties>
    </style:style>
    <style:style style:name="Arrayfunctions.B8" style:family="table-cell">
      <style:table-cell-properties fo:background-color="#ffffff" fo:padding="0.0382in" fo:border-left="none" fo:border-right="none" fo:border-top="none" fo:border-bottom="0.05pt solid #000000">
        <style:background-image/>
      </style:table-cell-properties>
    </style:style>
    <style:style style:name="Arrayfunctions.A9" style:family="table-cell">
      <style:table-cell-properties fo:background-color="#ffffff" fo:padding="0.0382in" fo:border-left="none" fo:border-right="none" fo:border-top="none" fo:border-bottom="0.05pt solid #000000">
        <style:background-image/>
      </style:table-cell-properties>
    </style:style>
    <style:style style:name="Arrayfunctions.B9" style:family="table-cell">
      <style:table-cell-properties fo:background-color="#ffffff" fo:padding="0.0382in" fo:border-left="none" fo:border-right="none" fo:border-top="none" fo:border-bottom="0.05pt solid #000000">
        <style:background-image/>
      </style:table-cell-properties>
    </style:style>
    <style:style style:name="Arrayfunctions.A10" style:family="table-cell">
      <style:table-cell-properties fo:background-color="#ffffff" fo:padding="0.0382in" fo:border-left="none" fo:border-right="none" fo:border-top="none" fo:border-bottom="0.05pt solid #000000">
        <style:background-image/>
      </style:table-cell-properties>
    </style:style>
    <style:style style:name="Arrayfunctions.B10" style:family="table-cell">
      <style:table-cell-properties fo:background-color="#ffffff" fo:padding="0.0382in" fo:border-left="none" fo:border-right="none" fo:border-top="none" fo:border-bottom="0.05pt solid #000000">
        <style:background-image/>
      </style:table-cell-properties>
    </style:style>
    <style:style style:name="Arrayfunctions.A11" style:family="table-cell">
      <style:table-cell-properties fo:background-color="#ffffff" fo:padding="0.0382in" fo:border-left="none" fo:border-right="none" fo:border-top="none" fo:border-bottom="0.05pt solid #000000">
        <style:background-image/>
      </style:table-cell-properties>
    </style:style>
    <style:style style:name="Arrayfunctions.B11" style:family="table-cell">
      <style:table-cell-properties fo:background-color="#ffffff" fo:padding="0.0382in" fo:border-left="none" fo:border-right="none" fo:border-top="none" fo:border-bottom="0.05pt solid #000000">
        <style:background-image/>
      </style:table-cell-properties>
    </style:style>
    <style:style style:name="Arrayfunctions.A12" style:family="table-cell">
      <style:table-cell-properties fo:background-color="#ffffff" fo:padding="0.0382in" fo:border-left="none" fo:border-right="none" fo:border-top="none" fo:border-bottom="0.05pt solid #000000">
        <style:background-image/>
      </style:table-cell-properties>
    </style:style>
    <style:style style:name="Arrayfunctions.B12" style:family="table-cell">
      <style:table-cell-properties fo:background-color="#ffffff" fo:padding="0.0382in" fo:border-left="none" fo:border-right="none" fo:border-top="none" fo:border-bottom="0.05pt solid #000000">
        <style:background-image/>
      </style:table-cell-properties>
    </style:style>
    <style:style style:name="Arrayfunctions.A13" style:family="table-cell">
      <style:table-cell-properties fo:background-color="#ffffff" fo:padding="0.0382in" fo:border-left="none" fo:border-right="none" fo:border-top="none" fo:border-bottom="0.05pt solid #000000">
        <style:background-image/>
      </style:table-cell-properties>
    </style:style>
    <style:style style:name="Arrayfunctions.B13" style:family="table-cell">
      <style:table-cell-properties fo:background-color="#ffffff" fo:padding="0.0382in" fo:border-left="none" fo:border-right="none" fo:border-top="none" fo:border-bottom="0.05pt solid #000000">
        <style:background-image/>
      </style:table-cell-properties>
    </style:style>
    <style:style style:name="Arrayfunctions.A14" style:family="table-cell">
      <style:table-cell-properties fo:background-color="#ffffff" fo:padding="0.0382in" fo:border-left="none" fo:border-right="none" fo:border-top="none" fo:border-bottom="0.05pt solid #000000">
        <style:background-image/>
      </style:table-cell-properties>
    </style:style>
    <style:style style:name="Arrayfunctions.B14" style:family="table-cell">
      <style:table-cell-properties fo:background-color="#ffffff" fo:padding="0.0382in" fo:border-left="none" fo:border-right="none" fo:border-top="none" fo:border-bottom="0.05pt solid #000000">
        <style:background-image/>
      </style:table-cell-properties>
    </style:style>
    <style:style style:name="Arrayfunctions.A15" style:family="table-cell">
      <style:table-cell-properties fo:background-color="#ffffff" fo:padding="0.0382in" fo:border-left="none" fo:border-right="none" fo:border-top="none" fo:border-bottom="0.05pt solid #000000">
        <style:background-image/>
      </style:table-cell-properties>
    </style:style>
    <style:style style:name="Arrayfunctions.B15" style:family="table-cell">
      <style:table-cell-properties style:vertical-align="" fo:background-color="#ffffff" fo:padding="0.0382in" fo:border-left="none" fo:border-right="none" fo:border-top="none" fo:border-bottom="0.05pt solid #000000">
        <style:background-image/>
      </style:table-cell-properties>
    </style:style>
    <style:style style:name="Spreadsheetfunctions" style:family="table">
      <style:table-properties style:width="6.6667in" fo:margin-left="0in" fo:margin-right="0.0264in" fo:margin-top="0in" fo:margin-bottom="0.3938in" table:align="margins" fo:keep-with-next="auto"/>
    </style:style>
    <style:style style:name="Spreadsheetfunctions.A" style:family="table-column">
      <style:table-column-properties style:column-width="2.6139in" style:rel-column-width="25695*"/>
    </style:style>
    <style:style style:name="Spreadsheetfunctions.B" style:family="table-column">
      <style:table-column-properties style:column-width="4.0528in" style:rel-column-width="39840*"/>
    </style:style>
    <style:style style:name="Spreadsheetfunctions.1" style:family="table-row">
      <style:table-row-properties fo:background-color="#e6e6e6" fo:keep-together="always">
        <style:background-image/>
      </style:table-row-properties>
    </style:style>
    <style:style style:name="Spreadsheetfunctions.A1" style:family="table-cell">
      <style:table-cell-properties fo:background-color="#e6e6e6" fo:padding="0.0382in" fo:border-left="none" fo:border-right="none" fo:border-top="0.05pt solid #000000" fo:border-bottom="0.05pt solid #000000">
        <style:background-image/>
      </style:table-cell-properties>
    </style:style>
    <style:style style:name="Spreadsheetfunctions.2" style:family="table-row">
      <style:table-row-properties fo:background-color="#ffffff" fo:keep-together="always">
        <style:background-image/>
      </style:table-row-properties>
    </style:style>
    <style:style style:name="Spreadsheet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Spreadsheetfunctions.B2" style:family="table-cell">
      <style:table-cell-properties fo:background-color="#ffffff" fo:padding="0.0382in" fo:border-left="none" fo:border-right="none" fo:border-top="none" fo:border-bottom="0.05pt solid #000000">
        <style:background-image/>
      </style:table-cell-properties>
    </style:style>
    <style:style style:name="Spreadsheetfunctions.B3" style:family="table-cell">
      <style:table-cell-properties fo:background-color="#ffffff" fo:padding="0.0382in" fo:border-left="none" fo:border-right="none" fo:border-top="none" fo:border-bottom="0.05pt solid #000000">
        <style:background-image/>
      </style:table-cell-properties>
    </style:style>
    <style:style style:name="Spreadsheetfunctions.B4" style:family="table-cell">
      <style:table-cell-properties fo:background-color="#ffffff" fo:padding="0.0382in" fo:border-left="none" fo:border-right="none" fo:border-top="none" fo:border-bottom="0.05pt solid #000000">
        <style:background-image/>
      </style:table-cell-properties>
    </style:style>
    <style:style style:name="Spreadsheetfunctions.B5" style:family="table-cell">
      <style:table-cell-properties fo:background-color="#ffffff" fo:padding="0.0382in" fo:border-left="none" fo:border-right="none" fo:border-top="none" fo:border-bottom="0.05pt solid #000000">
        <style:background-image/>
      </style:table-cell-properties>
    </style:style>
    <style:style style:name="Spreadsheetfunctions.A6" style:family="table-cell">
      <style:table-cell-properties fo:background-color="#ffffff" fo:padding="0.0382in" fo:border-left="none" fo:border-right="none" fo:border-top="none" fo:border-bottom="0.05pt solid #000000">
        <style:background-image/>
      </style:table-cell-properties>
    </style:style>
    <style:style style:name="Spreadsheetfunctions.B6" style:family="table-cell">
      <style:table-cell-properties fo:background-color="#ffffff" fo:padding="0.0382in" fo:border-left="none" fo:border-right="none" fo:border-top="none" fo:border-bottom="0.05pt solid #000000">
        <style:background-image/>
      </style:table-cell-properties>
    </style:style>
    <style:style style:name="Spreadsheetfunctions.A7" style:family="table-cell">
      <style:table-cell-properties fo:background-color="#ffffff" fo:padding="0.0382in" fo:border-left="none" fo:border-right="none" fo:border-top="none" fo:border-bottom="0.05pt solid #000000">
        <style:background-image/>
      </style:table-cell-properties>
    </style:style>
    <style:style style:name="Spreadsheetfunctions.B7" style:family="table-cell">
      <style:table-cell-properties fo:background-color="#ffffff" fo:padding="0.0382in" fo:border-left="none" fo:border-right="none" fo:border-top="none" fo:border-bottom="0.05pt solid #000000">
        <style:background-image/>
      </style:table-cell-properties>
    </style:style>
    <style:style style:name="Spreadsheetfunctions.A8" style:family="table-cell">
      <style:table-cell-properties fo:background-color="#ffffff" fo:padding="0.0382in" fo:border-left="none" fo:border-right="none" fo:border-top="none" fo:border-bottom="0.05pt solid #000000">
        <style:background-image/>
      </style:table-cell-properties>
    </style:style>
    <style:style style:name="Spreadsheetfunctions.B8" style:family="table-cell">
      <style:table-cell-properties fo:background-color="#ffffff" fo:padding="0.0382in" fo:border-left="none" fo:border-right="none" fo:border-top="none" fo:border-bottom="0.05pt solid #000000">
        <style:background-image/>
      </style:table-cell-properties>
    </style:style>
    <style:style style:name="Spreadsheetfunctions.A9" style:family="table-cell">
      <style:table-cell-properties fo:background-color="#ffffff" fo:padding="0.0382in" fo:border-left="none" fo:border-right="none" fo:border-top="none" fo:border-bottom="0.05pt solid #000000">
        <style:background-image/>
      </style:table-cell-properties>
    </style:style>
    <style:style style:name="Spreadsheetfunctions.B9" style:family="table-cell">
      <style:table-cell-properties fo:background-color="#ffffff" fo:padding="0.0382in" fo:border-left="none" fo:border-right="none" fo:border-top="none" fo:border-bottom="0.05pt solid #000000">
        <style:background-image/>
      </style:table-cell-properties>
    </style:style>
    <style:style style:name="Spreadsheetfunctions.A10" style:family="table-cell">
      <style:table-cell-properties fo:background-color="#ffffff" fo:padding="0.0382in" fo:border-left="none" fo:border-right="none" fo:border-top="none" fo:border-bottom="0.05pt solid #000000">
        <style:background-image/>
      </style:table-cell-properties>
    </style:style>
    <style:style style:name="Spreadsheetfunctions.B10" style:family="table-cell">
      <style:table-cell-properties fo:background-color="#ffffff" fo:padding="0.0382in" fo:border-left="none" fo:border-right="none" fo:border-top="none" fo:border-bottom="0.05pt solid #000000">
        <style:background-image/>
      </style:table-cell-properties>
    </style:style>
    <style:style style:name="Spreadsheetfunctions.A11" style:family="table-cell">
      <style:table-cell-properties fo:background-color="#ffffff" fo:padding="0.0382in" fo:border-left="none" fo:border-right="none" fo:border-top="none" fo:border-bottom="0.05pt solid #000000">
        <style:background-image/>
      </style:table-cell-properties>
    </style:style>
    <style:style style:name="Spreadsheetfunctions.B11" style:family="table-cell">
      <style:table-cell-properties fo:background-color="#ffffff" fo:padding="0.0382in" fo:border-left="none" fo:border-right="none" fo:border-top="none" fo:border-bottom="0.05pt solid #000000">
        <style:background-image/>
      </style:table-cell-properties>
    </style:style>
    <style:style style:name="Spreadsheetfunctions.A12" style:family="table-cell">
      <style:table-cell-properties fo:background-color="#ffffff" fo:padding="0.0382in" fo:border-left="none" fo:border-right="none" fo:border-top="none" fo:border-bottom="0.05pt solid #000000">
        <style:background-image/>
      </style:table-cell-properties>
    </style:style>
    <style:style style:name="Spreadsheetfunctions.B12" style:family="table-cell">
      <style:table-cell-properties fo:background-color="#ffffff" fo:padding="0.0382in" fo:border-left="none" fo:border-right="none" fo:border-top="none" fo:border-bottom="0.05pt solid #000000">
        <style:background-image/>
      </style:table-cell-properties>
    </style:style>
    <style:style style:name="Spreadsheetfunctions.A13" style:family="table-cell">
      <style:table-cell-properties fo:background-color="#ffffff" fo:padding="0.0382in" fo:border-left="none" fo:border-right="none" fo:border-top="none" fo:border-bottom="0.05pt solid #000000">
        <style:background-image/>
      </style:table-cell-properties>
    </style:style>
    <style:style style:name="Spreadsheetfunctions.B13" style:family="table-cell">
      <style:table-cell-properties fo:background-color="#ffffff" fo:padding="0.0382in" fo:border-left="none" fo:border-right="none" fo:border-top="none" fo:border-bottom="0.05pt solid #000000">
        <style:background-image/>
      </style:table-cell-properties>
    </style:style>
    <style:style style:name="Spreadsheetfunctions.A14" style:family="table-cell">
      <style:table-cell-properties fo:background-color="#ffffff" fo:padding="0.0382in" fo:border-left="none" fo:border-right="none" fo:border-top="none" fo:border-bottom="0.05pt solid #000000">
        <style:background-image/>
      </style:table-cell-properties>
    </style:style>
    <style:style style:name="Spreadsheetfunctions.B14" style:family="table-cell">
      <style:table-cell-properties fo:background-color="#ffffff" fo:padding="0.0382in" fo:border-left="none" fo:border-right="none" fo:border-top="none" fo:border-bottom="0.05pt solid #000000">
        <style:background-image/>
      </style:table-cell-properties>
    </style:style>
    <style:style style:name="Spreadsheetfunctions.A15" style:family="table-cell">
      <style:table-cell-properties fo:background-color="#ffffff" fo:padding="0.0382in" fo:border-left="none" fo:border-right="none" fo:border-top="none" fo:border-bottom="0.05pt solid #000000">
        <style:background-image/>
      </style:table-cell-properties>
    </style:style>
    <style:style style:name="Spreadsheetfunctions.B15" style:family="table-cell">
      <style:table-cell-properties fo:background-color="#ffffff" fo:padding="0.0382in" fo:border-left="none" fo:border-right="none" fo:border-top="none" fo:border-bottom="0.05pt solid #000000">
        <style:background-image/>
      </style:table-cell-properties>
    </style:style>
    <style:style style:name="Spreadsheetfunctions.A16" style:family="table-cell">
      <style:table-cell-properties fo:background-color="#ffffff" fo:padding="0.0382in" fo:border-left="none" fo:border-right="none" fo:border-top="none" fo:border-bottom="0.05pt solid #000000">
        <style:background-image/>
      </style:table-cell-properties>
    </style:style>
    <style:style style:name="Spreadsheetfunctions.B16" style:family="table-cell">
      <style:table-cell-properties fo:background-color="#ffffff" fo:padding="0.0382in" fo:border-left="none" fo:border-right="none" fo:border-top="none" fo:border-bottom="0.05pt solid #000000">
        <style:background-image/>
      </style:table-cell-properties>
    </style:style>
    <style:style style:name="Spreadsheetfunctions.A17" style:family="table-cell">
      <style:table-cell-properties fo:background-color="#ffffff" fo:padding="0.0382in" fo:border-left="none" fo:border-right="none" fo:border-top="none" fo:border-bottom="0.05pt solid #000000">
        <style:background-image/>
      </style:table-cell-properties>
    </style:style>
    <style:style style:name="Spreadsheetfunctions.B17" style:family="table-cell">
      <style:table-cell-properties fo:background-color="#ffffff" fo:padding="0.0382in" fo:border-left="none" fo:border-right="none" fo:border-top="none" fo:border-bottom="0.05pt solid #000000">
        <style:background-image/>
      </style:table-cell-properties>
    </style:style>
    <style:style style:name="Spreadsheetfunctions.A18" style:family="table-cell">
      <style:table-cell-properties fo:background-color="#ffffff" fo:padding="0.0382in" fo:border-left="none" fo:border-right="none" fo:border-top="none" fo:border-bottom="0.05pt solid #000000">
        <style:background-image/>
      </style:table-cell-properties>
    </style:style>
    <style:style style:name="Spreadsheetfunctions.B18" style:family="table-cell">
      <style:table-cell-properties fo:background-color="#ffffff" fo:padding="0.0382in" fo:border-left="none" fo:border-right="none" fo:border-top="none" fo:border-bottom="0.05pt solid #000000">
        <style:background-image/>
      </style:table-cell-properties>
    </style:style>
    <style:style style:name="Spreadsheetfunctions.A19" style:family="table-cell">
      <style:table-cell-properties fo:background-color="#ffffff" fo:padding="0.0382in" fo:border-left="none" fo:border-right="none" fo:border-top="none" fo:border-bottom="0.05pt solid #000000">
        <style:background-image/>
      </style:table-cell-properties>
    </style:style>
    <style:style style:name="Spreadsheetfunctions.B19" style:family="table-cell">
      <style:table-cell-properties fo:background-color="#ffffff" fo:padding="0.0382in" fo:border-left="none" fo:border-right="none" fo:border-top="none" fo:border-bottom="0.05pt solid #000000">
        <style:background-image/>
      </style:table-cell-properties>
    </style:style>
    <style:style style:name="Spreadsheetfunctions.A20" style:family="table-cell">
      <style:table-cell-properties fo:background-color="#ffffff" fo:padding="0.0382in" fo:border-left="none" fo:border-right="none" fo:border-top="none" fo:border-bottom="0.05pt solid #000000">
        <style:background-image/>
      </style:table-cell-properties>
    </style:style>
    <style:style style:name="Spreadsheetfunctions.B20" style:family="table-cell">
      <style:table-cell-properties fo:background-color="#ffffff" fo:padding="0.0382in" fo:border-left="none" fo:border-right="none" fo:border-top="none" fo:border-bottom="0.05pt solid #000000">
        <style:background-image/>
      </style:table-cell-properties>
    </style:style>
    <style:style style:name="Spreadsheetfunctions.A21" style:family="table-cell">
      <style:table-cell-properties fo:background-color="#ffffff" fo:padding="0.0382in" fo:border-left="none" fo:border-right="none" fo:border-top="none" fo:border-bottom="0.05pt solid #000000">
        <style:background-image/>
      </style:table-cell-properties>
    </style:style>
    <style:style style:name="Spreadsheetfunctions.B21" style:family="table-cell">
      <style:table-cell-properties fo:background-color="#ffffff" fo:padding="0.0382in" fo:border-left="none" fo:border-right="none" fo:border-top="none" fo:border-bottom="0.05pt solid #000000">
        <style:background-image/>
      </style:table-cell-properties>
    </style:style>
    <style:style style:name="Spreadsheetfunctions.A22" style:family="table-cell">
      <style:table-cell-properties fo:background-color="#ffffff" fo:padding="0.0382in" fo:border-left="none" fo:border-right="none" fo:border-top="none" fo:border-bottom="0.05pt solid #000000">
        <style:background-image/>
      </style:table-cell-properties>
    </style:style>
    <style:style style:name="Spreadsheetfunctions.B22" style:family="table-cell">
      <style:table-cell-properties fo:background-color="#ffffff" fo:padding="0.0382in" fo:border-left="none" fo:border-right="none" fo:border-top="none" fo:border-bottom="0.05pt solid #000000">
        <style:background-image/>
      </style:table-cell-properties>
    </style:style>
    <style:style style:name="Spreadsheetfunctions.A23" style:family="table-cell">
      <style:table-cell-properties fo:background-color="#ffffff" fo:padding="0.0382in" fo:border-left="none" fo:border-right="none" fo:border-top="none" fo:border-bottom="0.05pt solid #000000">
        <style:background-image/>
      </style:table-cell-properties>
    </style:style>
    <style:style style:name="Spreadsheetfunctions.B23" style:family="table-cell">
      <style:table-cell-properties fo:background-color="#ffffff" fo:padding="0.0382in" fo:border-left="none" fo:border-right="none" fo:border-top="none" fo:border-bottom="0.05pt solid #000000">
        <style:background-image/>
      </style:table-cell-properties>
    </style:style>
    <style:style style:name="Textfunctions" style:family="table">
      <style:table-properties style:width="6.6889in" fo:margin-left="0in" fo:margin-right="0.0042in" fo:margin-top="0in" fo:margin-bottom="0.3938in" table:align="margins" fo:keep-with-next="auto"/>
    </style:style>
    <style:style style:name="Textfunctions.A" style:family="table-column">
      <style:table-column-properties style:column-width="2.4306in" style:rel-column-width="23811*"/>
    </style:style>
    <style:style style:name="Textfunctions.B" style:family="table-column">
      <style:table-column-properties style:column-width="4.2583in" style:rel-column-width="41724*"/>
    </style:style>
    <style:style style:name="Textfunctions.1" style:family="table-row">
      <style:table-row-properties fo:background-color="#e6e6e6" fo:keep-together="always">
        <style:background-image/>
      </style:table-row-properties>
    </style:style>
    <style:style style:name="Textfunctions.A1" style:family="table-cell">
      <style:table-cell-properties fo:background-color="#e6e6e6" fo:padding="0.0382in" fo:border-left="none" fo:border-right="none" fo:border-top="0.05pt solid #000000" fo:border-bottom="0.05pt solid #000000">
        <style:background-image/>
      </style:table-cell-properties>
    </style:style>
    <style:style style:name="Textfunctions.2" style:family="table-row">
      <style:table-row-properties fo:background-color="#ffffff" fo:keep-together="always">
        <style:background-image/>
      </style:table-row-properties>
    </style:style>
    <style:style style:name="Text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Textfunctions.B2" style:family="table-cell">
      <style:table-cell-properties fo:background-color="#ffffff" fo:padding="0.0382in" fo:border-left="none" fo:border-right="none" fo:border-top="none" fo:border-bottom="0.05pt solid #000000">
        <style:background-image/>
      </style:table-cell-properties>
    </style:style>
    <style:style style:name="Textfunctions.B3" style:family="table-cell">
      <style:table-cell-properties fo:background-color="#ffffff" fo:padding="0.0382in" fo:border-left="none" fo:border-right="none" fo:border-top="none" fo:border-bottom="0.05pt solid #000000">
        <style:background-image/>
      </style:table-cell-properties>
    </style:style>
    <style:style style:name="Textfunctions.B4" style:family="table-cell">
      <style:table-cell-properties fo:background-color="#ffffff" fo:padding="0.0382in" fo:border-left="none" fo:border-right="none" fo:border-top="none" fo:border-bottom="0.05pt solid #000000">
        <style:background-image/>
      </style:table-cell-properties>
    </style:style>
    <style:style style:name="Textfunctions.B5" style:family="table-cell">
      <style:table-cell-properties fo:background-color="#ffffff" fo:padding="0.0382in" fo:border-left="none" fo:border-right="none" fo:border-top="none" fo:border-bottom="0.05pt solid #000000">
        <style:background-image/>
      </style:table-cell-properties>
    </style:style>
    <style:style style:name="Textfunctions.B6" style:family="table-cell">
      <style:table-cell-properties fo:background-color="#ffffff" fo:padding="0.0382in" fo:border-left="none" fo:border-right="none" fo:border-top="none" fo:border-bottom="0.05pt solid #000000">
        <style:background-image/>
      </style:table-cell-properties>
    </style:style>
    <style:style style:name="Textfunctions.B7" style:family="table-cell">
      <style:table-cell-properties fo:background-color="#ffffff" fo:padding="0.0382in" fo:border-left="none" fo:border-right="none" fo:border-top="none" fo:border-bottom="0.05pt solid #000000">
        <style:background-image/>
      </style:table-cell-properties>
    </style:style>
    <style:style style:name="Textfunctions.A8" style:family="table-cell">
      <style:table-cell-properties fo:background-color="#ffffff" fo:padding="0.0382in" fo:border-left="none" fo:border-right="none" fo:border-top="none" fo:border-bottom="0.05pt solid #000000">
        <style:background-image/>
      </style:table-cell-properties>
    </style:style>
    <style:style style:name="Textfunctions.B8" style:family="table-cell">
      <style:table-cell-properties fo:background-color="#ffffff" fo:padding="0.0382in" fo:border-left="none" fo:border-right="none" fo:border-top="none" fo:border-bottom="0.05pt solid #000000">
        <style:background-image/>
      </style:table-cell-properties>
    </style:style>
    <style:style style:name="Textfunctions.A9" style:family="table-cell">
      <style:table-cell-properties fo:background-color="#ffffff" fo:padding="0.0382in" fo:border-left="none" fo:border-right="none" fo:border-top="none" fo:border-bottom="0.05pt solid #000000">
        <style:background-image/>
      </style:table-cell-properties>
    </style:style>
    <style:style style:name="Textfunctions.B9" style:family="table-cell">
      <style:table-cell-properties fo:background-color="#ffffff" fo:padding="0.0382in" fo:border-left="none" fo:border-right="none" fo:border-top="none" fo:border-bottom="0.05pt solid #000000">
        <style:background-image/>
      </style:table-cell-properties>
    </style:style>
    <style:style style:name="Textfunctions.A10" style:family="table-cell">
      <style:table-cell-properties fo:background-color="#ffffff" fo:padding="0.0382in" fo:border-left="none" fo:border-right="none" fo:border-top="none" fo:border-bottom="0.05pt solid #000000">
        <style:background-image/>
      </style:table-cell-properties>
    </style:style>
    <style:style style:name="Textfunctions.B10" style:family="table-cell">
      <style:table-cell-properties fo:background-color="#ffffff" fo:padding="0.0382in" fo:border-left="none" fo:border-right="none" fo:border-top="none" fo:border-bottom="0.05pt solid #000000">
        <style:background-image/>
      </style:table-cell-properties>
    </style:style>
    <style:style style:name="Textfunctions.A11" style:family="table-cell">
      <style:table-cell-properties fo:background-color="#ffffff" fo:padding="0.0382in" fo:border-left="none" fo:border-right="none" fo:border-top="none" fo:border-bottom="0.05pt solid #000000">
        <style:background-image/>
      </style:table-cell-properties>
    </style:style>
    <style:style style:name="Textfunctions.B11" style:family="table-cell">
      <style:table-cell-properties fo:background-color="#ffffff" fo:padding="0.0382in" fo:border-left="none" fo:border-right="none" fo:border-top="none" fo:border-bottom="0.05pt solid #000000">
        <style:background-image/>
      </style:table-cell-properties>
    </style:style>
    <style:style style:name="Textfunctions.A12" style:family="table-cell">
      <style:table-cell-properties fo:background-color="#ffffff" fo:padding="0.0382in" fo:border-left="none" fo:border-right="none" fo:border-top="none" fo:border-bottom="0.05pt solid #000000">
        <style:background-image/>
      </style:table-cell-properties>
    </style:style>
    <style:style style:name="Textfunctions.B12" style:family="table-cell">
      <style:table-cell-properties fo:background-color="#ffffff" fo:padding="0.0382in" fo:border-left="none" fo:border-right="none" fo:border-top="none" fo:border-bottom="0.05pt solid #000000">
        <style:background-image/>
      </style:table-cell-properties>
    </style:style>
    <style:style style:name="Textfunctions.A13" style:family="table-cell">
      <style:table-cell-properties fo:background-color="#ffffff" fo:padding="0.0382in" fo:border-left="none" fo:border-right="none" fo:border-top="none" fo:border-bottom="0.05pt solid #000000">
        <style:background-image/>
      </style:table-cell-properties>
    </style:style>
    <style:style style:name="Textfunctions.B13" style:family="table-cell">
      <style:table-cell-properties fo:background-color="#ffffff" fo:padding="0.0382in" fo:border-left="none" fo:border-right="none" fo:border-top="none" fo:border-bottom="0.05pt solid #000000">
        <style:background-image/>
      </style:table-cell-properties>
    </style:style>
    <style:style style:name="Textfunctions.A14" style:family="table-cell">
      <style:table-cell-properties fo:background-color="#ffffff" fo:padding="0.0382in" fo:border-left="none" fo:border-right="none" fo:border-top="none" fo:border-bottom="0.05pt solid #000000">
        <style:background-image/>
      </style:table-cell-properties>
    </style:style>
    <style:style style:name="Textfunctions.B14" style:family="table-cell">
      <style:table-cell-properties fo:background-color="#ffffff" fo:padding="0.0382in" fo:border-left="none" fo:border-right="none" fo:border-top="none" fo:border-bottom="0.05pt solid #000000">
        <style:background-image/>
      </style:table-cell-properties>
    </style:style>
    <style:style style:name="Textfunctions.A15" style:family="table-cell">
      <style:table-cell-properties fo:background-color="#ffffff" fo:padding="0.0382in" fo:border-left="none" fo:border-right="none" fo:border-top="none" fo:border-bottom="0.05pt solid #000000">
        <style:background-image/>
      </style:table-cell-properties>
    </style:style>
    <style:style style:name="Textfunctions.B15" style:family="table-cell">
      <style:table-cell-properties fo:background-color="#ffffff" fo:padding="0.0382in" fo:border-left="none" fo:border-right="none" fo:border-top="none" fo:border-bottom="0.05pt solid #000000">
        <style:background-image/>
      </style:table-cell-properties>
    </style:style>
    <style:style style:name="Textfunctions.A16" style:family="table-cell">
      <style:table-cell-properties fo:background-color="#ffffff" fo:padding="0.0382in" fo:border-left="none" fo:border-right="none" fo:border-top="none" fo:border-bottom="0.05pt solid #000000">
        <style:background-image/>
      </style:table-cell-properties>
    </style:style>
    <style:style style:name="Textfunctions.B16" style:family="table-cell">
      <style:table-cell-properties fo:background-color="#ffffff" fo:padding="0.0382in" fo:border-left="none" fo:border-right="none" fo:border-top="none" fo:border-bottom="0.05pt solid #000000">
        <style:background-image/>
      </style:table-cell-properties>
    </style:style>
    <style:style style:name="Textfunctions.A17" style:family="table-cell">
      <style:table-cell-properties fo:background-color="#ffffff" fo:padding="0.0382in" fo:border-left="none" fo:border-right="none" fo:border-top="none" fo:border-bottom="0.05pt solid #000000">
        <style:background-image/>
      </style:table-cell-properties>
    </style:style>
    <style:style style:name="Textfunctions.B17" style:family="table-cell">
      <style:table-cell-properties fo:background-color="#ffffff" fo:padding="0.0382in" fo:border-left="none" fo:border-right="none" fo:border-top="none" fo:border-bottom="0.05pt solid #000000">
        <style:background-image/>
      </style:table-cell-properties>
    </style:style>
    <style:style style:name="Textfunctions.A18" style:family="table-cell">
      <style:table-cell-properties fo:background-color="#ffffff" fo:padding="0.0382in" fo:border-left="none" fo:border-right="none" fo:border-top="none" fo:border-bottom="0.05pt solid #000000">
        <style:background-image/>
      </style:table-cell-properties>
    </style:style>
    <style:style style:name="Textfunctions.B18" style:family="table-cell">
      <style:table-cell-properties fo:background-color="#ffffff" fo:padding="0.0382in" fo:border-left="none" fo:border-right="none" fo:border-top="none" fo:border-bottom="0.05pt solid #000000">
        <style:background-image/>
      </style:table-cell-properties>
    </style:style>
    <style:style style:name="Textfunctions.A19" style:family="table-cell">
      <style:table-cell-properties fo:background-color="#ffffff" fo:padding="0.0382in" fo:border-left="none" fo:border-right="none" fo:border-top="none" fo:border-bottom="0.05pt solid #000000">
        <style:background-image/>
      </style:table-cell-properties>
    </style:style>
    <style:style style:name="Textfunctions.B19" style:family="table-cell">
      <style:table-cell-properties fo:background-color="#ffffff" fo:padding="0.0382in" fo:border-left="none" fo:border-right="none" fo:border-top="none" fo:border-bottom="0.05pt solid #000000">
        <style:background-image/>
      </style:table-cell-properties>
    </style:style>
    <style:style style:name="Textfunctions.A20" style:family="table-cell">
      <style:table-cell-properties fo:background-color="#ffffff" fo:padding="0.0382in" fo:border-left="none" fo:border-right="none" fo:border-top="none" fo:border-bottom="0.05pt solid #000000">
        <style:background-image/>
      </style:table-cell-properties>
    </style:style>
    <style:style style:name="Textfunctions.B20" style:family="table-cell">
      <style:table-cell-properties fo:background-color="#ffffff" fo:padding="0.0382in" fo:border-left="none" fo:border-right="none" fo:border-top="none" fo:border-bottom="0.05pt solid #000000">
        <style:background-image/>
      </style:table-cell-properties>
    </style:style>
    <style:style style:name="Textfunctions.A21" style:family="table-cell">
      <style:table-cell-properties fo:background-color="#ffffff" fo:padding="0.0382in" fo:border-left="none" fo:border-right="none" fo:border-top="none" fo:border-bottom="0.05pt solid #000000">
        <style:background-image/>
      </style:table-cell-properties>
    </style:style>
    <style:style style:name="Textfunctions.B21" style:family="table-cell">
      <style:table-cell-properties fo:background-color="#ffffff" fo:padding="0.0382in" fo:border-left="none" fo:border-right="none" fo:border-top="none" fo:border-bottom="0.05pt solid #000000">
        <style:background-image/>
      </style:table-cell-properties>
    </style:style>
    <style:style style:name="Textfunctions.A22" style:family="table-cell">
      <style:table-cell-properties fo:background-color="#ffffff" fo:padding="0.0382in" fo:border-left="none" fo:border-right="none" fo:border-top="none" fo:border-bottom="0.05pt solid #000000">
        <style:background-image/>
      </style:table-cell-properties>
    </style:style>
    <style:style style:name="Textfunctions.B22" style:family="table-cell">
      <style:table-cell-properties fo:background-color="#ffffff" fo:padding="0.0382in" fo:border-left="none" fo:border-right="none" fo:border-top="none" fo:border-bottom="0.05pt solid #000000">
        <style:background-image/>
      </style:table-cell-properties>
    </style:style>
    <style:style style:name="Textfunctions.A23" style:family="table-cell">
      <style:table-cell-properties fo:background-color="#ffffff" fo:padding="0.0382in" fo:border-left="none" fo:border-right="none" fo:border-top="none" fo:border-bottom="0.05pt solid #000000">
        <style:background-image/>
      </style:table-cell-properties>
    </style:style>
    <style:style style:name="Textfunctions.B23" style:family="table-cell">
      <style:table-cell-properties fo:background-color="#ffffff" fo:padding="0.0382in" fo:border-left="none" fo:border-right="none" fo:border-top="none" fo:border-bottom="0.05pt solid #000000">
        <style:background-image/>
      </style:table-cell-properties>
    </style:style>
    <style:style style:name="Textfunctions.A24" style:family="table-cell">
      <style:table-cell-properties fo:background-color="#ffffff" fo:padding="0.0382in" fo:border-left="none" fo:border-right="none" fo:border-top="none" fo:border-bottom="0.05pt solid #000000">
        <style:background-image/>
      </style:table-cell-properties>
    </style:style>
    <style:style style:name="Textfunctions.B24" style:family="table-cell">
      <style:table-cell-properties fo:background-color="#ffffff" fo:padding="0.0382in" fo:border-left="none" fo:border-right="none" fo:border-top="none" fo:border-bottom="0.05pt solid #000000">
        <style:background-image/>
      </style:table-cell-properties>
    </style:style>
    <style:style style:name="Textfunctions.A25" style:family="table-cell">
      <style:table-cell-properties fo:background-color="#ffffff" fo:padding="0.0382in" fo:border-left="none" fo:border-right="none" fo:border-top="none" fo:border-bottom="0.05pt solid #000000">
        <style:background-image/>
      </style:table-cell-properties>
    </style:style>
    <style:style style:name="Textfunctions.B25" style:family="table-cell">
      <style:table-cell-properties fo:background-color="#ffffff" fo:padding="0.0382in" fo:border-left="none" fo:border-right="none" fo:border-top="none" fo:border-bottom="0.05pt solid #000000">
        <style:background-image/>
      </style:table-cell-properties>
    </style:style>
    <style:style style:name="Textfunctions.A26" style:family="table-cell">
      <style:table-cell-properties fo:background-color="#ffffff" fo:padding="0.0382in" fo:border-left="none" fo:border-right="none" fo:border-top="none" fo:border-bottom="0.05pt solid #000000">
        <style:background-image/>
      </style:table-cell-properties>
    </style:style>
    <style:style style:name="Textfunctions.B26" style:family="table-cell">
      <style:table-cell-properties fo:background-color="#ffffff" fo:padding="0.0382in" fo:border-left="none" fo:border-right="none" fo:border-top="none" fo:border-bottom="0.05pt solid #000000">
        <style:background-image/>
      </style:table-cell-properties>
    </style:style>
    <style:style style:name="Textfunctions.A27" style:family="table-cell">
      <style:table-cell-properties fo:background-color="#ffffff" fo:padding="0.0382in" fo:border-left="none" fo:border-right="none" fo:border-top="none" fo:border-bottom="0.05pt solid #000000">
        <style:background-image/>
      </style:table-cell-properties>
    </style:style>
    <style:style style:name="Textfunctions.B27" style:family="table-cell">
      <style:table-cell-properties fo:background-color="#ffffff" fo:padding="0.0382in" fo:border-left="none" fo:border-right="none" fo:border-top="none" fo:border-bottom="0.05pt solid #000000">
        <style:background-image/>
      </style:table-cell-properties>
    </style:style>
    <style:style style:name="Textfunctions.A28" style:family="table-cell">
      <style:table-cell-properties fo:background-color="#ffffff" fo:padding="0.0382in" fo:border-left="none" fo:border-right="none" fo:border-top="none" fo:border-bottom="0.05pt solid #000000">
        <style:background-image/>
      </style:table-cell-properties>
    </style:style>
    <style:style style:name="Textfunctions.B28" style:family="table-cell">
      <style:table-cell-properties fo:background-color="#ffffff" fo:padding="0.0382in" fo:border-left="none" fo:border-right="none" fo:border-top="none" fo:border-bottom="0.05pt solid #000000">
        <style:background-image/>
      </style:table-cell-properties>
    </style:style>
    <style:style style:name="Textfunctions.A29" style:family="table-cell">
      <style:table-cell-properties fo:background-color="#ffffff" fo:padding="0.0382in" fo:border-left="none" fo:border-right="none" fo:border-top="none" fo:border-bottom="0.05pt solid #000000">
        <style:background-image/>
      </style:table-cell-properties>
    </style:style>
    <style:style style:name="Textfunctions.B29" style:family="table-cell">
      <style:table-cell-properties fo:background-color="#ffffff" fo:padding="0.0382in" fo:border-left="none" fo:border-right="none" fo:border-top="none" fo:border-bottom="0.05pt solid #000000">
        <style:background-image/>
      </style:table-cell-properties>
    </style:style>
    <style:style style:name="Textfunctions.A30" style:family="table-cell">
      <style:table-cell-properties fo:background-color="#ffffff" fo:padding="0.0382in" fo:border-left="none" fo:border-right="none" fo:border-top="none" fo:border-bottom="0.05pt solid #000000">
        <style:background-image/>
      </style:table-cell-properties>
    </style:style>
    <style:style style:name="Textfunctions.B30" style:family="table-cell">
      <style:table-cell-properties fo:background-color="#ffffff" fo:padding="0.0382in" fo:border-left="none" fo:border-right="none" fo:border-top="none" fo:border-bottom="0.05pt solid #000000">
        <style:background-image/>
      </style:table-cell-properties>
    </style:style>
    <style:style style:name="Textfunctions.A31" style:family="table-cell">
      <style:table-cell-properties fo:background-color="#ffffff" fo:padding="0.0382in" fo:border-left="none" fo:border-right="none" fo:border-top="none" fo:border-bottom="0.05pt solid #000000">
        <style:background-image/>
      </style:table-cell-properties>
    </style:style>
    <style:style style:name="Textfunctions.B31" style:family="table-cell">
      <style:table-cell-properties fo:background-color="#ffffff" fo:padding="0.0382in" fo:border-left="none" fo:border-right="none" fo:border-top="none" fo:border-bottom="0.05pt solid #000000">
        <style:background-image/>
      </style:table-cell-properties>
    </style:style>
    <style:style style:name="Textfunctions.A32" style:family="table-cell">
      <style:table-cell-properties fo:background-color="#ffffff" fo:padding="0.0382in" fo:border-left="none" fo:border-right="none" fo:border-top="none" fo:border-bottom="0.05pt solid #000000">
        <style:background-image/>
      </style:table-cell-properties>
    </style:style>
    <style:style style:name="Textfunctions.B32" style:family="table-cell">
      <style:table-cell-properties fo:background-color="#ffffff" fo:padding="0.0382in" fo:border-left="none" fo:border-right="none" fo:border-top="none" fo:border-bottom="0.05pt solid #000000">
        <style:background-image/>
      </style:table-cell-properties>
    </style:style>
    <style:style style:name="Textfunctions.A33" style:family="table-cell">
      <style:table-cell-properties fo:background-color="#ffffff" fo:padding="0.0382in" fo:border-left="none" fo:border-right="none" fo:border-top="none" fo:border-bottom="0.05pt solid #000000">
        <style:background-image/>
      </style:table-cell-properties>
    </style:style>
    <style:style style:name="Textfunctions.B33" style:family="table-cell">
      <style:table-cell-properties fo:background-color="#ffffff" fo:padding="0.0382in" fo:border-left="none" fo:border-right="none" fo:border-top="none" fo:border-bottom="0.05pt solid #000000">
        <style:background-image/>
      </style:table-cell-properties>
    </style:style>
    <style:style style:name="Textfunctions.A34" style:family="table-cell">
      <style:table-cell-properties fo:background-color="#ffffff" fo:padding="0.0382in" fo:border-left="none" fo:border-right="none" fo:border-top="none" fo:border-bottom="0.05pt solid #000000">
        <style:background-image/>
      </style:table-cell-properties>
    </style:style>
    <style:style style:name="Textfunctions.B34" style:family="table-cell">
      <style:table-cell-properties fo:background-color="#ffffff" fo:padding="0.0382in" fo:border-left="none" fo:border-right="none" fo:border-top="none" fo:border-bottom="0.05pt solid #000000">
        <style:background-image/>
      </style:table-cell-properties>
    </style:style>
    <style:style style:name="Textfunctions.A35" style:family="table-cell">
      <style:table-cell-properties fo:background-color="#ffffff" fo:padding="0.0382in" fo:border-left="none" fo:border-right="none" fo:border-top="none" fo:border-bottom="0.05pt solid #000000">
        <style:background-image/>
      </style:table-cell-properties>
    </style:style>
    <style:style style:name="Textfunctions.B35" style:family="table-cell">
      <style:table-cell-properties fo:background-color="#ffffff" fo:padding="0.0382in" fo:border-left="none" fo:border-right="none" fo:border-top="none" fo:border-bottom="0.05pt solid #000000">
        <style:background-image/>
      </style:table-cell-properties>
    </style:style>
    <style:style style:name="Textfunctions.A36" style:family="table-cell">
      <style:table-cell-properties fo:background-color="#ffffff" fo:padding="0.0382in" fo:border-left="none" fo:border-right="none" fo:border-top="none" fo:border-bottom="0.05pt solid #000000">
        <style:background-image/>
      </style:table-cell-properties>
    </style:style>
    <style:style style:name="Textfunctions.B36" style:family="table-cell">
      <style:table-cell-properties fo:background-color="#ffffff" fo:padding="0.0382in" fo:border-left="none" fo:border-right="none" fo:border-top="none" fo:border-bottom="0.05pt solid #000000">
        <style:background-image/>
      </style:table-cell-properties>
    </style:style>
    <style:style style:name="Textfunctions.A37" style:family="table-cell">
      <style:table-cell-properties fo:background-color="#ffffff" fo:padding="0.0382in" fo:border-left="none" fo:border-right="none" fo:border-top="none" fo:border-bottom="0.05pt solid #000000">
        <style:background-image/>
      </style:table-cell-properties>
    </style:style>
    <style:style style:name="Textfunctions.B37" style:family="table-cell">
      <style:table-cell-properties fo:background-color="#ffffff" fo:padding="0.0382in" fo:border-left="none" fo:border-right="none" fo:border-top="none" fo:border-bottom="0.05pt solid #000000">
        <style:background-image/>
      </style:table-cell-properties>
    </style:style>
    <style:style style:name="Textfunctions.A38" style:family="table-cell">
      <style:table-cell-properties fo:background-color="#ffffff" fo:padding="0.0382in" fo:border-left="none" fo:border-right="none" fo:border-top="none" fo:border-bottom="0.05pt solid #000000">
        <style:background-image/>
      </style:table-cell-properties>
    </style:style>
    <style:style style:name="Textfunctions.B38" style:family="table-cell">
      <style:table-cell-properties fo:background-color="#ffffff" fo:padding="0.0382in" fo:border-left="none" fo:border-right="none" fo:border-top="none" fo:border-bottom="0.05pt solid #000000">
        <style:background-image/>
      </style:table-cell-properties>
    </style:style>
    <style:style style:name="Textfunctions.A39" style:family="table-cell">
      <style:table-cell-properties fo:background-color="#ffffff" fo:padding="0.0382in" fo:border-left="none" fo:border-right="none" fo:border-top="none" fo:border-bottom="0.05pt solid #000000">
        <style:background-image/>
      </style:table-cell-properties>
    </style:style>
    <style:style style:name="Textfunctions.B39" style:family="table-cell">
      <style:table-cell-properties fo:background-color="#ffffff" fo:padding="0.0382in" fo:border-left="none" fo:border-right="none" fo:border-top="none" fo:border-bottom="0.05pt solid #000000">
        <style:background-image/>
      </style:table-cell-properties>
    </style:style>
    <style:style style:name="Textfunctions.A40" style:family="table-cell">
      <style:table-cell-properties fo:background-color="#ffffff" fo:padding="0.0382in" fo:border-left="none" fo:border-right="none" fo:border-top="none" fo:border-bottom="0.05pt solid #000000">
        <style:background-image/>
      </style:table-cell-properties>
    </style:style>
    <style:style style:name="Textfunctions.B40" style:family="table-cell">
      <style:table-cell-properties fo:background-color="#ffffff" fo:padding="0.0382in" fo:border-left="none" fo:border-right="none" fo:border-top="none" fo:border-bottom="0.05pt solid #000000">
        <style:background-image/>
      </style:table-cell-properties>
    </style:style>
    <style:style style:name="Textfunctions.A41" style:family="table-cell">
      <style:table-cell-properties fo:background-color="#ffffff" fo:padding="0.0382in" fo:border-left="none" fo:border-right="none" fo:border-top="none" fo:border-bottom="0.05pt solid #000000">
        <style:background-image/>
      </style:table-cell-properties>
    </style:style>
    <style:style style:name="Textfunctions.B41" style:family="table-cell">
      <style:table-cell-properties fo:background-color="#ffffff" fo:padding="0.0382in" fo:border-left="none" fo:border-right="none" fo:border-top="none" fo:border-bottom="0.05pt solid #000000">
        <style:background-image/>
      </style:table-cell-properties>
    </style:style>
    <style:style style:name="Textfunctions.A42" style:family="table-cell">
      <style:table-cell-properties fo:background-color="#ffffff" fo:padding="0.0382in" fo:border-left="none" fo:border-right="none" fo:border-top="none" fo:border-bottom="0.05pt solid #000000">
        <style:background-image/>
      </style:table-cell-properties>
    </style:style>
    <style:style style:name="Textfunctions.B42" style:family="table-cell">
      <style:table-cell-properties fo:background-color="#ffffff" fo:padding="0.0382in" fo:border-left="none" fo:border-right="none" fo:border-top="none" fo:border-bottom="0.05pt solid #000000">
        <style:background-image/>
      </style:table-cell-properties>
    </style:style>
    <style:style style:name="Textfunctions.A43" style:family="table-cell">
      <style:table-cell-properties fo:background-color="#ffffff" fo:padding="0.0382in" fo:border-left="none" fo:border-right="none" fo:border-top="none" fo:border-bottom="0.05pt solid #000000">
        <style:background-image/>
      </style:table-cell-properties>
    </style:style>
    <style:style style:name="Textfunctions.B43" style:family="table-cell">
      <style:table-cell-properties fo:background-color="#ffffff" fo:padding="0.0382in" fo:border-left="none" fo:border-right="none" fo:border-top="none" fo:border-bottom="0.05pt solid #000000">
        <style:background-image/>
      </style:table-cell-properties>
    </style:style>
    <style:style style:name="Textfunctions.A44" style:family="table-cell">
      <style:table-cell-properties fo:background-color="#ffffff" fo:padding="0.0382in" fo:border-left="none" fo:border-right="none" fo:border-top="none" fo:border-bottom="0.05pt solid #000000">
        <style:background-image/>
      </style:table-cell-properties>
    </style:style>
    <style:style style:name="Textfunctions.B44" style:family="table-cell">
      <style:table-cell-properties fo:background-color="#ffffff" fo:padding="0.0382in" fo:border-left="none" fo:border-right="none" fo:border-top="none" fo:border-bottom="0.05pt solid #000000">
        <style:background-image/>
      </style:table-cell-properties>
    </style:style>
    <style:style style:name="Textfunctions.A45" style:family="table-cell">
      <style:table-cell-properties fo:background-color="#ffffff" fo:padding="0.0382in" fo:border-left="none" fo:border-right="none" fo:border-top="none" fo:border-bottom="0.05pt solid #000000">
        <style:background-image/>
      </style:table-cell-properties>
    </style:style>
    <style:style style:name="Textfunctions.B45" style:family="table-cell">
      <style:table-cell-properties fo:background-color="#ffffff" fo:padding="0.0382in" fo:border-left="none" fo:border-right="none" fo:border-top="none" fo:border-bottom="0.05pt solid #000000">
        <style:background-image/>
      </style:table-cell-properties>
    </style:style>
    <style:style style:name="Textfunctions.A46" style:family="table-cell">
      <style:table-cell-properties fo:background-color="#ffffff" fo:padding="0.0382in" fo:border-left="none" fo:border-right="none" fo:border-top="none" fo:border-bottom="0.05pt solid #000000">
        <style:background-image/>
      </style:table-cell-properties>
    </style:style>
    <style:style style:name="Textfunctions.B46" style:family="table-cell">
      <style:table-cell-properties fo:background-color="#ffffff" fo:padding="0.0382in" fo:border-left="none" fo:border-right="none" fo:border-top="none" fo:border-bottom="0.05pt solid #000000">
        <style:background-image/>
      </style:table-cell-properties>
    </style:style>
    <style:style style:name="Textfunctions.A47" style:family="table-cell">
      <style:table-cell-properties fo:background-color="#ffffff" fo:padding="0.0382in" fo:border-left="none" fo:border-right="none" fo:border-top="none" fo:border-bottom="0.05pt solid #000000">
        <style:background-image/>
      </style:table-cell-properties>
    </style:style>
    <style:style style:name="Textfunctions.B47" style:family="table-cell">
      <style:table-cell-properties fo:background-color="#ffffff" fo:padding="0.0382in" fo:border-left="none" fo:border-right="none" fo:border-top="none" fo:border-bottom="0.05pt solid #000000">
        <style:background-image/>
      </style:table-cell-properties>
    </style:style>
    <style:style style:name="Textfunctions.A48" style:family="table-cell">
      <style:table-cell-properties fo:background-color="#ffffff" fo:padding="0.0382in" fo:border-left="none" fo:border-right="none" fo:border-top="none" fo:border-bottom="0.05pt solid #000000">
        <style:background-image/>
      </style:table-cell-properties>
    </style:style>
    <style:style style:name="Textfunctions.B48" style:family="table-cell">
      <style:table-cell-properties fo:background-color="#ffffff" fo:padding="0.0382in" fo:border-left="none" fo:border-right="none" fo:border-top="none" fo:border-bottom="0.05pt solid #000000">
        <style:background-image/>
      </style:table-cell-properties>
    </style:style>
    <style:style style:name="_3a_Add-infunctions" style:display-name=":Add-infunctions" style:family="table">
      <style:table-properties style:width="6.6889in" fo:margin-left="0in" fo:margin-right="0.0042in" table:align="margins" fo:keep-with-next="auto"/>
    </style:style>
    <style:style style:name="_3a_Add-infunctions.A" style:display-name=":Add-infunctions.A" style:family="table-column">
      <style:table-column-properties style:column-width="2.5806in" style:rel-column-width="25283*"/>
    </style:style>
    <style:style style:name="_3a_Add-infunctions.B" style:display-name=":Add-infunctions.B" style:family="table-column">
      <style:table-column-properties style:column-width="4.1083in" style:rel-column-width="40252*"/>
    </style:style>
    <style:style style:name="_3a_Add-infunctions.1" style:display-name=":Add-infunctions.1" style:family="table-row">
      <style:table-row-properties fo:background-color="#e6e6e6" fo:keep-together="always">
        <style:background-image/>
      </style:table-row-properties>
    </style:style>
    <style:style style:name="_3a_Add-infunctions.A1" style:display-name=":Add-infunctions.A1" style:family="table-cell">
      <style:table-cell-properties fo:background-color="#e6e6e6" fo:padding="0.0382in" fo:border-left="none" fo:border-right="none" fo:border-top="0.05pt solid #000000" fo:border-bottom="0.05pt solid #000000">
        <style:background-image/>
      </style:table-cell-properties>
    </style:style>
    <style:style style:name="_3a_Add-infunctions.2" style:display-name=":Add-infunctions.2" style:family="table-row">
      <style:table-row-properties fo:background-color="#ffffff" fo:keep-together="always">
        <style:background-image/>
      </style:table-row-properties>
    </style:style>
    <style:style style:name="_3a_Add-infunctions.A2" style:display-name=":Add-in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_3a_Add-infunctions.B2" style:display-name=":Add-infunctions.B2" style:family="table-cell">
      <style:table-cell-properties fo:background-color="#ffffff" fo:padding="0.0382in" fo:border-left="none" fo:border-right="none" fo:border-top="none" fo:border-bottom="0.05pt solid #000000">
        <style:background-image/>
      </style:table-cell-properties>
    </style:style>
    <style:style style:name="_3a_Add-infunctions.B3" style:display-name=":Add-infunctions.B3" style:family="table-cell">
      <style:table-cell-properties fo:background-color="#ffffff" fo:padding="0.0382in" fo:border-left="none" fo:border-right="none" fo:border-top="none" fo:border-bottom="0.05pt solid #000000">
        <style:background-image/>
      </style:table-cell-properties>
    </style:style>
    <style:style style:name="_3a_Add-infunctions.B4" style:display-name=":Add-infunctions.B4" style:family="table-cell">
      <style:table-cell-properties fo:background-color="#ffffff" fo:padding="0.0382in" fo:border-left="none" fo:border-right="none" fo:border-top="none" fo:border-bottom="0.05pt solid #000000">
        <style:background-image/>
      </style:table-cell-properties>
    </style:style>
    <style:style style:name="_3a_Add-infunctions.B5" style:display-name=":Add-infunctions.B5" style:family="table-cell">
      <style:table-cell-properties fo:background-color="#ffffff" fo:padding="0.0382in" fo:border-left="none" fo:border-right="none" fo:border-top="none" fo:border-bottom="0.05pt solid #000000">
        <style:background-image/>
      </style:table-cell-properties>
    </style:style>
    <style:style style:name="_3a_Add-infunctions.A6" style:display-name=":Add-infunctions.A6" style:family="table-cell">
      <style:table-cell-properties fo:background-color="#ffffff" fo:padding="0.0382in" fo:border-left="none" fo:border-right="none" fo:border-top="none" fo:border-bottom="0.05pt solid #000000">
        <style:background-image/>
      </style:table-cell-properties>
    </style:style>
    <style:style style:name="_3a_Add-infunctions.B6" style:display-name=":Add-infunctions.B6" style:family="table-cell">
      <style:table-cell-properties fo:background-color="#ffffff" fo:padding="0.0382in" fo:border-left="none" fo:border-right="none" fo:border-top="none" fo:border-bottom="0.05pt solid #000000">
        <style:background-image/>
      </style:table-cell-properties>
    </style:style>
    <style:style style:name="_3a_Add-infunctions.A7" style:display-name=":Add-infunctions.A7" style:family="table-cell">
      <style:table-cell-properties fo:background-color="#ffffff" fo:padding="0.0382in" fo:border-left="none" fo:border-right="none" fo:border-top="none" fo:border-bottom="0.05pt solid #000000">
        <style:background-image/>
      </style:table-cell-properties>
    </style:style>
    <style:style style:name="_3a_Add-infunctions.B7" style:display-name=":Add-infunctions.B7" style:family="table-cell">
      <style:table-cell-properties fo:background-color="#ffffff" fo:padding="0.0382in" fo:border-left="none" fo:border-right="none" fo:border-top="none" fo:border-bottom="0.05pt solid #000000">
        <style:background-image/>
      </style:table-cell-properties>
    </style:style>
    <style:style style:name="_3a_Add-infunctions.A8" style:display-name=":Add-infunctions.A8" style:family="table-cell">
      <style:table-cell-properties fo:background-color="#ffffff" fo:padding="0.0382in" fo:border-left="none" fo:border-right="none" fo:border-top="none" fo:border-bottom="0.05pt solid #000000">
        <style:background-image/>
      </style:table-cell-properties>
    </style:style>
    <style:style style:name="_3a_Add-infunctions.B8" style:display-name=":Add-infunctions.B8" style:family="table-cell">
      <style:table-cell-properties fo:background-color="#ffffff" fo:padding="0.0382in" fo:border-left="none" fo:border-right="none" fo:border-top="none" fo:border-bottom="0.05pt solid #000000">
        <style:background-image/>
      </style:table-cell-properties>
    </style:style>
    <style:style style:name="_3a_Add-infunctions.A9" style:display-name=":Add-infunctions.A9" style:family="table-cell">
      <style:table-cell-properties fo:background-color="#ffffff" fo:padding="0.0382in" fo:border-left="none" fo:border-right="none" fo:border-top="none" fo:border-bottom="0.05pt solid #000000">
        <style:background-image/>
      </style:table-cell-properties>
    </style:style>
    <style:style style:name="_3a_Add-infunctions.B9" style:display-name=":Add-infunctions.B9" style:family="table-cell">
      <style:table-cell-properties fo:background-color="#ffffff" fo:padding="0.0382in" fo:border-left="none" fo:border-right="none" fo:border-top="none" fo:border-bottom="0.05pt solid #000000">
        <style:background-image/>
      </style:table-cell-properties>
    </style:style>
    <style:style style:name="_3a_Add-infunctions.A10" style:display-name=":Add-infunctions.A10" style:family="table-cell">
      <style:table-cell-properties fo:background-color="#ffffff" fo:padding="0.0382in" fo:border-left="none" fo:border-right="none" fo:border-top="none" fo:border-bottom="0.05pt solid #000000">
        <style:background-image/>
      </style:table-cell-properties>
    </style:style>
    <style:style style:name="_3a_Add-infunctions.B10" style:display-name=":Add-infunctions.B10" style:family="table-cell">
      <style:table-cell-properties fo:background-color="#ffffff" fo:padding="0.0382in" fo:border-left="none" fo:border-right="none" fo:border-top="none" fo:border-bottom="0.05pt solid #000000">
        <style:background-image/>
      </style:table-cell-properties>
    </style:style>
    <style:style style:name="_3a_Add-infunctions.A11" style:display-name=":Add-infunctions.A11" style:family="table-cell">
      <style:table-cell-properties fo:background-color="#ffffff" fo:padding="0.0382in" fo:border-left="none" fo:border-right="none" fo:border-top="none" fo:border-bottom="0.05pt solid #000000">
        <style:background-image/>
      </style:table-cell-properties>
    </style:style>
    <style:style style:name="_3a_Add-infunctions.B11" style:display-name=":Add-infunctions.B11" style:family="table-cell">
      <style:table-cell-properties fo:background-color="#ffffff" fo:padding="0.0382in" fo:border-left="none" fo:border-right="none" fo:border-top="none" fo:border-bottom="0.05pt solid #000000">
        <style:background-image/>
      </style:table-cell-properties>
    </style:style>
    <style:style style:name="_3a_Add-infunctions.A12" style:display-name=":Add-infunctions.A12" style:family="table-cell">
      <style:table-cell-properties fo:background-color="#ffffff" fo:padding="0.0382in" fo:border-left="none" fo:border-right="none" fo:border-top="none" fo:border-bottom="0.05pt solid #000000">
        <style:background-image/>
      </style:table-cell-properties>
    </style:style>
    <style:style style:name="_3a_Add-infunctions.B12" style:display-name=":Add-infunctions.B12" style:family="table-cell">
      <style:table-cell-properties fo:background-color="#ffffff" fo:padding="0.0382in" fo:border-left="none" fo:border-right="none" fo:border-top="none" fo:border-bottom="0.05pt solid #000000">
        <style:background-image/>
      </style:table-cell-properties>
    </style:style>
    <style:style style:name="_3a_Add-infunctions.A13" style:display-name=":Add-infunctions.A13" style:family="table-cell">
      <style:table-cell-properties fo:background-color="#ffffff" fo:padding="0.0382in" fo:border-left="none" fo:border-right="none" fo:border-top="none" fo:border-bottom="0.05pt solid #000000">
        <style:background-image/>
      </style:table-cell-properties>
    </style:style>
    <style:style style:name="_3a_Add-infunctions.B13" style:display-name=":Add-infunctions.B13" style:family="table-cell">
      <style:table-cell-properties fo:background-color="#ffffff" fo:padding="0.0382in" fo:border-left="none" fo:border-right="none" fo:border-top="none" fo:border-bottom="0.05pt solid #000000">
        <style:background-image/>
      </style:table-cell-properties>
    </style:style>
    <style:style style:name="_3a_Add-infunctions.A14" style:display-name=":Add-infunctions.A14" style:family="table-cell">
      <style:table-cell-properties fo:background-color="#ffffff" fo:padding="0.0382in" fo:border-left="none" fo:border-right="none" fo:border-top="none" fo:border-bottom="0.05pt solid #000000">
        <style:background-image/>
      </style:table-cell-properties>
    </style:style>
    <style:style style:name="_3a_Add-infunctions.B14" style:display-name=":Add-infunctions.B14" style:family="table-cell">
      <style:table-cell-properties fo:background-color="#ffffff" fo:padding="0.0382in" fo:border-left="none" fo:border-right="none" fo:border-top="none" fo:border-bottom="0.05pt solid #000000">
        <style:background-image/>
      </style:table-cell-properties>
    </style:style>
    <style:style style:name="_3a_Add-infunctions.A15" style:display-name=":Add-infunctions.A15" style:family="table-cell">
      <style:table-cell-properties fo:background-color="#ffffff" fo:padding="0.0382in" fo:border-left="none" fo:border-right="none" fo:border-top="none" fo:border-bottom="0.05pt solid #000000">
        <style:background-image/>
      </style:table-cell-properties>
    </style:style>
    <style:style style:name="_3a_Add-infunctions.B15" style:display-name=":Add-infunctions.B15" style:family="table-cell">
      <style:table-cell-properties fo:background-color="#ffffff" fo:padding="0.0382in" fo:border-left="none" fo:border-right="none" fo:border-top="none" fo:border-bottom="0.05pt solid #000000">
        <style:background-image/>
      </style:table-cell-properties>
    </style:style>
    <style:style style:name="_3a_Add-infunctions.A16" style:display-name=":Add-infunctions.A16" style:family="table-cell">
      <style:table-cell-properties fo:background-color="#ffffff" fo:padding="0.0382in" fo:border-left="none" fo:border-right="none" fo:border-top="none" fo:border-bottom="0.05pt solid #000000">
        <style:background-image/>
      </style:table-cell-properties>
    </style:style>
    <style:style style:name="_3a_Add-infunctions.B16" style:display-name=":Add-infunctions.B16" style:family="table-cell">
      <style:table-cell-properties fo:background-color="#ffffff" fo:padding="0.0382in" fo:border-left="none" fo:border-right="none" fo:border-top="none" fo:border-bottom="0.05pt solid #000000">
        <style:background-image/>
      </style:table-cell-properties>
    </style:style>
    <style:style style:name="_3a_Add-infunctions.A17" style:display-name=":Add-infunctions.A17" style:family="table-cell">
      <style:table-cell-properties fo:background-color="#ffffff" fo:padding="0.0382in" fo:border-left="none" fo:border-right="none" fo:border-top="none" fo:border-bottom="0.05pt solid #000000">
        <style:background-image/>
      </style:table-cell-properties>
    </style:style>
    <style:style style:name="_3a_Add-infunctions.B17" style:display-name=":Add-infunctions.B17" style:family="table-cell">
      <style:table-cell-properties fo:background-color="#ffffff" fo:padding="0.0382in" fo:border-left="none" fo:border-right="none" fo:border-top="none" fo:border-bottom="0.05pt solid #000000">
        <style:background-image/>
      </style:table-cell-properties>
    </style:style>
    <style:style style:name="_3a_Add-infunctions.A18" style:display-name=":Add-infunctions.A18" style:family="table-cell">
      <style:table-cell-properties fo:background-color="#ffffff" fo:padding="0.0382in" fo:border-left="none" fo:border-right="none" fo:border-top="none" fo:border-bottom="0.05pt solid #000000">
        <style:background-image/>
      </style:table-cell-properties>
    </style:style>
    <style:style style:name="_3a_Add-infunctions.B18" style:display-name=":Add-infunctions.B18" style:family="table-cell">
      <style:table-cell-properties fo:background-color="#ffffff" fo:padding="0.0382in" fo:border-left="none" fo:border-right="none" fo:border-top="none" fo:border-bottom="0.05pt solid #000000">
        <style:background-image/>
      </style:table-cell-properties>
    </style:style>
    <style:style style:name="_3a_Add-infunctions.A19" style:display-name=":Add-infunctions.A19" style:family="table-cell">
      <style:table-cell-properties fo:background-color="#ffffff" fo:padding="0.0382in" fo:border-left="none" fo:border-right="none" fo:border-top="none" fo:border-bottom="0.05pt solid #000000">
        <style:background-image/>
      </style:table-cell-properties>
    </style:style>
    <style:style style:name="_3a_Add-infunctions.B19" style:display-name=":Add-infunctions.B19" style:family="table-cell">
      <style:table-cell-properties fo:background-color="#ffffff" fo:padding="0.0382in" fo:border-left="none" fo:border-right="none" fo:border-top="none" fo:border-bottom="0.05pt solid #000000">
        <style:background-image/>
      </style:table-cell-properties>
    </style:style>
    <style:style style:name="_3a_Add-infunctions.A20" style:display-name=":Add-infunctions.A20" style:family="table-cell">
      <style:table-cell-properties fo:background-color="#ffffff" fo:padding="0.0382in" fo:border-left="none" fo:border-right="none" fo:border-top="none" fo:border-bottom="0.05pt solid #000000">
        <style:background-image/>
      </style:table-cell-properties>
    </style:style>
    <style:style style:name="_3a_Add-infunctions.B20" style:display-name=":Add-infunctions.B20" style:family="table-cell">
      <style:table-cell-properties fo:background-color="#ffffff" fo:padding="0.0382in" fo:border-left="none" fo:border-right="none" fo:border-top="none" fo:border-bottom="0.05pt solid #000000">
        <style:background-image/>
      </style:table-cell-properties>
    </style:style>
    <style:style style:name="_3a_Add-infunctions.A21" style:display-name=":Add-infunctions.A21" style:family="table-cell">
      <style:table-cell-properties fo:background-color="#ffffff" fo:padding="0.0382in" fo:border-left="none" fo:border-right="none" fo:border-top="none" fo:border-bottom="0.05pt solid #000000">
        <style:background-image/>
      </style:table-cell-properties>
    </style:style>
    <style:style style:name="_3a_Add-infunctions.B21" style:display-name=":Add-infunctions.B21" style:family="table-cell">
      <style:table-cell-properties fo:background-color="#ffffff" fo:padding="0.0382in" fo:border-left="none" fo:border-right="none" fo:border-top="none" fo:border-bottom="0.05pt solid #000000">
        <style:background-image/>
      </style:table-cell-properties>
    </style:style>
    <style:style style:name="_3a_Add-infunctions.A22" style:display-name=":Add-infunctions.A22" style:family="table-cell">
      <style:table-cell-properties fo:background-color="#ffffff" fo:padding="0.0382in" fo:border-left="none" fo:border-right="none" fo:border-top="none" fo:border-bottom="0.05pt solid #000000">
        <style:background-image/>
      </style:table-cell-properties>
    </style:style>
    <style:style style:name="_3a_Add-infunctions.B22" style:display-name=":Add-infunctions.B22" style:family="table-cell">
      <style:table-cell-properties fo:background-color="#ffffff" fo:padding="0.0382in" fo:border-left="none" fo:border-right="none" fo:border-top="none" fo:border-bottom="0.05pt solid #000000">
        <style:background-image/>
      </style:table-cell-properties>
    </style:style>
    <style:style style:name="_3a_Add-infunctions.A23" style:display-name=":Add-infunctions.A23" style:family="table-cell">
      <style:table-cell-properties fo:background-color="#ffffff" fo:padding="0.0382in" fo:border-left="none" fo:border-right="none" fo:border-top="none" fo:border-bottom="0.05pt solid #000000">
        <style:background-image/>
      </style:table-cell-properties>
    </style:style>
    <style:style style:name="_3a_Add-infunctions.B23" style:display-name=":Add-infunctions.B23" style:family="table-cell">
      <style:table-cell-properties fo:background-color="#ffffff" fo:padding="0.0382in" fo:border-left="none" fo:border-right="none" fo:border-top="none" fo:border-bottom="0.05pt solid #000000">
        <style:background-image/>
      </style:table-cell-properties>
    </style:style>
    <style:style style:name="_3a_Add-infunctions.A24" style:display-name=":Add-infunctions.A24" style:family="table-cell">
      <style:table-cell-properties fo:background-color="#ffffff" fo:padding="0.0382in" fo:border-left="none" fo:border-right="none" fo:border-top="none" fo:border-bottom="0.05pt solid #000000">
        <style:background-image/>
      </style:table-cell-properties>
    </style:style>
    <style:style style:name="_3a_Add-infunctions.B24" style:display-name=":Add-infunctions.B24" style:family="table-cell">
      <style:table-cell-properties fo:background-color="#ffffff" fo:padding="0.0382in" fo:border-left="none" fo:border-right="none" fo:border-top="none" fo:border-bottom="0.05pt solid #000000">
        <style:background-image/>
      </style:table-cell-properties>
    </style:style>
    <style:style style:name="_3a_Add-infunctions.A25" style:display-name=":Add-infunctions.A25" style:family="table-cell">
      <style:table-cell-properties fo:background-color="#ffffff" fo:padding="0.0382in" fo:border-left="none" fo:border-right="none" fo:border-top="none" fo:border-bottom="0.05pt solid #000000">
        <style:background-image/>
      </style:table-cell-properties>
    </style:style>
    <style:style style:name="_3a_Add-infunctions.B25" style:display-name=":Add-infunctions.B25" style:family="table-cell">
      <style:table-cell-properties fo:background-color="#ffffff" fo:padding="0.0382in" fo:border-left="none" fo:border-right="none" fo:border-top="none" fo:border-bottom="0.05pt solid #000000">
        <style:background-image/>
      </style:table-cell-properties>
    </style:style>
    <style:style style:name="_3a_Add-infunctions.A26" style:display-name=":Add-infunctions.A26" style:family="table-cell">
      <style:table-cell-properties fo:background-color="#ffffff" fo:padding="0.0382in" fo:border-left="none" fo:border-right="none" fo:border-top="none" fo:border-bottom="0.05pt solid #000000">
        <style:background-image/>
      </style:table-cell-properties>
    </style:style>
    <style:style style:name="_3a_Add-infunctions.B26" style:display-name=":Add-infunctions.B26" style:family="table-cell">
      <style:table-cell-properties fo:background-color="#ffffff" fo:padding="0.0382in" fo:border-left="none" fo:border-right="none" fo:border-top="none" fo:border-bottom="0.05pt solid #000000">
        <style:background-image/>
      </style:table-cell-properties>
    </style:style>
    <style:style style:name="_3a_Add-infunctions.A27" style:display-name=":Add-infunctions.A27" style:family="table-cell">
      <style:table-cell-properties fo:background-color="#ffffff" fo:padding="0.0382in" fo:border-left="none" fo:border-right="none" fo:border-top="none" fo:border-bottom="0.05pt solid #000000">
        <style:background-image/>
      </style:table-cell-properties>
    </style:style>
    <style:style style:name="_3a_Add-infunctions.B27" style:display-name=":Add-infunctions.B27" style:family="table-cell">
      <style:table-cell-properties fo:background-color="#ffffff" fo:padding="0.0382in" fo:border-left="none" fo:border-right="none" fo:border-top="none" fo:border-bottom="0.05pt solid #000000">
        <style:background-image/>
      </style:table-cell-properties>
    </style:style>
    <style:style style:name="_3a_Add-infunctions.A28" style:display-name=":Add-infunctions.A28" style:family="table-cell">
      <style:table-cell-properties fo:background-color="#ffffff" fo:padding="0.0382in" fo:border-left="none" fo:border-right="none" fo:border-top="none" fo:border-bottom="0.05pt solid #000000">
        <style:background-image/>
      </style:table-cell-properties>
    </style:style>
    <style:style style:name="_3a_Add-infunctions.B28" style:display-name=":Add-infunctions.B28" style:family="table-cell">
      <style:table-cell-properties fo:background-color="#ffffff" fo:padding="0.0382in" fo:border-left="none" fo:border-right="none" fo:border-top="none" fo:border-bottom="0.05pt solid #000000">
        <style:background-image/>
      </style:table-cell-properties>
    </style:style>
    <style:style style:name="_3a_Add-infunctions.A29" style:display-name=":Add-infunctions.A29" style:family="table-cell">
      <style:table-cell-properties fo:background-color="#ffffff" fo:padding="0.0382in" fo:border-left="none" fo:border-right="none" fo:border-top="none" fo:border-bottom="0.05pt solid #000000">
        <style:background-image/>
      </style:table-cell-properties>
    </style:style>
    <style:style style:name="_3a_Add-infunctions.B29" style:display-name=":Add-infunctions.B29" style:family="table-cell">
      <style:table-cell-properties fo:background-color="#ffffff" fo:padding="0.0382in" fo:border-left="none" fo:border-right="none" fo:border-top="none" fo:border-bottom="0.05pt solid #000000">
        <style:background-image/>
      </style:table-cell-properties>
    </style:style>
    <style:style style:name="_3a_Add-infunctions.A30" style:display-name=":Add-infunctions.A30" style:family="table-cell">
      <style:table-cell-properties fo:background-color="#ffffff" fo:padding="0.0382in" fo:border-left="none" fo:border-right="none" fo:border-top="none" fo:border-bottom="0.05pt solid #000000">
        <style:background-image/>
      </style:table-cell-properties>
    </style:style>
    <style:style style:name="_3a_Add-infunctions.B30" style:display-name=":Add-infunctions.B30" style:family="table-cell">
      <style:table-cell-properties fo:background-color="#ffffff" fo:padding="0.0382in" fo:border-left="none" fo:border-right="none" fo:border-top="none" fo:border-bottom="0.05pt solid #000000">
        <style:background-image/>
      </style:table-cell-properties>
    </style:style>
    <style:style style:name="_3a_Add-infunctions.A31" style:display-name=":Add-infunctions.A31" style:family="table-cell">
      <style:table-cell-properties fo:background-color="#ffffff" fo:padding="0.0382in" fo:border-left="none" fo:border-right="none" fo:border-top="none" fo:border-bottom="0.05pt solid #000000">
        <style:background-image/>
      </style:table-cell-properties>
    </style:style>
    <style:style style:name="_3a_Add-infunctions.B31" style:display-name=":Add-infunctions.B31" style:family="table-cell">
      <style:table-cell-properties fo:background-color="#ffffff" fo:padding="0.0382in" fo:border-left="none" fo:border-right="none" fo:border-top="none" fo:border-bottom="0.05pt solid #000000">
        <style:background-image/>
      </style:table-cell-properties>
    </style:style>
    <style:style style:name="_3a_Add-infunctions.A32" style:display-name=":Add-infunctions.A32" style:family="table-cell">
      <style:table-cell-properties fo:background-color="#ffffff" fo:padding="0.0382in" fo:border-left="none" fo:border-right="none" fo:border-top="none" fo:border-bottom="0.05pt solid #000000">
        <style:background-image/>
      </style:table-cell-properties>
    </style:style>
    <style:style style:name="_3a_Add-infunctions.B32" style:display-name=":Add-infunctions.B32" style:family="table-cell">
      <style:table-cell-properties fo:background-color="#ffffff" fo:padding="0.0382in" fo:border-left="none" fo:border-right="none" fo:border-top="none" fo:border-bottom="0.05pt solid #000000">
        <style:background-image/>
      </style:table-cell-properties>
    </style:style>
    <style:style style:name="_3a_Add-infunctions.A33" style:display-name=":Add-infunctions.A33" style:family="table-cell">
      <style:table-cell-properties fo:background-color="#ffffff" fo:padding="0.0382in" fo:border-left="none" fo:border-right="none" fo:border-top="none" fo:border-bottom="0.05pt solid #000000">
        <style:background-image/>
      </style:table-cell-properties>
    </style:style>
    <style:style style:name="_3a_Add-infunctions.B33" style:display-name=":Add-infunctions.B33" style:family="table-cell">
      <style:table-cell-properties fo:background-color="#ffffff" fo:padding="0.0382in" fo:border-left="none" fo:border-right="none" fo:border-top="none" fo:border-bottom="0.05pt solid #000000">
        <style:background-image/>
      </style:table-cell-properties>
    </style:style>
    <style:style style:name="_3a_Add-infunctions.A34" style:display-name=":Add-infunctions.A34" style:family="table-cell">
      <style:table-cell-properties fo:background-color="#ffffff" fo:padding="0.0382in" fo:border-left="none" fo:border-right="none" fo:border-top="none" fo:border-bottom="0.05pt solid #000000">
        <style:background-image/>
      </style:table-cell-properties>
    </style:style>
    <style:style style:name="_3a_Add-infunctions.B34" style:display-name=":Add-infunctions.B34" style:family="table-cell">
      <style:table-cell-properties fo:background-color="#ffffff" fo:padding="0.0382in" fo:border-left="none" fo:border-right="none" fo:border-top="none" fo:border-bottom="0.05pt solid #000000">
        <style:background-image/>
      </style:table-cell-properties>
    </style:style>
    <style:style style:name="_3a_Add-infunctions.A35" style:display-name=":Add-infunctions.A35" style:family="table-cell">
      <style:table-cell-properties fo:background-color="#ffffff" fo:padding="0.0382in" fo:border-left="none" fo:border-right="none" fo:border-top="none" fo:border-bottom="0.05pt solid #000000">
        <style:background-image/>
      </style:table-cell-properties>
    </style:style>
    <style:style style:name="_3a_Add-infunctions.B35" style:display-name=":Add-infunctions.B35" style:family="table-cell">
      <style:table-cell-properties fo:background-color="#ffffff" fo:padding="0.0382in" fo:border-left="none" fo:border-right="none" fo:border-top="none" fo:border-bottom="0.05pt solid #000000">
        <style:background-image/>
      </style:table-cell-properties>
    </style:style>
    <style:style style:name="_3a_Add-infunctions.A36" style:display-name=":Add-infunctions.A36" style:family="table-cell">
      <style:table-cell-properties fo:background-color="#ffffff" fo:padding="0.0382in" fo:border-left="none" fo:border-right="none" fo:border-top="none" fo:border-bottom="0.05pt solid #000000">
        <style:background-image/>
      </style:table-cell-properties>
    </style:style>
    <style:style style:name="_3a_Add-infunctions.B36" style:display-name=":Add-infunctions.B36" style:family="table-cell">
      <style:table-cell-properties fo:background-color="#ffffff" fo:padding="0.0382in" fo:border-left="none" fo:border-right="none" fo:border-top="none" fo:border-bottom="0.05pt solid #000000">
        <style:background-image/>
      </style:table-cell-properties>
    </style:style>
    <style:style style:name="_3a_Add-infunctions.A37" style:display-name=":Add-infunctions.A37" style:family="table-cell">
      <style:table-cell-properties fo:background-color="#ffffff" fo:padding="0.0382in" fo:border-left="none" fo:border-right="none" fo:border-top="none" fo:border-bottom="0.05pt solid #000000">
        <style:background-image/>
      </style:table-cell-properties>
    </style:style>
    <style:style style:name="_3a_Add-infunctions.B37" style:display-name=":Add-infunctions.B37" style:family="table-cell">
      <style:table-cell-properties fo:background-color="#ffffff" fo:padding="0.0382in" fo:border-left="none" fo:border-right="none" fo:border-top="none" fo:border-bottom="0.05pt solid #000000">
        <style:background-image/>
      </style:table-cell-properties>
    </style:style>
    <style:style style:name="_3a_Add-infunctions.A38" style:display-name=":Add-infunctions.A38" style:family="table-cell">
      <style:table-cell-properties fo:background-color="#ffffff" fo:padding="0.0382in" fo:border-left="none" fo:border-right="none" fo:border-top="none" fo:border-bottom="0.05pt solid #000000">
        <style:background-image/>
      </style:table-cell-properties>
    </style:style>
    <style:style style:name="_3a_Add-infunctions.B38" style:display-name=":Add-infunctions.B38" style:family="table-cell">
      <style:table-cell-properties fo:background-color="#ffffff" fo:padding="0.0382in" fo:border-left="none" fo:border-right="none" fo:border-top="none" fo:border-bottom="0.05pt solid #000000">
        <style:background-image/>
      </style:table-cell-properties>
    </style:style>
    <style:style style:name="_3a_Add-infunctions.A39" style:display-name=":Add-infunctions.A39" style:family="table-cell">
      <style:table-cell-properties fo:background-color="#ffffff" fo:padding="0.0382in" fo:border-left="none" fo:border-right="none" fo:border-top="none" fo:border-bottom="0.05pt solid #000000">
        <style:background-image/>
      </style:table-cell-properties>
    </style:style>
    <style:style style:name="_3a_Add-infunctions.B39" style:display-name=":Add-infunctions.B39" style:family="table-cell">
      <style:table-cell-properties fo:background-color="#ffffff" fo:padding="0.0382in" fo:border-left="none" fo:border-right="none" fo:border-top="none" fo:border-bottom="0.05pt solid #000000">
        <style:background-image/>
      </style:table-cell-properties>
    </style:style>
    <style:style style:name="_3a_Add-infunctions.A40" style:display-name=":Add-infunctions.A40" style:family="table-cell">
      <style:table-cell-properties fo:background-color="#ffffff" fo:padding="0.0382in" fo:border-left="none" fo:border-right="none" fo:border-top="none" fo:border-bottom="0.05pt solid #000000">
        <style:background-image/>
      </style:table-cell-properties>
    </style:style>
    <style:style style:name="_3a_Add-infunctions.B40" style:display-name=":Add-infunctions.B40" style:family="table-cell">
      <style:table-cell-properties fo:background-color="#ffffff" fo:padding="0.0382in" fo:border-left="none" fo:border-right="none" fo:border-top="none" fo:border-bottom="0.05pt solid #000000">
        <style:background-image/>
      </style:table-cell-properties>
    </style:style>
    <style:style style:name="_3a_Add-infunctions.A41" style:display-name=":Add-infunctions.A41" style:family="table-cell">
      <style:table-cell-properties fo:background-color="#ffffff" fo:padding="0.0382in" fo:border-left="none" fo:border-right="none" fo:border-top="none" fo:border-bottom="0.05pt solid #000000">
        <style:background-image/>
      </style:table-cell-properties>
    </style:style>
    <style:style style:name="_3a_Add-infunctions.B41" style:display-name=":Add-infunctions.B41" style:family="table-cell">
      <style:table-cell-properties fo:background-color="#ffffff" fo:padding="0.0382in" fo:border-left="none" fo:border-right="none" fo:border-top="none" fo:border-bottom="0.05pt solid #000000">
        <style:background-image/>
      </style:table-cell-properties>
    </style:style>
    <style:style style:name="_3a_Add-infunctions.A42" style:display-name=":Add-infunctions.A42" style:family="table-cell">
      <style:table-cell-properties fo:background-color="#ffffff" fo:padding="0.0382in" fo:border-left="none" fo:border-right="none" fo:border-top="none" fo:border-bottom="0.05pt solid #000000">
        <style:background-image/>
      </style:table-cell-properties>
    </style:style>
    <style:style style:name="_3a_Add-infunctions.B42" style:display-name=":Add-infunctions.B42" style:family="table-cell">
      <style:table-cell-properties fo:background-color="#ffffff" fo:padding="0.0382in" fo:border-left="none" fo:border-right="none" fo:border-top="none" fo:border-bottom="0.05pt solid #000000">
        <style:background-image/>
      </style:table-cell-properties>
    </style:style>
    <style:style style:name="_3a_Add-infunctions.A43" style:display-name=":Add-infunctions.A43" style:family="table-cell">
      <style:table-cell-properties fo:background-color="#ffffff" fo:padding="0.0382in" fo:border-left="none" fo:border-right="none" fo:border-top="none" fo:border-bottom="0.05pt solid #000000">
        <style:background-image/>
      </style:table-cell-properties>
    </style:style>
    <style:style style:name="_3a_Add-infunctions.B43" style:display-name=":Add-infunctions.B43" style:family="table-cell">
      <style:table-cell-properties fo:background-color="#ffffff" fo:padding="0.0382in" fo:border-left="none" fo:border-right="none" fo:border-top="none" fo:border-bottom="0.05pt solid #000000">
        <style:background-image/>
      </style:table-cell-properties>
    </style:style>
    <style:style style:name="_3a_Add-infunctions.A44" style:display-name=":Add-infunctions.A44" style:family="table-cell">
      <style:table-cell-properties fo:background-color="#ffffff" fo:padding="0.0382in" fo:border-left="none" fo:border-right="none" fo:border-top="none" fo:border-bottom="0.05pt solid #000000">
        <style:background-image/>
      </style:table-cell-properties>
    </style:style>
    <style:style style:name="_3a_Add-infunctions.B44" style:display-name=":Add-infunctions.B44" style:family="table-cell">
      <style:table-cell-properties fo:background-color="#ffffff" fo:padding="0.0382in" fo:border-left="none" fo:border-right="none" fo:border-top="none" fo:border-bottom="0.05pt solid #000000">
        <style:background-image/>
      </style:table-cell-properties>
    </style:style>
    <style:style style:name="_3a_Add-infunctions.A45" style:display-name=":Add-infunctions.A45" style:family="table-cell">
      <style:table-cell-properties fo:background-color="#ffffff" fo:padding="0.0382in" fo:border-left="none" fo:border-right="none" fo:border-top="none" fo:border-bottom="0.05pt solid #000000">
        <style:background-image/>
      </style:table-cell-properties>
    </style:style>
    <style:style style:name="_3a_Add-infunctions.B45" style:display-name=":Add-infunctions.B45" style:family="table-cell">
      <style:table-cell-properties fo:background-color="#ffffff" fo:padding="0.0382in" fo:border-left="none" fo:border-right="none" fo:border-top="none" fo:border-bottom="0.05pt solid #000000">
        <style:background-image/>
      </style:table-cell-properties>
    </style:style>
    <style:style style:name="_3a_Add-infunctions.A46" style:display-name=":Add-infunctions.A46" style:family="table-cell">
      <style:table-cell-properties fo:background-color="#ffffff" fo:padding="0.0382in" fo:border-left="none" fo:border-right="none" fo:border-top="none" fo:border-bottom="0.05pt solid #000000">
        <style:background-image/>
      </style:table-cell-properties>
    </style:style>
    <style:style style:name="_3a_Add-infunctions.B46" style:display-name=":Add-infunctions.B46" style:family="table-cell">
      <style:table-cell-properties fo:background-color="#ffffff" fo:padding="0.0382in" fo:border-left="none" fo:border-right="none" fo:border-top="none" fo:border-bottom="0.05pt solid #000000">
        <style:background-image/>
      </style:table-cell-properties>
    </style:style>
    <style:style style:name="_3a_Add-infunctions.A47" style:display-name=":Add-infunctions.A47" style:family="table-cell">
      <style:table-cell-properties fo:background-color="#ffffff" fo:padding="0.0382in" fo:border-left="none" fo:border-right="none" fo:border-top="none" fo:border-bottom="0.05pt solid #000000">
        <style:background-image/>
      </style:table-cell-properties>
    </style:style>
    <style:style style:name="_3a_Add-infunctions.B47" style:display-name=":Add-infunctions.B47" style:family="table-cell">
      <style:table-cell-properties fo:background-color="#ffffff" fo:padding="0.0382in" fo:border-left="none" fo:border-right="none" fo:border-top="none" fo:border-bottom="0.05pt solid #000000">
        <style:background-image/>
      </style:table-cell-properties>
    </style:style>
    <style:style style:name="_3a_Add-infunctions.A48" style:display-name=":Add-infunctions.A48" style:family="table-cell">
      <style:table-cell-properties fo:background-color="#ffffff" fo:padding="0.0382in" fo:border-left="none" fo:border-right="none" fo:border-top="none" fo:border-bottom="0.05pt solid #000000">
        <style:background-image/>
      </style:table-cell-properties>
    </style:style>
    <style:style style:name="_3a_Add-infunctions.B48" style:display-name=":Add-infunctions.B48" style:family="table-cell">
      <style:table-cell-properties fo:background-color="#ffffff" fo:padding="0.0382in" fo:border-left="none" fo:border-right="none" fo:border-top="none" fo:border-bottom="0.05pt solid #000000">
        <style:background-image/>
      </style:table-cell-properties>
    </style:style>
    <style:style style:name="_3a_Add-infunctions.A49" style:display-name=":Add-infunctions.A49" style:family="table-cell">
      <style:table-cell-properties fo:background-color="#ffffff" fo:padding="0.0382in" fo:border-left="none" fo:border-right="none" fo:border-top="none" fo:border-bottom="0.05pt solid #000000">
        <style:background-image/>
      </style:table-cell-properties>
    </style:style>
    <style:style style:name="_3a_Add-infunctions.B49" style:display-name=":Add-infunctions.B49"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054543f" officeooo:paragraph-rsid="0054543f"/>
    </style:style>
    <style:style style:name="P4" style:family="paragraph" style:parent-style-name="Table_20_Contents">
      <style:text-properties officeooo:paragraph-rsid="0054543f"/>
    </style:style>
    <style:style style:name="P5" style:family="paragraph" style:parent-style-name="Table_20_Contents">
      <style:text-properties officeooo:rsid="00637b88" officeooo:paragraph-rsid="00637b88"/>
    </style:style>
    <style:style style:name="P6" style:family="paragraph" style:parent-style-name="Table_20_Contents">
      <style:text-properties officeooo:rsid="00637b88" officeooo:paragraph-rsid="0075f499"/>
    </style:style>
    <style:style style:name="P7" style:family="paragraph" style:parent-style-name="Table_20_Contents">
      <style:text-properties officeooo:rsid="00639c07" officeooo:paragraph-rsid="00639c07"/>
    </style:style>
    <style:style style:name="P8" style:family="paragraph" style:parent-style-name="Table_20_Contents">
      <style:text-properties officeooo:rsid="0063a251" officeooo:paragraph-rsid="0063a251"/>
    </style:style>
    <style:style style:name="P9" style:family="paragraph" style:parent-style-name="Table_20_Contents">
      <style:text-properties officeooo:rsid="006554a0" officeooo:paragraph-rsid="006554a0"/>
    </style:style>
    <style:style style:name="P10" style:family="paragraph" style:parent-style-name="Table_20_Contents">
      <style:text-properties officeooo:rsid="0066eaa2" officeooo:paragraph-rsid="0066eaa2"/>
    </style:style>
    <style:style style:name="P11" style:family="paragraph" style:parent-style-name="Table_20_Contents">
      <style:text-properties officeooo:rsid="0066eaa2" officeooo:paragraph-rsid="0070f698"/>
    </style:style>
    <style:style style:name="P12" style:family="paragraph" style:parent-style-name="Table_20_Contents">
      <style:text-properties officeooo:rsid="0066eaa2" officeooo:paragraph-rsid="0070f81f"/>
    </style:style>
    <style:style style:name="P13" style:family="paragraph" style:parent-style-name="Table_20_Contents">
      <style:text-properties officeooo:rsid="0068772d" officeooo:paragraph-rsid="0068772d"/>
    </style:style>
    <style:style style:name="P14" style:family="paragraph" style:parent-style-name="Table_20_Contents">
      <style:text-properties officeooo:paragraph-rsid="006b1785"/>
    </style:style>
    <style:style style:name="P15" style:family="paragraph" style:parent-style-name="Table_20_Contents">
      <style:text-properties officeooo:paragraph-rsid="006c29a0"/>
    </style:style>
    <style:style style:name="P16" style:family="paragraph" style:parent-style-name="Table_20_Contents">
      <style:text-properties officeooo:paragraph-rsid="006eb549"/>
    </style:style>
    <style:style style:name="P17" style:family="paragraph" style:parent-style-name="Table_20_Contents">
      <style:paragraph-properties fo:text-align="center" style:justify-single-word="false"/>
      <style:text-properties officeooo:paragraph-rsid="00c1be37"/>
    </style:style>
    <style:style style:name="P18" style:family="paragraph" style:parent-style-name="Table_20_Contents">
      <style:text-properties officeooo:paragraph-rsid="007ff41f"/>
    </style:style>
    <style:style style:name="P19" style:family="paragraph" style:parent-style-name="Table_20_Contents">
      <style:text-properties officeooo:paragraph-rsid="0081a670"/>
    </style:style>
    <style:style style:name="P20" style:family="paragraph" style:parent-style-name="Table_20_Contents">
      <style:text-properties officeooo:paragraph-rsid="0083a269"/>
    </style:style>
    <style:style style:name="P21" style:family="paragraph" style:parent-style-name="Table_20_Contents">
      <style:text-properties officeooo:paragraph-rsid="0083a9bc"/>
    </style:style>
    <style:style style:name="P22" style:family="paragraph" style:parent-style-name="Table_20_Contents">
      <style:text-properties officeooo:paragraph-rsid="008574f0"/>
    </style:style>
    <style:style style:name="P23" style:family="paragraph" style:parent-style-name="Table_20_Contents">
      <style:text-properties officeooo:paragraph-rsid="0085b193"/>
    </style:style>
    <style:style style:name="P24" style:family="paragraph" style:parent-style-name="Table_20_Contents">
      <style:text-properties officeooo:paragraph-rsid="00866649"/>
    </style:style>
    <style:style style:name="P25" style:family="paragraph" style:parent-style-name="Table_20_Contents">
      <style:text-properties officeooo:paragraph-rsid="008e0a88"/>
    </style:style>
    <style:style style:name="P26" style:family="paragraph" style:parent-style-name="Table_20_Contents">
      <style:text-properties officeooo:paragraph-rsid="00987d5b"/>
    </style:style>
    <style:style style:name="P27" style:family="paragraph" style:parent-style-name="Table_20_Contents">
      <style:text-properties officeooo:paragraph-rsid="0098b8d6"/>
    </style:style>
    <style:style style:name="P28" style:family="paragraph" style:parent-style-name="Table_20_Contents">
      <style:text-properties officeooo:paragraph-rsid="0099e1d0"/>
    </style:style>
    <style:style style:name="P29" style:family="paragraph" style:parent-style-name="Table_20_Contents">
      <style:text-properties officeooo:paragraph-rsid="009a7de1"/>
    </style:style>
    <style:style style:name="P30" style:family="paragraph" style:parent-style-name="Table_20_Contents">
      <style:text-properties officeooo:paragraph-rsid="009c4778"/>
    </style:style>
    <style:style style:name="P31" style:family="paragraph" style:parent-style-name="Table_20_Contents">
      <style:text-properties officeooo:paragraph-rsid="00a1a1f5"/>
    </style:style>
    <style:style style:name="P32" style:family="paragraph" style:parent-style-name="Table_20_Contents">
      <style:text-properties officeooo:paragraph-rsid="00a31459"/>
    </style:style>
    <style:style style:name="P33" style:family="paragraph" style:parent-style-name="Table_20_Contents">
      <style:text-properties officeooo:paragraph-rsid="00a31525"/>
    </style:style>
    <style:style style:name="P34" style:family="paragraph" style:parent-style-name="Table_20_Contents">
      <style:text-properties officeooo:paragraph-rsid="00b409a2"/>
    </style:style>
    <style:style style:name="P35" style:family="paragraph" style:parent-style-name="Table_20_Contents">
      <style:paragraph-properties fo:text-align="center" style:justify-single-word="false"/>
      <style:text-properties officeooo:rsid="00b409a2" officeooo:paragraph-rsid="00b409a2"/>
    </style:style>
    <style:style style:name="P36" style:family="paragraph" style:parent-style-name="Table_20_Contents">
      <style:text-properties officeooo:paragraph-rsid="00b4c293"/>
    </style:style>
    <style:style style:name="P37" style:family="paragraph" style:parent-style-name="Table_20_Contents">
      <style:text-properties officeooo:paragraph-rsid="00b6ba5f"/>
    </style:style>
    <style:style style:name="P38" style:family="paragraph" style:parent-style-name="Table_20_Contents">
      <style:text-properties officeooo:paragraph-rsid="00b799a1"/>
    </style:style>
    <style:style style:name="P39" style:family="paragraph" style:parent-style-name="Table_20_Contents">
      <style:text-properties officeooo:rsid="00b83d5b" officeooo:paragraph-rsid="00b83d5b"/>
    </style:style>
    <style:style style:name="P40" style:family="paragraph" style:parent-style-name="Table_20_Contents">
      <style:text-properties officeooo:paragraph-rsid="00ba520e"/>
    </style:style>
    <style:style style:name="P41" style:family="paragraph" style:parent-style-name="Table_20_Contents">
      <style:text-properties officeooo:paragraph-rsid="00bac1e2"/>
    </style:style>
    <style:style style:name="P42" style:family="paragraph" style:parent-style-name="Table_20_Contents">
      <style:text-properties officeooo:paragraph-rsid="00bc8424"/>
    </style:style>
    <style:style style:name="P43" style:family="paragraph" style:parent-style-name="Table_20_Contents">
      <style:text-properties officeooo:paragraph-rsid="00bffc95"/>
    </style:style>
    <style:style style:name="P44" style:family="paragraph" style:parent-style-name="Table_20_Contents">
      <style:text-properties officeooo:paragraph-rsid="0093be85"/>
    </style:style>
    <style:style style:name="P45" style:family="paragraph" style:parent-style-name="Table_20_Contents">
      <style:text-properties officeooo:paragraph-rsid="00c1be37"/>
    </style:style>
    <style:style style:name="P46" style:family="paragraph" style:parent-style-name="Table_20_Contents">
      <style:text-properties style:font-name="Liberation Sans5" fo:font-size="10.5pt" officeooo:rsid="00c1be37" officeooo:paragraph-rsid="00c1be37" style:font-size-asian="10.5pt"/>
    </style:style>
    <style:style style:name="P47" style:family="paragraph" style:parent-style-name="Table_20_Contents">
      <style:text-properties style:font-name="Liberation Sans5" fo:font-size="10.5pt" officeooo:rsid="00c1be37" officeooo:paragraph-rsid="00c38742" style:font-size-asian="10.5pt"/>
    </style:style>
    <style:style style:name="P48" style:family="paragraph" style:parent-style-name="Table_20_Contents">
      <style:text-properties officeooo:paragraph-rsid="00c38742"/>
    </style:style>
    <style:style style:name="P49" style:family="paragraph" style:parent-style-name="Table_20_Contents">
      <style:text-properties officeooo:paragraph-rsid="0081c79d"/>
    </style:style>
    <style:style style:name="P50" style:family="paragraph" style:parent-style-name="Table_20_Contents">
      <style:text-properties officeooo:paragraph-rsid="00c6c4f7"/>
    </style:style>
    <style:style style:name="P51" style:family="paragraph" style:parent-style-name="Table_20_Contents">
      <style:text-properties officeooo:paragraph-rsid="00c771b6"/>
    </style:style>
    <style:style style:name="P52" style:family="paragraph" style:parent-style-name="Table_20_Contents">
      <style:text-properties officeooo:paragraph-rsid="00c7d3ed"/>
    </style:style>
    <style:style style:name="P53" style:family="paragraph" style:parent-style-name="Table_20_Contents">
      <style:text-properties officeooo:paragraph-rsid="00c9aa18"/>
    </style:style>
    <style:style style:name="P54" style:family="paragraph" style:parent-style-name="Table_20_Contents">
      <style:text-properties officeooo:paragraph-rsid="00cec5df"/>
    </style:style>
    <style:style style:name="P55" style:family="paragraph" style:parent-style-name="Table_20_Contents">
      <style:text-properties officeooo:paragraph-rsid="00cf4af3"/>
    </style:style>
    <style:style style:name="P56" style:family="paragraph" style:parent-style-name="Table_20_Contents">
      <style:text-properties officeooo:paragraph-rsid="00d0a3f7"/>
    </style:style>
    <style:style style:name="P57" style:family="paragraph" style:parent-style-name="Table_20_Contents">
      <style:text-properties officeooo:paragraph-rsid="00d19bc1"/>
    </style:style>
    <style:style style:name="P58" style:family="paragraph" style:parent-style-name="Table_20_Contents">
      <style:text-properties officeooo:paragraph-rsid="00dfe816"/>
    </style:style>
    <style:style style:name="P59" style:family="paragraph" style:parent-style-name="Table_20_Contents">
      <style:text-properties officeooo:paragraph-rsid="00e02337"/>
    </style:style>
    <style:style style:name="P60" style:family="paragraph" style:parent-style-name="Table_20_Contents">
      <style:text-properties officeooo:paragraph-rsid="00e2e5d5"/>
    </style:style>
    <style:style style:name="P61" style:family="paragraph" style:parent-style-name="Table_20_Contents">
      <style:text-properties officeooo:paragraph-rsid="00e30092"/>
    </style:style>
    <style:style style:name="P62" style:family="paragraph" style:parent-style-name="Table_20_Heading">
      <style:text-properties officeooo:paragraph-rsid="0054543f"/>
    </style:style>
    <style:style style:name="P63" style:family="paragraph" style:parent-style-name="Text_20_body">
      <style:text-properties officeooo:paragraph-rsid="0054543f"/>
    </style:style>
    <style:style style:name="P64" style:family="paragraph" style:parent-style-name="Text_20_body">
      <style:text-properties officeooo:rsid="00e02337" officeooo:paragraph-rsid="00e02337"/>
    </style:style>
    <style:style style:name="P65" style:family="paragraph" style:parent-style-name="Text_20_Note">
      <style:text-properties officeooo:paragraph-rsid="005488a6"/>
    </style:style>
    <style:style style:name="P66" style:family="paragraph" style:parent-style-name="Text_20_Note">
      <style:text-properties officeooo:paragraph-rsid="005f4823"/>
    </style:style>
    <style:style style:name="P67" style:family="paragraph" style:parent-style-name="Text_20_Note">
      <style:text-properties officeooo:paragraph-rsid="005d63f2"/>
    </style:style>
    <style:style style:name="P68" style:family="paragraph" style:parent-style-name="Caption" style:master-page-name="">
      <style:paragraph-properties style:page-number="auto" fo:keep-with-next="always"/>
    </style:style>
    <style:style style:name="P69" style:family="paragraph" style:parent-style-name="Caption">
      <style:text-properties officeooo:paragraph-rsid="0077fd55"/>
    </style:style>
    <style:style style:name="P70" style:family="paragraph" style:parent-style-name="Table_20_Contents">
      <style:paragraph-properties fo:margin-left="0.5in" fo:margin-right="0.0783in" fo:text-indent="0in" style:auto-text-indent="false"/>
    </style:style>
    <style:style style:name="P71" style:family="paragraph" style:parent-style-name="Table_20_Contents">
      <style:paragraph-properties fo:margin-left="0.5in" fo:margin-right="0.0783in" fo:text-indent="0in" style:auto-text-indent="false"/>
      <style:text-properties officeooo:paragraph-rsid="00ba520e"/>
    </style:style>
    <style:style style:name="P72" style:family="paragraph" style:parent-style-name="Contents_20_1">
      <style:paragraph-properties>
        <style:tab-stops>
          <style:tab-stop style:position="6.6929in" style:type="right" style:leader-style="dotted" style:leader-text="."/>
        </style:tab-stops>
      </style:paragraph-properties>
    </style:style>
    <style:style style:name="P73" style:family="paragraph" style:parent-style-name="Contents_20_3">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6929in" style:type="right" style:leader-style="dotted" style:leader-text="."/>
        </style:tab-stops>
      </style:paragraph-properties>
    </style:style>
    <style:style style:name="P75" style:family="paragraph" style:parent-style-name="Caption" style:master-page-name="">
      <style:paragraph-properties style:page-number="auto" fo:keep-with-next="always"/>
    </style:style>
    <style:style style:name="P76" style:family="paragraph" style:parent-style-name="Contents_20_1">
      <style:paragraph-properties>
        <style:tab-stops>
          <style:tab-stop style:position="6.6929in" style:type="right" style:leader-style="dotted" style:leader-text="."/>
        </style:tab-stops>
      </style:paragraph-properties>
    </style:style>
    <style:style style:name="P77" style:family="paragraph" style:parent-style-name="Contents_20_2">
      <style:paragraph-properties>
        <style:tab-stops>
          <style:tab-stop style:position="6.6929in" style:type="right" style:leader-style="dotted" style:leader-text="."/>
        </style:tab-stops>
      </style:paragraph-properties>
    </style:style>
    <style:style style:name="P78" style:family="paragraph" style:parent-style-name="Contents_20_3">
      <style:paragraph-properties>
        <style:tab-stops>
          <style:tab-stop style:position="6.6929in" style:type="right" style:leader-style="dotted" style:leader-text="."/>
        </style:tab-stops>
      </style:paragraph-properties>
    </style:style>
    <style:style style:name="P79" style:family="paragraph" style:parent-style-name="Guide_20_Name" style:master-page-name="First_20_Page">
      <style:paragraph-properties style:page-number="auto" fo:break-before="page"/>
      <style:text-properties fo:language="en" fo:country="US"/>
    </style:style>
    <style:style style:name="P80" style:family="paragraph" style:parent-style-name="Guide_20_Name">
      <style:text-properties fo:language="en" fo:country="US" officeooo:rsid="00ec24a1"/>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1">
      <style:paragraph-properties fo:break-before="page"/>
    </style:style>
    <style:style style:name="P84" style:family="paragraph" style:parent-style-name="Heading_20_2">
      <style:text-properties officeooo:paragraph-rsid="0054543f"/>
    </style:style>
    <style:style style:name="P85" style:family="paragraph" style:parent-style-name="Heading_20_3">
      <style:text-properties fo:language="en" fo:country="US"/>
    </style:style>
    <style:style style:name="P86" style:family="paragraph" style:parent-style-name="Heading_20_Caution">
      <style:text-properties officeooo:rsid="005d63f2" officeooo:paragraph-rsid="005d63f2"/>
    </style:style>
    <style:style style:name="P87" style:family="paragraph" style:parent-style-name="Heading_20_Note">
      <style:text-properties officeooo:rsid="005f4823" officeooo:paragraph-rsid="005f4823"/>
    </style:style>
    <style:style style:name="P88" style:family="paragraph" style:parent-style-name="List_20_1" style:list-style-name="List_20_1"/>
    <style:style style:name="P89" style:family="paragraph" style:parent-style-name="Page_20_Break">
      <style:text-properties officeooo:paragraph-rsid="0054543f"/>
    </style:style>
    <style:style style:name="P90" style:family="paragraph" style:parent-style-name="Table_20_Contents" style:list-style-name="L1"/>
    <style:style style:name="P91" style:family="paragraph" style:parent-style-name="Table_20_Contents">
      <style:text-properties officeooo:paragraph-rsid="0083a269"/>
    </style:style>
    <style:style style:name="P92" style:family="paragraph" style:parent-style-name="Table_20_Contents">
      <style:text-properties officeooo:paragraph-rsid="00a31525"/>
    </style:style>
    <style:style style:name="P93" style:family="paragraph" style:parent-style-name="Table_20_Contents">
      <style:text-properties officeooo:paragraph-rsid="00b409a2"/>
    </style:style>
    <style:style style:name="P94" style:family="paragraph" style:parent-style-name="Table_20_Contents">
      <style:text-properties officeooo:paragraph-rsid="00b4c293"/>
    </style:style>
    <style:style style:name="P95" style:family="paragraph" style:parent-style-name="Table_20_Contents">
      <style:text-properties officeooo:paragraph-rsid="00b799a1"/>
    </style:style>
    <style:style style:name="P96" style:family="paragraph" style:parent-style-name="Table_20_Contents">
      <style:text-properties officeooo:paragraph-rsid="006b1785"/>
    </style:style>
    <style:style style:name="P97" style:family="paragraph" style:parent-style-name="Table_20_Contents">
      <style:text-properties officeooo:paragraph-rsid="0083a9bc"/>
    </style:style>
    <style:style style:name="P98" style:family="paragraph" style:parent-style-name="Table_20_Contents">
      <style:text-properties officeooo:paragraph-rsid="008574f0"/>
    </style:style>
    <style:style style:name="P99" style:family="paragraph" style:parent-style-name="Table_20_Contents">
      <style:text-properties officeooo:paragraph-rsid="008e0a88"/>
    </style:style>
    <style:style style:name="P100" style:family="paragraph" style:parent-style-name="Table_20_Contents">
      <style:text-properties officeooo:paragraph-rsid="00bffc95"/>
    </style:style>
    <style:style style:name="P101" style:family="paragraph" style:parent-style-name="Table_20_Contents">
      <style:text-properties officeooo:paragraph-rsid="0093be85"/>
    </style:style>
    <style:style style:name="P102" style:family="paragraph" style:parent-style-name="Table_20_Contents">
      <style:text-properties officeooo:paragraph-rsid="00c1be37"/>
    </style:style>
    <style:style style:name="P103" style:family="paragraph" style:parent-style-name="Table_20_Contents">
      <style:text-properties officeooo:paragraph-rsid="00c38742"/>
    </style:style>
    <style:style style:name="P104" style:family="paragraph" style:parent-style-name="Table_20_Contents">
      <style:text-properties officeooo:paragraph-rsid="00987d5b"/>
    </style:style>
    <style:style style:name="P105" style:family="paragraph" style:parent-style-name="Table_20_Contents">
      <style:text-properties officeooo:paragraph-rsid="0098b8d6"/>
    </style:style>
    <style:style style:name="P106" style:family="paragraph" style:parent-style-name="Table_20_Contents">
      <style:text-properties officeooo:paragraph-rsid="00c6c4f7"/>
    </style:style>
    <style:style style:name="P107" style:family="paragraph" style:parent-style-name="Table_20_Contents">
      <style:text-properties officeooo:paragraph-rsid="0099e1d0"/>
    </style:style>
    <style:style style:name="P108" style:family="paragraph" style:parent-style-name="Table_20_Contents">
      <style:text-properties officeooo:paragraph-rsid="009a7de1"/>
    </style:style>
    <style:style style:name="P109" style:family="paragraph" style:parent-style-name="Table_20_Contents">
      <style:text-properties officeooo:paragraph-rsid="00e02337"/>
    </style:style>
    <style:style style:name="P110" style:family="paragraph" style:parent-style-name="Table_20_Contents">
      <style:text-properties officeooo:paragraph-rsid="00a31459"/>
    </style:style>
    <style:style style:name="P111" style:family="paragraph" style:parent-style-name="Table_20_Contents">
      <style:text-properties officeooo:paragraph-rsid="00c771b6"/>
    </style:style>
    <style:style style:name="P112" style:family="paragraph" style:parent-style-name="Table_20_Contents">
      <style:text-properties officeooo:paragraph-rsid="00c7d3ed"/>
    </style:style>
    <style:style style:name="P113" style:family="paragraph" style:parent-style-name="Table_20_Contents">
      <style:text-properties officeooo:paragraph-rsid="00e2e5d5"/>
    </style:style>
    <style:style style:name="P114" style:family="paragraph" style:parent-style-name="Table_20_Contents">
      <style:text-properties officeooo:paragraph-rsid="00e30092"/>
    </style:style>
    <style:style style:name="P115" style:family="paragraph" style:parent-style-name="Table_20_Contents">
      <style:text-properties officeooo:paragraph-rsid="00c9aa18"/>
    </style:style>
    <style:style style:name="P116" style:family="paragraph" style:parent-style-name="Table_20_Contents">
      <style:text-properties officeooo:paragraph-rsid="00cec5df"/>
    </style:style>
    <style:style style:name="P117" style:family="paragraph" style:parent-style-name="Table_20_Contents">
      <style:text-properties officeooo:paragraph-rsid="00cf4af3"/>
    </style:style>
    <style:style style:name="P118" style:family="paragraph" style:parent-style-name="Table_20_Contents">
      <style:text-properties officeooo:paragraph-rsid="00d0a3f7"/>
    </style:style>
    <style:style style:name="P119" style:family="paragraph" style:parent-style-name="Table_20_Contents">
      <style:text-properties officeooo:paragraph-rsid="00d19bc1"/>
    </style:style>
    <style:style style:name="P120" style:family="paragraph" style:parent-style-name="Table_20_Contents">
      <style:text-properties officeooo:paragraph-rsid="00ba520e"/>
    </style:style>
    <style:style style:name="P121" style:family="paragraph" style:parent-style-name="Table_20_Contents">
      <style:text-properties officeooo:paragraph-rsid="00bac1e2"/>
    </style:style>
    <style:style style:name="P122" style:family="paragraph" style:parent-style-name="Table_20_Contents">
      <style:text-properties officeooo:paragraph-rsid="00bc8424"/>
    </style:style>
    <style:style style:name="P123" style:family="paragraph" style:parent-style-name="Table_20_Contents">
      <style:paragraph-properties fo:margin-left="0in" fo:margin-right="0.0783in" fo:text-indent="0in" style:auto-text-indent="false"/>
    </style:style>
    <style:style style:name="P124" style:family="paragraph" style:parent-style-name="Text_20_Note">
      <style:text-properties officeooo:paragraph-rsid="005d63f2"/>
    </style:style>
    <style:style style:name="P125" style:family="paragraph" style:parent-style-name="Text_20_body">
      <style:text-properties officeooo:rsid="00550091" officeooo:paragraph-rsid="0055009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 style:font-size-asian="10.5pt" style:font-name-complex="Liberation Sans" style:font-size-complex="10.5pt"/>
    </style:style>
    <style:style style:name="T6" style:family="text">
      <style:text-properties fo:language="en" fo:country="US" officeooo:rsid="00b409a2"/>
    </style:style>
    <style:style style:name="T7" style:family="text">
      <style:text-properties style:font-name="Times New Roman"/>
    </style:style>
    <style:style style:name="T8" style:family="text">
      <style:text-properties style:font-name="Liberation Sans" fo:font-size="10.5pt" fo:language="en" fo:country="US" officeooo:rsid="0019deb4" style:font-name-asian="Liberation Sans" style:font-size-asian="10.5pt" style:font-name-complex="Liberation Sans" style:font-size-complex="10.5pt"/>
    </style:style>
    <style:style style:name="T9" style:family="text">
      <style:text-properties officeooo:rsid="004ff219"/>
    </style:style>
    <style:style style:name="T10" style:family="text">
      <style:text-properties officeooo:rsid="0054543f"/>
    </style:style>
    <style:style style:name="T11" style:family="text">
      <style:text-properties officeooo:rsid="00e9da12"/>
    </style:style>
    <style:style style:name="T12" style:family="text">
      <style:text-properties officeooo:rsid="006194b1"/>
    </style:style>
    <style:style style:name="T13" style:family="text">
      <style:text-properties fo:color="#000000" style:text-outline="false" style:text-line-through-style="none" style:text-line-through-type="none" fo:language="en" fo:country="US" fo:text-shadow="none" style:text-underline-style="none" fo:font-weight="normal" officeooo:rsid="0019deb4" style:font-name-asian="Liberation Sans" style:font-size-asian="10.5pt" style:font-name-complex="Liberation Sans" style:font-size-complex="10.5pt"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ans5"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ans" fo:font-size="10.5pt" fo:language="en" fo:country="US" fo:text-shadow="none" style:text-underline-style="none" fo:font-weight="normal" officeooo:rsid="0019deb4" style:font-name-asian="Liberation Sans" style:font-size-asian="10.5pt" style:font-weight-asian="normal" style:font-name-complex="Liberation Sans" style:font-size-complex="10.5pt" style:font-weight-complex="normal" style:text-overline-style="none" style:text-overline-color="font-color"/>
    </style:style>
    <style:style style:name="T16" style:family="text">
      <style:text-properties fo:color="#000000" style:font-name="Liberation Sans4" fo:font-size="32pt" fo:font-style="italic" fo:font-weight="normal" officeooo:rsid="0054543f" style:font-size-asian="18pt" style:font-weight-asian="bold" style:font-size-complex="18pt" style:font-weight-complex="bold"/>
    </style:style>
    <style:style style:name="T17" style:family="text">
      <style:text-properties fo:color="#000000" style:font-name="Liberation Sans4" fo:font-size="32pt" fo:font-style="italic" fo:font-weight="normal" officeooo:rsid="00eba731" style:font-size-asian="18pt" style:font-weight-asian="bold" style:font-size-complex="18pt" style:font-weight-complex="bold"/>
    </style:style>
    <style:style style:name="T18" style:family="text">
      <style:text-properties officeooo:rsid="00637b88"/>
    </style:style>
    <style:style style:name="T19" style:family="text">
      <style:text-properties officeooo:rsid="0066eaa2"/>
    </style:style>
    <style:style style:name="T20" style:family="text">
      <style:text-properties officeooo:rsid="006b1785"/>
    </style:style>
    <style:style style:name="T21" style:family="text">
      <style:text-properties officeooo:rsid="006c29a0"/>
    </style:style>
    <style:style style:name="T22" style:family="text">
      <style:text-properties officeooo:rsid="006ce750"/>
    </style:style>
    <style:style style:name="T23" style:family="text">
      <style:text-properties officeooo:rsid="0070f698"/>
    </style:style>
    <style:style style:name="T24" style:family="text">
      <style:text-properties officeooo:rsid="0070f81f"/>
    </style:style>
    <style:style style:name="T25" style:family="text">
      <style:text-properties style:font-name="Liberation Sans5" fo:font-size="10.5pt" style:font-size-asian="10.5pt"/>
    </style:style>
    <style:style style:name="T26" style:family="text">
      <style:text-properties style:font-name="Liberation Sans5" fo:font-size="10.5pt" officeooo:rsid="0083a9bc" style:font-size-asian="10.5pt"/>
    </style:style>
    <style:style style:name="T27" style:family="text">
      <style:text-properties style:font-name="Liberation Sans5" fo:font-size="10.5pt" officeooo:rsid="0098b8d6" style:font-size-asian="10.5pt"/>
    </style:style>
    <style:style style:name="T28" style:family="text">
      <style:text-properties style:font-name="Liberation Sans5" fo:font-size="10.5pt" officeooo:rsid="00ba520e" style:font-size-asian="10.5pt"/>
    </style:style>
    <style:style style:name="T29" style:family="text">
      <style:text-properties style:font-name="Liberation Sans5" officeooo:rsid="00dfe816"/>
    </style:style>
    <style:style style:name="T30" style:family="text">
      <style:text-properties officeooo:rsid="007335b3"/>
    </style:style>
    <style:style style:name="T31" style:family="text">
      <style:text-properties officeooo:rsid="007ba6e0"/>
    </style:style>
    <style:style style:name="T32" style:family="text">
      <style:text-properties officeooo:rsid="007e3b51"/>
    </style:style>
    <style:style style:name="T33" style:family="text">
      <style:text-properties officeooo:rsid="007f6a31"/>
    </style:style>
    <style:style style:name="T34" style:family="text">
      <style:text-properties officeooo:rsid="007ff41f"/>
    </style:style>
    <style:style style:name="T35" style:family="text">
      <style:text-properties officeooo:rsid="0081a670"/>
    </style:style>
    <style:style style:name="T36" style:family="text">
      <style:text-properties officeooo:rsid="0081c79d"/>
    </style:style>
    <style:style style:name="T37" style:family="text">
      <style:text-properties officeooo:rsid="00838272"/>
    </style:style>
    <style:style style:name="T38" style:family="text">
      <style:text-properties officeooo:rsid="0083a269"/>
    </style:style>
    <style:style style:name="T39" style:family="text">
      <style:text-properties officeooo:rsid="0083a9bc"/>
    </style:style>
    <style:style style:name="T40" style:family="text">
      <style:text-properties officeooo:rsid="00855284"/>
    </style:style>
    <style:style style:name="T41" style:family="text">
      <style:text-properties officeooo:rsid="008574f0"/>
    </style:style>
    <style:style style:name="T42" style:family="text">
      <style:text-properties officeooo:rsid="00866649"/>
    </style:style>
    <style:style style:name="T43" style:family="text">
      <style:text-properties officeooo:rsid="0088a8b7"/>
    </style:style>
    <style:style style:name="T44" style:family="text">
      <style:text-properties officeooo:rsid="008a70fc"/>
    </style:style>
    <style:style style:name="T45" style:family="text">
      <style:text-properties officeooo:rsid="008c20a1"/>
    </style:style>
    <style:style style:name="T46" style:family="text">
      <style:text-properties officeooo:rsid="008e05cb"/>
    </style:style>
    <style:style style:name="T47" style:family="text">
      <style:text-properties officeooo:rsid="008e0a88"/>
    </style:style>
    <style:style style:name="T48" style:family="text">
      <style:text-properties officeooo:rsid="009003ad"/>
    </style:style>
    <style:style style:name="T49" style:family="text">
      <style:text-properties officeooo:rsid="00910064"/>
    </style:style>
    <style:style style:name="T50" style:family="text">
      <style:text-properties officeooo:rsid="00921fda"/>
    </style:style>
    <style:style style:name="T51" style:family="text">
      <style:text-properties officeooo:rsid="0093be85"/>
    </style:style>
    <style:style style:name="T52" style:family="text">
      <style:text-properties officeooo:rsid="0096f856"/>
    </style:style>
    <style:style style:name="T53" style:family="text">
      <style:text-properties officeooo:rsid="00987d5b"/>
    </style:style>
    <style:style style:name="T54" style:family="text">
      <style:text-properties officeooo:rsid="0098b8d6"/>
    </style:style>
    <style:style style:name="T55" style:family="text">
      <style:text-properties officeooo:rsid="009a7de1"/>
    </style:style>
    <style:style style:name="T56" style:family="text">
      <style:text-properties officeooo:rsid="009c4778"/>
    </style:style>
    <style:style style:name="T57" style:family="text">
      <style:text-properties officeooo:rsid="009d3d74"/>
    </style:style>
    <style:style style:name="T58" style:family="text">
      <style:text-properties officeooo:rsid="009edbac"/>
    </style:style>
    <style:style style:name="T59" style:family="text">
      <style:text-properties officeooo:rsid="009eecdb"/>
    </style:style>
    <style:style style:name="T60" style:family="text">
      <style:text-properties officeooo:rsid="00a1a1f5"/>
    </style:style>
    <style:style style:name="T61" style:family="text">
      <style:text-properties officeooo:rsid="00a31459"/>
    </style:style>
    <style:style style:name="T62" style:family="text">
      <style:text-properties officeooo:rsid="00a31525"/>
    </style:style>
    <style:style style:name="T63" style:family="text">
      <style:text-properties officeooo:rsid="00a43392"/>
    </style:style>
    <style:style style:name="T64" style:family="text">
      <style:text-properties officeooo:rsid="00a60db9"/>
    </style:style>
    <style:style style:name="T65" style:family="text">
      <style:text-properties officeooo:rsid="00a66035"/>
    </style:style>
    <style:style style:name="T66" style:family="text">
      <style:text-properties officeooo:rsid="00a9fc97"/>
    </style:style>
    <style:style style:name="T67" style:family="text">
      <style:text-properties officeooo:rsid="00aa3963"/>
    </style:style>
    <style:style style:name="T68" style:family="text">
      <style:text-properties officeooo:rsid="00abee5b"/>
    </style:style>
    <style:style style:name="T69" style:family="text">
      <style:text-properties officeooo:rsid="00ad7c6e"/>
    </style:style>
    <style:style style:name="T70" style:family="text">
      <style:text-properties officeooo:rsid="00ae6030"/>
    </style:style>
    <style:style style:name="T71" style:family="text">
      <style:text-properties officeooo:rsid="00af009f"/>
    </style:style>
    <style:style style:name="T72" style:family="text">
      <style:text-properties officeooo:rsid="00b0e8cf"/>
    </style:style>
    <style:style style:name="T73" style:family="text">
      <style:text-properties officeooo:rsid="00b23c2b"/>
    </style:style>
    <style:style style:name="T74" style:family="text">
      <style:text-properties officeooo:rsid="00b32d90"/>
    </style:style>
    <style:style style:name="T75" style:family="text">
      <style:text-properties officeooo:rsid="00b409a2"/>
    </style:style>
    <style:style style:name="T76" style:family="text">
      <style:text-properties officeooo:rsid="00b4c293"/>
    </style:style>
    <style:style style:name="T77" style:family="text">
      <style:text-properties officeooo:rsid="00b6ba5f"/>
    </style:style>
    <style:style style:name="T78" style:family="text">
      <style:text-properties officeooo:rsid="00b83d5b"/>
    </style:style>
    <style:style style:name="T79" style:family="text">
      <style:text-properties officeooo:rsid="00b904f8"/>
    </style:style>
    <style:style style:name="T80" style:family="text">
      <style:text-properties officeooo:rsid="00ba520e"/>
    </style:style>
    <style:style style:name="T81" style:family="text">
      <style:text-properties officeooo:rsid="00bac1e2"/>
    </style:style>
    <style:style style:name="T82" style:family="text">
      <style:text-properties officeooo:rsid="00bc8424"/>
    </style:style>
    <style:style style:name="T83" style:family="text">
      <style:text-properties officeooo:rsid="00c1be37"/>
    </style:style>
    <style:style style:name="T84" style:family="text">
      <style:text-properties officeooo:rsid="001966cb"/>
    </style:style>
    <style:style style:name="T85" style:family="text">
      <style:text-properties officeooo:rsid="00169333"/>
    </style:style>
    <style:style style:name="T86" style:family="text">
      <style:text-properties officeooo:rsid="00c4a70d"/>
    </style:style>
    <style:style style:name="T87" style:family="text">
      <style:text-properties officeooo:rsid="00c6c4f7"/>
    </style:style>
    <style:style style:name="T88" style:family="text">
      <style:text-properties officeooo:rsid="00c7d3ed"/>
    </style:style>
    <style:style style:name="T89" style:family="text">
      <style:text-properties officeooo:rsid="00c8505c"/>
    </style:style>
    <style:style style:name="T90" style:family="text">
      <style:text-properties officeooo:rsid="00c93378"/>
    </style:style>
    <style:style style:name="T91" style:family="text">
      <style:text-properties officeooo:rsid="00c9aa18"/>
    </style:style>
    <style:style style:name="T92" style:family="text">
      <style:text-properties officeooo:rsid="00cc5f6e"/>
    </style:style>
    <style:style style:name="T93" style:family="text">
      <style:text-properties officeooo:rsid="00cde95f"/>
    </style:style>
    <style:style style:name="T94" style:family="text">
      <style:text-properties officeooo:rsid="00cec5df"/>
    </style:style>
    <style:style style:name="T95" style:family="text">
      <style:text-properties officeooo:rsid="00cf4af3"/>
    </style:style>
    <style:style style:name="T96" style:family="text">
      <style:text-properties officeooo:rsid="00d0a3f7"/>
    </style:style>
    <style:style style:name="T97" style:family="text">
      <style:text-properties officeooo:rsid="00d19bc1"/>
    </style:style>
    <style:style style:name="T98" style:family="text">
      <style:text-properties officeooo:rsid="00d39655"/>
    </style:style>
    <style:style style:name="T99" style:family="text">
      <style:text-properties officeooo:rsid="00d40b1a"/>
    </style:style>
    <style:style style:name="T100" style:family="text">
      <style:text-properties officeooo:rsid="00da7249"/>
    </style:style>
    <style:style style:name="T101" style:family="text">
      <style:text-properties officeooo:rsid="00dfe816"/>
    </style:style>
    <style:style style:name="T102" style:family="text">
      <style:text-properties style:font-name="Liberation Sans6" officeooo:rsid="00dfe816"/>
    </style:style>
    <style:style style:name="T103" style:family="text">
      <style:text-properties style:font-name="Liberation Serif1" officeooo:rsid="00dfe816"/>
    </style:style>
    <style:style style:name="T104" style:family="text">
      <style:text-properties officeooo:rsid="00e02337"/>
    </style:style>
    <style:style style:name="T105" style:family="text">
      <style:text-properties officeooo:rsid="00e2e5d5"/>
    </style:style>
    <style:style style:name="T106" style:family="text">
      <style:text-properties officeooo:rsid="00e30092"/>
    </style:style>
    <style:style style:name="T107" style:family="text">
      <style:text-properties officeooo:rsid="00e4f9e4"/>
    </style:style>
    <style:style style:name="T108" style:family="text">
      <style:text-properties officeooo:rsid="00e5f714"/>
    </style:style>
    <style:style style:name="T109" style:family="text">
      <style:text-properties officeooo:rsid="00e63e28"/>
    </style:style>
    <style:style style:name="T110" style:family="text"/>
    <style:style style:name="fr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783in" fo:text-indent="-0.25in" fo:margin-left="0.57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83in" fo:text-indent="-0.25in" fo:margin-left="0.82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83in" fo:text-indent="-0.25in" fo:margin-left="1.07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83in" fo:text-indent="-0.25in" fo:margin-left="1.32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83in" fo:text-indent="-0.25in" fo:margin-left="1.57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83in" fo:text-indent="-0.25in" fo:margin-left="1.82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83in" fo:text-indent="-0.25in" fo:margin-left="2.07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83in" fo:text-indent="-0.25in" fo:margin-left="2.32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83in" fo:text-indent="-0.25in" fo:margin-left="2.57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83in" fo:text-indent="-0.25in" fo:margin-left="2.8283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tracked-changes>
        <text:changed-region xml:id="ct541900736" text:id="ct541900736">
          <text:deletion>
            <office:change-info>
              <dc:creator>Jean Hollis Weber</dc:creator>
              <dc:date>2019-12-27T10:06:41</dc:date>
            </office:change-info>
            <text:p text:style-name="P80"><text:user-defined style:data-style-name="N0" text:name="Guide Name">Calc Guide</text:user-defined></text:p>
          </text:deletion>
        </text:changed-region>
        <text:changed-region xml:id="ct430170416" text:id="ct430170416">
          <text:insertion>
            <office:change-info>
              <dc:creator>Jean Hollis Weber</dc:creator>
              <dc:date>2019-12-27T10:06:43</dc:date>
            </office:change-info>
          </text:insertion>
        </text:changed-region>
        <text:changed-region xml:id="ct465172128" text:id="ct465172128">
          <text:deletion>
            <office:change-info>
              <dc:creator>Jean Hollis Weber</dc:creator>
              <dc:date>2019-12-24T18:31:20</dc:date>
            </office:change-info>
            <text:p text:style-name="Title">Chapter <text:span text:style-name="T10">18</text:span></text:p>
          </text:deletion>
        </text:changed-region>
        <text:changed-region xml:id="ct178764816" text:id="ct178764816">
          <text:insertion>
            <office:change-info>
              <dc:creator>Jean Hollis Weber</dc:creator>
              <dc:date>2019-12-24T18:31:20</dc:date>
            </office:change-info>
          </text:insertion>
        </text:changed-region>
        <text:changed-region xml:id="ct505671728" text:id="ct505671728">
          <text:insertion>
            <office:change-info>
              <dc:creator>Olivier Hallot</dc:creator>
              <dc:date>2020-01-09T10:45:12</dc:date>
            </office:change-info>
          </text:insertion>
        </text:changed-region>
        <text:changed-region xml:id="ct478377872" text:id="ct478377872">
          <text:deletion>
            <office:change-info>
              <dc:creator>Olivier Hallot</dc:creator>
              <dc:date>2020-01-09T10:44:27</dc:date>
            </office:change-info>
            <text:p text:style-name="P89"><text:span text:style-name="Emphasis"/></text:p>
            <text:p text:style-name="Page_20_Break"/>
          </text:deletion>
        </text:changed-region>
        <text:changed-region xml:id="ct165593376" text:id="ct165593376">
          <text:deletion>
            <office:change-info>
              <dc:creator>Steve Fanning</dc:creator>
              <dc:date>2019-11-08T09:13:26</dc:date>
            </office:change-info>
            <text:p text:style-name="Text_20_body">appendix</text:p>
          </text:deletion>
        </text:changed-region>
        <text:changed-region xml:id="ct194564496" text:id="ct194564496">
          <text:insertion>
            <office:change-info>
              <dc:creator>Steve Fanning</dc:creator>
              <dc:date>2019-11-08T09:13:26</dc:date>
            </office:change-info>
          </text:insertion>
        </text:changed-region>
        <text:changed-region xml:id="ct586416176" text:id="ct586416176">
          <text:deletion>
            <office:change-info>
              <dc:creator>Steve Fanning</dc:creator>
              <dc:date>2019-12-06T13:18:18</dc:date>
            </office:change-info>
            <text:p text:style-name="Text_20_body"><text:s/>On the wiki, start with <text:a xlink:type="simple" xlink:href="http://help.libreoffice.org/Calc/Functions_by_Category" text:style-name="Internet_20_link" text:visited-style-name="Visited_20_Internet_20_Link"><text:span text:style-name="Internet_20_link">http</text:span></text:a><text:a xlink:type="simple" xlink:href="http://help.libreoffice.org/Calc/Functions_by_Category" text:style-name="Internet_20_link" text:visited-style-name="Visited_20_Internet_20_Link"><text:span text:style-name="Internet_20_link">://help.libreoffice.org/Calc/Functions_by_Category</text:span></text:a></text:p>
          </text:deletion>
        </text:changed-region>
        <text:changed-region xml:id="ct577064560" text:id="ct577064560">
          <text:insertion>
            <office:change-info>
              <dc:creator>Steve Fanning</dc:creator>
              <dc:date>2019-12-06T13:18:34</dc:date>
            </office:change-info>
          </text:insertion>
        </text:changed-region>
        <text:changed-region xml:id="ct786370976" text:id="ct786370976">
          <text:deletion>
            <office:change-info>
              <dc:creator>Steve Fanning</dc:creator>
              <dc:date>2019-11-08T09:13:42</dc:date>
            </office:change-info>
            <text:p text:style-name="Text_20_body"><text:span text:style-name="T101">3</text:span></text:p>
          </text:deletion>
        </text:changed-region>
        <text:changed-region xml:id="ct401111312" text:id="ct401111312">
          <text:deletion>
            <office:change-info>
              <dc:creator>Steve Fanning</dc:creator>
              <dc:date>2019-12-06T13:18:45</dc:date>
            </office:change-info>
            <text:p text:style-name="Text_20_body">standard </text:p>
          </text:deletion>
        </text:changed-region>
        <text:changed-region xml:id="ct296329648" text:id="ct296329648">
          <text:format-change>
            <office:change-info>
              <dc:creator>Steve Fanning</dc:creator>
              <dc:date>2019-11-12T10:03:02</dc:date>
            </office:change-info>
          </text:format-change>
        </text:changed-region>
        <text:changed-region xml:id="ct550730928" text:id="ct550730928">
          <text:insertion>
            <office:change-info>
              <dc:creator>Steve Fanning</dc:creator>
              <dc:date>2019-11-12T09:58:08</dc:date>
            </office:change-info>
          </text:insertion>
        </text:changed-region>
        <text:changed-region xml:id="ct507862432" text:id="ct507862432">
          <text:insertion>
            <office:change-info>
              <dc:creator>Steve Fanning</dc:creator>
              <dc:date>2019-11-12T10:08:53</dc:date>
            </office:change-info>
          </text:insertion>
        </text:changed-region>
        <text:changed-region xml:id="ct669095232" text:id="ct669095232">
          <text:insertion>
            <office:change-info>
              <dc:creator>Steve Fanning</dc:creator>
              <dc:date>2019-11-12T10:09:00</dc:date>
            </office:change-info>
          </text:insertion>
        </text:changed-region>
        <text:changed-region xml:id="ct501904768" text:id="ct501904768">
          <text:insertion>
            <office:change-info>
              <dc:creator>Steve Fanning</dc:creator>
              <dc:date>2019-11-12T10:02:41</dc:date>
            </office:change-info>
          </text:insertion>
        </text:changed-region>
        <text:changed-region xml:id="ct623205168" text:id="ct623205168">
          <text:format-change>
            <office:change-info>
              <dc:creator>Steve Fanning</dc:creator>
              <dc:date>2019-11-12T10:03:20</dc:date>
            </office:change-info>
          </text:format-change>
        </text:changed-region>
        <text:changed-region xml:id="ct460694672" text:id="ct460694672">
          <text:insertion>
            <office:change-info>
              <dc:creator>Steve Fanning</dc:creator>
              <dc:date>2019-11-12T09:58:50</dc:date>
            </office:change-info>
          </text:insertion>
        </text:changed-region>
        <text:changed-region xml:id="ct754395792" text:id="ct754395792">
          <text:insertion>
            <office:change-info>
              <dc:creator>Steve Fanning</dc:creator>
              <dc:date>2019-11-12T10:09:09</dc:date>
            </office:change-info>
          </text:insertion>
        </text:changed-region>
        <text:changed-region xml:id="ct568604352" text:id="ct568604352">
          <text:deletion>
            <office:change-info>
              <dc:creator>Steve Fanning</dc:creator>
              <dc:date>2019-11-08T09:14:09</dc:date>
            </office:change-info>
            <text:p text:style-name="Text_20_body">appendix</text:p>
          </text:deletion>
        </text:changed-region>
        <text:changed-region xml:id="ct501345088" text:id="ct501345088">
          <text:insertion>
            <office:change-info>
              <dc:creator>Steve Fanning</dc:creator>
              <dc:date>2019-11-08T09:14:09</dc:date>
            </office:change-info>
          </text:insertion>
        </text:changed-region>
        <text:changed-region xml:id="ct535826768" text:id="ct535826768">
          <text:deletion>
            <office:change-info>
              <dc:creator>Steve Fanning</dc:creator>
              <dc:date>2019-11-08T09:14:16</dc:date>
            </office:change-info>
            <text:p text:style-name="Text_20_body">appendix</text:p>
          </text:deletion>
        </text:changed-region>
        <text:changed-region xml:id="ct403420832" text:id="ct403420832">
          <text:insertion>
            <office:change-info>
              <dc:creator>Steve Fanning</dc:creator>
              <dc:date>2019-11-08T09:14:16</dc:date>
            </office:change-info>
          </text:insertion>
        </text:changed-region>
        <text:changed-region xml:id="ct544427520" text:id="ct544427520">
          <text:deletion>
            <office:change-info>
              <dc:creator>Steve Fanning</dc:creator>
              <dc:date>2019-12-06T13:19:03</dc:date>
            </office:change-info>
            <text:p text:style-name="Text_20_body">parameters</text:p>
          </text:deletion>
        </text:changed-region>
        <text:changed-region xml:id="ct326563008" text:id="ct326563008">
          <text:insertion>
            <office:change-info>
              <dc:creator>Steve Fanning</dc:creator>
              <dc:date>2019-12-06T13:19:03</dc:date>
            </office:change-info>
          </text:insertion>
        </text:changed-region>
        <text:changed-region xml:id="ct118389392" text:id="ct118389392">
          <text:deletion>
            <office:change-info>
              <dc:creator>Steve Fanning</dc:creator>
              <dc:date>2019-12-06T13:19:11</dc:date>
            </office:change-info>
            <text:p text:style-name="Text_20_body">parameter</text:p>
          </text:deletion>
        </text:changed-region>
        <text:changed-region xml:id="ct668244080" text:id="ct668244080">
          <text:insertion>
            <office:change-info>
              <dc:creator>Steve Fanning</dc:creator>
              <dc:date>2019-12-06T13:19:11</dc:date>
            </office:change-info>
          </text:insertion>
        </text:changed-region>
        <text:changed-region xml:id="ct536057824" text:id="ct536057824">
          <text:deletion>
            <office:change-info>
              <dc:creator>Steve Fanning</dc:creator>
              <dc:date>2019-12-06T13:19:20</dc:date>
            </office:change-info>
            <text:p text:style-name="Text_20_body">parameter</text:p>
          </text:deletion>
        </text:changed-region>
        <text:changed-region xml:id="ct161428080" text:id="ct161428080">
          <text:insertion>
            <office:change-info>
              <dc:creator>Steve Fanning</dc:creator>
              <dc:date>2019-12-06T13:19:20</dc:date>
            </office:change-info>
          </text:insertion>
        </text:changed-region>
        <text:changed-region xml:id="ct513382576" text:id="ct513382576">
          <text:deletion>
            <office:change-info>
              <dc:creator>Steve Fanning</dc:creator>
              <dc:date>2019-12-06T13:19:27</dc:date>
            </office:change-info>
            <text:p text:style-name="Text_20_body">parameter</text:p>
          </text:deletion>
        </text:changed-region>
        <text:changed-region xml:id="ct668812688" text:id="ct668812688">
          <text:insertion>
            <office:change-info>
              <dc:creator>Steve Fanning</dc:creator>
              <dc:date>2019-12-06T13:19:27</dc:date>
            </office:change-info>
          </text:insertion>
        </text:changed-region>
        <text:changed-region xml:id="ct770297904" text:id="ct770297904">
          <text:deletion>
            <office:change-info>
              <dc:creator>Steve Fanning</dc:creator>
              <dc:date>2019-12-06T13:19:33</dc:date>
            </office:change-info>
            <text:p text:style-name="Text_20_body">parameter</text:p>
          </text:deletion>
        </text:changed-region>
        <text:changed-region xml:id="ct765976800" text:id="ct765976800">
          <text:insertion>
            <office:change-info>
              <dc:creator>Steve Fanning</dc:creator>
              <dc:date>2019-12-06T13:19:33</dc:date>
            </office:change-info>
          </text:insertion>
        </text:changed-region>
        <text:changed-region xml:id="ct749368720" text:id="ct749368720">
          <text:deletion>
            <office:change-info>
              <dc:creator>Steve Fanning</dc:creator>
              <dc:date>2019-12-06T13:19:40</dc:date>
            </office:change-info>
            <text:p text:style-name="Text_20_body">parameter</text:p>
          </text:deletion>
        </text:changed-region>
        <text:changed-region xml:id="ct562446640" text:id="ct562446640">
          <text:insertion>
            <office:change-info>
              <dc:creator>Steve Fanning</dc:creator>
              <dc:date>2019-12-06T13:19:40</dc:date>
            </office:change-info>
          </text:insertion>
        </text:changed-region>
        <text:changed-region xml:id="ct602431328" text:id="ct602431328">
          <text:deletion>
            <office:change-info>
              <dc:creator>Steve Fanning</dc:creator>
              <dc:date>2019-12-06T13:19:46</dc:date>
            </office:change-info>
            <text:p text:style-name="Text_20_body">parameter</text:p>
          </text:deletion>
        </text:changed-region>
        <text:changed-region xml:id="ct264609472" text:id="ct264609472">
          <text:insertion>
            <office:change-info>
              <dc:creator>Steve Fanning</dc:creator>
              <dc:date>2019-12-06T13:19:46</dc:date>
            </office:change-info>
          </text:insertion>
        </text:changed-region>
        <text:changed-region xml:id="ct591216064" text:id="ct591216064">
          <text:deletion>
            <office:change-info>
              <dc:creator>Steve Fanning</dc:creator>
              <dc:date>2019-12-02T14:54:44</dc:date>
            </office:change-info>
            <text:p text:style-name="Text_20_body"/>
            <text:p text:style-name="P125">Note</text:p>
            <text:p text:style-name="Text_20_body">In the tables of functions in this Appendix, several bugs are listed; if you wish to check on the progress of fixing those bugs, you can visit http://bugs.libreoffice.org/ and enter the bug number.</text:p>
          </text:deletion>
        </text:changed-region>
        <text:changed-region xml:id="ct523802400" text:id="ct523802400">
          <text:insertion>
            <office:change-info>
              <dc:creator>Steve Fanning</dc:creator>
              <dc:date>2019-11-08T09:18:40</dc:date>
            </office:change-info>
          </text:insertion>
        </text:changed-region>
        <text:changed-region xml:id="ct341020304" text:id="ct341020304">
          <text:insertion>
            <office:change-info>
              <dc:creator>Steve Fanning</dc:creator>
              <dc:date>2019-11-12T14:03:30</dc:date>
            </office:change-info>
          </text:insertion>
        </text:changed-region>
        <text:changed-region xml:id="ct402572320" text:id="ct402572320">
          <text:insertion>
            <office:change-info>
              <dc:creator>Steve Fanning</dc:creator>
              <dc:date>2019-11-12T10:52:01</dc:date>
            </office:change-info>
          </text:insertion>
        </text:changed-region>
        <text:changed-region xml:id="ct132875056" text:id="ct132875056">
          <text:deletion>
            <office:change-info>
              <dc:creator>Steve Fanning</dc:creator>
              <dc:date>2019-12-02T14:55:47</dc:date>
            </office:change-info>
            <text:p text:style-name="Table_20_Contents"><text:span text:style-name="T33"><text:s/></text:span><text:span text:style-name="Strong_20_Emphasis"><text:span text:style-name="T33">number_x</text:span></text:span><text:span text:style-name="T33"> is the value for the x coordinate. </text:span><text:span text:style-name="Strong_20_Emphasis"><text:span text:style-name="T33">number_y</text:span></text:span><text:span text:style-name="T33"> is the value for the y coordinate.</text:span></text:p>
          </text:deletion>
        </text:changed-region>
        <text:changed-region xml:id="ct403422480" text:id="ct403422480">
          <text:deletion>
            <office:change-info>
              <dc:creator>Steve Fanning</dc:creator>
              <dc:date>2019-11-12T10:51:51</dc:date>
            </office:change-info>
            <text:p text:style-name="Table_20_Contents"><text:span text:style-name="Strong_20_Emphasis">. <text:s/>(Angle is returned</text:span></text:p>
          </text:deletion>
        </text:changed-region>
        <text:changed-region xml:id="ct392598704" text:id="ct392598704">
          <text:deletion>
            <office:change-info>
              <dc:creator>Steve Fanning</dc:creator>
              <dc:date>2019-11-12T10:51:54</dc:date>
            </office:change-info>
            <text:p text:style-name="Table_20_Contents">)</text:p>
          </text:deletion>
        </text:changed-region>
        <text:changed-region xml:id="ct670066656" text:id="ct670066656">
          <text:insertion>
            <office:change-info>
              <dc:creator>Steve Fanning</dc:creator>
              <dc:date>2019-11-08T09:15:17</dc:date>
            </office:change-info>
          </text:insertion>
        </text:changed-region>
        <text:changed-region xml:id="ct457479664" text:id="ct457479664">
          <text:insertion>
            <office:change-info>
              <dc:creator>Steve Fanning</dc:creator>
              <dc:date>2019-11-08T09:15:18</dc:date>
            </office:change-info>
          </text:insertion>
        </text:changed-region>
        <text:changed-region xml:id="ct489053936" text:id="ct489053936">
          <text:deletion>
            <office:change-info>
              <dc:creator>Steve Fanning</dc:creator>
              <dc:date>2019-11-08T09:15:46</dc:date>
            </office:change-info>
            <text:p text:style-name="Table_20_Contents"/>
            <text:p text:style-name="Table_20_Contents">Bug 71810, concerning parameter names in BITAND, BITOR, and BITXOR.</text:p>
          </text:deletion>
        </text:changed-region>
        <text:changed-region xml:id="ct400894512" text:id="ct400894512">
          <text:deletion>
            <office:change-info>
              <dc:creator>Steve Fanning</dc:creator>
              <dc:date>2019-12-02T14:56:04</dc:date>
            </office:change-info>
            <text:p text:style-name="Table_20_Contents"><text:s/>Both parameters are required.</text:p>
          </text:deletion>
        </text:changed-region>
        <text:changed-region xml:id="ct499560832" text:id="ct499560832">
          <text:insertion>
            <office:change-info>
              <dc:creator>Steve Fanning</dc:creator>
              <dc:date>2019-11-12T16:38:36</dc:date>
            </office:change-info>
          </text:insertion>
        </text:changed-region>
        <text:changed-region xml:id="ct539234880" text:id="ct539234880">
          <text:deletion>
            <office:change-info>
              <dc:creator>Steve Fanning</dc:creator>
              <dc:date>2019-11-12T16:38:35</dc:date>
            </office:change-info>
            <text:p text:style-name="Table_20_Contents"><text:span text:style-name="T35">n</text:span></text:p>
          </text:deletion>
        </text:changed-region>
        <text:changed-region xml:id="ct273258032" text:id="ct273258032">
          <text:deletion>
            <office:change-info>
              <dc:creator>Steve Fanning</dc:creator>
              <dc:date>2019-12-02T14:56:12</dc:date>
            </office:change-info>
            <text:p text:style-name="Table_20_Contents">Both parameters are required. </text:p>
          </text:deletion>
        </text:changed-region>
        <text:changed-region xml:id="ct461547664" text:id="ct461547664">
          <text:insertion>
            <office:change-info>
              <dc:creator>Steve Fanning</dc:creator>
              <dc:date>2019-11-08T09:15:21</dc:date>
            </office:change-info>
          </text:insertion>
        </text:changed-region>
        <text:changed-region xml:id="ct760594960" text:id="ct760594960">
          <text:insertion>
            <office:change-info>
              <dc:creator>Steve Fanning</dc:creator>
              <dc:date>2019-11-08T09:15:22</dc:date>
            </office:change-info>
          </text:insertion>
        </text:changed-region>
        <text:changed-region xml:id="ct746705744" text:id="ct746705744">
          <text:deletion>
            <office:change-info>
              <dc:creator>Steve Fanning</dc:creator>
              <dc:date>2019-12-02T14:56:19</dc:date>
            </office:change-info>
            <text:p text:style-name="Table_20_Contents"><text:s/>Both parameters are required.</text:p>
          </text:deletion>
        </text:changed-region>
        <text:changed-region xml:id="ct173969568" text:id="ct173969568">
          <text:insertion>
            <office:change-info>
              <dc:creator>Steve Fanning</dc:creator>
              <dc:date>2019-11-12T16:38:46</dc:date>
            </office:change-info>
          </text:insertion>
        </text:changed-region>
        <text:changed-region xml:id="ct748786400" text:id="ct748786400">
          <text:deletion>
            <office:change-info>
              <dc:creator>Steve Fanning</dc:creator>
              <dc:date>2019-11-12T16:38:49</dc:date>
            </office:change-info>
            <text:p text:style-name="Table_20_Contents"><text:span text:style-name="T35">n</text:span></text:p>
          </text:deletion>
        </text:changed-region>
        <text:changed-region xml:id="ct759929616" text:id="ct759929616">
          <text:deletion>
            <office:change-info>
              <dc:creator>Steve Fanning</dc:creator>
              <dc:date>2019-12-02T14:56:26</dc:date>
            </office:change-info>
            <text:p text:style-name="Table_20_Contents">Both parameters are required. </text:p>
          </text:deletion>
        </text:changed-region>
        <text:changed-region xml:id="ct525637008" text:id="ct525637008">
          <text:insertion>
            <office:change-info>
              <dc:creator>Steve Fanning</dc:creator>
              <dc:date>2019-11-08T09:15:36</dc:date>
            </office:change-info>
          </text:insertion>
        </text:changed-region>
        <text:changed-region xml:id="ct688276960" text:id="ct688276960">
          <text:insertion>
            <office:change-info>
              <dc:creator>Steve Fanning</dc:creator>
              <dc:date>2019-11-08T09:15:38</dc:date>
            </office:change-info>
          </text:insertion>
        </text:changed-region>
        <text:changed-region xml:id="ct616353984" text:id="ct616353984">
          <text:deletion>
            <office:change-info>
              <dc:creator>Steve Fanning</dc:creator>
              <dc:date>2019-12-02T14:57:20</dc:date>
            </office:change-info>
            <text:p text:style-name="Table_20_Contents"><text:s/>Both parameters are required.</text:p>
          </text:deletion>
        </text:changed-region>
        <text:changed-region xml:id="ct328626672" text:id="ct328626672">
          <text:insertion>
            <office:change-info>
              <dc:creator>Steve Fanning</dc:creator>
              <dc:date>2019-11-08T09:21:39</dc:date>
            </office:change-info>
          </text:insertion>
        </text:changed-region>
        <text:changed-region xml:id="ct478173376" text:id="ct478173376">
          <text:deletion>
            <office:change-info>
              <dc:creator>Steve Fanning</dc:creator>
              <dc:date>2019-11-08T09:21:39</dc:date>
            </office:change-info>
            <text:p text:style-name="P14">Rounds up the given <text:span text:style-name="Strong_20_Emphasis">Number</text:span> to the nearest multiple of the value of <text:span text:style-name="Strong_20_Emphasis">Significance</text:span>. <text:span text:style-name="Strong_20_Emphasis">Mode</text:span> is an optional value. If the mode value is given and not equal to zero, and if number and significance are negative, then rounding is done based on the absolute value of number. Omit this value for Excel compatibility.</text:p>
          </text:deletion>
        </text:changed-region>
        <text:changed-region xml:id="ct118734880" text:id="ct118734880">
          <text:insertion>
            <office:change-info>
              <dc:creator>Steve Fanning</dc:creator>
              <dc:date>2019-11-08T09:22:23</dc:date>
            </office:change-info>
          </text:insertion>
        </text:changed-region>
        <text:changed-region xml:id="ct289721280" text:id="ct289721280">
          <text:insertion>
            <office:change-info>
              <dc:creator>Steve Fanning</dc:creator>
              <dc:date>2019-11-08T09:25:35</dc:date>
            </office:change-info>
          </text:insertion>
        </text:changed-region>
        <text:changed-region xml:id="ct587287312" text:id="ct587287312">
          <text:insertion>
            <office:change-info>
              <dc:creator>Steve Fanning</dc:creator>
              <dc:date>2019-11-08T09:22:54</dc:date>
            </office:change-info>
          </text:insertion>
        </text:changed-region>
        <text:changed-region xml:id="ct754801152" text:id="ct754801152">
          <text:insertion>
            <office:change-info>
              <dc:creator>Steve Fanning</dc:creator>
              <dc:date>2019-11-08T09:25:12</dc:date>
            </office:change-info>
          </text:insertion>
        </text:changed-region>
        <text:changed-region xml:id="ct561733136" text:id="ct561733136">
          <text:insertion>
            <office:change-info>
              <dc:creator>Steve Fanning</dc:creator>
              <dc:date>2019-11-08T09:23:09</dc:date>
            </office:change-info>
          </text:insertion>
        </text:changed-region>
        <text:changed-region xml:id="ct544629872" text:id="ct544629872">
          <text:insertion>
            <office:change-info>
              <dc:creator>Steve Fanning</dc:creator>
              <dc:date>2019-11-08T09:24:48</dc:date>
            </office:change-info>
          </text:insertion>
        </text:changed-region>
        <text:changed-region xml:id="ct461057040" text:id="ct461057040">
          <text:insertion>
            <office:change-info>
              <dc:creator>Steve Fanning</dc:creator>
              <dc:date>2019-11-08T09:23:24</dc:date>
            </office:change-info>
          </text:insertion>
        </text:changed-region>
        <text:changed-region xml:id="ct788604928" text:id="ct788604928">
          <text:insertion>
            <office:change-info>
              <dc:creator>Steve Fanning</dc:creator>
              <dc:date>2019-11-08T09:23:49</dc:date>
            </office:change-info>
          </text:insertion>
        </text:changed-region>
        <text:changed-region xml:id="ct463196192" text:id="ct463196192">
          <text:insertion>
            <office:change-info>
              <dc:creator>Steve Fanning</dc:creator>
              <dc:date>2019-11-08T09:27:48</dc:date>
            </office:change-info>
          </text:insertion>
        </text:changed-region>
        <text:changed-region xml:id="ct744817968" text:id="ct744817968">
          <text:insertion>
            <office:change-info>
              <dc:creator>Steve Fanning</dc:creator>
              <dc:date>2019-11-08T09:28:00</dc:date>
            </office:change-info>
          </text:insertion>
        </text:changed-region>
        <text:changed-region xml:id="ct660043392" text:id="ct660043392">
          <text:insertion>
            <office:change-info>
              <dc:creator>Steve Fanning</dc:creator>
              <dc:date>2019-11-13T13:14:33</dc:date>
            </office:change-info>
          </text:insertion>
        </text:changed-region>
        <text:changed-region xml:id="ct461254224" text:id="ct461254224">
          <text:insertion>
            <office:change-info>
              <dc:creator>Steve Fanning</dc:creator>
              <dc:date>2019-11-13T13:15:00</dc:date>
            </office:change-info>
          </text:insertion>
        </text:changed-region>
        <text:changed-region xml:id="ct501002496" text:id="ct501002496">
          <text:insertion>
            <office:change-info>
              <dc:creator>Steve Fanning</dc:creator>
              <dc:date>2019-11-14T09:36:23</dc:date>
            </office:change-info>
          </text:insertion>
        </text:changed-region>
        <text:changed-region xml:id="ct766944656" text:id="ct766944656">
          <text:deletion>
            <office:change-info>
              <dc:creator>Steve Fanning</dc:creator>
              <dc:date>2019-11-14T09:36:41</dc:date>
            </office:change-info>
            <text:p text:style-name="P20">. </text:p>
          </text:deletion>
        </text:changed-region>
        <text:changed-region xml:id="ct510928352" text:id="ct510928352">
          <text:deletion>
            <office:change-info>
              <dc:creator>Steve Fanning</dc:creator>
              <dc:date>2019-11-14T09:36:46</dc:date>
            </office:change-info>
            <text:p text:style-name="P20">The </text:p>
          </text:deletion>
        </text:changed-region>
        <text:changed-region xml:id="ct702495040" text:id="ct702495040">
          <text:deletion>
            <office:change-info>
              <dc:creator>Steve Fanning</dc:creator>
              <dc:date>2019-11-14T09:36:52</dc:date>
            </office:change-info>
            <text:p text:style-name="P20">The</text:p>
          </text:deletion>
        </text:changed-region>
        <text:changed-region xml:id="ct288219088" text:id="ct288219088">
          <text:deletion>
            <office:change-info>
              <dc:creator>Steve Fanning</dc:creator>
              <dc:date>2019-11-14T09:37:35</dc:date>
            </office:change-info>
            <text:p text:style-name="P20">The entries</text:p>
          </text:deletion>
        </text:changed-region>
        <text:changed-region xml:id="ct751774624" text:id="ct751774624">
          <text:insertion>
            <office:change-info>
              <dc:creator>Steve Fanning</dc:creator>
              <dc:date>2019-11-14T09:37:35</dc:date>
            </office:change-info>
          </text:insertion>
        </text:changed-region>
        <text:changed-region xml:id="ct697333424" text:id="ct697333424">
          <text:deletion>
            <office:change-info>
              <dc:creator>Steve Fanning</dc:creator>
              <dc:date>2019-11-14T09:37:19</dc:date>
            </office:change-info>
            <text:p text:style-name="P20">The above parameters are required. </text:p>
          </text:deletion>
        </text:changed-region>
        <text:changed-region xml:id="ct409530704" text:id="ct409530704">
          <text:insertion>
            <office:change-info>
              <dc:creator>Steve Fanning</dc:creator>
              <dc:date>2019-11-14T09:37:21</dc:date>
            </office:change-info>
          </text:insertion>
        </text:changed-region>
        <text:changed-region xml:id="ct576675936" text:id="ct576675936">
          <text:insertion>
            <office:change-info>
              <dc:creator>Steve Fanning</dc:creator>
              <dc:date>2019-11-14T09:41:49</dc:date>
            </office:change-info>
          </text:insertion>
        </text:changed-region>
        <text:changed-region xml:id="ct267993984" text:id="ct267993984">
          <text:deletion>
            <office:change-info>
              <dc:creator>Steve Fanning</dc:creator>
              <dc:date>2019-11-14T09:41:49</dc:date>
            </office:change-info>
            <text:p text:style-name="P21">The optional <text:span text:style-name="Strong_20_Emphasis">full_precision</text:span> parameter, if omitted, is 0 or FALSE rounds the result to the decimals of the <text:span text:style-name="Strong_20_Emphasis">to_currency</text:span>. If full_precision is TRUE, the result is not rounded.</text:p>
          </text:deletion>
        </text:changed-region>
        <text:changed-region xml:id="ct404332832" text:id="ct404332832">
          <text:insertion>
            <office:change-info>
              <dc:creator>Steve Fanning</dc:creator>
              <dc:date>2019-11-14T09:42:28</dc:date>
            </office:change-info>
          </text:insertion>
        </text:changed-region>
        <text:changed-region xml:id="ct486918560" text:id="ct486918560">
          <text:deletion>
            <office:change-info>
              <dc:creator>Steve Fanning</dc:creator>
              <dc:date>2019-11-14T09:42:28</dc:date>
            </office:change-info>
            <text:p text:style-name="P21"><text:s/></text:p>
          </text:deletion>
        </text:changed-region>
        <text:changed-region xml:id="ct529580272" text:id="ct529580272">
          <text:insertion>
            <office:change-info>
              <dc:creator>Steve Fanning</dc:creator>
              <dc:date>2019-11-14T09:44:24</dc:date>
            </office:change-info>
          </text:insertion>
        </text:changed-region>
        <text:changed-region xml:id="ct778067776" text:id="ct778067776">
          <text:insertion>
            <office:change-info>
              <dc:creator>Steve Fanning</dc:creator>
              <dc:date>2019-11-14T09:45:00</dc:date>
            </office:change-info>
          </text:insertion>
        </text:changed-region>
        <text:changed-region xml:id="ct534255568" text:id="ct534255568">
          <text:deletion>
            <office:change-info>
              <dc:creator>Steve Fanning</dc:creator>
              <dc:date>2019-11-14T09:44:24</dc:date>
            </office:change-info>
            <text:p text:style-name="P21"><text:span text:style-name="T39">currency1</text:span></text:p>
          </text:deletion>
        </text:changed-region>
        <text:changed-region xml:id="ct660062016" text:id="ct660062016">
          <text:deletion>
            <office:change-info>
              <dc:creator>Steve Fanning</dc:creator>
              <dc:date>2019-11-14T09:43:57</dc:date>
            </office:change-info>
            <text:p text:style-name="P21"><text:span text:style-name="T39">, </text:span></text:p>
          </text:deletion>
        </text:changed-region>
        <text:changed-region xml:id="ct760473408" text:id="ct760473408">
          <text:deletion>
            <office:change-info>
              <dc:creator>Steve Fanning</dc:creator>
              <dc:date>2019-11-14T09:44:24</dc:date>
            </office:change-info>
            <text:p text:style-name="P21"><text:span text:style-name="T39">EURO, currency2</text:span></text:p>
          </text:deletion>
        </text:changed-region>
        <text:changed-region xml:id="ct531610928" text:id="ct531610928">
          <text:insertion>
            <office:change-info>
              <dc:creator>Steve Fanning</dc:creator>
              <dc:date>2019-11-14T09:38:29</dc:date>
            </office:change-info>
          </text:insertion>
        </text:changed-region>
        <text:changed-region xml:id="ct170622992" text:id="ct170622992">
          <text:insertion>
            <office:change-info>
              <dc:creator>Steve Fanning</dc:creator>
              <dc:date>2019-11-14T09:39:15</dc:date>
            </office:change-info>
          </text:insertion>
        </text:changed-region>
        <text:changed-region xml:id="ct450598272" text:id="ct450598272">
          <text:insertion>
            <office:change-info>
              <dc:creator>Steve Fanning</dc:creator>
              <dc:date>2019-11-14T09:38:29</dc:date>
            </office:change-info>
          </text:insertion>
        </text:changed-region>
        <text:changed-region xml:id="ct674841856" text:id="ct674841856">
          <text:insertion>
            <office:change-info>
              <dc:creator>Steve Fanning</dc:creator>
              <dc:date>2019-11-14T09:39:17</dc:date>
            </office:change-info>
          </text:insertion>
        </text:changed-region>
        <text:changed-region xml:id="ct532842000" text:id="ct532842000">
          <text:insertion>
            <office:change-info>
              <dc:creator>Steve Fanning</dc:creator>
              <dc:date>2019-11-14T09:38:29</dc:date>
            </office:change-info>
          </text:insertion>
        </text:changed-region>
        <text:changed-region xml:id="ct615767040" text:id="ct615767040">
          <text:insertion>
            <office:change-info>
              <dc:creator>Steve Fanning</dc:creator>
              <dc:date>2019-11-14T09:39:18</dc:date>
            </office:change-info>
          </text:insertion>
        </text:changed-region>
        <text:changed-region xml:id="ct568471680" text:id="ct568471680">
          <text:insertion>
            <office:change-info>
              <dc:creator>Steve Fanning</dc:creator>
              <dc:date>2019-11-14T09:38:29</dc:date>
            </office:change-info>
          </text:insertion>
        </text:changed-region>
        <text:changed-region xml:id="ct600614000" text:id="ct600614000">
          <text:insertion>
            <office:change-info>
              <dc:creator>Steve Fanning</dc:creator>
              <dc:date>2019-11-14T09:39:19</dc:date>
            </office:change-info>
          </text:insertion>
        </text:changed-region>
        <text:changed-region xml:id="ct182288352" text:id="ct182288352">
          <text:insertion>
            <office:change-info>
              <dc:creator>Steve Fanning</dc:creator>
              <dc:date>2019-11-14T09:38:29</dc:date>
            </office:change-info>
          </text:insertion>
        </text:changed-region>
        <text:changed-region xml:id="ct695109136" text:id="ct695109136">
          <text:insertion>
            <office:change-info>
              <dc:creator>Steve Fanning</dc:creator>
              <dc:date>2019-11-14T09:39:21</dc:date>
            </office:change-info>
          </text:insertion>
        </text:changed-region>
        <text:changed-region xml:id="ct760636560" text:id="ct760636560">
          <text:insertion>
            <office:change-info>
              <dc:creator>Steve Fanning</dc:creator>
              <dc:date>2019-11-14T09:38:29</dc:date>
            </office:change-info>
          </text:insertion>
        </text:changed-region>
        <text:changed-region xml:id="ct206104080" text:id="ct206104080">
          <text:insertion>
            <office:change-info>
              <dc:creator>Steve Fanning</dc:creator>
              <dc:date>2019-11-14T09:39:23</dc:date>
            </office:change-info>
          </text:insertion>
        </text:changed-region>
        <text:changed-region xml:id="ct765923712" text:id="ct765923712">
          <text:insertion>
            <office:change-info>
              <dc:creator>Steve Fanning</dc:creator>
              <dc:date>2019-11-14T09:38:29</dc:date>
            </office:change-info>
          </text:insertion>
        </text:changed-region>
        <text:changed-region xml:id="ct582104144" text:id="ct582104144">
          <text:insertion>
            <office:change-info>
              <dc:creator>Steve Fanning</dc:creator>
              <dc:date>2019-11-14T09:39:24</dc:date>
            </office:change-info>
          </text:insertion>
        </text:changed-region>
        <text:changed-region xml:id="ct572111664" text:id="ct572111664">
          <text:insertion>
            <office:change-info>
              <dc:creator>Steve Fanning</dc:creator>
              <dc:date>2019-11-14T09:38:29</dc:date>
            </office:change-info>
          </text:insertion>
        </text:changed-region>
        <text:changed-region xml:id="ct767059536" text:id="ct767059536">
          <text:insertion>
            <office:change-info>
              <dc:creator>Steve Fanning</dc:creator>
              <dc:date>2019-11-14T09:39:25</dc:date>
            </office:change-info>
          </text:insertion>
        </text:changed-region>
        <text:changed-region xml:id="ct187549088" text:id="ct187549088">
          <text:insertion>
            <office:change-info>
              <dc:creator>Steve Fanning</dc:creator>
              <dc:date>2019-11-14T09:38:29</dc:date>
            </office:change-info>
          </text:insertion>
        </text:changed-region>
        <text:changed-region xml:id="ct432347488" text:id="ct432347488">
          <text:insertion>
            <office:change-info>
              <dc:creator>Steve Fanning</dc:creator>
              <dc:date>2019-11-14T09:39:26</dc:date>
            </office:change-info>
          </text:insertion>
        </text:changed-region>
        <text:changed-region xml:id="ct518151088" text:id="ct518151088">
          <text:insertion>
            <office:change-info>
              <dc:creator>Steve Fanning</dc:creator>
              <dc:date>2019-11-14T09:38:29</dc:date>
            </office:change-info>
          </text:insertion>
        </text:changed-region>
        <text:changed-region xml:id="ct785579200" text:id="ct785579200">
          <text:insertion>
            <office:change-info>
              <dc:creator>Steve Fanning</dc:creator>
              <dc:date>2019-11-14T09:39:28</dc:date>
            </office:change-info>
          </text:insertion>
        </text:changed-region>
        <text:changed-region xml:id="ct694801120" text:id="ct694801120">
          <text:insertion>
            <office:change-info>
              <dc:creator>Steve Fanning</dc:creator>
              <dc:date>2019-11-14T09:38:29</dc:date>
            </office:change-info>
          </text:insertion>
        </text:changed-region>
        <text:changed-region xml:id="ct489015440" text:id="ct489015440">
          <text:insertion>
            <office:change-info>
              <dc:creator>Steve Fanning</dc:creator>
              <dc:date>2019-11-14T09:39:29</dc:date>
            </office:change-info>
          </text:insertion>
        </text:changed-region>
        <text:changed-region xml:id="ct747105280" text:id="ct747105280">
          <text:insertion>
            <office:change-info>
              <dc:creator>Steve Fanning</dc:creator>
              <dc:date>2019-11-14T09:38:29</dc:date>
            </office:change-info>
          </text:insertion>
        </text:changed-region>
        <text:changed-region xml:id="ct246131440" text:id="ct246131440">
          <text:insertion>
            <office:change-info>
              <dc:creator>Steve Fanning</dc:creator>
              <dc:date>2019-11-14T09:39:30</dc:date>
            </office:change-info>
          </text:insertion>
        </text:changed-region>
        <text:changed-region xml:id="ct289882912" text:id="ct289882912">
          <text:insertion>
            <office:change-info>
              <dc:creator>Steve Fanning</dc:creator>
              <dc:date>2019-11-14T09:38:29</dc:date>
            </office:change-info>
          </text:insertion>
        </text:changed-region>
        <text:changed-region xml:id="ct56326624" text:id="ct56326624">
          <text:insertion>
            <office:change-info>
              <dc:creator>Steve Fanning</dc:creator>
              <dc:date>2019-11-14T09:39:32</dc:date>
            </office:change-info>
          </text:insertion>
        </text:changed-region>
        <text:changed-region xml:id="ct123591840" text:id="ct123591840">
          <text:insertion>
            <office:change-info>
              <dc:creator>Steve Fanning</dc:creator>
              <dc:date>2019-11-14T09:38:29</dc:date>
            </office:change-info>
          </text:insertion>
        </text:changed-region>
        <text:changed-region xml:id="ct406553744" text:id="ct406553744">
          <text:insertion>
            <office:change-info>
              <dc:creator>Steve Fanning</dc:creator>
              <dc:date>2019-11-14T09:39:33</dc:date>
            </office:change-info>
          </text:insertion>
        </text:changed-region>
        <text:changed-region xml:id="ct282172848" text:id="ct282172848">
          <text:insertion>
            <office:change-info>
              <dc:creator>Steve Fanning</dc:creator>
              <dc:date>2019-11-14T09:38:29</dc:date>
            </office:change-info>
          </text:insertion>
        </text:changed-region>
        <text:changed-region xml:id="ct581352448" text:id="ct581352448">
          <text:insertion>
            <office:change-info>
              <dc:creator>Steve Fanning</dc:creator>
              <dc:date>2019-11-14T09:39:34</dc:date>
            </office:change-info>
          </text:insertion>
        </text:changed-region>
        <text:changed-region xml:id="ct534255008" text:id="ct534255008">
          <text:insertion>
            <office:change-info>
              <dc:creator>Steve Fanning</dc:creator>
              <dc:date>2019-11-14T09:38:29</dc:date>
            </office:change-info>
          </text:insertion>
        </text:changed-region>
        <text:changed-region xml:id="ct579714432" text:id="ct579714432">
          <text:insertion>
            <office:change-info>
              <dc:creator>Steve Fanning</dc:creator>
              <dc:date>2019-11-14T09:39:36</dc:date>
            </office:change-info>
          </text:insertion>
        </text:changed-region>
        <text:changed-region xml:id="ct127785776" text:id="ct127785776">
          <text:insertion>
            <office:change-info>
              <dc:creator>Steve Fanning</dc:creator>
              <dc:date>2019-11-14T09:38:29</dc:date>
            </office:change-info>
          </text:insertion>
        </text:changed-region>
        <text:changed-region xml:id="ct745064080" text:id="ct745064080">
          <text:insertion>
            <office:change-info>
              <dc:creator>Steve Fanning</dc:creator>
              <dc:date>2019-11-14T09:39:38</dc:date>
            </office:change-info>
          </text:insertion>
        </text:changed-region>
        <text:changed-region xml:id="ct147778272" text:id="ct147778272">
          <text:insertion>
            <office:change-info>
              <dc:creator>Steve Fanning</dc:creator>
              <dc:date>2019-11-14T09:38:29</dc:date>
            </office:change-info>
          </text:insertion>
        </text:changed-region>
        <text:changed-region xml:id="ct541388784" text:id="ct541388784">
          <text:insertion>
            <office:change-info>
              <dc:creator>Steve Fanning</dc:creator>
              <dc:date>2019-11-14T09:39:39</dc:date>
            </office:change-info>
          </text:insertion>
        </text:changed-region>
        <text:changed-region xml:id="ct579634240" text:id="ct579634240">
          <text:insertion>
            <office:change-info>
              <dc:creator>Steve Fanning</dc:creator>
              <dc:date>2019-11-14T09:38:29</dc:date>
            </office:change-info>
          </text:insertion>
        </text:changed-region>
        <text:changed-region xml:id="ct152219280" text:id="ct152219280">
          <text:insertion>
            <office:change-info>
              <dc:creator>Steve Fanning</dc:creator>
              <dc:date>2019-11-14T09:39:42</dc:date>
            </office:change-info>
          </text:insertion>
        </text:changed-region>
        <text:changed-region xml:id="ct779972064" text:id="ct779972064">
          <text:insertion>
            <office:change-info>
              <dc:creator>Steve Fanning</dc:creator>
              <dc:date>2019-11-14T09:38:29</dc:date>
            </office:change-info>
          </text:insertion>
        </text:changed-region>
        <text:changed-region xml:id="ct516214992" text:id="ct516214992">
          <text:insertion>
            <office:change-info>
              <dc:creator>Steve Fanning</dc:creator>
              <dc:date>2019-11-14T09:39:43</dc:date>
            </office:change-info>
          </text:insertion>
        </text:changed-region>
        <text:changed-region xml:id="ct550864480" text:id="ct550864480">
          <text:insertion>
            <office:change-info>
              <dc:creator>Steve Fanning</dc:creator>
              <dc:date>2019-11-14T09:38:29</dc:date>
            </office:change-info>
          </text:insertion>
        </text:changed-region>
        <text:changed-region xml:id="ct161115952" text:id="ct161115952">
          <text:insertion>
            <office:change-info>
              <dc:creator>Steve Fanning</dc:creator>
              <dc:date>2019-11-14T09:39:45</dc:date>
            </office:change-info>
          </text:insertion>
        </text:changed-region>
        <text:changed-region xml:id="ct501058976" text:id="ct501058976">
          <text:insertion>
            <office:change-info>
              <dc:creator>Steve Fanning</dc:creator>
              <dc:date>2019-11-14T09:38:29</dc:date>
            </office:change-info>
          </text:insertion>
        </text:changed-region>
        <text:changed-region xml:id="ct675579376" text:id="ct675579376">
          <text:insertion>
            <office:change-info>
              <dc:creator>Steve Fanning</dc:creator>
              <dc:date>2019-11-14T09:39:46</dc:date>
            </office:change-info>
          </text:insertion>
        </text:changed-region>
        <text:changed-region xml:id="ct145244816" text:id="ct145244816">
          <text:insertion>
            <office:change-info>
              <dc:creator>Steve Fanning</dc:creator>
              <dc:date>2019-11-14T09:38:29</dc:date>
            </office:change-info>
          </text:insertion>
        </text:changed-region>
        <text:changed-region xml:id="ct764201424" text:id="ct764201424">
          <text:insertion>
            <office:change-info>
              <dc:creator>Steve Fanning</dc:creator>
              <dc:date>2019-11-14T09:39:48</dc:date>
            </office:change-info>
          </text:insertion>
        </text:changed-region>
        <text:changed-region xml:id="ct766330672" text:id="ct766330672">
          <text:insertion>
            <office:change-info>
              <dc:creator>Steve Fanning</dc:creator>
              <dc:date>2019-11-14T09:38:29</dc:date>
            </office:change-info>
          </text:insertion>
        </text:changed-region>
        <text:changed-region xml:id="ct538599680" text:id="ct538599680">
          <text:insertion>
            <office:change-info>
              <dc:creator>Steve Fanning</dc:creator>
              <dc:date>2019-11-14T09:39:49</dc:date>
            </office:change-info>
          </text:insertion>
        </text:changed-region>
        <text:changed-region xml:id="ct348974800" text:id="ct348974800">
          <text:insertion>
            <office:change-info>
              <dc:creator>Steve Fanning</dc:creator>
              <dc:date>2019-11-14T09:38:29</dc:date>
            </office:change-info>
          </text:insertion>
        </text:changed-region>
        <text:changed-region xml:id="ct518805824" text:id="ct518805824">
          <text:insertion>
            <office:change-info>
              <dc:creator>Steve Fanning</dc:creator>
              <dc:date>2019-11-14T09:39:51</dc:date>
            </office:change-info>
          </text:insertion>
        </text:changed-region>
        <text:changed-region xml:id="ct714652304" text:id="ct714652304">
          <text:insertion>
            <office:change-info>
              <dc:creator>Steve Fanning</dc:creator>
              <dc:date>2019-11-14T09:38:29</dc:date>
            </office:change-info>
          </text:insertion>
        </text:changed-region>
        <text:changed-region xml:id="ct459525760" text:id="ct459525760">
          <text:insertion>
            <office:change-info>
              <dc:creator>Steve Fanning</dc:creator>
              <dc:date>2019-11-14T09:39:52</dc:date>
            </office:change-info>
          </text:insertion>
        </text:changed-region>
        <text:changed-region xml:id="ct528468736" text:id="ct528468736">
          <text:insertion>
            <office:change-info>
              <dc:creator>Steve Fanning</dc:creator>
              <dc:date>2019-11-14T09:38:29</dc:date>
            </office:change-info>
          </text:insertion>
        </text:changed-region>
        <text:changed-region xml:id="ct168801184" text:id="ct168801184">
          <text:insertion>
            <office:change-info>
              <dc:creator>Steve Fanning</dc:creator>
              <dc:date>2019-11-14T09:39:53</dc:date>
            </office:change-info>
          </text:insertion>
        </text:changed-region>
        <text:changed-region xml:id="ct243150576" text:id="ct243150576">
          <text:insertion>
            <office:change-info>
              <dc:creator>Steve Fanning</dc:creator>
              <dc:date>2019-11-14T09:38:29</dc:date>
            </office:change-info>
          </text:insertion>
        </text:changed-region>
        <text:changed-region xml:id="ct560025536" text:id="ct560025536">
          <text:insertion>
            <office:change-info>
              <dc:creator>Steve Fanning</dc:creator>
              <dc:date>2019-11-14T09:39:56</dc:date>
            </office:change-info>
          </text:insertion>
        </text:changed-region>
        <text:changed-region xml:id="ct459411344" text:id="ct459411344">
          <text:insertion>
            <office:change-info>
              <dc:creator>Steve Fanning</dc:creator>
              <dc:date>2019-11-14T09:38:29</dc:date>
            </office:change-info>
          </text:insertion>
        </text:changed-region>
        <text:changed-region xml:id="ct264652304" text:id="ct264652304">
          <text:insertion>
            <office:change-info>
              <dc:creator>Steve Fanning</dc:creator>
              <dc:date>2019-11-14T09:39:57</dc:date>
            </office:change-info>
          </text:insertion>
        </text:changed-region>
        <text:changed-region xml:id="ct555126144" text:id="ct555126144">
          <text:insertion>
            <office:change-info>
              <dc:creator>Steve Fanning</dc:creator>
              <dc:date>2019-11-14T09:38:29</dc:date>
            </office:change-info>
          </text:insertion>
        </text:changed-region>
        <text:changed-region xml:id="ct749598080" text:id="ct749598080">
          <text:insertion>
            <office:change-info>
              <dc:creator>Steve Fanning</dc:creator>
              <dc:date>2019-11-14T09:39:58</dc:date>
            </office:change-info>
          </text:insertion>
        </text:changed-region>
        <text:changed-region xml:id="ct789981456" text:id="ct789981456">
          <text:deletion>
            <office:change-info>
              <dc:creator>Steve Fanning</dc:creator>
              <dc:date>2019-11-14T09:38:29</dc:date>
            </office:change-info>
            <text:p text:style-name="P20"><text:s/>Conversion rates and currency codes can be found here: <text:a xlink:type="simple" xlink:href="http://ec.europa.eu/economy_finance/euro/adoption/conversion/index_en.htm" text:style-name="Internet_20_link" text:visited-style-name="Visited_20_Internet_20_Link"><text:span text:style-name="Internet_20_link">http://ec.europa.eu/economy_finance/euro/adoption/conversion/index_en.htm</text:span></text:a></text:p>
            <text:p text:style-name="Table_20_Contents">The Cyprus pound has been omitted from this list but is “CYP”.</text:p>
            <text:p text:style-name="P20">Bug 71850: These are NOT case sensitive as stated in the Function Wizard.</text:p>
          </text:deletion>
        </text:changed-region>
        <text:changed-region xml:id="ct462082848" text:id="ct462082848">
          <text:deletion>
            <office:change-info>
              <dc:creator>Steve Fanning</dc:creator>
              <dc:date>2019-11-14T09:48:51</dc:date>
            </office:change-info>
            <text:p text:style-name="Table_20_Contents">the given</text:p>
          </text:deletion>
        </text:changed-region>
        <text:changed-region xml:id="ct182231472" text:id="ct182231472">
          <text:insertion>
            <office:change-info>
              <dc:creator>Steve Fanning</dc:creator>
              <dc:date>2019-11-14T09:48:51</dc:date>
            </office:change-info>
          </text:insertion>
        </text:changed-region>
        <text:changed-region xml:id="ct144690800" text:id="ct144690800">
          <text:deletion>
            <office:change-info>
              <dc:creator>Steve Fanning</dc:creator>
              <dc:date>2019-11-14T09:49:32</dc:date>
            </office:change-info>
            <text:p text:style-name="Table_20_Contents">nearest</text:p>
          </text:deletion>
        </text:changed-region>
        <text:changed-region xml:id="ct461233264" text:id="ct461233264">
          <text:insertion>
            <office:change-info>
              <dc:creator>Steve Fanning</dc:creator>
              <dc:date>2019-11-14T09:49:32</dc:date>
            </office:change-info>
          </text:insertion>
        </text:changed-region>
        <text:changed-region xml:id="ct553329840" text:id="ct553329840">
          <text:insertion>
            <office:change-info>
              <dc:creator>Steve Fanning</dc:creator>
              <dc:date>2019-11-14T09:49:05</dc:date>
            </office:change-info>
          </text:insertion>
        </text:changed-region>
        <text:changed-region xml:id="ct576957200" text:id="ct576957200">
          <text:deletion>
            <office:change-info>
              <dc:creator>Steve Fanning</dc:creator>
              <dc:date>2019-11-14T09:49:04</dc:date>
            </office:change-info>
            <text:p text:style-name="Table_20_Contents"><text:span text:style-name="Strong_20_Emphasis"><text:span text:style-name="T40">n</text:span></text:span></text:p>
          </text:deletion>
        </text:changed-region>
        <text:changed-region xml:id="ct684698368" text:id="ct684698368">
          <text:format-change>
            <office:change-info>
              <dc:creator>Steve Fanning</dc:creator>
              <dc:date>2019-11-14T09:49:46</dc:date>
            </office:change-info>
          </text:format-change>
        </text:changed-region>
        <text:changed-region xml:id="ct788417680" text:id="ct788417680">
          <text:deletion>
            <office:change-info>
              <dc:creator>Steve Fanning</dc:creator>
              <dc:date>2019-11-14T09:49:16</dc:date>
            </office:change-info>
            <text:p text:style-name="Table_20_Contents">number</text:p>
          </text:deletion>
        </text:changed-region>
        <text:changed-region xml:id="ct483697040" text:id="ct483697040">
          <text:insertion>
            <office:change-info>
              <dc:creator>Steve Fanning</dc:creator>
              <dc:date>2019-11-14T09:49:16</dc:date>
            </office:change-info>
          </text:insertion>
        </text:changed-region>
        <text:changed-region xml:id="ct296159248" text:id="ct296159248">
          <text:insertion>
            <office:change-info>
              <dc:creator>Steve Fanning</dc:creator>
              <dc:date>2019-12-06T13:20:33</dc:date>
            </office:change-info>
          </text:insertion>
        </text:changed-region>
        <text:changed-region xml:id="ct409073440" text:id="ct409073440">
          <text:deletion>
            <office:change-info>
              <dc:creator>Steve Fanning</dc:creator>
              <dc:date>2019-11-08T09:30:18</dc:date>
            </office:change-info>
            <text:p text:style-name="P22">Rounds the given <text:span text:style-name="Strong_20_Emphasis">Number</text:span> down to the nearest multiple of <text:span text:style-name="Strong_20_Emphasis">Significance</text:span>. <text:span text:style-name="Strong_20_Emphasis">Significance</text:span> is the value to whose multiple the number is to be rounded down. <text:span text:style-name="Strong_20_Emphasis">Mode</text:span> is an optional value. If it is indicated and non-zero and if the number and significance are negative, rounding is done based on the absolute value of the number. <text:bookmark text:name="FLOOR1111111111111111111111111111111111111111111111111111111111111111111111111111111111111111111111111111111111111111111111111111111111111111111"/>Note: Many application user interfaces have a FLOOR function with only two parameters, and somewhat different semantics than given here (e.g., they operate as if there was a non-zero mode value). These FLOOR functions are inconsistent with the standard mathematical definition of FLOOR.</text:p>
          </text:deletion>
        </text:changed-region>
        <text:changed-region xml:id="ct402480896" text:id="ct402480896">
          <text:insertion>
            <office:change-info>
              <dc:creator>Steve Fanning</dc:creator>
              <dc:date>2019-11-08T09:30:18</dc:date>
            </office:change-info>
          </text:insertion>
        </text:changed-region>
        <text:changed-region xml:id="ct659508656" text:id="ct659508656">
          <text:insertion>
            <office:change-info>
              <dc:creator>Steve Fanning</dc:creator>
              <dc:date>2019-11-08T09:32:05</dc:date>
            </office:change-info>
          </text:insertion>
        </text:changed-region>
        <text:changed-region xml:id="ct531527024" text:id="ct531527024">
          <text:insertion>
            <office:change-info>
              <dc:creator>Steve Fanning</dc:creator>
              <dc:date>2019-11-08T09:32:23</dc:date>
            </office:change-info>
          </text:insertion>
        </text:changed-region>
        <text:changed-region xml:id="ct523168848" text:id="ct523168848">
          <text:insertion>
            <office:change-info>
              <dc:creator>Steve Fanning</dc:creator>
              <dc:date>2019-11-08T09:33:19</dc:date>
            </office:change-info>
          </text:insertion>
        </text:changed-region>
        <text:changed-region xml:id="ct500960368" text:id="ct500960368">
          <text:insertion>
            <office:change-info>
              <dc:creator>Steve Fanning</dc:creator>
              <dc:date>2019-11-08T09:33:29</dc:date>
            </office:change-info>
          </text:insertion>
        </text:changed-region>
        <text:changed-region xml:id="ct750323152" text:id="ct750323152">
          <text:insertion>
            <office:change-info>
              <dc:creator>Steve Fanning</dc:creator>
              <dc:date>2019-11-08T09:33:54</dc:date>
            </office:change-info>
          </text:insertion>
        </text:changed-region>
        <text:changed-region xml:id="ct567135792" text:id="ct567135792">
          <text:insertion>
            <office:change-info>
              <dc:creator>Steve Fanning</dc:creator>
              <dc:date>2019-11-08T09:34:02</dc:date>
            </office:change-info>
          </text:insertion>
        </text:changed-region>
        <text:changed-region xml:id="ct124855424" text:id="ct124855424">
          <text:deletion>
            <office:change-info>
              <dc:creator>Steve Fanning</dc:creator>
              <dc:date>2019-12-02T15:00:16</dc:date>
            </office:change-info>
            <text:p text:style-name="Table_20_Contents"><text:s/></text:p>
          </text:deletion>
        </text:changed-region>
        <text:changed-region xml:id="ct323714656" text:id="ct323714656">
          <text:deletion>
            <office:change-info>
              <dc:creator>Steve Fanning</dc:creator>
              <dc:date>2019-12-02T15:00:18</dc:date>
            </office:change-info>
            <text:p text:style-name="Table_20_Contents"><text:s/></text:p>
          </text:deletion>
        </text:changed-region>
        <text:changed-region xml:id="ct576029600" text:id="ct576029600">
          <text:deletion>
            <office:change-info>
              <dc:creator>Steve Fanning</dc:creator>
              <dc:date>2019-12-02T15:00:22</dc:date>
            </office:change-info>
            <text:p text:style-name="Table_20_Contents"><text:s/></text:p>
          </text:deletion>
        </text:changed-region>
        <text:changed-region xml:id="ct746613040" text:id="ct746613040">
          <text:deletion>
            <office:change-info>
              <dc:creator>Steve Fanning</dc:creator>
              <dc:date>2019-11-14T10:38:06</dc:date>
            </office:change-info>
            <text:p text:style-name="Table_20_Contents">)</text:p>
          </text:deletion>
        </text:changed-region>
        <text:changed-region xml:id="ct686872016" text:id="ct686872016">
          <text:deletion>
            <office:change-info>
              <dc:creator>Steve Fanning</dc:creator>
              <dc:date>2019-12-02T15:00:25</dc:date>
            </office:change-info>
            <text:p text:style-name="Table_20_Contents"><text:span text:style-name="Strong_20_Emphasis"><text:s/></text:span></text:p>
          </text:deletion>
        </text:changed-region>
        <text:changed-region xml:id="ct524394736" text:id="ct524394736">
          <text:insertion>
            <office:change-info>
              <dc:creator>Steve Fanning</dc:creator>
              <dc:date>2019-12-02T19:00:22</dc:date>
            </office:change-info>
          </text:insertion>
        </text:changed-region>
        <text:changed-region xml:id="ct756879024" text:id="ct756879024">
          <text:deletion>
            <office:change-info>
              <dc:creator>Steve Fanning</dc:creator>
              <dc:date>2019-12-02T19:00:20</dc:date>
            </office:change-info>
            <text:p text:style-name="Table_20_Contents"><text:span text:style-name="Strong_20_Emphasis"><text:span text:style-name="T99">x</text:span></text:span></text:p>
          </text:deletion>
        </text:changed-region>
        <text:changed-region xml:id="ct552542224" text:id="ct552542224">
          <text:insertion>
            <office:change-info>
              <dc:creator>Steve Fanning</dc:creator>
              <dc:date>2019-11-08T09:34:50</dc:date>
            </office:change-info>
          </text:insertion>
        </text:changed-region>
        <text:changed-region xml:id="ct762700736" text:id="ct762700736">
          <text:insertion>
            <office:change-info>
              <dc:creator>Steve Fanning</dc:creator>
              <dc:date>2019-12-02T15:00:34</dc:date>
            </office:change-info>
          </text:insertion>
        </text:changed-region>
        <text:changed-region xml:id="ct537549728" text:id="ct537549728">
          <text:insertion>
            <office:change-info>
              <dc:creator>Steve Fanning</dc:creator>
              <dc:date>2019-11-08T09:35:13</dc:date>
            </office:change-info>
          </text:insertion>
        </text:changed-region>
        <text:changed-region xml:id="ct528269552" text:id="ct528269552">
          <text:insertion>
            <office:change-info>
              <dc:creator>Steve Fanning</dc:creator>
              <dc:date>2019-11-08T09:35:28</dc:date>
            </office:change-info>
          </text:insertion>
        </text:changed-region>
        <text:changed-region xml:id="ct522863904" text:id="ct522863904">
          <text:insertion>
            <office:change-info>
              <dc:creator>Steve Fanning</dc:creator>
              <dc:date>2019-11-08T09:35:40</dc:date>
            </office:change-info>
          </text:insertion>
        </text:changed-region>
        <text:changed-region xml:id="ct353067952" text:id="ct353067952">
          <text:deletion>
            <office:change-info>
              <dc:creator>Steve Fanning</dc:creator>
              <dc:date>2019-12-02T15:00:44</dc:date>
            </office:change-info>
            <text:p text:style-name="Table_20_Contents"><text:s/></text:p>
          </text:deletion>
        </text:changed-region>
        <text:changed-region xml:id="ct688124960" text:id="ct688124960">
          <text:deletion>
            <office:change-info>
              <dc:creator>Steve Fanning</dc:creator>
              <dc:date>2019-12-02T15:00:46</dc:date>
            </office:change-info>
            <text:p text:style-name="Table_20_Contents"><text:s/></text:p>
          </text:deletion>
        </text:changed-region>
        <text:changed-region xml:id="ct429740976" text:id="ct429740976">
          <text:deletion>
            <office:change-info>
              <dc:creator>Steve Fanning</dc:creator>
              <dc:date>2019-12-02T15:00:50</dc:date>
            </office:change-info>
            <text:p text:style-name="Table_20_Contents"><text:s/></text:p>
          </text:deletion>
        </text:changed-region>
        <text:changed-region xml:id="ct592564656" text:id="ct592564656">
          <text:deletion>
            <office:change-info>
              <dc:creator>Steve Fanning</dc:creator>
              <dc:date>2019-11-14T10:38:12</dc:date>
            </office:change-info>
            <text:p text:style-name="Table_20_Contents">least</text:p>
          </text:deletion>
        </text:changed-region>
        <text:changed-region xml:id="ct451094128" text:id="ct451094128">
          <text:insertion>
            <office:change-info>
              <dc:creator>Steve Fanning</dc:creator>
              <dc:date>2019-11-14T10:38:12</dc:date>
            </office:change-info>
          </text:insertion>
        </text:changed-region>
        <text:changed-region xml:id="ct569379328" text:id="ct569379328">
          <text:insertion>
            <office:change-info>
              <dc:creator>Steve Fanning</dc:creator>
              <dc:date>2019-11-08T09:36:14</dc:date>
            </office:change-info>
          </text:insertion>
        </text:changed-region>
        <text:changed-region xml:id="ct474023664" text:id="ct474023664">
          <text:insertion>
            <office:change-info>
              <dc:creator>Steve Fanning</dc:creator>
              <dc:date>2019-11-08T09:36:25</dc:date>
            </office:change-info>
          </text:insertion>
        </text:changed-region>
        <text:changed-region xml:id="ct602774192" text:id="ct602774192">
          <text:insertion>
            <office:change-info>
              <dc:creator>Steve Fanning</dc:creator>
              <dc:date>2019-11-14T10:38:24</dc:date>
            </office:change-info>
          </text:insertion>
        </text:changed-region>
        <text:changed-region xml:id="ct514393168" text:id="ct514393168">
          <text:insertion>
            <office:change-info>
              <dc:creator>Steve Fanning</dc:creator>
              <dc:date>2019-11-14T10:41:50</dc:date>
            </office:change-info>
          </text:insertion>
        </text:changed-region>
        <text:changed-region xml:id="ct756355024" text:id="ct756355024">
          <text:deletion>
            <office:change-info>
              <dc:creator>Steve Fanning</dc:creator>
              <dc:date>2019-11-14T10:41:49</dc:date>
            </office:change-info>
            <text:p text:style-name="Table_20_Contents"><text:span text:style-name="Strong_20_Emphasis"><text:span text:style-name="T44">the d</text:span></text:span></text:p>
          </text:deletion>
        </text:changed-region>
        <text:changed-region xml:id="ct763760400" text:id="ct763760400">
          <text:format-change>
            <office:change-info>
              <dc:creator>Steve Fanning</dc:creator>
              <dc:date>2019-11-14T10:41:57</dc:date>
            </office:change-info>
          </text:format-change>
        </text:changed-region>
        <text:changed-region xml:id="ct673425808" text:id="ct673425808">
          <text:deletion>
            <office:change-info>
              <dc:creator>Steve Fanning</dc:creator>
              <dc:date>2019-11-14T10:58:31</dc:date>
            </office:change-info>
            <text:p text:style-name="Table_20_Contents">Number(s), </text:p>
          </text:deletion>
        </text:changed-region>
        <text:changed-region xml:id="ct588891232" text:id="ct588891232">
          <text:deletion>
            <office:change-info>
              <dc:creator>Steve Fanning</dc:creator>
              <dc:date>2019-12-02T15:01:11</dc:date>
            </office:change-info>
            <text:p text:style-name="Table_20_Contents"><text:span text:style-name="Strong_20_Emphasis"><text:s/></text:span></text:p>
          </text:deletion>
        </text:changed-region>
        <text:changed-region xml:id="ct167487296" text:id="ct167487296">
          <text:deletion>
            <office:change-info>
              <dc:creator>Steve Fanning</dc:creator>
              <dc:date>2019-11-14T10:58:44</dc:date>
            </office:change-info>
            <text:p text:style-name="Table_20_Contents">, additional to <text:span text:style-name="Strong_20_Emphasis">Number(s)</text:span>, separated by commas</text:p>
          </text:deletion>
        </text:changed-region>
        <text:changed-region xml:id="ct496546832" text:id="ct496546832">
          <text:insertion>
            <office:change-info>
              <dc:creator>Steve Fanning</dc:creator>
              <dc:date>2019-12-06T13:20:53</dc:date>
            </office:change-info>
          </text:insertion>
        </text:changed-region>
        <text:changed-region xml:id="ct622351312" text:id="ct622351312">
          <text:insertion>
            <office:change-info>
              <dc:creator>Steve Fanning</dc:creator>
              <dc:date>2019-12-06T13:21:45</dc:date>
            </office:change-info>
          </text:insertion>
        </text:changed-region>
        <text:changed-region xml:id="ct602743376" text:id="ct602743376">
          <text:deletion>
            <office:change-info>
              <dc:creator>Steve Fanning</dc:creator>
              <dc:date>2019-12-06T13:21:49</dc:date>
            </office:change-info>
            <text:p text:style-name="Table_20_Contents"><text:span text:style-name="T29">PI </text:span></text:p>
          </text:deletion>
        </text:changed-region>
        <text:changed-region xml:id="ct758704944" text:id="ct758704944">
          <text:deletion>
            <office:change-info>
              <dc:creator>Steve Fanning</dc:creator>
              <dc:date>2019-11-14T10:58:56</dc:date>
            </office:change-info>
            <text:p text:style-name="Table_20_Contents">the b</text:p>
          </text:deletion>
        </text:changed-region>
        <text:changed-region xml:id="ct535500592" text:id="ct535500592">
          <text:insertion>
            <office:change-info>
              <dc:creator>Steve Fanning</dc:creator>
              <dc:date>2019-11-14T10:58:57</dc:date>
            </office:change-info>
          </text:insertion>
        </text:changed-region>
        <text:changed-region xml:id="ct171240480" text:id="ct171240480">
          <text:format-change>
            <office:change-info>
              <dc:creator>Steve Fanning</dc:creator>
              <dc:date>2019-11-14T10:59:00</dc:date>
            </office:change-info>
          </text:format-change>
        </text:changed-region>
        <text:changed-region xml:id="ct754680832" text:id="ct754680832">
          <text:deletion>
            <office:change-info>
              <dc:creator>Steve Fanning</dc:creator>
              <dc:date>2019-12-02T15:01:30</dc:date>
            </office:change-info>
            <text:p text:style-name="Table_20_Contents"><text:s/></text:p>
          </text:deletion>
        </text:changed-region>
        <text:changed-region xml:id="ct614154864" text:id="ct614154864">
          <text:deletion>
            <office:change-info>
              <dc:creator>Steve Fanning</dc:creator>
              <dc:date>2019-12-02T15:01:33</dc:date>
            </office:change-info>
            <text:p text:style-name="Table_20_Contents"><text:s/></text:p>
          </text:deletion>
        </text:changed-region>
        <text:changed-region xml:id="ct166939312" text:id="ct166939312">
          <text:deletion>
            <office:change-info>
              <dc:creator>Steve Fanning</dc:creator>
              <dc:date>2019-12-02T15:01:36</dc:date>
            </office:change-info>
            <text:p text:style-name="Table_20_Contents"><text:s/></text:p>
          </text:deletion>
        </text:changed-region>
        <text:changed-region xml:id="ct523232096" text:id="ct523232096">
          <text:deletion>
            <office:change-info>
              <dc:creator>Steve Fanning</dc:creator>
              <dc:date>2019-11-14T10:59:10</dc:date>
            </office:change-info>
            <text:p text:style-name="Table_20_Contents">, separated by commas</text:p>
          </text:deletion>
        </text:changed-region>
        <text:changed-region xml:id="ct252502928" text:id="ct252502928">
          <text:deletion>
            <office:change-info>
              <dc:creator>Steve Fanning</dc:creator>
              <dc:date>2019-11-14T10:59:27</dc:date>
            </office:change-info>
            <text:p text:style-name="Table_20_Contents"><text:s/>the</text:p>
          </text:deletion>
        </text:changed-region>
        <text:changed-region xml:id="ct530936560" text:id="ct530936560">
          <text:insertion>
            <office:change-info>
              <dc:creator>Steve Fanning</dc:creator>
              <dc:date>2019-11-14T10:59:21</dc:date>
            </office:change-info>
          </text:insertion>
        </text:changed-region>
        <text:changed-region xml:id="ct126635056" text:id="ct126635056">
          <text:deletion>
            <office:change-info>
              <dc:creator>Steve Fanning</dc:creator>
              <dc:date>2019-11-14T10:59:20</dc:date>
            </office:change-info>
            <text:p text:style-name="Table_20_Contents"><text:span text:style-name="Strong_20_Emphasis"><text:span text:style-name="T45">n</text:span></text:span></text:p>
          </text:deletion>
        </text:changed-region>
        <text:changed-region xml:id="ct498194032" text:id="ct498194032">
          <text:format-change>
            <office:change-info>
              <dc:creator>Steve Fanning</dc:creator>
              <dc:date>2019-11-14T10:59:24</dc:date>
            </office:change-info>
          </text:format-change>
        </text:changed-region>
        <text:changed-region xml:id="ct561012912" text:id="ct561012912">
          <text:deletion>
            <office:change-info>
              <dc:creator>Steve Fanning</dc:creator>
              <dc:date>2019-11-14T10:59:41</dc:date>
            </office:change-info>
            <text:p text:style-name="Table_20_Contents">is entered, <text:span text:style-name="Keystroke">Ctrl+Shift+F9</text:span> or </text:p>
          </text:deletion>
        </text:changed-region>
        <text:changed-region xml:id="ct622738096" text:id="ct622738096">
          <text:deletion>
            <office:change-info>
              <dc:creator>Jean Hollis Weber</dc:creator>
              <dc:date>2019-12-24T18:07:20</dc:date>
            </office:change-info>
            <text:p text:style-name="Table_20_Contents">data </text:p>
          </text:deletion>
        </text:changed-region>
        <text:changed-region xml:id="ct513256768" text:id="ct513256768">
          <text:deletion>
            <office:change-info>
              <dc:creator>Steve Fanning</dc:creator>
              <dc:date>2019-11-14T10:59:53</dc:date>
            </office:change-info>
            <text:p text:style-name="Table_20_Contents">when the</text:p>
          </text:deletion>
        </text:changed-region>
        <text:changed-region xml:id="ct517391136" text:id="ct517391136">
          <text:insertion>
            <office:change-info>
              <dc:creator>Steve Fanning</dc:creator>
              <dc:date>2019-11-14T10:59:53</dc:date>
            </office:change-info>
          </text:insertion>
        </text:changed-region>
        <text:changed-region xml:id="ct546926304" text:id="ct546926304">
          <text:deletion>
            <office:change-info>
              <dc:creator>Steve Fanning</dc:creator>
              <dc:date>2019-11-14T11:00:02</dc:date>
            </office:change-info>
            <text:p text:style-name="Table_20_Contents"><text:span text:style-name="Keystroke">Ctrl+Shift+</text:span></text:p>
          </text:deletion>
        </text:changed-region>
        <text:changed-region xml:id="ct126364624" text:id="ct126364624">
          <text:deletion>
            <office:change-info>
              <dc:creator>Steve Fanning</dc:creator>
              <dc:date>2019-11-14T11:00:08</dc:date>
            </office:change-info>
            <text:p text:style-name="Table_20_Contents"><text:span text:style-name="Keystroke"><text:s/>key combination</text:span></text:p>
          </text:deletion>
        </text:changed-region>
        <text:changed-region xml:id="ct455726608" text:id="ct455726608">
          <text:deletion>
            <office:change-info>
              <dc:creator>Steve Fanning</dc:creator>
              <dc:date>2019-11-14T11:00:14</dc:date>
            </office:change-info>
            <text:p text:style-name="Table_20_Contents"><text:s/>(not <text:span text:style-name="Keystroke">F9</text:span> alone</text:p>
          </text:deletion>
        </text:changed-region>
        <text:changed-region xml:id="ct554693264" text:id="ct554693264">
          <text:insertion>
            <office:change-info>
              <dc:creator>Steve Fanning</dc:creator>
              <dc:date>2019-11-08T09:37:42</dc:date>
            </office:change-info>
          </text:insertion>
        </text:changed-region>
        <text:changed-region xml:id="ct465023248" text:id="ct465023248">
          <text:insertion>
            <office:change-info>
              <dc:creator>Steve Fanning</dc:creator>
              <dc:date>2019-11-08T09:37:54</dc:date>
            </office:change-info>
          </text:insertion>
        </text:changed-region>
        <text:changed-region xml:id="ct580906976" text:id="ct580906976">
          <text:deletion>
            <office:change-info>
              <dc:creator>Steve Fanning</dc:creator>
              <dc:date>2019-12-06T13:22:16</dc:date>
            </office:change-info>
            <text:p text:style-name="Table_20_Contents">parameter</text:p>
          </text:deletion>
        </text:changed-region>
        <text:changed-region xml:id="ct392563232" text:id="ct392563232">
          <text:insertion>
            <office:change-info>
              <dc:creator>Steve Fanning</dc:creator>
              <dc:date>2019-12-06T13:22:16</dc:date>
            </office:change-info>
          </text:insertion>
        </text:changed-region>
        <text:changed-region xml:id="ct570101328" text:id="ct570101328">
          <text:insertion>
            <office:change-info>
              <dc:creator>Steve Fanning</dc:creator>
              <dc:date>2019-11-14T11:00:22</dc:date>
            </office:change-info>
          </text:insertion>
        </text:changed-region>
        <text:changed-region xml:id="ct403858224" text:id="ct403858224">
          <text:deletion>
            <office:change-info>
              <dc:creator>Steve Fanning</dc:creator>
              <dc:date>2019-11-14T11:00:37</dc:date>
            </office:change-info>
            <text:p text:style-name="Table_20_Contents">the </text:p>
          </text:deletion>
        </text:changed-region>
        <text:changed-region xml:id="ct147678448" text:id="ct147678448">
          <text:deletion>
            <office:change-info>
              <dc:creator>Steve Fanning</dc:creator>
              <dc:date>2019-11-14T11:00:40</dc:date>
            </office:change-info>
            <text:p text:style-name="Table_20_Contents">parameter </text:p>
          </text:deletion>
        </text:changed-region>
        <text:changed-region xml:id="ct508925696" text:id="ct508925696">
          <text:insertion>
            <office:change-info>
              <dc:creator>Steve Fanning</dc:creator>
              <dc:date>2019-11-14T11:00:44</dc:date>
            </office:change-info>
          </text:insertion>
        </text:changed-region>
        <text:changed-region xml:id="ct164961072" text:id="ct164961072">
          <text:deletion>
            <office:change-info>
              <dc:creator>Steve Fanning</dc:creator>
              <dc:date>2019-11-14T11:00:49</dc:date>
            </office:change-info>
            <text:p text:style-name="Table_20_Contents"><text:span text:style-name="T45"><text:s/></text:span><text:span text:style-name="Strong_20_Emphasis"><text:span text:style-name="T45">number</text:span></text:span></text:p>
          </text:deletion>
        </text:changed-region>
        <text:changed-region xml:id="ct558148480" text:id="ct558148480">
          <text:deletion>
            <office:change-info>
              <dc:creator>Steve Fanning</dc:creator>
              <dc:date>2019-11-14T11:00:56</dc:date>
            </office:change-info>
            <text:p text:style-name="Table_20_Contents">the nearest</text:p>
          </text:deletion>
        </text:changed-region>
        <text:changed-region xml:id="ct705958144" text:id="ct705958144">
          <text:insertion>
            <office:change-info>
              <dc:creator>Steve Fanning</dc:creator>
              <dc:date>2019-11-14T11:00:56</dc:date>
            </office:change-info>
          </text:insertion>
        </text:changed-region>
        <text:changed-region xml:id="ct126263152" text:id="ct126263152">
          <text:deletion>
            <office:change-info>
              <dc:creator>Steve Fanning</dc:creator>
              <dc:date>2019-11-14T11:01:07</dc:date>
            </office:change-info>
            <text:p text:style-name="Table_20_Contents">nearest</text:p>
          </text:deletion>
        </text:changed-region>
        <text:changed-region xml:id="ct566174208" text:id="ct566174208">
          <text:insertion>
            <office:change-info>
              <dc:creator>Steve Fanning</dc:creator>
              <dc:date>2019-11-14T11:01:07</dc:date>
            </office:change-info>
          </text:insertion>
        </text:changed-region>
        <text:changed-region xml:id="ct705972272" text:id="ct705972272">
          <text:deletion>
            <office:change-info>
              <dc:creator>Steve Fanning</dc:creator>
              <dc:date>2019-11-14T11:01:18</dc:date>
            </office:change-info>
            <text:p text:style-name="Table_20_Contents">. Number rounds toward zero</text:p>
          </text:deletion>
        </text:changed-region>
        <text:changed-region xml:id="ct390390352" text:id="ct390390352">
          <text:insertion>
            <office:change-info>
              <dc:creator>Steve Fanning</dc:creator>
              <dc:date>2019-11-08T09:38:32</dc:date>
            </office:change-info>
          </text:insertion>
        </text:changed-region>
        <text:changed-region xml:id="ct434531792" text:id="ct434531792">
          <text:insertion>
            <office:change-info>
              <dc:creator>Steve Fanning</dc:creator>
              <dc:date>2019-11-08T09:38:13</dc:date>
            </office:change-info>
          </text:insertion>
        </text:changed-region>
        <text:changed-region xml:id="ct674361216" text:id="ct674361216">
          <text:insertion>
            <office:change-info>
              <dc:creator>Steve Fanning</dc:creator>
              <dc:date>2019-11-14T11:02:05</dc:date>
            </office:change-info>
          </text:insertion>
        </text:changed-region>
        <text:changed-region xml:id="ct566670304" text:id="ct566670304">
          <text:deletion>
            <office:change-info>
              <dc:creator>Steve Fanning</dc:creator>
              <dc:date>2019-11-14T11:02:17</dc:date>
            </office:change-info>
            <text:p text:style-name="Table_20_Contents">the </text:p>
          </text:deletion>
        </text:changed-region>
        <text:changed-region xml:id="ct785627856" text:id="ct785627856">
          <text:deletion>
            <office:change-info>
              <dc:creator>Steve Fanning</dc:creator>
              <dc:date>2019-11-14T11:02:21</dc:date>
            </office:change-info>
            <text:p text:style-name="Table_20_Contents">parameter </text:p>
          </text:deletion>
        </text:changed-region>
        <text:changed-region xml:id="ct128847248" text:id="ct128847248">
          <text:insertion>
            <office:change-info>
              <dc:creator>Steve Fanning</dc:creator>
              <dc:date>2019-11-14T11:02:25</dc:date>
            </office:change-info>
          </text:insertion>
        </text:changed-region>
        <text:changed-region xml:id="ct766493424" text:id="ct766493424">
          <text:deletion>
            <office:change-info>
              <dc:creator>Steve Fanning</dc:creator>
              <dc:date>2019-11-14T11:02:29</dc:date>
            </office:change-info>
            <text:p text:style-name="Table_20_Contents"><text:span text:style-name="T46"><text:s/></text:span><text:span text:style-name="Strong_20_Emphasis"><text:span text:style-name="T46">number</text:span></text:span></text:p>
          </text:deletion>
        </text:changed-region>
        <text:changed-region xml:id="ct572435200" text:id="ct572435200">
          <text:deletion>
            <office:change-info>
              <dc:creator>Steve Fanning</dc:creator>
              <dc:date>2019-11-14T11:02:34</dc:date>
            </office:change-info>
            <text:p text:style-name="Table_20_Contents">the nearest</text:p>
          </text:deletion>
        </text:changed-region>
        <text:changed-region xml:id="ct460933328" text:id="ct460933328">
          <text:insertion>
            <office:change-info>
              <dc:creator>Steve Fanning</dc:creator>
              <dc:date>2019-11-14T11:02:34</dc:date>
            </office:change-info>
          </text:insertion>
        </text:changed-region>
        <text:changed-region xml:id="ct570075200" text:id="ct570075200">
          <text:deletion>
            <office:change-info>
              <dc:creator>Steve Fanning</dc:creator>
              <dc:date>2019-11-14T11:02:43</dc:date>
            </office:change-info>
            <text:p text:style-name="Table_20_Contents">. Number rounds away from zero</text:p>
          </text:deletion>
        </text:changed-region>
        <text:changed-region xml:id="ct514470112" text:id="ct514470112">
          <text:insertion>
            <office:change-info>
              <dc:creator>Steve Fanning</dc:creator>
              <dc:date>2019-12-02T15:01:58</dc:date>
            </office:change-info>
          </text:insertion>
        </text:changed-region>
        <text:changed-region xml:id="ct457508880" text:id="ct457508880">
          <text:insertion>
            <office:change-info>
              <dc:creator>Steve Fanning</dc:creator>
              <dc:date>2019-12-02T15:02:00</dc:date>
            </office:change-info>
          </text:insertion>
        </text:changed-region>
        <text:changed-region xml:id="ct516128688" text:id="ct516128688">
          <text:deletion>
            <office:change-info>
              <dc:creator>Steve Fanning</dc:creator>
              <dc:date>2019-12-02T15:02:10</dc:date>
            </office:change-info>
            <text:p text:style-name="Table_20_Contents">s</text:p>
          </text:deletion>
        </text:changed-region>
        <text:changed-region xml:id="ct666949504" text:id="ct666949504">
          <text:deletion>
            <office:change-info>
              <dc:creator>Steve Fanning</dc:creator>
              <dc:date>2019-12-02T15:02:14</dc:date>
            </office:change-info>
            <text:p text:style-name="Table_20_Contents">SERIESSUM(X, N, M, Coefficients) = coefficient_1*x^n + coefficient_2*x^(n+m) + coefficient_3*x^(n+2m) +...+ coefficient_i*x^(n+(i-1)m).</text:p>
            <text:p text:style-name="Table_20_Contents"><text:span text:style-name="Strong_20_Emphasis"/></text:p>
          </text:deletion>
        </text:changed-region>
        <text:changed-region xml:id="ct250603120" text:id="ct250603120">
          <text:insertion>
            <office:change-info>
              <dc:creator>Steve Fanning</dc:creator>
              <dc:date>2019-12-02T15:02:29</dc:date>
            </office:change-info>
          </text:insertion>
        </text:changed-region>
        <text:changed-region xml:id="ct206250320" text:id="ct206250320">
          <text:deletion>
            <office:change-info>
              <dc:creator>Steve Fanning</dc:creator>
              <dc:date>2019-12-02T15:02:39</dc:date>
            </office:change-info>
            <text:p text:style-name="Table_20_Contents"><text:span text:style-name="Strong_20_Emphasis">. The value of the number must be positive</text:span></text:p>
          </text:deletion>
        </text:changed-region>
        <text:changed-region xml:id="ct545097472" text:id="ct545097472">
          <text:insertion>
            <office:change-info>
              <dc:creator>Steve Fanning</dc:creator>
              <dc:date>2019-12-06T13:22:39</dc:date>
            </office:change-info>
          </text:insertion>
        </text:changed-region>
        <text:changed-region xml:id="ct498389904" text:id="ct498389904">
          <text:deletion>
            <office:change-info>
              <dc:creator>Steve Fanning</dc:creator>
              <dc:date>2019-12-06T13:22:48</dc:date>
            </office:change-info>
            <text:p text:style-name="Table_20_Contents"><text:span text:style-name="T101">PI</text:span></text:p>
          </text:deletion>
        </text:changed-region>
        <text:changed-region xml:id="ct768325168" text:id="ct768325168">
          <text:insertion>
            <office:change-info>
              <dc:creator>Steve Fanning</dc:creator>
              <dc:date>2019-11-14T11:21:48</dc:date>
            </office:change-info>
          </text:insertion>
        </text:changed-region>
        <text:changed-region xml:id="ct668547424" text:id="ct668547424">
          <text:insertion>
            <office:change-info>
              <dc:creator>Steve Fanning</dc:creator>
              <dc:date>2019-11-14T11:22:11</dc:date>
            </office:change-info>
          </text:insertion>
        </text:changed-region>
        <text:changed-region xml:id="ct124823152" text:id="ct124823152">
          <text:deletion>
            <office:change-info>
              <dc:creator>Steve Fanning</dc:creator>
              <dc:date>2019-11-14T11:22:07</dc:date>
            </office:change-info>
            <text:p text:style-name="P25"><text:s/></text:p>
          </text:deletion>
        </text:changed-region>
        <text:changed-region xml:id="ct560986512" text:id="ct560986512">
          <text:insertion>
            <office:change-info>
              <dc:creator>Steve Fanning</dc:creator>
              <dc:date>2019-11-14T11:22:23</dc:date>
            </office:change-info>
          </text:insertion>
        </text:changed-region>
        <text:changed-region xml:id="ct125451744" text:id="ct125451744">
          <text:deletion>
            <office:change-info>
              <dc:creator>Steve Fanning</dc:creator>
              <dc:date>2019-11-14T11:22:59</dc:date>
            </office:change-info>
            <text:p text:style-name="P25"><text:span text:style-name="T47">stands for another function such as </text:span></text:p>
          </text:deletion>
        </text:changed-region>
        <text:changed-region xml:id="ct621645792" text:id="ct621645792">
          <text:insertion>
            <office:change-info>
              <dc:creator>Steve Fanning</dc:creator>
              <dc:date>2019-11-14T11:23:04</dc:date>
            </office:change-info>
          </text:insertion>
        </text:changed-region>
        <text:changed-region xml:id="ct296794624" text:id="ct296794624">
          <text:insertion>
            <office:change-info>
              <dc:creator>Steve Fanning</dc:creator>
              <dc:date>2019-11-14T11:23:07</dc:date>
            </office:change-info>
          </text:insertion>
        </text:changed-region>
        <text:changed-region xml:id="ct582145696" text:id="ct582145696">
          <text:insertion>
            <office:change-info>
              <dc:creator>Steve Fanning</dc:creator>
              <dc:date>2019-11-14T11:23:49</dc:date>
            </office:change-info>
          </text:insertion>
        </text:changed-region>
        <text:changed-region xml:id="ct442000752" text:id="ct442000752">
          <text:insertion>
            <office:change-info>
              <dc:creator>Steve Fanning</dc:creator>
              <dc:date>2019-11-14T11:24:04</dc:date>
            </office:change-info>
          </text:insertion>
        </text:changed-region>
        <text:changed-region xml:id="ct455303872" text:id="ct455303872">
          <text:deletion>
            <office:change-info>
              <dc:creator>Steve Fanning</dc:creator>
              <dc:date>2019-11-14T11:25:06</dc:date>
            </office:change-info>
            <text:p text:style-name="P25">whose</text:p>
          </text:deletion>
        </text:changed-region>
        <text:changed-region xml:id="ct577011008" text:id="ct577011008">
          <text:insertion>
            <office:change-info>
              <dc:creator>Steve Fanning</dc:creator>
              <dc:date>2019-11-14T11:25:06</dc:date>
            </office:change-info>
          </text:insertion>
        </text:changed-region>
        <text:changed-region xml:id="ct690791920" text:id="ct690791920">
          <text:deletion>
            <office:change-info>
              <dc:creator>Steve Fanning</dc:creator>
              <dc:date>2019-11-14T11:25:08</dc:date>
            </office:change-info>
            <text:p text:style-name="P25">are </text:p>
          </text:deletion>
        </text:changed-region>
        <text:changed-region xml:id="ct706042016" text:id="ct706042016">
          <text:insertion>
            <office:change-info>
              <dc:creator>Steve Fanning</dc:creator>
              <dc:date>2019-11-14T11:27:06</dc:date>
            </office:change-info>
          </text:insertion>
        </text:changed-region>
        <text:changed-region xml:id="ct518442272" text:id="ct518442272">
          <text:deletion>
            <office:change-info>
              <dc:creator>Steve Fanning</dc:creator>
              <dc:date>2019-11-14T11:27:05</dc:date>
            </office:change-info>
            <text:p text:style-name="Table_20_Contents"><text:span text:style-name="Strong_20_Emphasis"><text:span text:style-name="T48">N</text:span></text:span></text:p>
          </text:deletion>
        </text:changed-region>
        <text:changed-region xml:id="ct399602816" text:id="ct399602816">
          <text:format-change>
            <office:change-info>
              <dc:creator>Steve Fanning</dc:creator>
              <dc:date>2019-11-14T11:38:01</dc:date>
            </office:change-info>
          </text:format-change>
        </text:changed-region>
        <text:changed-region xml:id="ct770068336" text:id="ct770068336">
          <text:insertion>
            <office:change-info>
              <dc:creator>Steve Fanning</dc:creator>
              <dc:date>2019-11-14T11:34:09</dc:date>
            </office:change-info>
          </text:insertion>
        </text:changed-region>
        <text:changed-region xml:id="ct287935440" text:id="ct287935440">
          <text:insertion>
            <office:change-info>
              <dc:creator>Steve Fanning</dc:creator>
              <dc:date>2019-12-06T13:23:22</dc:date>
            </office:change-info>
          </text:insertion>
        </text:changed-region>
        <text:changed-region xml:id="ct506647088" text:id="ct506647088">
          <text:deletion>
            <office:change-info>
              <dc:creator>Steve Fanning</dc:creator>
              <dc:date>2019-12-02T15:02:57</dc:date>
            </office:change-info>
            <text:p text:style-name="Table_20_Contents">(required) </text:p>
          </text:deletion>
        </text:changed-region>
        <text:changed-region xml:id="ct568218512" text:id="ct568218512">
          <text:deletion>
            <office:change-info>
              <dc:creator>Steve Fanning</dc:creator>
              <dc:date>2019-12-02T15:03:00</dc:date>
            </office:change-info>
            <text:p text:style-name="Table_20_Contents">(required) </text:p>
          </text:deletion>
        </text:changed-region>
        <text:changed-region xml:id="ct669619808" text:id="ct669619808">
          <text:deletion>
            <office:change-info>
              <dc:creator>Steve Fanning</dc:creator>
              <dc:date>2019-12-02T15:03:06</dc:date>
            </office:change-info>
            <text:p text:style-name="Table_20_Contents"><text:span text:style-name="Strong_20_Emphasis"><text:s/>(required)</text:span></text:p>
          </text:deletion>
        </text:changed-region>
        <text:changed-region xml:id="ct671637072" text:id="ct671637072">
          <text:insertion>
            <office:change-info>
              <dc:creator>Steve Fanning</dc:creator>
              <dc:date>2019-11-14T11:36:54</dc:date>
            </office:change-info>
          </text:insertion>
        </text:changed-region>
        <text:changed-region xml:id="ct683355216" text:id="ct683355216">
          <text:insertion>
            <office:change-info>
              <dc:creator>Steve Fanning</dc:creator>
              <dc:date>2019-11-14T11:37:02</dc:date>
            </office:change-info>
          </text:insertion>
        </text:changed-region>
        <text:changed-region xml:id="ct460201568" text:id="ct460201568">
          <text:insertion>
            <office:change-info>
              <dc:creator>Steve Fanning</dc:creator>
              <dc:date>2019-11-14T11:36:23</dc:date>
            </office:change-info>
          </text:insertion>
        </text:changed-region>
        <text:changed-region xml:id="ct744739056" text:id="ct744739056">
          <text:insertion>
            <office:change-info>
              <dc:creator>Steve Fanning</dc:creator>
              <dc:date>2019-12-02T19:02:06</dc:date>
            </office:change-info>
          </text:insertion>
        </text:changed-region>
        <text:changed-region xml:id="ct753121200" text:id="ct753121200">
          <text:deletion>
            <office:change-info>
              <dc:creator>Steve Fanning</dc:creator>
              <dc:date>2019-12-02T15:03:38</dc:date>
            </office:change-info>
            <text:p text:style-name="Table_20_Contents">(optional) </text:p>
          </text:deletion>
        </text:changed-region>
        <text:changed-region xml:id="ct484362896" text:id="ct484362896">
          <text:deletion>
            <office:change-info>
              <dc:creator>Steve Fanning</dc:creator>
              <dc:date>2019-12-02T15:03:45</dc:date>
            </office:change-info>
            <text:p text:style-name="Table_20_Contents">missing or </text:p>
          </text:deletion>
        </text:changed-region>
        <text:changed-region xml:id="ct602131792" text:id="ct602131792">
          <text:deletion>
            <office:change-info>
              <dc:creator>Steve Fanning</dc:creator>
              <dc:date>2019-12-06T13:23:41</dc:date>
            </office:change-info>
            <text:p text:style-name="Text_20_body">parameters</text:p>
          </text:deletion>
        </text:changed-region>
        <text:changed-region xml:id="ct480828976" text:id="ct480828976">
          <text:insertion>
            <office:change-info>
              <dc:creator>Steve Fanning</dc:creator>
              <dc:date>2019-12-06T13:23:41</dc:date>
            </office:change-info>
          </text:insertion>
        </text:changed-region>
        <text:changed-region xml:id="ct533904768" text:id="ct533904768">
          <text:insertion>
            <office:change-info>
              <dc:creator>Steve Fanning</dc:creator>
              <dc:date>2019-11-15T12:36:38</dc:date>
            </office:change-info>
          </text:insertion>
        </text:changed-region>
        <text:changed-region xml:id="ct404034560" text:id="ct404034560">
          <text:deletion>
            <office:change-info>
              <dc:creator>Steve Fanning</dc:creator>
              <dc:date>2019-11-15T12:36:37</dc:date>
            </office:change-info>
            <text:p text:style-name="Text_20_body"><text:span text:style-name="Strong_20_Emphasis"><text:span text:style-name="T51">b</text:span></text:span></text:p>
          </text:deletion>
        </text:changed-region>
        <text:changed-region xml:id="ct308505456" text:id="ct308505456">
          <text:format-change>
            <office:change-info>
              <dc:creator>Steve Fanning</dc:creator>
              <dc:date>2019-11-15T12:36:42</dc:date>
            </office:change-info>
          </text:format-change>
        </text:changed-region>
        <text:changed-region xml:id="ct600028048" text:id="ct600028048">
          <text:deletion>
            <office:change-info>
              <dc:creator>Steve Fanning</dc:creator>
              <dc:date>2019-12-06T13:23:48</dc:date>
            </office:change-info>
            <text:p text:style-name="Text_20_body">parameter</text:p>
          </text:deletion>
        </text:changed-region>
        <text:changed-region xml:id="ct320218976" text:id="ct320218976">
          <text:insertion>
            <office:change-info>
              <dc:creator>Steve Fanning</dc:creator>
              <dc:date>2019-12-06T13:23:48</dc:date>
            </office:change-info>
          </text:insertion>
        </text:changed-region>
        <text:changed-region xml:id="ct347995616" text:id="ct347995616">
          <text:deletion>
            <office:change-info>
              <dc:creator>Steve Fanning</dc:creator>
              <dc:date>2019-11-15T12:38:19</dc:date>
            </office:change-info>
            <text:p text:style-name="Table_20_Contents">is the maturity date</text:p>
          </text:deletion>
        </text:changed-region>
        <text:changed-region xml:id="ct164963696" text:id="ct164963696">
          <text:insertion>
            <office:change-info>
              <dc:creator>Steve Fanning</dc:creator>
              <dc:date>2019-11-15T12:38:19</dc:date>
            </office:change-info>
          </text:insertion>
        </text:changed-region>
        <text:changed-region xml:id="ct576878640" text:id="ct576878640">
          <text:insertion>
            <office:change-info>
              <dc:creator>Steve Fanning</dc:creator>
              <dc:date>2019-11-15T12:38:33</dc:date>
            </office:change-info>
          </text:insertion>
        </text:changed-region>
        <text:changed-region xml:id="ct400219520" text:id="ct400219520">
          <text:insertion>
            <office:change-info>
              <dc:creator>Steve Fanning</dc:creator>
              <dc:date>2019-11-15T12:38:40</dc:date>
            </office:change-info>
          </text:insertion>
        </text:changed-region>
        <text:changed-region xml:id="ct321236464" text:id="ct321236464">
          <text:insertion>
            <office:change-info>
              <dc:creator>Steve Fanning</dc:creator>
              <dc:date>2019-11-15T12:39:02</dc:date>
            </office:change-info>
          </text:insertion>
        </text:changed-region>
        <text:changed-region xml:id="ct758805168" text:id="ct758805168">
          <text:insertion>
            <office:change-info>
              <dc:creator>Steve Fanning</dc:creator>
              <dc:date>2019-11-15T12:39:08</dc:date>
            </office:change-info>
          </text:insertion>
        </text:changed-region>
        <text:changed-region xml:id="ct528184544" text:id="ct528184544">
          <text:insertion>
            <office:change-info>
              <dc:creator>Steve Fanning</dc:creator>
              <dc:date>2019-11-15T12:39:30</dc:date>
            </office:change-info>
          </text:insertion>
        </text:changed-region>
        <text:changed-region xml:id="ct381702832" text:id="ct381702832">
          <text:insertion>
            <office:change-info>
              <dc:creator>Steve Fanning</dc:creator>
              <dc:date>2019-11-15T12:39:39</dc:date>
            </office:change-info>
          </text:insertion>
        </text:changed-region>
        <text:changed-region xml:id="ct558669904" text:id="ct558669904">
          <text:insertion>
            <office:change-info>
              <dc:creator>Steve Fanning</dc:creator>
              <dc:date>2019-11-15T12:39:49</dc:date>
            </office:change-info>
          </text:insertion>
        </text:changed-region>
        <text:changed-region xml:id="ct333406304" text:id="ct333406304">
          <text:insertion>
            <office:change-info>
              <dc:creator>Steve Fanning</dc:creator>
              <dc:date>2019-11-15T12:39:54</dc:date>
            </office:change-info>
          </text:insertion>
        </text:changed-region>
        <text:changed-region xml:id="ct296845536" text:id="ct296845536">
          <text:insertion>
            <office:change-info>
              <dc:creator>Steve Fanning</dc:creator>
              <dc:date>2019-11-15T12:40:09</dc:date>
            </office:change-info>
          </text:insertion>
        </text:changed-region>
        <text:changed-region xml:id="ct485023744" text:id="ct485023744">
          <text:insertion>
            <office:change-info>
              <dc:creator>Steve Fanning</dc:creator>
              <dc:date>2019-11-15T12:40:20</dc:date>
            </office:change-info>
          </text:insertion>
        </text:changed-region>
        <text:changed-region xml:id="ct508932080" text:id="ct508932080">
          <text:insertion>
            <office:change-info>
              <dc:creator>Steve Fanning</dc:creator>
              <dc:date>2019-11-15T12:40:30</dc:date>
            </office:change-info>
          </text:insertion>
        </text:changed-region>
        <text:changed-region xml:id="ct674627584" text:id="ct674627584">
          <text:insertion>
            <office:change-info>
              <dc:creator>Steve Fanning</dc:creator>
              <dc:date>2019-11-15T12:40:35</dc:date>
            </office:change-info>
          </text:insertion>
        </text:changed-region>
        <text:changed-region xml:id="ct117919920" text:id="ct117919920">
          <text:format-change>
            <office:change-info>
              <dc:creator>Steve Fanning</dc:creator>
              <dc:date>2019-12-02T15:04:31</dc:date>
            </office:change-info>
          </text:format-change>
        </text:changed-region>
        <text:changed-region xml:id="ct591036112" text:id="ct591036112">
          <text:insertion>
            <office:change-info>
              <dc:creator>Steve Fanning</dc:creator>
              <dc:date>2019-11-15T12:41:01</dc:date>
            </office:change-info>
          </text:insertion>
        </text:changed-region>
        <text:changed-region xml:id="ct762506096" text:id="ct762506096">
          <text:insertion>
            <office:change-info>
              <dc:creator>Steve Fanning</dc:creator>
              <dc:date>2019-11-15T12:41:14</dc:date>
            </office:change-info>
          </text:insertion>
        </text:changed-region>
        <text:changed-region xml:id="ct562860192" text:id="ct562860192">
          <text:deletion>
            <office:change-info>
              <dc:creator>Steve Fanning</dc:creator>
              <dc:date>2019-11-27T19:45:35</dc:date>
            </office:change-info>
            <text:p text:style-name="Table_20_Contents">RATE, pv, FV</text:p>
          </text:deletion>
        </text:changed-region>
        <text:changed-region xml:id="ct542485456" text:id="ct542485456">
          <text:insertion>
            <office:change-info>
              <dc:creator>Steve Fanning</dc:creator>
              <dc:date>2019-11-27T19:45:35</dc:date>
            </office:change-info>
          </text:insertion>
        </text:changed-region>
        <text:changed-region xml:id="ct522517968" text:id="ct522517968">
          <text:insertion>
            <office:change-info>
              <dc:creator>Steve Fanning</dc:creator>
              <dc:date>2019-11-27T19:45:14</dc:date>
            </office:change-info>
          </text:insertion>
        </text:changed-region>
        <text:changed-region xml:id="ct271065088" text:id="ct271065088">
          <text:deletion>
            <office:change-info>
              <dc:creator>Steve Fanning</dc:creator>
              <dc:date>2019-11-27T19:45:14</dc:date>
            </office:change-info>
            <text:p text:style-name="P43">Calculates the number of periods required by an investment to attain the desired value. <text:span text:style-name="Strong_20_Emphasis">RATE</text:span> (a constant) is the interest rate to be calculated for the entire duration. Entering the interest rate divided by the periods per year, can calculate the interest after each period. <text:span text:style-name="Strong_20_Emphasis">pv</text:span> is the present value. <text:span text:style-name="Strong_20_Emphasis">FV</text:span> is the desired future value of the investment.</text:p>
          </text:deletion>
        </text:changed-region>
        <text:changed-region xml:id="ct142914240" text:id="ct142914240">
          <text:insertion>
            <office:change-info>
              <dc:creator>Steve Fanning</dc:creator>
              <dc:date>2019-11-08T09:40:26</dc:date>
            </office:change-info>
          </text:insertion>
        </text:changed-region>
        <text:changed-region xml:id="ct121414784" text:id="ct121414784">
          <text:insertion>
            <office:change-info>
              <dc:creator>Steve Fanning</dc:creator>
              <dc:date>2019-11-08T09:40:35</dc:date>
            </office:change-info>
          </text:insertion>
        </text:changed-region>
        <text:changed-region xml:id="ct726948384" text:id="ct726948384">
          <text:deletion>
            <office:change-info>
              <dc:creator>Steve Fanning</dc:creator>
              <dc:date>2019-11-08T09:40:00</dc:date>
            </office:change-info>
            <text:p text:style-name="Table_20_Contents">Calculates the effective annual rate of interest on the basis of the nominal interest rate and the number of interest payments per annum. Nominal interest refers to the amount of interest due at the end of a calculation period. <text:span text:style-name="Strong_20_Emphasis">Nominal</text:span> <text:span text:style-name="Strong_20_Emphasis">rate</text:span> is the annual nominal rate of interest. <text:span text:style-name="Strong_20_Emphasis">Npery</text:span> is the number of interest payments per year.</text:p>
          </text:deletion>
        </text:changed-region>
        <text:changed-region xml:id="ct548349408" text:id="ct548349408">
          <text:insertion>
            <office:change-info>
              <dc:creator>Steve Fanning</dc:creator>
              <dc:date>2019-11-08T09:40:00</dc:date>
            </office:change-info>
          </text:insertion>
        </text:changed-region>
        <text:changed-region xml:id="ct726978480" text:id="ct726978480">
          <text:insertion>
            <office:change-info>
              <dc:creator>Steve Fanning</dc:creator>
              <dc:date>2019-11-15T12:41:39</dc:date>
            </office:change-info>
          </text:insertion>
        </text:changed-region>
        <text:changed-region xml:id="ct187938096" text:id="ct187938096">
          <text:insertion>
            <office:change-info>
              <dc:creator>Steve Fanning</dc:creator>
              <dc:date>2019-12-06T13:24:35</dc:date>
            </office:change-info>
          </text:insertion>
        </text:changed-region>
        <text:changed-region xml:id="ct495903856" text:id="ct495903856">
          <text:insertion>
            <office:change-info>
              <dc:creator>Steve Fanning</dc:creator>
              <dc:date>2019-11-15T12:41:54</dc:date>
            </office:change-info>
          </text:insertion>
        </text:changed-region>
        <text:changed-region xml:id="ct562707408" text:id="ct562707408">
          <text:insertion>
            <office:change-info>
              <dc:creator>Steve Fanning</dc:creator>
              <dc:date>2019-11-15T12:41:56</dc:date>
            </office:change-info>
          </text:insertion>
        </text:changed-region>
        <text:changed-region xml:id="ct120947120" text:id="ct120947120">
          <text:insertion>
            <office:change-info>
              <dc:creator>Steve Fanning</dc:creator>
              <dc:date>2019-11-15T12:42:05</dc:date>
            </office:change-info>
          </text:insertion>
        </text:changed-region>
        <text:changed-region xml:id="ct537401040" text:id="ct537401040">
          <text:insertion>
            <office:change-info>
              <dc:creator>Steve Fanning</dc:creator>
              <dc:date>2019-12-02T15:05:26</dc:date>
            </office:change-info>
          </text:insertion>
        </text:changed-region>
        <text:changed-region xml:id="ct568320576" text:id="ct568320576">
          <text:deletion>
            <office:change-info>
              <dc:creator>Steve Fanning</dc:creator>
              <dc:date>2019-12-02T15:05:34</dc:date>
            </office:change-info>
            <text:p text:style-name="Table_20_Contents">If <text:span text:style-name="Strong_20_Emphasis">FV</text:span> is omitted it is assumed to be zero. </text:p>
          </text:deletion>
        </text:changed-region>
        <text:changed-region xml:id="ct693216384" text:id="ct693216384">
          <text:insertion>
            <office:change-info>
              <dc:creator>Steve Fanning</dc:creator>
              <dc:date>2019-11-15T12:42:27</dc:date>
            </office:change-info>
          </text:insertion>
        </text:changed-region>
        <text:changed-region xml:id="ct581259920" text:id="ct581259920">
          <text:deletion>
            <office:change-info>
              <dc:creator>Steve Fanning</dc:creator>
              <dc:date>2019-11-15T12:42:39</dc:date>
            </office:change-info>
            <text:p text:style-name="Table_20_Contents">is chosen from a list of options and</text:p>
          </text:deletion>
        </text:changed-region>
        <text:changed-region xml:id="ct761490688" text:id="ct761490688">
          <text:insertion>
            <office:change-info>
              <dc:creator>Steve Fanning</dc:creator>
              <dc:date>2019-11-15T12:42:39</dc:date>
            </office:change-info>
          </text:insertion>
        </text:changed-region>
        <text:changed-region xml:id="ct206079280" text:id="ct206079280">
          <text:insertion>
            <office:change-info>
              <dc:creator>Steve Fanning</dc:creator>
              <dc:date>2019-11-15T12:42:51</dc:date>
            </office:change-info>
          </text:insertion>
        </text:changed-region>
        <text:changed-region xml:id="ct498758512" text:id="ct498758512">
          <text:insertion>
            <office:change-info>
              <dc:creator>Steve Fanning</dc:creator>
              <dc:date>2019-11-15T12:42:56</dc:date>
            </office:change-info>
          </text:insertion>
        </text:changed-region>
        <text:changed-region xml:id="ct456674240" text:id="ct456674240">
          <text:insertion>
            <office:change-info>
              <dc:creator>Steve Fanning</dc:creator>
              <dc:date>2019-11-29T21:12:34</dc:date>
            </office:change-info>
          </text:insertion>
        </text:changed-region>
        <text:changed-region xml:id="ct128897152" text:id="ct128897152">
          <text:deletion>
            <office:change-info>
              <dc:creator>Steve Fanning</dc:creator>
              <dc:date>2019-11-29T21:12:33</dc:date>
            </office:change-info>
            <text:p text:style-name="Table_20_Contents">OPT_BARRIER(spot, vol, r, rf, T, strike, barrier_low, barrier_up, rebate, put/call, knock in/out, barrier_type, greek)</text:p>
          </text:deletion>
        </text:changed-region>
        <text:changed-region xml:id="ct713817312" text:id="ct713817312">
          <text:deletion>
            <office:change-info>
              <dc:creator>Steve Fanning</dc:creator>
              <dc:date>2019-11-29T21:13:38</dc:date>
            </office:change-info>
            <text:p text:style-name="P44">A function following the Black Scholes formula. It calculates the pricing of a barrier option. <text:span text:style-name="Strong_20_Emphasis">spot</text:span> </text:p>
          </text:deletion>
        </text:changed-region>
        <text:changed-region xml:id="ct757079088" text:id="ct757079088">
          <text:deletion>
            <office:change-info>
              <dc:creator>Steve Fanning</dc:creator>
              <dc:date>2019-11-15T12:44:57</dc:date>
            </office:change-info>
            <text:p text:style-name="P44">(required) </text:p>
          </text:deletion>
        </text:changed-region>
        <text:changed-region xml:id="ct464983504" text:id="ct464983504">
          <text:deletion>
            <office:change-info>
              <dc:creator>Steve Fanning</dc:creator>
              <dc:date>2019-11-29T21:13:38</dc:date>
            </office:change-info>
            <text:p text:style-name="P44">is the price/value <text:span text:style-name="T4">of the</text:span> asset. <text:span text:style-name="Strong_20_Emphasis">vol</text:span> </text:p>
          </text:deletion>
        </text:changed-region>
        <text:changed-region xml:id="ct526389296" text:id="ct526389296">
          <text:deletion>
            <office:change-info>
              <dc:creator>Steve Fanning</dc:creator>
              <dc:date>2019-11-15T12:45:02</dc:date>
            </office:change-info>
            <text:p text:style-name="P44">(required) </text:p>
          </text:deletion>
        </text:changed-region>
        <text:changed-region xml:id="ct751531456" text:id="ct751531456">
          <text:deletion>
            <office:change-info>
              <dc:creator>Steve Fanning</dc:creator>
              <dc:date>2019-11-29T21:13:38</dc:date>
            </office:change-info>
            <text:p text:style-name="P44">is the annual volatility of the asset. <text:span text:style-name="Strong_20_Emphasis">rebate</text:span> </text:p>
          </text:deletion>
        </text:changed-region>
        <text:changed-region xml:id="ct131344256" text:id="ct131344256">
          <text:deletion>
            <office:change-info>
              <dc:creator>Steve Fanning</dc:creator>
              <dc:date>2019-11-15T12:45:38</dc:date>
            </office:change-info>
            <text:p text:style-name="P44">(required) </text:p>
          </text:deletion>
        </text:changed-region>
        <text:changed-region xml:id="ct466140512" text:id="ct466140512">
          <text:deletion>
            <office:change-info>
              <dc:creator>Steve Fanning</dc:creator>
              <dc:date>2019-11-29T21:13:38</dc:date>
            </office:change-info>
            <text:p text:style-name="P44">is the amount of money paid at maturity if the barrier was hit. <text:span text:style-name="Strong_20_Emphasis">put/call</text:span> </text:p>
          </text:deletion>
        </text:changed-region>
        <text:changed-region xml:id="ct489128096" text:id="ct489128096">
          <text:deletion>
            <office:change-info>
              <dc:creator>Steve Fanning</dc:creator>
              <dc:date>2019-11-15T12:45:43</dc:date>
            </office:change-info>
            <text:p text:style-name="P44">(required) </text:p>
          </text:deletion>
        </text:changed-region>
        <text:changed-region xml:id="ct325265744" text:id="ct325265744">
          <text:deletion>
            <office:change-info>
              <dc:creator>Steve Fanning</dc:creator>
              <dc:date>2019-11-29T21:13:38</dc:date>
            </office:change-info>
            <text:p text:style-name="P44">is a string to define if the option is a (p)ut/ or a (c)all. <text:span text:style-name="Strong_20_Emphasis">knock</text:span> </text:p>
          </text:deletion>
        </text:changed-region>
        <text:changed-region xml:id="ct706291424" text:id="ct706291424">
          <text:deletion>
            <office:change-info>
              <dc:creator>Steve Fanning</dc:creator>
              <dc:date>2019-11-15T12:45:48</dc:date>
            </office:change-info>
            <text:p text:style-name="P44">(required) </text:p>
          </text:deletion>
        </text:changed-region>
        <text:changed-region xml:id="ct668243680" text:id="ct668243680">
          <text:deletion>
            <office:change-info>
              <dc:creator>Steve Fanning</dc:creator>
              <dc:date>2019-11-29T21:13:38</dc:date>
            </office:change-info>
            <text:p text:style-name="P44">(i)n/(o)ut is a string to define if the option is of type knock-(i)n or knock-(o)ut. <text:span text:style-name="Strong_20_Emphasis">barrier_type</text:span> </text:p>
          </text:deletion>
        </text:changed-region>
        <text:changed-region xml:id="ct353441952" text:id="ct353441952">
          <text:deletion>
            <office:change-info>
              <dc:creator>Steve Fanning</dc:creator>
              <dc:date>2019-11-15T12:45:53</dc:date>
            </office:change-info>
            <text:p text:style-name="P44">(required) </text:p>
          </text:deletion>
        </text:changed-region>
        <text:changed-region xml:id="ct186309472" text:id="ct186309472">
          <text:deletion>
            <office:change-info>
              <dc:creator>Steve Fanning</dc:creator>
              <dc:date>2019-11-29T21:13:38</dc:date>
            </office:change-info>
            <text:p text:style-name="P44">is a string to define whether the barrier is observed (c)ontinuosly or only at the (e)nd/maturity. <text:span text:style-name="Strong_20_Emphasis">greek</text:span> is an optional parameter, which if left out causes the function to return the option price. If included, the function returns price sensitivities (Greeks) to one of the input parameters, such as “vega” for sensitivity to volatility.</text:p>
          </text:deletion>
        </text:changed-region>
        <text:changed-region xml:id="ct357568928" text:id="ct357568928">
          <text:insertion>
            <office:change-info>
              <dc:creator>Steve Fanning</dc:creator>
              <dc:date>2019-11-29T21:13:38</dc:date>
            </office:change-info>
          </text:insertion>
        </text:changed-region>
        <text:changed-region xml:id="ct746258144" text:id="ct746258144">
          <text:insertion>
            <office:change-info>
              <dc:creator>Steve Fanning</dc:creator>
              <dc:date>2019-11-29T21:17:24</dc:date>
            </office:change-info>
          </text:insertion>
        </text:changed-region>
        <text:changed-region xml:id="ct570603872" text:id="ct570603872">
          <text:deletion>
            <office:change-info>
              <dc:creator>Steve Fanning</dc:creator>
              <dc:date>2019-11-29T21:17:24</dc:date>
            </office:change-info>
            <text:p text:style-name="Table_20_Contents">OPT_PROB_HIT(spot, vol, drift, T, barrier_low, barrier_up)</text:p>
          </text:deletion>
        </text:changed-region>
        <text:changed-region xml:id="ct614966768" text:id="ct614966768">
          <text:insertion>
            <office:change-info>
              <dc:creator>Steve Fanning</dc:creator>
              <dc:date>2019-11-29T21:16:33</dc:date>
            </office:change-info>
          </text:insertion>
        </text:changed-region>
        <text:changed-region xml:id="ct601980528" text:id="ct601980528">
          <text:deletion>
            <office:change-info>
              <dc:creator>Steve Fanning</dc:creator>
              <dc:date>2019-11-29T21:16:33</dc:date>
            </office:change-info>
            <text:p text:style-name="P45"><text:span text:style-name="T85">Returns the probability that an asset hits a barrier assuming it follows</text:span></text:p>
          </text:deletion>
        </text:changed-region>
        <text:changed-region xml:id="ct505030176" text:id="ct505030176">
          <text:insertion>
            <office:change-info>
              <dc:creator>Steve Fanning</dc:creator>
              <dc:date>2019-11-29T21:16:37</dc:date>
            </office:change-info>
          </text:insertion>
        </text:changed-region>
        <text:changed-region xml:id="ct273208704" text:id="ct273208704">
          <text:insertion>
            <office:change-info>
              <dc:creator>Steve Fanning</dc:creator>
              <dc:date>2019-11-29T21:17:55</dc:date>
            </office:change-info>
          </text:insertion>
        </text:changed-region>
        <text:changed-region xml:id="ct271944288" text:id="ct271944288">
          <text:insertion>
            <office:change-info>
              <dc:creator>Steve Fanning</dc:creator>
              <dc:date>2019-11-29T21:20:24</dc:date>
            </office:change-info>
          </text:insertion>
        </text:changed-region>
        <text:changed-region xml:id="ct513171808" text:id="ct513171808">
          <text:insertion>
            <office:change-info>
              <dc:creator>Steve Fanning</dc:creator>
              <dc:date>2019-11-29T21:18:00</dc:date>
            </office:change-info>
          </text:insertion>
        </text:changed-region>
        <text:changed-region xml:id="ct690775184" text:id="ct690775184">
          <text:deletion>
            <office:change-info>
              <dc:creator>Steve Fanning</dc:creator>
              <dc:date>2019-11-29T21:18:54</dc:date>
            </office:change-info>
            <text:p text:style-name="P45"><text:span text:style-name="Strong_20_Emphasis">spot</text:span> is the price/value S of the underlying asset. <text:span text:style-name="Strong_20_Emphasis">vol</text:span> is the annual volatility of the underlying asset. <text:span text:style-name="Strong_20_Emphasis">drift</text:span> is the <text:span text:style-name="Strong_20_Emphasis">μ</text:span> value of the formula. <text:span text:style-name="Strong_20_Emphasis">T</text:span> is the time to maturity. <text:span text:style-name="Strong_20_Emphasis">barrier_low</text:span> is the lower barrier and set to zero if there is no lower barrier. <text:span text:style-name="Strong_20_Emphasis">barrier_up</text:span> is the upper barrier and is set to zero if there is no upper barrier.</text:p>
          </text:deletion>
        </text:changed-region>
        <text:changed-region xml:id="ct131923776" text:id="ct131923776">
          <text:deletion>
            <office:change-info>
              <dc:creator>Steve Fanning</dc:creator>
              <dc:date>2019-11-15T12:46:12</dc:date>
            </office:change-info>
            <text:p text:style-name="P45"><text:s/>All parameters are required.</text:p>
          </text:deletion>
        </text:changed-region>
        <text:changed-region xml:id="ct322373616" text:id="ct322373616">
          <text:insertion>
            <office:change-info>
              <dc:creator>Steve Fanning</dc:creator>
              <dc:date>2019-11-29T21:23:21</dc:date>
            </office:change-info>
          </text:insertion>
        </text:changed-region>
        <text:changed-region xml:id="ct567408256" text:id="ct567408256">
          <text:deletion>
            <office:change-info>
              <dc:creator>Steve Fanning</dc:creator>
              <dc:date>2019-11-29T21:23:21</dc:date>
            </office:change-info>
            <text:p text:style-name="Table_20_Contents">OPT_PROB_INMONEY(spot, vol, drift, T, barrier_low, barrier_up, put/call, strike)</text:p>
          </text:deletion>
        </text:changed-region>
        <text:changed-region xml:id="ct539396000" text:id="ct539396000">
          <text:deletion>
            <office:change-info>
              <dc:creator>Steve Fanning</dc:creator>
              <dc:date>2019-11-29T21:21:28</dc:date>
            </office:change-info>
            <text:p text:style-name="P45">Returns the probability that an asset will at maturity end up between two barrier levels, assuming it follows </text:p>
          </text:deletion>
        </text:changed-region>
        <text:changed-region xml:id="ct557598496" text:id="ct557598496">
          <text:deletion>
            <office:change-info>
              <dc:creator>Steve Fanning</dc:creator>
              <dc:date>2019-11-15T12:46:18</dc:date>
            </office:change-info>
            <text:p text:style-name="P45">. </text:p>
          </text:deletion>
        </text:changed-region>
        <text:changed-region xml:id="ct713394944" text:id="ct713394944">
          <text:deletion>
            <office:change-info>
              <dc:creator>Steve Fanning</dc:creator>
              <dc:date>2019-11-29T21:21:28</dc:date>
            </office:change-info>
            <text:p text:style-name="P45">(If the last two optional parameters, put/call and strike, are specified, the probability of S_T in [strike, upper barrier] for a call, and S_T in [lower barrier, strike] for a put will be returned). </text:p>
          </text:deletion>
        </text:changed-region>
        <text:changed-region xml:id="ct455560944" text:id="ct455560944">
          <text:insertion>
            <office:change-info>
              <dc:creator>Steve Fanning</dc:creator>
              <dc:date>2019-11-29T21:21:28</dc:date>
            </office:change-info>
          </text:insertion>
        </text:changed-region>
        <text:changed-region xml:id="ct122889072" text:id="ct122889072">
          <text:deletion>
            <office:change-info>
              <dc:creator>Steve Fanning</dc:creator>
              <dc:date>2019-11-29T21:22:41</dc:date>
            </office:change-info>
            <text:p text:style-name="P45">S_T is the spot at maturity and ignores the possibility of knock-out before maturity.</text:p>
          </text:deletion>
        </text:changed-region>
        <text:changed-region xml:id="ct163038336" text:id="ct163038336">
          <text:insertion>
            <office:change-info>
              <dc:creator>Steve Fanning</dc:creator>
              <dc:date>2019-11-29T21:22:57</dc:date>
            </office:change-info>
          </text:insertion>
        </text:changed-region>
        <text:changed-region xml:id="ct786370672" text:id="ct786370672">
          <text:deletion>
            <office:change-info>
              <dc:creator>Steve Fanning</dc:creator>
              <dc:date>2019-11-29T21:22:57</dc:date>
            </office:change-info>
            <text:p text:style-name="P48"><text:span text:style-name="Strong_20_Emphasis">spot</text:span> </text:p>
          </text:deletion>
        </text:changed-region>
        <text:changed-region xml:id="ct754408464" text:id="ct754408464">
          <text:deletion>
            <office:change-info>
              <dc:creator>Steve Fanning</dc:creator>
              <dc:date>2019-11-15T12:46:32</dc:date>
            </office:change-info>
            <text:p text:style-name="P48">(required) </text:p>
          </text:deletion>
        </text:changed-region>
        <text:changed-region xml:id="ct758157392" text:id="ct758157392">
          <text:deletion>
            <office:change-info>
              <dc:creator>Steve Fanning</dc:creator>
              <dc:date>2019-11-29T21:22:57</dc:date>
            </office:change-info>
            <text:p text:style-name="P48">is the price/value <text:span text:style-name="T4">of the</text:span> asset. <text:span text:style-name="Strong_20_Emphasis">vol</text:span> </text:p>
          </text:deletion>
        </text:changed-region>
        <text:changed-region xml:id="ct132625488" text:id="ct132625488">
          <text:deletion>
            <office:change-info>
              <dc:creator>Steve Fanning</dc:creator>
              <dc:date>2019-11-15T12:47:03</dc:date>
            </office:change-info>
            <text:p text:style-name="P48">(required) </text:p>
          </text:deletion>
        </text:changed-region>
        <text:changed-region xml:id="ct264737328" text:id="ct264737328">
          <text:deletion>
            <office:change-info>
              <dc:creator>Steve Fanning</dc:creator>
              <dc:date>2019-11-29T21:22:57</dc:date>
            </office:change-info>
            <text:p text:style-name="P48">is the annual volatility of the asset. <text:span text:style-name="Strong_20_Emphasis">drift</text:span> </text:p>
          </text:deletion>
        </text:changed-region>
        <text:changed-region xml:id="ct510271312" text:id="ct510271312">
          <text:deletion>
            <office:change-info>
              <dc:creator>Steve Fanning</dc:creator>
              <dc:date>2019-11-15T12:46:42</dc:date>
            </office:change-info>
            <text:p text:style-name="P48">(required) </text:p>
          </text:deletion>
        </text:changed-region>
        <text:changed-region xml:id="ct458658768" text:id="ct458658768">
          <text:deletion>
            <office:change-info>
              <dc:creator>Steve Fanning</dc:creator>
              <dc:date>2019-11-29T21:22:57</dc:date>
            </office:change-info>
            <text:p text:style-name="P48">is the parameter μ from the formula above. <text:span text:style-name="Strong_20_Emphasis">T</text:span> is the time to maturity in years. <text:span text:style-name="Strong_20_Emphasis">barrier_low</text:span> </text:p>
          </text:deletion>
        </text:changed-region>
        <text:changed-region xml:id="ct393333504" text:id="ct393333504">
          <text:deletion>
            <office:change-info>
              <dc:creator>Steve Fanning</dc:creator>
              <dc:date>2019-11-15T12:46:51</dc:date>
            </office:change-info>
            <text:p text:style-name="P48">(required) </text:p>
          </text:deletion>
        </text:changed-region>
        <text:changed-region xml:id="ct576219568" text:id="ct576219568">
          <text:deletion>
            <office:change-info>
              <dc:creator>Steve Fanning</dc:creator>
              <dc:date>2019-11-29T21:22:57</dc:date>
            </office:change-info>
            <text:p text:style-name="P48">is the lower barrier and set to zero if there is no lower barrier. <text:span text:style-name="Strong_20_Emphasis">barrier_up</text:span> </text:p>
          </text:deletion>
        </text:changed-region>
        <text:changed-region xml:id="ct148316624" text:id="ct148316624">
          <text:deletion>
            <office:change-info>
              <dc:creator>Steve Fanning</dc:creator>
              <dc:date>2019-11-15T12:46:45</dc:date>
            </office:change-info>
            <text:p text:style-name="P48">(required) </text:p>
          </text:deletion>
        </text:changed-region>
        <text:changed-region xml:id="ct554438400" text:id="ct554438400">
          <text:deletion>
            <office:change-info>
              <dc:creator>Steve Fanning</dc:creator>
              <dc:date>2019-11-29T21:22:57</dc:date>
            </office:change-info>
            <text:p text:style-name="P48">is the upper barrier and is set to zero if there is no upper barrier. <text:span text:style-name="Strong_20_Emphasis">put/call</text:span> (optional) is the (p)ut/(c)all indicator. <text:span text:style-name="Strong_20_Emphasis">strike</text:span> (optional) is the strike level.</text:p>
          </text:deletion>
        </text:changed-region>
        <text:changed-region xml:id="ct148995968" text:id="ct148995968">
          <text:insertion>
            <office:change-info>
              <dc:creator>Steve Fanning</dc:creator>
              <dc:date>2019-11-29T21:25:17</dc:date>
            </office:change-info>
          </text:insertion>
        </text:changed-region>
        <text:changed-region xml:id="ct712118976" text:id="ct712118976">
          <text:deletion>
            <office:change-info>
              <dc:creator>Steve Fanning</dc:creator>
              <dc:date>2019-11-29T21:25:17</dc:date>
            </office:change-info>
            <text:p text:style-name="Table_20_Contents">OPT_TOUCH(spot, vol, r, rf, T, barrier_low, barrier_up, foreign/domestic, knock in/out, barrier_type, greek)</text:p>
          </text:deletion>
        </text:changed-region>
        <text:changed-region xml:id="ct755060176" text:id="ct755060176">
          <text:insertion>
            <office:change-info>
              <dc:creator>Steve Fanning</dc:creator>
              <dc:date>2019-11-29T21:26:10</dc:date>
            </office:change-info>
          </text:insertion>
        </text:changed-region>
        <text:changed-region xml:id="ct753714944" text:id="ct753714944">
          <text:deletion>
            <office:change-info>
              <dc:creator>Steve Fanning</dc:creator>
              <dc:date>2019-11-29T21:26:10</dc:date>
            </office:change-info>
            <text:p text:style-name="Table_20_Contents">Returns the pricing of a touch/no-touch option.</text:p>
          </text:deletion>
        </text:changed-region>
        <text:changed-region xml:id="ct330178000" text:id="ct330178000">
          <text:deletion>
            <office:change-info>
              <dc:creator>Steve Fanning</dc:creator>
              <dc:date>2019-11-29T21:26:31</dc:date>
            </office:change-info>
            <text:p text:style-name="P48"><text:span text:style-name="Strong_20_Emphasis">spot </text:span></text:p>
          </text:deletion>
        </text:changed-region>
        <text:changed-region xml:id="ct479183648" text:id="ct479183648">
          <text:deletion>
            <office:change-info>
              <dc:creator>Steve Fanning</dc:creator>
              <dc:date>2019-11-15T12:47:28</dc:date>
            </office:change-info>
            <text:p text:style-name="P48"><text:span text:style-name="Strong_20_Emphasis">(required) </text:span></text:p>
          </text:deletion>
        </text:changed-region>
        <text:changed-region xml:id="ct621579792" text:id="ct621579792">
          <text:deletion>
            <office:change-info>
              <dc:creator>Steve Fanning</dc:creator>
              <dc:date>2019-11-29T21:26:31</dc:date>
            </office:change-info>
            <text:p text:style-name="P48"><text:span text:style-name="Strong_20_Emphasis">is the price/value </text:span><text:span text:style-name="Strong_20_Emphasis"><text:span text:style-name="T4">of the</text:span></text:span><text:span text:style-name="Strong_20_Emphasis"> asset. vol </text:span></text:p>
          </text:deletion>
        </text:changed-region>
        <text:changed-region xml:id="ct781780608" text:id="ct781780608">
          <text:deletion>
            <office:change-info>
              <dc:creator>Steve Fanning</dc:creator>
              <dc:date>2019-11-15T12:47:33</dc:date>
            </office:change-info>
            <text:p text:style-name="P48"><text:span text:style-name="Strong_20_Emphasis">(required) </text:span></text:p>
          </text:deletion>
        </text:changed-region>
        <text:changed-region xml:id="ct785635216" text:id="ct785635216">
          <text:deletion>
            <office:change-info>
              <dc:creator>Steve Fanning</dc:creator>
              <dc:date>2019-11-29T21:26:31</dc:date>
            </office:change-info>
            <text:p text:style-name="P48"><text:span text:style-name="Strong_20_Emphasis">is the annual volatility of the asset. r </text:span></text:p>
          </text:deletion>
        </text:changed-region>
        <text:changed-region xml:id="ct481073984" text:id="ct481073984">
          <text:deletion>
            <office:change-info>
              <dc:creator>Steve Fanning</dc:creator>
              <dc:date>2019-11-15T12:47:36</dc:date>
            </office:change-info>
            <text:p text:style-name="P48"><text:span text:style-name="Strong_20_Emphasis">(required) </text:span></text:p>
          </text:deletion>
        </text:changed-region>
        <text:changed-region xml:id="ct271079840" text:id="ct271079840">
          <text:deletion>
            <office:change-info>
              <dc:creator>Steve Fanning</dc:creator>
              <dc:date>2019-11-29T21:26:31</dc:date>
            </office:change-info>
            <text:p text:style-name="P48"><text:span text:style-name="Strong_20_Emphasis">is the interest rate continuously compounded. rf </text:span></text:p>
          </text:deletion>
        </text:changed-region>
        <text:changed-region xml:id="ct767400816" text:id="ct767400816">
          <text:deletion>
            <office:change-info>
              <dc:creator>Steve Fanning</dc:creator>
              <dc:date>2019-11-15T12:47:38</dc:date>
            </office:change-info>
            <text:p text:style-name="P48"><text:span text:style-name="Strong_20_Emphasis">(required) </text:span></text:p>
          </text:deletion>
        </text:changed-region>
        <text:changed-region xml:id="ct489423424" text:id="ct489423424">
          <text:deletion>
            <office:change-info>
              <dc:creator>Steve Fanning</dc:creator>
              <dc:date>2019-11-29T21:26:31</dc:date>
            </office:change-info>
            <text:p text:style-name="P48"><text:span text:style-name="Strong_20_Emphasis">is the foreign interest rate continuously compounded. T </text:span></text:p>
          </text:deletion>
        </text:changed-region>
        <text:changed-region xml:id="ct264530496" text:id="ct264530496">
          <text:deletion>
            <office:change-info>
              <dc:creator>Steve Fanning</dc:creator>
              <dc:date>2019-11-15T12:47:41</dc:date>
            </office:change-info>
            <text:p text:style-name="P48"><text:span text:style-name="Strong_20_Emphasis">(required) </text:span></text:p>
          </text:deletion>
        </text:changed-region>
        <text:changed-region xml:id="ct333213008" text:id="ct333213008">
          <text:deletion>
            <office:change-info>
              <dc:creator>Steve Fanning</dc:creator>
              <dc:date>2019-11-29T21:26:31</dc:date>
            </office:change-info>
            <text:p text:style-name="P48"><text:span text:style-name="Strong_20_Emphasis">is the time to maturity entered in years. strike </text:span></text:p>
          </text:deletion>
        </text:changed-region>
        <text:changed-region xml:id="ct148568000" text:id="ct148568000">
          <text:deletion>
            <office:change-info>
              <dc:creator>Steve Fanning</dc:creator>
              <dc:date>2019-11-15T12:47:44</dc:date>
            </office:change-info>
            <text:p text:style-name="P48"><text:span text:style-name="Strong_20_Emphasis">(required) </text:span></text:p>
          </text:deletion>
        </text:changed-region>
        <text:changed-region xml:id="ct757180064" text:id="ct757180064">
          <text:deletion>
            <office:change-info>
              <dc:creator>Steve Fanning</dc:creator>
              <dc:date>2019-11-29T21:26:31</dc:date>
            </office:change-info>
            <text:p text:style-name="P48"><text:span text:style-name="Strong_20_Emphasis">is the strike level of the option. barrier_low </text:span></text:p>
          </text:deletion>
        </text:changed-region>
        <text:changed-region xml:id="ct401666112" text:id="ct401666112">
          <text:deletion>
            <office:change-info>
              <dc:creator>Steve Fanning</dc:creator>
              <dc:date>2019-11-15T12:47:47</dc:date>
            </office:change-info>
            <text:p text:style-name="P48"><text:span text:style-name="Strong_20_Emphasis">(required) </text:span></text:p>
          </text:deletion>
        </text:changed-region>
        <text:changed-region xml:id="ct763108400" text:id="ct763108400">
          <text:deletion>
            <office:change-info>
              <dc:creator>Steve Fanning</dc:creator>
              <dc:date>2019-11-29T21:26:31</dc:date>
            </office:change-info>
            <text:p text:style-name="P48"><text:span text:style-name="Strong_20_Emphasis">is the lower barrier and set to zero if there is no lower barrier. barrier_up </text:span></text:p>
          </text:deletion>
        </text:changed-region>
        <text:changed-region xml:id="ct760231728" text:id="ct760231728">
          <text:deletion>
            <office:change-info>
              <dc:creator>Steve Fanning</dc:creator>
              <dc:date>2019-11-15T12:47:53</dc:date>
            </office:change-info>
            <text:p text:style-name="P48"><text:span text:style-name="Strong_20_Emphasis">(required) </text:span></text:p>
          </text:deletion>
        </text:changed-region>
        <text:changed-region xml:id="ct763158528" text:id="ct763158528">
          <text:deletion>
            <office:change-info>
              <dc:creator>Steve Fanning</dc:creator>
              <dc:date>2019-11-29T21:26:31</dc:date>
            </office:change-info>
            <text:p text:style-name="P48"><text:span text:style-name="Strong_20_Emphasis">is the upper barrier and is set to zero if there is no upper barrier. foreign/domestic </text:span></text:p>
          </text:deletion>
        </text:changed-region>
        <text:changed-region xml:id="ct406987328" text:id="ct406987328">
          <text:deletion>
            <office:change-info>
              <dc:creator>Steve Fanning</dc:creator>
              <dc:date>2019-11-15T12:47:51</dc:date>
            </office:change-info>
            <text:p text:style-name="P48"><text:span text:style-name="Strong_20_Emphasis">(required) </text:span></text:p>
          </text:deletion>
        </text:changed-region>
        <text:changed-region xml:id="ct566056544" text:id="ct566056544">
          <text:deletion>
            <office:change-info>
              <dc:creator>Steve Fanning</dc:creator>
              <dc:date>2019-11-29T21:26:31</dc:date>
            </office:change-info>
            <text:p text:style-name="P48"><text:span text:style-name="Strong_20_Emphasis">is a string to define if the option pays one unit of (d)omestic currency (cash or nothing) or (f)oreign currency (asset or nothing). knock </text:span></text:p>
          </text:deletion>
        </text:changed-region>
        <text:changed-region xml:id="ct493437616" text:id="ct493437616">
          <text:deletion>
            <office:change-info>
              <dc:creator>Steve Fanning</dc:creator>
              <dc:date>2019-11-15T12:47:57</dc:date>
            </office:change-info>
            <text:p text:style-name="P48"><text:span text:style-name="Strong_20_Emphasis">(required) </text:span></text:p>
          </text:deletion>
        </text:changed-region>
        <text:changed-region xml:id="ct691147968" text:id="ct691147968">
          <text:deletion>
            <office:change-info>
              <dc:creator>Steve Fanning</dc:creator>
              <dc:date>2019-11-29T21:26:31</dc:date>
            </office:change-info>
            <text:p text:style-name="P48"><text:span text:style-name="Strong_20_Emphasis">(i)n/(o)ut is a string to define if the option is of type knock-(i)n (touch) or knock-(o)ut (no touch). barrier_type </text:span></text:p>
          </text:deletion>
        </text:changed-region>
        <text:changed-region xml:id="ct650117568" text:id="ct650117568">
          <text:deletion>
            <office:change-info>
              <dc:creator>Steve Fanning</dc:creator>
              <dc:date>2019-11-15T12:48:01</dc:date>
            </office:change-info>
            <text:p text:style-name="P48"><text:span text:style-name="Strong_20_Emphasis">(required) </text:span></text:p>
          </text:deletion>
        </text:changed-region>
        <text:changed-region xml:id="ct428734256" text:id="ct428734256">
          <text:deletion>
            <office:change-info>
              <dc:creator>Steve Fanning</dc:creator>
              <dc:date>2019-11-29T21:26:31</dc:date>
            </office:change-info>
            <text:p text:style-name="P48"><text:span text:style-name="Strong_20_Emphasis">is a string to define whether the barrier is observed (c)ontinuously or only at the (e)nd/maturity. greek is an optional parameter, which if left out causes the function to return the option price. If included, the function returns price sensitivities (Greeks) to one of the input parameters, such as “theta” for time sensitivity.</text:span></text:p>
          </text:deletion>
        </text:changed-region>
        <text:changed-region xml:id="ct357980960" text:id="ct357980960">
          <text:insertion>
            <office:change-info>
              <dc:creator>Steve Fanning</dc:creator>
              <dc:date>2019-11-29T21:26:31</dc:date>
            </office:change-info>
          </text:insertion>
        </text:changed-region>
        <text:changed-region xml:id="ct582192480" text:id="ct582192480">
          <text:insertion>
            <office:change-info>
              <dc:creator>Steve Fanning</dc:creator>
              <dc:date>2019-11-08T09:41:44</dc:date>
            </office:change-info>
          </text:insertion>
        </text:changed-region>
        <text:changed-region xml:id="ct167245664" text:id="ct167245664">
          <text:insertion>
            <office:change-info>
              <dc:creator>Steve Fanning</dc:creator>
              <dc:date>2019-11-08T09:41:55</dc:date>
            </office:change-info>
          </text:insertion>
        </text:changed-region>
        <text:changed-region xml:id="ct530680416" text:id="ct530680416">
          <text:insertion>
            <office:change-info>
              <dc:creator>Steve Fanning</dc:creator>
              <dc:date>2019-11-15T12:48:27</dc:date>
            </office:change-info>
          </text:insertion>
        </text:changed-region>
        <text:changed-region xml:id="ct694407776" text:id="ct694407776">
          <text:insertion>
            <office:change-info>
              <dc:creator>Steve Fanning</dc:creator>
              <dc:date>2019-11-15T12:48:33</dc:date>
            </office:change-info>
          </text:insertion>
        </text:changed-region>
        <text:changed-region xml:id="ct513110928" text:id="ct513110928">
          <text:insertion>
            <office:change-info>
              <dc:creator>Steve Fanning</dc:creator>
              <dc:date>2019-11-15T12:48:47</dc:date>
            </office:change-info>
          </text:insertion>
        </text:changed-region>
        <text:changed-region xml:id="ct56537008" text:id="ct56537008">
          <text:insertion>
            <office:change-info>
              <dc:creator>Steve Fanning</dc:creator>
              <dc:date>2019-11-15T12:49:00</dc:date>
            </office:change-info>
          </text:insertion>
        </text:changed-region>
        <text:changed-region xml:id="ct148831888" text:id="ct148831888">
          <text:insertion>
            <office:change-info>
              <dc:creator>Steve Fanning</dc:creator>
              <dc:date>2019-11-15T12:49:22</dc:date>
            </office:change-info>
          </text:insertion>
        </text:changed-region>
        <text:changed-region xml:id="ct460546992" text:id="ct460546992">
          <text:insertion>
            <office:change-info>
              <dc:creator>Steve Fanning</dc:creator>
              <dc:date>2019-11-15T12:49:33</dc:date>
            </office:change-info>
          </text:insertion>
        </text:changed-region>
        <text:changed-region xml:id="ct510381456" text:id="ct510381456">
          <text:insertion>
            <office:change-info>
              <dc:creator>Steve Fanning</dc:creator>
              <dc:date>2019-11-15T12:49:39</dc:date>
            </office:change-info>
          </text:insertion>
        </text:changed-region>
        <text:changed-region xml:id="ct409638864" text:id="ct409638864">
          <text:insertion>
            <office:change-info>
              <dc:creator>Steve Fanning</dc:creator>
              <dc:date>2019-11-15T12:49:48</dc:date>
            </office:change-info>
          </text:insertion>
        </text:changed-region>
        <text:changed-region xml:id="ct745871200" text:id="ct745871200">
          <text:deletion>
            <office:change-info>
              <dc:creator>Steve Fanning</dc:creator>
              <dc:date>2019-12-02T15:06:16</dc:date>
            </office:change-info>
            <text:p text:style-name="Table_20_Contents">The amount of the depreciation is constant during the depreciation period. </text:p>
          </text:deletion>
        </text:changed-region>
        <text:changed-region xml:id="ct486154544" text:id="ct486154544">
          <text:insertion>
            <office:change-info>
              <dc:creator>Steve Fanning</dc:creator>
              <dc:date>2019-12-02T15:06:27</dc:date>
            </office:change-info>
          </text:insertion>
        </text:changed-region>
        <text:changed-region xml:id="ct674332512" text:id="ct674332512">
          <text:deletion>
            <office:change-info>
              <dc:creator>Steve Fanning</dc:creator>
              <dc:date>2019-12-02T15:06:26</dc:date>
            </office:change-info>
            <text:p text:style-name="Table_20_Contents"><text:span text:style-name="Strong_20_Emphasis"><text:span text:style-name="T87">l</text:span></text:span></text:p>
          </text:deletion>
        </text:changed-region>
        <text:changed-region xml:id="ct488990464" text:id="ct488990464">
          <text:deletion>
            <office:change-info>
              <dc:creator>Steve Fanning</dc:creator>
              <dc:date>2019-12-06T13:26:00</dc:date>
            </office:change-info>
            <text:p text:style-name="Table_20_Contents">parameter</text:p>
          </text:deletion>
        </text:changed-region>
        <text:changed-region xml:id="ct144902032" text:id="ct144902032">
          <text:insertion>
            <office:change-info>
              <dc:creator>Steve Fanning</dc:creator>
              <dc:date>2019-12-06T13:26:00</dc:date>
            </office:change-info>
          </text:insertion>
        </text:changed-region>
        <text:changed-region xml:id="ct448298912" text:id="ct448298912">
          <text:insertion>
            <office:change-info>
              <dc:creator>Steve Fanning</dc:creator>
              <dc:date>2019-11-15T12:50:13</dc:date>
            </office:change-info>
          </text:insertion>
        </text:changed-region>
        <text:changed-region xml:id="ct518416016" text:id="ct518416016">
          <text:deletion>
            <office:change-info>
              <dc:creator>Steve Fanning</dc:creator>
              <dc:date>2019-11-15T12:50:12</dc:date>
            </office:change-info>
            <text:p text:style-name="Table_20_Contents"><text:span text:style-name="T52">1</text:span></text:p>
          </text:deletion>
        </text:changed-region>
        <text:changed-region xml:id="ct329031488" text:id="ct329031488">
          <text:insertion>
            <office:change-info>
              <dc:creator>Steve Fanning</dc:creator>
              <dc:date>2019-11-15T12:50:18</dc:date>
            </office:change-info>
          </text:insertion>
        </text:changed-region>
        <text:changed-region xml:id="ct480544912" text:id="ct480544912">
          <text:deletion>
            <office:change-info>
              <dc:creator>Steve Fanning</dc:creator>
              <dc:date>2019-11-15T12:50:18</dc:date>
            </office:change-info>
            <text:p text:style-name="Table_20_Contents"><text:span text:style-name="T52">0</text:span></text:p>
          </text:deletion>
        </text:changed-region>
        <text:changed-region xml:id="ct410394384" text:id="ct410394384">
          <text:deletion>
            <office:change-info>
              <dc:creator>Steve Fanning</dc:creator>
              <dc:date>2019-11-15T12:50:24</dc:date>
            </office:change-info>
            <text:p text:style-name="Table_20_Contents">d</text:p>
          </text:deletion>
        </text:changed-region>
        <text:changed-region xml:id="ct705096944" text:id="ct705096944">
          <text:deletion>
            <office:change-info>
              <dc:creator>Steve Fanning</dc:creator>
              <dc:date>2019-11-15T12:50:38</dc:date>
            </office:change-info>
            <text:p text:style-name="Table_20_Contents">the</text:p>
          </text:deletion>
        </text:changed-region>
        <text:changed-region xml:id="ct533748064" text:id="ct533748064">
          <text:insertion>
            <office:change-info>
              <dc:creator>Steve Fanning</dc:creator>
              <dc:date>2019-11-15T12:50:38</dc:date>
            </office:change-info>
          </text:insertion>
        </text:changed-region>
        <text:changed-region xml:id="ct760494032" text:id="ct760494032">
          <text:format-change>
            <office:change-info>
              <dc:creator>Steve Fanning</dc:creator>
              <dc:date>2019-11-15T12:50:33</dc:date>
            </office:change-info>
          </text:format-change>
        </text:changed-region>
        <text:changed-region xml:id="ct458596464" text:id="ct458596464">
          <text:deletion>
            <office:change-info>
              <dc:creator>Steve Fanning</dc:creator>
              <dc:date>2019-11-15T12:50:52</dc:date>
            </office:change-info>
            <text:p text:style-name="Table_20_Contents">the</text:p>
          </text:deletion>
        </text:changed-region>
        <text:changed-region xml:id="ct518815232" text:id="ct518815232">
          <text:insertion>
            <office:change-info>
              <dc:creator>Steve Fanning</dc:creator>
              <dc:date>2019-11-15T12:50:52</dc:date>
            </office:change-info>
          </text:insertion>
        </text:changed-region>
        <text:changed-region xml:id="ct537088688" text:id="ct537088688">
          <text:insertion>
            <office:change-info>
              <dc:creator>Steve Fanning</dc:creator>
              <dc:date>2019-11-15T12:50:57</dc:date>
            </office:change-info>
          </text:insertion>
        </text:changed-region>
        <text:changed-region xml:id="ct456647552" text:id="ct456647552">
          <text:insertion>
            <office:change-info>
              <dc:creator>Steve Fanning</dc:creator>
              <dc:date>2019-11-15T12:51:09</dc:date>
            </office:change-info>
          </text:insertion>
        </text:changed-region>
        <text:changed-region xml:id="ct170018992" text:id="ct170018992">
          <text:insertion>
            <office:change-info>
              <dc:creator>Steve Fanning</dc:creator>
              <dc:date>2019-11-15T12:51:16</dc:date>
            </office:change-info>
          </text:insertion>
        </text:changed-region>
        <text:changed-region xml:id="ct124669504" text:id="ct124669504">
          <text:deletion>
            <office:change-info>
              <dc:creator>Steve Fanning</dc:creator>
              <dc:date>2019-11-08T09:42:34</dc:date>
            </office:change-info>
            <text:p text:style-name="Text_20_body">70</text:p>
          </text:deletion>
        </text:changed-region>
        <text:changed-region xml:id="ct667307168" text:id="ct667307168">
          <text:insertion>
            <office:change-info>
              <dc:creator>Steve Fanning</dc:creator>
              <dc:date>2019-11-08T09:42:34</dc:date>
            </office:change-info>
          </text:insertion>
        </text:changed-region>
        <text:changed-region xml:id="ct328573456" text:id="ct328573456">
          <text:deletion>
            <office:change-info>
              <dc:creator>Steve Fanning</dc:creator>
              <dc:date>2019-11-16T19:53:46</dc:date>
            </office:change-info>
            <text:p text:style-name="Text_20_body">appendix</text:p>
          </text:deletion>
        </text:changed-region>
        <text:changed-region xml:id="ct502599776" text:id="ct502599776">
          <text:insertion>
            <office:change-info>
              <dc:creator>Steve Fanning</dc:creator>
              <dc:date>2019-11-16T19:53:46</dc:date>
            </office:change-info>
          </text:insertion>
        </text:changed-region>
        <text:changed-region xml:id="ct673044080" text:id="ct673044080">
          <text:deletion>
            <office:change-info>
              <dc:creator>Steve Fanning</dc:creator>
              <dc:date>2019-11-16T19:53:59</dc:date>
            </office:change-info>
            <text:p text:style-name="Table_20_Contents"><text:s/>Text is i</text:p>
          </text:deletion>
        </text:changed-region>
        <text:changed-region xml:id="ct351170800" text:id="ct351170800">
          <text:deletion>
            <office:change-info>
              <dc:creator>Steve Fanning</dc:creator>
              <dc:date>2019-11-16T19:54:01</dc:date>
            </office:change-info>
            <text:p text:style-name="Table_20_Contents">gnored.</text:p>
          </text:deletion>
        </text:changed-region>
        <text:changed-region xml:id="ct540928400" text:id="ct540928400">
          <text:insertion>
            <office:change-info>
              <dc:creator>Steve Fanning</dc:creator>
              <dc:date>2019-11-16T19:54:08</dc:date>
            </office:change-info>
          </text:insertion>
        </text:changed-region>
        <text:changed-region xml:id="ct118578016" text:id="ct118578016">
          <text:deletion>
            <office:change-info>
              <dc:creator>Steve Fanning</dc:creator>
              <dc:date>2019-11-16T19:54:08</dc:date>
            </office:change-info>
            <text:p text:style-name="Table_20_Contents"><text:span text:style-name="T53">a</text:span></text:p>
          </text:deletion>
        </text:changed-region>
        <text:changed-region xml:id="ct766962544" text:id="ct766962544">
          <text:insertion>
            <office:change-info>
              <dc:creator>Steve Fanning</dc:creator>
              <dc:date>2019-11-16T19:55:15</dc:date>
            </office:change-info>
          </text:insertion>
        </text:changed-region>
        <text:changed-region xml:id="ct532089072" text:id="ct532089072">
          <text:deletion>
            <office:change-info>
              <dc:creator>Steve Fanning</dc:creator>
              <dc:date>2019-11-16T19:55:15</dc:date>
            </office:change-info>
            <text:p text:style-name="P26"><text:span text:style-name="Strong_20_Emphasis">Averages the arguments that meet the conditions. If the optional average_range is omitted, range, which is required, is the range of cells that will be averaged. criteri</text:span></text:p>
          </text:deletion>
        </text:changed-region>
        <text:changed-region xml:id="ct125206096" text:id="ct125206096">
          <text:deletion>
            <office:change-info>
              <dc:creator>Steve Fanning</dc:creator>
              <dc:date>2019-11-16T19:54:14</dc:date>
            </office:change-info>
            <text:p text:style-name="P26"><text:span text:style-name="Strong_20_Emphasis">a</text:span></text:p>
          </text:deletion>
        </text:changed-region>
        <text:changed-region xml:id="ct145777792" text:id="ct145777792">
          <text:deletion>
            <office:change-info>
              <dc:creator>Steve Fanning</dc:creator>
              <dc:date>2019-11-16T19:55:15</dc:date>
            </office:change-info>
            <text:p text:style-name="P26"><text:span text:style-name="Strong_20_Emphasis"><text:s/>is a required value which determines which cells in range are averaged. If the optional average_range is used, it averages the values of cells of a range that is constructed using the top left cell of range and applying the dimensions, shape and size, of average_range. If no cell in range matches the criteria value, an Error is returned. If no numbers are in the range to be averaged, an Error is returned.</text:span></text:p>
          </text:deletion>
        </text:changed-region>
        <text:changed-region xml:id="ct579724576" text:id="ct579724576">
          <text:insertion>
            <office:change-info>
              <dc:creator>Steve Fanning</dc:creator>
              <dc:date>2019-11-16T19:58:21</dc:date>
            </office:change-info>
          </text:insertion>
        </text:changed-region>
        <text:changed-region xml:id="ct600624624" text:id="ct600624624">
          <text:deletion>
            <office:change-info>
              <dc:creator>Steve Fanning</dc:creator>
              <dc:date>2019-11-16T19:58:20</dc:date>
            </office:change-info>
            <text:p text:style-name="Table_20_Contents"><text:span text:style-name="T53">a</text:span></text:p>
          </text:deletion>
        </text:changed-region>
        <text:changed-region xml:id="ct589322576" text:id="ct589322576">
          <text:insertion>
            <office:change-info>
              <dc:creator>Steve Fanning</dc:creator>
              <dc:date>2019-11-16T19:58:29</dc:date>
            </office:change-info>
          </text:insertion>
        </text:changed-region>
        <text:changed-region xml:id="ct564043328" text:id="ct564043328">
          <text:deletion>
            <office:change-info>
              <dc:creator>Steve Fanning</dc:creator>
              <dc:date>2019-11-16T19:58:28</dc:date>
            </office:change-info>
            <text:p text:style-name="Table_20_Contents"><text:span text:style-name="T53">a</text:span></text:p>
          </text:deletion>
        </text:changed-region>
        <text:changed-region xml:id="ct584557072" text:id="ct584557072">
          <text:insertion>
            <office:change-info>
              <dc:creator>Steve Fanning</dc:creator>
              <dc:date>2019-11-16T19:56:43</dc:date>
            </office:change-info>
          </text:insertion>
        </text:changed-region>
        <text:changed-region xml:id="ct412931632" text:id="ct412931632">
          <text:deletion>
            <office:change-info>
              <dc:creator>Steve Fanning</dc:creator>
              <dc:date>2019-11-16T19:56:38</dc:date>
            </office:change-info>
            <text:p text:style-name="Table_20_Contents"><text:span text:style-name="T53">30</text:span></text:p>
          </text:deletion>
        </text:changed-region>
        <text:changed-region xml:id="ct481020144" text:id="ct481020144">
          <text:insertion>
            <office:change-info>
              <dc:creator>Steve Fanning</dc:creator>
              <dc:date>2019-11-16T19:58:24</dc:date>
            </office:change-info>
          </text:insertion>
        </text:changed-region>
        <text:changed-region xml:id="ct162328256" text:id="ct162328256">
          <text:deletion>
            <office:change-info>
              <dc:creator>Steve Fanning</dc:creator>
              <dc:date>2019-11-16T19:58:24</dc:date>
            </office:change-info>
            <text:p text:style-name="Table_20_Contents"><text:span text:style-name="T53">a</text:span></text:p>
          </text:deletion>
        </text:changed-region>
        <text:changed-region xml:id="ct525807200" text:id="ct525807200">
          <text:insertion>
            <office:change-info>
              <dc:creator>Steve Fanning</dc:creator>
              <dc:date>2019-11-16T19:56:49</dc:date>
            </office:change-info>
          </text:insertion>
        </text:changed-region>
        <text:changed-region xml:id="ct56918896" text:id="ct56918896">
          <text:deletion>
            <office:change-info>
              <dc:creator>Steve Fanning</dc:creator>
              <dc:date>2019-11-16T19:56:48</dc:date>
            </office:change-info>
            <text:p text:style-name="Table_20_Contents"><text:span text:style-name="T53">30</text:span></text:p>
          </text:deletion>
        </text:changed-region>
        <text:changed-region xml:id="ct761751280" text:id="ct761751280">
          <text:deletion>
            <office:change-info>
              <dc:creator>Steve Fanning</dc:creator>
              <dc:date>2019-11-16T19:58:09</dc:date>
            </office:change-info>
            <text:p text:style-name="Table_20_Contents">Averages the values of the cells in a range that meet multiple criteria in multiple ranges. <text:s/><text:span text:style-name="Strong_20_Emphasis">average_range</text:span>, <text:span text:style-name="Strong_20_Emphasis">range 1</text:span> and <text:span text:style-name="Strong_20_Emphasis">criteria 1</text:span> are required values. Averages the values of cells in <text:span text:style-name="Strong_20_Emphasis">average_range</text:span> that meet the <text:span text:style-name="Strong_20_Emphasis">criteria 1</text:span> in <text:span text:style-name="Strong_20_Emphasis">range 1</text:span> and the <text:span text:style-name="Strong_20_Emphasis">criteria 2</text:span> in <text:span text:style-name="Strong_20_Emphasis">range 2</text:span>, and so on. All ranges must have the same dimension and size, else an Error is returned. A logical AND is applied between each array result of each selection; a cell of <text:span text:style-name="Strong_20_Emphasis">average_range</text:span> is evaluated only if the same position in each array is the result of a criteria match. If no numbers are in the result set to be averaged, an Error is returned.</text:p>
          </text:deletion>
        </text:changed-region>
        <text:changed-region xml:id="ct497155888" text:id="ct497155888">
          <text:insertion>
            <office:change-info>
              <dc:creator>Steve Fanning</dc:creator>
              <dc:date>2019-11-16T19:58:09</dc:date>
            </office:change-info>
          </text:insertion>
        </text:changed-region>
        <text:changed-region xml:id="ct568746768" text:id="ct568746768">
          <text:deletion>
            <office:change-info>
              <dc:creator>Steve Fanning</dc:creator>
              <dc:date>2019-11-16T20:00:06</dc:date>
            </office:change-info>
            <text:p text:style-name="Table_20_Contents">sample with binomial distribution</text:p>
          </text:deletion>
        </text:changed-region>
        <text:changed-region xml:id="ct569754576" text:id="ct569754576">
          <text:insertion>
            <office:change-info>
              <dc:creator>Steve Fanning</dc:creator>
              <dc:date>2019-11-16T20:00:06</dc:date>
            </office:change-info>
          </text:insertion>
        </text:changed-region>
        <text:changed-region xml:id="ct579073584" text:id="ct579073584">
          <text:insertion>
            <office:change-info>
              <dc:creator>Steve Fanning</dc:creator>
              <dc:date>2019-11-16T20:00:38</dc:date>
            </office:change-info>
          </text:insertion>
        </text:changed-region>
        <text:changed-region xml:id="ct125072400" text:id="ct125072400">
          <text:insertion>
            <office:change-info>
              <dc:creator>Steve Fanning</dc:creator>
              <dc:date>2019-11-16T20:00:47</dc:date>
            </office:change-info>
          </text:insertion>
        </text:changed-region>
        <text:changed-region xml:id="ct580389840" text:id="ct580389840">
          <text:insertion>
            <office:change-info>
              <dc:creator>Steve Fanning</dc:creator>
              <dc:date>2019-11-08T09:43:18</dc:date>
            </office:change-info>
          </text:insertion>
        </text:changed-region>
        <text:changed-region xml:id="ct151040032" text:id="ct151040032">
          <text:insertion>
            <office:change-info>
              <dc:creator>Steve Fanning</dc:creator>
              <dc:date>2019-11-08T09:43:28</dc:date>
            </office:change-info>
          </text:insertion>
        </text:changed-region>
        <text:changed-region xml:id="ct789144320" text:id="ct789144320">
          <text:insertion>
            <office:change-info>
              <dc:creator>Steve Fanning</dc:creator>
              <dc:date>2019-11-08T09:44:09</dc:date>
            </office:change-info>
          </text:insertion>
        </text:changed-region>
        <text:changed-region xml:id="ct401289216" text:id="ct401289216">
          <text:insertion>
            <office:change-info>
              <dc:creator>Steve Fanning</dc:creator>
              <dc:date>2019-11-08T09:44:31</dc:date>
            </office:change-info>
          </text:insertion>
        </text:changed-region>
        <text:changed-region xml:id="ct539292384" text:id="ct539292384">
          <text:insertion>
            <office:change-info>
              <dc:creator>Steve Fanning</dc:creator>
              <dc:date>2019-11-16T20:05:28</dc:date>
            </office:change-info>
          </text:insertion>
        </text:changed-region>
        <text:changed-region xml:id="ct538200720" text:id="ct538200720">
          <text:deletion>
            <office:change-info>
              <dc:creator>Steve Fanning</dc:creator>
              <dc:date>2019-11-16T20:05:28</dc:date>
            </office:change-info>
            <text:p text:style-name="Table_20_Contents"><text:span text:style-name="T54">b</text:span></text:p>
          </text:deletion>
        </text:changed-region>
        <text:changed-region xml:id="ct764423632" text:id="ct764423632">
          <text:deletion>
            <office:change-info>
              <dc:creator>Steve Fanning</dc:creator>
              <dc:date>2019-11-16T20:04:37</dc:date>
            </office:change-info>
            <text:p text:style-name="Table_20_Contents">is a parameter to the distribution.</text:p>
          </text:deletion>
        </text:changed-region>
        <text:changed-region xml:id="ct474365344" text:id="ct474365344">
          <text:insertion>
            <office:change-info>
              <dc:creator>Steve Fanning</dc:creator>
              <dc:date>2019-11-16T20:04:37</dc:date>
            </office:change-info>
          </text:insertion>
        </text:changed-region>
        <text:changed-region xml:id="ct547162960" text:id="ct547162960">
          <text:deletion>
            <office:change-info>
              <dc:creator>Steve Fanning</dc:creator>
              <dc:date>2019-11-16T20:04:39</dc:date>
            </office:change-info>
            <text:p text:style-name="Table_20_Contents"><text:span text:style-name="T54"><text:s/></text:span></text:p>
          </text:deletion>
        </text:changed-region>
        <text:changed-region xml:id="ct548334144" text:id="ct548334144">
          <text:deletion>
            <office:change-info>
              <dc:creator>Steve Fanning</dc:creator>
              <dc:date>2019-11-16T20:04:47</dc:date>
            </office:change-info>
            <text:p text:style-name="Table_20_Contents"><text:span text:style-name="Strong_20_Emphasis"><text:s/>is a</text:span></text:p>
          </text:deletion>
        </text:changed-region>
        <text:changed-region xml:id="ct480768672" text:id="ct480768672">
          <text:insertion>
            <office:change-info>
              <dc:creator>Steve Fanning</dc:creator>
              <dc:date>2019-11-16T20:04:43</dc:date>
            </office:change-info>
          </text:insertion>
        </text:changed-region>
        <text:changed-region xml:id="ct134097440" text:id="ct134097440">
          <text:deletion>
            <office:change-info>
              <dc:creator>Steve Fanning</dc:creator>
              <dc:date>2019-11-16T20:05:05</dc:date>
            </office:change-info>
            <text:p text:style-name="Table_20_Contents"><text:span text:style-name="T54"><text:s/></text:span></text:p>
          </text:deletion>
        </text:changed-region>
        <text:changed-region xml:id="ct582748288" text:id="ct582748288">
          <text:insertion>
            <office:change-info>
              <dc:creator>Steve Fanning</dc:creator>
              <dc:date>2019-11-16T20:05:07</dc:date>
            </office:change-info>
          </text:insertion>
        </text:changed-region>
        <text:changed-region xml:id="ct531674528" text:id="ct531674528">
          <text:deletion>
            <office:change-info>
              <dc:creator>Steve Fanning</dc:creator>
              <dc:date>2019-11-16T20:05:10</dc:date>
            </office:change-info>
            <text:p text:style-name="Table_20_Contents">to</text:p>
          </text:deletion>
        </text:changed-region>
        <text:changed-region xml:id="ct406742240" text:id="ct406742240">
          <text:insertion>
            <office:change-info>
              <dc:creator>Steve Fanning</dc:creator>
              <dc:date>2019-11-16T20:05:10</dc:date>
            </office:change-info>
          </text:insertion>
        </text:changed-region>
        <text:changed-region xml:id="ct163600000" text:id="ct163600000">
          <text:insertion>
            <office:change-info>
              <dc:creator>Steve Fanning</dc:creator>
              <dc:date>2019-11-16T20:05:13</dc:date>
            </office:change-info>
          </text:insertion>
        </text:changed-region>
        <text:changed-region xml:id="ct246080976" text:id="ct246080976">
          <text:insertion>
            <office:change-info>
              <dc:creator>Steve Fanning</dc:creator>
              <dc:date>2019-11-16T20:07:01</dc:date>
            </office:change-info>
          </text:insertion>
        </text:changed-region>
        <text:changed-region xml:id="ct482432400" text:id="ct482432400">
          <text:deletion>
            <office:change-info>
              <dc:creator>Steve Fanning</dc:creator>
              <dc:date>2019-11-16T20:07:25</dc:date>
            </office:change-info>
            <text:p text:style-name="Table_20_Contents">(optional) </text:p>
          </text:deletion>
        </text:changed-region>
        <text:changed-region xml:id="ct405529296" text:id="ct405529296">
          <text:insertion>
            <office:change-info>
              <dc:creator>Steve Fanning</dc:creator>
              <dc:date>2019-11-16T20:12:08</dc:date>
            </office:change-info>
          </text:insertion>
        </text:changed-region>
        <text:changed-region xml:id="ct555976736" text:id="ct555976736">
          <text:deletion>
            <office:change-info>
              <dc:creator>Steve Fanning</dc:creator>
              <dc:date>2019-11-16T20:07:31</dc:date>
            </office:change-info>
            <text:p text:style-name="Table_20_Contents"><text:span text:style-name="Strong_20_Emphasis">(optional) </text:span></text:p>
          </text:deletion>
        </text:changed-region>
        <text:changed-region xml:id="ct615814368" text:id="ct615814368">
          <text:deletion>
            <office:change-info>
              <dc:creator>Steve Fanning</dc:creator>
              <dc:date>2019-12-02T15:07:18</dc:date>
            </office:change-info>
            <text:p text:style-name="Table_20_Contents"><text:span text:style-name="Strong_20_Emphasis"><text:s/></text:span></text:p>
          </text:deletion>
        </text:changed-region>
        <text:changed-region xml:id="ct495331808" text:id="ct495331808">
          <text:deletion>
            <office:change-info>
              <dc:creator>Steve Fanning</dc:creator>
              <dc:date>2019-11-16T20:11:58</dc:date>
            </office:change-info>
            <text:p text:style-name="Table_20_Contents"><text:s/></text:p>
          </text:deletion>
        </text:changed-region>
        <text:changed-region xml:id="ct503548688" text:id="ct503548688">
          <text:insertion>
            <office:change-info>
              <dc:creator>Steve Fanning</dc:creator>
              <dc:date>2019-12-02T15:07:20</dc:date>
            </office:change-info>
          </text:insertion>
        </text:changed-region>
        <text:changed-region xml:id="ct407329104" text:id="ct407329104">
          <text:insertion>
            <office:change-info>
              <dc:creator>Steve Fanning</dc:creator>
              <dc:date>2019-11-16T20:11:59</dc:date>
            </office:change-info>
          </text:insertion>
        </text:changed-region>
        <text:changed-region xml:id="ct498825664" text:id="ct498825664">
          <text:deletion>
            <office:change-info>
              <dc:creator>Steve Fanning</dc:creator>
              <dc:date>2019-11-16T20:05:42</dc:date>
            </office:change-info>
            <text:p text:style-name="Table_20_Contents">(optional) </text:p>
          </text:deletion>
        </text:changed-region>
        <text:changed-region xml:id="ct495178336" text:id="ct495178336">
          <text:insertion>
            <office:change-info>
              <dc:creator>Steve Fanning</dc:creator>
              <dc:date>2019-11-16T20:13:10</dc:date>
            </office:change-info>
          </text:insertion>
        </text:changed-region>
        <text:changed-region xml:id="ct504465056" text:id="ct504465056">
          <text:deletion>
            <office:change-info>
              <dc:creator>Steve Fanning</dc:creator>
              <dc:date>2019-11-16T20:13:13</dc:date>
            </office:change-info>
            <text:p text:style-name="Table_20_Contents"><text:span text:style-name="T54">. It </text:span></text:p>
          </text:deletion>
        </text:changed-region>
        <text:changed-region xml:id="ct528833488" text:id="ct528833488">
          <text:deletion>
            <office:change-info>
              <dc:creator>Steve Fanning</dc:creator>
              <dc:date>2019-11-16T20:05:49</dc:date>
            </office:change-info>
            <text:p text:style-name="Table_20_Contents">or True </text:p>
          </text:deletion>
        </text:changed-region>
        <text:changed-region xml:id="ct568157472" text:id="ct568157472">
          <text:deletion>
            <office:change-info>
              <dc:creator>Steve Fanning</dc:creator>
              <dc:date>2019-11-16T20:08:44</dc:date>
            </office:change-info>
            <text:p text:style-name="P27">beta </text:p>
          </text:deletion>
        </text:changed-region>
        <text:changed-region xml:id="ct438972160" text:id="ct438972160">
          <text:deletion>
            <office:change-info>
              <dc:creator>Steve Fanning</dc:creator>
              <dc:date>2019-11-16T20:13:44</dc:date>
            </office:change-info>
            <text:p text:style-name="P27">probability density</text:p>
          </text:deletion>
        </text:changed-region>
        <text:changed-region xml:id="ct288807184" text:id="ct288807184">
          <text:insertion>
            <office:change-info>
              <dc:creator>Steve Fanning</dc:creator>
              <dc:date>2019-11-16T20:13:45</dc:date>
            </office:change-info>
          </text:insertion>
        </text:changed-region>
        <text:changed-region xml:id="ct501269184" text:id="ct501269184">
          <text:insertion>
            <office:change-info>
              <dc:creator>Steve Fanning</dc:creator>
              <dc:date>2019-11-16T20:09:21</dc:date>
            </office:change-info>
          </text:insertion>
        </text:changed-region>
        <text:changed-region xml:id="ct683741936" text:id="ct683741936">
          <text:insertion>
            <office:change-info>
              <dc:creator>Steve Fanning</dc:creator>
              <dc:date>2019-11-16T20:09:37</dc:date>
            </office:change-info>
          </text:insertion>
        </text:changed-region>
        <text:changed-region xml:id="ct683730832" text:id="ct683730832">
          <text:deletion>
            <office:change-info>
              <dc:creator>Steve Fanning</dc:creator>
              <dc:date>2019-11-16T20:09:37</dc:date>
            </office:change-info>
            <text:p text:style-name="P50"><text:s/></text:p>
          </text:deletion>
        </text:changed-region>
        <text:changed-region xml:id="ct502672688" text:id="ct502672688">
          <text:deletion>
            <office:change-info>
              <dc:creator>Steve Fanning</dc:creator>
              <dc:date>2019-11-16T20:09:51</dc:date>
            </office:change-info>
            <text:p text:style-name="P50">is a parameter to the distribution.</text:p>
          </text:deletion>
        </text:changed-region>
        <text:changed-region xml:id="ct581019440" text:id="ct581019440">
          <text:insertion>
            <office:change-info>
              <dc:creator>Steve Fanning</dc:creator>
              <dc:date>2019-11-16T20:09:51</dc:date>
            </office:change-info>
          </text:insertion>
        </text:changed-region>
        <text:changed-region xml:id="ct599753184" text:id="ct599753184">
          <text:deletion>
            <office:change-info>
              <dc:creator>Steve Fanning</dc:creator>
              <dc:date>2019-11-16T20:09:56</dc:date>
            </office:change-info>
            <text:p text:style-name="P50">is a </text:p>
          </text:deletion>
        </text:changed-region>
        <text:changed-region xml:id="ct572263760" text:id="ct572263760">
          <text:insertion>
            <office:change-info>
              <dc:creator>Steve Fanning</dc:creator>
              <dc:date>2019-11-16T20:09:56</dc:date>
            </office:change-info>
          </text:insertion>
        </text:changed-region>
        <text:changed-region xml:id="ct453659040" text:id="ct453659040">
          <text:insertion>
            <office:change-info>
              <dc:creator>Steve Fanning</dc:creator>
              <dc:date>2019-11-16T20:10:03</dc:date>
            </office:change-info>
          </text:insertion>
        </text:changed-region>
        <text:changed-region xml:id="ct555297424" text:id="ct555297424">
          <text:insertion>
            <office:change-info>
              <dc:creator>Steve Fanning</dc:creator>
              <dc:date>2019-11-16T20:10:14</dc:date>
            </office:change-info>
          </text:insertion>
        </text:changed-region>
        <text:changed-region xml:id="ct329082368" text:id="ct329082368">
          <text:deletion>
            <office:change-info>
              <dc:creator>Steve Fanning</dc:creator>
              <dc:date>2019-11-16T20:10:14</dc:date>
            </office:change-info>
            <text:p text:style-name="P50"><text:span text:style-name="T54"><text:s/>to the </text:span></text:p>
          </text:deletion>
        </text:changed-region>
        <text:changed-region xml:id="ct125774448" text:id="ct125774448">
          <text:insertion>
            <office:change-info>
              <dc:creator>Steve Fanning</dc:creator>
              <dc:date>2019-11-16T20:10:39</dc:date>
            </office:change-info>
          </text:insertion>
        </text:changed-region>
        <text:changed-region xml:id="ct563108640" text:id="ct563108640">
          <text:deletion>
            <office:change-info>
              <dc:creator>Steve Fanning</dc:creator>
              <dc:date>2019-12-02T15:08:22</dc:date>
            </office:change-info>
            <text:p text:style-name="P50">(optional) </text:p>
          </text:deletion>
        </text:changed-region>
        <text:changed-region xml:id="ct168123184" text:id="ct168123184">
          <text:deletion>
            <office:change-info>
              <dc:creator>Steve Fanning</dc:creator>
              <dc:date>2019-12-02T15:08:18</dc:date>
            </office:change-info>
            <text:p text:style-name="P50">(optional) </text:p>
          </text:deletion>
        </text:changed-region>
        <text:changed-region xml:id="ct320129376" text:id="ct320129376">
          <text:insertion>
            <office:change-info>
              <dc:creator>Steve Fanning</dc:creator>
              <dc:date>2019-12-02T15:08:15</dc:date>
            </office:change-info>
          </text:insertion>
        </text:changed-region>
        <text:changed-region xml:id="ct766949344" text:id="ct766949344">
          <text:insertion>
            <office:change-info>
              <dc:creator>Steve Fanning</dc:creator>
              <dc:date>2019-11-08T09:45:25</dc:date>
            </office:change-info>
          </text:insertion>
        </text:changed-region>
        <text:changed-region xml:id="ct486159536" text:id="ct486159536">
          <text:insertion>
            <office:change-info>
              <dc:creator>Steve Fanning</dc:creator>
              <dc:date>2019-11-08T09:45:34</dc:date>
            </office:change-info>
          </text:insertion>
        </text:changed-region>
        <text:changed-region xml:id="ct164784896" text:id="ct164784896">
          <text:insertion>
            <office:change-info>
              <dc:creator>Steve Fanning</dc:creator>
              <dc:date>2019-11-08T09:46:04</dc:date>
            </office:change-info>
          </text:insertion>
        </text:changed-region>
        <text:changed-region xml:id="ct505033376" text:id="ct505033376">
          <text:insertion>
            <office:change-info>
              <dc:creator>Steve Fanning</dc:creator>
              <dc:date>2019-11-08T09:46:13</dc:date>
            </office:change-info>
          </text:insertion>
        </text:changed-region>
        <text:changed-region xml:id="ct462291360" text:id="ct462291360">
          <text:insertion>
            <office:change-info>
              <dc:creator>Steve Fanning</dc:creator>
              <dc:date>2019-11-16T20:22:08</dc:date>
            </office:change-info>
          </text:insertion>
        </text:changed-region>
        <text:changed-region xml:id="ct282251472" text:id="ct282251472">
          <text:deletion>
            <office:change-info>
              <dc:creator>Steve Fanning</dc:creator>
              <dc:date>2019-11-16T20:22:07</dc:date>
            </office:change-info>
            <text:p text:style-name="P28"><text:s/></text:p>
          </text:deletion>
        </text:changed-region>
        <text:changed-region xml:id="ct516876336" text:id="ct516876336">
          <text:format-change>
            <office:change-info>
              <dc:creator>Steve Fanning</dc:creator>
              <dc:date>2019-11-16T20:14:51</dc:date>
            </office:change-info>
          </text:format-change>
        </text:changed-region>
        <text:changed-region xml:id="ct549402752" text:id="ct549402752">
          <text:deletion>
            <office:change-info>
              <dc:creator>Steve Fanning</dc:creator>
              <dc:date>2019-11-18T10:12:18</dc:date>
            </office:change-info>
            <text:p text:style-name="Table_20_Contents"><text:s/></text:p>
          </text:deletion>
        </text:changed-region>
        <text:changed-region xml:id="ct123866112" text:id="ct123866112">
          <text:insertion>
            <office:change-info>
              <dc:creator>Steve Fanning</dc:creator>
              <dc:date>2019-11-18T10:12:19</dc:date>
            </office:change-info>
          </text:insertion>
        </text:changed-region>
        <text:changed-region xml:id="ct576007200" text:id="ct576007200">
          <text:insertion>
            <office:change-info>
              <dc:creator>Steve Fanning</dc:creator>
              <dc:date>2019-11-08T09:50:33</dc:date>
            </office:change-info>
          </text:insertion>
        </text:changed-region>
        <text:changed-region xml:id="ct546935952" text:id="ct546935952">
          <text:insertion>
            <office:change-info>
              <dc:creator>Steve Fanning</dc:creator>
              <dc:date>2019-11-08T09:52:55</dc:date>
            </office:change-info>
          </text:insertion>
        </text:changed-region>
        <text:changed-region xml:id="ct667318384" text:id="ct667318384">
          <text:insertion>
            <office:change-info>
              <dc:creator>Steve Fanning</dc:creator>
              <dc:date>2019-11-08T09:50:49</dc:date>
            </office:change-info>
          </text:insertion>
        </text:changed-region>
        <text:changed-region xml:id="ct568215760" text:id="ct568215760">
          <text:insertion>
            <office:change-info>
              <dc:creator>Steve Fanning</dc:creator>
              <dc:date>2019-11-18T10:14:22</dc:date>
            </office:change-info>
          </text:insertion>
        </text:changed-region>
        <text:changed-region xml:id="ct205493824" text:id="ct205493824">
          <text:insertion>
            <office:change-info>
              <dc:creator>Steve Fanning</dc:creator>
              <dc:date>2019-11-08T09:52:37</dc:date>
            </office:change-info>
          </text:insertion>
        </text:changed-region>
        <text:changed-region xml:id="ct750666208" text:id="ct750666208">
          <text:insertion>
            <office:change-info>
              <dc:creator>Steve Fanning</dc:creator>
              <dc:date>2019-11-08T09:51:01</dc:date>
            </office:change-info>
          </text:insertion>
        </text:changed-region>
        <text:changed-region xml:id="ct685327360" text:id="ct685327360">
          <text:insertion>
            <office:change-info>
              <dc:creator>Steve Fanning</dc:creator>
              <dc:date>2019-11-08T09:52:14</dc:date>
            </office:change-info>
          </text:insertion>
        </text:changed-region>
        <text:changed-region xml:id="ct348364256" text:id="ct348364256">
          <text:insertion>
            <office:change-info>
              <dc:creator>Steve Fanning</dc:creator>
              <dc:date>2019-11-08T09:51:14</dc:date>
            </office:change-info>
          </text:insertion>
        </text:changed-region>
        <text:changed-region xml:id="ct189492304" text:id="ct189492304">
          <text:insertion>
            <office:change-info>
              <dc:creator>Steve Fanning</dc:creator>
              <dc:date>2019-11-08T09:51:59</dc:date>
            </office:change-info>
          </text:insertion>
        </text:changed-region>
        <text:changed-region xml:id="ct464667888" text:id="ct464667888">
          <text:insertion>
            <office:change-info>
              <dc:creator>Steve Fanning</dc:creator>
              <dc:date>2019-11-08T09:51:26</dc:date>
            </office:change-info>
          </text:insertion>
        </text:changed-region>
        <text:changed-region xml:id="ct117107296" text:id="ct117107296">
          <text:insertion>
            <office:change-info>
              <dc:creator>Steve Fanning</dc:creator>
              <dc:date>2019-11-08T09:51:37</dc:date>
            </office:change-info>
          </text:insertion>
        </text:changed-region>
        <text:changed-region xml:id="ct556871888" text:id="ct556871888">
          <text:deletion>
            <office:change-info>
              <dc:creator>Steve Fanning</dc:creator>
              <dc:date>2019-11-18T10:16:19</dc:date>
            </office:change-info>
            <text:p text:style-name="P29"><text:span text:style-name="Strong_20_Emphasis">Cumulative</text:span> (optional) is a logical value that determines the form of the function. If cumulative is TRUE, CHISQDIST returns the cumulative distribution function; if FALSE, it returns the probability density function. If omitted, it is assumed TRUE</text:p>
          </text:deletion>
        </text:changed-region>
        <text:changed-region xml:id="ct753811760" text:id="ct753811760">
          <text:insertion>
            <office:change-info>
              <dc:creator>Steve Fanning</dc:creator>
              <dc:date>2019-11-18T10:16:19</dc:date>
            </office:change-info>
          </text:insertion>
        </text:changed-region>
        <text:changed-region xml:id="ct488051632" text:id="ct488051632">
          <text:deletion>
            <office:change-info>
              <dc:creator>Steve Fanning</dc:creator>
              <dc:date>2019-11-18T10:16:53</dc:date>
            </office:change-info>
            <text:p text:style-name="Table_20_Contents">(x, Degrees of Freedom, TRUE())</text:p>
          </text:deletion>
        </text:changed-region>
        <text:changed-region xml:id="ct450963712" text:id="ct450963712">
          <text:deletion>
            <office:change-info>
              <dc:creator>Steve Fanning</dc:creator>
              <dc:date>2019-11-18T10:16:58</dc:date>
            </office:change-info>
            <text:p text:style-name="Table_20_Contents"><text:s/></text:p>
          </text:deletion>
        </text:changed-region>
        <text:changed-region xml:id="ct64729120" text:id="ct64729120">
          <text:insertion>
            <office:change-info>
              <dc:creator>Steve Fanning</dc:creator>
              <dc:date>2019-11-18T10:16:59</dc:date>
            </office:change-info>
          </text:insertion>
        </text:changed-region>
        <text:changed-region xml:id="ct547306576" text:id="ct547306576">
          <text:insertion>
            <office:change-info>
              <dc:creator>Steve Fanning</dc:creator>
              <dc:date>2019-12-02T15:09:08</dc:date>
            </office:change-info>
          </text:insertion>
        </text:changed-region>
        <text:changed-region xml:id="ct724685344" text:id="ct724685344">
          <text:deletion>
            <office:change-info>
              <dc:creator>Steve Fanning</dc:creator>
              <dc:date>2019-11-18T10:18:26</dc:date>
            </office:change-info>
            <text:p text:style-name="P29"><text:s/></text:p>
          </text:deletion>
        </text:changed-region>
        <text:changed-region xml:id="ct173005840" text:id="ct173005840">
          <text:insertion>
            <office:change-info>
              <dc:creator>Steve Fanning</dc:creator>
              <dc:date>2019-11-18T10:18:27</dc:date>
            </office:change-info>
          </text:insertion>
        </text:changed-region>
        <text:changed-region xml:id="ct404943584" text:id="ct404943584">
          <text:insertion>
            <office:change-info>
              <dc:creator>Steve Fanning</dc:creator>
              <dc:date>2019-12-06T13:29:36</dc:date>
            </office:change-info>
          </text:insertion>
        </text:changed-region>
        <text:changed-region xml:id="ct545239152" text:id="ct545239152">
          <text:deletion>
            <office:change-info>
              <dc:creator>Steve Fanning</dc:creator>
              <dc:date>2019-12-06T13:29:32</dc:date>
            </office:change-info>
            <text:p text:style-name="P29">parameter</text:p>
          </text:deletion>
        </text:changed-region>
        <text:changed-region xml:id="ct767252160" text:id="ct767252160">
          <text:insertion>
            <office:change-info>
              <dc:creator>Steve Fanning</dc:creator>
              <dc:date>2019-12-06T13:29:32</dc:date>
            </office:change-info>
          </text:insertion>
        </text:changed-region>
        <text:changed-region xml:id="ct289288944" text:id="ct289288944">
          <text:insertion>
            <office:change-info>
              <dc:creator>Steve Fanning</dc:creator>
              <dc:date>2019-11-18T10:17:23</dc:date>
            </office:change-info>
          </text:insertion>
        </text:changed-region>
        <text:changed-region xml:id="ct289146944" text:id="ct289146944">
          <text:deletion>
            <office:change-info>
              <dc:creator>Steve Fanning</dc:creator>
              <dc:date>2019-11-18T10:17:23</dc:date>
            </office:change-info>
            <text:p text:style-name="P29"><text:s/></text:p>
          </text:deletion>
        </text:changed-region>
        <text:changed-region xml:id="ct501293072" text:id="ct501293072">
          <text:insertion>
            <office:change-info>
              <dc:creator>Steve Fanning</dc:creator>
              <dc:date>2019-10-29T14:24:47</dc:date>
            </office:change-info>
          </text:insertion>
        </text:changed-region>
        <text:changed-region xml:id="ct397630384" text:id="ct397630384">
          <text:insertion>
            <office:change-info>
              <dc:creator>Steve Fanning</dc:creator>
              <dc:date>2019-11-08T20:01:30</dc:date>
            </office:change-info>
          </text:insertion>
        </text:changed-region>
        <text:changed-region xml:id="ct542348384" text:id="ct542348384">
          <text:insertion>
            <office:change-info>
              <dc:creator>Steve Fanning</dc:creator>
              <dc:date>2019-11-08T20:01:41</dc:date>
            </office:change-info>
          </text:insertion>
        </text:changed-region>
        <text:changed-region xml:id="ct126576080" text:id="ct126576080">
          <text:insertion>
            <office:change-info>
              <dc:creator>Steve Fanning</dc:creator>
              <dc:date>2019-10-29T14:24:54</dc:date>
            </office:change-info>
          </text:insertion>
        </text:changed-region>
        <text:changed-region xml:id="ct413242352" text:id="ct413242352">
          <text:insertion>
            <office:change-info>
              <dc:creator>Steve Fanning</dc:creator>
              <dc:date>2019-11-08T20:02:20</dc:date>
            </office:change-info>
          </text:insertion>
        </text:changed-region>
        <text:changed-region xml:id="ct56882128" text:id="ct56882128">
          <text:insertion>
            <office:change-info>
              <dc:creator>Steve Fanning</dc:creator>
              <dc:date>2019-11-08T20:02:09</dc:date>
            </office:change-info>
          </text:insertion>
        </text:changed-region>
        <text:changed-region xml:id="ct713820352" text:id="ct713820352">
          <text:insertion>
            <office:change-info>
              <dc:creator>Steve Fanning</dc:creator>
              <dc:date>2019-10-29T14:25:11</dc:date>
            </office:change-info>
          </text:insertion>
        </text:changed-region>
        <text:changed-region xml:id="ct567900304" text:id="ct567900304">
          <text:insertion>
            <office:change-info>
              <dc:creator>Steve Fanning</dc:creator>
              <dc:date>2019-11-08T20:03:00</dc:date>
            </office:change-info>
          </text:insertion>
        </text:changed-region>
        <text:changed-region xml:id="ct516279088" text:id="ct516279088">
          <text:insertion>
            <office:change-info>
              <dc:creator>Steve Fanning</dc:creator>
              <dc:date>2019-11-08T20:03:11</dc:date>
            </office:change-info>
          </text:insertion>
        </text:changed-region>
        <text:changed-region xml:id="ct768064688" text:id="ct768064688">
          <text:insertion>
            <office:change-info>
              <dc:creator>Steve Fanning</dc:creator>
              <dc:date>2019-10-29T14:25:31</dc:date>
            </office:change-info>
          </text:insertion>
        </text:changed-region>
        <text:changed-region xml:id="ct151062208" text:id="ct151062208">
          <text:insertion>
            <office:change-info>
              <dc:creator>Steve Fanning</dc:creator>
              <dc:date>2019-11-08T20:03:28</dc:date>
            </office:change-info>
          </text:insertion>
        </text:changed-region>
        <text:changed-region xml:id="ct695864944" text:id="ct695864944">
          <text:insertion>
            <office:change-info>
              <dc:creator>Steve Fanning</dc:creator>
              <dc:date>2019-11-08T20:03:37</dc:date>
            </office:change-info>
          </text:insertion>
        </text:changed-region>
        <text:changed-region xml:id="ct402042240" text:id="ct402042240">
          <text:insertion>
            <office:change-info>
              <dc:creator>Steve Fanning</dc:creator>
              <dc:date>2019-10-29T14:25:36</dc:date>
            </office:change-info>
          </text:insertion>
        </text:changed-region>
        <text:changed-region xml:id="ct274165472" text:id="ct274165472">
          <text:insertion>
            <office:change-info>
              <dc:creator>Steve Fanning</dc:creator>
              <dc:date>2019-11-08T20:03:55</dc:date>
            </office:change-info>
          </text:insertion>
        </text:changed-region>
        <text:changed-region xml:id="ct492730816" text:id="ct492730816">
          <text:insertion>
            <office:change-info>
              <dc:creator>Steve Fanning</dc:creator>
              <dc:date>2019-11-08T20:04:05</dc:date>
            </office:change-info>
          </text:insertion>
        </text:changed-region>
        <text:changed-region xml:id="ct568958784" text:id="ct568958784">
          <text:insertion>
            <office:change-info>
              <dc:creator>Steve Fanning</dc:creator>
              <dc:date>2019-11-08T20:05:11</dc:date>
            </office:change-info>
          </text:insertion>
        </text:changed-region>
        <text:changed-region xml:id="ct168937248" text:id="ct168937248">
          <text:insertion>
            <office:change-info>
              <dc:creator>Steve Fanning</dc:creator>
              <dc:date>2019-11-18T11:15:46</dc:date>
            </office:change-info>
          </text:insertion>
        </text:changed-region>
        <text:changed-region xml:id="ct473151504" text:id="ct473151504">
          <text:insertion>
            <office:change-info>
              <dc:creator>Steve Fanning</dc:creator>
              <dc:date>2019-10-29T14:25:55</dc:date>
            </office:change-info>
          </text:insertion>
        </text:changed-region>
        <text:changed-region xml:id="ct394616752" text:id="ct394616752">
          <text:insertion>
            <office:change-info>
              <dc:creator>Steve Fanning</dc:creator>
              <dc:date>2019-10-29T14:26:02</dc:date>
            </office:change-info>
          </text:insertion>
        </text:changed-region>
        <text:changed-region xml:id="ct562340800" text:id="ct562340800">
          <text:insertion>
            <office:change-info>
              <dc:creator>Steve Fanning</dc:creator>
              <dc:date>2019-11-08T20:05:58</dc:date>
            </office:change-info>
          </text:insertion>
        </text:changed-region>
        <text:changed-region xml:id="ct151765664" text:id="ct151765664">
          <text:insertion>
            <office:change-info>
              <dc:creator>Steve Fanning</dc:creator>
              <dc:date>2019-11-08T20:06:06</dc:date>
            </office:change-info>
          </text:insertion>
        </text:changed-region>
        <text:changed-region xml:id="ct295644320" text:id="ct295644320">
          <text:insertion>
            <office:change-info>
              <dc:creator>Steve Fanning</dc:creator>
              <dc:date>2019-10-29T14:26:06</dc:date>
            </office:change-info>
          </text:insertion>
        </text:changed-region>
        <text:changed-region xml:id="ct56617104" text:id="ct56617104">
          <text:insertion>
            <office:change-info>
              <dc:creator>Steve Fanning</dc:creator>
              <dc:date>2019-10-29T14:27:02</dc:date>
            </office:change-info>
          </text:insertion>
        </text:changed-region>
        <text:changed-region xml:id="ct549260784" text:id="ct549260784">
          <text:insertion>
            <office:change-info>
              <dc:creator>Steve Fanning</dc:creator>
              <dc:date>2019-11-08T20:06:30</dc:date>
            </office:change-info>
          </text:insertion>
        </text:changed-region>
        <text:changed-region xml:id="ct466491152" text:id="ct466491152">
          <text:insertion>
            <office:change-info>
              <dc:creator>Steve Fanning</dc:creator>
              <dc:date>2019-11-08T20:06:45</dc:date>
            </office:change-info>
          </text:insertion>
        </text:changed-region>
        <text:changed-region xml:id="ct567556768" text:id="ct567556768">
          <text:deletion>
            <office:change-info>
              <dc:creator>Steve Fanning</dc:creator>
              <dc:date>2019-12-02T15:09:36</dc:date>
            </office:change-info>
            <text:p text:style-name="Table_20_Contents"><text:span text:style-name="Strong_20_Emphasis"><text:s/></text:span></text:p>
          </text:deletion>
        </text:changed-region>
        <text:changed-region xml:id="ct357512640" text:id="ct357512640">
          <text:insertion>
            <office:change-info>
              <dc:creator>Steve Fanning</dc:creator>
              <dc:date>2019-10-29T14:27:27</dc:date>
            </office:change-info>
          </text:insertion>
        </text:changed-region>
        <text:changed-region xml:id="ct473833248" text:id="ct473833248">
          <text:insertion>
            <office:change-info>
              <dc:creator>Steve Fanning</dc:creator>
              <dc:date>2019-11-08T20:09:29</dc:date>
            </office:change-info>
          </text:insertion>
        </text:changed-region>
        <text:changed-region xml:id="ct749172384" text:id="ct749172384">
          <text:insertion>
            <office:change-info>
              <dc:creator>Steve Fanning</dc:creator>
              <dc:date>2019-11-08T20:09:37</dc:date>
            </office:change-info>
          </text:insertion>
        </text:changed-region>
        <text:changed-region xml:id="ct589990944" text:id="ct589990944">
          <text:insertion>
            <office:change-info>
              <dc:creator>Steve Fanning</dc:creator>
              <dc:date>2019-10-29T14:27:35</dc:date>
            </office:change-info>
          </text:insertion>
        </text:changed-region>
        <text:changed-region xml:id="ct521114416" text:id="ct521114416">
          <text:insertion>
            <office:change-info>
              <dc:creator>Steve Fanning</dc:creator>
              <dc:date>2019-11-08T20:10:04</dc:date>
            </office:change-info>
          </text:insertion>
        </text:changed-region>
        <text:changed-region xml:id="ct568093856" text:id="ct568093856">
          <text:insertion>
            <office:change-info>
              <dc:creator>Steve Fanning</dc:creator>
              <dc:date>2019-11-08T20:09:53</dc:date>
            </office:change-info>
          </text:insertion>
        </text:changed-region>
        <text:changed-region xml:id="ct684720800" text:id="ct684720800">
          <text:insertion>
            <office:change-info>
              <dc:creator>Steve Fanning</dc:creator>
              <dc:date>2019-10-29T14:27:49</dc:date>
            </office:change-info>
          </text:insertion>
        </text:changed-region>
        <text:changed-region xml:id="ct404191136" text:id="ct404191136">
          <text:insertion>
            <office:change-info>
              <dc:creator>Steve Fanning</dc:creator>
              <dc:date>2019-11-08T20:10:17</dc:date>
            </office:change-info>
          </text:insertion>
        </text:changed-region>
        <text:changed-region xml:id="ct660769296" text:id="ct660769296">
          <text:insertion>
            <office:change-info>
              <dc:creator>Steve Fanning</dc:creator>
              <dc:date>2019-11-08T20:10:28</dc:date>
            </office:change-info>
          </text:insertion>
        </text:changed-region>
        <text:changed-region xml:id="ct532221632" text:id="ct532221632">
          <text:deletion>
            <office:change-info>
              <dc:creator>Steve Fanning</dc:creator>
              <dc:date>2019-12-02T15:09:48</dc:date>
            </office:change-info>
            <text:p text:style-name="Table_20_Contents">;</text:p>
          </text:deletion>
        </text:changed-region>
        <text:changed-region xml:id="ct482745504" text:id="ct482745504">
          <text:insertion>
            <office:change-info>
              <dc:creator>Steve Fanning</dc:creator>
              <dc:date>2019-12-02T15:09:48</dc:date>
            </office:change-info>
          </text:insertion>
        </text:changed-region>
        <text:changed-region xml:id="ct555379184" text:id="ct555379184">
          <text:deletion>
            <office:change-info>
              <dc:creator>Steve Fanning</dc:creator>
              <dc:date>2019-11-18T11:17:30</dc:date>
            </office:change-info>
            <text:p text:style-name="Table_20_Contents">is the value of the function</text:p>
          </text:deletion>
        </text:changed-region>
        <text:changed-region xml:id="ct127117440" text:id="ct127117440">
          <text:insertion>
            <office:change-info>
              <dc:creator>Steve Fanning</dc:creator>
              <dc:date>2019-11-18T11:17:25</dc:date>
            </office:change-info>
          </text:insertion>
        </text:changed-region>
        <text:changed-region xml:id="ct546123056" text:id="ct546123056">
          <text:deletion>
            <office:change-info>
              <dc:creator>Steve Fanning</dc:creator>
              <dc:date>2019-12-02T15:09:54</dc:date>
            </office:change-info>
            <text:p text:style-name="Table_20_Contents">.</text:p>
          </text:deletion>
        </text:changed-region>
        <text:changed-region xml:id="ct600429360" text:id="ct600429360">
          <text:insertion>
            <office:change-info>
              <dc:creator>Steve Fanning</dc:creator>
              <dc:date>2019-11-18T11:16:45</dc:date>
            </office:change-info>
          </text:insertion>
        </text:changed-region>
        <text:changed-region xml:id="ct694963504" text:id="ct694963504">
          <text:insertion>
            <office:change-info>
              <dc:creator>Steve Fanning</dc:creator>
              <dc:date>2019-11-18T11:17:01</dc:date>
            </office:change-info>
          </text:insertion>
        </text:changed-region>
        <text:changed-region xml:id="ct500905056" text:id="ct500905056">
          <text:insertion>
            <office:change-info>
              <dc:creator>Steve Fanning</dc:creator>
              <dc:date>2019-11-18T11:16:50</dc:date>
            </office:change-info>
          </text:insertion>
        </text:changed-region>
        <text:changed-region xml:id="ct472594880" text:id="ct472594880">
          <text:insertion>
            <office:change-info>
              <dc:creator>Steve Fanning</dc:creator>
              <dc:date>2019-10-29T14:28:02</dc:date>
            </office:change-info>
          </text:insertion>
        </text:changed-region>
        <text:changed-region xml:id="ct151941136" text:id="ct151941136">
          <text:insertion>
            <office:change-info>
              <dc:creator>Steve Fanning</dc:creator>
              <dc:date>2019-11-08T20:11:04</dc:date>
            </office:change-info>
          </text:insertion>
        </text:changed-region>
        <text:changed-region xml:id="ct759856640" text:id="ct759856640">
          <text:insertion>
            <office:change-info>
              <dc:creator>Steve Fanning</dc:creator>
              <dc:date>2019-11-08T20:11:16</dc:date>
            </office:change-info>
          </text:insertion>
        </text:changed-region>
        <text:changed-region xml:id="ct127868256" text:id="ct127868256">
          <text:insertion>
            <office:change-info>
              <dc:creator>Steve Fanning</dc:creator>
              <dc:date>2019-10-29T14:28:30</dc:date>
            </office:change-info>
          </text:insertion>
        </text:changed-region>
        <text:changed-region xml:id="ct205912000" text:id="ct205912000">
          <text:insertion>
            <office:change-info>
              <dc:creator>Steve Fanning</dc:creator>
              <dc:date>2019-11-08T20:11:50</dc:date>
            </office:change-info>
          </text:insertion>
        </text:changed-region>
        <text:changed-region xml:id="ct523729488" text:id="ct523729488">
          <text:insertion>
            <office:change-info>
              <dc:creator>Steve Fanning</dc:creator>
              <dc:date>2019-11-08T20:11:59</dc:date>
            </office:change-info>
          </text:insertion>
        </text:changed-region>
        <text:changed-region xml:id="ct329626096" text:id="ct329626096">
          <text:insertion>
            <office:change-info>
              <dc:creator>Steve Fanning</dc:creator>
              <dc:date>2019-10-29T14:28:38</dc:date>
            </office:change-info>
          </text:insertion>
        </text:changed-region>
        <text:changed-region xml:id="ct458250592" text:id="ct458250592">
          <text:insertion>
            <office:change-info>
              <dc:creator>Steve Fanning</dc:creator>
              <dc:date>2019-11-08T20:12:26</dc:date>
            </office:change-info>
          </text:insertion>
        </text:changed-region>
        <text:changed-region xml:id="ct123187424" text:id="ct123187424">
          <text:insertion>
            <office:change-info>
              <dc:creator>Steve Fanning</dc:creator>
              <dc:date>2019-11-08T20:12:33</dc:date>
            </office:change-info>
          </text:insertion>
        </text:changed-region>
        <text:changed-region xml:id="ct572341968" text:id="ct572341968">
          <text:insertion>
            <office:change-info>
              <dc:creator>Steve Fanning</dc:creator>
              <dc:date>2019-10-29T14:28:42</dc:date>
            </office:change-info>
          </text:insertion>
        </text:changed-region>
        <text:changed-region xml:id="ct672033808" text:id="ct672033808">
          <text:insertion>
            <office:change-info>
              <dc:creator>Steve Fanning</dc:creator>
              <dc:date>2019-11-08T20:13:02</dc:date>
            </office:change-info>
          </text:insertion>
        </text:changed-region>
        <text:changed-region xml:id="ct392512720" text:id="ct392512720">
          <text:insertion>
            <office:change-info>
              <dc:creator>Steve Fanning</dc:creator>
              <dc:date>2019-11-08T20:13:10</dc:date>
            </office:change-info>
          </text:insertion>
        </text:changed-region>
        <text:changed-region xml:id="ct149569184" text:id="ct149569184">
          <text:insertion>
            <office:change-info>
              <dc:creator>Steve Fanning</dc:creator>
              <dc:date>2019-10-29T14:28:51</dc:date>
            </office:change-info>
          </text:insertion>
        </text:changed-region>
        <text:changed-region xml:id="ct451257664" text:id="ct451257664">
          <text:insertion>
            <office:change-info>
              <dc:creator>Steve Fanning</dc:creator>
              <dc:date>2019-11-08T20:13:34</dc:date>
            </office:change-info>
          </text:insertion>
        </text:changed-region>
        <text:changed-region xml:id="ct153224080" text:id="ct153224080">
          <text:insertion>
            <office:change-info>
              <dc:creator>Steve Fanning</dc:creator>
              <dc:date>2019-11-08T20:13:41</dc:date>
            </office:change-info>
          </text:insertion>
        </text:changed-region>
        <text:changed-region xml:id="ct473478112" text:id="ct473478112">
          <text:deletion>
            <office:change-info>
              <dc:creator>Steve Fanning</dc:creator>
              <dc:date>2019-11-18T11:18:14</dc:date>
            </office:change-info>
            <text:p text:style-name="Table_20_Contents"><text:s/>and a new FDIST has been defined which has yet to be implemented in Calc</text:p>
          </text:deletion>
        </text:changed-region>
        <text:changed-region xml:id="ct145039440" text:id="ct145039440">
          <text:deletion>
            <office:change-info>
              <dc:creator>Steve Fanning</dc:creator>
              <dc:date>2019-11-18T11:18:21</dc:date>
            </office:change-info>
            <text:p text:style-name="Table_20_Contents"><text:s/>and a new FINV has been defined which has yet to be implemented in Calc</text:p>
          </text:deletion>
        </text:changed-region>
        <text:changed-region xml:id="ct569667296" text:id="ct569667296">
          <text:insertion>
            <office:change-info>
              <dc:creator>Steve Fanning</dc:creator>
              <dc:date>2019-11-18T11:18:29</dc:date>
            </office:change-info>
          </text:insertion>
        </text:changed-region>
        <text:changed-region xml:id="ct763139168" text:id="ct763139168">
          <text:deletion>
            <office:change-info>
              <dc:creator>Steve Fanning</dc:creator>
              <dc:date>2019-11-18T11:18:42</dc:date>
            </office:change-info>
            <text:p text:style-name="Table_20_Contents"><text:span text:style-name="T56">.</text:span></text:p>
          </text:deletion>
        </text:changed-region>
        <text:changed-region xml:id="ct167236816" text:id="ct167236816">
          <text:insertion>
            <office:change-info>
              <dc:creator>Steve Fanning</dc:creator>
              <dc:date>2019-11-18T11:19:26</dc:date>
            </office:change-info>
          </text:insertion>
        </text:changed-region>
        <text:changed-region xml:id="ct145026976" text:id="ct145026976">
          <text:insertion>
            <office:change-info>
              <dc:creator>Steve Fanning</dc:creator>
              <dc:date>2019-10-29T14:29:30</dc:date>
            </office:change-info>
          </text:insertion>
        </text:changed-region>
        <text:changed-region xml:id="ct510691936" text:id="ct510691936">
          <text:insertion>
            <office:change-info>
              <dc:creator>Steve Fanning</dc:creator>
              <dc:date>2019-11-08T20:14:33</dc:date>
            </office:change-info>
          </text:insertion>
        </text:changed-region>
        <text:changed-region xml:id="ct125246384" text:id="ct125246384">
          <text:insertion>
            <office:change-info>
              <dc:creator>Steve Fanning</dc:creator>
              <dc:date>2019-11-08T20:14:47</dc:date>
            </office:change-info>
          </text:insertion>
        </text:changed-region>
        <text:changed-region xml:id="ct125971504" text:id="ct125971504">
          <text:insertion>
            <office:change-info>
              <dc:creator>Steve Fanning</dc:creator>
              <dc:date>2019-11-08T20:15:06</dc:date>
            </office:change-info>
          </text:insertion>
        </text:changed-region>
        <text:changed-region xml:id="ct236265040" text:id="ct236265040">
          <text:insertion>
            <office:change-info>
              <dc:creator>Steve Fanning</dc:creator>
              <dc:date>2019-11-18T11:19:46</dc:date>
            </office:change-info>
          </text:insertion>
        </text:changed-region>
        <text:changed-region xml:id="ct340933840" text:id="ct340933840">
          <text:insertion>
            <office:change-info>
              <dc:creator>Steve Fanning</dc:creator>
              <dc:date>2019-11-18T11:20:00</dc:date>
            </office:change-info>
          </text:insertion>
        </text:changed-region>
        <text:changed-region xml:id="ct536876016" text:id="ct536876016">
          <text:insertion>
            <office:change-info>
              <dc:creator>Steve Fanning</dc:creator>
              <dc:date>2019-10-29T14:29:47</dc:date>
            </office:change-info>
          </text:insertion>
        </text:changed-region>
        <text:changed-region xml:id="ct621709376" text:id="ct621709376">
          <text:insertion>
            <office:change-info>
              <dc:creator>Steve Fanning</dc:creator>
              <dc:date>2019-11-08T20:16:15</dc:date>
            </office:change-info>
          </text:insertion>
        </text:changed-region>
        <text:changed-region xml:id="ct149848656" text:id="ct149848656">
          <text:insertion>
            <office:change-info>
              <dc:creator>Steve Fanning</dc:creator>
              <dc:date>2019-11-08T20:16:35</dc:date>
            </office:change-info>
          </text:insertion>
        </text:changed-region>
        <text:changed-region xml:id="ct487182016" text:id="ct487182016">
          <text:insertion>
            <office:change-info>
              <dc:creator>Steve Fanning</dc:creator>
              <dc:date>2019-11-18T11:20:25</dc:date>
            </office:change-info>
          </text:insertion>
        </text:changed-region>
        <text:changed-region xml:id="ct510338928" text:id="ct510338928">
          <text:insertion>
            <office:change-info>
              <dc:creator>Steve Fanning</dc:creator>
              <dc:date>2019-10-29T14:30:18</dc:date>
            </office:change-info>
          </text:insertion>
        </text:changed-region>
        <text:changed-region xml:id="ct593722672" text:id="ct593722672">
          <text:insertion>
            <office:change-info>
              <dc:creator>Steve Fanning</dc:creator>
              <dc:date>2019-11-08T20:17:48</dc:date>
            </office:change-info>
          </text:insertion>
        </text:changed-region>
        <text:changed-region xml:id="ct537106672" text:id="ct537106672">
          <text:insertion>
            <office:change-info>
              <dc:creator>Steve Fanning</dc:creator>
              <dc:date>2019-11-08T20:18:03</dc:date>
            </office:change-info>
          </text:insertion>
        </text:changed-region>
        <text:changed-region xml:id="ct587041696" text:id="ct587041696">
          <text:insertion>
            <office:change-info>
              <dc:creator>Steve Fanning</dc:creator>
              <dc:date>2019-11-18T11:20:49</dc:date>
            </office:change-info>
          </text:insertion>
        </text:changed-region>
        <text:changed-region xml:id="ct459252496" text:id="ct459252496">
          <text:insertion>
            <office:change-info>
              <dc:creator>Steve Fanning</dc:creator>
              <dc:date>2019-10-29T14:30:29</dc:date>
            </office:change-info>
          </text:insertion>
        </text:changed-region>
        <text:changed-region xml:id="ct514334816" text:id="ct514334816">
          <text:insertion>
            <office:change-info>
              <dc:creator>Steve Fanning</dc:creator>
              <dc:date>2019-11-08T20:19:44</dc:date>
            </office:change-info>
          </text:insertion>
        </text:changed-region>
        <text:changed-region xml:id="ct502135696" text:id="ct502135696">
          <text:insertion>
            <office:change-info>
              <dc:creator>Steve Fanning</dc:creator>
              <dc:date>2019-11-08T20:20:04</dc:date>
            </office:change-info>
          </text:insertion>
        </text:changed-region>
        <text:changed-region xml:id="ct593351728" text:id="ct593351728">
          <text:insertion>
            <office:change-info>
              <dc:creator>Steve Fanning</dc:creator>
              <dc:date>2019-11-18T11:21:03</dc:date>
            </office:change-info>
          </text:insertion>
        </text:changed-region>
        <text:changed-region xml:id="ct223842256" text:id="ct223842256">
          <text:insertion>
            <office:change-info>
              <dc:creator>Steve Fanning</dc:creator>
              <dc:date>2019-10-29T14:30:52</dc:date>
            </office:change-info>
          </text:insertion>
        </text:changed-region>
        <text:changed-region xml:id="ct749368416" text:id="ct749368416">
          <text:insertion>
            <office:change-info>
              <dc:creator>Steve Fanning</dc:creator>
              <dc:date>2019-10-29T14:31:00</dc:date>
            </office:change-info>
          </text:insertion>
        </text:changed-region>
        <text:changed-region xml:id="ct278357712" text:id="ct278357712">
          <text:insertion>
            <office:change-info>
              <dc:creator>Steve Fanning</dc:creator>
              <dc:date>2019-11-08T20:23:11</dc:date>
            </office:change-info>
          </text:insertion>
        </text:changed-region>
        <text:changed-region xml:id="ct517180512" text:id="ct517180512">
          <text:insertion>
            <office:change-info>
              <dc:creator>Steve Fanning</dc:creator>
              <dc:date>2019-11-08T20:23:45</dc:date>
            </office:change-info>
          </text:insertion>
        </text:changed-region>
        <text:changed-region xml:id="ct479727792" text:id="ct479727792">
          <text:insertion>
            <office:change-info>
              <dc:creator>Steve Fanning</dc:creator>
              <dc:date>2019-11-18T11:21:25</dc:date>
            </office:change-info>
          </text:insertion>
        </text:changed-region>
        <text:changed-region xml:id="ct153676256" text:id="ct153676256">
          <text:insertion>
            <office:change-info>
              <dc:creator>Steve Fanning</dc:creator>
              <dc:date>2019-10-29T14:31:09</dc:date>
            </office:change-info>
          </text:insertion>
        </text:changed-region>
        <text:changed-region xml:id="ct357197872" text:id="ct357197872">
          <text:insertion>
            <office:change-info>
              <dc:creator>Steve Fanning</dc:creator>
              <dc:date>2019-11-08T20:21:31</dc:date>
            </office:change-info>
          </text:insertion>
        </text:changed-region>
        <text:changed-region xml:id="ct557322704" text:id="ct557322704">
          <text:insertion>
            <office:change-info>
              <dc:creator>Steve Fanning</dc:creator>
              <dc:date>2019-11-08T20:23:27</dc:date>
            </office:change-info>
          </text:insertion>
        </text:changed-region>
        <text:changed-region xml:id="ct405875648" text:id="ct405875648">
          <text:insertion>
            <office:change-info>
              <dc:creator>Steve Fanning</dc:creator>
              <dc:date>2019-11-18T11:21:35</dc:date>
            </office:change-info>
          </text:insertion>
        </text:changed-region>
        <text:changed-region xml:id="ct766484192" text:id="ct766484192">
          <text:insertion>
            <office:change-info>
              <dc:creator>Steve Fanning</dc:creator>
              <dc:date>2019-10-29T14:31:21</dc:date>
            </office:change-info>
          </text:insertion>
        </text:changed-region>
        <text:changed-region xml:id="ct263278048" text:id="ct263278048">
          <text:insertion>
            <office:change-info>
              <dc:creator>Steve Fanning</dc:creator>
              <dc:date>2019-11-08T20:24:50</dc:date>
            </office:change-info>
          </text:insertion>
        </text:changed-region>
        <text:changed-region xml:id="ct764518000" text:id="ct764518000">
          <text:insertion>
            <office:change-info>
              <dc:creator>Steve Fanning</dc:creator>
              <dc:date>2019-11-08T20:25:12</dc:date>
            </office:change-info>
          </text:insertion>
        </text:changed-region>
        <text:changed-region xml:id="ct132629520" text:id="ct132629520">
          <text:insertion>
            <office:change-info>
              <dc:creator>Steve Fanning</dc:creator>
              <dc:date>2019-11-18T11:21:44</dc:date>
            </office:change-info>
          </text:insertion>
        </text:changed-region>
        <text:changed-region xml:id="ct778613536" text:id="ct778613536">
          <text:insertion>
            <office:change-info>
              <dc:creator>Steve Fanning</dc:creator>
              <dc:date>2019-10-29T14:31:40</dc:date>
            </office:change-info>
          </text:insertion>
        </text:changed-region>
        <text:changed-region xml:id="ct238280352" text:id="ct238280352">
          <text:insertion>
            <office:change-info>
              <dc:creator>Steve Fanning</dc:creator>
              <dc:date>2019-11-08T20:28:29</dc:date>
            </office:change-info>
          </text:insertion>
        </text:changed-region>
        <text:changed-region xml:id="ct457918560" text:id="ct457918560">
          <text:insertion>
            <office:change-info>
              <dc:creator>Steve Fanning</dc:creator>
              <dc:date>2019-11-08T20:28:44</dc:date>
            </office:change-info>
          </text:insertion>
        </text:changed-region>
        <text:changed-region xml:id="ct246969360" text:id="ct246969360">
          <text:insertion>
            <office:change-info>
              <dc:creator>Steve Fanning</dc:creator>
              <dc:date>2019-10-29T14:32:06</dc:date>
            </office:change-info>
          </text:insertion>
        </text:changed-region>
        <text:changed-region xml:id="ct378270576" text:id="ct378270576">
          <text:insertion>
            <office:change-info>
              <dc:creator>Steve Fanning</dc:creator>
              <dc:date>2019-11-08T20:29:55</dc:date>
            </office:change-info>
          </text:insertion>
        </text:changed-region>
        <text:changed-region xml:id="ct348787680" text:id="ct348787680">
          <text:insertion>
            <office:change-info>
              <dc:creator>Steve Fanning</dc:creator>
              <dc:date>2019-11-08T20:30:04</dc:date>
            </office:change-info>
          </text:insertion>
        </text:changed-region>
        <text:changed-region xml:id="ct548203584" text:id="ct548203584">
          <text:insertion>
            <office:change-info>
              <dc:creator>Steve Fanning</dc:creator>
              <dc:date>2019-10-29T14:32:19</dc:date>
            </office:change-info>
          </text:insertion>
        </text:changed-region>
        <text:changed-region xml:id="ct545684208" text:id="ct545684208">
          <text:insertion>
            <office:change-info>
              <dc:creator>Steve Fanning</dc:creator>
              <dc:date>2019-11-08T20:30:36</dc:date>
            </office:change-info>
          </text:insertion>
        </text:changed-region>
        <text:changed-region xml:id="ct476600272" text:id="ct476600272">
          <text:insertion>
            <office:change-info>
              <dc:creator>Steve Fanning</dc:creator>
              <dc:date>2019-11-08T20:30:45</dc:date>
            </office:change-info>
          </text:insertion>
        </text:changed-region>
        <text:changed-region xml:id="ct786332240" text:id="ct786332240">
          <text:insertion>
            <office:change-info>
              <dc:creator>Steve Fanning</dc:creator>
              <dc:date>2019-11-18T16:21:08</dc:date>
            </office:change-info>
          </text:insertion>
        </text:changed-region>
        <text:changed-region xml:id="ct562939584" text:id="ct562939584">
          <text:deletion>
            <office:change-info>
              <dc:creator>Steve Fanning</dc:creator>
              <dc:date>2019-11-18T16:21:12</dc:date>
            </office:change-info>
            <text:p text:style-name="Table_20_Contents">Alpha </text:p>
          </text:deletion>
        </text:changed-region>
        <text:changed-region xml:id="ct549261808" text:id="ct549261808">
          <text:insertion>
            <office:change-info>
              <dc:creator>Steve Fanning</dc:creator>
              <dc:date>2019-11-18T16:21:14</dc:date>
            </office:change-info>
          </text:insertion>
        </text:changed-region>
        <text:changed-region xml:id="ct755704208" text:id="ct755704208">
          <text:deletion>
            <office:change-info>
              <dc:creator>Steve Fanning</dc:creator>
              <dc:date>2019-11-18T16:21:18</dc:date>
            </office:change-info>
            <text:p text:style-name="Table_20_Contents">Beta </text:p>
          </text:deletion>
        </text:changed-region>
        <text:changed-region xml:id="ct169012288" text:id="ct169012288">
          <text:insertion>
            <office:change-info>
              <dc:creator>Steve Fanning</dc:creator>
              <dc:date>2019-11-18T16:20:50</dc:date>
            </office:change-info>
          </text:insertion>
        </text:changed-region>
        <text:changed-region xml:id="ct508391200" text:id="ct508391200">
          <text:insertion>
            <office:change-info>
              <dc:creator>Steve Fanning</dc:creator>
              <dc:date>2019-11-18T16:20:54</dc:date>
            </office:change-info>
          </text:insertion>
        </text:changed-region>
        <text:changed-region xml:id="ct162357488" text:id="ct162357488">
          <text:insertion>
            <office:change-info>
              <dc:creator>Steve Fanning</dc:creator>
              <dc:date>2019-11-18T16:21:01</dc:date>
            </office:change-info>
          </text:insertion>
        </text:changed-region>
        <text:changed-region xml:id="ct132918720" text:id="ct132918720">
          <text:deletion>
            <office:change-info>
              <dc:creator>Steve Fanning</dc:creator>
              <dc:date>2019-11-18T16:21:31</dc:date>
            </office:change-info>
            <text:p text:style-name="Table_20_Contents">(Number, alpha, beta, TRUE())</text:p>
          </text:deletion>
        </text:changed-region>
        <text:changed-region xml:id="ct546237680" text:id="ct546237680">
          <text:insertion>
            <office:change-info>
              <dc:creator>Steve Fanning</dc:creator>
              <dc:date>2019-11-18T16:21:41</dc:date>
            </office:change-info>
          </text:insertion>
        </text:changed-region>
        <text:changed-region xml:id="ct524672544" text:id="ct524672544">
          <text:deletion>
            <office:change-info>
              <dc:creator>Steve Fanning</dc:creator>
              <dc:date>2019-11-18T16:21:44</dc:date>
            </office:change-info>
            <text:p text:style-name="Table_20_Contents">Alpha </text:p>
          </text:deletion>
        </text:changed-region>
        <text:changed-region xml:id="ct542970864" text:id="ct542970864">
          <text:insertion>
            <office:change-info>
              <dc:creator>Steve Fanning</dc:creator>
              <dc:date>2019-11-18T16:21:47</dc:date>
            </office:change-info>
          </text:insertion>
        </text:changed-region>
        <text:changed-region xml:id="ct448755040" text:id="ct448755040">
          <text:deletion>
            <office:change-info>
              <dc:creator>Steve Fanning</dc:creator>
              <dc:date>2019-11-18T16:21:50</dc:date>
            </office:change-info>
            <text:p text:style-name="Table_20_Contents">Beta </text:p>
          </text:deletion>
        </text:changed-region>
        <text:changed-region xml:id="ct412745600" text:id="ct412745600">
          <text:insertion>
            <office:change-info>
              <dc:creator>Steve Fanning</dc:creator>
              <dc:date>2019-10-29T14:32:33</dc:date>
            </office:change-info>
          </text:insertion>
        </text:changed-region>
        <text:changed-region xml:id="ct554835792" text:id="ct554835792">
          <text:insertion>
            <office:change-info>
              <dc:creator>Steve Fanning</dc:creator>
              <dc:date>2019-11-08T20:31:05</dc:date>
            </office:change-info>
          </text:insertion>
        </text:changed-region>
        <text:changed-region xml:id="ct557261744" text:id="ct557261744">
          <text:insertion>
            <office:change-info>
              <dc:creator>Steve Fanning</dc:creator>
              <dc:date>2019-11-08T20:31:12</dc:date>
            </office:change-info>
          </text:insertion>
        </text:changed-region>
        <text:changed-region xml:id="ct170596608" text:id="ct170596608">
          <text:deletion>
            <office:change-info>
              <dc:creator>Steve Fanning</dc:creator>
              <dc:date>2019-11-18T16:22:07</dc:date>
            </office:change-info>
            <text:p text:style-name="Table_20_Contents">0.5 less than </text:p>
          </text:deletion>
        </text:changed-region>
        <text:changed-region xml:id="ct187028208" text:id="ct187028208">
          <text:deletion>
            <office:change-info>
              <dc:creator>Steve Fanning</dc:creator>
              <dc:date>2019-11-18T16:26:17</dc:date>
            </office:change-info>
            <text:p text:style-name="Table_20_Contents">The harmonic mean is the reciprocal of the arithmetic mean of reciprocals. <text:s/></text:p>
          </text:deletion>
        </text:changed-region>
        <text:changed-region xml:id="ct464576464" text:id="ct464576464">
          <text:insertion>
            <office:change-info>
              <dc:creator>Steve Fanning</dc:creator>
              <dc:date>2019-10-29T14:32:52</dc:date>
            </office:change-info>
          </text:insertion>
        </text:changed-region>
        <text:changed-region xml:id="ct150511040" text:id="ct150511040">
          <text:insertion>
            <office:change-info>
              <dc:creator>Steve Fanning</dc:creator>
              <dc:date>2019-11-08T20:32:02</dc:date>
            </office:change-info>
          </text:insertion>
        </text:changed-region>
        <text:changed-region xml:id="ct297066864" text:id="ct297066864">
          <text:insertion>
            <office:change-info>
              <dc:creator>Steve Fanning</dc:creator>
              <dc:date>2019-11-08T20:32:10</dc:date>
            </office:change-info>
          </text:insertion>
        </text:changed-region>
        <text:changed-region xml:id="ct49235568" text:id="ct49235568">
          <text:deletion>
            <office:change-info>
              <dc:creator>Steve Fanning</dc:creator>
              <dc:date>2019-11-18T16:26:37</dc:date>
            </office:change-info>
            <text:p text:style-name="Table_20_Contents">successes</text:p>
          </text:deletion>
        </text:changed-region>
        <text:changed-region xml:id="ct371829952" text:id="ct371829952">
          <text:insertion>
            <office:change-info>
              <dc:creator>Steve Fanning</dc:creator>
              <dc:date>2019-11-18T16:26:37</dc:date>
            </office:change-info>
          </text:insertion>
        </text:changed-region>
        <text:changed-region xml:id="ct432265408" text:id="ct432265408">
          <text:deletion>
            <office:change-info>
              <dc:creator>Steve Fanning</dc:creator>
              <dc:date>2019-11-18T16:26:44</dc:date>
            </office:change-info>
            <text:p text:style-name="Table_20_Contents">successes</text:p>
          </text:deletion>
        </text:changed-region>
        <text:changed-region xml:id="ct516055456" text:id="ct516055456">
          <text:insertion>
            <office:change-info>
              <dc:creator>Steve Fanning</dc:creator>
              <dc:date>2019-11-18T16:26:44</dc:date>
            </office:change-info>
          </text:insertion>
        </text:changed-region>
        <text:changed-region xml:id="ct686949216" text:id="ct686949216">
          <text:deletion>
            <office:change-info>
              <dc:creator>Steve Fanning</dc:creator>
              <dc:date>2019-12-06T13:32:31</dc:date>
            </office:change-info>
            <text:p text:style-name="Table_20_Contents">parameter</text:p>
          </text:deletion>
        </text:changed-region>
        <text:changed-region xml:id="ct150192736" text:id="ct150192736">
          <text:insertion>
            <office:change-info>
              <dc:creator>Steve Fanning</dc:creator>
              <dc:date>2019-12-06T13:32:31</dc:date>
            </office:change-info>
          </text:insertion>
        </text:changed-region>
        <text:changed-region xml:id="ct783751184" text:id="ct783751184">
          <text:insertion>
            <office:change-info>
              <dc:creator>Steve Fanning</dc:creator>
              <dc:date>2019-12-06T13:32:37</dc:date>
            </office:change-info>
          </text:insertion>
        </text:changed-region>
        <text:changed-region xml:id="ct565316464" text:id="ct565316464">
          <text:deletion>
            <office:change-info>
              <dc:creator>Steve Fanning</dc:creator>
              <dc:date>2019-12-06T13:32:36</dc:date>
            </office:change-info>
            <text:p text:style-name="Table_20_Contents"><text:span text:style-name="T104">Y</text:span></text:p>
          </text:deletion>
        </text:changed-region>
        <text:changed-region xml:id="ct566198192" text:id="ct566198192">
          <text:insertion>
            <office:change-info>
              <dc:creator>Steve Fanning</dc:creator>
              <dc:date>2019-12-06T13:32:40</dc:date>
            </office:change-info>
          </text:insertion>
        </text:changed-region>
        <text:changed-region xml:id="ct461001696" text:id="ct461001696">
          <text:deletion>
            <office:change-info>
              <dc:creator>Steve Fanning</dc:creator>
              <dc:date>2019-12-06T13:32:40</dc:date>
            </office:change-info>
            <text:p text:style-name="Table_20_Contents"><text:span text:style-name="T104">X</text:span></text:p>
          </text:deletion>
        </text:changed-region>
        <text:changed-region xml:id="ct478645776" text:id="ct478645776">
          <text:insertion>
            <office:change-info>
              <dc:creator>Steve Fanning</dc:creator>
              <dc:date>2019-11-18T16:26:55</dc:date>
            </office:change-info>
          </text:insertion>
        </text:changed-region>
        <text:changed-region xml:id="ct578231328" text:id="ct578231328">
          <text:insertion>
            <office:change-info>
              <dc:creator>Steve Fanning</dc:creator>
              <dc:date>2019-11-18T16:27:02</dc:date>
            </office:change-info>
          </text:insertion>
        </text:changed-region>
        <text:changed-region xml:id="ct694147792" text:id="ct694147792">
          <text:deletion>
            <office:change-info>
              <dc:creator>Steve Fanning</dc:creator>
              <dc:date>2019-11-18T16:27:02</dc:date>
            </office:change-info>
            <text:p text:style-name="Table_20_Contents"><text:span text:style-name="T57">R</text:span></text:p>
          </text:deletion>
        </text:changed-region>
        <text:changed-region xml:id="ct452165872" text:id="ct452165872">
          <text:deletion>
            <office:change-info>
              <dc:creator>Steve Fanning</dc:creator>
              <dc:date>2019-11-18T16:27:08</dc:date>
            </office:change-info>
            <text:p text:style-name="Table_20_Contents">;</text:p>
          </text:deletion>
        </text:changed-region>
        <text:changed-region xml:id="ct405714560" text:id="ct405714560">
          <text:insertion>
            <office:change-info>
              <dc:creator>Steve Fanning</dc:creator>
              <dc:date>2019-11-18T16:27:09</dc:date>
            </office:change-info>
          </text:insertion>
        </text:changed-region>
        <text:changed-region xml:id="ct556880768" text:id="ct556880768">
          <text:insertion>
            <office:change-info>
              <dc:creator>Steve Fanning</dc:creator>
              <dc:date>2019-10-29T14:33:08</dc:date>
            </office:change-info>
          </text:insertion>
        </text:changed-region>
        <text:changed-region xml:id="ct520539200" text:id="ct520539200">
          <text:insertion>
            <office:change-info>
              <dc:creator>Steve Fanning</dc:creator>
              <dc:date>2019-11-08T20:32:47</dc:date>
            </office:change-info>
          </text:insertion>
        </text:changed-region>
        <text:changed-region xml:id="ct576393456" text:id="ct576393456">
          <text:insertion>
            <office:change-info>
              <dc:creator>Steve Fanning</dc:creator>
              <dc:date>2019-11-08T20:33:10</dc:date>
            </office:change-info>
          </text:insertion>
        </text:changed-region>
        <text:changed-region xml:id="ct167445760" text:id="ct167445760">
          <text:insertion>
            <office:change-info>
              <dc:creator>Steve Fanning</dc:creator>
              <dc:date>2019-10-29T14:33:21</dc:date>
            </office:change-info>
          </text:insertion>
        </text:changed-region>
        <text:changed-region xml:id="ct696327440" text:id="ct696327440">
          <text:insertion>
            <office:change-info>
              <dc:creator>Steve Fanning</dc:creator>
              <dc:date>2019-11-08T20:32:56</dc:date>
            </office:change-info>
          </text:insertion>
        </text:changed-region>
        <text:changed-region xml:id="ct399391664" text:id="ct399391664">
          <text:insertion>
            <office:change-info>
              <dc:creator>Steve Fanning</dc:creator>
              <dc:date>2019-11-08T20:33:28</dc:date>
            </office:change-info>
          </text:insertion>
        </text:changed-region>
        <text:changed-region xml:id="ct696425456" text:id="ct696425456">
          <text:insertion>
            <office:change-info>
              <dc:creator>Steve Fanning</dc:creator>
              <dc:date>2019-11-18T16:28:15</dc:date>
            </office:change-info>
          </text:insertion>
        </text:changed-region>
        <text:changed-region xml:id="ct514234736" text:id="ct514234736">
          <text:insertion>
            <office:change-info>
              <dc:creator>Steve Fanning</dc:creator>
              <dc:date>2019-11-18T16:28:22</dc:date>
            </office:change-info>
          </text:insertion>
        </text:changed-region>
        <text:changed-region xml:id="ct482054736" text:id="ct482054736">
          <text:insertion>
            <office:change-info>
              <dc:creator>Steve Fanning</dc:creator>
              <dc:date>2019-11-18T16:28:28</dc:date>
            </office:change-info>
          </text:insertion>
        </text:changed-region>
        <text:changed-region xml:id="ct503748896" text:id="ct503748896">
          <text:deletion>
            <office:change-info>
              <dc:creator>Steve Fanning</dc:creator>
              <dc:date>2019-10-28T14:14:01</dc:date>
            </office:change-info>
            <text:p text:style-name="Table_20_Contents">e</text:p>
          </text:deletion>
        </text:changed-region>
        <text:changed-region xml:id="ct265956544" text:id="ct265956544">
          <text:deletion>
            <office:change-info>
              <dc:creator>Steve Fanning</dc:creator>
              <dc:date>2019-11-18T16:28:47</dc:date>
            </office:change-info>
            <text:p text:style-name="Table_20_Contents">and logical </text:p>
          </text:deletion>
        </text:changed-region>
        <text:changed-region xml:id="ct561745888" text:id="ct561745888">
          <text:deletion>
            <office:change-info>
              <dc:creator>Steve Fanning</dc:creator>
              <dc:date>2019-11-18T16:28:56</dc:date>
            </office:change-info>
            <text:p text:style-name="Table_20_Contents">, logical True is treated as 1 and logical False as 0</text:p>
          </text:deletion>
        </text:changed-region>
        <text:changed-region xml:id="ct602372992" text:id="ct602372992">
          <text:insertion>
            <office:change-info>
              <dc:creator>Steve Fanning</dc:creator>
              <dc:date>2019-10-29T14:33:43</dc:date>
            </office:change-info>
          </text:insertion>
        </text:changed-region>
        <text:changed-region xml:id="ct132027424" text:id="ct132027424">
          <text:insertion>
            <office:change-info>
              <dc:creator>Steve Fanning</dc:creator>
              <dc:date>2019-11-08T20:34:33</dc:date>
            </office:change-info>
          </text:insertion>
        </text:changed-region>
        <text:changed-region xml:id="ct594676336" text:id="ct594676336">
          <text:insertion>
            <office:change-info>
              <dc:creator>Steve Fanning</dc:creator>
              <dc:date>2019-11-08T20:34:45</dc:date>
            </office:change-info>
          </text:insertion>
        </text:changed-region>
        <text:changed-region xml:id="ct535781504" text:id="ct535781504">
          <text:insertion>
            <office:change-info>
              <dc:creator>Steve Fanning</dc:creator>
              <dc:date>2019-11-18T16:32:29</dc:date>
            </office:change-info>
          </text:insertion>
        </text:changed-region>
        <text:changed-region xml:id="ct500640880" text:id="ct500640880">
          <text:deletion>
            <office:change-info>
              <dc:creator>Steve Fanning</dc:creator>
              <dc:date>2019-11-18T16:34:12</dc:date>
            </office:change-info>
            <text:p text:style-name="Table_20_Contents">Text and logical values are evaluated. </text:p>
          </text:deletion>
        </text:changed-region>
        <text:changed-region xml:id="ct189191408" text:id="ct189191408">
          <text:deletion>
            <office:change-info>
              <dc:creator>Steve Fanning</dc:creator>
              <dc:date>2019-11-18T16:34:23</dc:date>
            </office:change-info>
            <text:p text:style-name="Table_20_Contents">, logical True is treated as 1 and logical False as 0</text:p>
          </text:deletion>
        </text:changed-region>
        <text:changed-region xml:id="ct144768144" text:id="ct144768144">
          <text:insertion>
            <office:change-info>
              <dc:creator>Steve Fanning</dc:creator>
              <dc:date>2019-10-29T14:33:54</dc:date>
            </office:change-info>
          </text:insertion>
        </text:changed-region>
        <text:changed-region xml:id="ct788713840" text:id="ct788713840">
          <text:insertion>
            <office:change-info>
              <dc:creator>Steve Fanning</dc:creator>
              <dc:date>2019-11-08T20:35:57</dc:date>
            </office:change-info>
          </text:insertion>
        </text:changed-region>
        <text:changed-region xml:id="ct531806032" text:id="ct531806032">
          <text:insertion>
            <office:change-info>
              <dc:creator>Steve Fanning</dc:creator>
              <dc:date>2019-11-08T20:36:14</dc:date>
            </office:change-info>
          </text:insertion>
        </text:changed-region>
        <text:changed-region xml:id="ct537441616" text:id="ct537441616">
          <text:deletion>
            <office:change-info>
              <dc:creator>Steve Fanning</dc:creator>
              <dc:date>2019-11-18T16:35:19</dc:date>
            </office:change-info>
            <text:p text:style-name="Table_20_Contents">a</text:p>
          </text:deletion>
        </text:changed-region>
        <text:changed-region xml:id="ct411730688" text:id="ct411730688">
          <text:insertion>
            <office:change-info>
              <dc:creator>Steve Fanning</dc:creator>
              <dc:date>2019-11-18T16:35:19</dc:date>
            </office:change-info>
          </text:insertion>
        </text:changed-region>
        <text:changed-region xml:id="ct587529088" text:id="ct587529088">
          <text:deletion>
            <office:change-info>
              <dc:creator>Steve Fanning</dc:creator>
              <dc:date>2019-11-18T16:35:24</dc:date>
            </office:change-info>
            <text:p text:style-name="Table_20_Contents">does not </text:p>
          </text:deletion>
        </text:changed-region>
        <text:changed-region xml:id="ct507937856" text:id="ct507937856">
          <text:insertion>
            <office:change-info>
              <dc:creator>Steve Fanning</dc:creator>
              <dc:date>2019-11-18T16:35:27</dc:date>
            </office:change-info>
          </text:insertion>
        </text:changed-region>
        <text:changed-region xml:id="ct205968400" text:id="ct205968400">
          <text:insertion>
            <office:change-info>
              <dc:creator>Steve Fanning</dc:creator>
              <dc:date>2019-10-29T14:34:06</dc:date>
            </office:change-info>
          </text:insertion>
        </text:changed-region>
        <text:changed-region xml:id="ct147764320" text:id="ct147764320">
          <text:insertion>
            <office:change-info>
              <dc:creator>Steve Fanning</dc:creator>
              <dc:date>2019-11-08T20:39:00</dc:date>
            </office:change-info>
          </text:insertion>
        </text:changed-region>
        <text:changed-region xml:id="ct765624672" text:id="ct765624672">
          <text:insertion>
            <office:change-info>
              <dc:creator>Steve Fanning</dc:creator>
              <dc:date>2019-11-08T20:39:26</dc:date>
            </office:change-info>
          </text:insertion>
        </text:changed-region>
        <text:changed-region xml:id="ct168429856" text:id="ct168429856">
          <text:insertion>
            <office:change-info>
              <dc:creator>Steve Fanning</dc:creator>
              <dc:date>2019-10-29T14:34:16</dc:date>
            </office:change-info>
          </text:insertion>
        </text:changed-region>
        <text:changed-region xml:id="ct499559248" text:id="ct499559248">
          <text:insertion>
            <office:change-info>
              <dc:creator>Steve Fanning</dc:creator>
              <dc:date>2019-11-08T20:40:35</dc:date>
            </office:change-info>
          </text:insertion>
        </text:changed-region>
        <text:changed-region xml:id="ct767535824" text:id="ct767535824">
          <text:insertion>
            <office:change-info>
              <dc:creator>Steve Fanning</dc:creator>
              <dc:date>2019-11-08T20:40:54</dc:date>
            </office:change-info>
          </text:insertion>
        </text:changed-region>
        <text:changed-region xml:id="ct325266048" text:id="ct325266048">
          <text:insertion>
            <office:change-info>
              <dc:creator>Steve Fanning</dc:creator>
              <dc:date>2019-11-08T20:41:02</dc:date>
            </office:change-info>
          </text:insertion>
        </text:changed-region>
        <text:changed-region xml:id="ct204543616" text:id="ct204543616">
          <text:insertion>
            <office:change-info>
              <dc:creator>Steve Fanning</dc:creator>
              <dc:date>2019-10-29T14:34:31</dc:date>
            </office:change-info>
          </text:insertion>
        </text:changed-region>
        <text:changed-region xml:id="ct451786416" text:id="ct451786416">
          <text:insertion>
            <office:change-info>
              <dc:creator>Steve Fanning</dc:creator>
              <dc:date>2019-11-08T20:41:42</dc:date>
            </office:change-info>
          </text:insertion>
        </text:changed-region>
        <text:changed-region xml:id="ct485657376" text:id="ct485657376">
          <text:insertion>
            <office:change-info>
              <dc:creator>Steve Fanning</dc:creator>
              <dc:date>2019-11-08T20:41:58</dc:date>
            </office:change-info>
          </text:insertion>
        </text:changed-region>
        <text:changed-region xml:id="ct753771008" text:id="ct753771008">
          <text:insertion>
            <office:change-info>
              <dc:creator>Steve Fanning</dc:creator>
              <dc:date>2019-11-08T20:42:12</dc:date>
            </office:change-info>
          </text:insertion>
        </text:changed-region>
        <text:changed-region xml:id="ct544911712" text:id="ct544911712">
          <text:deletion>
            <office:change-info>
              <dc:creator>Steve Fanning</dc:creator>
              <dc:date>2019-12-06T13:33:16</dc:date>
            </office:change-info>
            <text:p text:style-name="P59">sp</text:p>
          </text:deletion>
        </text:changed-region>
        <text:changed-region xml:id="ct745007712" text:id="ct745007712">
          <text:insertion>
            <office:change-info>
              <dc:creator>Steve Fanning</dc:creator>
              <dc:date>2019-12-06T13:33:16</dc:date>
            </office:change-info>
          </text:insertion>
        </text:changed-region>
        <text:changed-region xml:id="ct264437760" text:id="ct264437760">
          <text:insertion>
            <office:change-info>
              <dc:creator>Steve Fanning</dc:creator>
              <dc:date>2019-10-29T14:34:45</dc:date>
            </office:change-info>
          </text:insertion>
        </text:changed-region>
        <text:changed-region xml:id="ct521790240" text:id="ct521790240">
          <text:insertion>
            <office:change-info>
              <dc:creator>Steve Fanning</dc:creator>
              <dc:date>2019-11-08T20:43:01</dc:date>
            </office:change-info>
          </text:insertion>
        </text:changed-region>
        <text:changed-region xml:id="ct510877584" text:id="ct510877584">
          <text:insertion>
            <office:change-info>
              <dc:creator>Steve Fanning</dc:creator>
              <dc:date>2019-11-08T20:43:10</dc:date>
            </office:change-info>
          </text:insertion>
        </text:changed-region>
        <text:changed-region xml:id="ct540301520" text:id="ct540301520">
          <text:insertion>
            <office:change-info>
              <dc:creator>Steve Fanning</dc:creator>
              <dc:date>2019-10-29T14:34:55</dc:date>
            </office:change-info>
          </text:insertion>
        </text:changed-region>
        <text:changed-region xml:id="ct540801344" text:id="ct540801344">
          <text:insertion>
            <office:change-info>
              <dc:creator>Steve Fanning</dc:creator>
              <dc:date>2019-11-08T20:44:35</dc:date>
            </office:change-info>
          </text:insertion>
        </text:changed-region>
        <text:changed-region xml:id="ct483973696" text:id="ct483973696">
          <text:insertion>
            <office:change-info>
              <dc:creator>Steve Fanning</dc:creator>
              <dc:date>2019-11-08T20:44:25</dc:date>
            </office:change-info>
          </text:insertion>
        </text:changed-region>
        <text:changed-region xml:id="ct765000656" text:id="ct765000656">
          <text:insertion>
            <office:change-info>
              <dc:creator>Steve Fanning</dc:creator>
              <dc:date>2019-10-29T14:35:13</dc:date>
            </office:change-info>
          </text:insertion>
        </text:changed-region>
        <text:changed-region xml:id="ct749777664" text:id="ct749777664">
          <text:insertion>
            <office:change-info>
              <dc:creator>Steve Fanning</dc:creator>
              <dc:date>2019-11-08T20:45:44</dc:date>
            </office:change-info>
          </text:insertion>
        </text:changed-region>
        <text:changed-region xml:id="ct552753200" text:id="ct552753200">
          <text:insertion>
            <office:change-info>
              <dc:creator>Steve Fanning</dc:creator>
              <dc:date>2019-11-19T11:28:59</dc:date>
            </office:change-info>
          </text:insertion>
        </text:changed-region>
        <text:changed-region xml:id="ct162440736" text:id="ct162440736">
          <text:insertion>
            <office:change-info>
              <dc:creator>Steve Fanning</dc:creator>
              <dc:date>2019-11-19T11:29:08</dc:date>
            </office:change-info>
          </text:insertion>
        </text:changed-region>
        <text:changed-region xml:id="ct590523712" text:id="ct590523712">
          <text:insertion>
            <office:change-info>
              <dc:creator>Steve Fanning</dc:creator>
              <dc:date>2019-11-08T20:45:53</dc:date>
            </office:change-info>
          </text:insertion>
        </text:changed-region>
        <text:changed-region xml:id="ct357188944" text:id="ct357188944">
          <text:insertion>
            <office:change-info>
              <dc:creator>Steve Fanning</dc:creator>
              <dc:date>2019-11-08T20:46:02</dc:date>
            </office:change-info>
          </text:insertion>
        </text:changed-region>
        <text:changed-region xml:id="ct392469504" text:id="ct392469504">
          <text:insertion>
            <office:change-info>
              <dc:creator>Steve Fanning</dc:creator>
              <dc:date>2019-10-29T14:35:23</dc:date>
            </office:change-info>
          </text:insertion>
        </text:changed-region>
        <text:changed-region xml:id="ct518813056" text:id="ct518813056">
          <text:insertion>
            <office:change-info>
              <dc:creator>Steve Fanning</dc:creator>
              <dc:date>2019-11-08T20:46:41</dc:date>
            </office:change-info>
          </text:insertion>
        </text:changed-region>
        <text:changed-region xml:id="ct167056672" text:id="ct167056672">
          <text:insertion>
            <office:change-info>
              <dc:creator>Steve Fanning</dc:creator>
              <dc:date>2019-11-08T20:46:50</dc:date>
            </office:change-info>
          </text:insertion>
        </text:changed-region>
        <text:changed-region xml:id="ct690515056" text:id="ct690515056">
          <text:insertion>
            <office:change-info>
              <dc:creator>Steve Fanning</dc:creator>
              <dc:date>2019-11-08T20:47:02</dc:date>
            </office:change-info>
          </text:insertion>
        </text:changed-region>
        <text:changed-region xml:id="ct493361056" text:id="ct493361056">
          <text:insertion>
            <office:change-info>
              <dc:creator>Steve Fanning</dc:creator>
              <dc:date>2019-12-06T13:33:33</dc:date>
            </office:change-info>
          </text:insertion>
        </text:changed-region>
        <text:changed-region xml:id="ct126542768" text:id="ct126542768">
          <text:insertion>
            <office:change-info>
              <dc:creator>Steve Fanning</dc:creator>
              <dc:date>2019-12-06T13:33:39</dc:date>
            </office:change-info>
          </text:insertion>
        </text:changed-region>
        <text:changed-region xml:id="ct196212192" text:id="ct196212192">
          <text:deletion>
            <office:change-info>
              <dc:creator>Steve Fanning</dc:creator>
              <dc:date>2019-11-19T11:30:19</dc:date>
            </office:change-info>
            <text:p text:style-name="Table_20_Contents">1, TRUE</text:p>
          </text:deletion>
        </text:changed-region>
        <text:changed-region xml:id="ct234739248" text:id="ct234739248">
          <text:insertion>
            <office:change-info>
              <dc:creator>Steve Fanning</dc:creator>
              <dc:date>2019-11-19T11:30:19</dc:date>
            </office:change-info>
          </text:insertion>
        </text:changed-region>
        <text:changed-region xml:id="ct514657584" text:id="ct514657584">
          <text:insertion>
            <office:change-info>
              <dc:creator>Steve Fanning</dc:creator>
              <dc:date>2019-12-06T14:44:12</dc:date>
            </office:change-info>
          </text:insertion>
        </text:changed-region>
        <text:changed-region xml:id="ct668502032" text:id="ct668502032">
          <text:deletion>
            <office:change-info>
              <dc:creator>Steve Fanning</dc:creator>
              <dc:date>2019-12-06T14:44:17</dc:date>
            </office:change-info>
            <text:p text:style-name="Table_20_Contents">in</text:p>
          </text:deletion>
        </text:changed-region>
        <text:changed-region xml:id="ct760946048" text:id="ct760946048">
          <text:insertion>
            <office:change-info>
              <dc:creator>Steve Fanning</dc:creator>
              <dc:date>2019-12-06T14:44:17</dc:date>
            </office:change-info>
          </text:insertion>
        </text:changed-region>
        <text:changed-region xml:id="ct350665808" text:id="ct350665808">
          <text:format-change>
            <office:change-info>
              <dc:creator>Steve Fanning</dc:creator>
              <dc:date>2019-12-06T13:34:13</dc:date>
            </office:change-info>
          </text:format-change>
        </text:changed-region>
        <text:changed-region xml:id="ct515939104" text:id="ct515939104">
          <text:insertion>
            <office:change-info>
              <dc:creator>Steve Fanning</dc:creator>
              <dc:date>2019-12-06T13:34:17</dc:date>
            </office:change-info>
          </text:insertion>
        </text:changed-region>
        <text:changed-region xml:id="ct694151488" text:id="ct694151488">
          <text:format-change>
            <office:change-info>
              <dc:creator>Steve Fanning</dc:creator>
              <dc:date>2019-12-06T13:34:21</dc:date>
            </office:change-info>
          </text:format-change>
        </text:changed-region>
        <text:changed-region xml:id="ct750992128" text:id="ct750992128">
          <text:insertion>
            <office:change-info>
              <dc:creator>Steve Fanning</dc:creator>
              <dc:date>2019-10-29T14:35:40</dc:date>
            </office:change-info>
          </text:insertion>
        </text:changed-region>
        <text:changed-region xml:id="ct563115232" text:id="ct563115232">
          <text:insertion>
            <office:change-info>
              <dc:creator>Steve Fanning</dc:creator>
              <dc:date>2019-11-09T10:25:07</dc:date>
            </office:change-info>
          </text:insertion>
        </text:changed-region>
        <text:changed-region xml:id="ct128427216" text:id="ct128427216">
          <text:insertion>
            <office:change-info>
              <dc:creator>Steve Fanning</dc:creator>
              <dc:date>2019-11-09T10:25:22</dc:date>
            </office:change-info>
          </text:insertion>
        </text:changed-region>
        <text:changed-region xml:id="ct578152480" text:id="ct578152480">
          <text:insertion>
            <office:change-info>
              <dc:creator>Steve Fanning</dc:creator>
              <dc:date>2019-10-29T14:35:52</dc:date>
            </office:change-info>
          </text:insertion>
        </text:changed-region>
        <text:changed-region xml:id="ct563797824" text:id="ct563797824">
          <text:insertion>
            <office:change-info>
              <dc:creator>Steve Fanning</dc:creator>
              <dc:date>2019-11-09T10:25:56</dc:date>
            </office:change-info>
          </text:insertion>
        </text:changed-region>
        <text:changed-region xml:id="ct715481520" text:id="ct715481520">
          <text:insertion>
            <office:change-info>
              <dc:creator>Steve Fanning</dc:creator>
              <dc:date>2019-11-09T10:26:09</dc:date>
            </office:change-info>
          </text:insertion>
        </text:changed-region>
        <text:changed-region xml:id="ct363919648" text:id="ct363919648">
          <text:insertion>
            <office:change-info>
              <dc:creator>Steve Fanning</dc:creator>
              <dc:date>2019-11-19T11:32:32</dc:date>
            </office:change-info>
          </text:insertion>
        </text:changed-region>
        <text:changed-region xml:id="ct543355520" text:id="ct543355520">
          <text:insertion>
            <office:change-info>
              <dc:creator>Steve Fanning</dc:creator>
              <dc:date>2019-11-19T11:32:38</dc:date>
            </office:change-info>
          </text:insertion>
        </text:changed-region>
        <text:changed-region xml:id="ct747486448" text:id="ct747486448">
          <text:insertion>
            <office:change-info>
              <dc:creator>Steve Fanning</dc:creator>
              <dc:date>2019-10-29T14:36:07</dc:date>
            </office:change-info>
          </text:insertion>
        </text:changed-region>
        <text:changed-region xml:id="ct562101088" text:id="ct562101088">
          <text:insertion>
            <office:change-info>
              <dc:creator>Steve Fanning</dc:creator>
              <dc:date>2019-11-09T10:26:52</dc:date>
            </office:change-info>
          </text:insertion>
        </text:changed-region>
        <text:changed-region xml:id="ct409048880" text:id="ct409048880">
          <text:insertion>
            <office:change-info>
              <dc:creator>Steve Fanning</dc:creator>
              <dc:date>2019-11-09T10:27:03</dc:date>
            </office:change-info>
          </text:insertion>
        </text:changed-region>
        <text:changed-region xml:id="ct593650608" text:id="ct593650608">
          <text:insertion>
            <office:change-info>
              <dc:creator>Steve Fanning</dc:creator>
              <dc:date>2019-10-29T14:36:18</dc:date>
            </office:change-info>
          </text:insertion>
        </text:changed-region>
        <text:changed-region xml:id="ct693012400" text:id="ct693012400">
          <text:insertion>
            <office:change-info>
              <dc:creator>Steve Fanning</dc:creator>
              <dc:date>2019-11-09T10:27:25</dc:date>
            </office:change-info>
          </text:insertion>
        </text:changed-region>
        <text:changed-region xml:id="ct759347344" text:id="ct759347344">
          <text:insertion>
            <office:change-info>
              <dc:creator>Steve Fanning</dc:creator>
              <dc:date>2019-11-09T10:27:44</dc:date>
            </office:change-info>
          </text:insertion>
        </text:changed-region>
        <text:changed-region xml:id="ct555961872" text:id="ct555961872">
          <text:insertion>
            <office:change-info>
              <dc:creator>Steve Fanning</dc:creator>
              <dc:date>2019-11-19T11:34:54</dc:date>
            </office:change-info>
          </text:insertion>
        </text:changed-region>
        <text:changed-region xml:id="ct491684784" text:id="ct491684784">
          <text:deletion>
            <office:change-info>
              <dc:creator>Steve Fanning</dc:creator>
              <dc:date>2019-11-19T11:35:00</dc:date>
            </office:change-info>
            <text:p text:style-name="P32"><text:span text:style-name="T61"><text:s/></text:span></text:p>
          </text:deletion>
        </text:changed-region>
        <text:changed-region xml:id="ct496422832" text:id="ct496422832">
          <text:deletion>
            <office:change-info>
              <dc:creator>Steve Fanning</dc:creator>
              <dc:date>2019-11-19T11:34:59</dc:date>
            </office:change-info>
            <text:p text:style-name="P32"><text:span text:style-name="T61">,</text:span></text:p>
          </text:deletion>
        </text:changed-region>
        <text:changed-region xml:id="ct507718176" text:id="ct507718176">
          <text:deletion>
            <office:change-info>
              <dc:creator>Steve Fanning</dc:creator>
              <dc:date>2019-11-19T11:35:08</dc:date>
            </office:change-info>
            <text:p text:style-name="P32"><text:s/></text:p>
          </text:deletion>
        </text:changed-region>
        <text:changed-region xml:id="ct493131056" text:id="ct493131056">
          <text:insertion>
            <office:change-info>
              <dc:creator>Steve Fanning</dc:creator>
              <dc:date>2019-11-19T11:35:12</dc:date>
            </office:change-info>
          </text:insertion>
        </text:changed-region>
        <text:changed-region xml:id="ct697271920" text:id="ct697271920">
          <text:deletion>
            <office:change-info>
              <dc:creator>Steve Fanning</dc:creator>
              <dc:date>2019-11-19T11:35:15</dc:date>
            </office:change-info>
            <text:p text:style-name="P32">of </text:p>
          </text:deletion>
        </text:changed-region>
        <text:changed-region xml:id="ct531596304" text:id="ct531596304">
          <text:insertion>
            <office:change-info>
              <dc:creator>Steve Fanning</dc:creator>
              <dc:date>2019-11-19T11:35:18</dc:date>
            </office:change-info>
          </text:insertion>
        </text:changed-region>
        <text:changed-region xml:id="ct592772416" text:id="ct592772416">
          <text:insertion>
            <office:change-info>
              <dc:creator>Steve Fanning</dc:creator>
              <dc:date>2019-11-19T11:36:07</dc:date>
            </office:change-info>
          </text:insertion>
        </text:changed-region>
        <text:changed-region xml:id="ct150567872" text:id="ct150567872">
          <text:insertion>
            <office:change-info>
              <dc:creator>Steve Fanning</dc:creator>
              <dc:date>2019-11-19T11:36:13</dc:date>
            </office:change-info>
          </text:insertion>
        </text:changed-region>
        <text:changed-region xml:id="ct499100448" text:id="ct499100448">
          <text:insertion>
            <office:change-info>
              <dc:creator>Steve Fanning</dc:creator>
              <dc:date>2019-11-19T11:36:20</dc:date>
            </office:change-info>
          </text:insertion>
        </text:changed-region>
        <text:changed-region xml:id="ct399883296" text:id="ct399883296">
          <text:insertion>
            <office:change-info>
              <dc:creator>Steve Fanning</dc:creator>
              <dc:date>2019-11-19T11:36:28</dc:date>
            </office:change-info>
          </text:insertion>
        </text:changed-region>
        <text:changed-region xml:id="ct163846944" text:id="ct163846944">
          <text:insertion>
            <office:change-info>
              <dc:creator>Steve Fanning</dc:creator>
              <dc:date>2019-11-19T11:36:50</dc:date>
            </office:change-info>
          </text:insertion>
        </text:changed-region>
        <text:changed-region xml:id="ct453318624" text:id="ct453318624">
          <text:insertion>
            <office:change-info>
              <dc:creator>Steve Fanning</dc:creator>
              <dc:date>2019-10-29T14:36:38</dc:date>
            </office:change-info>
          </text:insertion>
        </text:changed-region>
        <text:changed-region xml:id="ct486261968" text:id="ct486261968">
          <text:insertion>
            <office:change-info>
              <dc:creator>Steve Fanning</dc:creator>
              <dc:date>2019-11-09T10:29:01</dc:date>
            </office:change-info>
          </text:insertion>
        </text:changed-region>
        <text:changed-region xml:id="ct579645056" text:id="ct579645056">
          <text:insertion>
            <office:change-info>
              <dc:creator>Steve Fanning</dc:creator>
              <dc:date>2019-11-09T10:29:15</dc:date>
            </office:change-info>
          </text:insertion>
        </text:changed-region>
        <text:changed-region xml:id="ct295488304" text:id="ct295488304">
          <text:deletion>
            <office:change-info>
              <dc:creator>Steve Fanning</dc:creator>
              <dc:date>2019-12-06T13:34:55</dc:date>
            </office:change-info>
            <text:p text:style-name="Table_20_Contents">parameter</text:p>
          </text:deletion>
        </text:changed-region>
        <text:changed-region xml:id="ct402936128" text:id="ct402936128">
          <text:insertion>
            <office:change-info>
              <dc:creator>Steve Fanning</dc:creator>
              <dc:date>2019-12-06T13:34:55</dc:date>
            </office:change-info>
          </text:insertion>
        </text:changed-region>
        <text:changed-region xml:id="ct392732960" text:id="ct392732960">
          <text:insertion>
            <office:change-info>
              <dc:creator>Steve Fanning</dc:creator>
              <dc:date>2019-10-29T14:37:35</dc:date>
            </office:change-info>
          </text:insertion>
        </text:changed-region>
        <text:changed-region xml:id="ct341339616" text:id="ct341339616">
          <text:insertion>
            <office:change-info>
              <dc:creator>Steve Fanning</dc:creator>
              <dc:date>2019-11-09T10:29:48</dc:date>
            </office:change-info>
          </text:insertion>
        </text:changed-region>
        <text:changed-region xml:id="ct760473968" text:id="ct760473968">
          <text:insertion>
            <office:change-info>
              <dc:creator>Steve Fanning</dc:creator>
              <dc:date>2019-11-09T10:29:57</dc:date>
            </office:change-info>
          </text:insertion>
        </text:changed-region>
        <text:changed-region xml:id="ct132989744" text:id="ct132989744">
          <text:insertion>
            <office:change-info>
              <dc:creator>Steve Fanning</dc:creator>
              <dc:date>2019-10-29T14:37:41</dc:date>
            </office:change-info>
          </text:insertion>
        </text:changed-region>
        <text:changed-region xml:id="ct123306864" text:id="ct123306864">
          <text:insertion>
            <office:change-info>
              <dc:creator>Steve Fanning</dc:creator>
              <dc:date>2019-11-09T10:30:15</dc:date>
            </office:change-info>
          </text:insertion>
        </text:changed-region>
        <text:changed-region xml:id="ct236282896" text:id="ct236282896">
          <text:insertion>
            <office:change-info>
              <dc:creator>Steve Fanning</dc:creator>
              <dc:date>2019-11-09T10:30:26</dc:date>
            </office:change-info>
          </text:insertion>
        </text:changed-region>
        <text:changed-region xml:id="ct788004848" text:id="ct788004848">
          <text:insertion>
            <office:change-info>
              <dc:creator>Steve Fanning</dc:creator>
              <dc:date>2019-11-19T11:38:37</dc:date>
            </office:change-info>
          </text:insertion>
        </text:changed-region>
        <text:changed-region xml:id="ct549526832" text:id="ct549526832">
          <text:deletion>
            <office:change-info>
              <dc:creator>Steve Fanning</dc:creator>
              <dc:date>2019-11-19T11:38:45</dc:date>
            </office:change-info>
            <text:p text:style-name="P32">, if omitted or 0 data is ranked in ascending order, if not 0 data is ranked in descending order</text:p>
          </text:deletion>
        </text:changed-region>
        <text:changed-region xml:id="ct404141040" text:id="ct404141040">
          <text:insertion>
            <office:change-info>
              <dc:creator>Steve Fanning</dc:creator>
              <dc:date>2019-11-19T11:38:45</dc:date>
            </office:change-info>
          </text:insertion>
        </text:changed-region>
        <text:changed-region xml:id="ct648817728" text:id="ct648817728">
          <text:insertion>
            <office:change-info>
              <dc:creator>Steve Fanning</dc:creator>
              <dc:date>2019-10-29T14:37:59</dc:date>
            </office:change-info>
          </text:insertion>
        </text:changed-region>
        <text:changed-region xml:id="ct146617312" text:id="ct146617312">
          <text:insertion>
            <office:change-info>
              <dc:creator>Steve Fanning</dc:creator>
              <dc:date>2019-10-29T14:38:00</dc:date>
            </office:change-info>
          </text:insertion>
        </text:changed-region>
        <text:changed-region xml:id="ct126985280" text:id="ct126985280">
          <text:insertion>
            <office:change-info>
              <dc:creator>Steve Fanning</dc:creator>
              <dc:date>2019-11-09T10:31:06</dc:date>
            </office:change-info>
          </text:insertion>
        </text:changed-region>
        <text:changed-region xml:id="ct577426576" text:id="ct577426576">
          <text:insertion>
            <office:change-info>
              <dc:creator>Steve Fanning</dc:creator>
              <dc:date>2019-11-09T10:31:14</dc:date>
            </office:change-info>
          </text:insertion>
        </text:changed-region>
        <text:changed-region xml:id="ct307811008" text:id="ct307811008">
          <text:insertion>
            <office:change-info>
              <dc:creator>Steve Fanning</dc:creator>
              <dc:date>2019-10-29T14:38:03</dc:date>
            </office:change-info>
          </text:insertion>
        </text:changed-region>
        <text:changed-region xml:id="ct591664736" text:id="ct591664736">
          <text:insertion>
            <office:change-info>
              <dc:creator>Steve Fanning</dc:creator>
              <dc:date>2019-11-09T10:31:43</dc:date>
            </office:change-info>
          </text:insertion>
        </text:changed-region>
        <text:changed-region xml:id="ct562766448" text:id="ct562766448">
          <text:insertion>
            <office:change-info>
              <dc:creator>Steve Fanning</dc:creator>
              <dc:date>2019-11-09T10:31:57</dc:date>
            </office:change-info>
          </text:insertion>
        </text:changed-region>
        <text:changed-region xml:id="ct518085152" text:id="ct518085152">
          <text:deletion>
            <office:change-info>
              <dc:creator>Steve Fanning</dc:creator>
              <dc:date>2019-11-19T11:40:31</dc:date>
            </office:change-info>
            <text:p text:style-name="P33">Returns the square of the Pearson product moment correlation coefficient based on the given values. <text:span text:style-name="Strong_20_Emphasis">data_Y</text:span> is an array of data points. <text:span text:style-name="Strong_20_Emphasis">data_X</text:span> is an array of data points.<text:bookmark text:name="RSQ211111111111111111111111111111111111111111111111111111111111111111111111111111"/> The arguments shall be either numbers or names, arrays, or references that contain numbers.</text:p>
            <text:p text:style-name="P33"><text:bookmark text:name="RSQ1111111111111111111111111111111111111111111111111111111111111111111111111111111"/>If an array or reference argument contains Text, Logical values, or empty cells, those values are ignored; however, cells with the value zero are included. Both arrays must have the same size and shape</text:p>
          </text:deletion>
        </text:changed-region>
        <text:changed-region xml:id="ct670163648" text:id="ct670163648">
          <text:insertion>
            <office:change-info>
              <dc:creator>Steve Fanning</dc:creator>
              <dc:date>2019-11-19T11:40:31</dc:date>
            </office:change-info>
          </text:insertion>
        </text:changed-region>
        <text:changed-region xml:id="ct222701728" text:id="ct222701728">
          <text:insertion>
            <office:change-info>
              <dc:creator>Steve Fanning</dc:creator>
              <dc:date>2019-11-19T11:41:38</dc:date>
            </office:change-info>
          </text:insertion>
        </text:changed-region>
        <text:changed-region xml:id="ct247421248" text:id="ct247421248">
          <text:deletion>
            <office:change-info>
              <dc:creator>Steve Fanning</dc:creator>
              <dc:date>2019-11-19T11:41:38</dc:date>
            </office:change-info>
            <text:p text:style-name="Table_20_Contents"><text:span text:style-name="T62">R</text:span></text:p>
          </text:deletion>
        </text:changed-region>
        <text:changed-region xml:id="ct555467088" text:id="ct555467088">
          <text:deletion>
            <office:change-info>
              <dc:creator>Steve Fanning</dc:creator>
              <dc:date>2019-11-19T11:41:44</dc:date>
            </office:change-info>
            <text:p text:style-name="Table_20_Contents"><text:s/></text:p>
          </text:deletion>
        </text:changed-region>
        <text:changed-region xml:id="ct764429008" text:id="ct764429008">
          <text:insertion>
            <office:change-info>
              <dc:creator>Steve Fanning</dc:creator>
              <dc:date>2019-10-29T14:38:17</dc:date>
            </office:change-info>
          </text:insertion>
        </text:changed-region>
        <text:changed-region xml:id="ct765514528" text:id="ct765514528">
          <text:insertion>
            <office:change-info>
              <dc:creator>Steve Fanning</dc:creator>
              <dc:date>2019-11-09T10:33:06</dc:date>
            </office:change-info>
          </text:insertion>
        </text:changed-region>
        <text:changed-region xml:id="ct507976496" text:id="ct507976496">
          <text:insertion>
            <office:change-info>
              <dc:creator>Steve Fanning</dc:creator>
              <dc:date>2019-11-09T10:33:15</dc:date>
            </office:change-info>
          </text:insertion>
        </text:changed-region>
        <text:changed-region xml:id="ct761859696" text:id="ct761859696">
          <text:insertion>
            <office:change-info>
              <dc:creator>Steve Fanning</dc:creator>
              <dc:date>2019-10-29T14:38:29</dc:date>
            </office:change-info>
          </text:insertion>
        </text:changed-region>
        <text:changed-region xml:id="ct570046016" text:id="ct570046016">
          <text:insertion>
            <office:change-info>
              <dc:creator>Steve Fanning</dc:creator>
              <dc:date>2019-11-09T10:33:52</dc:date>
            </office:change-info>
          </text:insertion>
        </text:changed-region>
        <text:changed-region xml:id="ct714771008" text:id="ct714771008">
          <text:insertion>
            <office:change-info>
              <dc:creator>Steve Fanning</dc:creator>
              <dc:date>2019-11-09T10:34:02</dc:date>
            </office:change-info>
          </text:insertion>
        </text:changed-region>
        <text:changed-region xml:id="ct465162464" text:id="ct465162464">
          <text:deletion>
            <office:change-info>
              <dc:creator>Steve Fanning</dc:creator>
              <dc:date>2019-11-19T11:41:52</dc:date>
            </office:change-info>
            <text:p text:style-name="Table_20_Contents"><text:s/></text:p>
          </text:deletion>
        </text:changed-region>
        <text:changed-region xml:id="ct555450976" text:id="ct555450976">
          <text:deletion>
            <office:change-info>
              <dc:creator>Steve Fanning</dc:creator>
              <dc:date>2019-12-06T13:35:40</dc:date>
            </office:change-info>
            <text:p text:style-name="Table_20_Contents"><text:s/></text:p>
          </text:deletion>
        </text:changed-region>
        <text:changed-region xml:id="ct518009600" text:id="ct518009600">
          <text:deletion>
            <office:change-info>
              <dc:creator>Steve Fanning</dc:creator>
              <dc:date>2019-11-19T11:42:06</dc:date>
            </office:change-info>
            <text:p text:style-name="Table_20_Contents">a sample based on </text:p>
          </text:deletion>
        </text:changed-region>
        <text:changed-region xml:id="ct49468928" text:id="ct49468928">
          <text:insertion>
            <office:change-info>
              <dc:creator>Steve Fanning</dc:creator>
              <dc:date>2019-10-29T14:38:50</dc:date>
            </office:change-info>
          </text:insertion>
        </text:changed-region>
        <text:changed-region xml:id="ct571421008" text:id="ct571421008">
          <text:insertion>
            <office:change-info>
              <dc:creator>Steve Fanning</dc:creator>
              <dc:date>2019-11-09T10:35:07</dc:date>
            </office:change-info>
          </text:insertion>
        </text:changed-region>
        <text:changed-region xml:id="ct515754560" text:id="ct515754560">
          <text:insertion>
            <office:change-info>
              <dc:creator>Steve Fanning</dc:creator>
              <dc:date>2019-11-09T10:35:20</dc:date>
            </office:change-info>
          </text:insertion>
        </text:changed-region>
        <text:changed-region xml:id="ct265159744" text:id="ct265159744">
          <text:insertion>
            <office:change-info>
              <dc:creator>Steve Fanning</dc:creator>
              <dc:date>2019-10-29T14:38:55</dc:date>
            </office:change-info>
          </text:insertion>
        </text:changed-region>
        <text:changed-region xml:id="ct540442176" text:id="ct540442176">
          <text:insertion>
            <office:change-info>
              <dc:creator>Steve Fanning</dc:creator>
              <dc:date>2019-10-29T14:39:00</dc:date>
            </office:change-info>
          </text:insertion>
        </text:changed-region>
        <text:changed-region xml:id="ct476607344" text:id="ct476607344">
          <text:insertion>
            <office:change-info>
              <dc:creator>Steve Fanning</dc:creator>
              <dc:date>2019-11-09T10:35:43</dc:date>
            </office:change-info>
          </text:insertion>
        </text:changed-region>
        <text:changed-region xml:id="ct406979776" text:id="ct406979776">
          <text:insertion>
            <office:change-info>
              <dc:creator>Steve Fanning</dc:creator>
              <dc:date>2019-11-09T10:35:51</dc:date>
            </office:change-info>
          </text:insertion>
        </text:changed-region>
        <text:changed-region xml:id="ct535333712" text:id="ct535333712">
          <text:insertion>
            <office:change-info>
              <dc:creator>Steve Fanning</dc:creator>
              <dc:date>2019-10-29T14:39:04</dc:date>
            </office:change-info>
          </text:insertion>
        </text:changed-region>
        <text:changed-region xml:id="ct694022848" text:id="ct694022848">
          <text:insertion>
            <office:change-info>
              <dc:creator>Steve Fanning</dc:creator>
              <dc:date>2019-11-09T10:36:06</dc:date>
            </office:change-info>
          </text:insertion>
        </text:changed-region>
        <text:changed-region xml:id="ct524181776" text:id="ct524181776">
          <text:insertion>
            <office:change-info>
              <dc:creator>Steve Fanning</dc:creator>
              <dc:date>2019-11-09T10:36:17</dc:date>
            </office:change-info>
          </text:insertion>
        </text:changed-region>
        <text:changed-region xml:id="ct450602928" text:id="ct450602928">
          <text:insertion>
            <office:change-info>
              <dc:creator>Steve Fanning</dc:creator>
              <dc:date>2019-10-29T14:39:11</dc:date>
            </office:change-info>
          </text:insertion>
        </text:changed-region>
        <text:changed-region xml:id="ct357233584" text:id="ct357233584">
          <text:insertion>
            <office:change-info>
              <dc:creator>Steve Fanning</dc:creator>
              <dc:date>2019-11-09T10:36:39</dc:date>
            </office:change-info>
          </text:insertion>
        </text:changed-region>
        <text:changed-region xml:id="ct758829664" text:id="ct758829664">
          <text:insertion>
            <office:change-info>
              <dc:creator>Steve Fanning</dc:creator>
              <dc:date>2019-11-09T10:36:47</dc:date>
            </office:change-info>
          </text:insertion>
        </text:changed-region>
        <text:changed-region xml:id="ct761767072" text:id="ct761767072">
          <text:insertion>
            <office:change-info>
              <dc:creator>Steve Fanning</dc:creator>
              <dc:date>2019-10-29T14:39:16</dc:date>
            </office:change-info>
          </text:insertion>
        </text:changed-region>
        <text:changed-region xml:id="ct123326848" text:id="ct123326848">
          <text:insertion>
            <office:change-info>
              <dc:creator>Steve Fanning</dc:creator>
              <dc:date>2019-11-09T10:37:12</dc:date>
            </office:change-info>
          </text:insertion>
        </text:changed-region>
        <text:changed-region xml:id="ct116754688" text:id="ct116754688">
          <text:insertion>
            <office:change-info>
              <dc:creator>Steve Fanning</dc:creator>
              <dc:date>2019-11-09T10:37:28</dc:date>
            </office:change-info>
          </text:insertion>
        </text:changed-region>
        <text:changed-region xml:id="ct525119984" text:id="ct525119984">
          <text:insertion>
            <office:change-info>
              <dc:creator>Steve Fanning</dc:creator>
              <dc:date>2019-10-29T14:39:26</dc:date>
            </office:change-info>
          </text:insertion>
        </text:changed-region>
        <text:changed-region xml:id="ct329755632" text:id="ct329755632">
          <text:insertion>
            <office:change-info>
              <dc:creator>Steve Fanning</dc:creator>
              <dc:date>2019-11-09T10:37:20</dc:date>
            </office:change-info>
          </text:insertion>
        </text:changed-region>
        <text:changed-region xml:id="ct206991680" text:id="ct206991680">
          <text:insertion>
            <office:change-info>
              <dc:creator>Steve Fanning</dc:creator>
              <dc:date>2019-11-09T10:37:48</dc:date>
            </office:change-info>
          </text:insertion>
        </text:changed-region>
        <text:changed-region xml:id="ct123580320" text:id="ct123580320">
          <text:deletion>
            <office:change-info>
              <dc:creator>Steve Fanning</dc:creator>
              <dc:date>2019-11-19T11:42:44</dc:date>
            </office:change-info>
            <text:p text:style-name="Table_20_Contents"><text:span text:style-name="Strong_20_Emphasis"><text:s/>(required)</text:span></text:p>
          </text:deletion>
        </text:changed-region>
        <text:changed-region xml:id="ct322396304" text:id="ct322396304">
          <text:deletion>
            <office:change-info>
              <dc:creator>Steve Fanning</dc:creator>
              <dc:date>2019-11-19T11:42:48</dc:date>
            </office:change-info>
            <text:p text:style-name="Table_20_Contents"><text:span text:style-name="Strong_20_Emphasis"><text:s/>(required)</text:span></text:p>
          </text:deletion>
        </text:changed-region>
        <text:changed-region xml:id="ct689586400" text:id="ct689586400">
          <text:deletion>
            <office:change-info>
              <dc:creator>Steve Fanning</dc:creator>
              <dc:date>2019-11-19T11:42:57</dc:date>
            </office:change-info>
            <text:p text:style-name="Table_20_Contents"><text:s/></text:p>
          </text:deletion>
        </text:changed-region>
        <text:changed-region xml:id="ct455193648" text:id="ct455193648">
          <text:insertion>
            <office:change-info>
              <dc:creator>Steve Fanning</dc:creator>
              <dc:date>2019-12-06T13:36:08</dc:date>
            </office:change-info>
          </text:insertion>
        </text:changed-region>
        <text:changed-region xml:id="ct563076800" text:id="ct563076800">
          <text:deletion>
            <office:change-info>
              <dc:creator>Steve Fanning</dc:creator>
              <dc:date>2019-12-06T13:36:07</dc:date>
            </office:change-info>
            <text:p text:style-name="Table_20_Contents"><text:span text:style-name="T104">t</text:span></text:p>
          </text:deletion>
        </text:changed-region>
        <text:changed-region xml:id="ct602372464" text:id="ct602372464">
          <text:insertion>
            <office:change-info>
              <dc:creator>Steve Fanning</dc:creator>
              <dc:date>2019-10-29T14:39:42</dc:date>
            </office:change-info>
          </text:insertion>
        </text:changed-region>
        <text:changed-region xml:id="ct506114576" text:id="ct506114576">
          <text:insertion>
            <office:change-info>
              <dc:creator>Steve Fanning</dc:creator>
              <dc:date>2019-11-09T10:39:20</dc:date>
            </office:change-info>
          </text:insertion>
        </text:changed-region>
        <text:changed-region xml:id="ct692577104" text:id="ct692577104">
          <text:insertion>
            <office:change-info>
              <dc:creator>Steve Fanning</dc:creator>
              <dc:date>2019-11-09T10:39:29</dc:date>
            </office:change-info>
          </text:insertion>
        </text:changed-region>
        <text:changed-region xml:id="ct492164336" text:id="ct492164336">
          <text:insertion>
            <office:change-info>
              <dc:creator>Steve Fanning</dc:creator>
              <dc:date>2019-10-29T14:39:46</dc:date>
            </office:change-info>
          </text:insertion>
        </text:changed-region>
        <text:changed-region xml:id="ct564281600" text:id="ct564281600">
          <text:insertion>
            <office:change-info>
              <dc:creator>Steve Fanning</dc:creator>
              <dc:date>2019-11-09T10:39:57</dc:date>
            </office:change-info>
          </text:insertion>
        </text:changed-region>
        <text:changed-region xml:id="ct239408208" text:id="ct239408208">
          <text:insertion>
            <office:change-info>
              <dc:creator>Steve Fanning</dc:creator>
              <dc:date>2019-11-09T10:40:07</dc:date>
            </office:change-info>
          </text:insertion>
        </text:changed-region>
        <text:changed-region xml:id="ct517488464" text:id="ct517488464">
          <text:deletion>
            <office:change-info>
              <dc:creator>Steve Fanning</dc:creator>
              <dc:date>2019-11-19T11:43:28</dc:date>
            </office:change-info>
            <text:p text:style-name="P51">Returns the values of the Weibull distribution at the given <text:span text:style-name="Strong_20_Emphasis">Number</text:span>.</text:p>
          </text:deletion>
        </text:changed-region>
        <text:changed-region xml:id="ct523803616" text:id="ct523803616">
          <text:insertion>
            <office:change-info>
              <dc:creator>Steve Fanning</dc:creator>
              <dc:date>2019-11-19T11:43:28</dc:date>
            </office:change-info>
          </text:insertion>
        </text:changed-region>
        <text:changed-region xml:id="ct683784512" text:id="ct683784512">
          <text:insertion>
            <office:change-info>
              <dc:creator>Steve Fanning</dc:creator>
              <dc:date>2019-12-02T15:31:45</dc:date>
            </office:change-info>
          </text:insertion>
        </text:changed-region>
        <text:changed-region xml:id="ct526959600" text:id="ct526959600">
          <text:deletion>
            <office:change-info>
              <dc:creator>Steve Fanning</dc:creator>
              <dc:date>2019-12-02T15:31:47</dc:date>
            </office:change-info>
            <text:p text:style-name="P51"><text:s/></text:p>
          </text:deletion>
        </text:changed-region>
        <text:changed-region xml:id="ct297065872" text:id="ct297065872">
          <text:deletion>
            <office:change-info>
              <dc:creator>Steve Fanning</dc:creator>
              <dc:date>2019-11-19T11:43:38</dc:date>
            </office:change-info>
            <text:p text:style-name="P51">alpha</text:p>
          </text:deletion>
        </text:changed-region>
        <text:changed-region xml:id="ct124513792" text:id="ct124513792">
          <text:insertion>
            <office:change-info>
              <dc:creator>Steve Fanning</dc:creator>
              <dc:date>2019-11-19T11:43:38</dc:date>
            </office:change-info>
          </text:insertion>
        </text:changed-region>
        <text:changed-region xml:id="ct511689120" text:id="ct511689120">
          <text:deletion>
            <office:change-info>
              <dc:creator>Steve Fanning</dc:creator>
              <dc:date>2019-11-19T11:43:44</dc:date>
            </office:change-info>
            <text:p text:style-name="P51">beta</text:p>
          </text:deletion>
        </text:changed-region>
        <text:changed-region xml:id="ct568829616" text:id="ct568829616">
          <text:insertion>
            <office:change-info>
              <dc:creator>Steve Fanning</dc:creator>
              <dc:date>2019-11-19T11:43:44</dc:date>
            </office:change-info>
          </text:insertion>
        </text:changed-region>
        <text:changed-region xml:id="ct581601840" text:id="ct581601840">
          <text:insertion>
            <office:change-info>
              <dc:creator>Steve Fanning</dc:creator>
              <dc:date>2019-12-06T13:36:23</dc:date>
            </office:change-info>
          </text:insertion>
        </text:changed-region>
        <text:changed-region xml:id="ct245287392" text:id="ct245287392">
          <text:format-change>
            <office:change-info>
              <dc:creator>Steve Fanning</dc:creator>
              <dc:date>2019-12-02T19:08:21</dc:date>
            </office:change-info>
          </text:format-change>
        </text:changed-region>
        <text:changed-region xml:id="ct594622544" text:id="ct594622544">
          <text:insertion>
            <office:change-info>
              <dc:creator>Steve Fanning</dc:creator>
              <dc:date>2019-12-06T13:36:27</dc:date>
            </office:change-info>
          </text:insertion>
        </text:changed-region>
        <text:changed-region xml:id="ct290016064" text:id="ct290016064">
          <text:format-change>
            <office:change-info>
              <dc:creator>Steve Fanning</dc:creator>
              <dc:date>2019-12-02T19:08:24</dc:date>
            </office:change-info>
          </text:format-change>
        </text:changed-region>
        <text:changed-region xml:id="ct767155088" text:id="ct767155088">
          <text:insertion>
            <office:change-info>
              <dc:creator>Steve Fanning</dc:creator>
              <dc:date>2019-10-29T14:39:59</dc:date>
            </office:change-info>
          </text:insertion>
        </text:changed-region>
        <text:changed-region xml:id="ct583947584" text:id="ct583947584">
          <text:insertion>
            <office:change-info>
              <dc:creator>Steve Fanning</dc:creator>
              <dc:date>2019-10-29T14:40:00</dc:date>
            </office:change-info>
          </text:insertion>
        </text:changed-region>
        <text:changed-region xml:id="ct152367904" text:id="ct152367904">
          <text:insertion>
            <office:change-info>
              <dc:creator>Steve Fanning</dc:creator>
              <dc:date>2019-11-09T10:40:36</dc:date>
            </office:change-info>
          </text:insertion>
        </text:changed-region>
        <text:changed-region xml:id="ct205894064" text:id="ct205894064">
          <text:insertion>
            <office:change-info>
              <dc:creator>Steve Fanning</dc:creator>
              <dc:date>2019-11-09T10:40:43</dc:date>
            </office:change-info>
          </text:insertion>
        </text:changed-region>
        <text:changed-region xml:id="ct328724944" text:id="ct328724944">
          <text:insertion>
            <office:change-info>
              <dc:creator>Steve Fanning</dc:creator>
              <dc:date>2019-10-29T14:40:11</dc:date>
            </office:change-info>
          </text:insertion>
        </text:changed-region>
        <text:changed-region xml:id="ct746808512" text:id="ct746808512">
          <text:insertion>
            <office:change-info>
              <dc:creator>Steve Fanning</dc:creator>
              <dc:date>2019-11-09T10:41:10</dc:date>
            </office:change-info>
          </text:insertion>
        </text:changed-region>
        <text:changed-region xml:id="ct329917088" text:id="ct329917088">
          <text:insertion>
            <office:change-info>
              <dc:creator>Steve Fanning</dc:creator>
              <dc:date>2019-11-09T10:41:18</dc:date>
            </office:change-info>
          </text:insertion>
        </text:changed-region>
        <text:changed-region xml:id="ct688101440" text:id="ct688101440">
          <text:deletion>
            <office:change-info>
              <dc:creator>Steve Fanning</dc:creator>
              <dc:date>2019-11-19T11:44:38</dc:date>
            </office:change-info>
            <text:p text:style-name="Table_20_Contents">Returns the two-tailed P value of a z test with standard distribution. <text:span text:style-name="Strong_20_Emphasis">data</text:span> is the array of the data. <text:span text:style-name="Strong_20_Emphasis">mu</text:span> is the value to be tested. <text:span text:style-name="Strong_20_Emphasis">sigma</text:span> (optional) is the standard deviation of the total population. If this argument is missing, the standard deviation of the sample is processed.</text:p>
          </text:deletion>
        </text:changed-region>
        <text:changed-region xml:id="ct350673248" text:id="ct350673248">
          <text:insertion>
            <office:change-info>
              <dc:creator>Steve Fanning</dc:creator>
              <dc:date>2019-11-19T11:44:38</dc:date>
            </office:change-info>
          </text:insertion>
        </text:changed-region>
        <text:changed-region xml:id="ct689127280" text:id="ct689127280">
          <text:deletion>
            <office:change-info>
              <dc:creator>Steve Fanning</dc:creator>
              <dc:date>2019-11-20T14:38:34</dc:date>
            </office:change-info>
            <text:p text:style-name="Text_20_body">set the default date format </text:p>
          </text:deletion>
        </text:changed-region>
        <text:changed-region xml:id="ct541554272" text:id="ct541554272">
          <text:insertion>
            <office:change-info>
              <dc:creator>Steve Fanning</dc:creator>
              <dc:date>2019-11-20T14:38:34</dc:date>
            </office:change-info>
          </text:insertion>
        </text:changed-region>
        <text:changed-region xml:id="ct616181680" text:id="ct616181680">
          <text:format-change>
            <office:change-info>
              <dc:creator>Steve Fanning</dc:creator>
              <dc:date>2019-11-20T14:38:56</dc:date>
            </office:change-info>
          </text:format-change>
        </text:changed-region>
        <text:changed-region xml:id="ct57409424" text:id="ct57409424">
          <text:format-change>
            <office:change-info>
              <dc:creator>Steve Fanning</dc:creator>
              <dc:date>2019-11-20T14:39:01</dc:date>
            </office:change-info>
          </text:format-change>
        </text:changed-region>
        <text:changed-region xml:id="ct246718384" text:id="ct246718384">
          <text:format-change>
            <office:change-info>
              <dc:creator>Steve Fanning</dc:creator>
              <dc:date>2019-11-20T14:38:56</dc:date>
            </office:change-info>
          </text:format-change>
        </text:changed-region>
        <text:changed-region xml:id="ct347991552" text:id="ct347991552">
          <text:insertion>
            <office:change-info>
              <dc:creator>Steve Fanning</dc:creator>
              <dc:date>2019-12-06T13:36:53</dc:date>
            </office:change-info>
          </text:insertion>
        </text:changed-region>
        <text:changed-region xml:id="ct544460032" text:id="ct544460032">
          <text:insertion>
            <office:change-info>
              <dc:creator>Steve Fanning</dc:creator>
              <dc:date>2019-12-06T13:37:00</dc:date>
            </office:change-info>
          </text:insertion>
        </text:changed-region>
        <text:changed-region xml:id="ct511132096" text:id="ct511132096">
          <text:insertion>
            <office:change-info>
              <dc:creator>Steve Fanning</dc:creator>
              <dc:date>2019-12-06T13:38:01</dc:date>
            </office:change-info>
          </text:insertion>
        </text:changed-region>
        <text:changed-region xml:id="ct351171296" text:id="ct351171296">
          <text:deletion>
            <office:change-info>
              <dc:creator>Steve Fanning</dc:creator>
              <dc:date>2019-11-20T14:40:11</dc:date>
            </office:change-info>
            <text:p text:style-name="P67">When entering dates, slashes or dashes used as date separators may be interpreted as arithmetic operators. To keep dates from being interpreted as parts of formulas, and thus returning erroneous results, always place them in quotation marks, for example, "12/08/52". </text:p>
          </text:deletion>
        </text:changed-region>
        <text:changed-region xml:id="ct761780288" text:id="ct761780288">
          <text:insertion>
            <office:change-info>
              <dc:creator>Steve Fanning</dc:creator>
              <dc:date>2019-11-20T14:41:19</dc:date>
            </office:change-info>
          </text:insertion>
        </text:changed-region>
        <text:changed-region xml:id="ct167026496" text:id="ct167026496">
          <text:insertion>
            <office:change-info>
              <dc:creator>Steve Fanning</dc:creator>
              <dc:date>2019-11-20T14:40:11</dc:date>
            </office:change-info>
          </text:insertion>
        </text:changed-region>
        <text:changed-region xml:id="ct125482736" text:id="ct125482736">
          <text:insertion>
            <office:change-info>
              <dc:creator>Steve Fanning</dc:creator>
              <dc:date>2019-11-20T14:40:40</dc:date>
            </office:change-info>
          </text:insertion>
        </text:changed-region>
        <text:changed-region xml:id="ct474386784" text:id="ct474386784">
          <text:deletion>
            <office:change-info>
              <dc:creator>Steve Fanning</dc:creator>
              <dc:date>2019-12-06T13:39:09</dc:date>
            </office:change-info>
            <text:p text:style-name="Table_20_Contents">serial</text:p>
          </text:deletion>
        </text:changed-region>
        <text:changed-region xml:id="ct479089584" text:id="ct479089584">
          <text:insertion>
            <office:change-info>
              <dc:creator>Steve Fanning</dc:creator>
              <dc:date>2019-12-06T13:39:09</dc:date>
            </office:change-info>
          </text:insertion>
        </text:changed-region>
        <text:changed-region xml:id="ct751673136" text:id="ct751673136">
          <text:insertion>
            <office:change-info>
              <dc:creator>Steve Fanning</dc:creator>
              <dc:date>2019-12-06T13:39:16</dc:date>
            </office:change-info>
          </text:insertion>
        </text:changed-region>
        <text:changed-region xml:id="ct484841328" text:id="ct484841328">
          <text:insertion>
            <office:change-info>
              <dc:creator>Steve Fanning</dc:creator>
              <dc:date>2019-12-02T15:33:47</dc:date>
            </office:change-info>
          </text:insertion>
        </text:changed-region>
        <text:changed-region xml:id="ct544724368" text:id="ct544724368">
          <text:insertion>
            <office:change-info>
              <dc:creator>Steve Fanning</dc:creator>
              <dc:date>2019-12-02T15:34:00</dc:date>
            </office:change-info>
          </text:insertion>
        </text:changed-region>
        <text:changed-region xml:id="ct459222576" text:id="ct459222576">
          <text:deletion>
            <office:change-info>
              <dc:creator>Steve Fanning</dc:creator>
              <dc:date>2019-12-02T15:35:03</dc:date>
            </office:change-info>
            <text:p text:style-name="Table_20_Contents"><text:s/>number</text:p>
          </text:deletion>
        </text:changed-region>
        <text:changed-region xml:id="ct328755136" text:id="ct328755136">
          <text:deletion>
            <office:change-info>
              <dc:creator>Steve Fanning</dc:creator>
              <dc:date>2019-11-20T14:45:20</dc:date>
            </office:change-info>
            <text:p text:style-name="Table_20_Contents">is entered as “y”, “m” or “d”, to return the value in years, months or days or as “ym”, “md” or “yd” for months ignoring the years value; days ignoring the months and years values; or days ignoring the months and years values</text:p>
          </text:deletion>
        </text:changed-region>
        <text:changed-region xml:id="ct665491552" text:id="ct665491552">
          <text:insertion>
            <office:change-info>
              <dc:creator>Steve Fanning</dc:creator>
              <dc:date>2019-11-20T14:45:03</dc:date>
            </office:change-info>
          </text:insertion>
        </text:changed-region>
        <text:changed-region xml:id="ct589977904" text:id="ct589977904">
          <text:insertion>
            <office:change-info>
              <dc:creator>Steve Fanning</dc:creator>
              <dc:date>2019-11-20T14:45:59</dc:date>
            </office:change-info>
          </text:insertion>
        </text:changed-region>
        <text:changed-region xml:id="ct489854976" text:id="ct489854976">
          <text:insertion>
            <office:change-info>
              <dc:creator>Steve Fanning</dc:creator>
              <dc:date>2019-11-20T14:46:00</dc:date>
            </office:change-info>
          </text:insertion>
        </text:changed-region>
        <text:changed-region xml:id="ct496271344" text:id="ct496271344">
          <text:deletion>
            <office:change-info>
              <dc:creator>Steve Fanning</dc:creator>
              <dc:date>2019-11-20T14:46:04</dc:date>
            </office:change-info>
            <text:p text:style-name="Table_20_Contents">serial </text:p>
          </text:deletion>
        </text:changed-region>
        <text:changed-region xml:id="ct271077440" text:id="ct271077440">
          <text:insertion>
            <office:change-info>
              <dc:creator>Steve Fanning</dc:creator>
              <dc:date>2019-11-20T14:46:13</dc:date>
            </office:change-info>
          </text:insertion>
        </text:changed-region>
        <text:changed-region xml:id="ct162441248" text:id="ct162441248">
          <text:insertion>
            <office:change-info>
              <dc:creator>Steve Fanning</dc:creator>
              <dc:date>2019-11-20T14:46:21</dc:date>
            </office:change-info>
          </text:insertion>
        </text:changed-region>
        <text:changed-region xml:id="ct60209264" text:id="ct60209264">
          <text:deletion>
            <office:change-info>
              <dc:creator>Steve Fanning</dc:creator>
              <dc:date>2019-11-20T14:46:26</dc:date>
            </office:change-info>
            <text:p text:style-name="Table_20_Contents">serial </text:p>
          </text:deletion>
        </text:changed-region>
        <text:changed-region xml:id="ct549950016" text:id="ct549950016">
          <text:insertion>
            <office:change-info>
              <dc:creator>Steve Fanning</dc:creator>
              <dc:date>2019-11-20T14:46:53</dc:date>
            </office:change-info>
          </text:insertion>
        </text:changed-region>
        <text:changed-region xml:id="ct747227856" text:id="ct747227856">
          <text:insertion>
            <office:change-info>
              <dc:creator>Steve Fanning</dc:creator>
              <dc:date>2019-11-20T14:46:48</dc:date>
            </office:change-info>
          </text:insertion>
        </text:changed-region>
        <text:changed-region xml:id="ct590735952" text:id="ct590735952">
          <text:deletion>
            <office:change-info>
              <dc:creator>Steve Fanning</dc:creator>
              <dc:date>2019-11-20T14:46:47</dc:date>
            </office:change-info>
            <text:p text:style-name="Table_20_Contents"><text:span text:style-name="T63">≠0</text:span></text:p>
          </text:deletion>
        </text:changed-region>
        <text:changed-region xml:id="ct504417408" text:id="ct504417408">
          <text:format-change>
            <office:change-info>
              <dc:creator>Steve Fanning</dc:creator>
              <dc:date>2019-12-06T13:39:36</dc:date>
            </office:change-info>
          </text:format-change>
        </text:changed-region>
        <text:changed-region xml:id="ct724677328" text:id="ct724677328">
          <text:format-change>
            <office:change-info>
              <dc:creator>Steve Fanning</dc:creator>
              <dc:date>2019-12-06T13:39:34</dc:date>
            </office:change-info>
          </text:format-change>
        </text:changed-region>
        <text:changed-region xml:id="ct494556320" text:id="ct494556320">
          <text:deletion>
            <office:change-info>
              <dc:creator>Steve Fanning</dc:creator>
              <dc:date>2019-12-02T15:35:37</dc:date>
            </office:change-info>
            <text:p text:style-name="P52"><text:s/>(19xx or 20xx depending on the option set)</text:p>
          </text:deletion>
        </text:changed-region>
        <text:changed-region xml:id="ct529381552" text:id="ct529381552">
          <text:insertion>
            <office:change-info>
              <dc:creator>Steve Fanning</dc:creator>
              <dc:date>2019-12-02T15:35:38</dc:date>
            </office:change-info>
          </text:insertion>
        </text:changed-region>
        <text:changed-region xml:id="ct588584720" text:id="ct588584720">
          <text:deletion>
            <office:change-info>
              <dc:creator>Steve Fanning</dc:creator>
              <dc:date>2019-11-20T14:47:01</dc:date>
            </office:change-info>
            <text:p text:style-name="P52"><text:span text:style-name="T88">.</text:span></text:p>
          </text:deletion>
        </text:changed-region>
        <text:changed-region xml:id="ct246872624" text:id="ct246872624">
          <text:deletion>
            <office:change-info>
              <dc:creator>Steve Fanning</dc:creator>
              <dc:date>2019-11-20T14:47:12</dc:date>
            </office:change-info>
            <text:p text:style-name="Table_20_Contents">serial</text:p>
          </text:deletion>
        </text:changed-region>
        <text:changed-region xml:id="ct527489888" text:id="ct527489888">
          <text:insertion>
            <office:change-info>
              <dc:creator>Steve Fanning</dc:creator>
              <dc:date>2019-11-20T14:47:12</dc:date>
            </office:change-info>
          </text:insertion>
        </text:changed-region>
        <text:changed-region xml:id="ct659907056" text:id="ct659907056">
          <text:insertion>
            <office:change-info>
              <dc:creator>Steve Fanning</dc:creator>
              <dc:date>2019-11-20T14:47:35</dc:date>
            </office:change-info>
          </text:insertion>
        </text:changed-region>
        <text:changed-region xml:id="ct547115152" text:id="ct547115152">
          <text:deletion>
            <office:change-info>
              <dc:creator>Steve Fanning</dc:creator>
              <dc:date>2019-11-20T14:47:39</dc:date>
            </office:change-info>
            <text:p text:style-name="Table_20_Contents"><text:span text:style-name="T63">serial </text:span></text:p>
          </text:deletion>
        </text:changed-region>
        <text:changed-region xml:id="ct755041072" text:id="ct755041072">
          <text:deletion>
            <office:change-info>
              <dc:creator>Steve Fanning</dc:creator>
              <dc:date>2019-11-20T14:47:43</dc:date>
            </office:change-info>
            <text:p text:style-name="Table_20_Contents"><text:s/>date</text:p>
          </text:deletion>
        </text:changed-region>
        <text:changed-region xml:id="ct765257056" text:id="ct765257056">
          <text:insertion>
            <office:change-info>
              <dc:creator>Steve Fanning</dc:creator>
              <dc:date>2019-11-20T14:47:52</dc:date>
            </office:change-info>
          </text:insertion>
        </text:changed-region>
        <text:changed-region xml:id="ct531333632" text:id="ct531333632">
          <text:insertion>
            <office:change-info>
              <dc:creator>Steve Fanning</dc:creator>
              <dc:date>2019-12-06T13:40:03</dc:date>
            </office:change-info>
          </text:insertion>
        </text:changed-region>
        <text:changed-region xml:id="ct357456368" text:id="ct357456368">
          <text:deletion>
            <office:change-info>
              <dc:creator>Steve Fanning</dc:creator>
              <dc:date>2019-12-06T13:40:22</dc:date>
            </office:change-info>
            <text:p text:style-name="Table_20_Contents">TRUE</text:p>
          </text:deletion>
        </text:changed-region>
        <text:changed-region xml:id="ct547535056" text:id="ct547535056">
          <text:insertion>
            <office:change-info>
              <dc:creator>Steve Fanning</dc:creator>
              <dc:date>2019-12-06T13:40:22</dc:date>
            </office:change-info>
          </text:insertion>
        </text:changed-region>
        <text:changed-region xml:id="ct541540912" text:id="ct541540912">
          <text:deletion>
            <office:change-info>
              <dc:creator>Steve Fanning</dc:creator>
              <dc:date>2019-12-06T13:40:25</dc:date>
            </office:change-info>
            <text:p text:style-name="Table_20_Contents">FALSE</text:p>
          </text:deletion>
        </text:changed-region>
        <text:changed-region xml:id="ct564777088" text:id="ct564777088">
          <text:insertion>
            <office:change-info>
              <dc:creator>Steve Fanning</dc:creator>
              <dc:date>2019-12-06T13:40:25</dc:date>
            </office:change-info>
          </text:insertion>
        </text:changed-region>
        <text:changed-region xml:id="ct745172736" text:id="ct745172736">
          <text:insertion>
            <office:change-info>
              <dc:creator>Steve Fanning</dc:creator>
              <dc:date>2019-11-20T14:48:06</dc:date>
            </office:change-info>
          </text:insertion>
        </text:changed-region>
        <text:changed-region xml:id="ct778042608" text:id="ct778042608">
          <text:deletion>
            <office:change-info>
              <dc:creator>Steve Fanning</dc:creator>
              <dc:date>2019-11-20T14:48:12</dc:date>
            </office:change-info>
            <text:p text:style-name="Table_20_Contents"><text:span text:style-name="T63"><text:s/>serial</text:span></text:p>
          </text:deletion>
        </text:changed-region>
        <text:changed-region xml:id="ct307392032" text:id="ct307392032">
          <text:insertion>
            <office:change-info>
              <dc:creator>Steve Fanning</dc:creator>
              <dc:date>2019-10-29T13:52:33</dc:date>
            </office:change-info>
          </text:insertion>
        </text:changed-region>
        <text:changed-region xml:id="ct536181376" text:id="ct536181376">
          <text:insertion>
            <office:change-info>
              <dc:creator>Steve Fanning</dc:creator>
              <dc:date>2019-11-09T12:53:03</dc:date>
            </office:change-info>
          </text:insertion>
        </text:changed-region>
        <text:changed-region xml:id="ct622030304" text:id="ct622030304">
          <text:insertion>
            <office:change-info>
              <dc:creator>Steve Fanning</dc:creator>
              <dc:date>2019-11-09T12:53:18</dc:date>
            </office:change-info>
          </text:insertion>
        </text:changed-region>
        <text:changed-region xml:id="ct373022192" text:id="ct373022192">
          <text:insertion>
            <office:change-info>
              <dc:creator>Steve Fanning</dc:creator>
              <dc:date>2019-12-06T13:41:15</dc:date>
            </office:change-info>
          </text:insertion>
        </text:changed-region>
        <text:changed-region xml:id="ct762616976" text:id="ct762616976">
          <text:insertion>
            <office:change-info>
              <dc:creator>Steve Fanning</dc:creator>
              <dc:date>2019-11-20T14:48:39</dc:date>
            </office:change-info>
          </text:insertion>
        </text:changed-region>
        <text:changed-region xml:id="ct672995168" text:id="ct672995168">
          <text:deletion>
            <office:change-info>
              <dc:creator>Steve Fanning</dc:creator>
              <dc:date>2019-12-06T13:41:48</dc:date>
            </office:change-info>
            <text:p text:style-name="P60">is a time value</text:p>
          </text:deletion>
        </text:changed-region>
        <text:changed-region xml:id="ct171482512" text:id="ct171482512">
          <text:insertion>
            <office:change-info>
              <dc:creator>Steve Fanning</dc:creator>
              <dc:date>2019-12-06T13:41:48</dc:date>
            </office:change-info>
          </text:insertion>
        </text:changed-region>
        <text:changed-region xml:id="ct490676432" text:id="ct490676432">
          <text:insertion>
            <office:change-info>
              <dc:creator>Steve Fanning</dc:creator>
              <dc:date>2019-11-20T14:48:47</dc:date>
            </office:change-info>
          </text:insertion>
        </text:changed-region>
        <text:changed-region xml:id="ct513114272" text:id="ct513114272">
          <text:deletion>
            <office:change-info>
              <dc:creator>Steve Fanning</dc:creator>
              <dc:date>2019-12-06T13:42:00</dc:date>
            </office:change-info>
            <text:p text:style-name="P60">is a</text:p>
          </text:deletion>
        </text:changed-region>
        <text:changed-region xml:id="ct477104800" text:id="ct477104800">
          <text:deletion>
            <office:change-info>
              <dc:creator>Steve Fanning</dc:creator>
              <dc:date>2019-11-20T14:49:59</dc:date>
            </office:change-info>
            <text:p text:style-name="P60"><text:s/>time value</text:p>
          </text:deletion>
        </text:changed-region>
        <text:changed-region xml:id="ct778483312" text:id="ct778483312">
          <text:deletion>
            <office:change-info>
              <dc:creator>Steve Fanning</dc:creator>
              <dc:date>2019-12-06T13:42:00</dc:date>
            </office:change-info>
            <text:p text:style-name="P60">.</text:p>
          </text:deletion>
        </text:changed-region>
        <text:changed-region xml:id="ct265956864" text:id="ct265956864">
          <text:insertion>
            <office:change-info>
              <dc:creator>Steve Fanning</dc:creator>
              <dc:date>2019-12-06T13:42:00</dc:date>
            </office:change-info>
          </text:insertion>
        </text:changed-region>
        <text:changed-region xml:id="ct592210560" text:id="ct592210560">
          <text:deletion>
            <office:change-info>
              <dc:creator>Steve Fanning</dc:creator>
              <dc:date>2019-12-02T15:41:07</dc:date>
            </office:change-info>
            <text:p text:style-name="Table_20_Contents">(earlier) </text:p>
          </text:deletion>
        </text:changed-region>
        <text:changed-region xml:id="ct673874784" text:id="ct673874784">
          <text:insertion>
            <office:change-info>
              <dc:creator>Steve Fanning</dc:creator>
              <dc:date>2019-12-02T15:41:35</dc:date>
            </office:change-info>
          </text:insertion>
        </text:changed-region>
        <text:changed-region xml:id="ct434487536" text:id="ct434487536">
          <text:insertion>
            <office:change-info>
              <dc:creator>Steve Fanning</dc:creator>
              <dc:date>2019-12-02T15:41:35</dc:date>
            </office:change-info>
          </text:insertion>
        </text:changed-region>
        <text:changed-region xml:id="ct246458608" text:id="ct246458608">
          <text:insertion>
            <office:change-info>
              <dc:creator>Steve Fanning</dc:creator>
              <dc:date>2019-10-29T14:49:08</dc:date>
            </office:change-info>
          </text:insertion>
        </text:changed-region>
        <text:changed-region xml:id="ct250997808" text:id="ct250997808">
          <text:insertion>
            <office:change-info>
              <dc:creator>Steve Fanning</dc:creator>
              <dc:date>2019-11-09T12:54:30</dc:date>
            </office:change-info>
          </text:insertion>
        </text:changed-region>
        <text:changed-region xml:id="ct296961984" text:id="ct296961984">
          <text:insertion>
            <office:change-info>
              <dc:creator>Steve Fanning</dc:creator>
              <dc:date>2019-11-09T12:54:42</dc:date>
            </office:change-info>
          </text:insertion>
        </text:changed-region>
        <text:changed-region xml:id="ct479801056" text:id="ct479801056">
          <text:insertion>
            <office:change-info>
              <dc:creator>Steve Fanning</dc:creator>
              <dc:date>2019-10-29T13:53:31</dc:date>
            </office:change-info>
          </text:insertion>
        </text:changed-region>
        <text:changed-region xml:id="ct514476608" text:id="ct514476608">
          <text:insertion>
            <office:change-info>
              <dc:creator>Steve Fanning</dc:creator>
              <dc:date>2019-11-09T12:55:51</dc:date>
            </office:change-info>
          </text:insertion>
        </text:changed-region>
        <text:changed-region xml:id="ct178679680" text:id="ct178679680">
          <text:insertion>
            <office:change-info>
              <dc:creator>Steve Fanning</dc:creator>
              <dc:date>2019-11-09T12:56:04</dc:date>
            </office:change-info>
          </text:insertion>
        </text:changed-region>
        <text:changed-region xml:id="ct706933200" text:id="ct706933200">
          <text:deletion>
            <office:change-info>
              <dc:creator>Steve Fanning</dc:creator>
              <dc:date>2019-12-02T15:42:02</dc:date>
            </office:change-info>
            <text:p text:style-name="Table_20_Contents">. NOW() is a function without arguments</text:p>
          </text:deletion>
        </text:changed-region>
        <text:changed-region xml:id="ct456092192" text:id="ct456092192">
          <text:insertion>
            <office:change-info>
              <dc:creator>Steve Fanning</dc:creator>
              <dc:date>2019-12-02T15:42:02</dc:date>
            </office:change-info>
          </text:insertion>
        </text:changed-region>
        <text:changed-region xml:id="ct530307776" text:id="ct530307776">
          <text:insertion>
            <office:change-info>
              <dc:creator>Steve Fanning</dc:creator>
              <dc:date>2019-11-20T14:53:56</dc:date>
            </office:change-info>
          </text:insertion>
        </text:changed-region>
        <text:changed-region xml:id="ct489158032" text:id="ct489158032">
          <text:insertion>
            <office:change-info>
              <dc:creator>Steve Fanning</dc:creator>
              <dc:date>2019-11-20T14:54:00</dc:date>
            </office:change-info>
          </text:insertion>
        </text:changed-region>
        <text:changed-region xml:id="ct239388720" text:id="ct239388720">
          <text:deletion>
            <office:change-info>
              <dc:creator>Steve Fanning</dc:creator>
              <dc:date>2019-12-06T13:55:37</dc:date>
            </office:change-info>
            <text:p text:style-name="P61">is a time value</text:p>
          </text:deletion>
        </text:changed-region>
        <text:changed-region xml:id="ct614209648" text:id="ct614209648">
          <text:insertion>
            <office:change-info>
              <dc:creator>Steve Fanning</dc:creator>
              <dc:date>2019-12-06T13:55:37</dc:date>
            </office:change-info>
          </text:insertion>
        </text:changed-region>
        <text:changed-region xml:id="ct166789840" text:id="ct166789840">
          <text:deletion>
            <office:change-info>
              <dc:creator>Steve Fanning</dc:creator>
              <dc:date>2019-12-06T13:55:47</dc:date>
            </office:change-info>
            <text:p text:style-name="Table_20_Contents">decimal time value</text:p>
          </text:deletion>
        </text:changed-region>
        <text:changed-region xml:id="ct448499952" text:id="ct448499952">
          <text:insertion>
            <office:change-info>
              <dc:creator>Steve Fanning</dc:creator>
              <dc:date>2019-12-06T13:55:47</dc:date>
            </office:change-info>
          </text:insertion>
        </text:changed-region>
        <text:changed-region xml:id="ct567938304" text:id="ct567938304">
          <text:deletion>
            <office:change-info>
              <dc:creator>Steve Fanning</dc:creator>
              <dc:date>2019-11-20T14:54:22</dc:date>
            </office:change-info>
            <text:p text:style-name="Table_20_Contents">time serial</text:p>
          </text:deletion>
        </text:changed-region>
        <text:changed-region xml:id="ct556785264" text:id="ct556785264">
          <text:insertion>
            <office:change-info>
              <dc:creator>Steve Fanning</dc:creator>
              <dc:date>2019-11-20T14:54:22</dc:date>
            </office:change-info>
          </text:insertion>
        </text:changed-region>
        <text:changed-region xml:id="ct121205536" text:id="ct121205536">
          <text:deletion>
            <office:change-info>
              <dc:creator>Steve Fanning</dc:creator>
              <dc:date>2019-12-02T15:42:54</dc:date>
            </office:change-info>
            <text:p text:style-name="Table_20_Contents"><text:s/>The value of the decimal number returned is the result of the date system used under LibreOffice to calculate date entries.</text:p>
          </text:deletion>
        </text:changed-region>
        <text:changed-region xml:id="ct455809696" text:id="ct455809696">
          <text:deletion>
            <office:change-info>
              <dc:creator>Steve Fanning</dc:creator>
              <dc:date>2019-12-02T15:42:35</dc:date>
            </office:change-info>
            <text:p text:style-name="P53">. TODAY() is a function without arguments</text:p>
          </text:deletion>
        </text:changed-region>
        <text:changed-region xml:id="ct169433168" text:id="ct169433168">
          <text:insertion>
            <office:change-info>
              <dc:creator>Steve Fanning</dc:creator>
              <dc:date>2019-12-02T15:42:35</dc:date>
            </office:change-info>
          </text:insertion>
        </text:changed-region>
        <text:changed-region xml:id="ct517566240" text:id="ct517566240">
          <text:deletion>
            <office:change-info>
              <dc:creator>Steve Fanning</dc:creator>
              <dc:date>2019-11-20T14:54:49</dc:date>
            </office:change-info>
            <text:p text:style-name="Table_20_Contents">type. </text:p>
          </text:deletion>
        </text:changed-region>
        <text:changed-region xml:id="ct456212128" text:id="ct456212128">
          <text:insertion>
            <office:change-info>
              <dc:creator>Steve Fanning</dc:creator>
              <dc:date>2019-11-20T14:54:52</dc:date>
            </office:change-info>
          </text:insertion>
        </text:changed-region>
        <text:changed-region xml:id="ct539235200" text:id="ct539235200">
          <text:insertion>
            <office:change-info>
              <dc:creator>Steve Fanning</dc:creator>
              <dc:date>2019-11-20T14:55:10</dc:date>
            </office:change-info>
          </text:insertion>
        </text:changed-region>
        <text:changed-region xml:id="ct390414432" text:id="ct390414432">
          <text:deletion>
            <office:change-info>
              <dc:creator>Steve Fanning</dc:creator>
              <dc:date>2019-11-20T14:55:50</dc:date>
            </office:change-info>
            <text:p text:style-name="Table_20_Contents"><text:span text:style-name="T66">: </text:span><text:span text:style-name="Strong_20_Emphasis"><text:span text:style-name="T66">Type</text:span></text:span><text:span text:style-name="T66"> = 1 (assumed if </text:span><text:span text:style-name="Strong_20_Emphasis"><text:span text:style-name="T66">Type</text:span></text:span><text:span text:style-name="T66"> is omitted), the weekdays are counted (1-7) starting from Sunday (Monday = 2); </text:span><text:span text:style-name="Strong_20_Emphasis"><text:span text:style-name="T66">Type</text:span></text:span><text:span text:style-name="T66"> = 2, the weekdays are counted (1-7) starting from Monday (Monday = 1); </text:span><text:span text:style-name="Strong_20_Emphasis"><text:span text:style-name="T66">Type</text:span></text:span><text:span text:style-name="T66"> = 3, the weekdays are counted (0-6) starting from Monday (Monday = 0).</text:span></text:p>
          </text:deletion>
        </text:changed-region>
        <text:changed-region xml:id="ct687564384" text:id="ct687564384">
          <text:insertion>
            <office:change-info>
              <dc:creator>Steve Fanning</dc:creator>
              <dc:date>2019-11-20T14:56:15</dc:date>
            </office:change-info>
          </text:insertion>
        </text:changed-region>
        <text:changed-region xml:id="ct193964384" text:id="ct193964384">
          <text:insertion>
            <office:change-info>
              <dc:creator>Steve Fanning</dc:creator>
              <dc:date>2019-11-20T14:56:25</dc:date>
            </office:change-info>
          </text:insertion>
        </text:changed-region>
        <text:changed-region xml:id="ct122403984" text:id="ct122403984">
          <text:deletion>
            <office:change-info>
              <dc:creator>Steve Fanning</dc:creator>
              <dc:date>2019-11-20T14:56:51</dc:date>
            </office:change-info>
            <text:p text:style-name="Table_20_Contents"><text:span text:style-name="T66">: 1 = Sunday, any other value = Monday.</text:span></text:p>
          </text:deletion>
        </text:changed-region>
        <text:changed-region xml:id="ct163714848" text:id="ct163714848">
          <text:insertion>
            <office:change-info>
              <dc:creator>Steve Fanning</dc:creator>
              <dc:date>2019-10-29T13:52:00</dc:date>
            </office:change-info>
          </text:insertion>
        </text:changed-region>
        <text:changed-region xml:id="ct751416448" text:id="ct751416448">
          <text:deletion>
            <office:change-info>
              <dc:creator>Steve Fanning</dc:creator>
              <dc:date>2019-10-29T13:52:00</dc:date>
            </office:change-info>
            <text:p text:style-name="Table_20_Contents"><text:span text:style-name="T18">ADD</text:span></text:p>
          </text:deletion>
        </text:changed-region>
        <text:changed-region xml:id="ct419752496" text:id="ct419752496">
          <text:deletion>
            <office:change-info>
              <dc:creator>Steve Fanning</dc:creator>
              <dc:date>2019-12-02T15:43:12</dc:date>
            </office:change-info>
            <text:p text:style-name="Table_20_Contents"><text:s/>This function returns the same results as the WEEKNUM function in Excel.</text:p>
          </text:deletion>
        </text:changed-region>
        <text:changed-region xml:id="ct763133216" text:id="ct763133216">
          <text:deletion>
            <office:change-info>
              <dc:creator>Steve Fanning</dc:creator>
              <dc:date>2019-12-02T15:43:21</dc:date>
            </office:change-info>
            <text:p text:style-name="Table_20_Contents"><text:s/>This function uses the ISO weeknumber.</text:p>
          </text:deletion>
        </text:changed-region>
        <text:changed-region xml:id="ct149293712" text:id="ct149293712">
          <text:insertion>
            <office:change-info>
              <dc:creator>Steve Fanning</dc:creator>
              <dc:date>2019-11-20T15:23:22</dc:date>
            </office:change-info>
          </text:insertion>
        </text:changed-region>
        <text:changed-region xml:id="ct322368144" text:id="ct322368144">
          <text:deletion>
            <office:change-info>
              <dc:creator>Steve Fanning</dc:creator>
              <dc:date>2019-11-20T15:23:28</dc:date>
            </office:change-info>
            <text:p text:style-name="Table_20_Contents">serial </text:p>
          </text:deletion>
        </text:changed-region>
        <text:changed-region xml:id="ct474680960" text:id="ct474680960">
          <text:deletion>
            <office:change-info>
              <dc:creator>Steve Fanning</dc:creator>
              <dc:date>2019-12-02T15:43:30</dc:date>
            </office:change-info>
            <text:p text:style-name="Table_20_Contents"><text:s/>Work days exclude Saturdays and Sundays. This function does not fully implement the ODFv1.2 specification which allows you to set the non-work days.</text:p>
          </text:deletion>
        </text:changed-region>
        <text:changed-region xml:id="ct516449392" text:id="ct516449392">
          <text:insertion>
            <office:change-info>
              <dc:creator>Steve Fanning</dc:creator>
              <dc:date>2019-10-29T13:54:13</dc:date>
            </office:change-info>
          </text:insertion>
        </text:changed-region>
        <text:changed-region xml:id="ct402118464" text:id="ct402118464">
          <text:insertion>
            <office:change-info>
              <dc:creator>Steve Fanning</dc:creator>
              <dc:date>2019-11-09T12:56:34</dc:date>
            </office:change-info>
          </text:insertion>
        </text:changed-region>
        <text:changed-region xml:id="ct522309376" text:id="ct522309376">
          <text:insertion>
            <office:change-info>
              <dc:creator>Steve Fanning</dc:creator>
              <dc:date>2019-11-09T12:56:51</dc:date>
            </office:change-info>
          </text:insertion>
        </text:changed-region>
        <text:changed-region xml:id="ct758805616" text:id="ct758805616">
          <text:insertion>
            <office:change-info>
              <dc:creator>Steve Fanning</dc:creator>
              <dc:date>2019-11-20T15:24:40</dc:date>
            </office:change-info>
          </text:insertion>
        </text:changed-region>
        <text:changed-region xml:id="ct498123808" text:id="ct498123808">
          <text:deletion>
            <office:change-info>
              <dc:creator>Steve Fanning</dc:creator>
              <dc:date>2019-11-20T15:24:45</dc:date>
            </office:change-info>
            <text:p text:style-name="Table_20_Contents">serial </text:p>
          </text:deletion>
        </text:changed-region>
        <text:changed-region xml:id="ct121777904" text:id="ct121777904">
          <text:deletion>
            <office:change-info>
              <dc:creator>Steve Fanning</dc:creator>
              <dc:date>2019-11-20T15:25:11</dc:date>
            </office:change-info>
            <text:p text:style-name="Table_20_Contents">either omitted or between 0 and 4,</text:p>
          </text:deletion>
        </text:changed-region>
        <text:changed-region xml:id="ct410058832" text:id="ct410058832">
          <text:deletion>
            <office:change-info>
              <dc:creator>Steve Fanning</dc:creator>
              <dc:date>2019-12-02T15:45:33</dc:date>
            </office:change-info>
            <text:p text:style-name="Table_20_Contents"><text:s/></text:p>
          </text:deletion>
        </text:changed-region>
        <text:changed-region xml:id="ct712146832" text:id="ct712146832">
          <text:deletion>
            <office:change-info>
              <dc:creator>Steve Fanning</dc:creator>
              <dc:date>2019-11-20T15:25:15</dc:date>
            </office:change-info>
            <text:p text:style-name="Table_20_Contents">files</text:p>
          </text:deletion>
        </text:changed-region>
        <text:changed-region xml:id="ct166218160" text:id="ct166218160">
          <text:insertion>
            <office:change-info>
              <dc:creator>Steve Fanning</dc:creator>
              <dc:date>2019-11-20T15:25:15</dc:date>
            </office:change-info>
          </text:insertion>
        </text:changed-region>
        <text:changed-region xml:id="ct273540160" text:id="ct273540160">
          <text:deletion>
            <office:change-info>
              <dc:creator>Steve Fanning</dc:creator>
              <dc:date>2019-11-20T15:25:20</dc:date>
            </office:change-info>
            <text:p text:style-name="Table_20_Contents"><text:s/>If omitted it is evaluated as 0.</text:p>
          </text:deletion>
        </text:changed-region>
        <text:changed-region xml:id="ct282021920" text:id="ct282021920">
          <text:deletion>
            <office:change-info>
              <dc:creator>Steve Fanning</dc:creator>
              <dc:date>2019-12-02T15:45:43</dc:date>
            </office:change-info>
            <text:p text:style-name="Table_20_Contents">two dates: </text:p>
          </text:deletion>
        </text:changed-region>
        <text:changed-region xml:id="ct747616448" text:id="ct747616448">
          <text:insertion>
            <office:change-info>
              <dc:creator>Steve Fanning</dc:creator>
              <dc:date>2019-12-02T16:19:02</dc:date>
            </office:change-info>
          </text:insertion>
        </text:changed-region>
        <text:changed-region xml:id="ct479515568" text:id="ct479515568">
          <text:deletion>
            <office:change-info>
              <dc:creator>Steve Fanning</dc:creator>
              <dc:date>2019-12-02T16:19:05</dc:date>
            </office:change-info>
            <text:p text:style-name="Table_20_Contents"><text:span text:style-name="T92">. I</text:span></text:p>
          </text:deletion>
        </text:changed-region>
        <text:changed-region xml:id="ct430189648" text:id="ct430189648">
          <text:insertion>
            <office:change-info>
              <dc:creator>Steve Fanning</dc:creator>
              <dc:date>2019-12-02T16:19:06</dc:date>
            </office:change-info>
          </text:insertion>
        </text:changed-region>
        <text:changed-region xml:id="ct268002736" text:id="ct268002736">
          <text:deletion>
            <office:change-info>
              <dc:creator>Steve Fanning</dc:creator>
              <dc:date>2019-12-02T16:19:13</dc:date>
            </office:change-info>
            <text:p text:style-name="Table_20_Contents">this function </text:p>
          </text:deletion>
        </text:changed-region>
        <text:changed-region xml:id="ct532465648" text:id="ct532465648">
          <text:deletion>
            <office:change-info>
              <dc:creator>Steve Fanning</dc:creator>
              <dc:date>2019-12-02T16:19:16</dc:date>
            </office:change-info>
            <text:p text:style-name="Table_20_Contents">the </text:p>
          </text:deletion>
        </text:changed-region>
        <text:changed-region xml:id="ct49798160" text:id="ct49798160">
          <text:deletion>
            <office:change-info>
              <dc:creator>Steve Fanning</dc:creator>
              <dc:date>2019-12-02T16:19:19</dc:date>
            </office:change-info>
            <text:p text:style-name="Table_20_Contents"><text:s/>value</text:p>
          </text:deletion>
        </text:changed-region>
        <text:changed-region xml:id="ct562824832" text:id="ct562824832">
          <text:deletion>
            <office:change-info>
              <dc:creator>Steve Fanning</dc:creator>
              <dc:date>2019-12-06T13:56:28</dc:date>
            </office:change-info>
            <text:p text:style-name="Table_20_Contents"><text:s/>parameter</text:p>
          </text:deletion>
        </text:changed-region>
        <text:changed-region xml:id="ct545911856" text:id="ct545911856">
          <text:insertion>
            <office:change-info>
              <dc:creator>Steve Fanning</dc:creator>
              <dc:date>2019-12-06T13:56:28</dc:date>
            </office:change-info>
          </text:insertion>
        </text:changed-region>
        <text:changed-region xml:id="ct667250576" text:id="ct667250576">
          <text:deletion>
            <office:change-info>
              <dc:creator>Steve Fanning</dc:creator>
              <dc:date>2019-11-20T17:04:38</dc:date>
            </office:change-info>
            <text:p text:style-name="Table_20_Contents">only logical values in the range are evaluated</text:p>
          </text:deletion>
        </text:changed-region>
        <text:changed-region xml:id="ct758081040" text:id="ct758081040">
          <text:insertion>
            <office:change-info>
              <dc:creator>Steve Fanning</dc:creator>
              <dc:date>2019-11-20T17:04:38</dc:date>
            </office:change-info>
          </text:insertion>
        </text:changed-region>
        <text:changed-region xml:id="ct504812320" text:id="ct504812320">
          <text:deletion>
            <office:change-info>
              <dc:creator>Steve Fanning</dc:creator>
              <dc:date>2019-11-20T17:05:06</dc:date>
            </office:change-info>
            <text:p text:style-name="Table_20_Contents">.</text:p>
          </text:deletion>
        </text:changed-region>
        <text:changed-region xml:id="ct768364208" text:id="ct768364208">
          <text:deletion>
            <office:change-info>
              <dc:creator>Steve Fanning</dc:creator>
              <dc:date>2019-11-20T17:04:55</dc:date>
            </office:change-info>
            <text:p text:style-name="Table_20_Contents"/>
            <text:p text:style-name="P123">Bug 70632: Concerning range statement given in Help</text:p>
          </text:deletion>
        </text:changed-region>
        <text:changed-region xml:id="ct131938256" text:id="ct131938256">
          <text:deletion>
            <office:change-info>
              <dc:creator>Steve Fanning</dc:creator>
              <dc:date>2019-11-20T17:05:16</dc:date>
            </office:change-info>
            <text:p text:style-name="Table_20_Contents">Set</text:p>
          </text:deletion>
        </text:changed-region>
        <text:changed-region xml:id="ct411742896" text:id="ct411742896">
          <text:insertion>
            <office:change-info>
              <dc:creator>Steve Fanning</dc:creator>
              <dc:date>2019-11-20T17:05:16</dc:date>
            </office:change-info>
          </text:insertion>
        </text:changed-region>
        <text:changed-region xml:id="ct486454416" text:id="ct486454416">
          <text:deletion>
            <office:change-info>
              <dc:creator>Steve Fanning</dc:creator>
              <dc:date>2019-11-20T17:05:19</dc:date>
            </office:change-info>
            <text:p text:style-name="Table_20_Contents">to </text:p>
          </text:deletion>
        </text:changed-region>
        <text:changed-region xml:id="ct697147456" text:id="ct697147456">
          <text:deletion>
            <office:change-info>
              <dc:creator>Steve Fanning</dc:creator>
              <dc:date>2019-12-02T16:19:30</dc:date>
            </office:change-info>
            <text:p text:style-name="Table_20_Contents"><text:s/>The FALSE() function does not require any arguments.</text:p>
          </text:deletion>
        </text:changed-region>
        <text:changed-region xml:id="ct358055552" text:id="ct358055552">
          <text:insertion>
            <office:change-info>
              <dc:creator>Steve Fanning</dc:creator>
              <dc:date>2019-11-20T17:05:25</dc:date>
            </office:change-info>
          </text:insertion>
        </text:changed-region>
        <text:changed-region xml:id="ct713469104" text:id="ct713469104">
          <text:deletion>
            <office:change-info>
              <dc:creator>Steve Fanning</dc:creator>
              <dc:date>2019-11-20T17:05:28</dc:date>
            </office:change-info>
            <text:p text:style-name="Table_20_Contents">; </text:p>
          </text:deletion>
        </text:changed-region>
        <text:changed-region xml:id="ct558187184" text:id="ct558187184">
          <text:deletion>
            <office:change-info>
              <dc:creator>Steve Fanning</dc:creator>
              <dc:date>2019-11-20T17:05:42</dc:date>
            </office:change-info>
            <text:p text:style-name="Table_20_Contents"><text:s/>If <text:span text:style-name="Strong_20_Emphasis">value</text:span> evaluates to a logical value, then either 1 (for TRUE), or 0 (for FALSE) is returned.</text:p>
          </text:deletion>
        </text:changed-region>
        <text:changed-region xml:id="ct622250768" text:id="ct622250768">
          <text:deletion>
            <office:change-info>
              <dc:creator>Steve Fanning</dc:creator>
              <dc:date>2019-11-20T17:05:49</dc:date>
            </office:change-info>
            <text:p text:style-name="Table_20_Contents">a</text:p>
          </text:deletion>
        </text:changed-region>
        <text:changed-region xml:id="ct484571392" text:id="ct484571392">
          <text:insertion>
            <office:change-info>
              <dc:creator>Steve Fanning</dc:creator>
              <dc:date>2019-11-20T17:05:49</dc:date>
            </office:change-info>
          </text:insertion>
        </text:changed-region>
        <text:changed-region xml:id="ct495333984" text:id="ct495333984">
          <text:insertion>
            <office:change-info>
              <dc:creator>Steve Fanning</dc:creator>
              <dc:date>2019-11-20T17:05:53</dc:date>
            </office:change-info>
          </text:insertion>
        </text:changed-region>
        <text:changed-region xml:id="ct250768672" text:id="ct250768672">
          <text:deletion>
            <office:change-info>
              <dc:creator>Steve Fanning</dc:creator>
              <dc:date>2019-11-20T17:06:07</dc:date>
            </office:change-info>
            <text:p text:style-name="Table_20_Contents"><text:s/>If <text:span text:style-name="Strong_20_Emphasis">value</text:span> evaluates to a logical value, then either 1 (for TRUE), or 0 (for FALSE) is returned.</text:p>
          </text:deletion>
        </text:changed-region>
        <text:changed-region xml:id="ct399817712" text:id="ct399817712">
          <text:insertion>
            <office:change-info>
              <dc:creator>Steve Fanning</dc:creator>
              <dc:date>2019-10-29T13:58:19</dc:date>
            </office:change-info>
          </text:insertion>
        </text:changed-region>
        <text:changed-region xml:id="ct502925424" text:id="ct502925424">
          <text:insertion>
            <office:change-info>
              <dc:creator>Steve Fanning</dc:creator>
              <dc:date>2019-11-09T12:57:55</dc:date>
            </office:change-info>
          </text:insertion>
        </text:changed-region>
        <text:changed-region xml:id="ct497595856" text:id="ct497595856">
          <text:insertion>
            <office:change-info>
              <dc:creator>Steve Fanning</dc:creator>
              <dc:date>2019-11-09T12:58:10</dc:date>
            </office:change-info>
          </text:insertion>
        </text:changed-region>
        <text:changed-region xml:id="ct668933520" text:id="ct668933520">
          <text:insertion>
            <office:change-info>
              <dc:creator>Steve Fanning</dc:creator>
              <dc:date>2019-11-20T17:06:25</dc:date>
            </office:change-info>
          </text:insertion>
        </text:changed-region>
        <text:changed-region xml:id="ct520832800" text:id="ct520832800">
          <text:insertion>
            <office:change-info>
              <dc:creator>Steve Fanning</dc:creator>
              <dc:date>2019-12-02T16:20:04</dc:date>
            </office:change-info>
          </text:insertion>
        </text:changed-region>
        <text:changed-region xml:id="ct685924512" text:id="ct685924512">
          <text:deletion>
            <office:change-info>
              <dc:creator>Steve Fanning</dc:creator>
              <dc:date>2019-12-02T16:20:08</dc:date>
            </office:change-info>
            <text:p text:style-name="Table_20_Contents"><text:span text:style-name="T92">. R</text:span></text:p>
          </text:deletion>
        </text:changed-region>
        <text:changed-region xml:id="ct163091536" text:id="ct163091536">
          <text:deletion>
            <office:change-info>
              <dc:creator>Steve Fanning</dc:creator>
              <dc:date>2019-12-02T16:20:13</dc:date>
            </office:change-info>
            <text:p text:style-name="Table_20_Contents">the value </text:p>
          </text:deletion>
        </text:changed-region>
        <text:changed-region xml:id="ct768739328" text:id="ct768739328">
          <text:insertion>
            <office:change-info>
              <dc:creator>Steve Fanning</dc:creator>
              <dc:date>2019-11-20T17:06:35</dc:date>
            </office:change-info>
          </text:insertion>
        </text:changed-region>
        <text:changed-region xml:id="ct666618976" text:id="ct666618976">
          <text:insertion>
            <office:change-info>
              <dc:creator>Steve Fanning</dc:creator>
              <dc:date>2019-11-20T17:07:00</dc:date>
            </office:change-info>
          </text:insertion>
        </text:changed-region>
        <text:changed-region xml:id="ct422281184" text:id="ct422281184">
          <text:insertion>
            <office:change-info>
              <dc:creator>Steve Fanning</dc:creator>
              <dc:date>2019-10-29T13:58:27</dc:date>
            </office:change-info>
          </text:insertion>
        </text:changed-region>
        <text:changed-region xml:id="ct714575840" text:id="ct714575840">
          <text:insertion>
            <office:change-info>
              <dc:creator>Steve Fanning</dc:creator>
              <dc:date>2019-11-09T12:59:32</dc:date>
            </office:change-info>
          </text:insertion>
        </text:changed-region>
        <text:changed-region xml:id="ct132479408" text:id="ct132479408">
          <text:insertion>
            <office:change-info>
              <dc:creator>Steve Fanning</dc:creator>
              <dc:date>2019-11-09T12:59:42</dc:date>
            </office:change-info>
          </text:insertion>
        </text:changed-region>
        <text:changed-region xml:id="ct452243168" text:id="ct452243168">
          <text:insertion>
            <office:change-info>
              <dc:creator>Steve Fanning</dc:creator>
              <dc:date>2019-11-20T17:07:39</dc:date>
            </office:change-info>
          </text:insertion>
        </text:changed-region>
        <text:changed-region xml:id="ct702494512" text:id="ct702494512">
          <text:deletion>
            <office:change-info>
              <dc:creator>Steve Fanning</dc:creator>
              <dc:date>2019-11-20T17:07:23</dc:date>
            </office:change-info>
            <text:p text:style-name="Table_20_Contents"><text:span text:style-name="T68">S</text:span></text:p>
          </text:deletion>
        </text:changed-region>
        <text:changed-region xml:id="ct152352976" text:id="ct152352976">
          <text:insertion>
            <office:change-info>
              <dc:creator>Steve Fanning</dc:creator>
              <dc:date>2019-11-20T17:07:25</dc:date>
            </office:change-info>
          </text:insertion>
        </text:changed-region>
        <text:changed-region xml:id="ct666948752" text:id="ct666948752">
          <text:deletion>
            <office:change-info>
              <dc:creator>Steve Fanning</dc:creator>
              <dc:date>2019-11-20T17:07:34</dc:date>
            </office:change-info>
            <text:p text:style-name="Table_20_Contents">ets </text:p>
          </text:deletion>
        </text:changed-region>
        <text:changed-region xml:id="ct452570832" text:id="ct452570832">
          <text:deletion>
            <office:change-info>
              <dc:creator>Steve Fanning</dc:creator>
              <dc:date>2019-11-20T17:07:45</dc:date>
            </office:change-info>
            <text:p text:style-name="Table_20_Contents">to </text:p>
          </text:deletion>
        </text:changed-region>
        <text:changed-region xml:id="ct480372320" text:id="ct480372320">
          <text:deletion>
            <office:change-info>
              <dc:creator>Steve Fanning</dc:creator>
              <dc:date>2019-12-06T13:57:30</dc:date>
            </office:change-info>
            <text:p text:style-name="Table_20_Contents"><text:s/>The TRUE() function does not require any arguments.</text:p>
          </text:deletion>
        </text:changed-region>
        <text:changed-region xml:id="ct753924320" text:id="ct753924320">
          <text:deletion>
            <office:change-info>
              <dc:creator>Steve Fanning</dc:creator>
              <dc:date>2019-12-06T14:44:58</dc:date>
            </office:change-info>
            <text:p text:style-name="Table_20_Contents">parameters</text:p>
          </text:deletion>
        </text:changed-region>
        <text:changed-region xml:id="ct545013680" text:id="ct545013680">
          <text:insertion>
            <office:change-info>
              <dc:creator>Steve Fanning</dc:creator>
              <dc:date>2019-12-06T14:44:58</dc:date>
            </office:change-info>
          </text:insertion>
        </text:changed-region>
        <text:changed-region xml:id="ct562284096" text:id="ct562284096">
          <text:deletion>
            <office:change-info>
              <dc:creator>Steve Fanning</dc:creator>
              <dc:date>2019-12-06T14:45:02</dc:date>
            </office:change-info>
            <text:p text:style-name="Table_20_Contents">parameters</text:p>
          </text:deletion>
        </text:changed-region>
        <text:changed-region xml:id="ct169108656" text:id="ct169108656">
          <text:insertion>
            <office:change-info>
              <dc:creator>Steve Fanning</dc:creator>
              <dc:date>2019-12-06T14:45:02</dc:date>
            </office:change-info>
          </text:insertion>
        </text:changed-region>
        <text:changed-region xml:id="ct706190000" text:id="ct706190000">
          <text:deletion>
            <office:change-info>
              <dc:creator>Steve Fanning</dc:creator>
              <dc:date>2019-12-06T14:45:07</dc:date>
            </office:change-info>
            <text:p text:style-name="Table_20_Contents">is</text:p>
          </text:deletion>
        </text:changed-region>
        <text:changed-region xml:id="ct409469344" text:id="ct409469344">
          <text:insertion>
            <office:change-info>
              <dc:creator>Steve Fanning</dc:creator>
              <dc:date>2019-12-06T14:45:07</dc:date>
            </office:change-info>
          </text:insertion>
        </text:changed-region>
        <text:changed-region xml:id="ct513322336" text:id="ct513322336">
          <text:deletion>
            <office:change-info>
              <dc:creator>Steve Fanning</dc:creator>
              <dc:date>2019-12-06T14:45:13</dc:date>
            </office:change-info>
            <text:p text:style-name="Table_20_Contents">parameters</text:p>
          </text:deletion>
        </text:changed-region>
        <text:changed-region xml:id="ct450882576" text:id="ct450882576">
          <text:insertion>
            <office:change-info>
              <dc:creator>Steve Fanning</dc:creator>
              <dc:date>2019-12-06T14:45:13</dc:date>
            </office:change-info>
          </text:insertion>
        </text:changed-region>
        <text:changed-region xml:id="ct477914160" text:id="ct477914160">
          <text:deletion>
            <office:change-info>
              <dc:creator>Steve Fanning</dc:creator>
              <dc:date>2019-12-06T14:45:16</dc:date>
            </office:change-info>
            <text:p text:style-name="Table_20_Contents"><text:span text:style-name="T109"><text:s/>is</text:span></text:p>
          </text:deletion>
        </text:changed-region>
        <text:changed-region xml:id="ct573674032" text:id="ct573674032">
          <text:deletion>
            <office:change-info>
              <dc:creator>Steve Fanning</dc:creator>
              <dc:date>2019-12-02T16:20:29</dc:date>
            </office:change-info>
            <text:p text:style-name="P68">al</text:p>
          </text:deletion>
        </text:changed-region>
        <text:changed-region xml:id="ct756811696" text:id="ct756811696">
          <text:deletion>
            <office:change-info>
              <dc:creator>Steve Fanning</dc:creator>
              <dc:date>2019-11-21T09:49:41</dc:date>
            </office:change-info>
            <text:p text:style-name="Table_20_Contents">on</text:p>
          </text:deletion>
        </text:changed-region>
        <text:changed-region xml:id="ct599896480" text:id="ct599896480">
          <text:insertion>
            <office:change-info>
              <dc:creator>Steve Fanning</dc:creator>
              <dc:date>2019-11-21T09:49:41</dc:date>
            </office:change-info>
          </text:insertion>
        </text:changed-region>
        <text:changed-region xml:id="ct476720960" text:id="ct476720960">
          <text:insertion>
            <office:change-info>
              <dc:creator>Steve Fanning</dc:creator>
              <dc:date>2019-11-21T09:48:04</dc:date>
            </office:change-info>
          </text:insertion>
        </text:changed-region>
        <text:changed-region xml:id="ct548346160" text:id="ct548346160">
          <text:deletion>
            <office:change-info>
              <dc:creator>Steve Fanning</dc:creator>
              <dc:date>2019-11-21T09:48:09</dc:date>
            </office:change-info>
            <text:p text:style-name="Table_20_Contents"><text:span text:style-name="T69"><text:s/>of a cell based o</text:span></text:p>
          </text:deletion>
        </text:changed-region>
        <text:changed-region xml:id="ct509144016" text:id="ct509144016">
          <text:insertion>
            <office:change-info>
              <dc:creator>Steve Fanning</dc:creator>
              <dc:date>2019-11-21T09:48:11</dc:date>
            </office:change-info>
          </text:insertion>
        </text:changed-region>
        <text:changed-region xml:id="ct508148720" text:id="ct508148720">
          <text:format-change>
            <office:change-info>
              <dc:creator>Steve Fanning</dc:creator>
              <dc:date>2019-11-21T09:50:20</dc:date>
            </office:change-info>
          </text:format-change>
        </text:changed-region>
        <text:changed-region xml:id="ct457493712" text:id="ct457493712">
          <text:insertion>
            <office:change-info>
              <dc:creator>Steve Fanning</dc:creator>
              <dc:date>2019-11-21T09:49:00</dc:date>
            </office:change-info>
          </text:insertion>
        </text:changed-region>
        <text:changed-region xml:id="ct252672368" text:id="ct252672368">
          <text:deletion>
            <office:change-info>
              <dc:creator>Steve Fanning</dc:creator>
              <dc:date>2019-11-21T09:52:43</dc:date>
            </office:change-info>
            <text:p text:style-name="Table_20_Contents">predefined </text:p>
          </text:deletion>
        </text:changed-region>
        <text:changed-region xml:id="ct502361776" text:id="ct502361776">
          <text:deletion>
            <office:change-info>
              <dc:creator>Steve Fanning</dc:creator>
              <dc:date>2019-11-21T09:48:19</dc:date>
            </office:change-info>
            <text:p text:style-name="Table_20_Contents">arguments</text:p>
          </text:deletion>
        </text:changed-region>
        <text:changed-region xml:id="ct169865952" text:id="ct169865952">
          <text:insertion>
            <office:change-info>
              <dc:creator>Steve Fanning</dc:creator>
              <dc:date>2019-12-02T16:21:09</dc:date>
            </office:change-info>
          </text:insertion>
        </text:changed-region>
        <text:changed-region xml:id="ct555884016" text:id="ct555884016">
          <text:insertion>
            <office:change-info>
              <dc:creator>Steve Fanning</dc:creator>
              <dc:date>2019-11-21T09:48:19</dc:date>
            </office:change-info>
          </text:insertion>
        </text:changed-region>
        <text:changed-region xml:id="ct585692512" text:id="ct585692512">
          <text:insertion>
            <office:change-info>
              <dc:creator>Steve Fanning</dc:creator>
              <dc:date>2019-12-02T16:21:13</dc:date>
            </office:change-info>
          </text:insertion>
        </text:changed-region>
        <text:changed-region xml:id="ct412858992" text:id="ct412858992">
          <text:deletion>
            <office:change-info>
              <dc:creator>Steve Fanning</dc:creator>
              <dc:date>2019-12-02T16:21:23</dc:date>
            </office:change-info>
            <text:p text:style-name="Table_20_Contents"><text:span text:style-name="T92">. See </text:span></text:p>
          </text:deletion>
        </text:changed-region>
        <text:changed-region xml:id="ct452163232" text:id="ct452163232">
          <text:insertion>
            <office:change-info>
              <dc:creator>Steve Fanning</dc:creator>
              <dc:date>2019-11-21T09:48:25</dc:date>
            </office:change-info>
          </text:insertion>
        </text:changed-region>
        <text:changed-region xml:id="ct583684736" text:id="ct583684736">
          <text:deletion>
            <office:change-info>
              <dc:creator>Steve Fanning</dc:creator>
              <dc:date>2019-11-21T09:48:44</dc:date>
            </office:change-info>
            <text:p text:style-name="Table_20_Contents"><text:span text:style-name="T69">ing</text:span></text:p>
          </text:deletion>
        </text:changed-region>
        <text:changed-region xml:id="ct392765520" text:id="ct392765520">
          <text:deletion>
            <office:change-info>
              <dc:creator>Steve Fanning</dc:creator>
              <dc:date>2019-12-02T16:21:34</dc:date>
            </office:change-info>
            <text:p text:style-name="Table_20_Contents"><text:span text:style-name="T69">list</text:span></text:p>
          </text:deletion>
        </text:changed-region>
        <text:changed-region xml:id="ct713819280" text:id="ct713819280">
          <text:deletion>
            <office:change-info>
              <dc:creator>Steve Fanning</dc:creator>
              <dc:date>2019-11-21T09:48:40</dc:date>
            </office:change-info>
            <text:p text:style-name="Table_20_Contents"><text:span text:style-name="T69">complete </text:span></text:p>
          </text:deletion>
        </text:changed-region>
        <text:changed-region xml:id="ct670624864" text:id="ct670624864">
          <text:deletion>
            <office:change-info>
              <dc:creator>Steve Fanning</dc:creator>
              <dc:date>2019-12-02T16:21:31</dc:date>
            </office:change-info>
            <text:p text:style-name="Table_20_Contents"><text:span text:style-name="T69"><text:s/>for </text:span></text:p>
          </text:deletion>
        </text:changed-region>
        <text:changed-region xml:id="ct274101232" text:id="ct274101232">
          <text:insertion>
            <office:change-info>
              <dc:creator>Steve Fanning</dc:creator>
              <dc:date>2019-12-02T16:20:48</dc:date>
            </office:change-info>
          </text:insertion>
        </text:changed-region>
        <text:changed-region xml:id="ct672613952" text:id="ct672613952">
          <text:deletion>
            <office:change-info>
              <dc:creator>Steve Fanning</dc:creator>
              <dc:date>2019-11-21T09:50:51</dc:date>
            </office:change-info>
            <text:p text:style-name="Table_20_Contents">Calculates</text:p>
          </text:deletion>
        </text:changed-region>
        <text:changed-region xml:id="ct167705696" text:id="ct167705696">
          <text:insertion>
            <office:change-info>
              <dc:creator>Steve Fanning</dc:creator>
              <dc:date>2019-12-02T16:22:46</dc:date>
            </office:change-info>
          </text:insertion>
        </text:changed-region>
        <text:changed-region xml:id="ct169057968" text:id="ct169057968">
          <text:deletion>
            <office:change-info>
              <dc:creator>Steve Fanning</dc:creator>
              <dc:date>2019-12-02T16:22:46</dc:date>
            </office:change-info>
            <text:p text:style-name="Table_20_Contents"><text:s/>position.</text:p>
          </text:deletion>
        </text:changed-region>
        <text:changed-region xml:id="ct768188752" text:id="ct768188752">
          <text:deletion>
            <office:change-info>
              <dc:creator>Steve Fanning</dc:creator>
              <dc:date>2019-11-21T09:51:02</dc:date>
            </office:change-info>
            <text:p text:style-name="Table_20_Contents">actual</text:p>
          </text:deletion>
        </text:changed-region>
        <text:changed-region xml:id="ct689312448" text:id="ct689312448">
          <text:deletion>
            <office:change-info>
              <dc:creator>Steve Fanning</dc:creator>
              <dc:date>2019-12-02T16:22:46</dc:date>
            </office:change-info>
            <text:p text:style-name="Table_20_Contents"><text:s/>formula at the </text:p>
          </text:deletion>
        </text:changed-region>
        <text:changed-region xml:id="ct576219200" text:id="ct576219200">
          <text:deletion>
            <office:change-info>
              <dc:creator>Steve Fanning</dc:creator>
              <dc:date>2019-11-21T09:50:57</dc:date>
            </office:change-info>
            <text:p text:style-name="Table_20_Contents">a</text:p>
          </text:deletion>
        </text:changed-region>
        <text:changed-region xml:id="ct673790432" text:id="ct673790432">
          <text:deletion>
            <office:change-info>
              <dc:creator>Steve Fanning</dc:creator>
              <dc:date>2019-12-02T16:22:46</dc:date>
            </office:change-info>
            <text:p text:style-name="Table_20_Contents"><text:s/>the current value of </text:p>
          </text:deletion>
        </text:changed-region>
        <text:changed-region xml:id="ct786857744" text:id="ct786857744">
          <text:deletion>
            <office:change-info>
              <dc:creator>Steve Fanning</dc:creator>
              <dc:date>2019-11-21T09:52:12</dc:date>
            </office:change-info>
            <text:p text:style-name="Table_20_Contents">Displays in the current location, the formula contained <text:span text:style-name="T4">in</text:span> a cell cell at <text:span text:style-name="Strong_20_Emphasis">Reference</text:span> position. If no formula at <text:span text:style-name="Strong_20_Emphasis">Reference</text:span> can be found, or if the presented argument is not a reference, returns the error value #N/A.</text:p>
          </text:deletion>
        </text:changed-region>
        <text:changed-region xml:id="ct504950080" text:id="ct504950080">
          <text:insertion>
            <office:change-info>
              <dc:creator>Steve Fanning</dc:creator>
              <dc:date>2019-12-02T16:23:15</dc:date>
            </office:change-info>
          </text:insertion>
        </text:changed-region>
        <text:changed-region xml:id="ct559648432" text:id="ct559648432">
          <text:insertion>
            <office:change-info>
              <dc:creator>Steve Fanning</dc:creator>
              <dc:date>2019-11-21T09:51:40</dc:date>
            </office:change-info>
          </text:insertion>
        </text:changed-region>
        <text:changed-region xml:id="ct504980256" text:id="ct504980256">
          <text:insertion>
            <office:change-info>
              <dc:creator>Steve Fanning</dc:creator>
              <dc:date>2019-11-21T09:52:55</dc:date>
            </office:change-info>
          </text:insertion>
        </text:changed-region>
        <text:changed-region xml:id="ct358365376" text:id="ct358365376">
          <text:deletion>
            <office:change-info>
              <dc:creator>Steve Fanning</dc:creator>
              <dc:date>2019-11-21T09:53:06</dc:date>
            </office:change-info>
            <text:p text:style-name="Table_20_Contents">arguments</text:p>
          </text:deletion>
        </text:changed-region>
        <text:changed-region xml:id="ct309275376" text:id="ct309275376">
          <text:insertion>
            <office:change-info>
              <dc:creator>Steve Fanning</dc:creator>
              <dc:date>2019-12-02T16:23:32</dc:date>
            </office:change-info>
          </text:insertion>
        </text:changed-region>
        <text:changed-region xml:id="ct788410128" text:id="ct788410128">
          <text:insertion>
            <office:change-info>
              <dc:creator>Steve Fanning</dc:creator>
              <dc:date>2019-11-21T09:53:09</dc:date>
            </office:change-info>
          </text:insertion>
        </text:changed-region>
        <text:changed-region xml:id="ct762361360" text:id="ct762361360">
          <text:insertion>
            <office:change-info>
              <dc:creator>Steve Fanning</dc:creator>
              <dc:date>2019-12-02T16:23:39</dc:date>
            </office:change-info>
          </text:insertion>
        </text:changed-region>
        <text:changed-region xml:id="ct265398624" text:id="ct265398624">
          <text:deletion>
            <office:change-info>
              <dc:creator>Steve Fanning</dc:creator>
              <dc:date>2019-12-02T16:23:48</dc:date>
            </office:change-info>
            <text:p text:style-name="Table_20_Contents"><text:span text:style-name="T93">. See the </text:span></text:p>
          </text:deletion>
        </text:changed-region>
        <text:changed-region xml:id="ct761504720" text:id="ct761504720">
          <text:insertion>
            <office:change-info>
              <dc:creator>Steve Fanning</dc:creator>
              <dc:date>2019-12-02T19:20:20</dc:date>
            </office:change-info>
          </text:insertion>
        </text:changed-region>
        <text:changed-region xml:id="ct668836016" text:id="ct668836016">
          <text:deletion>
            <office:change-info>
              <dc:creator>Steve Fanning</dc:creator>
              <dc:date>2019-12-02T19:20:30</dc:date>
            </office:change-info>
            <text:p text:style-name="Table_20_Contents"><text:span text:style-name="T100"><text:s/></text:span></text:p>
          </text:deletion>
        </text:changed-region>
        <text:changed-region xml:id="ct558502656" text:id="ct558502656">
          <text:deletion>
            <office:change-info>
              <dc:creator>Steve Fanning</dc:creator>
              <dc:date>2019-11-21T09:53:43</dc:date>
            </office:change-info>
            <text:p text:style-name="Table_20_Contents"><text:span text:style-name="T100">ing</text:span></text:p>
          </text:deletion>
        </text:changed-region>
        <text:changed-region xml:id="ct525749200" text:id="ct525749200">
          <text:deletion>
            <office:change-info>
              <dc:creator>Steve Fanning</dc:creator>
              <dc:date>2019-12-02T16:23:54</dc:date>
            </office:change-info>
            <text:p text:style-name="Table_20_Contents"><text:span text:style-name="T100">for the list</text:span></text:p>
          </text:deletion>
        </text:changed-region>
        <text:changed-region xml:id="ct503122176" text:id="ct503122176">
          <text:insertion>
            <office:change-info>
              <dc:creator>Steve Fanning</dc:creator>
              <dc:date>2019-12-02T16:23:54</dc:date>
            </office:change-info>
          </text:insertion>
        </text:changed-region>
        <text:changed-region xml:id="ct561112176" text:id="ct561112176">
          <text:deletion>
            <office:change-info>
              <dc:creator>Steve Fanning</dc:creator>
              <dc:date>2019-12-02T16:24:17</dc:date>
            </office:change-info>
            <text:p text:style-name="Table_20_Contents"><text:s/></text:p>
          </text:deletion>
        </text:changed-region>
        <text:changed-region xml:id="ct145560528" text:id="ct145560528">
          <text:deletion>
            <office:change-info>
              <dc:creator>Steve Fanning</dc:creator>
              <dc:date>2019-11-21T09:54:49</dc:date>
            </office:change-info>
            <text:p text:style-name="Table_20_Contents">Returns TRUE if the referenced cell is blank, else returns FALSE. <text:bookmark text:name="ISBLANK1111111111111111111111111111111111111111111111111111111111111111111"/>If <text:span text:style-name="Strong_20_Emphasis">value</text:span> is of type Number, Text, or Logical, return FALSE. If <text:span text:style-name="Strong_20_Emphasis">value</text:span> is a reference to a cell, examine the cell; if it is blank (has no value), return TRUE, but if it has a value, return FALSE. A cell with the empty string is not considered blank.</text:p>
          </text:deletion>
        </text:changed-region>
        <text:changed-region xml:id="ct394995984" text:id="ct394995984">
          <text:insertion>
            <office:change-info>
              <dc:creator>Steve Fanning</dc:creator>
              <dc:date>2019-11-21T09:54:13</dc:date>
            </office:change-info>
          </text:insertion>
        </text:changed-region>
        <text:changed-region xml:id="ct480019472" text:id="ct480019472">
          <text:insertion>
            <office:change-info>
              <dc:creator>Steve Fanning</dc:creator>
              <dc:date>2019-12-06T13:57:42</dc:date>
            </office:change-info>
          </text:insertion>
        </text:changed-region>
        <text:changed-region xml:id="ct756356688" text:id="ct756356688">
          <text:insertion>
            <office:change-info>
              <dc:creator>Steve Fanning</dc:creator>
              <dc:date>2019-11-21T09:55:23</dc:date>
            </office:change-info>
          </text:insertion>
        </text:changed-region>
        <text:changed-region xml:id="ct713663520" text:id="ct713663520">
          <text:deletion>
            <office:change-info>
              <dc:creator>Steve Fanning</dc:creator>
              <dc:date>2019-11-21T09:55:33</dc:date>
            </office:change-info>
            <text:p text:style-name="Table_20_Contents">You can use this function to control error values in certain cells. </text:p>
          </text:deletion>
        </text:changed-region>
        <text:changed-region xml:id="ct168612112" text:id="ct168612112">
          <text:deletion>
            <office:change-info>
              <dc:creator>Steve Fanning</dc:creator>
              <dc:date>2019-12-02T16:24:58</dc:date>
            </office:change-info>
            <text:p text:style-name="Table_20_Contents">in which a test</text:p>
          </text:deletion>
        </text:changed-region>
        <text:changed-region xml:id="ct405049584" text:id="ct405049584">
          <text:insertion>
            <office:change-info>
              <dc:creator>Steve Fanning</dc:creator>
              <dc:date>2019-12-02T16:24:58</dc:date>
            </office:change-info>
          </text:insertion>
        </text:changed-region>
        <text:changed-region xml:id="ct549469312" text:id="ct549469312">
          <text:insertion>
            <office:change-info>
              <dc:creator>Steve Fanning</dc:creator>
              <dc:date>2019-12-02T16:25:00</dc:date>
            </office:change-info>
          </text:insertion>
        </text:changed-region>
        <text:changed-region xml:id="ct49962896" text:id="ct49962896">
          <text:deletion>
            <office:change-info>
              <dc:creator>Steve Fanning</dc:creator>
              <dc:date>2019-12-02T16:25:03</dc:date>
            </office:change-info>
            <text:p text:style-name="Table_20_Contents"><text:span text:style-name="T93"><text:s/>is performed</text:span></text:p>
          </text:deletion>
        </text:changed-region>
        <text:changed-region xml:id="ct510216416" text:id="ct510216416">
          <text:deletion>
            <office:change-info>
              <dc:creator>Steve Fanning</dc:creator>
              <dc:date>2019-11-21T09:57:28</dc:date>
            </office:change-info>
            <text:p text:style-name="Table_20_Contents">The ISERROR tests if the cells contain general error values. ISERROR recognizes the #N/A error value. If an error occurs, the function returns a logical or numerical value. <text:span text:style-name="Strong_20_Emphasis">value</text:span> is any value where a test is performed to determine whether it is an error value.</text:p>
          </text:deletion>
        </text:changed-region>
        <text:changed-region xml:id="ct522186112" text:id="ct522186112">
          <text:insertion>
            <office:change-info>
              <dc:creator>Steve Fanning</dc:creator>
              <dc:date>2019-11-21T09:55:54</dc:date>
            </office:change-info>
          </text:insertion>
        </text:changed-region>
        <text:changed-region xml:id="ct288947728" text:id="ct288947728">
          <text:deletion>
            <office:change-info>
              <dc:creator>Steve Fanning</dc:creator>
              <dc:date>2019-12-02T16:25:28</dc:date>
            </office:change-info>
            <text:p text:style-name="Table_20_Contents">an </text:p>
          </text:deletion>
        </text:changed-region>
        <text:changed-region xml:id="ct555906224" text:id="ct555906224">
          <text:deletion>
            <office:change-info>
              <dc:creator>Steve Fanning</dc:creator>
              <dc:date>2019-12-02T16:25:32</dc:date>
            </office:change-info>
            <text:p text:style-name="Table_20_Contents"><text:s/>integer</text:p>
          </text:deletion>
        </text:changed-region>
        <text:changed-region xml:id="ct553938528" text:id="ct553938528">
          <text:deletion>
            <office:change-info>
              <dc:creator>Steve Fanning</dc:creator>
              <dc:date>2019-12-02T16:25:48</dc:date>
            </office:change-info>
            <text:p text:style-name="Table_20_Contents">TRUE (</text:p>
          </text:deletion>
        </text:changed-region>
        <text:changed-region xml:id="ct264157536" text:id="ct264157536">
          <text:deletion>
            <office:change-info>
              <dc:creator>Steve Fanning</dc:creator>
              <dc:date>2019-12-02T16:25:50</dc:date>
            </office:change-info>
            <text:p text:style-name="Table_20_Contents">)</text:p>
          </text:deletion>
        </text:changed-region>
        <text:changed-region xml:id="ct482197232" text:id="ct482197232">
          <text:deletion>
            <office:change-info>
              <dc:creator>Steve Fanning</dc:creator>
              <dc:date>2019-11-21T09:58:05</dc:date>
            </office:change-info>
            <text:p text:style-name="Table_20_Contents">the integer part of </text:p>
          </text:deletion>
        </text:changed-region>
        <text:changed-region xml:id="ct760176432" text:id="ct760176432">
          <text:insertion>
            <office:change-info>
              <dc:creator>Steve Fanning</dc:creator>
              <dc:date>2019-12-02T16:26:29</dc:date>
            </office:change-info>
          </text:insertion>
        </text:changed-region>
        <text:changed-region xml:id="ct278595568" text:id="ct278595568">
          <text:deletion>
            <office:change-info>
              <dc:creator>Steve Fanning</dc:creator>
              <dc:date>2019-12-02T16:26:44</dc:date>
            </office:change-info>
            <text:p text:style-name="Table_20_Contents"><text:span text:style-name="T94"><text:s/>returns a whole number when divided by 2</text:span></text:p>
          </text:deletion>
        </text:changed-region>
        <text:changed-region xml:id="ct163032592" text:id="ct163032592">
          <text:deletion>
            <office:change-info>
              <dc:creator>Steve Fanning</dc:creator>
              <dc:date>2019-11-21T09:58:36</dc:date>
            </office:change-info>
            <text:p text:style-name="Table_20_Contents">number format</text:p>
          </text:deletion>
        </text:changed-region>
        <text:changed-region xml:id="ct297113568" text:id="ct297113568">
          <text:insertion>
            <office:change-info>
              <dc:creator>Steve Fanning</dc:creator>
              <dc:date>2019-11-21T09:58:36</dc:date>
            </office:change-info>
          </text:insertion>
        </text:changed-region>
        <text:changed-region xml:id="ct593931088" text:id="ct593931088">
          <text:deletion>
            <office:change-info>
              <dc:creator>Steve Fanning</dc:creator>
              <dc:date>2019-11-21T09:58:46</dc:date>
            </office:change-info>
            <text:p text:style-name="Table_20_Contents">a logical or numerical value</text:p>
          </text:deletion>
        </text:changed-region>
        <text:changed-region xml:id="ct413723680" text:id="ct413723680">
          <text:insertion>
            <office:change-info>
              <dc:creator>Steve Fanning</dc:creator>
              <dc:date>2019-11-21T09:58:46</dc:date>
            </office:change-info>
          </text:insertion>
        </text:changed-region>
        <text:changed-region xml:id="ct384909008" text:id="ct384909008">
          <text:deletion>
            <office:change-info>
              <dc:creator>Steve Fanning</dc:creator>
              <dc:date>2019-12-02T16:27:48</dc:date>
            </office:change-info>
            <text:p text:style-name="Table_20_Contents">the </text:p>
          </text:deletion>
        </text:changed-region>
        <text:changed-region xml:id="ct132520896" text:id="ct132520896">
          <text:insertion>
            <office:change-info>
              <dc:creator>Steve Fanning</dc:creator>
              <dc:date>2019-12-02T16:27:58</dc:date>
            </office:change-info>
          </text:insertion>
        </text:changed-region>
        <text:changed-region xml:id="ct537251072" text:id="ct537251072">
          <text:deletion>
            <office:change-info>
              <dc:creator>Steve Fanning</dc:creator>
              <dc:date>2019-12-02T16:27:52</dc:date>
            </office:change-info>
            <text:p text:style-name="Table_20_Contents">(value not available) </text:p>
          </text:deletion>
        </text:changed-region>
        <text:changed-region xml:id="ct395162160" text:id="ct395162160">
          <text:insertion>
            <office:change-info>
              <dc:creator>Steve Fanning</dc:creator>
              <dc:date>2019-12-02T16:28:02</dc:date>
            </office:change-info>
          </text:insertion>
        </text:changed-region>
        <text:changed-region xml:id="ct152504384" text:id="ct152504384">
          <text:deletion>
            <office:change-info>
              <dc:creator>Steve Fanning</dc:creator>
              <dc:date>2019-12-02T16:28:16</dc:date>
            </office:change-info>
            <text:p text:style-name="Table_20_Contents">a logical or numerical value</text:p>
          </text:deletion>
        </text:changed-region>
        <text:changed-region xml:id="ct481763024" text:id="ct481763024">
          <text:insertion>
            <office:change-info>
              <dc:creator>Steve Fanning</dc:creator>
              <dc:date>2019-12-02T16:28:16</dc:date>
            </office:change-info>
          </text:insertion>
        </text:changed-region>
        <text:changed-region xml:id="ct123340800" text:id="ct123340800">
          <text:deletion>
            <office:change-info>
              <dc:creator>Steve Fanning</dc:creator>
              <dc:date>2019-11-21T09:59:37</dc:date>
            </office:change-info>
            <text:p text:style-name="Table_20_Contents">parameter does not have type Text</text:p>
          </text:deletion>
        </text:changed-region>
        <text:changed-region xml:id="ct791354512" text:id="ct791354512">
          <text:insertion>
            <office:change-info>
              <dc:creator>Steve Fanning</dc:creator>
              <dc:date>2019-11-21T09:59:37</dc:date>
            </office:change-info>
          </text:insertion>
        </text:changed-region>
        <text:changed-region xml:id="ct264660064" text:id="ct264660064">
          <text:insertion>
            <office:change-info>
              <dc:creator>Steve Fanning</dc:creator>
              <dc:date>2019-12-06T13:57:56</dc:date>
            </office:change-info>
          </text:insertion>
        </text:changed-region>
        <text:changed-region xml:id="ct764512224" text:id="ct764512224">
          <text:deletion>
            <office:change-info>
              <dc:creator>Steve Fanning</dc:creator>
              <dc:date>2019-11-21T09:59:09</dc:date>
            </office:change-info>
            <text:p text:style-name="Table_20_Contents">a logical or numerical value</text:p>
          </text:deletion>
        </text:changed-region>
        <text:changed-region xml:id="ct525217952" text:id="ct525217952">
          <text:insertion>
            <office:change-info>
              <dc:creator>Steve Fanning</dc:creator>
              <dc:date>2019-12-02T16:28:37</dc:date>
            </office:change-info>
          </text:insertion>
        </text:changed-region>
        <text:changed-region xml:id="ct574518016" text:id="ct574518016">
          <text:insertion>
            <office:change-info>
              <dc:creator>Steve Fanning</dc:creator>
              <dc:date>2019-11-21T09:59:23</dc:date>
            </office:change-info>
          </text:insertion>
        </text:changed-region>
        <text:changed-region xml:id="ct567029920" text:id="ct567029920">
          <text:insertion>
            <office:change-info>
              <dc:creator>Steve Fanning</dc:creator>
              <dc:date>2019-12-02T16:28:53</dc:date>
            </office:change-info>
          </text:insertion>
        </text:changed-region>
        <text:changed-region xml:id="ct456152336" text:id="ct456152336">
          <text:deletion>
            <office:change-info>
              <dc:creator>Steve Fanning</dc:creator>
              <dc:date>2019-11-21T10:00:31</dc:date>
            </office:change-info>
            <text:p text:style-name="Table_20_Contents"><text:span text:style-name="Strong_20_Emphasis">value</text:span> evaluates to a number</text:p>
          </text:deletion>
        </text:changed-region>
        <text:changed-region xml:id="ct683870976" text:id="ct683870976">
          <text:insertion>
            <office:change-info>
              <dc:creator>Steve Fanning</dc:creator>
              <dc:date>2019-11-21T10:00:31</dc:date>
            </office:change-info>
          </text:insertion>
        </text:changed-region>
        <text:changed-region xml:id="ct685916960" text:id="ct685916960">
          <text:deletion>
            <office:change-info>
              <dc:creator>Steve Fanning</dc:creator>
              <dc:date>2019-12-02T16:29:00</dc:date>
            </office:change-info>
            <text:p text:style-name="Table_20_Contents">(1) </text:p>
          </text:deletion>
        </text:changed-region>
        <text:changed-region xml:id="ct582104784" text:id="ct582104784">
          <text:deletion>
            <office:change-info>
              <dc:creator>Steve Fanning</dc:creator>
              <dc:date>2019-12-02T16:29:02</dc:date>
            </office:change-info>
            <text:p text:style-name="Table_20_Contents">(0) </text:p>
          </text:deletion>
        </text:changed-region>
        <text:changed-region xml:id="ct466128192" text:id="ct466128192">
          <text:insertion>
            <office:change-info>
              <dc:creator>Steve Fanning</dc:creator>
              <dc:date>2019-12-02T16:29:28</dc:date>
            </office:change-info>
          </text:insertion>
        </text:changed-region>
        <text:changed-region xml:id="ct567115664" text:id="ct567115664">
          <text:deletion>
            <office:change-info>
              <dc:creator>Steve Fanning</dc:creator>
              <dc:date>2019-12-02T16:29:28</dc:date>
            </office:change-info>
            <text:p text:style-name="P54"><text:span text:style-name="T94">.</text:span></text:p>
          </text:deletion>
        </text:changed-region>
        <text:changed-region xml:id="ct150908560" text:id="ct150908560">
          <text:insertion>
            <office:change-info>
              <dc:creator>Steve Fanning</dc:creator>
              <dc:date>2019-12-06T13:58:11</dc:date>
            </office:change-info>
          </text:insertion>
        </text:changed-region>
        <text:changed-region xml:id="ct697172832" text:id="ct697172832">
          <text:insertion>
            <office:change-info>
              <dc:creator>Steve Fanning</dc:creator>
              <dc:date>2019-12-06T13:58:17</dc:date>
            </office:change-info>
          </text:insertion>
        </text:changed-region>
        <text:changed-region xml:id="ct122903424" text:id="ct122903424">
          <text:insertion>
            <office:change-info>
              <dc:creator>Steve Fanning</dc:creator>
              <dc:date>2019-12-06T13:58:23</dc:date>
            </office:change-info>
          </text:insertion>
        </text:changed-region>
        <text:changed-region xml:id="ct689074944" text:id="ct689074944">
          <text:insertion>
            <office:change-info>
              <dc:creator>Steve Fanning</dc:creator>
              <dc:date>2019-11-21T10:01:19</dc:date>
            </office:change-info>
          </text:insertion>
        </text:changed-region>
        <text:changed-region xml:id="ct409544032" text:id="ct409544032">
          <text:deletion>
            <office:change-info>
              <dc:creator>Steve Fanning</dc:creator>
              <dc:date>2019-11-21T10:01:11</dc:date>
            </office:change-info>
            <text:p text:style-name="Table_20_Contents">of type</text:p>
          </text:deletion>
        </text:changed-region>
        <text:changed-region xml:id="ct705268928" text:id="ct705268928">
          <text:insertion>
            <office:change-info>
              <dc:creator>Steve Fanning</dc:creator>
              <dc:date>2019-11-21T10:01:11</dc:date>
            </office:change-info>
          </text:insertion>
        </text:changed-region>
        <text:changed-region xml:id="ct235865232" text:id="ct235865232">
          <text:insertion>
            <office:change-info>
              <dc:creator>Steve Fanning</dc:creator>
              <dc:date>2019-11-21T10:01:23</dc:date>
            </office:change-info>
          </text:insertion>
        </text:changed-region>
        <text:changed-region xml:id="ct438050592" text:id="ct438050592">
          <text:deletion>
            <office:change-info>
              <dc:creator>Steve Fanning</dc:creator>
              <dc:date>2019-11-21T10:01:35</dc:date>
            </office:change-info>
            <text:p text:style-name="Table_20_Contents"><text:span text:style-name="T71">text</text:span></text:p>
          </text:deletion>
        </text:changed-region>
        <text:changed-region xml:id="ct122932208" text:id="ct122932208">
          <text:deletion>
            <office:change-info>
              <dc:creator>Steve Fanning</dc:creator>
              <dc:date>2019-11-21T10:01:45</dc:date>
            </office:change-info>
            <text:p text:style-name="Table_20_Contents">a logical or numerical value</text:p>
          </text:deletion>
        </text:changed-region>
        <text:changed-region xml:id="ct121906960" text:id="ct121906960">
          <text:insertion>
            <office:change-info>
              <dc:creator>Steve Fanning</dc:creator>
              <dc:date>2019-11-21T10:01:45</dc:date>
            </office:change-info>
          </text:insertion>
        </text:changed-region>
        <text:changed-region xml:id="ct309274544" text:id="ct309274544">
          <text:insertion>
            <office:change-info>
              <dc:creator>Steve Fanning</dc:creator>
              <dc:date>2019-12-06T13:58:29</dc:date>
            </office:change-info>
          </text:insertion>
        </text:changed-region>
        <text:changed-region xml:id="ct753686448" text:id="ct753686448">
          <text:deletion>
            <office:change-info>
              <dc:creator>Steve Fanning</dc:creator>
              <dc:date>2019-12-06T13:58:29</dc:date>
            </office:change-info>
            <text:p text:style-name="Table_20_Contents"><text:span text:style-name="Strong_20_Emphasis"><text:span text:style-name="T106">V</text:span></text:span></text:p>
          </text:deletion>
        </text:changed-region>
        <text:changed-region xml:id="ct474501680" text:id="ct474501680">
          <text:format-change>
            <office:change-info>
              <dc:creator>Steve Fanning</dc:creator>
              <dc:date>2019-12-06T13:58:32</dc:date>
            </office:change-info>
          </text:format-change>
        </text:changed-region>
        <text:changed-region xml:id="ct392765136" text:id="ct392765136">
          <text:deletion>
            <office:change-info>
              <dc:creator>Steve Fanning</dc:creator>
              <dc:date>2019-11-21T10:01:56</dc:date>
            </office:change-info>
            <text:p text:style-name="Table_20_Contents"><text:s/>If <text:span text:style-name="Strong_20_Emphasis">value</text:span> is a reference, the content of the reference is evaluated.</text:p>
          </text:deletion>
        </text:changed-region>
        <text:changed-region xml:id="ct555092080" text:id="ct555092080">
          <text:deletion>
            <office:change-info>
              <dc:creator>Steve Fanning</dc:creator>
              <dc:date>2019-11-21T10:03:27</dc:date>
            </office:change-info>
            <text:p text:style-name="Table_20_Contents">Return the number of <text:span text:style-name="Strong_20_Emphasis">value</text:span>. If <text:span text:style-name="Strong_20_Emphasis">value</text:span> is a reference the reference content is evaluated. If <text:span text:style-name="Strong_20_Emphasis">value</text:span> is a logical value, 1 is returned for TRUE, else 0. If <text:span text:style-name="Strong_20_Emphasis">value</text:span> is an error it is returned. Text returns a 0.</text:p>
          </text:deletion>
        </text:changed-region>
        <text:changed-region xml:id="ct755185792" text:id="ct755185792">
          <text:insertion>
            <office:change-info>
              <dc:creator>Steve Fanning</dc:creator>
              <dc:date>2019-11-21T10:02:24</dc:date>
            </office:change-info>
          </text:insertion>
        </text:changed-region>
        <text:changed-region xml:id="ct459413024" text:id="ct459413024">
          <text:deletion>
            <office:change-info>
              <dc:creator>Steve Fanning</dc:creator>
              <dc:date>2019-11-21T10:03:46</dc:date>
            </office:change-info>
            <text:p text:style-name="Table_20_Contents">the error</text:p>
          </text:deletion>
        </text:changed-region>
        <text:changed-region xml:id="ct55269696" text:id="ct55269696">
          <text:insertion>
            <office:change-info>
              <dc:creator>Steve Fanning</dc:creator>
              <dc:date>2019-11-21T10:03:46</dc:date>
            </office:change-info>
          </text:insertion>
        </text:changed-region>
        <text:changed-region xml:id="ct404381904" text:id="ct404381904">
          <text:insertion>
            <office:change-info>
              <dc:creator>Steve Fanning</dc:creator>
              <dc:date>2019-12-02T16:30:08</dc:date>
            </office:change-info>
          </text:insertion>
        </text:changed-region>
        <text:changed-region xml:id="ct330771872" text:id="ct330771872">
          <text:deletion>
            <office:change-info>
              <dc:creator>Steve Fanning</dc:creator>
              <dc:date>2019-11-21T10:04:03</dc:date>
            </office:change-info>
            <text:p text:style-name="Table_20_Contents"><text:s/>If <text:span text:style-name="Strong_20_Emphasis">value</text:span> references an empty cell, an error is returned. The results of a formula in a reference are not evaluated.</text:p>
          </text:deletion>
        </text:changed-region>
        <text:changed-region xml:id="ct457699360" text:id="ct457699360">
          <text:insertion>
            <office:change-info>
              <dc:creator>Steve Fanning</dc:creator>
              <dc:date>2019-11-21T10:53:38</dc:date>
            </office:change-info>
          </text:insertion>
        </text:changed-region>
        <text:changed-region xml:id="ct672435792" text:id="ct672435792">
          <text:insertion>
            <office:change-info>
              <dc:creator>Steve Fanning</dc:creator>
              <dc:date>2019-11-21T10:53:58</dc:date>
            </office:change-info>
          </text:insertion>
        </text:changed-region>
        <text:changed-region xml:id="ct668707904" text:id="ct668707904">
          <text:deletion>
            <office:change-info>
              <dc:creator>Steve Fanning</dc:creator>
              <dc:date>2019-11-21T10:54:23</dc:date>
            </office:change-info>
            <text:list xml:id="list223802377" text:style-name="List_20_1">
              <text:list-item>
                <text:p text:style-name="P88">specifies the column which the function operates on after the search criteria of the first parameter is applied and the data rows are selected. It is not related to the search criteria itself. The number 0 specifies the whole data range. To reference a column by using the column header name, place quotation marks around the header name</text:p>
              </text:list-item>
            </text:list>
          </text:deletion>
        </text:changed-region>
        <text:changed-region xml:id="ct405325808" text:id="ct405325808">
          <text:insertion>
            <office:change-info>
              <dc:creator>Steve Fanning</dc:creator>
              <dc:date>2019-11-21T10:54:23</dc:date>
            </office:change-info>
          </text:insertion>
        </text:changed-region>
        <text:changed-region xml:id="ct766590800" text:id="ct766590800">
          <text:deletion>
            <office:change-info>
              <dc:creator>Steve Fanning</dc:creator>
              <dc:date>2019-11-21T10:56:28</dc:date>
            </office:change-info>
            <text:list xml:id="list104544469319120" text:continue-numbering="true" text:style-name="List_20_1">
              <text:list-item>
                <text:p text:style-name="P88">is a cell range containing the search criteria.. Empty cells in the search criteria range will be ignored</text:p>
              </text:list-item>
            </text:list>
          </text:deletion>
        </text:changed-region>
        <text:changed-region xml:id="ct761398320" text:id="ct761398320">
          <text:insertion>
            <office:change-info>
              <dc:creator>Steve Fanning</dc:creator>
              <dc:date>2019-11-21T10:56:28</dc:date>
            </office:change-info>
          </text:insertion>
        </text:changed-region>
        <text:changed-region xml:id="ct162700288" text:id="ct162700288">
          <text:deletion>
            <office:change-info>
              <dc:creator>Steve Fanning</dc:creator>
              <dc:date>2019-11-21T10:57:08</dc:date>
            </office:change-info>
            <text:p text:style-name="P68">average</text:p>
          </text:deletion>
        </text:changed-region>
        <text:changed-region xml:id="ct546888272" text:id="ct546888272">
          <text:insertion>
            <office:change-info>
              <dc:creator>Steve Fanning</dc:creator>
              <dc:date>2019-11-21T10:57:08</dc:date>
            </office:change-info>
          </text:insertion>
        </text:changed-region>
        <text:changed-region xml:id="ct429141712" text:id="ct429141712">
          <text:deletion>
            <office:change-info>
              <dc:creator>Steve Fanning</dc:creator>
              <dc:date>2019-11-21T11:15:25</dc:date>
            </office:change-info>
            <text:p text:style-name="Table_20_Contents">record or field values</text:p>
          </text:deletion>
        </text:changed-region>
        <text:changed-region xml:id="ct592072272" text:id="ct592072272">
          <text:insertion>
            <office:change-info>
              <dc:creator>Steve Fanning</dc:creator>
              <dc:date>2019-11-21T11:15:25</dc:date>
            </office:change-info>
          </text:insertion>
        </text:changed-region>
        <text:changed-region xml:id="ct477232352" text:id="ct477232352">
          <text:deletion>
            <office:change-info>
              <dc:creator>Steve Fanning</dc:creator>
              <dc:date>2019-11-21T11:15:35</dc:date>
            </office:change-info>
            <text:p text:style-name="Table_20_Contents">in the search criteria</text:p>
          </text:deletion>
        </text:changed-region>
        <text:changed-region xml:id="ct577068784" text:id="ct577068784">
          <text:insertion>
            <office:change-info>
              <dc:creator>Steve Fanning</dc:creator>
              <dc:date>2019-11-21T11:15:35</dc:date>
            </office:change-info>
          </text:insertion>
        </text:changed-region>
        <text:changed-region xml:id="ct686443616" text:id="ct686443616">
          <text:deletion>
            <office:change-info>
              <dc:creator>Steve Fanning</dc:creator>
              <dc:date>2019-11-21T11:15:45</dc:date>
            </office:change-info>
            <text:p text:style-name="Table_20_Contents">(all records) </text:p>
          </text:deletion>
        </text:changed-region>
        <text:changed-region xml:id="ct356805680" text:id="ct356805680">
          <text:deletion>
            <office:change-info>
              <dc:creator>Steve Fanning</dc:creator>
              <dc:date>2019-11-21T11:15:52</dc:date>
            </office:change-info>
            <text:p text:style-name="Table_20_Contents"><text:s/>The search supports regular expressions.</text:p>
          </text:deletion>
        </text:changed-region>
        <text:changed-region xml:id="ct784431728" text:id="ct784431728">
          <text:deletion>
            <office:change-info>
              <dc:creator>Steve Fanning</dc:creator>
              <dc:date>2019-11-21T11:16:01</dc:date>
            </office:change-info>
            <text:p text:style-name="Table_20_Contents"><text:s/>The search supports regular expressions.</text:p>
          </text:deletion>
        </text:changed-region>
        <text:changed-region xml:id="ct122939264" text:id="ct122939264">
          <text:deletion>
            <office:change-info>
              <dc:creator>Steve Fanning</dc:creator>
              <dc:date>2019-11-21T11:16:16</dc:date>
            </office:change-info>
            <text:p text:style-name="Table_20_Contents">s</text:p>
          </text:deletion>
        </text:changed-region>
        <text:changed-region xml:id="ct488949168" text:id="ct488949168">
          <text:insertion>
            <office:change-info>
              <dc:creator>Steve Fanning</dc:creator>
              <dc:date>2019-11-21T11:16:09</dc:date>
            </office:change-info>
          </text:insertion>
        </text:changed-region>
        <text:changed-region xml:id="ct649909984" text:id="ct649909984">
          <text:deletion>
            <office:change-info>
              <dc:creator>Steve Fanning</dc:creator>
              <dc:date>2019-11-21T11:16:24</dc:date>
            </office:change-info>
            <text:p text:style-name="Table_20_Contents"><text:s/>The search supports regular expressions.</text:p>
          </text:deletion>
        </text:changed-region>
        <text:changed-region xml:id="ct492130736" text:id="ct492130736">
          <text:deletion>
            <office:change-info>
              <dc:creator>Steve Fanning</dc:creator>
              <dc:date>2019-11-21T11:16:33</dc:date>
            </office:change-info>
            <text:p text:style-name="Table_20_Contents"><text:s/>The search supports regular expressions.</text:p>
          </text:deletion>
        </text:changed-region>
        <text:changed-region xml:id="ct548677728" text:id="ct548677728">
          <text:insertion>
            <office:change-info>
              <dc:creator>Steve Fanning</dc:creator>
              <dc:date>2019-12-06T14:04:30</dc:date>
            </office:change-info>
          </text:insertion>
        </text:changed-region>
        <text:changed-region xml:id="ct769423248" text:id="ct769423248">
          <text:deletion>
            <office:change-info>
              <dc:creator>Steve Fanning</dc:creator>
              <dc:date>2019-12-06T14:04:30</dc:date>
            </office:change-info>
            <text:p text:style-name="Text_20_body"><text:span text:style-name="T107">A</text:span></text:p>
          </text:deletion>
        </text:changed-region>
        <text:changed-region xml:id="ct756503584" text:id="ct756503584">
          <text:format-change>
            <office:change-info>
              <dc:creator>Steve Fanning</dc:creator>
              <dc:date>2019-12-06T14:04:27</dc:date>
            </office:change-info>
          </text:format-change>
        </text:changed-region>
        <text:changed-region xml:id="ct673995600" text:id="ct673995600">
          <text:insertion>
            <office:change-info>
              <dc:creator>Steve Fanning</dc:creator>
              <dc:date>2019-12-02T16:30:43</dc:date>
            </office:change-info>
          </text:insertion>
        </text:changed-region>
        <text:changed-region xml:id="ct521290144" text:id="ct521290144">
          <text:deletion>
            <office:change-info>
              <dc:creator>Steve Fanning</dc:creator>
              <dc:date>2019-12-02T16:30:43</dc:date>
            </office:change-info>
            <text:p text:style-name="P55"><text:span text:style-name="T95">1</text:span></text:p>
          </text:deletion>
        </text:changed-region>
        <text:changed-region xml:id="ct752880544" text:id="ct752880544">
          <text:insertion>
            <office:change-info>
              <dc:creator>Steve Fanning</dc:creator>
              <dc:date>2019-12-02T16:30:52</dc:date>
            </office:change-info>
          </text:insertion>
        </text:changed-region>
        <text:changed-region xml:id="ct206562848" text:id="ct206562848">
          <text:deletion>
            <office:change-info>
              <dc:creator>Steve Fanning</dc:creator>
              <dc:date>2019-12-02T16:31:11</dc:date>
            </office:change-info>
            <text:p text:style-name="P55"><text:span text:style-name="T95">or omitted, </text:span></text:p>
          </text:deletion>
        </text:changed-region>
        <text:changed-region xml:id="ct163418336" text:id="ct163418336">
          <text:deletion>
            <office:change-info>
              <dc:creator>Steve Fanning</dc:creator>
              <dc:date>2019-12-02T16:31:17</dc:date>
            </office:change-info>
            <text:p text:style-name="P55">in</text:p>
          </text:deletion>
        </text:changed-region>
        <text:changed-region xml:id="ct763168688" text:id="ct763168688">
          <text:insertion>
            <office:change-info>
              <dc:creator>Steve Fanning</dc:creator>
              <dc:date>2019-12-02T16:31:17</dc:date>
            </office:change-info>
          </text:insertion>
        </text:changed-region>
        <text:changed-region xml:id="ct454476480" text:id="ct454476480">
          <text:deletion>
            <office:change-info>
              <dc:creator>Steve Fanning</dc:creator>
              <dc:date>2019-12-02T16:31:22</dc:date>
            </office:change-info>
            <text:p text:style-name="P55"><text:s/>are calculated, else y = m^x functions are calculated</text:p>
          </text:deletion>
        </text:changed-region>
        <text:changed-region xml:id="ct237790784" text:id="ct237790784">
          <text:deletion>
            <office:change-info>
              <dc:creator>Steve Fanning</dc:creator>
              <dc:date>2019-12-02T16:32:10</dc:date>
            </office:change-info>
            <text:p text:style-name="Table_20_Contents">0</text:p>
          </text:deletion>
        </text:changed-region>
        <text:changed-region xml:id="ct353076864" text:id="ct353076864">
          <text:insertion>
            <office:change-info>
              <dc:creator>Steve Fanning</dc:creator>
              <dc:date>2019-12-02T16:32:35</dc:date>
            </office:change-info>
          </text:insertion>
        </text:changed-region>
        <text:changed-region xml:id="ct410028016" text:id="ct410028016">
          <text:deletion>
            <office:change-info>
              <dc:creator>Steve Fanning</dc:creator>
              <dc:date>2019-12-02T16:33:40</dc:date>
            </office:change-info>
            <text:p text:style-name="Table_20_Contents"><text:span text:style-name="T95">,</text:span></text:p>
          </text:deletion>
        </text:changed-region>
        <text:changed-region xml:id="ct455583600" text:id="ct455583600">
          <text:insertion>
            <office:change-info>
              <dc:creator>Steve Fanning</dc:creator>
              <dc:date>2019-12-02T16:32:52</dc:date>
            </office:change-info>
          </text:insertion>
        </text:changed-region>
        <text:changed-region xml:id="ct558372192" text:id="ct558372192">
          <text:insertion>
            <office:change-info>
              <dc:creator>Steve Fanning</dc:creator>
              <dc:date>2019-12-02T16:33:00</dc:date>
            </office:change-info>
          </text:insertion>
        </text:changed-region>
        <text:changed-region xml:id="ct251011520" text:id="ct251011520">
          <text:deletion>
            <office:change-info>
              <dc:creator>Steve Fanning</dc:creator>
              <dc:date>2019-12-02T16:33:09</dc:date>
            </office:change-info>
            <text:p text:style-name="Table_20_Contents"><text:span text:style-name="T95">only </text:span></text:p>
          </text:deletion>
        </text:changed-region>
        <text:changed-region xml:id="ct178619616" text:id="ct178619616">
          <text:insertion>
            <office:change-info>
              <dc:creator>Steve Fanning</dc:creator>
              <dc:date>2019-12-02T16:33:14</dc:date>
            </office:change-info>
          </text:insertion>
        </text:changed-region>
        <text:changed-region xml:id="ct766833488" text:id="ct766833488">
          <text:deletion>
            <office:change-info>
              <dc:creator>Steve Fanning</dc:creator>
              <dc:date>2019-12-02T16:33:18</dc:date>
            </office:change-info>
            <text:p text:style-name="Table_20_Contents"><text:s/>is calculated. Otherwise, other statistics will be returned, s</text:p>
          </text:deletion>
        </text:changed-region>
        <text:changed-region xml:id="ct534689552" text:id="ct534689552">
          <text:insertion>
            <office:change-info>
              <dc:creator>Steve Fanning</dc:creator>
              <dc:date>2019-12-02T16:33:18</dc:date>
            </office:change-info>
          </text:insertion>
        </text:changed-region>
        <text:changed-region xml:id="ct182494208" text:id="ct182494208">
          <text:insertion>
            <office:change-info>
              <dc:creator>Steve Fanning</dc:creator>
              <dc:date>2019-12-02T16:33:21</dc:date>
            </office:change-info>
          </text:insertion>
        </text:changed-region>
        <text:changed-region xml:id="ct406125488" text:id="ct406125488">
          <text:insertion>
            <office:change-info>
              <dc:creator>Steve Fanning</dc:creator>
              <dc:date>2019-12-02T16:31:59</dc:date>
            </office:change-info>
          </text:insertion>
        </text:changed-region>
        <text:changed-region xml:id="ct541636608" text:id="ct541636608">
          <text:deletion>
            <office:change-info>
              <dc:creator>Steve Fanning</dc:creator>
              <dc:date>2019-12-02T16:31:58</dc:date>
            </office:change-info>
            <text:p text:style-name="Table_20_Contents"><text:span text:style-name="T95">D</text:span></text:p>
          </text:deletion>
        </text:changed-region>
        <text:changed-region xml:id="ct518635552" text:id="ct518635552">
          <text:deletion>
            <office:change-info>
              <dc:creator>Steve Fanning</dc:creator>
              <dc:date>2019-12-06T14:05:38</dc:date>
            </office:change-info>
            <text:p text:style-name="Table_20_Contents">.</text:p>
          </text:deletion>
        </text:changed-region>
        <text:changed-region xml:id="ct602500496" text:id="ct602500496">
          <text:insertion>
            <office:change-info>
              <dc:creator>Steve Fanning</dc:creator>
              <dc:date>2019-12-06T14:05:39</dc:date>
            </office:change-info>
          </text:insertion>
        </text:changed-region>
        <text:changed-region xml:id="ct404635168" text:id="ct404635168">
          <text:insertion>
            <office:change-info>
              <dc:creator>Steve Fanning</dc:creator>
              <dc:date>2019-12-02T16:34:00</dc:date>
            </office:change-info>
          </text:insertion>
        </text:changed-region>
        <text:changed-region xml:id="ct150092656" text:id="ct150092656">
          <text:deletion>
            <office:change-info>
              <dc:creator>Steve Fanning</dc:creator>
              <dc:date>2019-12-02T16:34:51</dc:date>
            </office:change-info>
            <text:p text:style-name="Table_20_Contents"><text:span text:style-name="T95">0, only </text:span></text:p>
          </text:deletion>
        </text:changed-region>
        <text:changed-region xml:id="ct49509792" text:id="ct49509792">
          <text:deletion>
            <office:change-info>
              <dc:creator>Steve Fanning</dc:creator>
              <dc:date>2019-12-06T14:05:52</dc:date>
            </office:change-info>
            <text:p text:style-name="Table_20_Contents"><text:span text:style-name="T95">the </text:span></text:p>
          </text:deletion>
        </text:changed-region>
        <text:changed-region xml:id="ct549937392" text:id="ct549937392">
          <text:deletion>
            <office:change-info>
              <dc:creator>Steve Fanning</dc:creator>
              <dc:date>2019-12-02T16:35:06</dc:date>
            </office:change-info>
            <text:p text:style-name="Table_20_Contents"><text:s/>is calculated; if <text:span text:style-name="Strong_20_Emphasis">stats</text:span> = 1 other statistics will be returned, </text:p>
          </text:deletion>
        </text:changed-region>
        <text:changed-region xml:id="ct764436560" text:id="ct764436560">
          <text:insertion>
            <office:change-info>
              <dc:creator>Steve Fanning</dc:creator>
              <dc:date>2019-12-02T16:35:06</dc:date>
            </office:change-info>
          </text:insertion>
        </text:changed-region>
        <text:changed-region xml:id="ct125632112" text:id="ct125632112">
          <text:deletion>
            <office:change-info>
              <dc:creator>Steve Fanning</dc:creator>
              <dc:date>2019-12-02T16:35:09</dc:date>
            </office:change-info>
            <text:p text:style-name="Table_20_Contents"><text:span text:style-name="T95">s</text:span></text:p>
          </text:deletion>
        </text:changed-region>
        <text:changed-region xml:id="ct473093792" text:id="ct473093792">
          <text:insertion>
            <office:change-info>
              <dc:creator>Steve Fanning</dc:creator>
              <dc:date>2019-12-06T14:05:46</dc:date>
            </office:change-info>
          </text:insertion>
        </text:changed-region>
        <text:changed-region xml:id="ct660168800" text:id="ct660168800">
          <text:deletion>
            <office:change-info>
              <dc:creator>Steve Fanning</dc:creator>
              <dc:date>2019-12-06T14:06:01</dc:date>
            </office:change-info>
            <text:p text:style-name="Table_20_Contents">in</text:p>
          </text:deletion>
        </text:changed-region>
        <text:changed-region xml:id="ct769125136" text:id="ct769125136">
          <text:insertion>
            <office:change-info>
              <dc:creator>Steve Fanning</dc:creator>
              <dc:date>2019-12-06T14:06:01</dc:date>
            </office:change-info>
          </text:insertion>
        </text:changed-region>
        <text:changed-region xml:id="ct506702352" text:id="ct506702352">
          <text:insertion>
            <office:change-info>
              <dc:creator>Steve Fanning</dc:creator>
              <dc:date>2019-12-06T14:06:06</dc:date>
            </office:change-info>
          </text:insertion>
        </text:changed-region>
        <text:changed-region xml:id="ct451688896" text:id="ct451688896">
          <text:deletion>
            <office:change-info>
              <dc:creator>Steve Fanning</dc:creator>
              <dc:date>2019-12-06T14:06:08</dc:date>
            </office:change-info>
            <text:p text:style-name="Table_20_Contents"><text:s/>are</text:p>
          </text:deletion>
        </text:changed-region>
        <text:changed-region xml:id="ct289244000" text:id="ct289244000">
          <text:insertion>
            <office:change-info>
              <dc:creator>Steve Fanning</dc:creator>
              <dc:date>2019-12-06T14:06:14</dc:date>
            </office:change-info>
          </text:insertion>
        </text:changed-region>
        <text:changed-region xml:id="ct526455600" text:id="ct526455600">
          <text:deletion>
            <office:change-info>
              <dc:creator>Steve Fanning</dc:creator>
              <dc:date>2019-12-06T14:06:14</dc:date>
            </office:change-info>
            <text:p text:style-name="Table_20_Contents"><text:span text:style-name="T107">defin</text:span></text:p>
          </text:deletion>
        </text:changed-region>
        <text:changed-region xml:id="ct602942352" text:id="ct602942352">
          <text:format-change>
            <office:change-info>
              <dc:creator>Steve Fanning</dc:creator>
              <dc:date>2019-12-06T14:06:21</dc:date>
            </office:change-info>
          </text:format-change>
        </text:changed-region>
        <text:changed-region xml:id="ct297627760" text:id="ct297627760">
          <text:insertion>
            <office:change-info>
              <dc:creator>Steve Fanning</dc:creator>
              <dc:date>2019-11-21T11:47:21</dc:date>
            </office:change-info>
          </text:insertion>
        </text:changed-region>
        <text:changed-region xml:id="ct545775936" text:id="ct545775936">
          <text:insertion>
            <office:change-info>
              <dc:creator>Steve Fanning</dc:creator>
              <dc:date>2019-11-21T11:46:45</dc:date>
            </office:change-info>
          </text:insertion>
        </text:changed-region>
        <text:changed-region xml:id="ct575401472" text:id="ct575401472">
          <text:insertion>
            <office:change-info>
              <dc:creator>Steve Fanning</dc:creator>
              <dc:date>2019-11-21T11:46:50</dc:date>
            </office:change-info>
          </text:insertion>
        </text:changed-region>
        <text:changed-region xml:id="ct126041632" text:id="ct126041632">
          <text:deletion>
            <office:change-info>
              <dc:creator>Steve Fanning</dc:creator>
              <dc:date>2019-12-02T16:35:47</dc:date>
            </office:change-info>
            <text:p text:style-name="Table_20_Contents">The number of columns for array 1 must equal the number of rows for array 2. </text:p>
          </text:deletion>
        </text:changed-region>
        <text:changed-region xml:id="ct572536432" text:id="ct572536432">
          <text:insertion>
            <office:change-info>
              <dc:creator>Steve Fanning</dc:creator>
              <dc:date>2019-11-21T11:46:55</dc:date>
            </office:change-info>
          </text:insertion>
        </text:changed-region>
        <text:changed-region xml:id="ct588569216" text:id="ct588569216">
          <text:deletion>
            <office:change-info>
              <dc:creator>Steve Fanning</dc:creator>
              <dc:date>2019-11-21T11:46:59</dc:date>
            </office:change-info>
            <text:p text:style-name="Table_20_Contents">at first place </text:p>
          </text:deletion>
        </text:changed-region>
        <text:changed-region xml:id="ct576834688" text:id="ct576834688">
          <text:insertion>
            <office:change-info>
              <dc:creator>Steve Fanning</dc:creator>
              <dc:date>2019-11-21T11:47:02</dc:date>
            </office:change-info>
          </text:insertion>
        </text:changed-region>
        <text:changed-region xml:id="ct128788976" text:id="ct128788976">
          <text:deletion>
            <office:change-info>
              <dc:creator>Steve Fanning</dc:creator>
              <dc:date>2019-11-21T11:47:05</dc:date>
            </office:change-info>
            <text:p text:style-name="Table_20_Contents">at second place </text:p>
          </text:deletion>
        </text:changed-region>
        <text:changed-region xml:id="ct161248624" text:id="ct161248624">
          <text:deletion>
            <office:change-info>
              <dc:creator>Steve Fanning</dc:creator>
              <dc:date>2019-11-21T11:47:15</dc:date>
            </office:change-info>
            <text:p text:style-name="Table_20_Contents"/>
            <text:p text:style-name="Table_20_Contents">Bug 71128: Same name for two variables.</text:p>
          </text:deletion>
        </text:changed-region>
        <text:changed-region xml:id="ct783225888" text:id="ct783225888">
          <text:format-change>
            <office:change-info>
              <dc:creator>Steve Fanning</dc:creator>
              <dc:date>2019-12-06T15:04:06</dc:date>
            </office:change-info>
          </text:format-change>
        </text:changed-region>
        <text:changed-region xml:id="ct358235088" text:id="ct358235088">
          <text:insertion>
            <office:change-info>
              <dc:creator>Steve Fanning</dc:creator>
              <dc:date>2019-11-21T11:47:30</dc:date>
            </office:change-info>
          </text:insertion>
        </text:changed-region>
        <text:changed-region xml:id="ct168300032" text:id="ct168300032">
          <text:format-change>
            <office:change-info>
              <dc:creator>Steve Fanning</dc:creator>
              <dc:date>2019-12-06T14:06:35</dc:date>
            </office:change-info>
          </text:format-change>
        </text:changed-region>
        <text:changed-region xml:id="ct455183168" text:id="ct455183168">
          <text:insertion>
            <office:change-info>
              <dc:creator>Steve Fanning</dc:creator>
              <dc:date>2019-11-21T11:47:41</dc:date>
            </office:change-info>
          </text:insertion>
        </text:changed-region>
        <text:changed-region xml:id="ct411677808" text:id="ct411677808">
          <text:format-change>
            <office:change-info>
              <dc:creator>Steve Fanning</dc:creator>
              <dc:date>2019-12-06T14:06:37</dc:date>
            </office:change-info>
          </text:format-change>
        </text:changed-region>
        <text:changed-region xml:id="ct49703584" text:id="ct49703584">
          <text:insertion>
            <office:change-info>
              <dc:creator>Steve Fanning</dc:creator>
              <dc:date>2019-11-21T11:47:49</dc:date>
            </office:change-info>
          </text:insertion>
        </text:changed-region>
        <text:changed-region xml:id="ct504565408" text:id="ct504565408">
          <text:format-change>
            <office:change-info>
              <dc:creator>Steve Fanning</dc:creator>
              <dc:date>2019-12-06T14:06:42</dc:date>
            </office:change-info>
          </text:format-change>
        </text:changed-region>
        <text:changed-region xml:id="ct516257808" text:id="ct516257808">
          <text:insertion>
            <office:change-info>
              <dc:creator>Steve Fanning</dc:creator>
              <dc:date>2019-11-21T11:47:58</dc:date>
            </office:change-info>
          </text:insertion>
        </text:changed-region>
        <text:changed-region xml:id="ct767513840" text:id="ct767513840">
          <text:insertion>
            <office:change-info>
              <dc:creator>Steve Fanning</dc:creator>
              <dc:date>2019-11-21T11:48:00</dc:date>
            </office:change-info>
          </text:insertion>
        </text:changed-region>
        <text:changed-region xml:id="ct486894432" text:id="ct486894432">
          <text:insertion>
            <office:change-info>
              <dc:creator>Steve Fanning</dc:creator>
              <dc:date>2019-12-02T16:36:06</dc:date>
            </office:change-info>
          </text:insertion>
        </text:changed-region>
        <text:changed-region xml:id="ct297071760" text:id="ct297071760">
          <text:deletion>
            <office:change-info>
              <dc:creator>Steve Fanning</dc:creator>
              <dc:date>2019-12-02T16:36:34</dc:date>
            </office:change-info>
            <text:p text:style-name="P56"><text:span text:style-name="T96">1 or omitted, </text:span></text:p>
          </text:deletion>
        </text:changed-region>
        <text:changed-region xml:id="ct163229568" text:id="ct163229568">
          <text:insertion>
            <office:change-info>
              <dc:creator>Steve Fanning</dc:creator>
              <dc:date>2019-12-02T16:36:36</dc:date>
            </office:change-info>
          </text:insertion>
        </text:changed-region>
        <text:changed-region xml:id="ct481126016" text:id="ct481126016">
          <text:deletion>
            <office:change-info>
              <dc:creator>Steve Fanning</dc:creator>
              <dc:date>2019-12-02T16:36:37</dc:date>
            </office:change-info>
            <text:p text:style-name="P56"><text:span text:style-name="T96">in</text:span></text:p>
          </text:deletion>
        </text:changed-region>
        <text:changed-region xml:id="ct550967360" text:id="ct550967360">
          <text:insertion>
            <office:change-info>
              <dc:creator>Steve Fanning</dc:creator>
              <dc:date>2019-12-02T16:36:44</dc:date>
            </office:change-info>
          </text:insertion>
        </text:changed-region>
        <text:changed-region xml:id="ct514975424" text:id="ct514975424">
          <text:deletion>
            <office:change-info>
              <dc:creator>Steve Fanning</dc:creator>
              <dc:date>2019-12-02T16:36:45</dc:date>
            </office:change-info>
            <text:p text:style-name="P56">, else y = mx functions are calculated</text:p>
          </text:deletion>
        </text:changed-region>
        <text:changed-region xml:id="ct453738208" text:id="ct453738208">
          <text:deletion>
            <office:change-info>
              <dc:creator>Steve Fanning</dc:creator>
              <dc:date>2019-12-02T19:23:28</dc:date>
            </office:change-info>
            <text:p text:style-name="P56">.</text:p>
          </text:deletion>
        </text:changed-region>
        <text:changed-region xml:id="ct768746608" text:id="ct768746608">
          <text:insertion>
            <office:change-info>
              <dc:creator>Steve Fanning</dc:creator>
              <dc:date>2019-11-25T13:05:49</dc:date>
            </office:change-info>
          </text:insertion>
        </text:changed-region>
        <text:changed-region xml:id="ct564535552" text:id="ct564535552">
          <text:insertion>
            <office:change-info>
              <dc:creator>Steve Fanning</dc:creator>
              <dc:date>2019-11-25T13:05:52</dc:date>
            </office:change-info>
          </text:insertion>
        </text:changed-region>
        <text:changed-region xml:id="ct766738112" text:id="ct766738112">
          <text:deletion>
            <office:change-info>
              <dc:creator>Steve Fanning</dc:creator>
              <dc:date>2019-12-06T14:07:15</dc:date>
            </office:change-info>
            <text:p text:style-name="Table_20_Contents">Optionally, whether the address is interpreted as an absolute address (for example, $A$1) or as a relative address (as A1) or in a mixed form (A$1 or $A1) can be determined. The name of the sheet can also be specified. </text:p>
          </text:deletion>
        </text:changed-region>
        <text:changed-region xml:id="ct531876256" text:id="ct531876256">
          <text:deletion>
            <office:change-info>
              <dc:creator>Steve Fanning</dc:creator>
              <dc:date>2019-12-02T16:37:02</dc:date>
            </office:change-info>
            <text:p text:style-name="Table_20_Contents">(required) </text:p>
          </text:deletion>
        </text:changed-region>
        <text:changed-region xml:id="ct650096976" text:id="ct650096976">
          <text:deletion>
            <office:change-info>
              <dc:creator>Steve Fanning</dc:creator>
              <dc:date>2019-12-02T16:37:07</dc:date>
            </office:change-info>
            <text:p text:style-name="Table_20_Contents">(required) </text:p>
          </text:deletion>
        </text:changed-region>
        <text:changed-region xml:id="ct689881664" text:id="ct689881664">
          <text:deletion>
            <office:change-info>
              <dc:creator>Steve Fanning</dc:creator>
              <dc:date>2019-11-25T13:06:38</dc:date>
            </office:change-info>
            <text:p text:style-name="Table_20_Contents">explanation of list numbers</text:p>
          </text:deletion>
        </text:changed-region>
        <text:changed-region xml:id="ct761679008" text:id="ct761679008">
          <text:insertion>
            <office:change-info>
              <dc:creator>Steve Fanning</dc:creator>
              <dc:date>2019-11-25T13:06:38</dc:date>
            </office:change-info>
          </text:insertion>
        </text:changed-region>
        <text:changed-region xml:id="ct544006176" text:id="ct544006176">
          <text:deletion>
            <office:change-info>
              <dc:creator>Steve Fanning</dc:creator>
              <dc:date>2019-12-06T14:07:21</dc:date>
            </office:change-info>
            <text:p text:style-name="Table_20_Contents">parameter</text:p>
          </text:deletion>
        </text:changed-region>
        <text:changed-region xml:id="ct477820448" text:id="ct477820448">
          <text:insertion>
            <office:change-info>
              <dc:creator>Steve Fanning</dc:creator>
              <dc:date>2019-12-06T14:07:21</dc:date>
            </office:change-info>
          </text:insertion>
        </text:changed-region>
        <text:changed-region xml:id="ct504979328" text:id="ct504979328">
          <text:deletion>
            <office:change-info>
              <dc:creator>Steve Fanning</dc:creator>
              <dc:date>2019-12-06T14:07:26</dc:date>
            </office:change-info>
            <text:p text:style-name="Table_20_Contents">parameter</text:p>
          </text:deletion>
        </text:changed-region>
        <text:changed-region xml:id="ct405195600" text:id="ct405195600">
          <text:insertion>
            <office:change-info>
              <dc:creator>Steve Fanning</dc:creator>
              <dc:date>2019-12-06T14:07:26</dc:date>
            </office:change-info>
          </text:insertion>
        </text:changed-region>
        <text:changed-region xml:id="ct561747680" text:id="ct561747680">
          <text:deletion>
            <office:change-info>
              <dc:creator>Steve Fanning</dc:creator>
              <dc:date>2019-12-06T14:07:30</dc:date>
            </office:change-info>
            <text:p text:style-name="Table_20_Contents">parameter</text:p>
          </text:deletion>
        </text:changed-region>
        <text:changed-region xml:id="ct392016624" text:id="ct392016624">
          <text:insertion>
            <office:change-info>
              <dc:creator>Steve Fanning</dc:creator>
              <dc:date>2019-12-06T14:07:30</dc:date>
            </office:change-info>
          </text:insertion>
        </text:changed-region>
        <text:changed-region xml:id="ct432415408" text:id="ct432415408">
          <text:deletion>
            <office:change-info>
              <dc:creator>Steve Fanning</dc:creator>
              <dc:date>2019-12-06T14:07:34</dc:date>
            </office:change-info>
            <text:p text:style-name="Table_20_Contents">parameter</text:p>
          </text:deletion>
        </text:changed-region>
        <text:changed-region xml:id="ct408670544" text:id="ct408670544">
          <text:insertion>
            <office:change-info>
              <dc:creator>Steve Fanning</dc:creator>
              <dc:date>2019-12-06T14:07:34</dc:date>
            </office:change-info>
          </text:insertion>
        </text:changed-region>
        <text:changed-region xml:id="ct402517888" text:id="ct402517888">
          <text:deletion>
            <office:change-info>
              <dc:creator>Steve Fanning</dc:creator>
              <dc:date>2019-12-06T14:07:41</dc:date>
            </office:change-info>
            <text:p text:style-name="Table_20_Contents">parameter</text:p>
          </text:deletion>
        </text:changed-region>
        <text:changed-region xml:id="ct764053552" text:id="ct764053552">
          <text:insertion>
            <office:change-info>
              <dc:creator>Steve Fanning</dc:creator>
              <dc:date>2019-12-06T14:07:41</dc:date>
            </office:change-info>
          </text:insertion>
        </text:changed-region>
        <text:changed-region xml:id="ct671927232" text:id="ct671927232">
          <text:insertion>
            <office:change-info>
              <dc:creator>Steve Fanning</dc:creator>
              <dc:date>2019-11-25T13:08:04</dc:date>
            </office:change-info>
          </text:insertion>
        </text:changed-region>
        <text:changed-region xml:id="ct555012880" text:id="ct555012880">
          <text:deletion>
            <office:change-info>
              <dc:creator>Steve Fanning</dc:creator>
              <dc:date>2019-11-25T13:08:04</dc:date>
            </office:change-info>
            <text:p text:style-name="P34">Returns the number of individual ranges that belong to a multiple range. A range can consist of contiguous cells or a single cell. <text:span text:style-name="Strong_20_Emphasis">reference</text:span> is a reference list of the ranges. The function expects a single argument. Multiple ranges can be entered using the tilde (~) (Union) operator or a semicolon (;) as the divider, but the semicolon gets automatically converted to the tilde operator after the function is entered into the spreadsheet. If you state multiple ranges and you use the semicolon separator, you must enclose them in additional parentheses. The tilde is the union range operator. See Chapter 7 for range operators.</text:p>
            <text:p text:style-name="Table_20_Contents">Multiple ranges can be entered into the <text:span text:style-name="Strong_20_Emphasis">reference</text:span> input box in two ways. Firstly they can be be typed directly into the argument's input box, noting the parentheses constraint mentioned above for the semicolon. Secondly, by clicking the <text:span text:style-name="Strong_20_Emphasis">Shrink</text:span> button to the right of the input box and then clicking and dragging in the sheet to select cell ranges. Add the range operator between selections. Note the parentheses constraint above for use of the semicolon.</text:p>
            <text:p text:style-name="P34">Bug 71225 concerning problems inputting data.</text:p>
          </text:deletion>
        </text:changed-region>
        <text:changed-region xml:id="ct706344384" text:id="ct706344384">
          <text:insertion>
            <office:change-info>
              <dc:creator>Steve Fanning</dc:creator>
              <dc:date>2019-11-25T13:10:20</dc:date>
            </office:change-info>
          </text:insertion>
        </text:changed-region>
        <text:changed-region xml:id="ct506619600" text:id="ct506619600">
          <text:deletion>
            <office:change-info>
              <dc:creator>Steve Fanning</dc:creator>
              <dc:date>2019-11-25T13:10:20</dc:date>
            </office:change-info>
            <text:p text:style-name="Table_20_Contents">as any number type, reference, or formula expression</text:p>
          </text:deletion>
        </text:changed-region>
        <text:changed-region xml:id="ct122204688" text:id="ct122204688">
          <text:insertion>
            <office:change-info>
              <dc:creator>Steve Fanning</dc:creator>
              <dc:date>2019-12-06T14:07:56</dc:date>
            </office:change-info>
          </text:insertion>
        </text:changed-region>
        <text:changed-region xml:id="ct122746640" text:id="ct122746640">
          <text:deletion>
            <office:change-info>
              <dc:creator>Steve Fanning</dc:creator>
              <dc:date>2019-12-06T14:45:54</dc:date>
            </office:change-info>
            <text:p text:style-name="Table_20_Contents">parameter</text:p>
          </text:deletion>
        </text:changed-region>
        <text:changed-region xml:id="ct252677184" text:id="ct252677184">
          <text:insertion>
            <office:change-info>
              <dc:creator>Steve Fanning</dc:creator>
              <dc:date>2019-12-06T14:45:54</dc:date>
            </office:change-info>
          </text:insertion>
        </text:changed-region>
        <text:changed-region xml:id="ct145258624" text:id="ct145258624">
          <text:deletion>
            <office:change-info>
              <dc:creator>Steve Fanning</dc:creator>
              <dc:date>2019-12-02T16:37:25</dc:date>
            </office:change-info>
            <text:p text:style-name="Table_20_Contents">Dynamic Data Exchange. </text:p>
          </text:deletion>
        </text:changed-region>
        <text:changed-region xml:id="ct466244768" text:id="ct466244768">
          <text:insertion>
            <office:change-info>
              <dc:creator>Steve Fanning</dc:creator>
              <dc:date>2019-12-02T16:37:23</dc:date>
            </office:change-info>
          </text:insertion>
        </text:changed-region>
        <text:changed-region xml:id="ct766631504" text:id="ct766631504">
          <text:insertion>
            <office:change-info>
              <dc:creator>Steve Fanning</dc:creator>
              <dc:date>2019-12-02T16:37:31</dc:date>
            </office:change-info>
          </text:insertion>
        </text:changed-region>
        <text:changed-region xml:id="ct593296864" text:id="ct593296864">
          <text:deletion>
            <office:change-info>
              <dc:creator>Steve Fanning</dc:creator>
              <dc:date>2019-12-02T16:37:36</dc:date>
            </office:change-info>
            <text:p text:style-name="Table_20_Contents">n</text:p>
          </text:deletion>
        </text:changed-region>
        <text:changed-region xml:id="ct579398848" text:id="ct579398848">
          <text:insertion>
            <office:change-info>
              <dc:creator>Steve Fanning</dc:creator>
              <dc:date>2019-11-25T13:11:32</dc:date>
            </office:change-info>
          </text:insertion>
        </text:changed-region>
        <text:changed-region xml:id="ct575114704" text:id="ct575114704">
          <text:deletion>
            <office:change-info>
              <dc:creator>Steve Fanning</dc:creator>
              <dc:date>2019-11-25T13:11:32</dc:date>
            </office:change-info>
            <text:p text:style-name="Table_20_Contents"><text:span text:style-name="T75">S</text:span></text:p>
          </text:deletion>
        </text:changed-region>
        <text:changed-region xml:id="ct144508064" text:id="ct144508064">
          <text:deletion>
            <office:change-info>
              <dc:creator>Steve Fanning</dc:creator>
              <dc:date>2019-12-06T14:08:18</dc:date>
            </office:change-info>
            <text:p text:style-name="Table_20_Contents">parameter</text:p>
          </text:deletion>
        </text:changed-region>
        <text:changed-region xml:id="ct400894832" text:id="ct400894832">
          <text:insertion>
            <office:change-info>
              <dc:creator>Steve Fanning</dc:creator>
              <dc:date>2019-12-06T14:08:18</dc:date>
            </office:change-info>
          </text:insertion>
        </text:changed-region>
        <text:changed-region xml:id="ct491180240" text:id="ct491180240">
          <text:insertion>
            <office:change-info>
              <dc:creator>Steve Fanning</dc:creator>
              <dc:date>2019-12-06T14:08:22</dc:date>
            </office:change-info>
          </text:insertion>
        </text:changed-region>
        <text:changed-region xml:id="ct473433136" text:id="ct473433136">
          <text:deletion>
            <office:change-info>
              <dc:creator>Steve Fanning</dc:creator>
              <dc:date>2019-11-25T13:11:52</dc:date>
            </office:change-info>
            <text:p text:style-name="Table_20_Contents">choices</text:p>
          </text:deletion>
        </text:changed-region>
        <text:changed-region xml:id="ct585866896" text:id="ct585866896">
          <text:insertion>
            <office:change-info>
              <dc:creator>Steve Fanning</dc:creator>
              <dc:date>2019-11-25T13:11:52</dc:date>
            </office:change-info>
          </text:insertion>
        </text:changed-region>
        <text:changed-region xml:id="ct672616544" text:id="ct672616544">
          <text:deletion>
            <office:change-info>
              <dc:creator>Steve Fanning</dc:creator>
              <dc:date>2019-11-25T13:11:45</dc:date>
            </office:change-info>
            <text:p text:style-name="Table_20_Contents"/>
            <text:p text:style-name="Table_20_Contents">An earlier bug that caused this function to crash LibreOffice has been fixed in v4.1.4 and later releases.</text:p>
          </text:deletion>
        </text:changed-region>
        <text:changed-region xml:id="ct398648864" text:id="ct398648864">
          <text:insertion>
            <office:change-info>
              <dc:creator>Steve Fanning</dc:creator>
              <dc:date>2019-10-29T14:04:21</dc:date>
            </office:change-info>
          </text:insertion>
        </text:changed-region>
        <text:changed-region xml:id="ct589757520" text:id="ct589757520">
          <text:insertion>
            <office:change-info>
              <dc:creator>Steve Fanning</dc:creator>
              <dc:date>2019-11-09T13:00:43</dc:date>
            </office:change-info>
          </text:insertion>
        </text:changed-region>
        <text:changed-region xml:id="ct570455040" text:id="ct570455040">
          <text:insertion>
            <office:change-info>
              <dc:creator>Steve Fanning</dc:creator>
              <dc:date>2019-11-09T13:00:53</dc:date>
            </office:change-info>
          </text:insertion>
        </text:changed-region>
        <text:changed-region xml:id="ct150382912" text:id="ct150382912">
          <text:insertion>
            <office:change-info>
              <dc:creator>Steve Fanning</dc:creator>
              <dc:date>2019-12-02T16:37:54</dc:date>
            </office:change-info>
          </text:insertion>
        </text:changed-region>
        <text:changed-region xml:id="ct583361520" text:id="ct583361520">
          <text:insertion>
            <office:change-info>
              <dc:creator>Steve Fanning</dc:creator>
              <dc:date>2019-12-02T16:38:00</dc:date>
            </office:change-info>
          </text:insertion>
        </text:changed-region>
        <text:changed-region xml:id="ct545541200" text:id="ct545541200">
          <text:deletion>
            <office:change-info>
              <dc:creator>Steve Fanning</dc:creator>
              <dc:date>2019-11-25T13:13:27</dc:date>
            </office:change-info>
            <text:p text:style-name="Table_20_Contents"><text:s/>else it returns #N/A</text:p>
          </text:deletion>
        </text:changed-region>
        <text:changed-region xml:id="ct398617280" text:id="ct398617280">
          <text:insertion>
            <office:change-info>
              <dc:creator>Steve Fanning</dc:creator>
              <dc:date>2019-12-02T16:38:35</dc:date>
            </office:change-info>
          </text:insertion>
        </text:changed-region>
        <text:changed-region xml:id="ct753102016" text:id="ct753102016">
          <text:deletion>
            <office:change-info>
              <dc:creator>Steve Fanning</dc:creator>
              <dc:date>2019-11-25T13:13:32</dc:date>
            </office:change-info>
            <text:p text:style-name="Table_20_Contents"><text:s/>For a cell containing the #N/A error, a value of 32767 is returned.</text:p>
          </text:deletion>
        </text:changed-region>
        <text:changed-region xml:id="ct602683920" text:id="ct602683920">
          <text:insertion>
            <office:change-info>
              <dc:creator>Steve Fanning</dc:creator>
              <dc:date>2019-11-25T13:14:06</dc:date>
            </office:change-info>
          </text:insertion>
        </text:changed-region>
        <text:changed-region xml:id="ct395162928" text:id="ct395162928">
          <text:insertion>
            <office:change-info>
              <dc:creator>Steve Fanning</dc:creator>
              <dc:date>2019-11-25T13:14:08</dc:date>
            </office:change-info>
          </text:insertion>
        </text:changed-region>
        <text:changed-region xml:id="ct331938432" text:id="ct331938432">
          <text:insertion>
            <office:change-info>
              <dc:creator>Steve Fanning</dc:creator>
              <dc:date>2019-11-25T13:14:10</dc:date>
            </office:change-info>
          </text:insertion>
        </text:changed-region>
        <text:changed-region xml:id="ct547846496" text:id="ct547846496">
          <text:insertion>
            <office:change-info>
              <dc:creator>Steve Fanning</dc:creator>
              <dc:date>2019-11-25T13:13:53</dc:date>
            </office:change-info>
          </text:insertion>
        </text:changed-region>
        <text:changed-region xml:id="ct495642800" text:id="ct495642800">
          <text:deletion>
            <office:change-info>
              <dc:creator>Steve Fanning</dc:creator>
              <dc:date>2019-11-25T13:13:53</dc:date>
            </office:change-info>
            <text:p text:style-name="P34">This is the syntax used in the Function Wizard.</text:p>
          </text:deletion>
        </text:changed-region>
        <text:changed-region xml:id="ct125759760" text:id="ct125759760">
          <text:deletion>
            <office:change-info>
              <dc:creator>Steve Fanning</dc:creator>
              <dc:date>2019-11-25T13:14:59</dc:date>
            </office:change-info>
            <text:p text:style-name="Table_20_Contents">Two different syntax definitions can be used: the syntax shown on the left and</text:p>
            <text:p text:style-name="Table_20_Contents"/>
          </text:deletion>
        </text:changed-region>
        <text:changed-region xml:id="ct383711872" text:id="ct383711872">
          <text:deletion>
            <office:change-info>
              <dc:creator>Steve Fanning</dc:creator>
              <dc:date>2019-11-25T13:15:02</dc:date>
            </office:change-info>
            <text:p text:style-name="Table_20_Contents">GETPIVOTDATA(Pivot Table, Constraints)</text:p>
            <text:p text:style-name="Table_20_Contents"/>
          </text:deletion>
        </text:changed-region>
        <text:changed-region xml:id="ct514272528" text:id="ct514272528">
          <text:insertion>
            <office:change-info>
              <dc:creator>Steve Fanning</dc:creator>
              <dc:date>2019-11-25T13:15:07</dc:date>
            </office:change-info>
          </text:insertion>
        </text:changed-region>
        <text:changed-region xml:id="ct650379312" text:id="ct650379312">
          <text:deletion>
            <office:change-info>
              <dc:creator>Steve Fanning</dc:creator>
              <dc:date>2019-11-25T13:15:16</dc:date>
            </office:change-info>
            <text:p text:style-name="Table_20_Contents"><text:span text:style-name="T75">syntax 1</text:span></text:p>
          </text:deletion>
        </text:changed-region>
        <text:changed-region xml:id="ct480021088" text:id="ct480021088">
          <text:insertion>
            <office:change-info>
              <dc:creator>Steve Fanning</dc:creator>
              <dc:date>2019-11-25T13:15:43</dc:date>
            </office:change-info>
          </text:insertion>
        </text:changed-region>
        <text:changed-region xml:id="ct786173968" text:id="ct786173968">
          <text:deletion>
            <office:change-info>
              <dc:creator>Steve Fanning</dc:creator>
              <dc:date>2019-11-25T13:15:44</dc:date>
            </office:change-info>
            <text:p text:style-name="Table_20_Contents"><text:span text:style-name="Strong_20_Emphasis"><text:span text:style-name="T75"><text:s/></text:span></text:span></text:p>
          </text:deletion>
        </text:changed-region>
        <text:changed-region xml:id="ct118037520" text:id="ct118037520">
          <text:insertion>
            <office:change-info>
              <dc:creator>Steve Fanning</dc:creator>
              <dc:date>2019-11-25T13:15:47</dc:date>
            </office:change-info>
          </text:insertion>
        </text:changed-region>
        <text:changed-region xml:id="ct757383728" text:id="ct757383728">
          <text:insertion>
            <office:change-info>
              <dc:creator>Steve Fanning</dc:creator>
              <dc:date>2019-11-25T13:15:48</dc:date>
            </office:change-info>
          </text:insertion>
        </text:changed-region>
        <text:changed-region xml:id="ct521883936" text:id="ct521883936">
          <text:deletion>
            <office:change-info>
              <dc:creator>Steve Fanning</dc:creator>
              <dc:date>2019-12-06T14:08:35</dc:date>
            </office:change-info>
            <text:p text:style-name="P34">parameters</text:p>
          </text:deletion>
        </text:changed-region>
        <text:changed-region xml:id="ct126859392" text:id="ct126859392">
          <text:insertion>
            <office:change-info>
              <dc:creator>Steve Fanning</dc:creator>
              <dc:date>2019-12-06T14:08:35</dc:date>
            </office:change-info>
          </text:insertion>
        </text:changed-region>
        <text:changed-region xml:id="ct463056880" text:id="ct463056880">
          <text:insertion>
            <office:change-info>
              <dc:creator>Steve Fanning</dc:creator>
              <dc:date>2019-11-25T13:15:59</dc:date>
            </office:change-info>
          </text:insertion>
        </text:changed-region>
        <text:changed-region xml:id="ct761769648" text:id="ct761769648">
          <text:deletion>
            <office:change-info>
              <dc:creator>Steve Fanning</dc:creator>
              <dc:date>2019-11-25T13:15:59</dc:date>
            </office:change-info>
            <text:p text:style-name="P34"><text:s/></text:p>
          </text:deletion>
        </text:changed-region>
        <text:changed-region xml:id="ct437873408" text:id="ct437873408">
          <text:insertion>
            <office:change-info>
              <dc:creator>Steve Fanning</dc:creator>
              <dc:date>2019-11-25T13:16:06</dc:date>
            </office:change-info>
          </text:insertion>
        </text:changed-region>
        <text:changed-region xml:id="ct123325664" text:id="ct123325664">
          <text:deletion>
            <office:change-info>
              <dc:creator>Steve Fanning</dc:creator>
              <dc:date>2019-11-25T13:16:09</dc:date>
            </office:change-info>
            <text:p text:style-name="P34"><text:span text:style-name="T75">file</text:span></text:p>
          </text:deletion>
        </text:changed-region>
        <text:changed-region xml:id="ct769110592" text:id="ct769110592">
          <text:insertion>
            <office:change-info>
              <dc:creator>Steve Fanning</dc:creator>
              <dc:date>2019-11-25T13:16:12</dc:date>
            </office:change-info>
          </text:insertion>
        </text:changed-region>
        <text:changed-region xml:id="ct409058224" text:id="ct409058224">
          <text:deletion>
            <office:change-info>
              <dc:creator>Steve Fanning</dc:creator>
              <dc:date>2019-11-25T13:15:53</dc:date>
            </office:change-info>
            <text:p text:style-name="P34"/>
            <text:p text:style-name="P34">In some versions of LibreOffice, the second syntax variation returns a #REF error. See Bug 71234.</text:p>
          </text:deletion>
        </text:changed-region>
        <text:changed-region xml:id="ct124834784" text:id="ct124834784">
          <text:deletion>
            <office:change-info>
              <dc:creator>Steve Fanning</dc:creator>
              <dc:date>2019-11-25T13:16:49</dc:date>
            </office:change-info>
            <text:p text:style-name="Table_20_Contents">alpha-numerical and logical </text:p>
          </text:deletion>
        </text:changed-region>
        <text:changed-region xml:id="ct445450176" text:id="ct445450176">
          <text:insertion>
            <office:change-info>
              <dc:creator>Steve Fanning</dc:creator>
              <dc:date>2019-11-25T13:16:49</dc:date>
            </office:change-info>
          </text:insertion>
        </text:changed-region>
        <text:changed-region xml:id="ct579051760" text:id="ct579051760">
          <text:insertion>
            <office:change-info>
              <dc:creator>Steve Fanning</dc:creator>
              <dc:date>2019-12-02T16:38:53</dc:date>
            </office:change-info>
          </text:insertion>
        </text:changed-region>
        <text:changed-region xml:id="ct744849248" text:id="ct744849248">
          <text:insertion>
            <office:change-info>
              <dc:creator>Steve Fanning</dc:creator>
              <dc:date>2019-12-02T16:39:00</dc:date>
            </office:change-info>
          </text:insertion>
        </text:changed-region>
        <text:changed-region xml:id="ct460752016" text:id="ct460752016">
          <text:deletion>
            <office:change-info>
              <dc:creator>Steve Fanning</dc:creator>
              <dc:date>2019-11-25T13:16:59</dc:date>
            </office:change-info>
            <text:p text:style-name="Table_20_Contents"><text:span text:style-name="T96"><text:s/>The search supports regular expressions.</text:span></text:p>
          </text:deletion>
        </text:changed-region>
        <text:changed-region xml:id="ct650938304" text:id="ct650938304">
          <text:insertion>
            <office:change-info>
              <dc:creator>Steve Fanning</dc:creator>
              <dc:date>2019-12-02T16:39:11</dc:date>
            </office:change-info>
          </text:insertion>
        </text:changed-region>
        <text:changed-region xml:id="ct692745600" text:id="ct692745600">
          <text:deletion>
            <office:change-info>
              <dc:creator>Steve Fanning</dc:creator>
              <dc:date>2019-12-02T16:39:26</dc:date>
            </office:change-info>
            <text:p text:style-name="Table_20_Contents">is Ctrl‑clicked </text:p>
          </text:deletion>
        </text:changed-region>
        <text:changed-region xml:id="ct515632464" text:id="ct515632464">
          <text:deletion>
            <office:change-info>
              <dc:creator>Steve Fanning</dc:creator>
              <dc:date>2019-12-06T14:08:53</dc:date>
            </office:change-info>
            <text:p text:style-name="Table_20_Contents">parameter</text:p>
          </text:deletion>
        </text:changed-region>
        <text:changed-region xml:id="ct726946560" text:id="ct726946560">
          <text:insertion>
            <office:change-info>
              <dc:creator>Steve Fanning</dc:creator>
              <dc:date>2019-12-06T14:08:53</dc:date>
            </office:change-info>
          </text:insertion>
        </text:changed-region>
        <text:changed-region xml:id="ct144789600" text:id="ct144789600">
          <text:insertion>
            <office:change-info>
              <dc:creator>Steve Fanning</dc:creator>
              <dc:date>2019-12-06T14:09:28</dc:date>
            </office:change-info>
          </text:insertion>
        </text:changed-region>
        <text:changed-region xml:id="ct162725968" text:id="ct162725968">
          <text:insertion>
            <office:change-info>
              <dc:creator>Steve Fanning</dc:creator>
              <dc:date>2019-12-06T14:09:32</dc:date>
            </office:change-info>
          </text:insertion>
        </text:changed-region>
        <text:changed-region xml:id="ct533203424" text:id="ct533203424">
          <text:insertion>
            <office:change-info>
              <dc:creator>Steve Fanning</dc:creator>
              <dc:date>2019-12-06T14:09:36</dc:date>
            </office:change-info>
          </text:insertion>
        </text:changed-region>
        <text:changed-region xml:id="ct454399600" text:id="ct454399600">
          <text:insertion>
            <office:change-info>
              <dc:creator>Steve Fanning</dc:creator>
              <dc:date>2019-12-06T14:09:39</dc:date>
            </office:change-info>
          </text:insertion>
        </text:changed-region>
        <text:changed-region xml:id="ct570793056" text:id="ct570793056">
          <text:insertion>
            <office:change-info>
              <dc:creator>Steve Fanning</dc:creator>
              <dc:date>2019-12-06T14:09:45</dc:date>
            </office:change-info>
          </text:insertion>
        </text:changed-region>
        <text:changed-region xml:id="ct515597264" text:id="ct515597264">
          <text:insertion>
            <office:change-info>
              <dc:creator>Steve Fanning</dc:creator>
              <dc:date>2019-12-06T14:09:48</dc:date>
            </office:change-info>
          </text:insertion>
        </text:changed-region>
        <text:changed-region xml:id="ct348742784" text:id="ct348742784">
          <text:insertion>
            <office:change-info>
              <dc:creator>Steve Fanning</dc:creator>
              <dc:date>2019-12-06T14:09:53</dc:date>
            </office:change-info>
          </text:insertion>
        </text:changed-region>
        <text:changed-region xml:id="ct749525936" text:id="ct749525936">
          <text:deletion>
            <office:change-info>
              <dc:creator>Steve Fanning</dc:creator>
              <dc:date>2019-12-06T14:09:53</dc:date>
            </office:change-info>
            <text:p text:style-name="Table_20_Contents"><text:span text:style-name="T108">E</text:span></text:p>
          </text:deletion>
        </text:changed-region>
        <text:changed-region xml:id="ct461542704" text:id="ct461542704">
          <text:deletion>
            <office:change-info>
              <dc:creator>Steve Fanning</dc:creator>
              <dc:date>2019-11-25T13:21:10</dc:date>
            </office:change-info>
            <text:p text:style-name="Table_20_Contents"/>
            <text:p text:style-name="Table_20_Contents">Bug 71325: Returns #VALUE error when optional arguments are omitted</text:p>
          </text:deletion>
        </text:changed-region>
        <text:changed-region xml:id="ct561795504" text:id="ct561795504">
          <text:deletion>
            <office:change-info>
              <dc:creator>Steve Fanning</dc:creator>
              <dc:date>2019-12-02T16:39:53</dc:date>
            </office:change-info>
            <text:p text:style-name="Table_20_Contents">.</text:p>
          </text:deletion>
        </text:changed-region>
        <text:changed-region xml:id="ct575964992" text:id="ct575964992">
          <text:deletion>
            <office:change-info>
              <dc:creator>Steve Fanning</dc:creator>
              <dc:date>2019-12-02T16:40:02</dc:date>
            </office:change-info>
            <text:p text:style-name="Table_20_Contents">If this parameter is absent or set to another value than 0</text:p>
          </text:deletion>
        </text:changed-region>
        <text:changed-region xml:id="ct555773760" text:id="ct555773760">
          <text:insertion>
            <office:change-info>
              <dc:creator>Steve Fanning</dc:creator>
              <dc:date>2019-12-02T16:40:02</dc:date>
            </office:change-info>
          </text:insertion>
        </text:changed-region>
        <text:changed-region xml:id="ct569444688" text:id="ct569444688">
          <text:insertion>
            <office:change-info>
              <dc:creator>Steve Fanning</dc:creator>
              <dc:date>2019-11-25T13:21:48</dc:date>
            </office:change-info>
          </text:insertion>
        </text:changed-region>
        <text:changed-region xml:id="ct484146416" text:id="ct484146416">
          <text:insertion>
            <office:change-info>
              <dc:creator>Steve Fanning</dc:creator>
              <dc:date>2019-11-25T13:22:11</dc:date>
            </office:change-info>
          </text:insertion>
        </text:changed-region>
        <text:changed-region xml:id="ct540960224" text:id="ct540960224">
          <text:deletion>
            <office:change-info>
              <dc:creator>Steve Fanning</dc:creator>
              <dc:date>2019-11-25T13:23:06</dc:date>
            </office:change-info>
            <text:p text:style-name="Table_20_Contents"><text:s/>or from an array</text:p>
          </text:deletion>
        </text:changed-region>
        <text:changed-region xml:id="ct577709344" text:id="ct577709344">
          <text:deletion>
            <office:change-info>
              <dc:creator>Steve Fanning</dc:creator>
              <dc:date>2019-11-25T13:22:56</dc:date>
            </office:change-info>
            <text:p text:style-name="Table_20_Contents">The search supports regular expressions. </text:p>
          </text:deletion>
        </text:changed-region>
        <text:changed-region xml:id="ct547323280" text:id="ct547323280">
          <text:deletion>
            <office:change-info>
              <dc:creator>Steve Fanning</dc:creator>
              <dc:date>2019-11-25T13:22:49</dc:date>
            </office:change-info>
            <text:p text:style-name="Table_20_Contents"/>
            <text:p text:style-name="Table_20_Contents"><text:bookmark text:name="LOOKUP1111111111111111111111111111111111111111111111111111111111111"/>When given two parameters, <text:span text:style-name="Strong_20_Emphasis">Search vector</text:span> is first examined: If <text:span text:style-name="Strong_20_Emphasis">Search vector</text:span> is square or is taller than it is wide (more rows than columns), LOOKUP searches in the first column (similar to VLOOKUP), and returns the corresponding value in the last column. If <text:span text:style-name="Strong_20_Emphasis">Search vector</text:span> covers an area that is wider than it is tall (more columns than rows), LOOKUP searches in the first row (similar to HLOOKUP), and returns the corresponding value in the last row.</text:p>
            <text:p text:style-name="Table_20_Contents">Bug 71589: This fails if an alphabetic character is used for the search criterion.</text:p>
          </text:deletion>
        </text:changed-region>
        <text:changed-region xml:id="ct687278624" text:id="ct687278624">
          <text:insertion>
            <office:change-info>
              <dc:creator>Steve Fanning</dc:creator>
              <dc:date>2019-11-25T13:23:46</dc:date>
            </office:change-info>
          </text:insertion>
        </text:changed-region>
        <text:changed-region xml:id="ct543191072" text:id="ct543191072">
          <text:deletion>
            <office:change-info>
              <dc:creator>Steve Fanning</dc:creator>
              <dc:date>2019-11-25T13:23:46</dc:date>
            </office:change-info>
            <text:p text:style-name="P36">If <text:span text:style-name="Strong_20_Emphasis">Type</text:span> is value 1 or omitted, <text:span text:style-name="Strong_20_Emphasis">lookup_array</text:span> must be sorted ascending and the function <text:bookmark text:name="MATCH3111111111111111111111111111111111111111111111111111111111111"/>finds the largest value that is less than or equal to <text:span text:style-name="Strong_20_Emphasis">Search criterion.</text:span></text:p>
            <text:p text:style-name="Table_20_Contents">If <text:span text:style-name="Strong_20_Emphasis">Type</text:span> is of value 0 <text:bookmark text:name="MATCH11111111111111111111111111111111111111111111111111111111111111"/>the function finds the largest value that is less than or equal to <text:span text:style-name="Strong_20_Emphasis">Search criterion</text:span>. <text:bookmark text:name="MATCH21111111111111111111111111111111111111111111111111111111111111"/>Values in <text:span text:style-name="Strong_20_Emphasis">lookup_array</text:span> do not need to be sorted.</text:p>
            <text:p text:style-name="P36">If <text:span text:style-name="Strong_20_Emphasis">Type</text:span> is of value -1, the function returns the smallest value that is greater than or equal to <text:span text:style-name="Strong_20_Emphasis">Search criterion</text:span> in a <text:span text:style-name="Strong_20_Emphasis">lookup_array</text:span> where values are sorted in descending order. <text:s/>The search supports regular expressions.</text:p>
          </text:deletion>
        </text:changed-region>
        <text:changed-region xml:id="ct508053456" text:id="ct508053456">
          <text:deletion>
            <office:change-info>
              <dc:creator>Steve Fanning</dc:creator>
              <dc:date>2019-11-25T13:25:14</dc:date>
            </office:change-info>
            <text:p text:style-name="Table_20_Contents">cells</text:p>
          </text:deletion>
        </text:changed-region>
        <text:changed-region xml:id="ct523197456" text:id="ct523197456">
          <text:insertion>
            <office:change-info>
              <dc:creator>Steve Fanning</dc:creator>
              <dc:date>2019-11-25T13:25:14</dc:date>
            </office:change-info>
          </text:insertion>
        </text:changed-region>
        <text:changed-region xml:id="ct705582176" text:id="ct705582176">
          <text:insertion>
            <office:change-info>
              <dc:creator>Steve Fanning</dc:creator>
              <dc:date>2019-11-25T13:24:57</dc:date>
            </office:change-info>
          </text:insertion>
        </text:changed-region>
        <text:changed-region xml:id="ct122266720" text:id="ct122266720">
          <text:insertion>
            <office:change-info>
              <dc:creator>Steve Fanning</dc:creator>
              <dc:date>2019-11-25T13:25:01</dc:date>
            </office:change-info>
          </text:insertion>
        </text:changed-region>
        <text:changed-region xml:id="ct660055552" text:id="ct660055552">
          <text:insertion>
            <office:change-info>
              <dc:creator>Steve Fanning</dc:creator>
              <dc:date>2019-12-06T14:10:44</dc:date>
            </office:change-info>
          </text:insertion>
        </text:changed-region>
        <text:changed-region xml:id="ct506783376" text:id="ct506783376">
          <text:deletion>
            <office:change-info>
              <dc:creator>Steve Fanning</dc:creator>
              <dc:date>2019-12-06T14:10:57</dc:date>
            </office:change-info>
            <text:p text:style-name="Table_20_Contents">parameters</text:p>
          </text:deletion>
        </text:changed-region>
        <text:changed-region xml:id="ct524933744" text:id="ct524933744">
          <text:insertion>
            <office:change-info>
              <dc:creator>Steve Fanning</dc:creator>
              <dc:date>2019-12-06T14:10:57</dc:date>
            </office:change-info>
          </text:insertion>
        </text:changed-region>
        <text:changed-region xml:id="ct524933984" text:id="ct524933984">
          <text:deletion>
            <office:change-info>
              <dc:creator>Steve Fanning</dc:creator>
              <dc:date>2019-12-06T14:11:05</dc:date>
            </office:change-info>
            <text:p text:style-name="Table_20_Contents">parameters</text:p>
          </text:deletion>
        </text:changed-region>
        <text:changed-region xml:id="ct497687008" text:id="ct497687008">
          <text:insertion>
            <office:change-info>
              <dc:creator>Steve Fanning</dc:creator>
              <dc:date>2019-12-06T14:11:05</dc:date>
            </office:change-info>
          </text:insertion>
        </text:changed-region>
        <text:changed-region xml:id="ct551240096" text:id="ct551240096">
          <text:deletion>
            <office:change-info>
              <dc:creator>Steve Fanning</dc:creator>
              <dc:date>2019-11-25T13:25:34</dc:date>
            </office:change-info>
            <text:p text:style-name="Table_20_Contents">isted (and may be created) in the <text:span text:style-name="Strong_20_Emphasis">Format &gt; Styles and Formatting (F11)</text:span> menu and are </text:p>
          </text:deletion>
        </text:changed-region>
        <text:changed-region xml:id="ct497687248" text:id="ct497687248">
          <text:deletion>
            <office:change-info>
              <dc:creator>Steve Fanning</dc:creator>
              <dc:date>2019-12-02T16:40:16</dc:date>
            </office:change-info>
            <text:p text:style-name="Table_20_Contents">l</text:p>
          </text:deletion>
        </text:changed-region>
        <text:changed-region xml:id="ct551240336" text:id="ct551240336">
          <text:deletion>
            <office:change-info>
              <dc:creator>Steve Fanning</dc:creator>
              <dc:date>2019-11-25T13:25:47</dc:date>
            </office:change-info>
            <text:p text:style-name="Table_20_Contents"><text:s/>Please note that a manual recalculation (<text:span text:style-name="Strong_20_Emphasis">F9</text:span> key or <text:span text:style-name="Strong_20_Emphasis">Tools &gt; Cell Contents &gt; Recalculate</text:span>) will not trigger the initial style.</text:p>
          </text:deletion>
        </text:changed-region>
        <text:changed-region xml:id="ct712119392" text:id="ct712119392">
          <text:deletion>
            <office:change-info>
              <dc:creator>Steve Fanning</dc:creator>
              <dc:date>2019-11-25T13:26:00</dc:date>
            </office:change-info>
            <text:p text:style-name="Table_20_Contents">The search supports regular expressions. </text:p>
          </text:deletion>
        </text:changed-region>
        <text:changed-region xml:id="ct461367616" text:id="ct461367616">
          <text:deletion>
            <office:change-info>
              <dc:creator>Steve Fanning</dc:creator>
              <dc:date>2019-11-25T13:26:08</dc:date>
            </office:change-info>
            <text:p text:style-name="Table_20_Contents"><text:s/>If text, it must be entered in double quotes. </text:p>
          </text:deletion>
        </text:changed-region>
        <text:changed-region xml:id="ct461367856" text:id="ct461367856">
          <text:insertion>
            <office:change-info>
              <dc:creator>Steve Fanning</dc:creator>
              <dc:date>2019-11-25T13:26:11</dc:date>
            </office:change-info>
          </text:insertion>
        </text:changed-region>
        <text:changed-region xml:id="ct544291056" text:id="ct544291056">
          <text:deletion>
            <office:change-info>
              <dc:creator>Steve Fanning</dc:creator>
              <dc:date>2019-12-06T14:11:26</dc:date>
            </office:change-info>
            <text:p text:style-name="Table_20_Contents">parameter</text:p>
          </text:deletion>
        </text:changed-region>
        <text:changed-region xml:id="ct756704960" text:id="ct756704960">
          <text:insertion>
            <office:change-info>
              <dc:creator>Steve Fanning</dc:creator>
              <dc:date>2019-12-06T14:11:26</dc:date>
            </office:change-info>
          </text:insertion>
        </text:changed-region>
        <text:changed-region xml:id="ct756705200" text:id="ct756705200">
          <text:insertion>
            <office:change-info>
              <dc:creator>Steve Fanning</dc:creator>
              <dc:date>2019-12-06T14:11:21</dc:date>
            </office:change-info>
          </text:insertion>
        </text:changed-region>
        <text:changed-region xml:id="ct507583600" text:id="ct507583600">
          <text:insertion>
            <office:change-info>
              <dc:creator>Steve Fanning</dc:creator>
              <dc:date>2019-12-06T14:11:24</dc:date>
            </office:change-info>
          </text:insertion>
        </text:changed-region>
        <text:changed-region xml:id="ct507583840" text:id="ct507583840">
          <text:deletion>
            <office:change-info>
              <dc:creator>Steve Fanning</dc:creator>
              <dc:date>2019-12-06T14:11:31</dc:date>
            </office:change-info>
            <text:p text:style-name="Table_20_Contents">parameter</text:p>
          </text:deletion>
        </text:changed-region>
        <text:changed-region xml:id="ct462899072" text:id="ct462899072">
          <text:insertion>
            <office:change-info>
              <dc:creator>Steve Fanning</dc:creator>
              <dc:date>2019-12-06T14:11:31</dc:date>
            </office:change-info>
          </text:insertion>
        </text:changed-region>
        <text:changed-region xml:id="ct462899312" text:id="ct462899312">
          <text:format-change>
            <office:change-info>
              <dc:creator>Steve Fanning</dc:creator>
              <dc:date>2019-11-25T13:26:20</dc:date>
            </office:change-info>
          </text:format-change>
        </text:changed-region>
        <text:changed-region xml:id="ct506783616" text:id="ct506783616">
          <text:insertion>
            <office:change-info>
              <dc:creator>Steve Fanning</dc:creator>
              <dc:date>2019-11-25T13:26:25</dc:date>
            </office:change-info>
          </text:insertion>
        </text:changed-region>
        <text:changed-region xml:id="ct549073056" text:id="ct549073056">
          <text:insertion>
            <office:change-info>
              <dc:creator>Steve Fanning</dc:creator>
              <dc:date>2019-11-25T13:27:42</dc:date>
            </office:change-info>
          </text:insertion>
        </text:changed-region>
        <text:changed-region xml:id="ct153298160" text:id="ct153298160">
          <text:insertion>
            <office:change-info>
              <dc:creator>Steve Fanning</dc:creator>
              <dc:date>2019-11-25T13:28:50</dc:date>
            </office:change-info>
          </text:insertion>
        </text:changed-region>
        <text:changed-region xml:id="ct170137072" text:id="ct170137072">
          <text:deletion>
            <office:change-info>
              <dc:creator>Steve Fanning</dc:creator>
              <dc:date>2019-11-25T13:29:33</dc:date>
            </office:change-info>
            <text:p text:style-name="Table_20_Contents">then </text:p>
          </text:deletion>
        </text:changed-region>
        <text:changed-region xml:id="ct562165504" text:id="ct562165504">
          <text:deletion>
            <office:change-info>
              <dc:creator>Steve Fanning</dc:creator>
              <dc:date>2019-11-25T13:29:38</dc:date>
            </office:change-info>
            <text:p text:style-name="Table_20_Contents">between</text:p>
          </text:deletion>
        </text:changed-region>
        <text:changed-region xml:id="ct191527808" text:id="ct191527808">
          <text:insertion>
            <office:change-info>
              <dc:creator>Steve Fanning</dc:creator>
              <dc:date>2019-11-25T13:29:38</dc:date>
            </office:change-info>
          </text:insertion>
        </text:changed-region>
        <text:changed-region xml:id="ct704952704" text:id="ct704952704">
          <text:insertion>
            <office:change-info>
              <dc:creator>Steve Fanning</dc:creator>
              <dc:date>2019-11-25T13:29:44</dc:date>
            </office:change-info>
          </text:insertion>
        </text:changed-region>
        <text:changed-region xml:id="ct689787968" text:id="ct689787968">
          <text:deletion>
            <office:change-info>
              <dc:creator>Steve Fanning</dc:creator>
              <dc:date>2019-11-25T13:29:45</dc:date>
            </office:change-info>
            <text:p text:style-name="Table_20_Contents"><text:span text:style-name="T77">and</text:span></text:p>
          </text:deletion>
        </text:changed-region>
        <text:changed-region xml:id="ct689788208" text:id="ct689788208">
          <text:insertion>
            <office:change-info>
              <dc:creator>Steve Fanning</dc:creator>
              <dc:date>2019-12-06T14:11:53</dc:date>
            </office:change-info>
          </text:insertion>
        </text:changed-region>
        <text:changed-region xml:id="ct569455632" text:id="ct569455632">
          <text:deletion>
            <office:change-info>
              <dc:creator>Steve Fanning</dc:creator>
              <dc:date>2019-11-25T13:29:50</dc:date>
            </office:change-info>
            <text:p text:style-name="Table_20_Contents">between</text:p>
          </text:deletion>
        </text:changed-region>
        <text:changed-region xml:id="ct752624944" text:id="ct752624944">
          <text:insertion>
            <office:change-info>
              <dc:creator>Steve Fanning</dc:creator>
              <dc:date>2019-11-25T13:29:50</dc:date>
            </office:change-info>
          </text:insertion>
        </text:changed-region>
        <text:changed-region xml:id="ct752625184" text:id="ct752625184">
          <text:deletion>
            <office:change-info>
              <dc:creator>Steve Fanning</dc:creator>
              <dc:date>2019-11-25T13:29:55</dc:date>
            </office:change-info>
            <text:p text:style-name="Table_20_Contents">and</text:p>
          </text:deletion>
        </text:changed-region>
        <text:changed-region xml:id="ct247924704" text:id="ct247924704">
          <text:insertion>
            <office:change-info>
              <dc:creator>Steve Fanning</dc:creator>
              <dc:date>2019-11-25T13:29:55</dc:date>
            </office:change-info>
          </text:insertion>
        </text:changed-region>
        <text:changed-region xml:id="ct71447072" text:id="ct71447072">
          <text:insertion>
            <office:change-info>
              <dc:creator>Steve Fanning</dc:creator>
              <dc:date>2019-11-25T13:30:31</dc:date>
            </office:change-info>
          </text:insertion>
        </text:changed-region>
        <text:changed-region xml:id="ct499296720" text:id="ct499296720">
          <text:insertion>
            <office:change-info>
              <dc:creator>Steve Fanning</dc:creator>
              <dc:date>2019-12-02T16:41:07</dc:date>
            </office:change-info>
          </text:insertion>
        </text:changed-region>
        <text:changed-region xml:id="ct172561248" text:id="ct172561248">
          <text:insertion>
            <office:change-info>
              <dc:creator>Steve Fanning</dc:creator>
              <dc:date>2019-11-25T13:30:55</dc:date>
            </office:change-info>
          </text:insertion>
        </text:changed-region>
        <text:changed-region xml:id="ct172561488" text:id="ct172561488">
          <text:insertion>
            <office:change-info>
              <dc:creator>Steve Fanning</dc:creator>
              <dc:date>2019-10-29T14:09:20</dc:date>
            </office:change-info>
          </text:insertion>
        </text:changed-region>
        <text:changed-region xml:id="ct393758064" text:id="ct393758064">
          <text:insertion>
            <office:change-info>
              <dc:creator>Steve Fanning</dc:creator>
              <dc:date>2019-11-09T13:02:16</dc:date>
            </office:change-info>
          </text:insertion>
        </text:changed-region>
        <text:changed-region xml:id="ct393758304" text:id="ct393758304">
          <text:insertion>
            <office:change-info>
              <dc:creator>Steve Fanning</dc:creator>
              <dc:date>2019-11-09T13:02:23</dc:date>
            </office:change-info>
          </text:insertion>
        </text:changed-region>
        <text:changed-region xml:id="ct429185440" text:id="ct429185440">
          <text:insertion>
            <office:change-info>
              <dc:creator>Steve Fanning</dc:creator>
              <dc:date>2019-11-25T13:31:40</dc:date>
            </office:change-info>
          </text:insertion>
        </text:changed-region>
        <text:changed-region xml:id="ct429185680" text:id="ct429185680">
          <text:insertion>
            <office:change-info>
              <dc:creator>Steve Fanning</dc:creator>
              <dc:date>2019-12-02T16:41:45</dc:date>
            </office:change-info>
          </text:insertion>
        </text:changed-region>
        <text:changed-region xml:id="ct508698368" text:id="ct508698368">
          <text:deletion>
            <office:change-info>
              <dc:creator>Steve Fanning</dc:creator>
              <dc:date>2019-12-02T16:41:45</dc:date>
            </office:change-info>
            <text:p text:style-name="P57"><text:span text:style-name="T77"><text:s/>36.</text:span></text:p>
          </text:deletion>
        </text:changed-region>
        <text:changed-region xml:id="ct481248000" text:id="ct481248000">
          <text:deletion>
            <office:change-info>
              <dc:creator>Steve Fanning</dc:creator>
              <dc:date>2019-11-25T13:32:51</dc:date>
            </office:change-info>
            <text:p text:style-name="P57"><text:span text:style-name="T77">and</text:span></text:p>
          </text:deletion>
        </text:changed-region>
        <text:changed-region xml:id="ct481247760" text:id="ct481247760">
          <text:deletion>
            <office:change-info>
              <dc:creator>Steve Fanning</dc:creator>
              <dc:date>2019-12-02T16:41:45</dc:date>
            </office:change-info>
            <text:p text:style-name="P57"><text:span text:style-name="T77"><text:s/>2 </text:span></text:p>
          </text:deletion>
        </text:changed-region>
        <text:changed-region xml:id="ct429173328" text:id="ct429173328">
          <text:deletion>
            <office:change-info>
              <dc:creator>Steve Fanning</dc:creator>
              <dc:date>2019-11-25T13:32:46</dc:date>
            </office:change-info>
            <text:p text:style-name="P57"><text:span text:style-name="T77">between</text:span></text:p>
          </text:deletion>
        </text:changed-region>
        <text:changed-region xml:id="ct429173088" text:id="ct429173088">
          <text:deletion>
            <office:change-info>
              <dc:creator>Steve Fanning</dc:creator>
              <dc:date>2019-12-02T16:41:45</dc:date>
            </office:change-info>
            <text:p text:style-name="P57"><text:span text:style-name="T77">Any characters not in the number system defined are ignored. </text:span><text:span text:style-name="Strong_20_Emphasis"><text:span text:style-name="T77">text</text:span></text:span><text:span text:style-name="T77"> is the text to be converted and must be entered using double quotes. The </text:span><text:span text:style-name="Strong_20_Emphasis"><text:span text:style-name="T77">text</text:span></text:span><text:span text:style-name="T77"> field is not case-sensitive. </text:span><text:span text:style-name="Strong_20_Emphasis"><text:span text:style-name="T77">radix</text:span></text:span><text:span text:style-name="T77"> is the base of the number system from which the conversion is to take place. It may be any positive integer </text:span></text:p>
          </text:deletion>
        </text:changed-region>
        <text:changed-region xml:id="ct768908336" text:id="ct768908336">
          <text:deletion>
            <office:change-info>
              <dc:creator>Steve Fanning</dc:creator>
              <dc:date>2019-11-25T13:32:39</dc:date>
            </office:change-info>
            <text:p text:style-name="P57"><text:span text:style-name="T77">The radix value defines the number system to which the text belongs. </text:span></text:p>
          </text:deletion>
        </text:changed-region>
        <text:changed-region xml:id="ct768908096" text:id="ct768908096">
          <text:deletion>
            <office:change-info>
              <dc:creator>Steve Fanning</dc:creator>
              <dc:date>2019-12-02T16:41:45</dc:date>
            </office:change-info>
            <text:p text:style-name="P57"><text:span text:style-name="T77">. </text:span></text:p>
          </text:deletion>
        </text:changed-region>
        <text:changed-region xml:id="ct409542112" text:id="ct409542112">
          <text:deletion>
            <office:change-info>
              <dc:creator>Steve Fanning</dc:creator>
              <dc:date>2019-11-25T13:32:23</dc:date>
            </office:change-info>
            <text:p text:style-name="P57"><text:span text:style-name="T77">decimal system</text:span></text:p>
          </text:deletion>
        </text:changed-region>
        <text:changed-region xml:id="ct409541872" text:id="ct409541872">
          <text:deletion>
            <office:change-info>
              <dc:creator>Steve Fanning</dc:creator>
              <dc:date>2019-12-02T16:41:45</dc:date>
            </office:change-info>
            <text:p text:style-name="P57"><text:span text:style-name="T77">Converts text with characters from a number system to a positive integer in the </text:span></text:p>
          </text:deletion>
        </text:changed-region>
        <text:changed-region xml:id="ct508698608" text:id="ct508698608">
          <text:format-change>
            <office:change-info>
              <dc:creator>Steve Fanning</dc:creator>
              <dc:date>2019-12-02T16:43:05</dc:date>
            </office:change-info>
          </text:format-change>
        </text:changed-region>
        <text:changed-region xml:id="ct788175008" text:id="ct788175008">
          <text:insertion>
            <office:change-info>
              <dc:creator>Steve Fanning</dc:creator>
              <dc:date>2019-10-29T14:09:34</dc:date>
            </office:change-info>
          </text:insertion>
        </text:changed-region>
        <text:changed-region xml:id="ct788175248" text:id="ct788175248">
          <text:insertion>
            <office:change-info>
              <dc:creator>Steve Fanning</dc:creator>
              <dc:date>2019-11-09T13:02:44</dc:date>
            </office:change-info>
          </text:insertion>
        </text:changed-region>
        <text:changed-region xml:id="ct56793600" text:id="ct56793600">
          <text:insertion>
            <office:change-info>
              <dc:creator>Steve Fanning</dc:creator>
              <dc:date>2019-11-09T13:02:51</dc:date>
            </office:change-info>
          </text:insertion>
        </text:changed-region>
        <text:changed-region xml:id="ct56793840" text:id="ct56793840">
          <text:insertion>
            <office:change-info>
              <dc:creator>Steve Fanning</dc:creator>
              <dc:date>2019-10-29T14:09:48</dc:date>
            </office:change-info>
          </text:insertion>
        </text:changed-region>
        <text:changed-region xml:id="ct402001776" text:id="ct402001776">
          <text:insertion>
            <office:change-info>
              <dc:creator>Steve Fanning</dc:creator>
              <dc:date>2019-11-09T13:03:09</dc:date>
            </office:change-info>
          </text:insertion>
        </text:changed-region>
        <text:changed-region xml:id="ct402002016" text:id="ct402002016">
          <text:insertion>
            <office:change-info>
              <dc:creator>Steve Fanning</dc:creator>
              <dc:date>2019-11-09T13:03:30</dc:date>
            </office:change-info>
          </text:insertion>
        </text:changed-region>
        <text:changed-region xml:id="ct515596672" text:id="ct515596672">
          <text:insertion>
            <office:change-info>
              <dc:creator>Steve Fanning</dc:creator>
              <dc:date>2019-10-29T14:10:05</dc:date>
            </office:change-info>
          </text:insertion>
        </text:changed-region>
        <text:changed-region xml:id="ct515596912" text:id="ct515596912">
          <text:insertion>
            <office:change-info>
              <dc:creator>Steve Fanning</dc:creator>
              <dc:date>2019-11-09T13:04:03</dc:date>
            </office:change-info>
          </text:insertion>
        </text:changed-region>
        <text:changed-region xml:id="ct759563488" text:id="ct759563488">
          <text:insertion>
            <office:change-info>
              <dc:creator>Steve Fanning</dc:creator>
              <dc:date>2019-11-09T13:04:12</dc:date>
            </office:change-info>
          </text:insertion>
        </text:changed-region>
        <text:changed-region xml:id="ct191819616" text:id="ct191819616">
          <text:deletion>
            <office:change-info>
              <dc:creator>Steve Fanning</dc:creator>
              <dc:date>2019-12-06T14:13:16</dc:date>
            </office:change-info>
            <text:p text:style-name="Table_20_Contents">parameter</text:p>
          </text:deletion>
        </text:changed-region>
        <text:changed-region xml:id="ct549655584" text:id="ct549655584">
          <text:insertion>
            <office:change-info>
              <dc:creator>Steve Fanning</dc:creator>
              <dc:date>2019-12-06T14:13:16</dc:date>
            </office:change-info>
          </text:insertion>
        </text:changed-region>
        <text:changed-region xml:id="ct756352496" text:id="ct756352496">
          <text:deletion>
            <office:change-info>
              <dc:creator>Steve Fanning</dc:creator>
              <dc:date>2019-12-06T14:13:22</dc:date>
            </office:change-info>
            <text:p text:style-name="Table_20_Contents">parameter</text:p>
          </text:deletion>
        </text:changed-region>
        <text:changed-region xml:id="ct756352736" text:id="ct756352736">
          <text:insertion>
            <office:change-info>
              <dc:creator>Steve Fanning</dc:creator>
              <dc:date>2019-12-06T14:13:22</dc:date>
            </office:change-info>
          </text:insertion>
        </text:changed-region>
        <text:changed-region xml:id="ct549655824" text:id="ct549655824">
          <text:insertion>
            <office:change-info>
              <dc:creator>Steve Fanning</dc:creator>
              <dc:date>2019-10-29T14:10:16</dc:date>
            </office:change-info>
          </text:insertion>
        </text:changed-region>
        <text:changed-region xml:id="ct297569600" text:id="ct297569600">
          <text:insertion>
            <office:change-info>
              <dc:creator>Steve Fanning</dc:creator>
              <dc:date>2019-11-09T13:04:59</dc:date>
            </office:change-info>
          </text:insertion>
        </text:changed-region>
        <text:changed-region xml:id="ct297569840" text:id="ct297569840">
          <text:insertion>
            <office:change-info>
              <dc:creator>Steve Fanning</dc:creator>
              <dc:date>2019-11-09T13:05:23</dc:date>
            </office:change-info>
          </text:insertion>
        </text:changed-region>
        <text:changed-region xml:id="ct586190720" text:id="ct586190720">
          <text:insertion>
            <office:change-info>
              <dc:creator>Steve Fanning</dc:creator>
              <dc:date>2019-10-29T14:10:25</dc:date>
            </office:change-info>
          </text:insertion>
        </text:changed-region>
        <text:changed-region xml:id="ct586190960" text:id="ct586190960">
          <text:insertion>
            <office:change-info>
              <dc:creator>Steve Fanning</dc:creator>
              <dc:date>2019-11-09T13:05:59</dc:date>
            </office:change-info>
          </text:insertion>
        </text:changed-region>
        <text:changed-region xml:id="ct123186336" text:id="ct123186336">
          <text:insertion>
            <office:change-info>
              <dc:creator>Steve Fanning</dc:creator>
              <dc:date>2019-11-09T13:06:06</dc:date>
            </office:change-info>
          </text:insertion>
        </text:changed-region>
        <text:changed-region xml:id="ct123186576" text:id="ct123186576">
          <text:deletion>
            <office:change-info>
              <dc:creator>Steve Fanning</dc:creator>
              <dc:date>2019-12-06T14:13:39</dc:date>
            </office:change-info>
            <text:p text:style-name="Table_20_Contents">parameters</text:p>
          </text:deletion>
        </text:changed-region>
        <text:changed-region xml:id="ct178431504" text:id="ct178431504">
          <text:insertion>
            <office:change-info>
              <dc:creator>Steve Fanning</dc:creator>
              <dc:date>2019-12-06T14:13:39</dc:date>
            </office:change-info>
          </text:insertion>
        </text:changed-region>
        <text:changed-region xml:id="ct125176400" text:id="ct125176400">
          <text:insertion>
            <office:change-info>
              <dc:creator>Steve Fanning</dc:creator>
              <dc:date>2019-10-29T14:10:39</dc:date>
            </office:change-info>
          </text:insertion>
        </text:changed-region>
        <text:changed-region xml:id="ct125176640" text:id="ct125176640">
          <text:insertion>
            <office:change-info>
              <dc:creator>Steve Fanning</dc:creator>
              <dc:date>2019-11-09T13:06:43</dc:date>
            </office:change-info>
          </text:insertion>
        </text:changed-region>
        <text:changed-region xml:id="ct458787536" text:id="ct458787536">
          <text:insertion>
            <office:change-info>
              <dc:creator>Steve Fanning</dc:creator>
              <dc:date>2019-11-09T13:06:51</dc:date>
            </office:change-info>
          </text:insertion>
        </text:changed-region>
        <text:changed-region xml:id="ct458787776" text:id="ct458787776">
          <text:insertion>
            <office:change-info>
              <dc:creator>Steve Fanning</dc:creator>
              <dc:date>2019-11-25T13:35:41</dc:date>
            </office:change-info>
          </text:insertion>
        </text:changed-region>
        <text:changed-region xml:id="ct357122816" text:id="ct357122816">
          <text:insertion>
            <office:change-info>
              <dc:creator>Steve Fanning</dc:creator>
              <dc:date>2019-11-25T13:38:05</dc:date>
            </office:change-info>
          </text:insertion>
        </text:changed-region>
        <text:changed-region xml:id="ct448285648" text:id="ct448285648">
          <text:deletion>
            <office:change-info>
              <dc:creator>Steve Fanning</dc:creator>
              <dc:date>2019-11-25T13:35:18</dc:date>
            </office:change-info>
            <text:p text:style-name="P38">Convert text to number, in a locale-independent way. <text:bookmark text:name="VALUE1111111111111111111111111111111111111111111111111111111111111"/>Converts given text value <text:span text:style-name="Strong_20_Emphasis">text</text:span> into a number. If <text:span text:style-name="Strong_20_Emphasis">text</text:span> is a reference, it is first dereferenced. <text:span text:style-name="Strong_20_Emphasis">decimal_separator</text:span> and <text:span text:style-name="Strong_20_Emphasis">group_separator</text:span> are optional parameters. If <text:span text:style-name="Strong_20_Emphasis">text</text:span> contains a separator, then that separator must be entered into the relevant optional parameter. All parameters are entered in double quotes.</text:p>
            <text:p text:style-name="Table_20_Contents">Text is transformed according to the following rules: </text:p>
            <text:p text:style-name="Table_20_Contents">1) Starting from the beginning, remove all occurrences of the <text:span text:style-name="Strong_20_Emphasis">group_separator</text:span> before any <text:span text:style-name="Strong_20_Emphasis">decimal_separator</text:span>.</text:p>
            <text:p text:style-name="Table_20_Contents"><text:bookmark text:name="VALUE1411111111111111111111111111111111111111111111111111111111111"/>2) Starting from the beginning, replace the first occurrence in the text of the <text:span text:style-name="Strong_20_Emphasis">decimal_separator</text:span> character with the FULL STOP (U+002E) character.</text:p>
            <text:p text:style-name="Table_20_Contents"><text:bookmark text:name="VALUE1511111111111111111111111111111111111111111111111111111111111"/>3) Remove all whitespace characters (<text:a xlink:type="simple" xlink:href="http://docs.oasis-open.org/office/v1.2/cs01/OpenDocument-v1.2-cs01-part2.html#Whitespace" text:style-name="Internet_20_link" text:visited-style-name="Visited_20_Internet_20_Link">5.14</text:a>).</text:p>
            <text:p text:style-name="Table_20_Contents">4) If the first character of the resulting string is a period FULL STOP (U+002E) then prepend a zero.</text:p>
            <text:p text:style-name="Table_20_Contents">5) If the string ends in one or more instances of PERCENT SIGN (U+0025), remove the percent sign(s).</text:p>
            <text:p text:style-name="P38">If percent signs were removed in step 5, divide the value of the returned number by 100 for each percent sign removed.</text:p>
          </text:deletion>
        </text:changed-region>
        <text:changed-region xml:id="ct621940336" text:id="ct621940336">
          <text:insertion>
            <office:change-info>
              <dc:creator>Steve Fanning</dc:creator>
              <dc:date>2019-10-29T14:10:52</dc:date>
            </office:change-info>
          </text:insertion>
        </text:changed-region>
        <text:changed-region xml:id="ct535179872" text:id="ct535179872">
          <text:insertion>
            <office:change-info>
              <dc:creator>Steve Fanning</dc:creator>
              <dc:date>2019-11-09T13:07:36</dc:date>
            </office:change-info>
          </text:insertion>
        </text:changed-region>
        <text:changed-region xml:id="ct500545184" text:id="ct500545184">
          <text:insertion>
            <office:change-info>
              <dc:creator>Steve Fanning</dc:creator>
              <dc:date>2019-11-09T13:07:45</dc:date>
            </office:change-info>
          </text:insertion>
        </text:changed-region>
        <text:changed-region xml:id="ct535180112" text:id="ct535180112">
          <text:deletion>
            <office:change-info>
              <dc:creator>Steve Fanning</dc:creator>
              <dc:date>2019-10-28T16:58:03</dc:date>
            </office:change-info>
            <text:p text:style-name="Table_20_Contents">.</text:p>
          </text:deletion>
        </text:changed-region>
        <text:changed-region xml:id="ct170891472" text:id="ct170891472">
          <text:insertion>
            <office:change-info>
              <dc:creator>Steve Fanning</dc:creator>
              <dc:date>2019-10-29T14:11:02</dc:date>
            </office:change-info>
          </text:insertion>
        </text:changed-region>
        <text:changed-region xml:id="ct659317840" text:id="ct659317840">
          <text:insertion>
            <office:change-info>
              <dc:creator>Steve Fanning</dc:creator>
              <dc:date>2019-11-09T13:09:11</dc:date>
            </office:change-info>
          </text:insertion>
        </text:changed-region>
        <text:changed-region xml:id="ct153760528" text:id="ct153760528">
          <text:insertion>
            <office:change-info>
              <dc:creator>Steve Fanning</dc:creator>
              <dc:date>2019-11-09T13:09:17</dc:date>
            </office:change-info>
          </text:insertion>
        </text:changed-region>
        <text:changed-region xml:id="ct153760768" text:id="ct153760768">
          <text:insertion>
            <office:change-info>
              <dc:creator>Steve Fanning</dc:creator>
              <dc:date>2019-10-29T14:11:15</dc:date>
            </office:change-info>
          </text:insertion>
        </text:changed-region>
        <text:changed-region xml:id="ct527349424" text:id="ct527349424">
          <text:insertion>
            <office:change-info>
              <dc:creator>Steve Fanning</dc:creator>
              <dc:date>2019-11-09T13:10:07</dc:date>
            </office:change-info>
          </text:insertion>
        </text:changed-region>
        <text:changed-region xml:id="ct517973696" text:id="ct517973696">
          <text:insertion>
            <office:change-info>
              <dc:creator>Steve Fanning</dc:creator>
              <dc:date>2019-11-09T13:10:16</dc:date>
            </office:change-info>
          </text:insertion>
        </text:changed-region>
        <text:changed-region xml:id="ct517973936" text:id="ct517973936">
          <text:insertion>
            <office:change-info>
              <dc:creator>Steve Fanning</dc:creator>
              <dc:date>2019-12-06T14:13:59</dc:date>
            </office:change-info>
          </text:insertion>
        </text:changed-region>
        <text:changed-region xml:id="ct580253136" text:id="ct580253136">
          <text:deletion>
            <office:change-info>
              <dc:creator>Steve Fanning</dc:creator>
              <dc:date>2019-12-06T14:13:59</dc:date>
            </office:change-info>
            <text:p text:style-name="Table_20_Contents"><text:span text:style-name="T108">R</text:span></text:p>
          </text:deletion>
        </text:changed-region>
        <text:changed-region xml:id="ct580253376" text:id="ct580253376">
          <text:insertion>
            <office:change-info>
              <dc:creator>Steve Fanning</dc:creator>
              <dc:date>2019-12-06T14:14:04</dc:date>
            </office:change-info>
          </text:insertion>
        </text:changed-region>
        <text:changed-region xml:id="ct522547920" text:id="ct522547920">
          <text:deletion>
            <office:change-info>
              <dc:creator>Steve Fanning</dc:creator>
              <dc:date>2019-12-06T14:14:22</dc:date>
            </office:change-info>
            <text:p text:style-name="Table_20_Contents">method, into the </text:p>
          </text:deletion>
        </text:changed-region>
        <text:changed-region xml:id="ct132933168" text:id="ct132933168">
          <text:insertion>
            <office:change-info>
              <dc:creator>Steve Fanning</dc:creator>
              <dc:date>2019-10-29T14:11:28</dc:date>
            </office:change-info>
          </text:insertion>
        </text:changed-region>
        <text:changed-region xml:id="ct132933408" text:id="ct132933408">
          <text:insertion>
            <office:change-info>
              <dc:creator>Steve Fanning</dc:creator>
              <dc:date>2019-11-09T13:10:52</dc:date>
            </office:change-info>
          </text:insertion>
        </text:changed-region>
        <text:changed-region xml:id="ct347961232" text:id="ct347961232">
          <text:insertion>
            <office:change-info>
              <dc:creator>Steve Fanning</dc:creator>
              <dc:date>2019-11-09T13:11:00</dc:date>
            </office:change-info>
          </text:insertion>
        </text:changed-region>
        <text:changed-region xml:id="ct144138080" text:id="ct144138080">
          <text:deletion>
            <office:change-info>
              <dc:creator>Steve Fanning</dc:creator>
              <dc:date>2019-11-25T14:03:59</dc:date>
            </office:change-info>
            <text:p text:style-name="Table_20_Contents">how many </text:p>
          </text:deletion>
        </text:changed-region>
        <text:changed-region xml:id="ct461861632" text:id="ct461861632">
          <text:insertion>
            <office:change-info>
              <dc:creator>Steve Fanning</dc:creator>
              <dc:date>2019-11-25T14:03:59</dc:date>
            </office:change-info>
          </text:insertion>
        </text:changed-region>
        <text:changed-region xml:id="ct521207808" text:id="ct521207808">
          <text:insertion>
            <office:change-info>
              <dc:creator>Steve Fanning</dc:creator>
              <dc:date>2019-11-25T14:04:00</dc:date>
            </office:change-info>
          </text:insertion>
        </text:changed-region>
        <text:changed-region xml:id="ct521208048" text:id="ct521208048">
          <text:deletion>
            <office:change-info>
              <dc:creator>Steve Fanning</dc:creator>
              <dc:date>2019-11-25T14:04:02</dc:date>
            </office:change-info>
            <text:p text:style-name="Table_20_Contents">s</text:p>
          </text:deletion>
        </text:changed-region>
        <text:changed-region xml:id="ct508691472" text:id="ct508691472">
          <text:deletion>
            <office:change-info>
              <dc:creator>Steve Fanning</dc:creator>
              <dc:date>2019-11-25T14:04:05</dc:date>
            </office:change-info>
            <text:p text:style-name="Table_20_Contents">are</text:p>
          </text:deletion>
        </text:changed-region>
        <text:changed-region xml:id="ct577050848" text:id="ct577050848">
          <text:insertion>
            <office:change-info>
              <dc:creator>Steve Fanning</dc:creator>
              <dc:date>2019-11-25T14:04:05</dc:date>
            </office:change-info>
          </text:insertion>
        </text:changed-region>
        <text:changed-region xml:id="ct250845376" text:id="ct250845376">
          <text:deletion>
            <office:change-info>
              <dc:creator>Steve Fanning</dc:creator>
              <dc:date>2019-12-06T14:14:32</dc:date>
            </office:change-info>
            <text:p text:style-name="Table_20_Contents">parameter</text:p>
          </text:deletion>
        </text:changed-region>
        <text:changed-region xml:id="ct526056496" text:id="ct526056496">
          <text:insertion>
            <office:change-info>
              <dc:creator>Steve Fanning</dc:creator>
              <dc:date>2019-12-06T14:14:32</dc:date>
            </office:change-info>
          </text:insertion>
        </text:changed-region>
        <text:changed-region xml:id="ct526056736" text:id="ct526056736">
          <text:deletion>
            <office:change-info>
              <dc:creator>Steve Fanning</dc:creator>
              <dc:date>2019-11-25T14:04:39</dc:date>
            </office:change-info>
            <text:p text:style-name="Table_20_Contents">Returns <text:span text:style-name="Strong_20_Emphasis">value</text:span> if text, else returns a blank text string</text:p>
          </text:deletion>
        </text:changed-region>
        <text:changed-region xml:id="ct170361360" text:id="ct170361360">
          <text:insertion>
            <office:change-info>
              <dc:creator>Steve Fanning</dc:creator>
              <dc:date>2019-11-25T14:04:39</dc:date>
            </office:change-info>
          </text:insertion>
        </text:changed-region>
        <text:changed-region xml:id="ct170361600" text:id="ct170361600">
          <text:insertion>
            <office:change-info>
              <dc:creator>Steve Fanning</dc:creator>
              <dc:date>2019-12-06T14:15:01</dc:date>
            </office:change-info>
          </text:insertion>
        </text:changed-region>
        <text:changed-region xml:id="ct585043776" text:id="ct585043776">
          <text:insertion>
            <office:change-info>
              <dc:creator>Steve Fanning</dc:creator>
              <dc:date>2019-12-06T14:14:42</dc:date>
            </office:change-info>
          </text:insertion>
        </text:changed-region>
        <text:changed-region xml:id="ct585044016" text:id="ct585044016">
          <text:deletion>
            <office:change-info>
              <dc:creator>Steve Fanning</dc:creator>
              <dc:date>2019-12-06T14:14:41</dc:date>
            </office:change-info>
            <text:p text:style-name="Table_20_Contents"><text:span text:style-name="T108"><text:s/>parameter</text:span></text:p>
          </text:deletion>
        </text:changed-region>
        <text:changed-region xml:id="ct504188576" text:id="ct504188576">
          <text:deletion>
            <office:change-info>
              <dc:creator>Steve Fanning</dc:creator>
              <dc:date>2019-11-25T14:05:48</dc:date>
            </office:change-info>
            <text:p text:style-name="Table_20_Contents"><text:s/>and can be found on the <text:span text:style-name="Emphasis">Numbers tab</text:span> in the <text:span text:style-name="Emphasis">Format Cells</text:span> dialog</text:p>
          </text:deletion>
        </text:changed-region>
        <text:changed-region xml:id="ct504188336" text:id="ct504188336">
          <text:insertion>
            <office:change-info>
              <dc:creator>Steve Fanning</dc:creator>
              <dc:date>2019-11-25T14:05:56</dc:date>
            </office:change-info>
          </text:insertion>
        </text:changed-region>
        <text:changed-region xml:id="ct504204640" text:id="ct504204640">
          <text:insertion>
            <office:change-info>
              <dc:creator>Steve Fanning</dc:creator>
              <dc:date>2019-11-25T14:06:00</dc:date>
            </office:change-info>
          </text:insertion>
        </text:changed-region>
        <text:changed-region xml:id="ct504204880" text:id="ct504204880">
          <text:insertion>
            <office:change-info>
              <dc:creator>Steve Fanning</dc:creator>
              <dc:date>2019-10-29T14:11:40</dc:date>
            </office:change-info>
          </text:insertion>
        </text:changed-region>
        <text:changed-region xml:id="ct571826352" text:id="ct571826352">
          <text:insertion>
            <office:change-info>
              <dc:creator>Steve Fanning</dc:creator>
              <dc:date>2019-11-09T13:11:23</dc:date>
            </office:change-info>
          </text:insertion>
        </text:changed-region>
        <text:changed-region xml:id="ct571826592" text:id="ct571826592">
          <text:insertion>
            <office:change-info>
              <dc:creator>Steve Fanning</dc:creator>
              <dc:date>2019-11-09T13:11:31</dc:date>
            </office:change-info>
          </text:insertion>
        </text:changed-region>
        <text:changed-region xml:id="ct250845616" text:id="ct250845616">
          <text:insertion>
            <office:change-info>
              <dc:creator>Steve Fanning</dc:creator>
              <dc:date>2019-12-06T14:15:10</dc:date>
            </office:change-info>
          </text:insertion>
        </text:changed-region>
        <text:changed-region xml:id="ct457226192" text:id="ct457226192">
          <text:deletion>
            <office:change-info>
              <dc:creator>Steve Fanning</dc:creator>
              <dc:date>2019-12-06T14:15:10</dc:date>
            </office:change-info>
            <text:p text:style-name="Table_20_Contents"><text:span text:style-name="T108">S</text:span></text:p>
          </text:deletion>
        </text:changed-region>
        <text:changed-region xml:id="ct457226432" text:id="ct457226432">
          <text:deletion>
            <office:change-info>
              <dc:creator>Steve Fanning</dc:creator>
              <dc:date>2019-11-25T14:06:57</dc:date>
            </office:change-info>
            <text:p text:style-name="Table_20_Contents">point </text:p>
          </text:deletion>
        </text:changed-region>
        <text:changed-region xml:id="ct382206896" text:id="ct382206896">
          <text:deletion>
            <office:change-info>
              <dc:creator>Steve Fanning</dc:creator>
              <dc:date>2019-12-06T14:15:15</dc:date>
            </office:change-info>
            <text:p text:style-name="Table_20_Contents">parameter</text:p>
          </text:deletion>
        </text:changed-region>
        <text:changed-region xml:id="ct459693152" text:id="ct459693152">
          <text:insertion>
            <office:change-info>
              <dc:creator>Steve Fanning</dc:creator>
              <dc:date>2019-12-06T14:15:15</dc:date>
            </office:change-info>
          </text:insertion>
        </text:changed-region>
        <text:changed-region xml:id="ct459693392" text:id="ct459693392">
          <text:insertion>
            <office:change-info>
              <dc:creator>Steve Fanning</dc:creator>
              <dc:date>2019-10-29T14:11:51</dc:date>
            </office:change-info>
          </text:insertion>
        </text:changed-region>
        <text:changed-region xml:id="ct127317968" text:id="ct127317968">
          <text:insertion>
            <office:change-info>
              <dc:creator>Steve Fanning</dc:creator>
              <dc:date>2019-11-09T13:11:58</dc:date>
            </office:change-info>
          </text:insertion>
        </text:changed-region>
        <text:changed-region xml:id="ct127318208" text:id="ct127318208">
          <text:insertion>
            <office:change-info>
              <dc:creator>Steve Fanning</dc:creator>
              <dc:date>2019-11-09T13:12:11</dc:date>
            </office:change-info>
          </text:insertion>
        </text:changed-region>
        <text:changed-region xml:id="ct492132704" text:id="ct492132704">
          <text:insertion>
            <office:change-info>
              <dc:creator>Steve Fanning</dc:creator>
              <dc:date>2019-11-25T14:07:44</dc:date>
            </office:change-info>
          </text:insertion>
        </text:changed-region>
        <text:changed-region xml:id="ct64728464" text:id="ct64728464">
          <text:insertion>
            <office:change-info>
              <dc:creator>Steve Fanning</dc:creator>
              <dc:date>2019-11-25T14:08:07</dc:date>
            </office:change-info>
          </text:insertion>
        </text:changed-region>
        <text:changed-region xml:id="ct574692752" text:id="ct574692752">
          <text:insertion>
            <office:change-info>
              <dc:creator>Steve Fanning</dc:creator>
              <dc:date>2019-11-25T14:08:34</dc:date>
            </office:change-info>
          </text:insertion>
        </text:changed-region>
        <text:changed-region xml:id="ct769200928" text:id="ct769200928">
          <text:insertion>
            <office:change-info>
              <dc:creator>Steve Fanning</dc:creator>
              <dc:date>2019-11-25T14:08:48</dc:date>
            </office:change-info>
          </text:insertion>
        </text:changed-region>
        <text:changed-region xml:id="ct769201168" text:id="ct769201168">
          <text:insertion>
            <office:change-info>
              <dc:creator>Steve Fanning</dc:creator>
              <dc:date>2019-11-25T14:09:12</dc:date>
            </office:change-info>
          </text:insertion>
        </text:changed-region>
        <text:changed-region xml:id="ct764638976" text:id="ct764638976">
          <text:insertion>
            <office:change-info>
              <dc:creator>Steve Fanning</dc:creator>
              <dc:date>2019-11-25T14:09:23</dc:date>
            </office:change-info>
          </text:insertion>
        </text:changed-region>
        <text:changed-region xml:id="ct394340048" text:id="ct394340048">
          <text:insertion>
            <office:change-info>
              <dc:creator>Steve Fanning</dc:creator>
              <dc:date>2019-11-25T14:09:35</dc:date>
            </office:change-info>
          </text:insertion>
        </text:changed-region>
        <text:changed-region xml:id="ct394340288" text:id="ct394340288">
          <text:insertion>
            <office:change-info>
              <dc:creator>Steve Fanning</dc:creator>
              <dc:date>2019-11-25T14:10:16</dc:date>
            </office:change-info>
          </text:insertion>
        </text:changed-region>
        <text:changed-region xml:id="ct56858384" text:id="ct56858384">
          <text:insertion>
            <office:change-info>
              <dc:creator>Steve Fanning</dc:creator>
              <dc:date>2019-11-25T14:10:46</dc:date>
            </office:change-info>
          </text:insertion>
        </text:changed-region>
        <text:changed-region xml:id="ct513496784" text:id="ct513496784">
          <text:insertion>
            <office:change-info>
              <dc:creator>Steve Fanning</dc:creator>
              <dc:date>2019-11-25T14:10:56</dc:date>
            </office:change-info>
          </text:insertion>
        </text:changed-region>
        <text:changed-region xml:id="ct513497024" text:id="ct513497024">
          <text:insertion>
            <office:change-info>
              <dc:creator>Steve Fanning</dc:creator>
              <dc:date>2019-11-25T14:11:00</dc:date>
            </office:change-info>
          </text:insertion>
        </text:changed-region>
        <text:changed-region xml:id="ct456504464" text:id="ct456504464">
          <text:insertion>
            <office:change-info>
              <dc:creator>Steve Fanning</dc:creator>
              <dc:date>2019-11-25T14:11:52</dc:date>
            </office:change-info>
          </text:insertion>
        </text:changed-region>
        <text:changed-region xml:id="ct289861680" text:id="ct289861680">
          <text:deletion>
            <office:change-info>
              <dc:creator>Steve Fanning</dc:creator>
              <dc:date>2019-12-02T16:44:48</dc:date>
            </office:change-info>
            <text:p text:style-name="Table_20_Contents">a string representing </text:p>
          </text:deletion>
        </text:changed-region>
        <text:changed-region xml:id="ct289861920" text:id="ct289861920">
          <text:insertion>
            <office:change-info>
              <dc:creator>Steve Fanning</dc:creator>
              <dc:date>2019-11-25T14:12:55</dc:date>
            </office:change-info>
          </text:insertion>
        </text:changed-region>
        <text:changed-region xml:id="ct339284688" text:id="ct339284688">
          <text:deletion>
            <office:change-info>
              <dc:creator>Steve Fanning</dc:creator>
              <dc:date>2019-11-25T14:12:38</dc:date>
            </office:change-info>
            <text:p text:style-name="Table_20_Contents">.</text:p>
          </text:deletion>
        </text:changed-region>
        <text:changed-region xml:id="ct339284448" text:id="ct339284448">
          <text:insertion>
            <office:change-info>
              <dc:creator>Steve Fanning</dc:creator>
              <dc:date>2019-11-25T14:13:18</dc:date>
            </office:change-info>
          </text:insertion>
        </text:changed-region>
        <text:changed-region xml:id="ct691951680" text:id="ct691951680">
          <text:insertion>
            <office:change-info>
              <dc:creator>Steve Fanning</dc:creator>
              <dc:date>2019-11-25T14:13:27</dc:date>
            </office:change-info>
          </text:insertion>
        </text:changed-region>
        <text:changed-region xml:id="ct62273824" text:id="ct62273824">
          <text:insertion>
            <office:change-info>
              <dc:creator>Steve Fanning</dc:creator>
              <dc:date>2019-11-25T14:14:18</dc:date>
            </office:change-info>
          </text:insertion>
        </text:changed-region>
        <text:changed-region xml:id="ct62274064" text:id="ct62274064">
          <text:insertion>
            <office:change-info>
              <dc:creator>Steve Fanning</dc:creator>
              <dc:date>2019-10-29T14:12:12</dc:date>
            </office:change-info>
          </text:insertion>
        </text:changed-region>
        <text:changed-region xml:id="ct514223312" text:id="ct514223312">
          <text:insertion>
            <office:change-info>
              <dc:creator>Steve Fanning</dc:creator>
              <dc:date>2019-11-09T13:12:40</dc:date>
            </office:change-info>
          </text:insertion>
        </text:changed-region>
        <text:changed-region xml:id="ct514223552" text:id="ct514223552">
          <text:insertion>
            <office:change-info>
              <dc:creator>Steve Fanning</dc:creator>
              <dc:date>2019-11-09T13:12:48</dc:date>
            </office:change-info>
          </text:insertion>
        </text:changed-region>
        <text:changed-region xml:id="ct126646864" text:id="ct126646864">
          <text:insertion>
            <office:change-info>
              <dc:creator>Steve Fanning</dc:creator>
              <dc:date>2019-11-25T14:14:31</dc:date>
            </office:change-info>
          </text:insertion>
        </text:changed-region>
        <text:changed-region xml:id="ct126647104" text:id="ct126647104">
          <text:insertion>
            <office:change-info>
              <dc:creator>Steve Fanning</dc:creator>
              <dc:date>2019-11-09T13:12:48</dc:date>
            </office:change-info>
          </text:insertion>
        </text:changed-region>
        <text:changed-region xml:id="ct660236096" text:id="ct660236096">
          <text:insertion>
            <office:change-info>
              <dc:creator>Steve Fanning</dc:creator>
              <dc:date>2019-11-25T14:14:33</dc:date>
            </office:change-info>
          </text:insertion>
        </text:changed-region>
        <text:changed-region xml:id="ct660236336" text:id="ct660236336">
          <text:insertion>
            <office:change-info>
              <dc:creator>Steve Fanning</dc:creator>
              <dc:date>2019-11-09T13:12:48</dc:date>
            </office:change-info>
          </text:insertion>
        </text:changed-region>
        <text:changed-region xml:id="ct455060320" text:id="ct455060320">
          <text:insertion>
            <office:change-info>
              <dc:creator>Steve Fanning</dc:creator>
              <dc:date>2019-11-25T14:15:47</dc:date>
            </office:change-info>
          </text:insertion>
        </text:changed-region>
        <text:changed-region xml:id="ct621557840" text:id="ct621557840">
          <text:insertion>
            <office:change-info>
              <dc:creator>Steve Fanning</dc:creator>
              <dc:date>2019-11-25T14:15:21</dc:date>
            </office:change-info>
          </text:insertion>
        </text:changed-region>
        <text:changed-region xml:id="ct193688720" text:id="ct193688720">
          <text:insertion>
            <office:change-info>
              <dc:creator>Steve Fanning</dc:creator>
              <dc:date>2019-11-25T14:16:32</dc:date>
            </office:change-info>
          </text:insertion>
        </text:changed-region>
        <text:changed-region xml:id="ct193688960" text:id="ct193688960">
          <text:insertion>
            <office:change-info>
              <dc:creator>Steve Fanning</dc:creator>
              <dc:date>2019-11-25T14:15:25</dc:date>
            </office:change-info>
          </text:insertion>
        </text:changed-region>
        <text:changed-region xml:id="ct543020912" text:id="ct543020912">
          <text:insertion>
            <office:change-info>
              <dc:creator>Steve Fanning</dc:creator>
              <dc:date>2019-11-25T14:16:55</dc:date>
            </office:change-info>
          </text:insertion>
        </text:changed-region>
        <text:changed-region xml:id="ct543021152" text:id="ct543021152">
          <text:insertion>
            <office:change-info>
              <dc:creator>Steve Fanning</dc:creator>
              <dc:date>2019-11-25T14:15:30</dc:date>
            </office:change-info>
          </text:insertion>
        </text:changed-region>
        <text:changed-region xml:id="ct148367024" text:id="ct148367024">
          <text:deletion>
            <office:change-info>
              <dc:creator>Steve Fanning</dc:creator>
              <dc:date>2019-11-25T14:17:18</dc:date>
            </office:change-info>
            <text:p text:style-name="Table_20_Contents">Calculates the error function</text:p>
          </text:deletion>
        </text:changed-region>
        <text:changed-region xml:id="ct148367264" text:id="ct148367264">
          <text:insertion>
            <office:change-info>
              <dc:creator>Steve Fanning</dc:creator>
              <dc:date>2019-11-25T14:17:18</dc:date>
            </office:change-info>
          </text:insertion>
        </text:changed-region>
        <text:changed-region xml:id="ct125777392" text:id="ct125777392">
          <text:deletion>
            <office:change-info>
              <dc:creator>Steve Fanning</dc:creator>
              <dc:date>2019-11-25T14:17:57</dc:date>
            </office:change-info>
            <text:p text:style-name="Table_20_Contents">Calculates the complementary error function between x and infinity</text:p>
          </text:deletion>
        </text:changed-region>
        <text:changed-region xml:id="ct125777632" text:id="ct125777632">
          <text:insertion>
            <office:change-info>
              <dc:creator>Steve Fanning</dc:creator>
              <dc:date>2019-11-25T14:17:57</dc:date>
            </office:change-info>
          </text:insertion>
        </text:changed-region>
        <text:changed-region xml:id="ct507024640" text:id="ct507024640">
          <text:insertion>
            <office:change-info>
              <dc:creator>Steve Fanning</dc:creator>
              <dc:date>2019-11-25T14:18:08</dc:date>
            </office:change-info>
          </text:insertion>
        </text:changed-region>
        <text:changed-region xml:id="ct533364064" text:id="ct533364064">
          <text:insertion>
            <office:change-info>
              <dc:creator>Steve Fanning</dc:creator>
              <dc:date>2019-11-25T14:18:34</dc:date>
            </office:change-info>
          </text:insertion>
        </text:changed-region>
        <text:changed-region xml:id="ct704945024" text:id="ct704945024">
          <text:deletion>
            <office:change-info>
              <dc:creator>Steve Fanning</dc:creator>
              <dc:date>2019-11-25T14:18:27</dc:date>
            </office:change-info>
            <text:p text:style-name="Table_20_Contents"><text:s/>(x)</text:p>
          </text:deletion>
        </text:changed-region>
        <text:changed-region xml:id="ct520986768" text:id="ct520986768">
          <text:insertion>
            <office:change-info>
              <dc:creator>Steve Fanning</dc:creator>
              <dc:date>2019-11-25T14:19:18</dc:date>
            </office:change-info>
          </text:insertion>
        </text:changed-region>
        <text:changed-region xml:id="ct520987008" text:id="ct520987008">
          <text:deletion>
            <office:change-info>
              <dc:creator>Steve Fanning</dc:creator>
              <dc:date>2019-11-25T14:19:18</dc:date>
            </office:change-info>
            <text:p text:style-name="P40">Returns the factorial of <text:span text:style-name="Strong_20_Emphasis">Number</text:span> with increments of 2. If <text:span text:style-name="Strong_20_Emphasis">Number</text:span> is even, the following factorial is calculated: n*(N-2)*(n-4)*...*4*2. If <text:span text:style-name="Strong_20_Emphasis">Number</text:span> is odd, the following factorial is calculated: n*(N-2)*(n-4)*...*3*1.</text:p>
          </text:deletion>
        </text:changed-region>
        <text:changed-region xml:id="ct448846032" text:id="ct448846032">
          <text:insertion>
            <office:change-info>
              <dc:creator>Steve Fanning</dc:creator>
              <dc:date>2019-12-06T14:15:42</dc:date>
            </office:change-info>
          </text:insertion>
        </text:changed-region>
        <text:changed-region xml:id="ct704945264" text:id="ct704945264">
          <text:insertion>
            <office:change-info>
              <dc:creator>Steve Fanning</dc:creator>
              <dc:date>2019-12-06T14:16:00</dc:date>
            </office:change-info>
          </text:insertion>
        </text:changed-region>
        <text:changed-region xml:id="ct766842736" text:id="ct766842736">
          <text:deletion>
            <office:change-info>
              <dc:creator>Steve Fanning</dc:creator>
              <dc:date>2019-12-06T14:15:57</dc:date>
            </office:change-info>
            <text:p text:style-name="Table_20_Contents"><text:span text:style-name="T108">.</text:span></text:p>
          </text:deletion>
        </text:changed-region>
        <text:changed-region xml:id="ct513513280" text:id="ct513513280">
          <text:deletion>
            <office:change-info>
              <dc:creator>Steve Fanning</dc:creator>
              <dc:date>2019-11-25T14:21:38</dc:date>
            </office:change-info>
            <text:p text:style-name="Table_20_Contents">is the hexadecimal number</text:p>
          </text:deletion>
        </text:changed-region>
        <text:changed-region xml:id="ct513513520" text:id="ct513513520">
          <text:insertion>
            <office:change-info>
              <dc:creator>Steve Fanning</dc:creator>
              <dc:date>2019-11-25T14:21:38</dc:date>
            </office:change-info>
          </text:insertion>
        </text:changed-region>
        <text:changed-region xml:id="ct405503808" text:id="ct405503808">
          <text:insertion>
            <office:change-info>
              <dc:creator>Steve Fanning</dc:creator>
              <dc:date>2019-11-25T14:20:51</dc:date>
            </office:change-info>
          </text:insertion>
        </text:changed-region>
        <text:changed-region xml:id="ct405504048" text:id="ct405504048">
          <text:deletion>
            <office:change-info>
              <dc:creator>Steve Fanning</dc:creator>
              <dc:date>2019-11-25T14:22:10</dc:date>
            </office:change-info>
            <text:p text:style-name="Table_20_Contents">the hexadecimal number.</text:p>
          </text:deletion>
        </text:changed-region>
        <text:changed-region xml:id="ct584547600" text:id="ct584547600">
          <text:insertion>
            <office:change-info>
              <dc:creator>Steve Fanning</dc:creator>
              <dc:date>2019-11-25T14:22:10</dc:date>
            </office:change-info>
          </text:insertion>
        </text:changed-region>
        <text:changed-region xml:id="ct504009600" text:id="ct504009600">
          <text:deletion>
            <office:change-info>
              <dc:creator>Steve Fanning</dc:creator>
              <dc:date>2019-11-25T14:22:37</dc:date>
            </office:change-info>
            <text:p text:style-name="Table_20_Contents">is the hexadecimal number</text:p>
          </text:deletion>
        </text:changed-region>
        <text:changed-region xml:id="ct289762480" text:id="ct289762480">
          <text:insertion>
            <office:change-info>
              <dc:creator>Steve Fanning</dc:creator>
              <dc:date>2019-11-25T14:22:37</dc:date>
            </office:change-info>
          </text:insertion>
        </text:changed-region>
        <text:changed-region xml:id="ct171125584" text:id="ct171125584">
          <text:insertion>
            <office:change-info>
              <dc:creator>Steve Fanning</dc:creator>
              <dc:date>2019-11-25T14:20:56</dc:date>
            </office:change-info>
          </text:insertion>
        </text:changed-region>
        <text:changed-region xml:id="ct123026000" text:id="ct123026000">
          <text:insertion>
            <office:change-info>
              <dc:creator>Steve Fanning</dc:creator>
              <dc:date>2019-11-25T14:23:51</dc:date>
            </office:change-info>
          </text:insertion>
        </text:changed-region>
        <text:changed-region xml:id="ct532232896" text:id="ct532232896">
          <text:insertion>
            <office:change-info>
              <dc:creator>Steve Fanning</dc:creator>
              <dc:date>2019-11-25T14:24:40</dc:date>
            </office:change-info>
          </text:insertion>
        </text:changed-region>
        <text:changed-region xml:id="ct532233136" text:id="ct532233136">
          <text:insertion>
            <office:change-info>
              <dc:creator>Steve Fanning</dc:creator>
              <dc:date>2019-11-25T14:25:03</dc:date>
            </office:change-info>
          </text:insertion>
        </text:changed-region>
        <text:changed-region xml:id="ct581349872" text:id="ct581349872">
          <text:insertion>
            <office:change-info>
              <dc:creator>Steve Fanning</dc:creator>
              <dc:date>2019-11-25T14:25:25</dc:date>
            </office:change-info>
          </text:insertion>
        </text:changed-region>
        <text:changed-region xml:id="ct296609344" text:id="ct296609344">
          <text:insertion>
            <office:change-info>
              <dc:creator>Steve Fanning</dc:creator>
              <dc:date>2019-11-25T14:25:45</dc:date>
            </office:change-info>
          </text:insertion>
        </text:changed-region>
        <text:changed-region xml:id="ct669840064" text:id="ct669840064">
          <text:insertion>
            <office:change-info>
              <dc:creator>Steve Fanning</dc:creator>
              <dc:date>2019-11-25T14:26:07</dc:date>
            </office:change-info>
          </text:insertion>
        </text:changed-region>
        <text:changed-region xml:id="ct669840304" text:id="ct669840304">
          <text:insertion>
            <office:change-info>
              <dc:creator>Steve Fanning</dc:creator>
              <dc:date>2019-11-25T14:26:28</dc:date>
            </office:change-info>
          </text:insertion>
        </text:changed-region>
        <text:changed-region xml:id="ct764775024" text:id="ct764775024">
          <text:deletion>
            <office:change-info>
              <dc:creator>Steve Fanning</dc:creator>
              <dc:date>2019-11-25T14:26:40</dc:date>
            </office:change-info>
            <text:p text:style-name="P41">and</text:p>
          </text:deletion>
        </text:changed-region>
        <text:changed-region xml:id="ct521572352" text:id="ct521572352">
          <text:insertion>
            <office:change-info>
              <dc:creator>Steve Fanning</dc:creator>
              <dc:date>2019-11-25T14:26:40</dc:date>
            </office:change-info>
          </text:insertion>
        </text:changed-region>
        <text:changed-region xml:id="ct585497616" text:id="ct585497616">
          <text:insertion>
            <office:change-info>
              <dc:creator>Steve Fanning</dc:creator>
              <dc:date>2019-11-25T14:26:45</dc:date>
            </office:change-info>
          </text:insertion>
        </text:changed-region>
        <text:changed-region xml:id="ct71447312" text:id="ct71447312">
          <text:insertion>
            <office:change-info>
              <dc:creator>Steve Fanning</dc:creator>
              <dc:date>2019-11-25T14:27:00</dc:date>
            </office:change-info>
          </text:insertion>
        </text:changed-region>
        <text:changed-region xml:id="ct585497856" text:id="ct585497856">
          <text:insertion>
            <office:change-info>
              <dc:creator>Steve Fanning</dc:creator>
              <dc:date>2019-11-25T14:27:24</dc:date>
            </office:change-info>
          </text:insertion>
        </text:changed-region>
        <text:changed-region xml:id="ct296228752" text:id="ct296228752">
          <text:insertion>
            <office:change-info>
              <dc:creator>Steve Fanning</dc:creator>
              <dc:date>2019-11-25T14:27:33</dc:date>
            </office:change-info>
          </text:insertion>
        </text:changed-region>
        <text:changed-region xml:id="ct296228992" text:id="ct296228992">
          <text:insertion>
            <office:change-info>
              <dc:creator>Steve Fanning</dc:creator>
              <dc:date>2019-11-25T14:27:50</dc:date>
            </office:change-info>
          </text:insertion>
        </text:changed-region>
        <text:changed-region xml:id="ct754348448" text:id="ct754348448">
          <text:insertion>
            <office:change-info>
              <dc:creator>Steve Fanning</dc:creator>
              <dc:date>2019-12-02T16:45:17</dc:date>
            </office:change-info>
          </text:insertion>
        </text:changed-region>
        <text:changed-region xml:id="ct569384320" text:id="ct569384320">
          <text:insertion>
            <office:change-info>
              <dc:creator>Steve Fanning</dc:creator>
              <dc:date>2019-11-25T14:28:30</dc:date>
            </office:change-info>
          </text:insertion>
        </text:changed-region>
        <text:changed-region xml:id="ct569384560" text:id="ct569384560">
          <text:deletion>
            <office:change-info>
              <dc:creator>Steve Fanning</dc:creator>
              <dc:date>2019-11-25T14:28:30</dc:date>
            </office:change-info>
            <text:p text:style-name="Table_20_Contents"><text:span text:style-name="T81">1</text:span></text:p>
          </text:deletion>
        </text:changed-region>
        <text:changed-region xml:id="ct516455280" text:id="ct516455280">
          <text:insertion>
            <office:change-info>
              <dc:creator>Steve Fanning</dc:creator>
              <dc:date>2019-11-25T14:28:32</dc:date>
            </office:change-info>
          </text:insertion>
        </text:changed-region>
        <text:changed-region xml:id="ct516455520" text:id="ct516455520">
          <text:deletion>
            <office:change-info>
              <dc:creator>Steve Fanning</dc:creator>
              <dc:date>2019-11-25T14:28:32</dc:date>
            </office:change-info>
            <text:p text:style-name="Table_20_Contents"><text:span text:style-name="T81">30</text:span></text:p>
          </text:deletion>
        </text:changed-region>
        <text:changed-region xml:id="ct542516784" text:id="ct542516784">
          <text:deletion>
            <office:change-info>
              <dc:creator>Steve Fanning</dc:creator>
              <dc:date>2019-11-25T14:28:05</dc:date>
            </office:change-info>
            <text:p text:style-name="P41">the</text:p>
          </text:deletion>
        </text:changed-region>
        <text:changed-region xml:id="ct542517024" text:id="ct542517024">
          <text:insertion>
            <office:change-info>
              <dc:creator>Steve Fanning</dc:creator>
              <dc:date>2019-11-25T14:28:05</dc:date>
            </office:change-info>
          </text:insertion>
        </text:changed-region>
        <text:changed-region xml:id="ct274067920" text:id="ct274067920">
          <text:insertion>
            <office:change-info>
              <dc:creator>Steve Fanning</dc:creator>
              <dc:date>2019-12-06T14:16:15</dc:date>
            </office:change-info>
          </text:insertion>
        </text:changed-region>
        <text:changed-region xml:id="ct534886848" text:id="ct534886848">
          <text:deletion>
            <office:change-info>
              <dc:creator>Steve Fanning</dc:creator>
              <dc:date>2019-11-25T14:28:13</dc:date>
            </office:change-info>
            <text:p text:style-name="P41">with up to 30 other <text:span text:style-name="Strong_20_Emphasis">Complex numbers</text:span></text:p>
          </text:deletion>
        </text:changed-region>
        <text:changed-region xml:id="ct577318048" text:id="ct577318048">
          <text:insertion>
            <office:change-info>
              <dc:creator>Steve Fanning</dc:creator>
              <dc:date>2019-11-25T14:28:13</dc:date>
            </office:change-info>
          </text:insertion>
        </text:changed-region>
        <text:changed-region xml:id="ct577318288" text:id="ct577318288">
          <text:insertion>
            <office:change-info>
              <dc:creator>Steve Fanning</dc:creator>
              <dc:date>2019-10-29T14:12:46</dc:date>
            </office:change-info>
          </text:insertion>
        </text:changed-region>
        <text:changed-region xml:id="ct493982800" text:id="ct493982800">
          <text:insertion>
            <office:change-info>
              <dc:creator>Steve Fanning</dc:creator>
              <dc:date>2019-11-09T13:13:28</dc:date>
            </office:change-info>
          </text:insertion>
        </text:changed-region>
        <text:changed-region xml:id="ct493983040" text:id="ct493983040">
          <text:insertion>
            <office:change-info>
              <dc:creator>Steve Fanning</dc:creator>
              <dc:date>2019-11-09T13:13:42</dc:date>
            </office:change-info>
          </text:insertion>
        </text:changed-region>
        <text:changed-region xml:id="ct545831760" text:id="ct545831760">
          <text:insertion>
            <office:change-info>
              <dc:creator>Steve Fanning</dc:creator>
              <dc:date>2019-10-29T14:12:48</dc:date>
            </office:change-info>
          </text:insertion>
        </text:changed-region>
        <text:changed-region xml:id="ct491794752" text:id="ct491794752">
          <text:insertion>
            <office:change-info>
              <dc:creator>Steve Fanning</dc:creator>
              <dc:date>2019-11-09T13:13:34</dc:date>
            </office:change-info>
          </text:insertion>
        </text:changed-region>
        <text:changed-region xml:id="ct491794992" text:id="ct491794992">
          <text:insertion>
            <office:change-info>
              <dc:creator>Steve Fanning</dc:creator>
              <dc:date>2019-11-09T13:13:56</dc:date>
            </office:change-info>
          </text:insertion>
        </text:changed-region>
        <text:changed-region xml:id="ct769258976" text:id="ct769258976">
          <text:insertion>
            <office:change-info>
              <dc:creator>Steve Fanning</dc:creator>
              <dc:date>2019-11-25T14:31:44</dc:date>
            </office:change-info>
          </text:insertion>
        </text:changed-region>
        <text:changed-region xml:id="ct761928112" text:id="ct761928112">
          <text:insertion>
            <office:change-info>
              <dc:creator>Steve Fanning</dc:creator>
              <dc:date>2019-11-25T14:32:00</dc:date>
            </office:change-info>
          </text:insertion>
        </text:changed-region>
        <text:changed-region xml:id="ct490183600" text:id="ct490183600">
          <text:insertion>
            <office:change-info>
              <dc:creator>Steve Fanning</dc:creator>
              <dc:date>2019-11-25T14:32:12</dc:date>
            </office:change-info>
          </text:insertion>
        </text:changed-region>
        <text:changed-region xml:id="ct490183840" text:id="ct490183840">
          <text:insertion>
            <office:change-info>
              <dc:creator>Steve Fanning</dc:creator>
              <dc:date>2019-11-25T14:32:25</dc:date>
            </office:change-info>
          </text:insertion>
        </text:changed-region>
        <text:changed-region xml:id="ct429809520" text:id="ct429809520">
          <text:insertion>
            <office:change-info>
              <dc:creator>Steve Fanning</dc:creator>
              <dc:date>2019-11-25T14:33:16</dc:date>
            </office:change-info>
          </text:insertion>
        </text:changed-region>
        <text:changed-region xml:id="ct406319200" text:id="ct406319200">
          <text:deletion>
            <office:change-info>
              <dc:creator>Steve Fanning</dc:creator>
              <dc:date>2019-11-25T14:33:19</dc:date>
            </office:change-info>
            <text:p text:style-name="Table_20_Contents">1</text:p>
          </text:deletion>
        </text:changed-region>
        <text:changed-region xml:id="ct543432944" text:id="ct543432944">
          <text:insertion>
            <office:change-info>
              <dc:creator>Steve Fanning</dc:creator>
              <dc:date>2019-11-25T14:33:19</dc:date>
            </office:change-info>
          </text:insertion>
        </text:changed-region>
        <text:changed-region xml:id="ct543433184" text:id="ct543433184">
          <text:insertion>
            <office:change-info>
              <dc:creator>Steve Fanning</dc:creator>
              <dc:date>2019-11-25T14:33:22</dc:date>
            </office:change-info>
          </text:insertion>
        </text:changed-region>
        <text:changed-region xml:id="ct615650224" text:id="ct615650224">
          <text:deletion>
            <office:change-info>
              <dc:creator>Steve Fanning</dc:creator>
              <dc:date>2019-11-25T14:33:22</dc:date>
            </office:change-info>
            <text:p text:style-name="Table_20_Contents"><text:span text:style-name="T82">30</text:span></text:p>
          </text:deletion>
        </text:changed-region>
        <text:changed-region xml:id="ct615650464" text:id="ct615650464">
          <text:insertion>
            <office:change-info>
              <dc:creator>Steve Fanning</dc:creator>
              <dc:date>2019-11-25T14:33:28</dc:date>
            </office:change-info>
          </text:insertion>
        </text:changed-region>
        <text:changed-region xml:id="ct769489744" text:id="ct769489744">
          <text:deletion>
            <office:change-info>
              <dc:creator>Steve Fanning</dc:creator>
              <dc:date>2019-11-25T14:33:28</dc:date>
            </office:change-info>
            <text:p text:style-name="Table_20_Contents"><text:span text:style-name="T82"><text:s/>the entered</text:span></text:p>
          </text:deletion>
        </text:changed-region>
        <text:changed-region xml:id="ct769489984" text:id="ct769489984">
          <text:insertion>
            <office:change-info>
              <dc:creator>Steve Fanning</dc:creator>
              <dc:date>2019-11-25T14:33:36</dc:date>
            </office:change-info>
          </text:insertion>
        </text:changed-region>
        <text:changed-region xml:id="ct747080048" text:id="ct747080048">
          <text:deletion>
            <office:change-info>
              <dc:creator>Steve Fanning</dc:creator>
              <dc:date>2019-11-25T14:33:39</dc:date>
            </office:change-info>
            <text:p text:style-name="Table_20_Contents"><text:span text:style-name="Strong_20_Emphasis"><text:span text:style-name="T82"><text:s/>with up to 30 other complex numbers</text:span></text:span></text:p>
          </text:deletion>
        </text:changed-region>
        <text:changed-region xml:id="ct747080288" text:id="ct747080288">
          <text:insertion>
            <office:change-info>
              <dc:creator>Steve Fanning</dc:creator>
              <dc:date>2019-11-25T14:34:02</dc:date>
            </office:change-info>
          </text:insertion>
        </text:changed-region>
        <text:changed-region xml:id="ct504467360" text:id="ct504467360">
          <text:deletion>
            <office:change-info>
              <dc:creator>Steve Fanning</dc:creator>
              <dc:date>2019-11-25T14:34:02</dc:date>
            </office:change-info>
            <text:p text:style-name="Table_20_Contents">_</text:p>
          </text:deletion>
        </text:changed-region>
        <text:changed-region xml:id="ct504467600" text:id="ct504467600">
          <text:insertion>
            <office:change-info>
              <dc:creator>Steve Fanning</dc:creator>
              <dc:date>2019-11-25T14:34:11</dc:date>
            </office:change-info>
          </text:insertion>
        </text:changed-region>
        <text:changed-region xml:id="ct296503152" text:id="ct296503152">
          <text:insertion>
            <office:change-info>
              <dc:creator>Steve Fanning</dc:creator>
              <dc:date>2019-11-25T14:34:31</dc:date>
            </office:change-info>
          </text:insertion>
        </text:changed-region>
        <text:changed-region xml:id="ct123451936" text:id="ct123451936">
          <text:insertion>
            <office:change-info>
              <dc:creator>Steve Fanning</dc:creator>
              <dc:date>2019-11-25T14:34:45</dc:date>
            </office:change-info>
          </text:insertion>
        </text:changed-region>
        <text:changed-region xml:id="ct749233584" text:id="ct749233584">
          <text:deletion>
            <office:change-info>
              <dc:creator>Steve Fanning</dc:creator>
              <dc:date>2019-11-25T14:35:00</dc:date>
            </office:change-info>
            <text:p text:style-name="Table_20_Contents"><text:span text:style-name="Strong_20_Emphasis">Number</text:span> may be</text:p>
          </text:deletion>
        </text:changed-region>
        <text:changed-region xml:id="ct749233344" text:id="ct749233344">
          <text:deletion>
            <office:change-info>
              <dc:creator>Steve Fanning</dc:creator>
              <dc:date>2019-11-25T14:34:55</dc:date>
            </office:change-info>
            <text:p text:style-name="Table_20_Contents"><text:s/>entered as text or a number</text:p>
          </text:deletion>
        </text:changed-region>
        <text:changed-region xml:id="ct123452176" text:id="ct123452176">
          <text:deletion>
            <office:change-info>
              <dc:creator>Steve Fanning</dc:creator>
              <dc:date>2019-11-25T14:35:00</dc:date>
            </office:change-info>
            <text:p text:style-name="Table_20_Contents">.</text:p>
          </text:deletion>
        </text:changed-region>
        <text:changed-region xml:id="ct428756816" text:id="ct428756816">
          <text:insertion>
            <office:change-info>
              <dc:creator>Steve Fanning</dc:creator>
              <dc:date>2019-11-25T14:35:44</dc:date>
            </office:change-info>
          </text:insertion>
        </text:changed-region>
        <text:changed-region xml:id="ct428757056" text:id="ct428757056">
          <text:deletion>
            <office:change-info>
              <dc:creator>Steve Fanning</dc:creator>
              <dc:date>2019-11-25T14:35:54</dc:date>
            </office:change-info>
            <text:p text:style-name="Table_20_Contents"><text:s/><text:span text:style-name="Strong_20_Emphasis">Number</text:span> may be entered as text or a number.</text:p>
          </text:deletion>
        </text:changed-region>
        <text:changed-region xml:id="ct485198768" text:id="ct485198768">
          <text:insertion>
            <office:change-info>
              <dc:creator>Steve Fanning</dc:creator>
              <dc:date>2019-11-25T14:36:08</dc:date>
            </office:change-info>
          </text:insertion>
        </text:changed-region>
        <text:changed-region xml:id="ct485199008" text:id="ct485199008">
          <text:deletion>
            <office:change-info>
              <dc:creator>Steve Fanning</dc:creator>
              <dc:date>2019-11-25T14:36:10</dc:date>
            </office:change-info>
            <text:p text:style-name="P42"><text:s/></text:p>
          </text:deletion>
        </text:changed-region>
        <text:changed-region xml:id="ct498233664" text:id="ct498233664">
          <text:insertion>
            <office:change-info>
              <dc:creator>Steve Fanning</dc:creator>
              <dc:date>2019-11-25T14:36:17</dc:date>
            </office:change-info>
          </text:insertion>
        </text:changed-region>
        <text:changed-region xml:id="ct498233904" text:id="ct498233904">
          <text:deletion>
            <office:change-info>
              <dc:creator>Steve Fanning</dc:creator>
              <dc:date>2019-11-25T14:36:14</dc:date>
            </office:change-info>
            <text:p text:style-name="P42"><text:s/><text:span text:style-name="Strong_20_Emphasis">Number</text:span> may be entered as text or a numb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draw:frame draw:style-name="fr1" draw:name="Image1" text:anchor-type="as-char" svg:width="3.3335in" svg:height="0.7in" draw:z-index="0"><draw:image xlink:href="Pictures/10000201000003E8000000D2A7FE72F00FFCF111.png" xlink:type="simple" xlink:show="embed" xlink:actuate="onLoad" loext:mime-type="image/png"/></draw:frame></text:p>
      <text:p text:style-name="P80"><text:change text:change-id="ct541900736"/><text:change-start text:change-id="ct430170416"/>Calc Guide<text:change-end text:change-id="ct430170416"/></text:p>
      <text:p text:style-name="Title"><text:change text:change-id="ct465172128"/><text:change-start text:change-id="ct178764816"/><text:span text:style-name="T16">A</text:span><text:span text:style-name="T17">ppendix B</text:span><text:change-end text:change-id="ct178764816"/> <text:line-break/><text:span text:style-name="T10">Description of Functions</text:span></text:p>
      <text:p text:style-name="Subtitle"/>
      <text:section text:style-name="Sect1" text:name="CG6218S1" text:condition="ooow:book eq 1" text:display="condition">
        <text:h text:style-name="P81" text:outline-level="1"><text:bookmark-start text:name="__RefHeading__5636_1566568644"/><text:change-start text:change-id="ct505671728"/>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0">the </text:span><text:span text:style-name="Emphasis"><text:span text:style-name="T10">LibreOffice 4.1</text:span></text:span><text:span text:style-name="Emphasis"> </text:span><text:span text:style-name="Emphasis"><text:user-defined style:data-style-name="N0" text:name="Guide Name">Calc Guide</text:user-defined></text:span><text:span text:style-name="Emphasis">.</text:span></text:p>
        <text:h text:style-name="Heading_20_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Table_20_Contents"/>
            </table:table-cell>
            <table:table-cell office:value-type="string">
              <text:p text:style-name="Table_20_Contents"/>
            </table:table-cell>
          </table:table-row>
        </table:table>
        <text:h text:style-name="P85"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3">Jean Hollis Weber</text:p>
            </table:table-cell>
            <table:table-cell table:style-name="Table3.A1" office:value-type="string">
              <text:p text:style-name="P3">Simon Brydon</text:p>
            </table:table-cell>
          </table:table-row>
          <table:table-row>
            <table:table-cell table:style-name="Table3.A1" office:value-type="string">
              <text:p text:style-name="P3">John A Smith</text:p>
            </table:table-cell>
            <table:table-cell table:style-name="Table3.A1" office:value-type="string">
              <text:p text:style-name="P3"/>
            </table:table-cell>
            <table:table-cell table:style-name="Table3.A1" office:value-type="string">
              <text:p text:style-name="P3"/>
            </table:table-cell>
          </table:table-row>
        </table:table>
        <text:h text:style-name="Heading_20_2" text:outline-level="2"><text:bookmark-start text:name="__RefHeading___Toc4648_402817234"/>Zpětná vazba<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91236397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63"><text:span text:style-name="Emphasis">Vydáno v </text:span><text:span text:style-name="Emphasis"><text:date style:data-style-name="N34" text:date-value="2019-12-27T10:07:02.152670659" text:fixed="true">lednu</text:date></text:span><text:span text:style-name="Emphasis"><text:s/></text:span><text:span text:style-name="Emphasis"><text:date style:data-style-name="N121" text:date-value="2019-12-27T10:07:04.526609829" text:fixed="true">2020</text:date></text:span><text:span text:style-name="Emphasis"> Based on LibreOffice </text:span><text:span text:style-name="Emphasis"><text:user-defined style:data-style-name="N0" text:name="LibreOffive Version">6.2</text:user-defined></text:span><text:span text:style-name="Emphasis">.</text:span></text:p>
        <text:h text:style-name="P84" text:outline-level="2"><text:bookmark-start text:name="__RefHeading___Toc11977_2754845698"/>Používání LibreOffice na systému macOS<text:bookmark-end text:name="__RefHeading___Toc11977_2754845698"/></text:h>
        <text:p text:style-name="P63">Některé klávesové zkratky a položky nabídek jsou v systému macOS jiné než v systémech Windows a Linux. The table below gives some common substitutions for the instructions in this <text:span text:style-name="T11">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62">Windows nebo Linux</text:p>
            </table:table-cell>
            <table:table-cell table:style-name="Table13.A1" office:value-type="string">
              <text:p text:style-name="P62"><text:span text:style-name="T12">macOS</text:span> equivalent</text:p>
            </table:table-cell>
            <table:table-cell table:style-name="Table13.A1" office:value-type="string">
              <text:p text:style-name="P62">Výsledek</text:p>
            </table:table-cell>
          </table:table-row>
          <table:table-row table:style-name="Table13.1">
            <table:table-cell table:style-name="Table13.A2" office:value-type="string">
              <text:p text:style-name="P4">Nabídka <text:span text:style-name="Strong_20_Emphasis">Nástroje &gt; Možnosti</text:span></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e nastavení s možnostmi</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text:span text:style-name="Keystroke">Control</text:span><text:span text:style-name="Emphasis"> </text:span>+ click or right-click depending on computer setup</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text:span> (Control)</text:p>
            </table:table-cell>
            <table:table-cell table:style-name="Table13.A2" office:value-type="string">
              <text:p text:style-name="P4"><text:span text:style-name="Keystroke"><text:span text:style-name="T13">⌘</text:span></text:span><text:span text:style-name="T14"> (</text:span>Command<text:span text:style-name="T14">)</text:span></text:p>
            </table:table-cell>
            <table:table-cell table:style-name="Table13.A2" office:value-type="string">
              <text:p text:style-name="P4">Používá se i s jinými klávesami</text:p>
            </table:table-cell>
          </table:table-row>
          <table:table-row table:style-name="Table13.1">
            <table:table-cell table:style-name="Table13.A2" office:value-type="string">
              <text:p text:style-name="P4"><text:span text:style-name="Keystroke">F5</text:span></text:p>
            </table:table-cell>
            <table:table-cell table:style-name="Table13.A2" office:value-type="string">
              <text:p text:style-name="P4"><text:span text:style-name="Keystroke">Shift</text:span><text:span text:style-name="Emphasis"> </text:span>+ <text:span text:style-name="Keystroke"><text:span text:style-name="T5">⌘</text:span></text:span><text:span text:style-name="Emphasis"><text:span text:style-name="T8"> </text:span></text:span>+ <text:span text:style-name="Keystroke">F5</text:span></text:p>
            </table:table-cell>
            <table:table-cell table:style-name="Table13.A2" office:value-type="string">
              <text:p text:style-name="P4">Otevře Navigátor</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text:style-name="T13">⌘</text:span></text:span><text:span text:style-name="Emphasis"><text:span text:style-name="T15"> </text:span></text:span><text:span text:style-name="T14">+ </text:span><text:span text:style-name="Keystroke">T</text:span></text:p>
            </table:table-cell>
            <table:table-cell table:style-name="Table13.A2" office:value-type="string">
              <text:p text:style-name="P4">Open the <text:span text:style-name="T12">sidebar </text:span>Styles <text:span text:style-name="T12">panel</text:span></text:p>
            </table:table-cell>
          </table:table-row>
        </table:table>
        <text:change-end text:change-id="ct505671728"/>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6"><text:a xlink:type="simple" xlink:href="#__RefHeading__5636_1566568644" text:style-name="Index_20_Link" text:visited-style-name="Index_20_Link">Autorská práva<text:tab/>2</text:a></text:p>
            <text:p text:style-name="P77"><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 text:style-name="Index_20_Link" text:visited-style-name="Index_20_Link">Datum vydání a verze programu<text:tab/>2</text:a></text:p>
            <text:p text:style-name="P77"><text:a xlink:type="simple" xlink:href="#__RefHeading___Toc11977_2754845698" text:style-name="Index_20_Link" text:visited-style-name="Index_20_Link">Používání LibreOffice na systému macOS<text:tab/>2</text:a></text:p>
            <text:p text:style-name="P76"><text:a xlink:type="simple" xlink:href="#__RefHeading___Toc11979_2754845698" text:style-name="Index_20_Link" text:visited-style-name="Index_20_Link">Functions available in Calc<text:tab/>4</text:a></text:p>
            <text:p text:style-name="P77"><text:a xlink:type="simple" xlink:href="#__RefHeading__6920_1924864864" text:style-name="Index_20_Link" text:visited-style-name="Index_20_Link">Terminology: numbers and arguments<text:tab/>4</text:a></text:p>
            <text:p text:style-name="P76"><text:a xlink:type="simple" xlink:href="#__RefHeading__6922_1924864864" text:style-name="Index_20_Link" text:visited-style-name="Index_20_Link">Mathematical functions<text:tab/>5</text:a></text:p>
            <text:p text:style-name="P76"><text:a xlink:type="simple" xlink:href="#__RefHeading__6924_1924864864" text:style-name="Index_20_Link" text:visited-style-name="Index_20_Link">Financial analysis functions<text:tab/>12</text:a></text:p>
            <text:p text:style-name="P77"><text:a xlink:type="simple" xlink:href="#__RefHeading__6926_1924864864" text:style-name="Index_20_Link" text:visited-style-name="Index_20_Link">A note about dates<text:tab/>12</text:a></text:p>
            <text:p text:style-name="P77"><text:a xlink:type="simple" xlink:href="#__RefHeading__6928_1924864864" text:style-name="Index_20_Link" text:visited-style-name="Index_20_Link">A note about interest rates<text:tab/>12</text:a></text:p>
            <text:p text:style-name="P76"><text:a xlink:type="simple" xlink:href="#__RefHeading__6930_1924864864" text:style-name="Index_20_Link" text:visited-style-name="Index_20_Link">Statistical analysis functions<text:tab/>24</text:a></text:p>
            <text:p text:style-name="P76"><text:a xlink:type="simple" xlink:href="#__RefHeading__6932_1924864864" text:style-name="Index_20_Link" text:visited-style-name="Index_20_Link">Date and time functions<text:tab/>51</text:a></text:p>
            <text:p text:style-name="P76"><text:a xlink:type="simple" xlink:href="#__RefHeading__6934_1924864864" text:style-name="Index_20_Link" text:visited-style-name="Index_20_Link">Logical functions<text:tab/>55</text:a></text:p>
            <text:p text:style-name="P76"><text:a xlink:type="simple" xlink:href="#__RefHeading__6936_1924864864" text:style-name="Index_20_Link" text:visited-style-name="Index_20_Link">Information functions<text:tab/>57</text:a></text:p>
            <text:p text:style-name="P76"><text:a xlink:type="simple" xlink:href="#__RefHeading__6938_1924864864" text:style-name="Index_20_Link" text:visited-style-name="Index_20_Link">Database functions<text:tab/>59</text:a></text:p>
            <text:p text:style-name="P76"><text:a xlink:type="simple" xlink:href="#__RefHeading__6940_1924864864" text:style-name="Index_20_Link" text:visited-style-name="Index_20_Link">Array functions<text:tab/>60</text:a></text:p>
            <text:p text:style-name="P76"><text:a xlink:type="simple" xlink:href="#__RefHeading__6942_1924864864" text:style-name="Index_20_Link" text:visited-style-name="Index_20_Link">Spreadsheet functions<text:tab/>62</text:a></text:p>
            <text:p text:style-name="P76"><text:a xlink:type="simple" xlink:href="#__RefHeading__6944_1924864864" text:style-name="Index_20_Link" text:visited-style-name="Index_20_Link">Text functions<text:tab/>69</text:a></text:p>
            <text:p text:style-name="P76"><text:a xlink:type="simple" xlink:href="#__RefHeading__38249_517945785" text:style-name="Index_20_Link" text:visited-style-name="Index_20_Link">Add-in functions<text:tab/>75</text:a></text:p>
          </text:index-body>
        </text:table-of-content>
        <text:p text:style-name="P89"><text:change text:change-id="ct478377872"/></text:p>
      </text:section>
      <text:h text:style-name="P82" text:outline-level="1"><text:bookmark-start text:name="__RefHeading___Toc11979_2754845698"/>Functions available in Calc<text:bookmark-end text:name="__RefHeading___Toc11979_2754845698"/></text:h>
      <text:p text:style-name="Text_20_body">Calc provides all of the commonly used functions found in modern spreadsheet applications. Since many of Calc’s functions require very specific and carefully calculated input arguments, the descriptions in this <text:change text:change-id="ct165593376"/><text:change-start text:change-id="ct194564496"/><text:span text:style-name="T20">chapter</text:span><text:change-end text:change-id="ct194564496"/> should not be considered complete references for each function. Refer to the application Help or the LibreOffice wiki for details and examples of all functions.<text:change text:change-id="ct586416176"/></text:p>
      <text:p text:style-name="Text_20_body">Over <text:change-start text:change-id="ct577064560"/><text:span text:style-name="T101">5</text:span><text:change-end text:change-id="ct577064560"/><text:change text:change-id="ct786370976"/>00 <text:change text:change-id="ct401111312"/>functions are available in Calc.<text:bookmark-start text:name="Analysis AddIn Warning"/> <text:bookmark-end text:name="Analysis AddIn Warning"/>More can be added through extensions to Calc (see Chapter 14). The following tables list Calc’s functions organized into eleven categories.</text:p>
      <text:list xml:id="list104543874492538" text:continue-numbering="true" text:style-name="Heading_20_Note">
        <text:list-item>
          <text:p text:style-name="Heading_20_Note">Poznámka</text:p>
        </text:list-item>
      </text:list>
      <text:p text:style-name="P65">Functions whose names end with <text:change-start text:change-id="ct296329648"/><text:span text:style-name="Strong_20_Emphasis">_ADD</text:span><text:change-end text:change-id="ct296329648"/> <text:change-start text:change-id="ct550730928"/><text:span text:style-name="T31">or </text:span><text:span text:style-name="Strong_20_Emphasis"><text:span text:style-name="T31">_EXCEL2003</text:span></text:span><text:span text:style-name="T31"> </text:span><text:change-end text:change-id="ct550730928"/>are provided for compatibility with Microsoft Excel <text:change-start text:change-id="ct507862432"/><text:span text:style-name="T32">2003 </text:span><text:change-end text:change-id="ct507862432"/>functions. They return the same results as the corresponding functions in Excel<text:change-start text:change-id="ct669095232"/> <text:span text:style-name="T32">2003</text:span><text:change-end text:change-id="ct669095232"/> (without the suffix), which though they may be correct, are not based on international standards. Calc automatically changes the function to <text:change-start text:change-id="ct501904768"/><text:span text:style-name="Strong_20_Emphasis">_</text:span><text:change-end text:change-id="ct501904768"/><text:change-start text:change-id="ct623205168"/><text:span text:style-name="Strong_20_Emphasis">ADD</text:span><text:change-end text:change-id="ct623205168"/><text:change-start text:change-id="ct460694672"/> or <text:span text:style-name="Strong_20_Emphasis">_EXCEL2003</text:span><text:change-end text:change-id="ct460694672"/> for relevant functions in imported Excel<text:change-start text:change-id="ct754395792"/> <text:span text:style-name="T32">2003</text:span><text:change-end text:change-id="ct754395792"/> spreadsheets.</text:p>
      <text:h text:style-name="Heading_20_2" text:outline-level="2"><text:bookmark-start text:name="__RefHeading__6920_1924864864"/>Terminology: numbers and <text:alphabetical-index-mark-start text:id="IMark539264904" text:key1="functions"/><text:alphabetical-index-mark text:string-value="arguments in functions"/>arguments<text:bookmark-end text:name="__RefHeading__6920_1924864864"/><text:alphabetical-index-mark-end text:id="IMark539264904"/></text:h>
      <text:p text:style-name="Text_20_body">Some of the descriptions in this <text:change text:change-id="ct568604352"/><text:change-start text:change-id="ct501345088"/><text:span text:style-name="T20">chapter</text:span><text:change-end text:change-id="ct501345088"/> define limitations on the number of values or arguments that can be passed to the function. Specifically, functions that refer to the following arguments may lead to confusion:</text:p>
      <text:list xml:id="list104544680538647" text:continue-list="list104544469319120" text:style-name="List_20_1">
        <text:list-item>
          <text:p text:style-name="List_20_1"><text:span text:style-name="Strong_20_Emphasis">Number_1, number_2, ... number_30</text:span></text:p>
        </text:list-item>
        <text:list-item>
          <text:p text:style-name="List_20_1">Number 1 to 30</text:p>
        </text:list-item>
        <text:list-item>
          <text:p text:style-name="List_20_1">a list of up to 30 numbers</text:p>
        </text:list-item>
      </text:list>
      <text:p text:style-name="Text_20_body">There is a significant difference between a <text:span text:style-name="Emphasis">list of numbers</text:span> (or integers) and the <text:span text:style-name="Emphasis">number of arguments</text:span> a function will accept. For, example the <text:span text:style-name="Emphasis">SUM</text:span> function will only accept a maximum of 30 arguments. This limit does NOT mean that you can only sum 30 numbers, but that you can only pass 30 separate arguments to the function.</text:p>
      <text:p text:style-name="Text_20_body">Arguments are values separated by commas, and can include ranges which often refer to multiple values. Therefore one argument can refer to several values, and a function that limits input to 30 arguments may in fact accept more then 30 separate numerical values.</text:p>
      <text:p text:style-name="Text_20_body">This <text:change text:change-id="ct535826768"/><text:change-start text:change-id="ct403420832"/><text:span text:style-name="T20">chapter</text:span><text:change-end text:change-id="ct403420832"/> attempts to clarify this situation by using the term <text:span text:style-name="Strong_20_Emphasis">arguments</text:span>, rather than any of the other phrases.</text:p>
      <text:p text:style-name="Text_20_body">In the LibreOffice Calc functions, <text:change text:change-id="ct544427520"/><text:change-start text:change-id="ct326563008"/><text:span text:style-name="T101">arguments</text:span><text:change-end text:change-id="ct326563008"/> marked as "optional" can be left out only when no <text:change text:change-id="ct118389392"/><text:change-start text:change-id="ct668244080"/><text:span text:style-name="T101">argument</text:span><text:change-end text:change-id="ct668244080"/> follows. For example, in a function with four <text:change text:change-id="ct536057824"/><text:change-start text:change-id="ct161428080"/><text:span text:style-name="T101">argument</text:span><text:change-end text:change-id="ct161428080"/>s, where the last two <text:change text:change-id="ct513382576"/><text:change-start text:change-id="ct668812688"/><text:span text:style-name="T101">argument</text:span><text:change-end text:change-id="ct668812688"/>s are marked as "optional", you can leave out <text:change text:change-id="ct770297904"/><text:change-start text:change-id="ct765976800"/><text:span text:style-name="T101">argument</text:span><text:change-end text:change-id="ct765976800"/> 4 or <text:change text:change-id="ct749368720"/><text:change-start text:change-id="ct562446640"/><text:span text:style-name="T101">argument</text:span><text:change-end text:change-id="ct562446640"/>s 3 and 4, but you cannot leave out <text:change text:change-id="ct602431328"/><text:change-start text:change-id="ct264609472"/><text:span text:style-name="T101">argument</text:span><text:change-end text:change-id="ct264609472"/> 3 alone.<text:change text:change-id="ct591216064"/></text:p>
      <text:h text:style-name="P83" text:outline-level="1"><text:bookmark-start text:name="__RefHeading__6922_1924864864"/><text:alphabetical-index-mark text:string-value="mathematical" text:key1="funkce"/><text:alphabetical-index-mark text:string-value="mathematical functions"/>Mathematical functions<text:bookmark-end text:name="__RefHeading__6922_1924864864"/></text:h>
      <text:p text:style-name="Caption">Table <text:sequence text:ref-name="refTable0" text:name="Table" text:formula="ooow:Table+1" style:num-format="1">1</text:sequence>: Mathematical functions</text:p>
      <table:table table:name="Mathematicalfunctions" table:style-name="Mathematicalfunctions">
        <table:table-column table:style-name="Mathematicalfunctions.A"/>
        <table:table-column table:style-name="Mathematicalfunctions.B"/>
        <table:table-header-rows>
          <table:table-row table:style-name="Mathematicalfunctions.1">
            <table:table-cell table:style-name="Mathematicalfunctions.A1" office:value-type="string">
              <text:p text:style-name="Table_20_Heading">Syntax</text:p>
            </table:table-cell>
            <table:table-cell table:style-name="Mathematicalfunctions.A1" office:value-type="string">
              <text:p text:style-name="Table_20_Heading">Popis</text:p>
            </table:table-cell>
          </table:table-row>
        </table:table-header-rows>
        <table:table-row table:style-name="Mathematicalfunctions.2">
          <table:table-cell table:style-name="Mathematicalfunctions.A2" office:value-type="string">
            <text:p text:style-name="Table_20_Contents">ABS(Number)</text:p>
          </table:table-cell>
          <table:table-cell table:style-name="Mathematicalfunctions.B2" office:value-type="string">
            <text:p text:style-name="Table_20_Contents">Returns the absolute value of the given <text:span text:style-name="Strong_20_Emphasis">Number</text:span>.</text:p>
          </table:table-cell>
        </table:table-row>
        <table:table-row table:style-name="Mathematicalfunctions.1">
          <table:table-cell table:style-name="Mathematicalfunctions.A2" office:value-type="string">
            <text:p text:style-name="Table_20_Contents">ACOS(Number)</text:p>
          </table:table-cell>
          <table:table-cell table:style-name="Mathematicalfunctions.B3" office:value-type="string">
            <text:p text:style-name="Table_20_Contents">Returns the inverse cosine of the given <text:span text:style-name="Strong_20_Emphasis">Number</text:span> in radians.</text:p>
          </table:table-cell>
        </table:table-row>
        <table:table-row table:style-name="Mathematicalfunctions.2">
          <table:table-cell table:style-name="Mathematicalfunctions.A2" office:value-type="string">
            <text:p text:style-name="Table_20_Contents">ACOSH(Number)</text:p>
          </table:table-cell>
          <table:table-cell table:style-name="Mathematicalfunctions.B4" office:value-type="string">
            <text:p text:style-name="Table_20_Contents">Returns the inverse hyperbolic cosine of the given <text:span text:style-name="Strong_20_Emphasis">Number</text:span> in radians.</text:p>
          </table:table-cell>
        </table:table-row>
        <table:table-row table:style-name="Mathematicalfunctions.1">
          <table:table-cell table:style-name="Mathematicalfunctions.A2" office:value-type="string">
            <text:p text:style-name="Table_20_Contents">ACOT(Number)</text:p>
          </table:table-cell>
          <table:table-cell table:style-name="Mathematicalfunctions.B5" office:value-type="string">
            <text:p text:style-name="Table_20_Contents">Returns the inverse cotangent of the given <text:span text:style-name="Strong_20_Emphasis">Number</text:span> in radians.</text:p>
          </table:table-cell>
        </table:table-row>
        <table:table-row table:style-name="Mathematicalfunctions.2">
          <table:table-cell table:style-name="Mathematicalfunctions.A2" office:value-type="string">
            <text:p text:style-name="Table_20_Contents">ACOTH(Number)</text:p>
          </table:table-cell>
          <table:table-cell table:style-name="Mathematicalfunctions.B6" office:value-type="string">
            <text:p text:style-name="Table_20_Contents">Returns the inverse hyperbolic cotangent of the given <text:span text:style-name="Strong_20_Emphasis">Number</text:span> in radians.</text:p>
          </table:table-cell>
        </table:table-row>
        <table:table-row table:style-name="Mathematicalfunctions.1">
          <table:table-cell table:style-name="Mathematicalfunctions.A2" office:value-type="string">
            <text:p text:style-name="P5"><text:change-start text:change-id="ct523802400"/>AGGREGATE(Function, Option, Ref1, Ref2, …)</text:p>
            <text:p text:style-name="P5">nebo</text:p>
            <text:p text:style-name="P5">AGGREGATE(Function, Option, Array, k)<text:change-end text:change-id="ct523802400"/></text:p>
          </table:table-cell>
          <table:table-cell table:style-name="Mathematicalfunctions.B8" office:value-type="string">
            <text:p text:style-name="Table_20_Contents"><text:change-start text:change-id="ct341020304"/>Returns an aggregate result across the specified cells. The user can select the aggregation function to be used and which data to be ignored during the aggregation.</text:p>
            <text:p text:style-name="Table_20_Contents">The AGGREGATE function was designed for vertical ranges of data with the AutoFilter function activated. If AutoFilter is not activated, the AGGREGATE function’s results will not be automatically recalculated to reflect newly hidden rows. It is possible to apply the AGGREGATE function to horizontal ranges but there are limitations – in particular, the function will not recognize hiding columns.</text:p>
            <text:p text:style-name="Table_20_Contents">The <text:span text:style-name="Strong_20_Emphasis">Function</text:span> argument is a value, or a reference to a cell containing a value, in the range 1 to 19. This enables the user to select the aggregation function (for example, AVERAGE, COUNT, MAX, or MIN) with the mapping of values to functions described in the Help system.</text:p>
            <text:p text:style-name="Table_20_Contents">The <text:span text:style-name="Strong_20_Emphasis">Option</text:span> argument is a value, or a reference to a cell containing a value, in the range 0 to 7. This enables the user to select the type of data that should be ignored during the aggregation, with the meaning of each value described in the Help system.</text:p>
            <text:p text:style-name="Table_20_Contents"><text:span text:style-name="Strong_20_Emphasis">Ref1</text:span>, <text:span text:style-name="Strong_20_Emphasis">Ref2</text:span>, …, <text:span text:style-name="Strong_20_Emphasis">Ref253</text:span> are numeric arguments or references to cells that contain them. This syntax variant is only intended for use with <text:span text:style-name="Strong_20_Emphasis">Function</text:span> values in the range 1 to 13.</text:p>
            <text:p text:style-name="P18"><text:span text:style-name="T34">The</text:span><text:span text:style-name="Strong_20_Emphasis"><text:span text:style-name="T34"> </text:span></text:span><text:span text:style-name="Strong_20_Emphasis">Array</text:span> <text:span text:style-name="T34">argument </text:span>can be specified by the boundaries of the range, the name of the named range, or the column label.</text:p>
            <text:p text:style-name="P18"><text:span text:style-name="Strong_20_Emphasis">k</text:span> is a numeric argument for certain functions and must correspond to the second argument of these functions (for example, the LARGE function requires a value for its Rank_c argument). <text:span text:style-name="Strong_20_Emphasis">k</text:span> should be omitted for <text:span text:style-name="Strong_20_Emphasis">Function</text:span> values 1 to 13, but should be included for those in the range 14 to 19.<text:change-end text:change-id="ct341020304"/></text:p>
          </table:table-cell>
        </table:table-row>
        <table:table-row table:style-name="Mathematicalfunctions.1">
          <table:table-cell table:style-name="Mathematicalfunctions.A2" office:value-type="string">
            <text:p text:style-name="Table_20_Contents">ASIN(Number)</text:p>
          </table:table-cell>
          <table:table-cell table:style-name="Mathematicalfunctions.B8" office:value-type="string">
            <text:p text:style-name="Table_20_Contents">Returns the inverse sine of the given <text:span text:style-name="Strong_20_Emphasis">Number</text:span> in radians. </text:p>
          </table:table-cell>
        </table:table-row>
        <table:table-row table:style-name="Mathematicalfunctions.2">
          <table:table-cell table:style-name="Mathematicalfunctions.A2" office:value-type="string">
            <text:p text:style-name="Table_20_Contents">ASINH(Number)</text:p>
          </table:table-cell>
          <table:table-cell table:style-name="Mathematicalfunctions.B9" office:value-type="string">
            <text:p text:style-name="Table_20_Contents">Returns the inverse hyperbolic sine of the given <text:span text:style-name="Strong_20_Emphasis">Number</text:span> in radians.</text:p>
          </table:table-cell>
        </table:table-row>
        <table:table-row table:style-name="Mathematicalfunctions.1">
          <table:table-cell table:style-name="Mathematicalfunctions.A2" office:value-type="string">
            <text:p text:style-name="Table_20_Contents">ATAN(Number)</text:p>
          </table:table-cell>
          <table:table-cell table:style-name="Mathematicalfunctions.B10" office:value-type="string">
            <text:p text:style-name="Table_20_Contents">Returns the inverse tangent of the given <text:span text:style-name="Strong_20_Emphasis">Number</text:span> in radians.</text:p>
          </table:table-cell>
        </table:table-row>
        <table:table-row table:style-name="Mathematicalfunctions.2">
          <table:table-cell table:style-name="Mathematicalfunctions.A2" office:value-type="string">
            <text:p text:style-name="Table_20_Contents">ATAN2(number_x, number_y)</text:p>
          </table:table-cell>
          <table:table-cell table:style-name="Mathematicalfunctions.B11" office:value-type="string">
            <text:p text:style-name="Table_20_Contents">Returns the inverse tangent of the specified x and y coordinates in radians.<text:change-start text:change-id="ct402572320"/> <text:span text:style-name="T33">This is the angle between the x-axis and a line from the origin to the point (</text:span><text:span text:style-name="Strong_20_Emphasis"><text:span text:style-name="T33">number_x</text:span></text:span><text:span text:style-name="T33">, </text:span><text:span text:style-name="Strong_20_Emphasis"><text:span text:style-name="T33">number_y</text:span></text:span><text:span text:style-name="T33">).</text:span><text:change-end text:change-id="ct402572320"/><text:change text:change-id="ct132875056"/></text:p>
          </table:table-cell>
        </table:table-row>
        <text:soft-page-break/>
        <table:table-row table:style-name="Mathematicalfunctions.1">
          <table:table-cell table:style-name="Mathematicalfunctions.A2" office:value-type="string">
            <text:p text:style-name="Table_20_Contents">ATANH(Number)</text:p>
          </table:table-cell>
          <table:table-cell table:style-name="Mathematicalfunctions.B12" office:value-type="string">
            <text:p text:style-name="Table_20_Contents">Returns the inverse hyperbolic tangent of the given <text:span text:style-name="Strong_20_Emphasis">Number</text:span><text:change text:change-id="ct403422480"/> in radians.<text:change text:change-id="ct392598704"/></text:p>
          </table:table-cell>
        </table:table-row>
        <table:table-row table:style-name="Mathematicalfunctions.2">
          <table:table-cell table:style-name="Mathematicalfunctions.A14" office:value-type="string">
            <text:p text:style-name="Table_20_Contents">BITAND(Number<text:change-start text:change-id="ct670066656"/><text:span text:style-name="T20">1</text:span><text:change-end text:change-id="ct670066656"/>, Number<text:change-start text:change-id="ct457479664"/><text:span text:style-name="T20">2</text:span><text:change-end text:change-id="ct457479664"/>)</text:p>
          </table:table-cell>
          <table:table-cell table:style-name="Mathematicalfunctions.B13" office:value-type="string">
            <text:p text:style-name="Table_20_Contents">This is the bitwise “AND” of two positive integers whose values are less than 2˄48.<text:change text:change-id="ct489053936"/><text:change text:change-id="ct400894512"/></text:p>
          </table:table-cell>
        </table:table-row>
        <table:table-row table:style-name="Mathematicalfunctions.2">
          <table:table-cell table:style-name="Mathematicalfunctions.A14" office:value-type="string">
            <text:p text:style-name="Table_20_Contents">BITLSHIFT(Number, Shift)</text:p>
          </table:table-cell>
          <table:table-cell table:style-name="Mathematicalfunctions.B14" office:value-type="string">
            <text:p text:style-name="Table_20_Contents">The bitwise left shift of a<text:change-start text:change-id="ct499560832"/> <text:span text:style-name="T35">positive</text:span><text:change-end text:change-id="ct499560832"/><text:change text:change-id="ct539234880"/> integer value. <text:change text:change-id="ct273258032"/><text:span text:style-name="Strong_20_Emphasis">Number</text:span> is an integer less than 2˄48. <text:span text:style-name="Strong_20_Emphasis">Shift</text:span> is the number of bits to move by.</text:p>
          </table:table-cell>
        </table:table-row>
        <table:table-row table:style-name="Mathematicalfunctions.2">
          <table:table-cell table:style-name="Mathematicalfunctions.A17" office:value-type="string">
            <text:p text:style-name="Table_20_Contents">BITOR(Number<text:change-start text:change-id="ct461547664"/><text:span text:style-name="T20">1</text:span><text:change-end text:change-id="ct461547664"/>, Number<text:change-start text:change-id="ct760594960"/><text:span text:style-name="T20">2</text:span><text:change-end text:change-id="ct760594960"/>)</text:p>
          </table:table-cell>
          <table:table-cell table:style-name="Mathematicalfunctions.B17" office:value-type="string">
            <text:p text:style-name="Table_20_Contents">This is the bitwise “OR” of two positive integers whose values are less than 2˄48.<text:change text:change-id="ct746705744"/></text:p>
          </table:table-cell>
        </table:table-row>
        <table:table-row table:style-name="Mathematicalfunctions.2">
          <table:table-cell table:style-name="Mathematicalfunctions.A17" office:value-type="string">
            <text:p text:style-name="Table_20_Contents">BITRSHIFT(Number, Shift)</text:p>
          </table:table-cell>
          <table:table-cell table:style-name="Mathematicalfunctions.B17" office:value-type="string">
            <text:p text:style-name="Table_20_Contents">The bitwise right shift of a<text:change-start text:change-id="ct173969568"/> <text:span text:style-name="T35">positive</text:span><text:change-end text:change-id="ct173969568"/><text:change text:change-id="ct748786400"/> integer value. <text:change text:change-id="ct759929616"/><text:span text:style-name="Strong_20_Emphasis">Number</text:span> is an integer less than 2˄48. <text:span text:style-name="Strong_20_Emphasis">Shift</text:span> is the number of bits to move by.</text:p>
          </table:table-cell>
        </table:table-row>
        <table:table-row table:style-name="Mathematicalfunctions.2">
          <table:table-cell table:style-name="Mathematicalfunctions.A17" office:value-type="string">
            <text:p text:style-name="Table_20_Contents">BITXOR(number<text:change-start text:change-id="ct525637008"/><text:span text:style-name="T20">1</text:span><text:change-end text:change-id="ct525637008"/>, number<text:change-start text:change-id="ct688276960"/><text:span text:style-name="T20">2</text:span><text:change-end text:change-id="ct688276960"/>)</text:p>
          </table:table-cell>
          <table:table-cell table:style-name="Mathematicalfunctions.B17" office:value-type="string">
            <text:p text:style-name="Table_20_Contents">This is the bitwise “exclusive OR” of two positive integers whose values are less than 2˄48.<text:change text:change-id="ct616353984"/></text:p>
          </table:table-cell>
        </table:table-row>
        <table:table-row table:style-name="Mathematicalfunctions.2">
          <table:table-cell table:style-name="Mathematicalfunctions.A22" office:value-type="string">
            <text:p text:style-name="Table_20_Contents">CEILING(Number, Significance, Mode)</text:p>
          </table:table-cell>
          <table:table-cell table:style-name="Mathematicalfunctions.B22" office:value-type="string">
            <text:p text:style-name="P19"><text:change-start text:change-id="ct328626672"/>Rounds up the given <text:span text:style-name="Strong_20_Emphasis">Number</text:span> to the nearest multiple of the value of <text:span text:style-name="Strong_20_Emphasis">Significance</text:span>.</text:p>
            <text:p text:style-name="P19"><text:span text:style-name="Strong_20_Emphasis"><text:span text:style-name="T35">Significance</text:span></text:span><text:span text:style-name="T35"> is an optional value that defaults to -1 or +1, depending on the sign of </text:span><text:span text:style-name="Strong_20_Emphasis"><text:span text:style-name="T35">Number</text:span></text:span><text:span text:style-name="T35">.</text:span></text:p>
            <text:p text:style-name="P19"><text:span text:style-name="Strong_20_Emphasis">Mode</text:span> is an optional value. If the <text:span text:style-name="Strong_20_Emphasis">Mode</text:span> value is given and not equal to zero, and if <text:span text:style-name="Strong_20_Emphasis">Number</text:span> and <text:span text:style-name="Strong_20_Emphasis">Significance</text:span> are negative, then rounding is done based on the absolute value of <text:span text:style-name="Strong_20_Emphasis">Number</text:span> so that negative numbers are rounded away from zero. If the <text:span text:style-name="Strong_20_Emphasis">Mode</text:span> value is equal to zero or omitted, negative numbers are rounded towards zero.</text:p>
            <text:p text:style-name="P14">If the spreadsheet is exported to MS Excel, the CEILING function is exported as the equivalent CEILING.MATH function that has existed since Excel 2013. If you plan to use the spreadsheet with earlier Excel versions, use either CEILING.PRECISE that has existed since Excel 2010, or CEILING.XCL that is exported as the CEILING function compatible with all Excel versions.<text:change-end text:change-id="ct328626672"/><text:change text:change-id="ct478173376"/></text:p>
          </table:table-cell>
        </table:table-row>
        <table:table-row table:style-name="Mathematicalfunctions.2">
          <table:table-cell table:style-name="Mathematicalfunctions.A22" office:value-type="string">
            <text:p text:style-name="P5"><text:change-start text:change-id="ct118734880"/>CEILING.<text:span text:style-name="T21">MATH</text:span>(Number, Significance, Mode)<text:change-end text:change-id="ct118734880"/></text:p>
          </table:table-cell>
          <table:table-cell table:style-name="Mathematicalfunctions.B22" office:value-type="string">
            <text:p text:style-name="P19"><text:change-start text:change-id="ct289721280"/>Rounds up the given <text:span text:style-name="Strong_20_Emphasis">Number</text:span> to the nearest multiple of the value of <text:span text:style-name="Strong_20_Emphasis">Significance</text:span>.</text:p>
            <text:p text:style-name="P19"><text:span text:style-name="Strong_20_Emphasis"><text:span text:style-name="T35">Significance</text:span></text:span><text:span text:style-name="T35"> is an optional value that defaults to 1.</text:span></text:p>
            <text:p text:style-name="P19"><text:span text:style-name="Strong_20_Emphasis">Mode</text:span> is an optional value. If the <text:span text:style-name="Strong_20_Emphasis">Mode</text:span> value is given and not equal to zero, negative numbers are rounded away from zero. If the <text:span text:style-name="Strong_20_Emphasis">Mode</text:span> value is equal to zero or is not given, negative numbers are rounded towards zero.<text:change-end text:change-id="ct289721280"/></text:p>
          </table:table-cell>
        </table:table-row>
        <table:table-row table:style-name="Mathematicalfunctions.2">
          <table:table-cell table:style-name="Mathematicalfunctions.A22" office:value-type="string">
            <text:p text:style-name="P5"><text:change-start text:change-id="ct587287312"/>CEILING.PRECISE(Number; Significance)<text:change-end text:change-id="ct587287312"/></text:p>
          </table:table-cell>
          <table:table-cell table:style-name="Mathematicalfunctions.B22" office:value-type="string">
            <text:p text:style-name="Table_20_Contents"><text:change-start text:change-id="ct754801152"/>Rounds the given <text:span text:style-name="Strong_20_Emphasis">Number</text:span> up to the nearest multiple of <text:span text:style-name="Strong_20_Emphasis">Significance</text:span>, regardless of <text:span text:style-name="T21">the </text:span>sign of <text:span text:style-name="Strong_20_Emphasis">Significance</text:span>. <text:span text:style-name="Strong_20_Emphasis">Significance</text:span> is an optional value.<text:change-end text:change-id="ct754801152"/></text:p>
          </table:table-cell>
        </table:table-row>
        <table:table-row table:style-name="Mathematicalfunctions.2">
          <table:table-cell table:style-name="Mathematicalfunctions.A22" office:value-type="string">
            <text:p text:style-name="P5"><text:change-start text:change-id="ct561733136"/>CEILING.XCL(Number, Significance)<text:change-end text:change-id="ct561733136"/></text:p>
          </table:table-cell>
          <table:table-cell table:style-name="Mathematicalfunctions.B22" office:value-type="string">
            <text:p text:style-name="Table_20_Contents"><text:change-start text:change-id="ct544629872"/>Rounds the given <text:span text:style-name="Strong_20_Emphasis">Number</text:span> away from zero to the nearest multiple of <text:span text:style-name="Strong_20_Emphasis">Significance</text:span>.<text:change-end text:change-id="ct544629872"/></text:p>
          </table:table-cell>
        </table:table-row>
        <text:soft-page-break/>
        <table:table-row table:style-name="Mathematicalfunctions.2">
          <table:table-cell table:style-name="Mathematicalfunctions.A22" office:value-type="string">
            <text:p text:style-name="P5"><text:change-start text:change-id="ct461057040"/>COLOR(Red, Green, Blue, Alpha)<text:change-end text:change-id="ct461057040"/></text:p>
          </table:table-cell>
          <table:table-cell table:style-name="Mathematicalfunctions.B22" office:value-type="string">
            <text:p text:style-name="Table_20_Contents"><text:change-start text:change-id="ct788604928"/>Returns a numeric value calculated by a combination of three colors (<text:span text:style-name="T36">r</text:span>ed, <text:span text:style-name="T36">g</text:span>reen, and <text:span text:style-name="T36">b</text:span>lue) and the <text:span text:style-name="T36">a</text:span>lpha channel, in the RGBA color system. The result depends on the color system used by your computer. The values for the <text:span text:style-name="Strong_20_Emphasis">Red</text:span>, <text:span text:style-name="Strong_20_Emphasis">Green</text:span> and <text:span text:style-name="Strong_20_Emphasis">Blue</text:span> components of the color must be between 0 and 255. <text:span text:style-name="Strong_20_Emphasis">Alpha</text:span> is an optional integer argument, with a value between 0 and 255. An <text:span text:style-name="Strong_20_Emphasis">Alpha</text:span> value of 0 means the color is fully transparent, whereas a value of 255 gives a fully opaque color.<text:change-end text:change-id="ct788604928"/></text:p>
          </table:table-cell>
        </table:table-row>
        <table:table-row table:style-name="Mathematicalfunctions.1">
          <table:table-cell table:style-name="Mathematicalfunctions.A80" office:value-type="string">
            <text:p text:style-name="Table_20_Contents">COMBIN(count_1, count_2)</text:p>
          </table:table-cell>
          <table:table-cell table:style-name="Mathematicalfunctions.B23" office:value-type="string">
            <text:p text:style-name="Table_20_Contents">Returns the number of combinations for elements without repetition. <text:span text:style-name="Strong_20_Emphasis">count_1</text:span> is the total number of elements. <text:span text:style-name="Strong_20_Emphasis">count_2</text:span> is the number to be combined from the elements. This is the same as the nCr function on a calculator.</text:p>
          </table:table-cell>
        </table:table-row>
        <table:table-row table:style-name="Mathematicalfunctions.2">
          <table:table-cell table:style-name="Mathematicalfunctions.A24" office:value-type="string">
            <text:p text:style-name="Table_20_Contents">COMBINA(count_1, count_2)</text:p>
          </table:table-cell>
          <table:table-cell table:style-name="Mathematicalfunctions.B24" office:value-type="string">
            <text:p text:style-name="Table_20_Contents">Returns the number of combinations for a given number of objects (repetition included). <text:span text:style-name="Strong_20_Emphasis">count_1</text:span> is the total number of elements. <text:span text:style-name="Strong_20_Emphasis">count_2</text:span> is the number to choose from the elements.</text:p>
          </table:table-cell>
        </table:table-row>
        <table:table-row table:style-name="Mathematicalfunctions.2">
          <table:table-cell table:style-name="Mathematicalfunctions.A80" office:value-type="string">
            <text:p text:style-name="P5"><text:change-start text:change-id="ct463196192"/>CONVERT_OOO(Value, From Unit, To Unit)<text:change-end text:change-id="ct463196192"/></text:p>
          </table:table-cell>
          <table:table-cell table:style-name="Mathematicalfunctions.B26" office:value-type="string">
            <text:p text:style-name="Table_20_Contents"><text:change-start text:change-id="ct744817968"/>Converts a <text:span text:style-name="Strong_20_Emphasis">Value</text:span> <text:span text:style-name="T36">in</text:span> <text:span text:style-name="T36">Euros to another pre-Euro European currency, and vice versa</text:span>. Enter the <text:span text:style-name="Strong_20_Emphasis">From Unit</text:span> and <text:span text:style-name="Strong_20_Emphasis">To Unit</text:span> directly as text in quotation marks or as a reference. If you enter the <text:span text:style-name="T37">currencies</text:span> in cells, they must correspond exactly with the list of allowed <text:span text:style-name="T36">currencies</text:span>, which is case sensitive.</text:p>
            <text:p text:style-name="P49"><text:span text:style-name="T36">The list of allowed currencies and the conversion factors are defined in the configuration file </text:span><text:span text:style-name="Emphasis"><text:span text:style-name="T36">main.xcd</text:span></text:span><text:span text:style-name="T36">. The standard </text:span><text:span text:style-name="Emphasis"><text:span text:style-name="T36">main.xcd</text:span></text:span><text:span text:style-name="T36"> file distributed with LibreOffice 6.2 includes conversion factors between Euros (</text:span><text:change-end text:change-id="ct744817968"/><text:change-start text:change-id="ct660043392"/><text:span text:style-name="T36">“EUR”) and 19 other currencies (for example “ATS”, “</text:span><text:change-end text:change-id="ct660043392"/><text:change-start text:change-id="ct461254224"/><text:span text:style-name="T36">BEF”, “CYP”, “DEM”, and so on).</text:span><text:change-end text:change-id="ct461254224"/></text:p>
          </table:table-cell>
        </table:table-row>
        <table:table-row table:style-name="Mathematicalfunctions.2">
          <table:table-cell table:style-name="Mathematicalfunctions.A80" office:value-type="string">
            <text:p text:style-name="Table_20_Contents">COS(Number)</text:p>
          </table:table-cell>
          <table:table-cell table:style-name="Mathematicalfunctions.B26" office:value-type="string">
            <text:p text:style-name="Table_20_Contents">Returns the cosine of the <text:span text:style-name="Strong_20_Emphasis">Number</text:span> (the angle in radians).</text:p>
          </table:table-cell>
        </table:table-row>
        <table:table-row table:style-name="Mathematicalfunctions.1">
          <table:table-cell table:style-name="Mathematicalfunctions.A80" office:value-type="string">
            <text:p text:style-name="Table_20_Contents">COSH(Number)</text:p>
          </table:table-cell>
          <table:table-cell table:style-name="Mathematicalfunctions.B27" office:value-type="string">
            <text:p text:style-name="Table_20_Contents">Returns the hyperbolic cosine of the <text:span text:style-name="Strong_20_Emphasis">Number</text:span> (the angle in radians).</text:p>
          </table:table-cell>
        </table:table-row>
        <table:table-row table:style-name="Mathematicalfunctions.2">
          <table:table-cell table:style-name="Mathematicalfunctions.A80" office:value-type="string">
            <text:p text:style-name="Table_20_Contents">COT(Number)</text:p>
          </table:table-cell>
          <table:table-cell table:style-name="Mathematicalfunctions.B28" office:value-type="string">
            <text:p text:style-name="Table_20_Contents">Returns the cotangent of the <text:span text:style-name="Strong_20_Emphasis">Number</text:span> (the angle in radians).</text:p>
          </table:table-cell>
        </table:table-row>
        <table:table-row table:style-name="Mathematicalfunctions.1">
          <table:table-cell table:style-name="Mathematicalfunctions.A29" office:value-type="string">
            <text:p text:style-name="Table_20_Contents">COTH(Number)</text:p>
          </table:table-cell>
          <table:table-cell table:style-name="Mathematicalfunctions.B29" office:value-type="string">
            <text:p text:style-name="Table_20_Contents">Returns the hyperbolic cotangent of the <text:span text:style-name="Strong_20_Emphasis">Number</text:span> (the angle in radians). </text:p>
          </table:table-cell>
        </table:table-row>
        <table:table-row table:style-name="Mathematicalfunctions.2">
          <table:table-cell table:style-name="Mathematicalfunctions.A32" office:value-type="string">
            <text:p text:style-name="Table_20_Contents">CSC(Angle)</text:p>
          </table:table-cell>
          <table:table-cell table:style-name="Mathematicalfunctions.B32" office:value-type="string">
            <text:p text:style-name="Table_20_Contents">Returns the cosecant of an angle given in radians (1/SIN(X)).</text:p>
          </table:table-cell>
        </table:table-row>
        <table:table-row table:style-name="Mathematicalfunctions.2">
          <table:table-cell table:style-name="Mathematicalfunctions.A31" office:value-type="string">
            <text:p text:style-name="Table_20_Contents">CSCH(Angle)</text:p>
          </table:table-cell>
          <table:table-cell table:style-name="Mathematicalfunctions.B31" office:value-type="string">
            <text:p text:style-name="Table_20_Contents">Returns the hyperbolic cosecant of a hyperbolic angle (1/SINH(X)).</text:p>
          </table:table-cell>
        </table:table-row>
        <table:table-row table:style-name="Mathematicalfunctions.2">
          <table:table-cell table:style-name="Mathematicalfunctions.A32" office:value-type="string">
            <text:p text:style-name="Table_20_Contents">DEGREES(Number)</text:p>
          </table:table-cell>
          <table:table-cell table:style-name="Mathematicalfunctions.B32" office:value-type="string">
            <text:p text:style-name="Table_20_Contents">Converts the given <text:span text:style-name="Strong_20_Emphasis">Number</text:span> in radians to degrees.</text:p>
          </table:table-cell>
        </table:table-row>
        <text:soft-page-break/>
        <table:table-row table:style-name="Mathematicalfunctions.1">
          <table:table-cell table:style-name="Mathematicalfunctions.A80" office:value-type="string">
            <text:p text:style-name="Table_20_Contents">EUROCONVERT(value, from_currency, to_currency, full_precision, triangulation_precision)</text:p>
          </table:table-cell>
          <table:table-cell table:style-name="Mathematicalfunctions.B34" office:value-type="string">
            <text:p text:style-name="P20">Converts from one pre-Euro currency to another<text:change-start text:change-id="ct501002496"/>, <text:span text:style-name="T38">using conversion rates set by the European Commission.</text:span></text:p>
            <text:p text:style-name="P20"><text:change-end text:change-id="ct501002496"/><text:change text:change-id="ct766944656"/><text:span text:style-name="Strong_20_Emphasis">value</text:span> is the value to be converted. <text:change text:change-id="ct510928352"/><text:span text:style-name="Strong_20_Emphasis">from_currency</text:span> is the ISO 4217 code of the currency from which <text:span text:style-name="Strong_20_Emphasis">value</text:span> is to be converted.<text:change text:change-id="ct702495040"/> <text:span text:style-name="Strong_20_Emphasis">to_currency</text:span> is the ISO 4217 code of the currency to which <text:span text:style-name="Strong_20_Emphasis">value</text:span> is to be converted. <text:change text:change-id="ct288219088"/><text:change-start text:change-id="ct751774624"/><text:span text:style-name="Strong_20_Emphasis"><text:span text:style-name="T38">from_currency</text:span></text:span><text:span text:style-name="T38"> and </text:span><text:span text:style-name="Strong_20_Emphasis"><text:span text:style-name="T38">to_currency</text:span></text:span><text:change-end text:change-id="ct751774624"/> are not case sensitive. <text:change text:change-id="ct697333424"/><text:change-start text:change-id="ct409530704"/></text:p>
            <text:p text:style-name="P21"><text:change-end text:change-id="ct409530704"/><text:change-start text:change-id="ct576675936"/><text:span text:style-name="Strong_20_Emphasis"><text:span text:style-name="T39">f</text:span></text:span><text:span text:style-name="Strong_20_Emphasis">ull_precision</text:span> is optional. If omitted <text:span text:style-name="T86">or</text:span> <text:span text:style-name="T39">set to 0,</text:span> the result is rounded according to the decimals of the <text:span text:style-name="Strong_20_Emphasis"><text:span text:style-name="T39">to_</text:span></text:span><text:span text:style-name="Strong_20_Emphasis">currency</text:span>. <text:span text:style-name="T39">For other values, </text:span>the result is not rounded.<text:change-end text:change-id="ct576675936"/><text:change text:change-id="ct267993984"/><text:change-start text:change-id="ct404332832"/></text:p>
            <text:p text:style-name="P21"><text:change-end text:change-id="ct404332832"/><text:change text:change-id="ct486918560"/><text:span text:style-name="Strong_20_Emphasis">triangulation_precision</text:span> is optional. If <text:span text:style-name="Strong_20_Emphasis">triangulation_precision</text:span> is given and &gt;=3, the intermediate result of a triangular conversion (<text:change-start text:change-id="ct529580272"/><text:span text:style-name="T39">currency1 -&gt; Euro </text:span><text:span text:style-name="T26">-&gt;</text:span><text:span text:style-name="T39"> currency</text:span><text:change-end text:change-id="ct529580272"/><text:change-start text:change-id="ct778067776"/><text:span text:style-name="T39">2</text:span><text:change-end text:change-id="ct778067776"/><text:change text:change-id="ct534255568"/><text:change text:change-id="ct660062016"/><text:change text:change-id="ct760473408"/>) is rounded to that precision. If <text:span text:style-name="Strong_20_Emphasis">triangulation_precision</text:span> is omitted, the intermediate result is not rounded. Also if <text:span text:style-name="Strong_20_Emphasis">to_currency</text:span> is "EUR", <text:span text:style-name="Strong_20_Emphasis">triangulation_precision</text:span> is used as if triangulation was needed and conversion from Euro to Euro was applied.<text:change-start text:change-id="ct531610928"/></text:p>
            <text:p text:style-name="P20"><text:span text:style-name="T38">The following currency codes are recognized: </text:span><text:change-end text:change-id="ct531610928"/><text:change-start text:change-id="ct170622992"/><text:span text:style-name="T38">“</text:span><text:change-end text:change-id="ct170622992"/><text:change-start text:change-id="ct450598272"/><text:span text:style-name="T38">ATS</text:span><text:change-end text:change-id="ct450598272"/><text:change-start text:change-id="ct674841856"/><text:span text:style-name="T38">”</text:span><text:change-end text:change-id="ct674841856"/><text:change-start text:change-id="ct532842000"/><text:span text:style-name="T38">, </text:span><text:change-end text:change-id="ct532842000"/><text:change-start text:change-id="ct615767040"/><text:span text:style-name="T38">“</text:span><text:change-end text:change-id="ct615767040"/><text:change-start text:change-id="ct568471680"/><text:span text:style-name="T38">BEF</text:span><text:change-end text:change-id="ct568471680"/><text:change-start text:change-id="ct600614000"/><text:span text:style-name="T38">”</text:span><text:change-end text:change-id="ct600614000"/><text:change-start text:change-id="ct182288352"/><text:span text:style-name="T38">, </text:span><text:change-end text:change-id="ct182288352"/><text:change-start text:change-id="ct695109136"/><text:span text:style-name="T38">“</text:span><text:change-end text:change-id="ct695109136"/><text:change-start text:change-id="ct760636560"/><text:span text:style-name="T38">CYP</text:span><text:change-end text:change-id="ct760636560"/><text:change-start text:change-id="ct206104080"/><text:span text:style-name="T38">”</text:span><text:change-end text:change-id="ct206104080"/><text:change-start text:change-id="ct765923712"/><text:span text:style-name="T38">, </text:span><text:change-end text:change-id="ct765923712"/><text:change-start text:change-id="ct582104144"/><text:span text:style-name="T38">“</text:span><text:change-end text:change-id="ct582104144"/><text:change-start text:change-id="ct572111664"/><text:span text:style-name="T38">DEM</text:span><text:change-end text:change-id="ct572111664"/><text:change-start text:change-id="ct767059536"/><text:span text:style-name="T38">”</text:span><text:change-end text:change-id="ct767059536"/><text:change-start text:change-id="ct187549088"/><text:span text:style-name="T38">, </text:span><text:change-end text:change-id="ct187549088"/><text:change-start text:change-id="ct432347488"/><text:span text:style-name="T38">“</text:span><text:change-end text:change-id="ct432347488"/><text:change-start text:change-id="ct518151088"/><text:span text:style-name="T38">ESP</text:span><text:change-end text:change-id="ct518151088"/><text:change-start text:change-id="ct785579200"/><text:span text:style-name="T38">”</text:span><text:change-end text:change-id="ct785579200"/><text:change-start text:change-id="ct694801120"/><text:span text:style-name="T38">, </text:span><text:change-end text:change-id="ct694801120"/><text:change-start text:change-id="ct489015440"/><text:span text:style-name="T38">“</text:span><text:change-end text:change-id="ct489015440"/><text:change-start text:change-id="ct747105280"/><text:span text:style-name="T38">EUR</text:span><text:change-end text:change-id="ct747105280"/><text:change-start text:change-id="ct246131440"/><text:span text:style-name="T38">”</text:span><text:change-end text:change-id="ct246131440"/><text:change-start text:change-id="ct289882912"/><text:span text:style-name="T38">, </text:span><text:change-end text:change-id="ct289882912"/><text:change-start text:change-id="ct56326624"/><text:span text:style-name="T38">“</text:span><text:change-end text:change-id="ct56326624"/><text:change-start text:change-id="ct123591840"/><text:span text:style-name="T38">FIM</text:span><text:change-end text:change-id="ct123591840"/><text:change-start text:change-id="ct406553744"/><text:span text:style-name="T38">”</text:span><text:change-end text:change-id="ct406553744"/><text:change-start text:change-id="ct282172848"/><text:span text:style-name="T38">, </text:span><text:change-end text:change-id="ct282172848"/><text:change-start text:change-id="ct581352448"/><text:span text:style-name="T38">“</text:span><text:change-end text:change-id="ct581352448"/><text:change-start text:change-id="ct534255008"/><text:span text:style-name="T38">FRF</text:span><text:change-end text:change-id="ct534255008"/><text:change-start text:change-id="ct579714432"/><text:span text:style-name="T38">”</text:span><text:change-end text:change-id="ct579714432"/><text:change-start text:change-id="ct127785776"/><text:span text:style-name="T38">, </text:span><text:change-end text:change-id="ct127785776"/><text:change-start text:change-id="ct745064080"/><text:span text:style-name="T38">“</text:span><text:change-end text:change-id="ct745064080"/><text:change-start text:change-id="ct147778272"/><text:span text:style-name="T38">GRD</text:span><text:change-end text:change-id="ct147778272"/><text:change-start text:change-id="ct541388784"/><text:span text:style-name="T38">”</text:span><text:change-end text:change-id="ct541388784"/><text:change-start text:change-id="ct579634240"/><text:span text:style-name="T38">, </text:span><text:change-end text:change-id="ct579634240"/><text:change-start text:change-id="ct152219280"/><text:span text:style-name="T38">“</text:span><text:change-end text:change-id="ct152219280"/><text:change-start text:change-id="ct779972064"/><text:span text:style-name="T38">IEP</text:span><text:change-end text:change-id="ct779972064"/><text:change-start text:change-id="ct516214992"/><text:span text:style-name="T38">”</text:span><text:change-end text:change-id="ct516214992"/><text:change-start text:change-id="ct550864480"/><text:span text:style-name="T38">, </text:span><text:change-end text:change-id="ct550864480"/><text:change-start text:change-id="ct161115952"/><text:span text:style-name="T38">“</text:span><text:change-end text:change-id="ct161115952"/><text:change-start text:change-id="ct501058976"/><text:span text:style-name="T38">ITL</text:span><text:change-end text:change-id="ct501058976"/><text:change-start text:change-id="ct675579376"/><text:span text:style-name="T38">”</text:span><text:change-end text:change-id="ct675579376"/><text:change-start text:change-id="ct145244816"/><text:span text:style-name="T38">, </text:span><text:change-end text:change-id="ct145244816"/><text:change-start text:change-id="ct764201424"/><text:span text:style-name="T38">“</text:span><text:change-end text:change-id="ct764201424"/><text:change-start text:change-id="ct766330672"/><text:span text:style-name="T38">LUF</text:span><text:change-end text:change-id="ct766330672"/><text:change-start text:change-id="ct538599680"/><text:span text:style-name="T38">”</text:span><text:change-end text:change-id="ct538599680"/><text:change-start text:change-id="ct348974800"/><text:span text:style-name="T38">, </text:span><text:change-end text:change-id="ct348974800"/><text:change-start text:change-id="ct518805824"/><text:span text:style-name="T38">“</text:span><text:change-end text:change-id="ct518805824"/><text:change-start text:change-id="ct714652304"/><text:span text:style-name="T38">NLG</text:span><text:change-end text:change-id="ct714652304"/><text:change-start text:change-id="ct459525760"/><text:span text:style-name="T38">”</text:span><text:change-end text:change-id="ct459525760"/><text:change-start text:change-id="ct528468736"/><text:span text:style-name="T38">, </text:span><text:change-end text:change-id="ct528468736"/><text:change-start text:change-id="ct168801184"/><text:span text:style-name="T38">“</text:span><text:change-end text:change-id="ct168801184"/><text:change-start text:change-id="ct243150576"/><text:span text:style-name="T38">PTE</text:span><text:change-end text:change-id="ct243150576"/><text:change-start text:change-id="ct560025536"/><text:span text:style-name="T38">”</text:span><text:change-end text:change-id="ct560025536"/><text:change-start text:change-id="ct459411344"/><text:span text:style-name="T38">, </text:span><text:change-end text:change-id="ct459411344"/><text:change-start text:change-id="ct264652304"/><text:span text:style-name="T38">“</text:span><text:change-end text:change-id="ct264652304"/><text:change-start text:change-id="ct555126144"/><text:span text:style-name="T38">SIT</text:span><text:change-end text:change-id="ct555126144"/><text:change-start text:change-id="ct749598080"/><text:span text:style-name="T38">”.</text:span><text:change-end text:change-id="ct749598080"/><text:change text:change-id="ct789981456"/></text:p>
          </table:table-cell>
        </table:table-row>
        <table:table-row table:style-name="Mathematicalfunctions.1">
          <table:table-cell table:style-name="Mathematicalfunctions.A80" office:value-type="string">
            <text:p text:style-name="Table_20_Contents">EVEN(Number)</text:p>
          </table:table-cell>
          <table:table-cell table:style-name="Mathematicalfunctions.B34" office:value-type="string">
            <text:p text:style-name="Table_20_Contents">Rounds <text:change text:change-id="ct462082848"/><text:change-start text:change-id="ct182231472"/><text:span text:style-name="T40">a positive</text:span><text:change-end text:change-id="ct182231472"/> <text:span text:style-name="Strong_20_Emphasis">Number</text:span> up to the <text:change text:change-id="ct144690800"/><text:change-start text:change-id="ct461233264"/><text:span text:style-name="T40">next</text:span><text:change-end text:change-id="ct461233264"/> even integer, and a negative <text:change-start text:change-id="ct553329840"/><text:span text:style-name="Strong_20_Emphasis"><text:span text:style-name="T40">N</text:span></text:span><text:change-end text:change-id="ct553329840"/><text:change text:change-id="ct576957200"/><text:change-start text:change-id="ct684698368"/><text:span text:style-name="Strong_20_Emphasis">umber</text:span><text:change-end text:change-id="ct684698368"/> down to the next even <text:change text:change-id="ct788417680"/><text:change-start text:change-id="ct483697040"/><text:span text:style-name="T40">integer</text:span><text:change-end text:change-id="ct483697040"/>.</text:p>
          </table:table-cell>
        </table:table-row>
        <table:table-row table:style-name="Mathematicalfunctions.2">
          <table:table-cell table:style-name="Mathematicalfunctions.A80" office:value-type="string">
            <text:p text:style-name="Table_20_Contents">EXP(Number)</text:p>
          </table:table-cell>
          <table:table-cell table:style-name="Mathematicalfunctions.B35" office:value-type="string">
            <text:p text:style-name="Table_20_Contents">Returns <text:change-start text:change-id="ct296159248"/><text:span text:style-name="T101">the constant </text:span><text:change-end text:change-id="ct296159248"/>e raised to the power of the given <text:span text:style-name="Strong_20_Emphasis">Number</text:span>.</text:p>
          </table:table-cell>
        </table:table-row>
        <table:table-row table:style-name="Mathematicalfunctions.1">
          <table:table-cell table:style-name="Mathematicalfunctions.A80" office:value-type="string">
            <text:p text:style-name="Table_20_Contents">FACT(Number)</text:p>
          </table:table-cell>
          <table:table-cell table:style-name="Mathematicalfunctions.B36" office:value-type="string">
            <text:p text:style-name="Table_20_Contents">Returns the factorial of the given <text:span text:style-name="Strong_20_Emphasis">Number</text:span>.</text:p>
          </table:table-cell>
        </table:table-row>
        <table:table-row table:style-name="Mathematicalfunctions.2">
          <table:table-cell table:style-name="Mathematicalfunctions.A80" office:value-type="string">
            <text:p text:style-name="Table_20_Contents">FLOOR(Number, Significance, Mode)</text:p>
          </table:table-cell>
          <table:table-cell table:style-name="Mathematicalfunctions.B37" office:value-type="string">
            <text:p text:style-name="P22"><text:change text:change-id="ct409073440"/><text:change-start text:change-id="ct402480896"/>Rounds down the given <text:span text:style-name="Strong_20_Emphasis">Number</text:span> to the nearest multiple of the value of <text:span text:style-name="Strong_20_Emphasis">Significance</text:span>.</text:p>
            <text:p text:style-name="P23"><text:span text:style-name="Strong_20_Emphasis"><text:span text:style-name="T41">Significance</text:span></text:span><text:span text:style-name="T41"> is an optional value that defaults to -1 or +1, depending on the sign of </text:span><text:span text:style-name="Strong_20_Emphasis"><text:span text:style-name="T35">Number</text:span></text:span><text:span text:style-name="T35">.</text:span></text:p>
            <text:p text:style-name="P22"><text:span text:style-name="Strong_20_Emphasis">Mode</text:span> is an optional value. If the <text:span text:style-name="Strong_20_Emphasis">Mode</text:span> value is given and not equal to zero, and if <text:span text:style-name="Strong_20_Emphasis">Number</text:span> and <text:span text:style-name="Strong_20_Emphasis">Significance</text:span> are negative, then rounding is done based on the absolute value of <text:span text:style-name="Strong_20_Emphasis">Number</text:span> so that negative numbers are rounded towards zero. If the <text:span text:style-name="Strong_20_Emphasis">Mode</text:span> value is equal to zero or omitted, negative numbers are rounded away from zero.</text:p>
            <text:p text:style-name="P15">If the spreadsheet is exported to MS Excel, the FLOOR function is exported as the equivalent FLOOR.MATH function that has existed since Excel 2013. If you plan to use the spreadsheet with earlier Excel versions, use either FLOOR.PRECISE that has existed since Excel 2010, or FLOOR.XCL that is exported as the FLOOR function compatible with all Excel versions.<text:change-end text:change-id="ct402480896"/> </text:p>
          </table:table-cell>
        </table:table-row>
        <table:table-row table:style-name="Mathematicalfunctions.1">
          <table:table-cell table:style-name="Mathematicalfunctions.A40" office:value-type="string">
            <text:p text:style-name="P5"><text:change-start text:change-id="ct659508656"/>FLOOR.MATH(Number, Significance, Mode)<text:change-end text:change-id="ct659508656"/></text:p>
          </table:table-cell>
          <table:table-cell table:style-name="Mathematicalfunctions.B41" office:value-type="string">
            <text:p text:style-name="P24"><text:change-start text:change-id="ct531527024"/>Rounds down the given <text:span text:style-name="Strong_20_Emphasis">Number</text:span> to the nearest multiple of the value of <text:span text:style-name="Strong_20_Emphasis">Significance</text:span>.</text:p>
            <text:p text:style-name="P24"><text:span text:style-name="Strong_20_Emphasis"><text:span text:style-name="T42">Significance</text:span></text:span><text:span text:style-name="T42"> is an optional value that defaults to 1.</text:span></text:p>
            <text:p text:style-name="P24"><text:span text:style-name="Strong_20_Emphasis">Mode</text:span> is an optional value. If the <text:span text:style-name="Strong_20_Emphasis">Mode</text:span> value is given and not equal to zero, negative numbers are rounded <text:span text:style-name="T42">towards</text:span> zero. If the <text:span text:style-name="Strong_20_Emphasis">Mode</text:span> value is equal to zero or is not given, negative numbers are rounded <text:span text:style-name="T42">away from</text:span> zero.<text:change-end text:change-id="ct531527024"/></text:p>
          </table:table-cell>
        </table:table-row>
        <text:soft-page-break/>
        <table:table-row table:style-name="Mathematicalfunctions.1">
          <table:table-cell table:style-name="Mathematicalfunctions.A40" office:value-type="string">
            <text:p text:style-name="P5"><text:change-start text:change-id="ct523168848"/>FLOOR.PRECISE(Number, Significance)<text:change-end text:change-id="ct523168848"/></text:p>
          </table:table-cell>
          <table:table-cell table:style-name="Mathematicalfunctions.B41" office:value-type="string">
            <text:p text:style-name="Table_20_Contents"><text:change-start text:change-id="ct500960368"/>Rounds the given <text:span text:style-name="Strong_20_Emphasis">Number</text:span> down to the nearest multiple of the value of <text:span text:style-name="Strong_20_Emphasis">Significance</text:span>, regardless of the sign of <text:span text:style-name="Strong_20_Emphasis">Significance</text:span>. <text:span text:style-name="Strong_20_Emphasis">Significance</text:span> is an optional value.<text:change-end text:change-id="ct500960368"/></text:p>
          </table:table-cell>
        </table:table-row>
        <table:table-row table:style-name="Mathematicalfunctions.1">
          <table:table-cell table:style-name="Mathematicalfunctions.A40" office:value-type="string">
            <text:p text:style-name="P5"><text:change-start text:change-id="ct750323152"/>FLOOR.XCL(Number, Significance)<text:change-end text:change-id="ct750323152"/></text:p>
          </table:table-cell>
          <table:table-cell table:style-name="Mathematicalfunctions.B41" office:value-type="string">
            <text:p text:style-name="Table_20_Contents"><text:change-start text:change-id="ct567135792"/>Rounds the given <text:span text:style-name="Strong_20_Emphasis">Number</text:span> towards zero to the nearest multiple of the absolute value of <text:span text:style-name="Strong_20_Emphasis">Significance</text:span>.<text:change-end text:change-id="ct567135792"/></text:p>
          </table:table-cell>
        </table:table-row>
        <table:table-row table:style-name="Mathematicalfunctions.1">
          <table:table-cell table:style-name="Mathematicalfunctions.A41" office:value-type="string">
            <text:p text:style-name="Table_20_Contents">GCD(Integer<text:change text:change-id="ct124855424"/>1, Integer<text:change text:change-id="ct323714656"/>2, <text:span text:style-name="T4">…</text:span>, Integer<text:change text:change-id="ct576029600"/>30)<text:change text:change-id="ct746613040"/></text:p>
          </table:table-cell>
          <table:table-cell table:style-name="Mathematicalfunctions.B41" office:value-type="string">
            <text:p text:style-name="Table_20_Contents">Returns the greatest common divisor of one or more positive integers. <text:span text:style-name="Strong_20_Emphasis">Integers</text:span><text:change text:change-id="ct686872016"/><text:change-start text:change-id="ct524394736"/><text:span text:style-name="Strong_20_Emphasis"><text:span text:style-name="T99">X</text:span></text:span><text:change-end text:change-id="ct524394736"/><text:change text:change-id="ct756879024"/> is a list of up to 30 integers, at least one of which must be greater than zero, whose greatest common divisor is to be calculated. This gives a result based on international standards.</text:p>
          </table:table-cell>
        </table:table-row>
        <table:table-row table:style-name="Mathematicalfunctions.1">
          <table:table-cell table:style-name="Mathematicalfunctions.A44" office:value-type="string">
            <text:p text:style-name="P5"><text:change-start text:change-id="ct552542224"/>GCD_EXCEL2003(Number1, Number 2, …, Number 30)<text:change-end text:change-id="ct552542224"/></text:p>
          </table:table-cell>
          <table:table-cell table:style-name="Mathematicalfunctions.B44" office:value-type="string">
            <text:p text:style-name="Table_20_Contents"><text:change-start text:change-id="ct762700736"/><text:span text:style-name="T86">Returns</text:span><text:change-end text:change-id="ct762700736"/><text:change-start text:change-id="ct537549728"/> the greatest common divisor of a list of up to 30 numbers.</text:p>
            <text:p text:style-name="Table_20_Contents">This function returns the same result as the corresponding Microsoft Excel 2003 GCD function. Use Calc’s GCD function to get results based on international standards.<text:change-end text:change-id="ct537549728"/></text:p>
          </table:table-cell>
        </table:table-row>
        <table:table-row table:style-name="Mathematicalfunctions.1">
          <table:table-cell table:style-name="Mathematicalfunctions.A44" office:value-type="string">
            <text:p text:style-name="Table_20_Contents">INT(Number)</text:p>
          </table:table-cell>
          <table:table-cell table:style-name="Mathematicalfunctions.B44" office:value-type="string">
            <text:p text:style-name="Table_20_Contents">Rounds the given <text:span text:style-name="Strong_20_Emphasis">Number</text:span> down to the nearest integer.</text:p>
          </table:table-cell>
        </table:table-row>
        <table:table-row table:style-name="Mathematicalfunctions.1">
          <table:table-cell table:style-name="Mathematicalfunctions.A44" office:value-type="string">
            <text:p text:style-name="P7"><text:change-start text:change-id="ct528269552"/>ISO.CEILING(Number, Significance)<text:change-end text:change-id="ct528269552"/></text:p>
          </table:table-cell>
          <table:table-cell table:style-name="Mathematicalfunctions.B44" office:value-type="string">
            <text:p text:style-name="Table_20_Contents"><text:change-start text:change-id="ct522863904"/>Rounds a number up to the nearest multiple of the value of <text:span text:style-name="Strong_20_Emphasis">Significance</text:span>, regardless of the sign of <text:span text:style-name="Strong_20_Emphasis">Significance</text:span>. <text:span text:style-name="Strong_20_Emphasis">Significance</text:span> is an optional value.<text:change-end text:change-id="ct522863904"/></text:p>
          </table:table-cell>
        </table:table-row>
        <table:table-row table:style-name="Mathematicalfunctions.2">
          <table:table-cell table:style-name="Mathematicalfunctions.A46" office:value-type="string">
            <text:p text:style-name="Table_20_Contents">LCM(Integer<text:change text:change-id="ct353067952"/>1, Integer<text:change text:change-id="ct688124960"/>2, <text:span text:style-name="T4">…</text:span>, Integer<text:change text:change-id="ct429740976"/>30)</text:p>
          </table:table-cell>
          <table:table-cell table:style-name="Mathematicalfunctions.B46" office:value-type="string">
            <text:p text:style-name="Table_20_Contents">Returns the <text:change text:change-id="ct592564656"/><text:change-start text:change-id="ct451094128"/><text:span text:style-name="T43">lowest</text:span><text:change-end text:change-id="ct451094128"/> common multiple of one or more integers. <text:span text:style-name="Strong_20_Emphasis">Integer 1</text:span>, <text:span text:style-name="Strong_20_Emphasis">Integer 2</text:span>, <text:span text:style-name="T4">…</text:span>, <text:span text:style-name="Strong_20_Emphasis">Integer 30</text:span> are integers whose lowest common multiple is to be calculated.</text:p>
          </table:table-cell>
        </table:table-row>
        <table:table-row table:style-name="Mathematicalfunctions.2">
          <table:table-cell table:style-name="Mathematicalfunctions.A46" office:value-type="string">
            <text:p text:style-name="P7"><text:change-start text:change-id="ct569379328"/>LCM_EXCEL2003(Number1, Number2, …, Number30)<text:change-end text:change-id="ct569379328"/></text:p>
          </table:table-cell>
          <table:table-cell table:style-name="Mathematicalfunctions.B46" office:value-type="string">
            <text:p text:style-name="Table_20_Contents"><text:change-start text:change-id="ct474023664"/>Returns the <text:span text:style-name="T86">lowest</text:span> common multiple of a list of up to 30 numbers.</text:p>
            <text:p text:style-name="Table_20_Contents">This function returns the same result as the corresponding Microsoft Excel 2003 LCM function. Use Calc’s LCM function to get results based on international standards.<text:change-end text:change-id="ct474023664"/></text:p>
          </table:table-cell>
        </table:table-row>
        <table:table-row table:style-name="Mathematicalfunctions.2">
          <table:table-cell table:style-name="Mathematicalfunctions.A80" office:value-type="string">
            <text:p text:style-name="Table_20_Contents">LN(Number)</text:p>
          </table:table-cell>
          <table:table-cell table:style-name="Mathematicalfunctions.B47" office:value-type="string">
            <text:p text:style-name="Table_20_Contents">Returns the natural logarithm, based on the constant e, of the given <text:span text:style-name="Strong_20_Emphasis">Number</text:span><text:change-start text:change-id="ct602774192"/> <text:span text:style-name="T43">&gt;0</text:span><text:change-end text:change-id="ct602774192"/>.</text:p>
          </table:table-cell>
        </table:table-row>
        <table:table-row table:style-name="Mathematicalfunctions.1">
          <table:table-cell table:style-name="Mathematicalfunctions.A80" office:value-type="string">
            <text:p text:style-name="Table_20_Contents">LOG(Number, Base)</text:p>
          </table:table-cell>
          <table:table-cell table:style-name="Mathematicalfunctions.B48" office:value-type="string">
            <text:p text:style-name="Table_20_Contents">Returns the logarithm of the given <text:span text:style-name="Strong_20_Emphasis">Number</text:span> (value &gt;0) to the specified base. <text:span text:style-name="Strong_20_Emphasis">Base</text:span> is the base for the logarithm calculation. If omitted, 10 is assumed.</text:p>
          </table:table-cell>
        </table:table-row>
        <table:table-row table:style-name="Mathematicalfunctions.2">
          <table:table-cell table:style-name="Mathematicalfunctions.A80" office:value-type="string">
            <text:p text:style-name="Table_20_Contents">LOG10(Number)</text:p>
          </table:table-cell>
          <table:table-cell table:style-name="Mathematicalfunctions.B49" office:value-type="string">
            <text:p text:style-name="Table_20_Contents">Returns the base-10 logarithm of a <text:span text:style-name="Strong_20_Emphasis">Number</text:span> &gt;0.</text:p>
          </table:table-cell>
        </table:table-row>
        <table:table-row table:style-name="Mathematicalfunctions.1">
          <table:table-cell table:style-name="Mathematicalfunctions.A80" office:value-type="string">
            <text:p text:style-name="Table_20_Contents">MOD(Dividend, Divisor)</text:p>
          </table:table-cell>
          <table:table-cell table:style-name="Mathematicalfunctions.B50" office:value-type="string">
            <text:p text:style-name="Table_20_Contents">Returns the remainder after a number is divided by a divisor. <text:span text:style-name="Strong_20_Emphasis">Dividend</text:span> is the number to be divided. <text:span text:style-name="Strong_20_Emphasis">Divisor</text:span> is the number by which <text:change-start text:change-id="ct514393168"/><text:span text:style-name="Strong_20_Emphasis"><text:span text:style-name="T44">D</text:span></text:span><text:change-end text:change-id="ct514393168"/><text:change text:change-id="ct756355024"/><text:change-start text:change-id="ct763760400"/><text:span text:style-name="Strong_20_Emphasis">ividend</text:span><text:change-end text:change-id="ct763760400"/> is divided.</text:p>
          </table:table-cell>
        </table:table-row>
        <table:table-row table:style-name="Mathematicalfunctions.2">
          <table:table-cell table:style-name="Mathematicalfunctions.A80" office:value-type="string">
            <text:p text:style-name="Table_20_Contents">MROUND(Number, Multiple)</text:p>
          </table:table-cell>
          <table:table-cell table:style-name="Mathematicalfunctions.B51" office:value-type="string">
            <text:p text:style-name="Table_20_Contents">Returns <text:span text:style-name="Strong_20_Emphasis">Number</text:span> rounded to the nearest multiple of <text:span text:style-name="Strong_20_Emphasis">Multiple</text:span>.</text:p>
          </table:table-cell>
        </table:table-row>
        <table:table-row table:style-name="Mathematicalfunctions.1">
          <table:table-cell table:style-name="Mathematicalfunctions.A80" office:value-type="string">
            <text:p text:style-name="Table_20_Contents">MULTINOMIAL (<text:change text:change-id="ct673425808"/>Number(s)1, <text:span text:style-name="T4">…</text:span>, Number(s)30)</text:p>
          </table:table-cell>
          <table:table-cell table:style-name="Mathematicalfunctions.B52" office:value-type="string">
            <text:p text:style-name="Table_20_Contents">Returns the factorial of the sum of the arguments divided by the product of the factorials of the arguments. <text:span text:style-name="Strong_20_Emphasis">Number(s)</text:span><text:change text:change-id="ct588891232"/><text:span text:style-name="Strong_20_Emphasis">X</text:span> is a list of up to 30 numbers<text:change text:change-id="ct167487296"/>.</text:p>
          </table:table-cell>
        </table:table-row>
        <table:table-row table:style-name="Mathematicalfunctions.2">
          <table:table-cell table:style-name="Mathematicalfunctions.A80" office:value-type="string">
            <text:p text:style-name="Table_20_Contents">ODD(Number)</text:p>
          </table:table-cell>
          <table:table-cell table:style-name="Mathematicalfunctions.B53" office:value-type="string">
            <text:p text:style-name="Table_20_Contents">Rounds <text:span text:style-name="Strong_20_Emphasis">Number</text:span> up if positive and down if negative, to the nearest odd integer. </text:p>
          </table:table-cell>
        </table:table-row>
        <table:table-row table:style-name="Mathematicalfunctions.1">
          <table:table-cell table:style-name="Mathematicalfunctions.A80" office:value-type="string">
            <text:p text:style-name="Table_20_Contents">PI()</text:p>
          </table:table-cell>
          <table:table-cell table:style-name="Mathematicalfunctions.B54" office:value-type="string">
            <text:p text:style-name="Table_20_Contents">Returns the value of <text:change-start text:change-id="ct496546832"/><text:span text:style-name="T101">the constant pi (</text:span><text:change-end text:change-id="ct496546832"/><text:change-start text:change-id="ct622351312"/><text:span text:style-name="T102">π</text:span><text:span text:style-name="T29">) </text:span><text:change-end text:change-id="ct622351312"/><text:change text:change-id="ct602743376"/>to fourteen decimal places.</text:p>
          </table:table-cell>
        </table:table-row>
        <text:soft-page-break/>
        <table:table-row table:style-name="Mathematicalfunctions.2">
          <table:table-cell table:style-name="Mathematicalfunctions.A80" office:value-type="string">
            <text:p text:style-name="Table_20_Contents">POWER(Base, Exponent) </text:p>
          </table:table-cell>
          <table:table-cell table:style-name="Mathematicalfunctions.B55" office:value-type="string">
            <text:p text:style-name="Table_20_Contents">Returns the result of a number raised to a power. <text:span text:style-name="Strong_20_Emphasis">Base</text:span> is the number that is to be raised to the given power. <text:span text:style-name="Strong_20_Emphasis">Exponent</text:span> is the exponent by which <text:change text:change-id="ct758704944"/><text:change-start text:change-id="ct535500592"/><text:span text:style-name="Strong_20_Emphasis"><text:span text:style-name="T45">B</text:span></text:span><text:change-end text:change-id="ct535500592"/><text:change-start text:change-id="ct171240480"/><text:span text:style-name="Strong_20_Emphasis">ase</text:span><text:change-end text:change-id="ct171240480"/> is to be raised.</text:p>
          </table:table-cell>
        </table:table-row>
        <table:table-row table:style-name="Mathematicalfunctions.1">
          <table:table-cell table:style-name="Mathematicalfunctions.A80" office:value-type="string">
            <text:p text:style-name="Table_20_Contents">PRODUCT(Number<text:change text:change-id="ct754680832"/>1, Number<text:change text:change-id="ct614154864"/>2, <text:span text:style-name="T4">…</text:span>, Number<text:change text:change-id="ct166939312"/>30)</text:p>
          </table:table-cell>
          <table:table-cell table:style-name="Mathematicalfunctions.B56" office:value-type="string">
            <text:p text:style-name="Table_20_Contents">Multiplies all the numbers given as arguments and returns the product. <text:span text:style-name="Strong_20_Emphasis">Number 1</text:span> to <text:span text:style-name="Strong_20_Emphasis">Number 30</text:span> are up to 30 arguments whose product is to be calculated<text:change text:change-id="ct523232096"/>.</text:p>
          </table:table-cell>
        </table:table-row>
        <table:table-row table:style-name="Mathematicalfunctions.2">
          <table:table-cell table:style-name="Mathematicalfunctions.A80" office:value-type="string">
            <text:p text:style-name="Table_20_Contents">QUOTIENT(Numerator, Denominator)</text:p>
          </table:table-cell>
          <table:table-cell table:style-name="Mathematicalfunctions.B57" office:value-type="string">
            <text:p text:style-name="Table_20_Contents">Returns the integer result of a division operation. <text:span text:style-name="Strong_20_Emphasis">Numerator</text:span> is the number that will be divided. <text:span text:style-name="Strong_20_Emphasis">Denominator</text:span> is the number<text:change text:change-id="ct252502928"/> <text:change-start text:change-id="ct530936560"/><text:span text:style-name="Strong_20_Emphasis"><text:span text:style-name="T45">N</text:span></text:span><text:change-end text:change-id="ct530936560"/><text:change text:change-id="ct126635056"/><text:change-start text:change-id="ct498194032"/><text:span text:style-name="Strong_20_Emphasis">umerator</text:span><text:change-end text:change-id="ct498194032"/> will be divided by.</text:p>
          </table:table-cell>
        </table:table-row>
        <table:table-row table:style-name="Mathematicalfunctions.1">
          <table:table-cell table:style-name="Mathematicalfunctions.A80" office:value-type="string">
            <text:p text:style-name="Table_20_Contents">RADIANS(Number)</text:p>
          </table:table-cell>
          <table:table-cell table:style-name="Mathematicalfunctions.B58" office:value-type="string">
            <text:p text:style-name="Table_20_Contents">Converts the given <text:span text:style-name="Strong_20_Emphasis">Number</text:span> in degrees to radians.</text:p>
          </table:table-cell>
        </table:table-row>
        <table:table-row table:style-name="Mathematicalfunctions.2">
          <table:table-cell table:style-name="Mathematicalfunctions.A80" office:value-type="string">
            <text:p text:style-name="Table_20_Contents">RAND()</text:p>
          </table:table-cell>
          <table:table-cell table:style-name="Mathematicalfunctions.B59" office:value-type="string">
            <text:p text:style-name="Table_20_Contents">Returns a random number between 0 and 1. This number will recalculate every time <text:change text:change-id="ct561012912"/><text:change text:change-id="ct622738096"/><text:span text:style-name="Keystroke">F9</text:span> is pressed.</text:p>
          </table:table-cell>
        </table:table-row>
        <table:table-row table:style-name="Mathematicalfunctions.1">
          <table:table-cell table:style-name="Mathematicalfunctions.A80" office:value-type="string">
            <text:p text:style-name="Table_20_Contents">RANDBETWEEN (Bottom, Top)</text:p>
          </table:table-cell>
          <table:table-cell table:style-name="Mathematicalfunctions.B61" office:value-type="string">
            <text:p text:style-name="Table_20_Contents">Returns an integer random number between <text:span text:style-name="Strong_20_Emphasis">Bottom</text:span> and <text:span text:style-name="Strong_20_Emphasis">Top</text:span> (inclusive). This number will recalculate <text:change text:change-id="ct513256768"/><text:change-start text:change-id="ct517391136"/><text:span text:style-name="T45">every time</text:span><text:change-end text:change-id="ct517391136"/> <text:change text:change-id="ct546926304"/><text:span text:style-name="Keystroke">F9</text:span><text:change text:change-id="ct126364624"/> is pressed<text:change text:change-id="ct455726608"/>).</text:p>
          </table:table-cell>
        </table:table-row>
        <table:table-row table:style-name="Mathematicalfunctions.1">
          <table:table-cell table:style-name="Mathematicalfunctions.A80" office:value-type="string">
            <text:p text:style-name="P7"><text:change-start text:change-id="ct554693264"/>RAWSUBTRACT(Minuend, Subtrahend1, Subtrahend2, ...)<text:change-end text:change-id="ct554693264"/></text:p>
          </table:table-cell>
          <table:table-cell table:style-name="Mathematicalfunctions.B61" office:value-type="string">
            <text:p text:style-name="Table_20_Contents"><text:change-start text:change-id="ct465023248"/>Subtracts the <text:span text:style-name="Strong_20_Emphasis">Subtrahend(s)</text:span> from the <text:span text:style-name="Strong_20_Emphasis">Minuend</text:span> without eliminating roundoff errors. The function should be called with at least two <text:span text:style-name="T101">argument</text:span>s.<text:change-end text:change-id="ct465023248"/></text:p>
          </table:table-cell>
        </table:table-row>
        <table:table-row table:style-name="Mathematicalfunctions.2">
          <table:table-cell table:style-name="Mathematicalfunctions.A80" office:value-type="string">
            <text:p text:style-name="Table_20_Contents">ROUND(number, count)</text:p>
          </table:table-cell>
          <table:table-cell table:style-name="Mathematicalfunctions.B62" office:value-type="string">
            <text:p text:style-name="Table_20_Contents">Rounds the given <text:span text:style-name="Strong_20_Emphasis">number</text:span> to <text:span text:style-name="Strong_20_Emphasis">count</text:span> (optional) decimal places. If the <text:span text:style-name="Strong_20_Emphasis">count</text:span> <text:change text:change-id="ct580906976"/><text:change-start text:change-id="ct392563232"/><text:span text:style-name="T101">argument</text:span><text:change-end text:change-id="ct392563232"/> is omitted or zero, <text:span text:style-name="Strong_20_Emphasis">number</text:span> rounds to the nearest integer. If <text:span text:style-name="Strong_20_Emphasis">count</text:span> is negative, the function rounds to the nearest 10, 100, 1000 and so on.</text:p>
          </table:table-cell>
        </table:table-row>
        <table:table-row table:style-name="Mathematicalfunctions.1">
          <table:table-cell table:style-name="Mathematicalfunctions.A80" office:value-type="string">
            <text:p text:style-name="Table_20_Contents">ROUNDDOWN(number, count)</text:p>
          </table:table-cell>
          <table:table-cell table:style-name="Mathematicalfunctions.B63" office:value-type="string">
            <text:p text:style-name="Table_20_Contents">Rounds the given <text:span text:style-name="Strong_20_Emphasis">number</text:span> down<text:change-start text:change-id="ct570101328"/> <text:span text:style-name="T45">(toward zero)</text:span><text:change-end text:change-id="ct570101328"/>, to <text:span text:style-name="Strong_20_Emphasis">count</text:span> (optional) decimal places. If <text:change text:change-id="ct403858224"/><text:span text:style-name="Strong_20_Emphasis">count</text:span> <text:change text:change-id="ct147678448"/>is omitted or zero,<text:change-start text:change-id="ct508925696"/> <text:span text:style-name="T45">the function</text:span><text:change-end text:change-id="ct508925696"/><text:change text:change-id="ct164961072"/> rounds down to <text:change text:change-id="ct558148480"/><text:change-start text:change-id="ct705958144"/><text:span text:style-name="T45">an</text:span><text:change-end text:change-id="ct705958144"/> integer. If <text:span text:style-name="Strong_20_Emphasis">count</text:span> is negative, the function rounds down to the <text:change text:change-id="ct126263152"/><text:change-start text:change-id="ct566174208"/><text:span text:style-name="T45">next</text:span><text:change-end text:change-id="ct566174208"/> 10, 100, 1000 and so on<text:change text:change-id="ct705972272"/>.</text:p>
          </table:table-cell>
        </table:table-row>
        <table:table-row table:style-name="Mathematicalfunctions.2">
          <table:table-cell table:style-name="Mathematicalfunctions.A80" office:value-type="string">
            <text:p text:style-name="P7"><text:change-start text:change-id="ct390390352"/>ROUNDSIG(Value, Digits)<text:change-end text:change-id="ct390390352"/></text:p>
          </table:table-cell>
          <table:table-cell table:style-name="Mathematicalfunctions.B65" office:value-type="string">
            <text:p text:style-name="Table_20_Contents"><text:change-start text:change-id="ct434531792"/>Rounds a <text:span text:style-name="Strong_20_Emphasis">Value</text:span> to a defined number of significant <text:span text:style-name="Strong_20_Emphasis">Digits</text:span>.<text:change-end text:change-id="ct434531792"/></text:p>
          </table:table-cell>
        </table:table-row>
        <table:table-row table:style-name="Mathematicalfunctions.2">
          <table:table-cell table:style-name="Mathematicalfunctions.A80" office:value-type="string">
            <text:p text:style-name="Table_20_Contents">ROUNDUP(number, count)</text:p>
          </table:table-cell>
          <table:table-cell table:style-name="Mathematicalfunctions.B65" office:value-type="string">
            <text:p text:style-name="Table_20_Contents">Rounds the given <text:span text:style-name="Strong_20_Emphasis">number</text:span> up <text:change-start text:change-id="ct674361216"/><text:span text:style-name="T46">(away from zero), </text:span><text:change-end text:change-id="ct674361216"/>to <text:span text:style-name="Strong_20_Emphasis">count</text:span> (optional) decimal places. <text:s/>If <text:change text:change-id="ct566670304"/><text:span text:style-name="Strong_20_Emphasis">count</text:span> <text:change text:change-id="ct785627856"/>is omitted or zero,<text:change-start text:change-id="ct128847248"/> <text:span text:style-name="T46">the function</text:span><text:change-end text:change-id="ct128847248"/><text:change text:change-id="ct766493424"/> rounds up to <text:change text:change-id="ct572435200"/><text:change-start text:change-id="ct460933328"/><text:span text:style-name="T46">an</text:span><text:change-end text:change-id="ct460933328"/> integer. If <text:span text:style-name="Strong_20_Emphasis">count</text:span> is negative, the function rounds up to the nearest 10, 100, 1000 and so on<text:change text:change-id="ct570075200"/>.</text:p>
          </table:table-cell>
        </table:table-row>
        <table:table-row table:style-name="Mathematicalfunctions.1">
          <table:table-cell table:style-name="Mathematicalfunctions.A80" office:value-type="string">
            <text:p text:style-name="Table_20_Contents">SEC(Angle)</text:p>
          </table:table-cell>
          <table:table-cell table:style-name="Mathematicalfunctions.B68" office:value-type="string">
            <text:p text:style-name="Table_20_Contents">Returns the secant of an <text:span text:style-name="Strong_20_Emphasis">Angle</text:span> given in radians. SEC(x)=1/COS(x).</text:p>
          </table:table-cell>
        </table:table-row>
        <table:table-row table:style-name="Mathematicalfunctions.1">
          <table:table-cell table:style-name="Mathematicalfunctions.A80" office:value-type="string">
            <text:p text:style-name="Table_20_Contents">SECH(Angle)</text:p>
          </table:table-cell>
          <table:table-cell table:style-name="Mathematicalfunctions.B68" office:value-type="string">
            <text:p text:style-name="Table_20_Contents">Returns the hyperbolic secant of an <text:span text:style-name="Strong_20_Emphasis">Angle</text:span> given in radians. SECH(x)=1/COSH(x).</text:p>
          </table:table-cell>
        </table:table-row>
        <table:table-row table:style-name="Mathematicalfunctions.1">
          <table:table-cell table:style-name="Mathematicalfunctions.A80" office:value-type="string">
            <text:p text:style-name="Table_20_Contents">SERIESSUM(X, N, M, Coefficients)</text:p>
          </table:table-cell>
          <table:table-cell table:style-name="Mathematicalfunctions.B68" office:value-type="string">
            <text:p text:style-name="Table_20_Contents">Returns the sum of <text:change-start text:change-id="ct514470112"/><text:span text:style-name="T86">the </text:span><text:change-end text:change-id="ct514470112"/><text:change-start text:change-id="ct457508880"/><text:span text:style-name="T86">initial terms in </text:span><text:change-end text:change-id="ct457508880"/>a power<text:change text:change-id="ct516128688"/> series.</text:p>
            <text:p text:style-name="Table_20_Contents"><text:change text:change-id="ct666949504"/><text:span text:style-name="Strong_20_Emphasis">X</text:span> is the number as an independent variable. <text:span text:style-name="Strong_20_Emphasis">N</text:span> is the starting power. <text:span text:style-name="Strong_20_Emphasis">M</text:span> is the increment. <text:span text:style-name="Strong_20_Emphasis">Coefficients</text:span> is a series of coefficients. For each coefficient the series sum is extended by one section. You can only enter coefficients using a cell range.</text:p>
          </table:table-cell>
        </table:table-row>
        <table:table-row table:style-name="Mathematicalfunctions.2">
          <table:table-cell table:style-name="Mathematicalfunctions.A80" office:value-type="string">
            <text:p text:style-name="Table_20_Contents">SIGN(Number)</text:p>
          </table:table-cell>
          <table:table-cell table:style-name="Mathematicalfunctions.B69" office:value-type="string">
            <text:p text:style-name="Table_20_Contents">Returns the sign of the given <text:span text:style-name="Strong_20_Emphasis">Number</text:span>. The function returns the result 1 for a positive sign, –1 for a negative sign, and 0 for zero.</text:p>
          </table:table-cell>
        </table:table-row>
        <table:table-row table:style-name="Mathematicalfunctions.1">
          <table:table-cell table:style-name="Mathematicalfunctions.A80" office:value-type="string">
            <text:p text:style-name="Table_20_Contents">SIN(number)</text:p>
          </table:table-cell>
          <table:table-cell table:style-name="Mathematicalfunctions.B70" office:value-type="string">
            <text:p text:style-name="Table_20_Contents">Returns the sine of the given <text:span text:style-name="Strong_20_Emphasis">number</text:span> (angle in radians).</text:p>
          </table:table-cell>
        </table:table-row>
        <text:soft-page-break/>
        <table:table-row table:style-name="Mathematicalfunctions.2">
          <table:table-cell table:style-name="Mathematicalfunctions.A80" office:value-type="string">
            <text:p text:style-name="Table_20_Contents">SINH(number)</text:p>
          </table:table-cell>
          <table:table-cell table:style-name="Mathematicalfunctions.B71" office:value-type="string">
            <text:p text:style-name="Table_20_Contents">Returns the hyperbolic sine of the given <text:span text:style-name="Strong_20_Emphasis">number</text:span> (angle in radians).</text:p>
          </table:table-cell>
        </table:table-row>
        <table:table-row table:style-name="Mathematicalfunctions.1">
          <table:table-cell table:style-name="Mathematicalfunctions.A80" office:value-type="string">
            <text:p text:style-name="Table_20_Contents">SQRT(number)</text:p>
          </table:table-cell>
          <table:table-cell table:style-name="Mathematicalfunctions.B72" office:value-type="string">
            <text:p text:style-name="Table_20_Contents">Returns the positive square root of the given<text:change-start text:change-id="ct250603120"/> <text:span text:style-name="T86">positive</text:span><text:change-end text:change-id="ct250603120"/> <text:span text:style-name="Strong_20_Emphasis">number</text:span><text:change text:change-id="ct206250320"/>.</text:p>
          </table:table-cell>
        </table:table-row>
        <table:table-row table:style-name="Mathematicalfunctions.2">
          <table:table-cell table:style-name="Mathematicalfunctions.A80" office:value-type="string">
            <text:p text:style-name="Table_20_Contents">SQRTPI(Number)</text:p>
          </table:table-cell>
          <table:table-cell table:style-name="Mathematicalfunctions.B73" office:value-type="string">
            <text:p text:style-name="Table_20_Contents">Returns the square root of the product of the given <text:span text:style-name="Strong_20_Emphasis">Number</text:span> and <text:change-start text:change-id="ct545097472"/><text:span text:style-name="T101">the constant pi (</text:span><text:span text:style-name="T103">π</text:span><text:span text:style-name="T101">)</text:span><text:change-end text:change-id="ct545097472"/><text:change text:change-id="ct498389904"/>.</text:p>
          </table:table-cell>
        </table:table-row>
        <table:table-row table:style-name="Mathematicalfunctions.1">
          <table:table-cell table:style-name="Mathematicalfunctions.A80" office:value-type="string">
            <text:p text:style-name="Table_20_Contents">SUBTOTAL(Function, range)</text:p>
          </table:table-cell>
          <table:table-cell table:style-name="Mathematicalfunctions.B74" office:value-type="string">
            <text:p text:style-name="P25">Calculates subtotals. If a range already contains subtotals, these are not used for further calculations.<text:change-start text:change-id="ct768325168"/> Use this function with AutoFilters <text:span text:style-name="T47">activated </text:span>to take only the filtered records into account.<text:change-end text:change-id="ct768325168"/><text:change-start text:change-id="ct668547424"/></text:p>
            <text:p text:style-name="P25"><text:change-end text:change-id="ct668547424"/><text:change text:change-id="ct124823152"/><text:span text:style-name="Strong_20_Emphasis">Function</text:span> is a value that <text:change-start text:change-id="ct560986512"/><text:span text:style-name="T47">selects which function should be used to create the subtotal (for example, </text:span><text:change-end text:change-id="ct560986512"/><text:change text:change-id="ct125451744"/>Average, Count, Min, Sum, <text:change-start text:change-id="ct621645792"/><text:span text:style-name="T47">or </text:span><text:change-end text:change-id="ct621645792"/>Var<text:change-start text:change-id="ct296794624"/><text:span text:style-name="T47">) and also determines whether </text:span>manually hidden rows <text:span text:style-name="T47">should be included</text:span><text:change-end text:change-id="ct296794624"/>. <text:change-start text:change-id="ct582145696"/><text:span text:style-name="T47">The </text:span><text:change-end text:change-id="ct582145696"/><text:change-start text:change-id="ct442000752"/><text:span text:style-name="T47">set of allowed </text:span><text:span text:style-name="Strong_20_Emphasis"><text:span text:style-name="T47">Function</text:span></text:span><text:span text:style-name="T47"> values is listed in the Help system.</text:span></text:p>
            <text:p text:style-name="P25"><text:change-end text:change-id="ct442000752"/><text:span text:style-name="Strong_20_Emphasis">range</text:span> is the range <text:change text:change-id="ct455303872"/><text:change-start text:change-id="ct577011008"/><text:span text:style-name="T47">of</text:span><text:change-end text:change-id="ct577011008"/> cells <text:change text:change-id="ct690791920"/>included.</text:p>
          </table:table-cell>
        </table:table-row>
        <table:table-row table:style-name="Mathematicalfunctions.2">
          <table:table-cell table:style-name="Mathematicalfunctions.A80" office:value-type="string">
            <text:p text:style-name="Table_20_Contents">SUM(number 1, number 2, <text:span text:style-name="T4">…</text:span>, number 30)</text:p>
          </table:table-cell>
          <table:table-cell table:style-name="Mathematicalfunctions.B75" office:value-type="string">
            <text:p text:style-name="Table_20_Contents">Adds all the numbers in a range of cells. <text:change-start text:change-id="ct706042016"/><text:span text:style-name="Strong_20_Emphasis"><text:span text:style-name="T48">n</text:span></text:span><text:change-end text:change-id="ct706042016"/><text:change text:change-id="ct518442272"/><text:change-start text:change-id="ct399602816"/><text:span text:style-name="Strong_20_Emphasis">umber 1</text:span><text:change-end text:change-id="ct399602816"/>, <text:span text:style-name="Strong_20_Emphasis">number 2</text:span>, <text:span text:style-name="T4">…</text:span>, <text:span text:style-name="Strong_20_Emphasis">number 30</text:span> are up to 30 arguments whose sum is to be calculated. You can also enter a range using cell references.</text:p>
          </table:table-cell>
        </table:table-row>
        <table:table-row table:style-name="Mathematicalfunctions.1">
          <table:table-cell table:style-name="Mathematicalfunctions.A80" office:value-type="string">
            <text:p text:style-name="Table_20_Contents">SUMIF(range, criteria, sum_range)</text:p>
          </table:table-cell>
          <table:table-cell table:style-name="Mathematicalfunctions.B76" office:value-type="string">
            <text:p text:style-name="Table_20_Contents">Adds the cells specified by the given criteria. The search supports regular expressions. <text:span text:style-name="Strong_20_Emphasis">range</text:span> is the range to which the criteria are to be applied. <text:span text:style-name="Strong_20_Emphasis">criteria</text:span> is the cell in which the search criterion is shown, or the search criterion itself<text:change-start text:change-id="ct770068336"/> <text:span text:style-name="T49">(in double quotes)</text:span><text:change-end text:change-id="ct770068336"/>. <text:span text:style-name="Strong_20_Emphasis">sum_range</text:span> (optional) is the range from which values are summed; if it has not been entered, the values found in the <text:span text:style-name="Strong_20_Emphasis">range</text:span> are summed. If supplied, <text:span text:style-name="Strong_20_Emphasis">sum_range</text:span> must be the same size and shape as <text:span text:style-name="Strong_20_Emphasis">range</text:span>.</text:p>
          </table:table-cell>
        </table:table-row>
        <table:table-row table:style-name="Mathematicalfunctions.2">
          <table:table-cell table:style-name="Mathematicalfunctions.A80" office:value-type="string">
            <text:p text:style-name="P58">SUMIFS(sum_range, range 1, criteria 1, range 2, criteria 2, <text:span text:style-name="T4">…</text:span>,<text:change-start text:change-id="ct287935440"/> range <text:span text:style-name="T101">127</text:span>, criteria <text:span text:style-name="T101">127</text:span><text:change-end text:change-id="ct287935440"/>)</text:p>
          </table:table-cell>
          <table:table-cell table:style-name="Mathematicalfunctions.B78" office:value-type="string">
            <text:p text:style-name="Table_20_Contents">Totals the values of cells in a range that meet multiple criteria in multiple ranges. <text:span text:style-name="Strong_20_Emphasis">sum_range</text:span> <text:change text:change-id="ct506647088"/>is the cell range from which the values are to be totaled. <text:span text:style-name="Strong_20_Emphasis">range 1</text:span> <text:change text:change-id="ct568218512"/>is the cell range to be evaluated by <text:span text:style-name="Strong_20_Emphasis">criteria 1</text:span><text:change text:change-id="ct669619808"/>, <text:span text:style-name="Strong_20_Emphasis">range 2</text:span> <text:change-start text:change-id="ct671637072"/><text:span text:style-name="T50">(optional) </text:span><text:change-end text:change-id="ct671637072"/>by <text:span text:style-name="Strong_20_Emphasis">criteria 2</text:span><text:change-start text:change-id="ct683355216"/> <text:span text:style-name="T50">(optional),</text:span><text:change-end text:change-id="ct683355216"/> and so on. All ranges must have the same size and shape.<text:change-start text:change-id="ct460201568"/> The function can have up to 255 arguments, meaning that you can specify 127 criteria ranges and criteria for them.<text:change-end text:change-id="ct460201568"/></text:p>
          </table:table-cell>
        </table:table-row>
        <table:table-row table:style-name="Mathematicalfunctions.2">
          <table:table-cell table:style-name="Mathematicalfunctions.A80" office:value-type="string">
            <text:p text:style-name="Table_20_Contents">SUMSQ(number 1, number 2, <text:span text:style-name="T4">…</text:span>, number 30)</text:p>
          </table:table-cell>
          <table:table-cell table:style-name="Mathematicalfunctions.B78" office:value-type="string">
            <text:p text:style-name="Table_20_Contents">Calculates the sum of the squares of numbers (totaling up of the squares of the arguments)<text:change-start text:change-id="ct744739056"/>.<text:change-end text:change-id="ct744739056"/> <text:s/><text:span text:style-name="Strong_20_Emphasis">number 1</text:span>, <text:span text:style-name="Strong_20_Emphasis">number 2</text:span>, <text:span text:style-name="T4">…</text:span>, <text:span text:style-name="Strong_20_Emphasis">number 30</text:span> are up to 30 arguments, the sum of whose squares is to be calculated.</text:p>
          </table:table-cell>
        </table:table-row>
        <table:table-row table:style-name="Mathematicalfunctions.1">
          <table:table-cell table:style-name="Mathematicalfunctions.A80" office:value-type="string">
            <text:p text:style-name="Table_20_Contents">TAN(number)</text:p>
          </table:table-cell>
          <table:table-cell table:style-name="Mathematicalfunctions.B79" office:value-type="string">
            <text:p text:style-name="Table_20_Contents">Returns the tangent of the given <text:span text:style-name="Strong_20_Emphasis">number</text:span> (angle in radians).</text:p>
          </table:table-cell>
        </table:table-row>
        <table:table-row table:style-name="Mathematicalfunctions.2">
          <table:table-cell table:style-name="Mathematicalfunctions.A80" office:value-type="string">
            <text:p text:style-name="Table_20_Contents">TANH(number)</text:p>
          </table:table-cell>
          <table:table-cell table:style-name="Mathematicalfunctions.B80" office:value-type="string">
            <text:p text:style-name="Table_20_Contents">Returns the hyperbolic tangent of the given <text:span text:style-name="Strong_20_Emphasis">number</text:span> (angle in radians).</text:p>
          </table:table-cell>
        </table:table-row>
        <table:table-row table:style-name="Mathematicalfunctions.1">
          <table:table-cell table:style-name="Mathematicalfunctions.A81" office:value-type="string">
            <text:p text:style-name="Table_20_Contents">TRUNC(number, count)</text:p>
          </table:table-cell>
          <table:table-cell table:style-name="Mathematicalfunctions.B81" office:value-type="string">
            <text:p text:style-name="Table_20_Contents">Truncates a number by removing decimal places. <text:span text:style-name="Strong_20_Emphasis">number</text:span> is the number whose decimal places are to be trimmed. <text:span text:style-name="Strong_20_Emphasis">count</text:span> <text:change text:change-id="ct753121200"/>is the number of decimal places which are retained. If <text:span text:style-name="Strong_20_Emphasis">count</text:span> is <text:change text:change-id="ct484362896"/>zero, it effectively truncates to a decimal integer. If <text:span text:style-name="Strong_20_Emphasis">count</text:span> is negative, it truncates to the left of the decimal point.</text:p>
          </table:table-cell>
        </table:table-row>
      </table:table>
      <text:h text:style-name="Heading_20_1" text:outline-level="1"><text:bookmark-start text:name="__RefHeading__6924_1924864864"/><text:soft-page-break/><text:alphabetical-index-mark text:string-value="financial analysis" text:key1="funkce"/><text:alphabetical-index-mark text:string-value="financial analysis functions"/>Financial analysis functions<text:bookmark-end text:name="__RefHeading__6924_1924864864"/></text:h>
      <text:h text:style-name="Heading_20_2" text:outline-level="2"><text:bookmark-start text:name="__RefHeading__6926_1924864864"/><text:reference-mark-start text:name="Date format"/>A note about dates<text:bookmark-end text:name="__RefHeading__6926_1924864864"/><text:reference-mark-end text:name="Date format"/></text:h>
      <text:p text:style-name="Text_20_body">Date values used as <text:change text:change-id="ct602131792"/><text:change-start text:change-id="ct480828976"/><text:span text:style-name="T101">arguments</text:span><text:change-end text:change-id="ct480828976"/> for Calc’s financial functions must comply with ISO8601 and be entered surrounded by double quotes. For example, a date representing August 6, 2004, must be entered “2004-08-06”, single digits are padded with leading zeroes. If you do not enter the date values as required by the function, you will not get the correct results. Date formats are locale specific and will allow other formats to be used. Among others, the en_US locale allows “2004/08/06” and “08/06/2004” for example. Check the Help for the acceptable formatting.</text:p>
      <text:h text:style-name="Heading_20_2" text:outline-level="2"><text:bookmark-start text:name="__RefHeading__6928_1924864864"/>A note about <text:alphabetical-index-mark text:string-value="interest rates as function arguments"/>interest rates<text:bookmark-end text:name="__RefHeading__6928_1924864864"/></text:h>
      <text:p text:style-name="Text_20_body">You can enter interest rates in either of two ways:</text:p>
      <text:list xml:id="list104543764563391" text:continue-numbering="true" text:style-name="List_20_1">
        <text:list-item>
          <text:p text:style-name="List_20_1">As a decimal. To enter an interest rate as a decimal, divide it by 100 before entering it into a function. For example, to compute a loan with a 3.25% interest rate, enter .0325 into the function.</text:p>
        </text:list-item>
        <text:list-item>
          <text:p text:style-name="List_20_1">As a percentage. To enter an interest rate as a percentage, type in the interest rate followed by the % key. For example, to compute a loan with a 3.25% interest rate, enter 3.25% into the function.</text:p>
        </text:list-item>
      </text:list>
      <text:p text:style-name="OOoTextBody">If you enter it as 3.25, the function will treat it as a 325% interest rate.</text:p>
      <text:p text:style-name="Text_20_body">Accounting systems vary in the number of days in a month or a year used in calculations. The following table gives the integers used for the <text:change-start text:change-id="ct533904768"/><text:span text:style-name="Strong_20_Emphasis"><text:span text:style-name="T51">B</text:span></text:span><text:change-end text:change-id="ct533904768"/><text:change text:change-id="ct404034560"/><text:change-start text:change-id="ct308505456"/><text:span text:style-name="Strong_20_Emphasis">asis</text:span><text:change-end text:change-id="ct308505456"/> <text:change text:change-id="ct600028048"/><text:change-start text:change-id="ct320218976"/><text:span text:style-name="T101">argument</text:span><text:change-end text:change-id="ct320218976"/> used in some of the financial analysis functions.</text:p>
      <text:p text:style-name="P68">Table <text:sequence text:ref-name="refTable1" text:name="Table" text:formula="ooow:Table+1" style:num-format="1">2</text:sequence>: Basis calculation types</text:p>
      <table:table table:name="Basiscalculation" table:style-name="Basiscalculation">
        <table:table-column table:style-name="Basiscalculation.A"/>
        <table:table-column table:style-name="Basiscalculation.B"/>
        <table:table-header-rows>
          <table:table-row table:style-name="Basiscalculation.1">
            <table:table-cell table:style-name="Basiscalculation.A1" office:value-type="string">
              <text:p text:style-name="Table_20_Heading">Basis</text:p>
            </table:table-cell>
            <table:table-cell table:style-name="Basiscalculation.A1" office:value-type="string">
              <text:p text:style-name="Table_20_Heading">Calculation</text:p>
            </table:table-cell>
          </table:table-row>
        </table:table-header-rows>
        <table:table-row table:style-name="Basiscalculation.2">
          <table:table-cell table:style-name="Basiscalculation.A2" office:value-type="string">
            <text:p text:style-name="Table_20_Contents">0 or missing</text:p>
          </table:table-cell>
          <table:table-cell table:style-name="Basiscalculation.B6" office:value-type="string">
            <text:p text:style-name="Table_20_Contents">US method (NASD), 12 months of 30 days each.</text:p>
          </table:table-cell>
        </table:table-row>
        <table:table-row table:style-name="Basiscalculation.1">
          <table:table-cell table:style-name="Basiscalculation.A6" office:value-type="string">
            <text:p text:style-name="Table_20_Contents">1</text:p>
          </table:table-cell>
          <table:table-cell table:style-name="Basiscalculation.B6" office:value-type="string">
            <text:p text:style-name="Table_20_Contents">Exact number of days in months, exact number of days in year.</text:p>
          </table:table-cell>
        </table:table-row>
        <table:table-row table:style-name="Basiscalculation.2">
          <table:table-cell table:style-name="Basiscalculation.A6" office:value-type="string">
            <text:p text:style-name="Table_20_Contents">2</text:p>
          </table:table-cell>
          <table:table-cell table:style-name="Basiscalculation.B6" office:value-type="string">
            <text:p text:style-name="Table_20_Contents">Exact number of days in month, year has 360 days.</text:p>
          </table:table-cell>
        </table:table-row>
        <table:table-row table:style-name="Basiscalculation.1">
          <table:table-cell table:style-name="Basiscalculation.A6" office:value-type="string">
            <text:p text:style-name="Table_20_Contents">3</text:p>
          </table:table-cell>
          <table:table-cell table:style-name="Basiscalculation.B6" office:value-type="string">
            <text:p text:style-name="Table_20_Contents">Exact number of days in month, year has 365 days.</text:p>
          </table:table-cell>
        </table:table-row>
        <table:table-row table:style-name="Basiscalculation.2">
          <table:table-cell table:style-name="Basiscalculation.A6" office:value-type="string">
            <text:p text:style-name="Table_20_Contents">4</text:p>
          </table:table-cell>
          <table:table-cell table:style-name="Basiscalculation.B6" office:value-type="string">
            <text:p text:style-name="Table_20_Contents">European method, 12 months of 30 days each.</text:p>
          </table:table-cell>
        </table:table-row>
      </table:table>
      <text:p text:style-name="P68">Table <text:sequence text:ref-name="refTable2" text:name="Table" text:formula="ooow:Table+1" style:num-format="1">3</text:sequence>: Financial analysis functions</text:p>
      <table:table table:name="Financialanalysisfunctions" table:style-name="Financialanalysisfunctions">
        <table:table-column table:style-name="Financialanalysisfunctions.A"/>
        <table:table-column table:style-name="Financialanalysisfunctions.B"/>
        <table:table-header-rows>
          <table:table-row table:style-name="Financialanalysisfunctions.1">
            <table:table-cell table:style-name="Financialanalysisfunctions.A1" office:value-type="string">
              <text:p text:style-name="Table_20_Heading">Syntax</text:p>
            </table:table-cell>
            <table:table-cell table:style-name="Financialanalysisfunctions.A1" office:value-type="string">
              <text:p text:style-name="Table_20_Heading">Popis</text:p>
            </table:table-cell>
          </table:table-row>
        </table:table-header-rows>
        <table:table-row table:style-name="Financialanalysisfunctions.2">
          <table:table-cell table:style-name="Financialanalysisfunctions.A2" office:value-type="string">
            <text:p text:style-name="Table_20_Contents">ACCRINT(Issue, First interest, Settlement, Rate, Par, Frequency, Basis)</text:p>
          </table:table-cell>
          <table:table-cell table:style-name="Financialanalysisfunctions.B63" office:value-type="string">
            <text:p text:style-name="Table_20_Contents">Calculates the accrued interest of a security in the case of periodic payments. <text:span text:style-name="Strong_20_Emphasis">Issue</text:span> is the issue date of the security. <text:span text:style-name="Strong_20_Emphasis">First interest</text:span> is the first interest date of the security. <text:span text:style-name="Strong_20_Emphasis">Settlement</text:span> <text:change text:change-id="ct347995616"/><text:change-start text:change-id="ct164963696"/>is the date at which the interest accrued up until then is to be calculated<text:change-end text:change-id="ct164963696"/>. <text:span text:style-name="Strong_20_Emphasis">Rate</text:span> is the annual nominal rate of interest (coupon interest rate). <text:span text:style-name="Strong_20_Emphasis">Par</text:span> <text:change-start text:change-id="ct576878640"/><text:span text:style-name="T51">(optional) </text:span><text:change-end text:change-id="ct576878640"/>is the par value of the security. <text:span text:style-name="Strong_20_Emphasis">Frequency</text:span> is the number of interest payments per year (1, 2 or 4). <text:span text:style-name="Strong_20_Emphasis">Basis</text:span> <text:change-start text:change-id="ct400219520"/><text:span text:style-name="T51">(optional) </text:span><text:change-end text:change-id="ct400219520"/>indicates how the year is to be calculated.</text:p>
          </table:table-cell>
        </table:table-row>
        <text:soft-page-break/>
        <table:table-row table:style-name="Financialanalysisfunctions.1">
          <table:table-cell table:style-name="Financialanalysisfunctions.A2" office:value-type="string">
            <text:p text:style-name="Table_20_Contents">ACCRINTM(Issue, Settlement, Rate, Par, Basis)</text:p>
          </table:table-cell>
          <table:table-cell table:style-name="Financialanalysisfunctions.B63" office:value-type="string">
            <text:p text:style-name="Table_20_Contents">Calculates the accrued interest of a security in the case of one-off payment at the settlement date. <text:span text:style-name="Strong_20_Emphasis">Issue</text:span> is the issue date of the security. <text:span text:style-name="Strong_20_Emphasis">Settlement</text:span> is the maturity date. <text:span text:style-name="Strong_20_Emphasis">Rate</text:span> is the annual nominal rate of interest (coupon interest rate). <text:span text:style-name="Strong_20_Emphasis">Par</text:span> <text:change-start text:change-id="ct321236464"/><text:span text:style-name="T51">(optional) </text:span><text:change-end text:change-id="ct321236464"/>is the par value of the security. <text:span text:style-name="Strong_20_Emphasis">Basis</text:span><text:change-start text:change-id="ct758805168"/> <text:span text:style-name="T51">(optional)</text:span><text:change-end text:change-id="ct758805168"/> indicates how the year is to be calculated.</text:p>
          </table:table-cell>
        </table:table-row>
        <table:table-row table:style-name="Financialanalysisfunctions.2">
          <table:table-cell table:style-name="Financialanalysisfunctions.A2" office:value-type="string">
            <text:p text:style-name="Table_20_Contents">AMORDEGRC(Cost, Date purchased, First period, Salvage, Period, Rate, Basis)</text:p>
          </table:table-cell>
          <table:table-cell table:style-name="Financialanalysisfunctions.B63" office:value-type="string">
            <text:p text:style-name="Table_20_Contents">Calculates the amount of depreciation for a settlement period as degressive amortization. Unlike AMORLINC, a depreciation coefficient that is independent of the depreciable life is used here. <text:span text:style-name="Strong_20_Emphasis">Cost</text:span> is the acquisition cost. <text:span text:style-name="Strong_20_Emphasis">Date purchased</text:span> is the date of acquisition. <text:span text:style-name="Strong_20_Emphasis">First period</text:span> is the end date of the first settlement period. <text:span text:style-name="Strong_20_Emphasis">Salvage</text:span> is the salvage value of the capital asset at the end of the depreciable life. <text:span text:style-name="Strong_20_Emphasis">Period</text:span> is the settlement period to be considered. <text:span text:style-name="Strong_20_Emphasis">Rate</text:span> is the rate of depreciation. <text:span text:style-name="Strong_20_Emphasis">Basis</text:span> <text:change-start text:change-id="ct528184544"/><text:span text:style-name="T51">(optional) </text:span><text:change-end text:change-id="ct528184544"/>indicates how the year is to be calculated.</text:p>
          </table:table-cell>
        </table:table-row>
        <table:table-row table:style-name="Financialanalysisfunctions.1">
          <table:table-cell table:style-name="Financialanalysisfunctions.A2" office:value-type="string">
            <text:p text:style-name="Table_20_Contents">AMORLINC(Cost, Date purchased, First period, Salvage, Period, Rate, Basis)</text:p>
          </table:table-cell>
          <table:table-cell table:style-name="Financialanalysisfunctions.B63" office:value-type="string">
            <text:p text:style-name="Table_20_Contents">Calculates the amount of depreciation for a settlement period as linear amortization. If the capital asset is purchased during the settlement period, the proportional amount of depreciation is considered. <text:span text:style-name="Strong_20_Emphasis">Cost</text:span> is the acquisition cost. <text:span text:style-name="Strong_20_Emphasis">Date purchased</text:span> is the date of acquisition. <text:span text:style-name="Strong_20_Emphasis">First period</text:span> is the end date of the first settlement period. <text:span text:style-name="Strong_20_Emphasis">Salvage</text:span> is the salvage value of the capital asset at the end of the depreciable life. <text:span text:style-name="Strong_20_Emphasis">Period</text:span> is the settlement period to be considered. <text:span text:style-name="Strong_20_Emphasis">Rate</text:span> is the rate of depreciation. <text:span text:style-name="Strong_20_Emphasis">Basis</text:span> <text:change-start text:change-id="ct381702832"/><text:span text:style-name="T51">(optional) </text:span><text:change-end text:change-id="ct381702832"/>indicates how the year is to be calculated.</text:p>
          </table:table-cell>
        </table:table-row>
        <table:table-row table:style-name="Financialanalysisfunctions.2">
          <table:table-cell table:style-name="Financialanalysisfunctions.A2" office:value-type="string">
            <text:p text:style-name="Table_20_Contents">COUPDAYBS(Settlement, Maturity, Frequency, Basis)</text:p>
          </table:table-cell>
          <table:table-cell table:style-name="Financialanalysisfunctions.B63" office:value-type="string">
            <text:p text:style-name="Table_20_Contents">Returns the number of days from the first day of interest payment on a security until the settlement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558669904"/><text:span text:style-name="T51">(optional) </text:span><text:change-end text:change-id="ct558669904"/>indicates how the year is to be calculated.</text:p>
          </table:table-cell>
        </table:table-row>
        <table:table-row table:style-name="Financialanalysisfunctions.1">
          <table:table-cell table:style-name="Financialanalysisfunctions.A2" office:value-type="string">
            <text:p text:style-name="Table_20_Contents">COUPDAYS(Settlement, Maturity, Frequency, Basis)</text:p>
          </table:table-cell>
          <table:table-cell table:style-name="Financialanalysisfunctions.B63" office:value-type="string">
            <text:p text:style-name="Table_20_Contents">Returns the number of days in the current interest period in which the settlement date falls.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333406304"/><text:span text:style-name="T51">(optional) </text:span><text:change-end text:change-id="ct333406304"/>indicates how the year is to be calculated.</text:p>
          </table:table-cell>
        </table:table-row>
        <table:table-row table:style-name="Financialanalysisfunctions.2">
          <table:table-cell table:style-name="Financialanalysisfunctions.A2" office:value-type="string">
            <text:p text:style-name="Table_20_Contents">COUPDAYSNC(Settlement, Maturity, Frequency, Basis)</text:p>
          </table:table-cell>
          <table:table-cell table:style-name="Financialanalysisfunctions.B63" office:value-type="string">
            <text:p text:style-name="Table_20_Contents">Returns the number of days from the settlement date until the next interest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296845536"/><text:span text:style-name="T51">(optional) </text:span><text:change-end text:change-id="ct296845536"/>indicates how the year is to be calculated.</text:p>
          </table:table-cell>
        </table:table-row>
        <table:table-row table:style-name="Financialanalysisfunctions.1">
          <table:table-cell table:style-name="Financialanalysisfunctions.A2" office:value-type="string">
            <text:p text:style-name="Table_20_Contents">COUPNCD(Settlement, Maturity, Frequency, Basis)</text:p>
          </table:table-cell>
          <table:table-cell table:style-name="Financialanalysisfunctions.B63" office:value-type="string">
            <text:p text:style-name="Table_20_Contents">Returns the date of the first interest date after the settlement date, and formats the result as a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485023744"/><text:span text:style-name="T51">(optional) </text:span><text:change-end text:change-id="ct485023744"/>indicates how the year is to be calculated.</text:p>
          </table:table-cell>
        </table:table-row>
        <text:soft-page-break/>
        <table:table-row table:style-name="Financialanalysisfunctions.2">
          <table:table-cell table:style-name="Financialanalysisfunctions.A2" office:value-type="string">
            <text:p text:style-name="Table_20_Contents">COUPNUM(Settlement, Maturity, Frequency, Basis)</text:p>
          </table:table-cell>
          <table:table-cell table:style-name="Financialanalysisfunctions.B63" office:value-type="string">
            <text:p text:style-name="Table_20_Contents">Returns the number of coupons (interest payments) between the settlement date and the maturity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508932080"/><text:span text:style-name="T51">(optional) </text:span><text:change-end text:change-id="ct508932080"/>indicates how the year is to be calculated.</text:p>
          </table:table-cell>
        </table:table-row>
        <table:table-row table:style-name="Financialanalysisfunctions.1">
          <table:table-cell table:style-name="Financialanalysisfunctions.A2" office:value-type="string">
            <text:p text:style-name="Table_20_Contents">COUPPCD(Settlement, Maturity, Frequency, Basis)</text:p>
          </table:table-cell>
          <table:table-cell table:style-name="Financialanalysisfunctions.B63" office:value-type="string">
            <text:p text:style-name="Table_20_Contents">Returns the date of the interest date prior to the settlement date, and formats the result as a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674627584"/><text:span text:style-name="T51">(optional) </text:span><text:change-end text:change-id="ct674627584"/>indicates how the year is to be calculated.</text:p>
          </table:table-cell>
        </table:table-row>
        <table:table-row table:style-name="Financialanalysisfunctions.2">
          <table:table-cell table:style-name="Financialanalysisfunctions.A2" office:value-type="string">
            <text:p text:style-name="Table_20_Contents">CUMIPMT(Rate, NPER, pv, S, E, Type)</text:p>
          </table:table-cell>
          <table:table-cell table:style-name="Financialanalysisfunctions.B63" office:value-type="string">
            <text:p text:style-name="Table_20_Contents">Calculates the cumulative interest payments (the total interest) for an investment based on a constant interest rate. <text:span text:style-name="Strong_20_Emphasis">Rate</text:span> is the periodic interest rate. <text:span text:style-name="Strong_20_Emphasis">NPER</text:span> is the payment period with the total number of periods. <text:change-start text:change-id="ct117919920"/><text:span text:style-name="Strong_20_Emphasis">NPER</text:span><text:change-end text:change-id="ct117919920"/> can also be a non-integer value. The <text:span text:style-name="Strong_20_Emphasis">Rate</text:span> and <text:span text:style-name="Strong_20_Emphasis">NPER</text:span> must refer to the same unit, and thus both must be calculated annually or monthly. <text:span text:style-name="Strong_20_Emphasis">pv</text:span> is the current value in the sequence of payments. <text:span text:style-name="Strong_20_Emphasis">S</text:span> is the first period. <text:span text:style-name="Strong_20_Emphasis">E</text:span> is the last period. <text:span text:style-name="Strong_20_Emphasis">Type</text:span> is the due date of the payment at the beginning (1) or end (0) of each period.</text:p>
          </table:table-cell>
        </table:table-row>
        <table:table-row table:style-name="Financialanalysisfunctions.1">
          <table:table-cell table:style-name="Financialanalysisfunctions.A2" office:value-type="string">
            <text:p text:style-name="Table_20_Contents">CUMIPMT_ADD(Rate, Nper, Pv, Start period, End period, Type)</text:p>
          </table:table-cell>
          <table:table-cell table:style-name="Financialanalysisfunctions.B63" office:value-type="string">
            <text:p text:style-name="Table_20_Contents">Calculates the accumulated interest for a period. <text:span text:style-name="Strong_20_Emphasis">Rate</text:span> is the interest rate for each period. <text:span text:style-name="Strong_20_Emphasis">Nper</text:span> is the total number of payment periods. The <text:span text:style-name="Strong_20_Emphasis">Rate</text:span> and <text:span text:style-name="Strong_20_Emphasis">Nper</text:span> must refer to the same unit, and thus both must be calculated annually or monthly. <text:span text:style-name="Strong_20_Emphasis">Pv</text:span> is the current value. <text:span text:style-name="Strong_20_Emphasis">Start period</text:span> the first payment period for the calculation. <text:span text:style-name="Strong_20_Emphasis">End period</text:span> the last payment period for the calculation. <text:span text:style-name="Strong_20_Emphasis">Type</text:span> is the due date of the payment at the beginning (1) or end (0) of each period.</text:p>
          </table:table-cell>
        </table:table-row>
        <table:table-row table:style-name="Financialanalysisfunctions.2">
          <table:table-cell table:style-name="Financialanalysisfunctions.A2" office:value-type="string">
            <text:p text:style-name="Table_20_Contents">CUMPRINC(Rate, NPER, PV, S, E, Type)</text:p>
          </table:table-cell>
          <table:table-cell table:style-name="Financialanalysisfunctions.B63" office:value-type="string">
            <text:p text:style-name="Table_20_Contents">Returns the cumulative interest paid for an investment period with a constant interest rate. <text:span text:style-name="Strong_20_Emphasis">Rate</text:span> is the periodic interest rate. <text:span text:style-name="Strong_20_Emphasis">NPER</text:span> is the payment period with the total number of periods. <text:span text:style-name="Strong_20_Emphasis">NPER</text:span> can also be a non-integer value. The <text:span text:style-name="Strong_20_Emphasis">Rate</text:span> and <text:span text:style-name="Strong_20_Emphasis">NPER</text:span> must refer to the same unit, and thus both must be calculated annually or monthly. <text:span text:style-name="Strong_20_Emphasis">PV</text:span> is the current value in the sequence of payments. <text:span text:style-name="Strong_20_Emphasis">S</text:span> is the first period. <text:span text:style-name="Strong_20_Emphasis">E</text:span> is the last period. <text:span text:style-name="Strong_20_Emphasis">Type</text:span> is the due date of the payment at the beginning (1) or end (0) of each period.</text:p>
          </table:table-cell>
        </table:table-row>
        <table:table-row table:style-name="Financialanalysisfunctions.1">
          <table:table-cell table:style-name="Financialanalysisfunctions.A2" office:value-type="string">
            <text:p text:style-name="Table_20_Contents">CUMPRINC_ADD(Rate, Nper, Pv, Start period, End period, Type)</text:p>
          </table:table-cell>
          <table:table-cell table:style-name="Financialanalysisfunctions.B63" office:value-type="string">
            <text:p text:style-name="Table_20_Contents">Calculates the cumulative redemption of a loan in a period. <text:span text:style-name="Strong_20_Emphasis">Rate</text:span> is the interest rate for each period. <text:span text:style-name="Strong_20_Emphasis">Nper</text:span> is the total number of payment periods. The <text:span text:style-name="Strong_20_Emphasis">Rate</text:span> and <text:span text:style-name="Strong_20_Emphasis">Nper</text:span> must refer to the same unit, and thus both must be calculated annually or monthly. <text:span text:style-name="Strong_20_Emphasis">Pv</text:span> is the current value. <text:span text:style-name="Strong_20_Emphasis">Start period</text:span> is the first payment period for the calculation. <text:span text:style-name="Strong_20_Emphasis">End period</text:span> is the last payment period for the calculation. <text:span text:style-name="Strong_20_Emphasis">Type</text:span> is the due date of the payment at the beginning (1) or end (0) of each period.</text:p>
          </table:table-cell>
        </table:table-row>
        <text:soft-page-break/>
        <table:table-row table:style-name="Financialanalysisfunctions.2">
          <table:table-cell table:style-name="Financialanalysisfunctions.A2" office:value-type="string">
            <text:p text:style-name="Table_20_Contents">DB(Cost, Salvage, Life, Period, month)</text:p>
          </table:table-cell>
          <table:table-cell table:style-name="Financialanalysisfunctions.B63" office:value-type="string">
            <text:p text:style-name="Table_20_Contents">Returns the depreciation of an asset for a specified period using the fixed-declining balance method. <text:span text:style-name="Strong_20_Emphasis">Cost</text:span> is the initial cost of an asset. <text:span text:style-name="Strong_20_Emphasis">Salvage</text:span> is the value of an asset at the end of the depreciation. <text:span text:style-name="Strong_20_Emphasis">Life</text:span> defines the period over which an asset is depreciated. <text:span text:style-name="Strong_20_Emphasis">Period</text:span> is the length of each period. The life must be entered in the same date unit as the depreciation period. <text:span text:style-name="Strong_20_Emphasis">month</text:span> (optional) denotes the number of months for the first year of depreciation<text:change-start text:change-id="ct591036112"/> <text:span text:style-name="T51">(defaults to 12)</text:span><text:change-end text:change-id="ct591036112"/>.</text:p>
          </table:table-cell>
        </table:table-row>
        <table:table-row table:style-name="Financialanalysisfunctions.1">
          <table:table-cell table:style-name="Financialanalysisfunctions.A2" office:value-type="string">
            <text:p text:style-name="Table_20_Contents">DDB(Cost, Salvage, Life, Period, Factor)</text:p>
          </table:table-cell>
          <table:table-cell table:style-name="Financialanalysisfunctions.B63" office:value-type="string">
            <text:p text:style-name="Table_20_Contents">Returns the depreciation of an asset for a specified period using the arithmetic-declining method. Note that the book value will never reach zero under this calculation type. <text:span text:style-name="Strong_20_Emphasis">Cost</text:span> fixes the initial cost of an asset. <text:span text:style-name="Strong_20_Emphasis">Salvage</text:span> fixes the value of an asset at the end of its life. <text:span text:style-name="Strong_20_Emphasis">Life</text:span> is the number of periods defining how long the asset is to be used. <text:span text:style-name="Strong_20_Emphasis">Period</text:span> defines the length of the period. The period must be entered in the same time unit as the life. <text:span text:style-name="Strong_20_Emphasis">Factor</text:span> (optional) is the factor by which depreciation decreases. If no value is entered, a value of 2 is assumed, making this double declining.</text:p>
          </table:table-cell>
        </table:table-row>
        <table:table-row table:style-name="Financialanalysisfunctions.2">
          <table:table-cell table:style-name="Financialanalysisfunctions.A2" office:value-type="string">
            <text:p text:style-name="Table_20_Contents">DISC(Settlement, Maturity, Price, Redemption, Basis)</text:p>
          </table:table-cell>
          <table:table-cell table:style-name="Financialanalysisfunctions.B63" office:value-type="string">
            <text:p text:style-name="Table_20_Contents">Calculates the allowance (discount) of a security as a percentage. <text:span text:style-name="Strong_20_Emphasis">Settlement</text:span> is the date of purchase of the security. <text:span text:style-name="Strong_20_Emphasis">Maturity</text:span> is the date on which the security matures (expires). <text:span text:style-name="Strong_20_Emphasis">Price</text:span> is the price of the security per 100 currency units of par value. <text:span text:style-name="Strong_20_Emphasis">Redemption</text:span> is the redemption value of the security per 100 currency units of par value. <text:span text:style-name="Strong_20_Emphasis">Basis</text:span> <text:change-start text:change-id="ct762506096"/><text:span text:style-name="T51">(optional) </text:span><text:change-end text:change-id="ct762506096"/>indicates how the year is to be calculated.</text:p>
          </table:table-cell>
        </table:table-row>
        <table:table-row table:style-name="Financialanalysisfunctions.1">
          <table:table-cell table:style-name="Financialanalysisfunctions.A2" office:value-type="string">
            <text:p text:style-name="Table_20_Contents">DOLLARDE(Fractional dollar, Fraction)</text:p>
          </table:table-cell>
          <table:table-cell table:style-name="Financialanalysisfunctions.B63" office:value-type="string">
            <text:p text:style-name="Table_20_Contents">Converts a quotation that has been given as a decimal fraction into a decimal number. <text:span text:style-name="Strong_20_Emphasis">Fractional dollar</text:span> is a number given as a decimal fraction. (In this number, the decimal value is the numerator of the fraction.) <text:span text:style-name="Strong_20_Emphasis">Fraction</text:span> is a whole number that is used as the denominator of the decimal fraction.</text:p>
          </table:table-cell>
        </table:table-row>
        <table:table-row table:style-name="Financialanalysisfunctions.2">
          <table:table-cell table:style-name="Financialanalysisfunctions.A2" office:value-type="string">
            <text:p text:style-name="Table_20_Contents">DOLLARFR(Decimal dollar, Fraction)</text:p>
          </table:table-cell>
          <table:table-cell table:style-name="Financialanalysisfunctions.B63" office:value-type="string">
            <text:p text:style-name="Table_20_Contents">Converts a quotation that has been given as a decimal number into a mixed decimal fraction. The decimal of the result is the numerator of the fraction that would have <text:span text:style-name="Strong_20_Emphasis">Fraction</text:span> as the denominator. <text:span text:style-name="Strong_20_Emphasis">Decimal dollar</text:span> is a decimal number. <text:span text:style-name="Strong_20_Emphasis">Fraction</text:span> is a whole number that is used as the denominator of the decimal fraction.</text:p>
          </table:table-cell>
        </table:table-row>
        <table:table-row table:style-name="Financialanalysisfunctions.1">
          <table:table-cell table:style-name="Financialanalysisfunctions.A2" office:value-type="string">
            <text:p text:style-name="Table_20_Contents">DURATION(<text:change text:change-id="ct562860192"/><text:change-start text:change-id="ct542485456"/>Settlement, Maturity, Coupon, Yield, Frequency, Basis<text:change-end text:change-id="ct542485456"/>)</text:p>
          </table:table-cell>
          <table:table-cell table:style-name="Financialanalysisfunctions.B21" office:value-type="string">
            <text:p text:style-name="P43"><text:change-start text:change-id="ct522517968"/>Calculates the duration of a fixed interest security in years.</text:p>
            <text:p text:style-name="P43"><text:span text:style-name="Strong_20_Emphasis">Settlement</text:span> is the date of purchase of the security. <text:span text:style-name="Strong_20_Emphasis">Maturity</text:span> is the date on which the security matures (expires). <text:span text:style-name="Strong_20_Emphasis">Coupon</text:span> is the annual coupon interest rate (nominal rate of interest). <text:span text:style-name="Strong_20_Emphasis">Yield</text:span> is the annual yield of the security. <text:span text:style-name="Strong_20_Emphasis">Frequency</text:span> is the number of interest payments per year (1, 2 or 4). <text:span text:style-name="Strong_20_Emphasis">Basis</text:span> (optional) indicates how the year is to be calculated.<text:change-end text:change-id="ct522517968"/><text:change text:change-id="ct271065088"/></text:p>
          </table:table-cell>
        </table:table-row>
        <table:table-row table:style-name="Financialanalysisfunctions.1">
          <table:table-cell table:style-name="Financialanalysisfunctions.A2" office:value-type="string">
            <text:p text:style-name="P5"><text:change-start text:change-id="ct142914240"/>EFFECT(NOM, P)<text:change-end text:change-id="ct142914240"/></text:p>
          </table:table-cell>
          <table:table-cell table:style-name="Financialanalysisfunctions.B23" office:value-type="string">
            <text:p text:style-name="Table_20_Contents"><text:change-start text:change-id="ct121414784"/>Calculates the effective annual rate of interest on the basis of the nominal interest rate and the number of interest payments per annum. Nominal interest rate refers to the amount of interest due at the end of a calculation period. <text:span text:style-name="Strong_20_Emphasis">NOM</text:span> is the nominal interest rate. <text:span text:style-name="Strong_20_Emphasis">P</text:span> is the number of interest payment periods per year.<text:change-end text:change-id="ct121414784"/></text:p>
          </table:table-cell>
        </table:table-row>
        <text:soft-page-break/>
        <table:table-row table:style-name="Financialanalysisfunctions.1">
          <table:table-cell table:style-name="Financialanalysisfunctions.A2" office:value-type="string">
            <text:p text:style-name="Table_20_Contents">EFFECT_ADD(Nominal rate, Npery)</text:p>
          </table:table-cell>
          <table:table-cell table:style-name="Financialanalysisfunctions.B23" office:value-type="string">
            <text:p text:style-name="Table_20_Contents"><text:change text:change-id="ct726948384"/><text:change-start text:change-id="ct548349408"/>Calculates the effective annual rate of interest on the basis of the nominal interest rate and the number of interest payments per annum. Nominal interest rate refers to the amount of interest due at the end of a calculation period. <text:span text:style-name="Strong_20_Emphasis">Nominal rate</text:span> is the nominal interest rate. <text:span text:style-name="Strong_20_Emphasis">Npery</text:span> is the number of interest payments per year.</text:p>
            <text:p text:style-name="Table_20_Contents">This function returns the same result as the corresponding Microsoft Excel 2003 function without the suffix. Use the Calc function without a suffix to get results based on international standards.<text:change-end text:change-id="ct548349408"/></text:p>
          </table:table-cell>
        </table:table-row>
        <table:table-row table:style-name="Financialanalysisfunctions.1">
          <table:table-cell table:style-name="Financialanalysisfunctions.A2" office:value-type="string">
            <text:p text:style-name="Table_20_Contents">FV(Rate, NPER, PMT, PV, Type)</text:p>
          </table:table-cell>
          <table:table-cell table:style-name="Financialanalysisfunctions.B63" office:value-type="string">
            <text:p text:style-name="Table_20_Contents">Returns the future value of an investment based on periodic, constant payments and a constant interest rate. <text:span text:style-name="Strong_20_Emphasis">Rate</text:span> is the periodic interest rate. <text:span text:style-name="Strong_20_Emphasis">NPER</text:span> is the total number of periods. <text:span text:style-name="Strong_20_Emphasis">PMT</text:span> is the annuity paid regularly per period. <text:span text:style-name="Strong_20_Emphasis">PV</text:span> (optional) is the present cash value of an investment. <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FVSCHEDULE(Principal, Schedule)</text:p>
          </table:table-cell>
          <table:table-cell table:style-name="Financialanalysisfunctions.B63" office:value-type="string">
            <text:p text:style-name="Table_20_Contents">Calculates the accumulated value of the starting capital for a series of periodically varying interest rates. <text:span text:style-name="Strong_20_Emphasis">Principal</text:span> is the starting capital. <text:span text:style-name="Strong_20_Emphasis">Schedule</text:span> is a series of interest rates. <text:span text:style-name="Strong_20_Emphasis">Schedule</text:span> has to be entered with cell references, or with a list.</text:p>
          </table:table-cell>
        </table:table-row>
        <table:table-row table:style-name="Financialanalysisfunctions.1">
          <table:table-cell table:style-name="Financialanalysisfunctions.A2" office:value-type="string">
            <text:p text:style-name="Table_20_Contents">INTRATE(Settlement, Maturity, Investment, Redemption, Basis)</text:p>
          </table:table-cell>
          <table:table-cell table:style-name="Financialanalysisfunctions.B63" office:value-type="string">
            <text:p text:style-name="Table_20_Contents">Calculates the annual interest rate that results when a security (or other item) is purchased at an investment value and sold at a redemption value with no interest being paid. <text:span text:style-name="Strong_20_Emphasis">Settlement</text:span> is the date of purchase of the security. <text:span text:style-name="Strong_20_Emphasis">Maturity</text:span> is the date on which the security is sold. <text:span text:style-name="Strong_20_Emphasis">Investment</text:span> is the purchase price. <text:span text:style-name="Strong_20_Emphasis">Redemption</text:span> is the selling price. <text:span text:style-name="Strong_20_Emphasis">Basis</text:span> <text:change-start text:change-id="ct726978480"/><text:span text:style-name="T51">(optional) </text:span><text:change-end text:change-id="ct726978480"/>indicates how the year is to be calculated.</text:p>
          </table:table-cell>
        </table:table-row>
        <table:table-row table:style-name="Financialanalysisfunctions.2">
          <table:table-cell table:style-name="Financialanalysisfunctions.A2" office:value-type="string">
            <text:p text:style-name="Table_20_Contents">IPMT(Rate, Period, NPER, pv, FV, Type)</text:p>
          </table:table-cell>
          <table:table-cell table:style-name="Financialanalysisfunctions.B63" office:value-type="string">
            <text:p text:style-name="Table_20_Contents">Calculates the periodic amortization for an investment with regular payments and a constant interest rate. <text:span text:style-name="Strong_20_Emphasis">Rate</text:span> is the periodic interest rate. <text:span text:style-name="Strong_20_Emphasis">Period</text:span> is the period for which the compound interest is calculated. <text:span text:style-name="Strong_20_Emphasis">NPER</text:span> is the total number of periods during which annuity is paid. <text:span text:style-name="Strong_20_Emphasis">Period=NPER</text:span>, if compound interest for the last period is calculated. <text:span text:style-name="Strong_20_Emphasis">pv</text:span> is the present cash value in <text:change-start text:change-id="ct187938096"/><text:span text:style-name="T101">a </text:span><text:change-end text:change-id="ct187938096"/>sequence of payments. <text:span text:style-name="Strong_20_Emphasis">FV</text:span> (optional) is the desired value (future value) at the end of the periods. <text:span text:style-name="Strong_20_Emphasis">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Table_20_Contents">IRR(Values, Guess)</text:p>
          </table:table-cell>
          <table:table-cell table:style-name="Financialanalysisfunctions.B63" office:value-type="string">
            <text:p text:style-name="Table_20_Contents">Calculates the internal rate of return for an investment. The values represent cash flow values at regular intervals; at least one value must be negative (payments), and at least one value must be positive (income). <text:span text:style-name="Strong_20_Emphasis">Values</text:span> is an array or cell range containing the values. <text:span text:style-name="Strong_20_Emphasis">Guess</text:span> (optional) is the estimated value. If you can provide only a few values, you should provide an initial guess to enable the iteration.</text:p>
          </table:table-cell>
        </table:table-row>
        <table:table-row table:style-name="Financialanalysisfunctions.2">
          <table:table-cell table:style-name="Financialanalysisfunctions.A2" office:value-type="string">
            <text:p text:style-name="Table_20_Contents">ISPMT(rate, Period, total_periods, invest)</text:p>
          </table:table-cell>
          <table:table-cell table:style-name="Financialanalysisfunctions.B63" office:value-type="string">
            <text:p text:style-name="Table_20_Contents">Calculates the level of interest for unchanged amortization installments. <text:span text:style-name="Strong_20_Emphasis">rate</text:span> sets the periodic interest rate. <text:span text:style-name="Strong_20_Emphasis">Period</text:span> is the number of installments for calculation of interest. <text:span text:style-name="Strong_20_Emphasis">total_periods</text:span> is the total number of installment periods. <text:span text:style-name="Strong_20_Emphasis">invest</text:span> is the amount of the investment.</text:p>
          </table:table-cell>
        </table:table-row>
        <text:soft-page-break/>
        <table:table-row table:style-name="Financialanalysisfunctions.1">
          <table:table-cell table:style-name="Financialanalysisfunctions.A2" office:value-type="string">
            <text:p text:style-name="Table_20_Contents">MDURATION(Settlement, Maturity, Coupon, Yield, Frequency, Basis)</text:p>
          </table:table-cell>
          <table:table-cell table:style-name="Financialanalysisfunctions.B63" office:value-type="string">
            <text:p text:style-name="Table_20_Contents">Calculates the modified Macauley duration for a security with an assumed par value of 100 currency units. <text:span text:style-name="Strong_20_Emphasis">Settlement</text:span> is the date of purchase of the security. <text:span text:style-name="Strong_20_Emphasis">Maturity</text:span> is the date on which the security matures (expires). <text:span text:style-name="Strong_20_Emphasis">Coupon</text:span> is the annual nominal rate of interest (coupon interest rate)<text:change-start text:change-id="ct495903856"/>.<text:change-end text:change-id="ct495903856"/> <text:span text:style-name="Strong_20_Emphasis">Yield</text:span> is the annual yield of the security. <text:span text:style-name="Strong_20_Emphasis">Frequency</text:span> is the number of interest payments per year (1, 2 or 4). <text:span text:style-name="Strong_20_Emphasis">Basis</text:span> <text:change-start text:change-id="ct562707408"/><text:span text:style-name="T51">(optional) </text:span><text:change-end text:change-id="ct562707408"/>indicates how the year is to be calculated.</text:p>
          </table:table-cell>
        </table:table-row>
        <table:table-row table:style-name="Financialanalysisfunctions.2">
          <table:table-cell table:style-name="Financialanalysisfunctions.A2" office:value-type="string">
            <text:p text:style-name="Table_20_Contents">MIRR(Values, investment, reinvest_rate)</text:p>
          </table:table-cell>
          <table:table-cell table:style-name="Financialanalysisfunctions.B63" office:value-type="string">
            <text:p text:style-name="Table_20_Contents">Calculates the modified internal rate of return of a series of investments. <text:span text:style-name="Strong_20_Emphasis">Values</text:span> corresponds to the array or the cell reference for cells whose content corresponds to the payments. <text:span text:style-name="Strong_20_Emphasis">investment</text:span> is the rate of interest of the investments (the negative values of the array)<text:change-start text:change-id="ct120947120"/>.<text:change-end text:change-id="ct120947120"/> <text:span text:style-name="Strong_20_Emphasis">reinvest_rate</text:span> is the rate of interest of the reinvestment (the positive values of the array).</text:p>
          </table:table-cell>
        </table:table-row>
        <table:table-row table:style-name="Financialanalysisfunctions.1">
          <table:table-cell table:style-name="Financialanalysisfunctions.A2" office:value-type="string">
            <text:p text:style-name="Table_20_Contents">NOMINAL(effect_rate, npery)</text:p>
          </table:table-cell>
          <table:table-cell table:style-name="Financialanalysisfunctions.B63" office:value-type="string">
            <text:p text:style-name="Table_20_Contents">Calculates the yearly nominal interest rate, given the effective rate and the number of compounding periods per year. <text:span text:style-name="Strong_20_Emphasis">effect_rate</text:span> is the effective interest rate. <text:span text:style-name="Strong_20_Emphasis">npery</text:span> is the number of periodic interest payments per year. Returns a percentage.</text:p>
          </table:table-cell>
        </table:table-row>
        <table:table-row table:style-name="Financialanalysisfunctions.2">
          <table:table-cell table:style-name="Financialanalysisfunctions.A2" office:value-type="string">
            <text:p text:style-name="Table_20_Contents">NOMINAL_ADD(Effective_rate, Npery)</text:p>
          </table:table-cell>
          <table:table-cell table:style-name="Financialanalysisfunctions.B63" office:value-type="string">
            <text:p text:style-name="Table_20_Contents">Calculates the yearly nominal rate of interest, given the effective rate and the number of compounding periods per year. <text:span text:style-name="Strong_20_Emphasis">Effective_rate</text:span> is the effective annual rate of interest. <text:span text:style-name="Strong_20_Emphasis">Npery</text:span> is the number of interest payments per year. Returns a number.</text:p>
          </table:table-cell>
        </table:table-row>
        <table:table-row table:style-name="Financialanalysisfunctions.1">
          <table:table-cell table:style-name="Financialanalysisfunctions.A2" office:value-type="string">
            <text:p text:style-name="Table_20_Contents">NPER(Rate, PMT, PV, FV, Type)</text:p>
          </table:table-cell>
          <table:table-cell table:style-name="Financialanalysisfunctions.B63" office:value-type="string">
            <text:p text:style-name="Table_20_Contents">Returns the number of periods for an investment based on periodic, constant payments and a constant interest rate. <text:span text:style-name="Strong_20_Emphasis">Rate</text:span> is the periodic interest rate. <text:span text:style-name="Strong_20_Emphasis">PMT</text:span> is the constant annuity paid in each period. <text:span text:style-name="Strong_20_Emphasis">PV</text:span> is the present value (cash value) in a sequence of payments. <text:span text:style-name="Strong_20_Emphasis">FV</text:span> (optional<text:change-start text:change-id="ct537401040"/>, <text:span text:style-name="T87">default 0</text:span><text:change-end text:change-id="ct537401040"/>) is the future value, which is reached at the end of the last period. <text:change text:change-id="ct568320576"/><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NPV(Rate, value 1, value 2, <text:span text:style-name="T4">…</text:span>, value 30)</text:p>
          </table:table-cell>
          <table:table-cell table:style-name="Financialanalysisfunctions.B63" office:value-type="string">
            <text:p text:style-name="Table_20_Contents">Returns the net present value of an investment based on a series of periodic cash flows and a discount rate. <text:span text:style-name="Strong_20_Emphasis">Rate</text:span> is the discount rate for a period. <text:span text:style-name="Strong_20_Emphasis">value 1</text:span>, <text:span text:style-name="Strong_20_Emphasis">value 2</text:span>, ..., <text:span text:style-name="Strong_20_Emphasis">value 30</text:span> are values representing deposits or withdrawals.</text:p>
          </table:table-cell>
        </table:table-row>
        <table:table-row table:style-name="Financialanalysisfunctions.1">
          <table:table-cell table:style-name="Financialanalysisfunctions.A2" office:value-type="string">
            <text:p text:style-name="Table_20_Contents">ODDFPRICE(Settlement, Maturity, Issue, First coupon, Rate, Yield, Redemption, Frequency, Basis)</text:p>
          </table:table-cell>
          <table:table-cell table:style-name="Financialanalysisfunctions.B63" office:value-type="string">
            <text:p text:style-name="Table_20_Contents">Calculates the price per 100 currency units par value of a security, having an odd (short or long) first period.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First coupon</text:span> is the first interest date of the security. <text:span text:style-name="Strong_20_Emphasis">Rate</text:span> is the annual rate of interest.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693216384"/><text:span text:style-name="T51">(optional) </text:span><text:change-end text:change-id="ct693216384"/>indicates how the year is to be calculated.</text:p>
          </table:table-cell>
        </table:table-row>
        <text:soft-page-break/>
        <table:table-row table:style-name="Financialanalysisfunctions.2">
          <table:table-cell table:style-name="Financialanalysisfunctions.A2" office:value-type="string">
            <text:p text:style-name="Table_20_Contents">ODDFYIELD(Settlement, Maturity, Issue, First coupon, Rate, Price, Redemption, Frequency, Basis)</text:p>
          </table:table-cell>
          <table:table-cell table:style-name="Financialanalysisfunctions.B63" office:value-type="string">
            <text:p text:style-name="Table_20_Contents">Calculates the yield of a security that has an odd (short or long) first period.</text:p>
            <text:p text:style-name="Table_20_Contents"><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First coupon</text:span> is the first interest date of the security. <text:span text:style-name="Strong_20_Emphasis">Rate</text:span> is the annual rate of interest. <text:span text:style-name="Strong_20_Emphasis">Price</text:span> is the price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 text:change-id="ct581259920"/><text:change-start text:change-id="ct761490688"/><text:span text:style-name="T51">(optional)</text:span><text:change-end text:change-id="ct761490688"/> indicates how the year is to be calculated.</text:p>
          </table:table-cell>
        </table:table-row>
        <table:table-row table:style-name="Financialanalysisfunctions.1">
          <table:table-cell table:style-name="Financialanalysisfunctions.A2" office:value-type="string">
            <text:p text:style-name="Table_20_Contents">ODDLPRICE(Settlement, Maturity, Last interest, Rate, Yield, Redemption, Frequency, Basis)</text:p>
          </table:table-cell>
          <table:table-cell table:style-name="Financialanalysisfunctions.B63" office:value-type="string">
            <text:p text:style-name="Table_20_Contents">Calculates the price per 100 currency units par value of a security, that has an odd (short or long) last period. <text:span text:style-name="Strong_20_Emphasis">Settlement</text:span> is the date of purchase of the security. <text:span text:style-name="Strong_20_Emphasis">Maturity</text:span> is the date on which the security matures (expires). <text:span text:style-name="Strong_20_Emphasis">Last</text:span> <text:span text:style-name="Strong_20_Emphasis">interest</text:span> is the last interest date of the security. <text:span text:style-name="Strong_20_Emphasis">Rate</text:span> is the annual rate of interest.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206079280"/><text:span text:style-name="T51">(optional) </text:span><text:change-end text:change-id="ct206079280"/>indicates how the year is to be calculated.</text:p>
          </table:table-cell>
        </table:table-row>
        <table:table-row table:style-name="Financialanalysisfunctions.2">
          <table:table-cell table:style-name="Financialanalysisfunctions.A2" office:value-type="string">
            <text:p text:style-name="Table_20_Contents">ODDLYIELD(Settlement, Maturity, Last interest, Rate, Price, Redemption, Frequency, Basis)</text:p>
          </table:table-cell>
          <table:table-cell table:style-name="Financialanalysisfunctions.B63" office:value-type="string">
            <text:p text:style-name="Table_20_Contents">Calculates the yield of a security that has an odd (short or long) last period. <text:span text:style-name="Strong_20_Emphasis">Settlement</text:span> is the date of purchase of the security. <text:span text:style-name="Strong_20_Emphasis">Maturity</text:span> is the date on which the security matures (expires). <text:span text:style-name="Strong_20_Emphasis">Last interest</text:span> is the last interest date of the security. <text:span text:style-name="Strong_20_Emphasis">Rate</text:span> is the annual rate of interest. <text:span text:style-name="Strong_20_Emphasis">Price</text:span> is the price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498758512"/><text:span text:style-name="T51">(optional) </text:span><text:change-end text:change-id="ct498758512"/>indicates how the year is to be calculated.</text:p>
          </table:table-cell>
        </table:table-row>
        <text:soft-page-break/>
        <table:table-row table:style-name="Financialanalysisfunctions.1">
          <table:table-cell table:style-name="Financialanalysisfunctions.A2" office:value-type="string">
            <text:p text:style-name="Table_20_Contents"><text:change-start text:change-id="ct456674240"/>OPT_BARRIER(Spot, Volatility, Rate, Foreign Rate, Maturity, Strike, Lower Barrier, Upper Barrier, Rebate, Put or Call, In or Out, Barrier Monitoring, Greek)<text:change-end text:change-id="ct456674240"/><text:change text:change-id="ct128897152"/></text:p>
          </table:table-cell>
          <table:table-cell table:style-name="Financialanalysisfunctions.B63" office:value-type="string">
            <text:p text:style-name="P44"><text:change text:change-id="ct713817312"/><text:change text:change-id="ct757079088"/><text:change text:change-id="ct464983504"/><text:change text:change-id="ct526389296"/><text:change text:change-id="ct751531456"/><text:change text:change-id="ct131344256"/><text:change text:change-id="ct466140512"/><text:change text:change-id="ct489128096"/><text:change text:change-id="ct325265744"/><text:change text:change-id="ct706291424"/><text:change text:change-id="ct668243680"/><text:change text:change-id="ct353441952"/><text:change text:change-id="ct186309472"/><text:change-start text:change-id="ct357568928"/>Returns the pricing for a barrier option, calculated using the Black-Scholes option pricing model.</text:p>
            <text:p text:style-name="P44"><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Rate</text:span> is the continuously compounded interest rate. This is a percentage expressed as a decimal. <text:span text:style-name="Strong_20_Emphasis">Foreign Rate</text:span> is the continuously compounded foreign interest rate. This is a percentage expressed as a decimal. <text:span text:style-name="Strong_20_Emphasis">Maturity</text:span> is the time to maturity of the option, in years, and should be non-negative. <text:span text:style-name="Strong_20_Emphasis">Strike</text:span> is the strike price of the option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 <text:span text:style-name="Strong_20_Emphasis">Rebate</text:span> is the amount of money to be paid at maturity if the barrier is hit. <text:span text:style-name="Strong_20_Emphasis">Put or Call</text:span> is a string that defines whether the option is a put (“p”) or a call (“c”). <text:span text:style-name="Strong_20_Emphasis">In or Out</text:span> is a string that defines whether the option is knock-in (“i”) or knock-out (“o”). <text:span text:style-name="Strong_20_Emphasis">Barrier Monitoring</text:span> is a string that defines whether the barrier is monitored continuously (“c”) or only at the end / maturity (“e”). <text:span text:style-name="Strong_20_Emphasis">Greek</text:span> (optional) is a string argument. If omitted or set to “value”, “v”, “price”, or “p”, then the function simply returns the option price. If another valid string is entered <text:span text:style-name="T83">(see Help files)</text:span>, the function returns price sensitivities (Greeks) to one of the input <text:span text:style-name="T101">arguments</text:span>. <text:change-end text:change-id="ct357568928"/></text:p>
          </table:table-cell>
        </table:table-row>
        <table:table-row table:style-name="Financialanalysisfunctions.1">
          <table:table-cell table:style-name="Financialanalysisfunctions.A2" office:value-type="string">
            <text:p text:style-name="Table_20_Contents"><text:change-start text:change-id="ct746258144"/>OPT_PROB_HIT(Spot, Volatility, Drift, Maturity, Lower Barrier, Upper Barrier)<text:change-end text:change-id="ct746258144"/><text:change text:change-id="ct570603872"/></text:p>
          </table:table-cell>
          <table:table-cell table:style-name="Financialanalysisfunctions.B63" office:value-type="string">
            <text:p text:style-name="P45"><text:change-start text:change-id="ct614966768"/>Returns the probability that an asset hits a <text:span text:style-name="T84">predetermined </text:span>barrier <text:span text:style-name="T84">price, </text:span>assuming <text:span text:style-name="T85">that the stock price can be modeled as a process S that </text:span>follows <text:span text:style-name="T85">the stochastic differential equation, as follows.</text:span><text:change-end text:change-id="ct614966768"/><text:change text:change-id="ct601980528"/><text:change-start text:change-id="ct505030176"/></text:p>
            <text:p text:style-name="P17"><text:change-end text:change-id="ct505030176"/><draw:frame draw:style-name="fr2" draw:name="Object1" text:anchor-type="as-char" svg:width="1.3016in" svg:height="0.3929in" draw:z-index="1"><draw:object xlink:href="./Object 1" xlink:type="simple" xlink:show="embed" xlink:actuate="onLoad"/><draw:image xlink:href="./ObjectReplacements/Object 1" xlink:type="simple" xlink:show="embed" xlink:actuate="onLoad"/><svg:desc>vzorec</svg:desc></draw:frame><text:change-start text:change-id="ct273208704"/></text:p>
            <text:p text:style-name="P46"><text:change-end text:change-id="ct273208704"/><text:change-start text:change-id="ct271944288"/>See the Help files for an explanation of the parameters appearing in this equation.<text:change-end text:change-id="ct271944288"/><text:change-start text:change-id="ct513171808"/></text:p>
            <text:p text:style-name="P45"><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Drift</text:span> is the annual stock price percentage drift rate, expressed as a decimal. <text:span text:style-name="Strong_20_Emphasis">Maturity</text:span> is the time to maturity of the option, in years,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text:change-end text:change-id="ct513171808"/><text:change text:change-id="ct690775184"/><text:change text:change-id="ct131923776"/></text:p>
          </table:table-cell>
        </table:table-row>
        <text:soft-page-break/>
        <table:table-row table:style-name="Financialanalysisfunctions.1">
          <table:table-cell table:style-name="Financialanalysisfunctions.A2" office:value-type="string">
            <text:p text:style-name="Table_20_Contents"><text:change-start text:change-id="ct322373616"/>OPT_PROB_INMONEY(Spot, Volatility, Drift, Maturity, Lower Barrier, Upper Barrier, Strike, Put or Call)<text:change-end text:change-id="ct322373616"/><text:change text:change-id="ct567408256"/></text:p>
          </table:table-cell>
          <table:table-cell table:style-name="Financialanalysisfunctions.B63" office:value-type="string">
            <text:p text:style-name="P45"><text:change text:change-id="ct539396000"/><text:change text:change-id="ct557598496"/><text:change text:change-id="ct713394944"/><text:change-start text:change-id="ct455560944"/>Returns the probability that an asset will end up between two barrier levels at maturity, assuming that the stock price can be modeled as a process S that follows the stochastic differential equation, as follows.</text:p>
            <text:p text:style-name="P17"><draw:frame draw:style-name="fr2" draw:name="Object2" text:anchor-type="as-char" svg:width="1.3016in" svg:height="0.3929in" draw:z-index="2"><draw:object xlink:href="./Object 2" xlink:type="simple" xlink:show="embed" xlink:actuate="onLoad"/><draw:image xlink:href="./ObjectReplacements/Object 2" xlink:type="simple" xlink:show="embed" xlink:actuate="onLoad"/><svg:desc>vzorec</svg:desc></draw:frame></text:p>
            <text:p text:style-name="P47">See the Help files for an explanation of the parameters appearing in this equation.</text:p>
            <text:p text:style-name="P45">If the optional <text:span text:style-name="Strong_20_Emphasis">Strike</text:span> and <text:span text:style-name="Strong_20_Emphasis">Put or Call</text:span> arguments are included, then</text:p>
            <text:list xml:id="list3719556480" text:style-name="L1">
              <text:list-item>
                <text:p text:style-name="P90">For a call option, the function returns the probability that the asset will end up between <text:span text:style-name="Strong_20_Emphasis">Strike</text:span> and <text:span text:style-name="Strong_20_Emphasis">Upper Barrier</text:span>.</text:p>
              </text:list-item>
              <text:list-item>
                <text:p text:style-name="P90">For a put option, the function returns the probability that the asset will end up between <text:span text:style-name="Strong_20_Emphasis">Lower Barrier</text:span> and <text:span text:style-name="Strong_20_Emphasis">Strike</text:span>.</text:p>
              </text:list-item>
            </text:list>
            <text:p text:style-name="P45">The function ignores the possibility of knock-out before maturity.<text:change-end text:change-id="ct455560944"/><text:change text:change-id="ct122889072"/></text:p>
            <text:p text:style-name="P48"><text:change-start text:change-id="ct163038336"/><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Drift</text:span> is the annual stock price percentage drift rate, expressed as a decimal. <text:span text:style-name="Strong_20_Emphasis">Maturity</text:span> is the time to maturity of the option, in years,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 <text:span text:style-name="Strong_20_Emphasis">Strike</text:span> (optional) is the strike price of the option and should be non-negative. The default is -1.0 (to indicate that a value has not been set). <text:span text:style-name="Strong_20_Emphasis">Put or Call</text:span> (optional) is a string that defines whether the option is a put (“p”) or a call (“c”). The default is “c”.<text:change-end text:change-id="ct163038336"/><text:change text:change-id="ct786370672"/><text:change text:change-id="ct754408464"/><text:change text:change-id="ct758157392"/><text:change text:change-id="ct132625488"/><text:change text:change-id="ct264737328"/><text:change text:change-id="ct510271312"/><text:change text:change-id="ct458658768"/><text:change text:change-id="ct393333504"/><text:change text:change-id="ct576219568"/><text:change text:change-id="ct148316624"/><text:change text:change-id="ct554438400"/></text:p>
          </table:table-cell>
        </table:table-row>
        <text:soft-page-break/>
        <table:table-row table:style-name="Financialanalysisfunctions.1">
          <table:table-cell table:style-name="Financialanalysisfunctions.A2" office:value-type="string">
            <text:p text:style-name="Table_20_Contents"><text:change-start text:change-id="ct148995968"/>OPT_TOUCH(Spot, Volatility, Rate, Foreign Rate, Maturity, Lower Barrier, Upper Barrier, Domestic or Foreign, In or Out, Barrier Monitoring, Greek)<text:change-end text:change-id="ct148995968"/><text:change text:change-id="ct712118976"/></text:p>
          </table:table-cell>
          <table:table-cell table:style-name="Financialanalysisfunctions.B63" office:value-type="string">
            <text:p text:style-name="Table_20_Contents"><text:change-start text:change-id="ct755060176"/>Returns the pricing of a touch / no-touch option, calculated using the Black-Scholes option pricing model.<text:change-end text:change-id="ct755060176"/><text:change text:change-id="ct753714944"/></text:p>
            <text:p text:style-name="P48"><text:change text:change-id="ct330178000"/><text:change text:change-id="ct479183648"/><text:change text:change-id="ct621579792"/><text:change text:change-id="ct781780608"/><text:change text:change-id="ct785635216"/><text:change text:change-id="ct481073984"/><text:change text:change-id="ct271079840"/><text:change text:change-id="ct767400816"/><text:change text:change-id="ct489423424"/><text:change text:change-id="ct264530496"/><text:change text:change-id="ct333213008"/><text:change text:change-id="ct148568000"/><text:change text:change-id="ct757180064"/><text:change text:change-id="ct401666112"/><text:change text:change-id="ct763108400"/><text:change text:change-id="ct760231728"/><text:change text:change-id="ct763158528"/><text:change text:change-id="ct406987328"/><text:change text:change-id="ct566056544"/><text:change text:change-id="ct493437616"/><text:change text:change-id="ct691147968"/><text:change text:change-id="ct650117568"/><text:change text:change-id="ct428734256"/><text:change-start text:change-id="ct357980960"/><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Rate</text:span> is the continuously compounded interest rate. This is a percentage expressed as a decimal. <text:span text:style-name="Strong_20_Emphasis">Foreign Rate</text:span> is the continuously compounded foreign interest rate. This is a percentage expressed as a decimal. <text:span text:style-name="Strong_20_Emphasis">Maturity</text:span> is the time to maturity of the option, in years, and should be non-negative.<text:span text:style-name="Strong_20_Emphasis"> Lower Barrier</text:span> is the predetermined lower barrier price; set to zero for no lower barrier. <text:span text:style-name="Strong_20_Emphasis">Upper Barrier</text:span> is the predetermined upper barrier price; set to zero for no upper barrier. <text:span text:style-name="Strong_20_Emphasis">Domestic or Foreign</text:span> is a string that defines whether the option pays domestic (“d”) or foreign (“f”) currency. <text:span text:style-name="Strong_20_Emphasis">In or Out</text:span> is a string that defines whether the option is knock-in (“i”) or knock-out (“o”). <text:span text:style-name="Strong_20_Emphasis">Barrier Monitoring</text:span> is a string that defines whether the barrier is monitored continuously (“c”) or only at the end / maturity (“e”). <text:span text:style-name="Strong_20_Emphasis">Greek</text:span> (optional) is a string argument. If omitted or set to “value”, “v”, “price”, or “p”, then the function simply returns the option price. If another valid string is entered <text:span text:style-name="T83">(see Help files)</text:span>, the function returns price sensitivities (Greeks) to one of the input <text:span text:style-name="T101">arguments</text:span>. <text:change-end text:change-id="ct357980960"/></text:p>
          </table:table-cell>
        </table:table-row>
        <table:table-row table:style-name="Financialanalysisfunctions.1">
          <table:table-cell table:style-name="Financialanalysisfunctions.A2" office:value-type="string">
            <text:p text:style-name="P5"><text:change-start text:change-id="ct582192480"/>PDURATION(Rate, PV, FV)<text:change-end text:change-id="ct582192480"/></text:p>
          </table:table-cell>
          <table:table-cell table:style-name="Financialanalysisfunctions.B45" office:value-type="string">
            <text:p text:style-name="Table_20_Contents"><text:change-start text:change-id="ct167245664"/>Calculates the number of periods required by an investment to attain a desired value. <text:span text:style-name="Strong_20_Emphasis">Rate</text:span> is the constant rate of interest. <text:span text:style-name="Strong_20_Emphasis">PV</text:span> is the present value of the investment. <text:span text:style-name="Strong_20_Emphasis">FV</text:span> is the desired future value of the investment.<text:change-end text:change-id="ct167245664"/></text:p>
          </table:table-cell>
        </table:table-row>
        <table:table-row table:style-name="Financialanalysisfunctions.1">
          <table:table-cell table:style-name="Financialanalysisfunctions.A2" office:value-type="string">
            <text:p text:style-name="Table_20_Contents">PMT(Rate, NPER, PV, FV, Type)</text:p>
          </table:table-cell>
          <table:table-cell table:style-name="Financialanalysisfunctions.B45" office:value-type="string">
            <text:p text:style-name="Table_20_Contents">Returns the periodic payment for an annuity with constant interest rates. <text:span text:style-name="Strong_20_Emphasis">Rate</text:span> is the periodic interest rate. <text:span text:style-name="Strong_20_Emphasis">NPER</text:span> is the number of periods in which <text:change-start text:change-id="ct530680416"/><text:span text:style-name="T52">the </text:span><text:change-end text:change-id="ct530680416"/>annuity is paid. <text:span text:style-name="Strong_20_Emphasis">PV</text:span> is the present value (cash value) in a sequence of payments. <text:span text:style-name="Strong_20_Emphasis">FV</text:span> (optional) is the desired value (future value) to be reached at the end of the periodic payments. <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PPMT(Rate, Period, NPER, PV, FV, Type)</text:p>
          </table:table-cell>
          <table:table-cell table:style-name="Financialanalysisfunctions.B63" office:value-type="string">
            <text:p text:style-name="Table_20_Contents">Returns for a given period the payment on the principal for an investment that is based on periodic and constant payments and a constant interest rate. <text:span text:style-name="Strong_20_Emphasis">Rate</text:span> is the periodic interest rate. <text:span text:style-name="Strong_20_Emphasis">Period</text:span> is the amortization period. <text:span text:style-name="Strong_20_Emphasis">NPER</text:span> is the total number of periods during which <text:change-start text:change-id="ct694407776"/><text:span text:style-name="T52">the </text:span><text:change-end text:change-id="ct694407776"/>annuity is paid.<text:change-start text:change-id="ct513110928"/> <text:span text:style-name="Strong_20_Emphasis"><text:span text:style-name="T52">Period</text:span></text:span><text:span text:style-name="T52"> = 1 for the first period and </text:span><text:span text:style-name="Strong_20_Emphasis"><text:span text:style-name="T52">Period</text:span></text:span><text:span text:style-name="T52"> = </text:span><text:span text:style-name="Strong_20_Emphasis"><text:span text:style-name="T52">NPE</text:span></text:span><text:change-end text:change-id="ct513110928"/><text:change-start text:change-id="ct56537008"/><text:span text:style-name="Strong_20_Emphasis"><text:span text:style-name="T52">R</text:span></text:span><text:span text:style-name="T52"> for the last period.</text:span><text:change-end text:change-id="ct56537008"/> <text:span text:style-name="Strong_20_Emphasis">PV</text:span> is the present value in the sequence of payments. <text:span text:style-name="Strong_20_Emphasis">FV</text:span> (optional) is the desired (future) value. <text:span text:style-name="Strong_20_Emphasis">Type</text:span> (optional) defines whether the payment is due at the beginning (1) or the end (0) of a period.</text:p>
          </table:table-cell>
        </table:table-row>
        <text:soft-page-break/>
        <table:table-row table:style-name="Financialanalysisfunctions.1">
          <table:table-cell table:style-name="Financialanalysisfunctions.A2" office:value-type="string">
            <text:p text:style-name="Table_20_Contents">PRICE(Settlement, Maturity, Rate, Yield, Redemption, Frequency, Basis)</text:p>
          </table:table-cell>
          <table:table-cell table:style-name="Financialanalysisfunctions.B63" office:value-type="string">
            <text:p text:style-name="Table_20_Contents">Calculates the price per 100 currency units of par value of an interest-bearing security. <text:span text:style-name="Strong_20_Emphasis">Settlement</text:span> is the date of purchase of the security. <text:span text:style-name="Strong_20_Emphasis">Maturity</text:span> is the date on which the security matures (expires). <text:span text:style-name="Strong_20_Emphasis">Rate</text:span> is the annual nominal rate of interest (coupon interest rate).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148831888"/><text:span text:style-name="T52">(optional) </text:span><text:change-end text:change-id="ct148831888"/>indicates how the year is to be calculated.</text:p>
          </table:table-cell>
        </table:table-row>
        <table:table-row table:style-name="Financialanalysisfunctions.2">
          <table:table-cell table:style-name="Financialanalysisfunctions.A2" office:value-type="string">
            <text:p text:style-name="Table_20_Contents">PRICEDISC(Settlement, Maturity, Discount, Redemption, Basis)</text:p>
          </table:table-cell>
          <table:table-cell table:style-name="Financialanalysisfunctions.B63" office:value-type="string">
            <text:p text:style-name="Table_20_Contents">Calculates the price per 100 currency units of par value of a discounted security. <text:span text:style-name="Strong_20_Emphasis">Settlement</text:span> is the date of purchase of the security. <text:span text:style-name="Strong_20_Emphasis">Maturity</text:span> is the date on which the security matures (expires). <text:span text:style-name="Strong_20_Emphasis">Discount</text:span> is the discount of a security as a percentage. <text:span text:style-name="Strong_20_Emphasis">Redemption</text:span> is the redemption value per 100 currency units of par value. <text:span text:style-name="Strong_20_Emphasis">Basis</text:span> <text:change-start text:change-id="ct460546992"/><text:span text:style-name="T52">(optional) </text:span><text:change-end text:change-id="ct460546992"/>indicates how the year is to be calculated.</text:p>
          </table:table-cell>
        </table:table-row>
        <table:table-row table:style-name="Financialanalysisfunctions.1">
          <table:table-cell table:style-name="Financialanalysisfunctions.A2" office:value-type="string">
            <text:p text:style-name="Table_20_Contents">PRICEMAT(Settlement, Maturity, Issue, Rate, Yield, Basis)</text:p>
          </table:table-cell>
          <table:table-cell table:style-name="Financialanalysisfunctions.B63" office:value-type="string">
            <text:p text:style-name="Table_20_Contents">Calculates the price per 100 currency units of par value of a security, that pays interest on the maturity date.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Rate</text:span> is the interest rate of the security on the issue date. <text:span text:style-name="Strong_20_Emphasis">Yield</text:span> is the annual yield of the security. <text:span text:style-name="Strong_20_Emphasis">Basis</text:span> <text:change-start text:change-id="ct510381456"/><text:span text:style-name="T52">(optional) </text:span><text:change-end text:change-id="ct510381456"/>indicates how the year is to be calculated.</text:p>
          </table:table-cell>
        </table:table-row>
        <table:table-row table:style-name="Financialanalysisfunctions.2">
          <table:table-cell table:style-name="Financialanalysisfunctions.A2" office:value-type="string">
            <text:p text:style-name="Table_20_Contents">PV(Rate, NPER, PMT, FV, Type)</text:p>
          </table:table-cell>
          <table:table-cell table:style-name="Financialanalysisfunctions.B63" office:value-type="string">
            <text:p text:style-name="Table_20_Contents">Returns the present value of an investment resulting from a series of regular payments. <text:span text:style-name="Strong_20_Emphasis">Rate</text:span> defines the interest rate per period. <text:span text:style-name="Strong_20_Emphasis">NPER</text:span> is the total number of payment periods. <text:span text:style-name="Strong_20_Emphasis">PMT</text:span> is the regular payment made per period. <text:span text:style-name="Strong_20_Emphasis">FV</text:span> (optional) defines the future value remaining after the final installment has been made. <text:span text:style-name="Strong_20_Emphasis">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Table_20_Contents">RATE(NPER, PMT, PV, FV, Type, Guess)</text:p>
          </table:table-cell>
          <table:table-cell table:style-name="Financialanalysisfunctions.B63" office:value-type="string">
            <text:p text:style-name="Table_20_Contents">Returns the constant interest rate per period of an annuity. <text:span text:style-name="Strong_20_Emphasis">NPER</text:span> is the total number of periods, during which payments are made (payment period). <text:span text:style-name="Strong_20_Emphasis">PMT</text:span> is the constant payment (annuity) paid during each period. <text:span text:style-name="Strong_20_Emphasis">PV</text:span> is the cash value in the sequence of payments. <text:span text:style-name="Strong_20_Emphasis">FV</text:span> (optional) is the future value, which is reached at the end of the periodic payments. <text:span text:style-name="Strong_20_Emphasis">Type</text:span> (optional) defines whether the payment is due at the beginning (1) or the end (0) of a period. <text:span text:style-name="Strong_20_Emphasis">Guess</text:span> (optional) determines the estimated value of the interest with iterative calculation.</text:p>
          </table:table-cell>
        </table:table-row>
        <table:table-row table:style-name="Financialanalysisfunctions.2">
          <table:table-cell table:style-name="Financialanalysisfunctions.A2" office:value-type="string">
            <text:p text:style-name="Table_20_Contents">RECEIVED(Settlement, Maturity, Investment, Discount, Basis)</text:p>
          </table:table-cell>
          <table:table-cell table:style-name="Financialanalysisfunctions.B63" office:value-type="string">
            <text:p text:style-name="Table_20_Contents">Calculates the amount paid out at maturity for a fully invested security. <text:span text:style-name="Strong_20_Emphasis">Settlement</text:span> is the date of purchase of the security. <text:span text:style-name="Strong_20_Emphasis">Maturity</text:span> is the date on which the security matures. <text:span text:style-name="Strong_20_Emphasis">Investment</text:span> is the purchase sum. <text:span text:style-name="Strong_20_Emphasis">Discount</text:span> is the percentage discount on acquisition of the security. <text:span text:style-name="Strong_20_Emphasis">Basis</text:span> <text:change-start text:change-id="ct409638864"/><text:span text:style-name="T52">(optional) </text:span><text:change-end text:change-id="ct409638864"/>indicates how the year is to be calculated.</text:p>
          </table:table-cell>
        </table:table-row>
        <table:table-row table:style-name="Financialanalysisfunctions.1">
          <table:table-cell table:style-name="Financialanalysisfunctions.A2" office:value-type="string">
            <text:p text:style-name="Table_20_Contents">RRI(P, pv, FV)</text:p>
          </table:table-cell>
          <table:table-cell table:style-name="Financialanalysisfunctions.B63" office:value-type="string">
            <text:p text:style-name="Table_20_Contents">Calculates the interest rate resulting from the profit (return) of an investment. <text:span text:style-name="Strong_20_Emphasis">P</text:span> is the number of periods used for calculating the interest rate. <text:span text:style-name="Strong_20_Emphasis">pv</text:span> is the present value (must be &gt;0). <text:s/><text:span text:style-name="Strong_20_Emphasis">FV</text:span> is the final value of the security.</text:p>
          </table:table-cell>
        </table:table-row>
        <text:soft-page-break/>
        <table:table-row table:style-name="Financialanalysisfunctions.2">
          <table:table-cell table:style-name="Financialanalysisfunctions.A2" office:value-type="string">
            <text:p text:style-name="Table_20_Contents">SLN(Cost, Salvage, Life)</text:p>
          </table:table-cell>
          <table:table-cell table:style-name="Financialanalysisfunctions.B63" office:value-type="string">
            <text:p text:style-name="Table_20_Contents">Returns the straight-line depreciation of an asset for one period. <text:change text:change-id="ct745871200"/><text:span text:style-name="Strong_20_Emphasis">Cost</text:span> is the initial cost of an asset. <text:span text:style-name="Strong_20_Emphasis">Salvage</text:span> is the value of an asset at the end of the depreciation. <text:span text:style-name="Strong_20_Emphasis">Life</text:span> is the number of periods in the useful life of the asset.</text:p>
          </table:table-cell>
        </table:table-row>
        <table:table-row table:style-name="Financialanalysisfunctions.1">
          <table:table-cell table:style-name="Financialanalysisfunctions.A2" office:value-type="string">
            <text:p text:style-name="Table_20_Contents">SYD(Cost, Salvage, Life, Period)</text:p>
          </table:table-cell>
          <table:table-cell table:style-name="Financialanalysisfunctions.B63" office:value-type="string">
            <text:p text:style-name="Table_20_Contents">Returns the arithmetically declining value of an asset (depreciation) for a specified period. It uses the Sum-of-Years'-Digits method. <text:span text:style-name="Strong_20_Emphasis">Cost</text:span> is the initial cost of an asset. <text:span text:style-name="Strong_20_Emphasis">Salvage</text:span> is the value of an asset after depreciation. <text:span text:style-name="Strong_20_Emphasis">Life</text:span> is the period fixing the time span over which an asset is depreciated. <text:span text:style-name="Strong_20_Emphasis">Period</text:span> defines the period for which the depreciation is to be calculated. Must use the same units as <text:change-start text:change-id="ct486154544"/><text:span text:style-name="Strong_20_Emphasis"><text:span text:style-name="T87">L</text:span></text:span><text:change-end text:change-id="ct486154544"/><text:change text:change-id="ct674332512"/><text:span text:style-name="Strong_20_Emphasis">ife</text:span>.</text:p>
          </table:table-cell>
        </table:table-row>
        <table:table-row table:style-name="Financialanalysisfunctions.2">
          <table:table-cell table:style-name="Financialanalysisfunctions.A2" office:value-type="string">
            <text:p text:style-name="Table_20_Contents">TBILLEQ(Settlement, Maturity, Discount)</text:p>
          </table:table-cell>
          <table:table-cell table:style-name="Financialanalysisfunctions.B63" office:value-type="string">
            <text:p text:style-name="Table_20_Contents">Calculates the bond equivalent yield for a treasury bill. <text:s text:c="2"/><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Discount</text:span> is the percentage discount on acquisition of the security. Calculated using the 360 days in a year basis (basis 2).</text:p>
          </table:table-cell>
        </table:table-row>
        <table:table-row table:style-name="Financialanalysisfunctions.1">
          <table:table-cell table:style-name="Financialanalysisfunctions.A2" office:value-type="string">
            <text:p text:style-name="Table_20_Contents">TBILLPRICE(Settlement, Maturity, Discount)</text:p>
          </table:table-cell>
          <table:table-cell table:style-name="Financialanalysisfunctions.B63" office:value-type="string">
            <text:p text:style-name="Table_20_Contents">Calculates the price per 100 currency units face value of a treasury bill. <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Discount</text:span> is the percentage discount upon acquisition of the security.</text:p>
          </table:table-cell>
        </table:table-row>
        <table:table-row table:style-name="Financialanalysisfunctions.2">
          <table:table-cell table:style-name="Financialanalysisfunctions.A2" office:value-type="string">
            <text:p text:style-name="Table_20_Contents">TBILLYIELD(Settlement, Maturity, Price)</text:p>
          </table:table-cell>
          <table:table-cell table:style-name="Financialanalysisfunctions.B63" office:value-type="string">
            <text:p text:style-name="Table_20_Contents">Calculates the yield of a treasury bill. <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Price</text:span> is the price (purchase price) of the treasury bill per 100 currency units of par value.</text:p>
          </table:table-cell>
        </table:table-row>
        <table:table-row table:style-name="Financialanalysisfunctions.1">
          <table:table-cell table:style-name="Financialanalysisfunctions.A2" office:value-type="string">
            <text:p text:style-name="Table_20_Contents">VDB(Cost, Salvage, Life, S, end, Factor, Type)</text:p>
          </table:table-cell>
          <table:table-cell table:style-name="Financialanalysisfunctions.B63" office:value-type="string">
            <text:p text:style-name="Table_20_Contents">Returns the depreciation of an asset for a specified or partial period using a variable declining balance method. <text:span text:style-name="Strong_20_Emphasis">Cost</text:span> is the initial value of an asset. <text:span text:style-name="Strong_20_Emphasis">Salvage</text:span> is the value of an asset at the end of the depreciation. <text:span text:style-name="Strong_20_Emphasis">Life</text:span> is the depreciation duration of the asset. <text:span text:style-name="Strong_20_Emphasis">S</text:span> is the start period of the depreciation, entered in the same date unit as <text:span text:style-name="Strong_20_Emphasis">Life</text:span>. <text:span text:style-name="Strong_20_Emphasis">end</text:span> is the last period of the depreciation, entered in the same date unit as <text:span text:style-name="Strong_20_Emphasis">Life</text:span>. <text:span text:style-name="Strong_20_Emphasis">Factor</text:span> (optional) is the depreciation factor. If factor is omitted, a factor of two is assumed (the double-declining balance method). <text:span text:style-name="Strong_20_Emphasis">Type</text:span> is an optional <text:change text:change-id="ct488990464"/><text:change-start text:change-id="ct144902032"/><text:span text:style-name="T101">argument</text:span><text:change-end text:change-id="ct144902032"/>. Type = <text:change-start text:change-id="ct448298912"/><text:span text:style-name="T52">0</text:span><text:change-end text:change-id="ct448298912"/><text:change text:change-id="ct518416016"/> means a switch to linear depreciation. In Type = <text:change-start text:change-id="ct329031488"/><text:span text:style-name="T52">1</text:span><text:change-end text:change-id="ct329031488"/><text:change text:change-id="ct480544912"/>, no switch is made.</text:p>
          </table:table-cell>
        </table:table-row>
        <text:soft-page-break/>
        <table:table-row table:style-name="Financialanalysisfunctions.2">
          <table:table-cell table:style-name="Financialanalysisfunctions.A2" office:value-type="string">
            <text:p text:style-name="Table_20_Contents">XIRR(Values, <text:change text:change-id="ct410394384"/>Dates, Guess)</text:p>
          </table:table-cell>
          <table:table-cell table:style-name="Financialanalysisfunctions.B63" office:value-type="string">
            <text:p text:style-name="Table_20_Contents">Calculates the internal rate of return for a list of payments which take place on different dates. The calculation is based on a 365 days per year basis, ignoring leap years. If the payments take place at regular intervals, use the IRR function. <text:span text:style-name="Strong_20_Emphasis">Values</text:span> and <text:span text:style-name="Strong_20_Emphasis">Dates</text:span> are a series of payments and <text:change text:change-id="ct705096944"/><text:change-start text:change-id="ct533748064"/><text:span text:style-name="T52">a</text:span><text:change-end text:change-id="ct533748064"/> series of associated date values entered as cell references. <text:change-start text:change-id="ct760494032"/><text:span text:style-name="Strong_20_Emphasis">Values</text:span><text:change-end text:change-id="ct760494032"/> shall include at least one negative value and one positive value. <text:span text:style-name="Strong_20_Emphasis">Guess</text:span> (optional) is a guess for the internal rate of return. If omitted, the value 10% is assumed.</text:p>
          </table:table-cell>
        </table:table-row>
        <table:table-row table:style-name="Financialanalysisfunctions.1">
          <table:table-cell table:style-name="Financialanalysisfunctions.A63" office:value-type="string">
            <text:p text:style-name="Table_20_Contents">XNPV(Rate, Values, Dates)</text:p>
          </table:table-cell>
          <table:table-cell table:style-name="Financialanalysisfunctions.B63" office:value-type="string">
            <text:p text:style-name="Table_20_Contents">Calculates the capital value (net present value) for a list of payments which take place on different dates. The calculation is based on a 365 days per year basis, ignoring leap years. If the payments take place at regular intervals, use the NPV function. <text:span text:style-name="Strong_20_Emphasis">Rate</text:span> is the internal rate of return for the payments. <text:span text:style-name="Strong_20_Emphasis">Values</text:span> and <text:span text:style-name="Strong_20_Emphasis">Dates</text:span> are a series of payments and <text:change text:change-id="ct458596464"/><text:change-start text:change-id="ct518815232"/><text:span text:style-name="T52">a</text:span><text:change-end text:change-id="ct518815232"/> series of associated date values entered as cell references. The first value-date pair indicates the start of the payments, other dates can be in any order. Values shall include at least one negative value and one positive value.</text:p>
          </table:table-cell>
        </table:table-row>
        <table:table-row table:style-name="Financialanalysisfunctions.2">
          <table:table-cell table:style-name="Financialanalysisfunctions.A63" office:value-type="string">
            <text:p text:style-name="Table_20_Contents">YIELD(Settlement, Maturity, Rate, Price, Redemption, Frequency, Basis)</text:p>
          </table:table-cell>
          <table:table-cell table:style-name="Financialanalysisfunctions.B63" office:value-type="string">
            <text:p text:style-name="Table_20_Contents">Calculates the yield of a security that pays periodic interest. <text:span text:style-name="Strong_20_Emphasis">Settlement</text:span> is the date of purchase of the security. <text:span text:style-name="Strong_20_Emphasis">Maturity</text:span> is the date on which the security matures (expires). <text:span text:style-name="Strong_20_Emphasis">Rate</text:span> is the annual rate of interest. <text:span text:style-name="Strong_20_Emphasis">Price</text:span> is the price (purchase price) of the security per 100 currency units of par value.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537088688"/><text:span text:style-name="T52">(optional) </text:span><text:change-end text:change-id="ct537088688"/>indicates how the year is to be calculated.</text:p>
          </table:table-cell>
        </table:table-row>
        <table:table-row table:style-name="Financialanalysisfunctions.1">
          <table:table-cell table:style-name="Financialanalysisfunctions.A63" office:value-type="string">
            <text:p text:style-name="Table_20_Contents">YIELDDISC(Settlement, Maturity, Price, Redemption, Basis)</text:p>
          </table:table-cell>
          <table:table-cell table:style-name="Financialanalysisfunctions.B63" office:value-type="string">
            <text:p text:style-name="Table_20_Contents">Calculates the annual yield of a non-interest-bearing security. <text:span text:style-name="Strong_20_Emphasis">Settlement</text:span> is the date of purchase of the security. <text:span text:style-name="Strong_20_Emphasis">Maturity</text:span> is the date on which the security matures (expires). <text:span text:style-name="Strong_20_Emphasis">Price</text:span> is the price (purchase price) of the security per 100 currency units of par value. <text:span text:style-name="Strong_20_Emphasis">Redemption</text:span> is the redemption value per 100 currency units of par value. <text:span text:style-name="Strong_20_Emphasis">Basis</text:span> <text:change-start text:change-id="ct456647552"/><text:span text:style-name="T52">(optional) </text:span><text:change-end text:change-id="ct456647552"/>indicates how the year is to be calculated.</text:p>
          </table:table-cell>
        </table:table-row>
        <table:table-row table:style-name="Financialanalysisfunctions.2">
          <table:table-cell table:style-name="Financialanalysisfunctions.A64" office:value-type="string">
            <text:p text:style-name="Table_20_Contents">YIELDMAT(Settlement, Maturity, Issue, Rate, Price, Basis)</text:p>
          </table:table-cell>
          <table:table-cell table:style-name="Financialanalysisfunctions.B64" office:value-type="string">
            <text:p text:style-name="Table_20_Contents">Calculates the annual yield of a security, the interest of which is paid on the date of maturity.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Rate</text:span> is the interest rate of the security on the issue date. <text:span text:style-name="Strong_20_Emphasis">Price</text:span> is the price (purchase price) of the security per 100 currency units of par value. <text:span text:style-name="Strong_20_Emphasis">Basis</text:span> <text:change-start text:change-id="ct170018992"/><text:span text:style-name="T52">(optional) </text:span><text:change-end text:change-id="ct170018992"/>indicates how the year is to be calculated.</text:p>
          </table:table-cell>
        </table:table-row>
      </table:table>
      <text:h text:style-name="Heading_20_1" text:outline-level="1"><text:bookmark-start text:name="__RefHeading__6930_1924864864"/><text:alphabetical-index-mark text:string-value="statistical analysis" text:key1="funkce"/><text:alphabetical-index-mark text:string-value="statistical analysis functions"/>Statistical analysis functions<text:bookmark-end text:name="__RefHeading__6930_1924864864"/></text:h>
      <text:p text:style-name="Text_20_body">Calc includes over <text:change text:change-id="ct124669504"/><text:change-start text:change-id="ct667307168"/><text:span text:style-name="T22">150</text:span><text:change-end text:change-id="ct667307168"/> statistical functions which enable the evaluation of data from simple arithmetic calculations, such as averaging, to advanced distribution and probability computations. Several other statistics-based functions are available through the Add-ins which are noted at the end of this <text:change text:change-id="ct328573456"/><text:change-start text:change-id="ct502599776"/><text:span text:style-name="T53">chapter</text:span><text:change-end text:change-id="ct502599776"/>.</text:p>
      <text:p text:style-name="Caption"><text:soft-page-break/>Table <text:sequence text:ref-name="refTable3" text:name="Table" text:formula="ooow:Table+1" style:num-format="1">4</text:sequence>: Statistical analysis functions</text:p>
      <table:table table:name="Statisticalanalysisfunctions" table:style-name="Statisticalanalysisfunctions">
        <table:table-column table:style-name="Statisticalanalysisfunctions.A"/>
        <table:table-column table:style-name="Statisticalanalysisfunctions.B"/>
        <table:table-header-rows>
          <table:table-row table:style-name="Statisticalanalysisfunctions.1">
            <table:table-cell table:style-name="Statisticalanalysisfunctions.A1" office:value-type="string">
              <text:p text:style-name="Table_20_Heading">Syntax</text:p>
            </table:table-cell>
            <table:table-cell table:style-name="Statisticalanalysisfunctions.A1" office:value-type="string">
              <text:p text:style-name="Table_20_Heading">Popis</text:p>
            </table:table-cell>
          </table:table-row>
        </table:table-header-rows>
        <table:table-row table:style-name="Statisticalanalysisfunctions.2">
          <table:table-cell table:style-name="Statisticalanalysisfunctions.A2" office:value-type="string">
            <text:p text:style-name="Table_20_Contents">AVEDEV(number 1, number 2, <text:span text:style-name="T4">…</text:span>, number 30)</text:p>
          </table:table-cell>
          <table:table-cell table:style-name="Statisticalanalysisfunctions.B91" office:value-type="string">
            <text:p text:style-name="Table_20_Contents">Returns the average of the absolute deviations of data points from their mean. Displays the diffusion in a data set. <text:span text:style-name="Strong_20_Emphasis">number 1</text:span>, <text:span text:style-name="Strong_20_Emphasis">number 2</text:span>, <text:span text:style-name="T4">…</text:span>, <text:span text:style-name="Strong_20_Emphasis">number 30</text:span> are values or ranges that represent a sample. Each number can also be replaced by a reference.</text:p>
          </table:table-cell>
        </table:table-row>
        <table:table-row table:style-name="Statisticalanalysisfunctions.1">
          <table:table-cell table:style-name="Statisticalanalysisfunctions.A2" office:value-type="string">
            <text:p text:style-name="Table_20_Contents">AVERAGE(number 1, number 2, <text:span text:style-name="T4">…</text:span>, number 30)</text:p>
          </table:table-cell>
          <table:table-cell table:style-name="Statisticalanalysisfunctions.B91" office:value-type="string">
            <text:p text:style-name="Table_20_Contents">Returns the average of the arguments. <text:span text:style-name="Strong_20_Emphasis">number 1</text:span>, <text:span text:style-name="Strong_20_Emphasis">number 2</text:span>, <text:span text:style-name="T4">…</text:span>, <text:span text:style-name="Strong_20_Emphasis">number 30</text:span> are numerical values or ranges.<text:change text:change-id="ct673044080"/><text:change text:change-id="ct351170800"/></text:p>
          </table:table-cell>
        </table:table-row>
        <table:table-row table:style-name="Statisticalanalysisfunctions.2">
          <table:table-cell table:style-name="Statisticalanalysisfunctions.A2" office:value-type="string">
            <text:p text:style-name="Table_20_Contents">AVERAGEA(value 1, value 2, <text:span text:style-name="T4">…</text:span>, value 30)</text:p>
          </table:table-cell>
          <table:table-cell table:style-name="Statisticalanalysisfunctions.B91" office:value-type="string">
            <text:p text:style-name="Table_20_Contents">Returns the average of the arguments. The value of text is taken to be 0. <text:span text:style-name="Strong_20_Emphasis">value 1</text:span>, <text:span text:style-name="Strong_20_Emphasis">value 2</text:span>, <text:span text:style-name="T4">…</text:span>, <text:span text:style-name="Strong_20_Emphasis">value 30</text:span> are values or ranges.</text:p>
          </table:table-cell>
        </table:table-row>
        <table:table-row table:style-name="Statisticalanalysisfunctions.1">
          <table:table-cell table:style-name="Statisticalanalysisfunctions.A2" office:value-type="string">
            <text:p text:style-name="Table_20_Contents">AVERAGEIF(range, criteri<text:change-start text:change-id="ct540928400"/><text:span text:style-name="T53">on</text:span><text:change-end text:change-id="ct540928400"/><text:change text:change-id="ct118578016"/>, average_range)</text:p>
          </table:table-cell>
          <table:table-cell table:style-name="Statisticalanalysisfunctions.B91" office:value-type="string">
            <text:p text:style-name="P26"><text:change-start text:change-id="ct766962544"/>Returns the arithmetic mean of all cells in a range that satisfy a given condition. Sums up all the results that match a logical test and divides this sum by the number of selected values.</text:p>
            <text:p text:style-name="P26"><text:span text:style-name="Strong_20_Emphasis">range</text:span> is an array, a named range, or the label of a column or a row. It should contain numbers for averaging, or numbers or text for the condition.</text:p>
            <text:p text:style-name="P26"><text:span text:style-name="Strong_20_Emphasis">criterion</text:span> is a condition in the form of an expression, or a cell reference with expression, that defines which cells should be used to calculate the mean. The expression can contain text, numbers, regular expressions, or wildcards (if enabled). <text:span text:style-name="Strong_20_Emphasis">criterion</text:span> should be a string expression and should be enclosed in quotation marks, except for the names of functions, cell references, and string concatenation (&amp;).</text:p>
            <text:p text:style-name="P26"><text:span text:style-name="Strong_20_Emphasis">average_range</text:span> is an optional argument that gives a range of values for calculating the mean. If <text:span text:style-name="Strong_20_Emphasis">average_range</text:span> is not specified, <text:span text:style-name="Strong_20_Emphasis">range</text:span> is used for both the calculation of the mean and the search according to the condition. If <text:span text:style-name="Strong_20_Emphasis">average_range</text:span> is specified, <text:span text:style-name="Strong_20_Emphasis">range</text:span> is used only for the condition test, while <text:span text:style-name="Strong_20_Emphasis">average_range</text:span> is used for the mean calculation.</text:p>
            <text:p text:style-name="P26">If a cell in a range of values for calculating the mean is empty or contains text, the cell is ignored. If the whole range is empty, contains only text, or includes no values that satisfy the condition, the function returns an error.<text:change-end text:change-id="ct766962544"/><text:change text:change-id="ct532089072"/><text:change text:change-id="ct125206096"/><text:change text:change-id="ct145777792"/></text:p>
          </table:table-cell>
        </table:table-row>
        <text:soft-page-break/>
        <table:table-row table:style-name="Statisticalanalysisfunctions.1">
          <table:table-cell table:style-name="Statisticalanalysisfunctions.A2" office:value-type="string">
            <text:p text:style-name="Table_20_Contents">AVERAGEIFS(average_range, range 1, criteri<text:change-start text:change-id="ct579724576"/><text:span text:style-name="T53">on</text:span><text:change-end text:change-id="ct579724576"/><text:change text:change-id="ct600624624"/> 1, range 2, criteri<text:change-start text:change-id="ct589322576"/><text:span text:style-name="T53">on</text:span><text:change-end text:change-id="ct589322576"/><text:change text:change-id="ct564043328"/> 2, <text:span text:style-name="T4">…</text:span>, range <text:change-start text:change-id="ct584557072"/><text:span text:style-name="T53">127</text:span><text:change-end text:change-id="ct584557072"/><text:change text:change-id="ct412931632"/>, criteri<text:change-start text:change-id="ct481020144"/><text:span text:style-name="T53">on</text:span><text:change-end text:change-id="ct481020144"/><text:change text:change-id="ct162328256"/> <text:change-start text:change-id="ct525807200"/><text:span text:style-name="T53">127</text:span><text:change-end text:change-id="ct525807200"/><text:change text:change-id="ct56918896"/>)</text:p>
          </table:table-cell>
          <table:table-cell table:style-name="Statisticalanalysisfunctions.B91" office:value-type="string">
            <text:p text:style-name="Table_20_Contents"><text:change text:change-id="ct761751280"/><text:change-start text:change-id="ct497155888"/>Returns the arithmetic mean of all cells in a range that satisfy given multiple criteria. Sums up all the results that match the logical tests and divides this sum by the number of selected values.</text:p>
            <text:p text:style-name="Table_20_Contents"><text:span text:style-name="Strong_20_Emphasis">average_range</text:span> is a range of cells, a name of a named range, or a label of a column or a row containing values for calculating the mean.</text:p>
            <text:p text:style-name="Table_20_Contents"><text:span text:style-name="Strong_20_Emphasis">range1</text:span> is an array, a named range, or the label of a column or a row. It should contain numbers or text for the condition. <text:span text:style-name="Strong_20_Emphasis">range2</text:span>, <text:span text:style-name="Strong_20_Emphasis">range3</text:span>, …, and so on are optional but have the same meaning as <text:span text:style-name="Strong_20_Emphasis">range1</text:span>.</text:p>
            <text:p text:style-name="Table_20_Contents"><text:span text:style-name="Strong_20_Emphasis">average_range</text:span>, <text:span text:style-name="Strong_20_Emphasis">range1</text:span>, <text:span text:style-name="Strong_20_Emphasis">range2</text:span>, …, and so on must have the same size, otherwise the function returns an invalid argument error.</text:p>
            <text:p text:style-name="Table_20_Contents"><text:span text:style-name="Strong_20_Emphasis"><text:span text:style-name="T104">c</text:span></text:span><text:span text:style-name="Strong_20_Emphasis">riterion 1</text:span> is a string expression representing a logical condition, or a cell reference to such a string expression. The expression can contain text, numbers, regular expressions, or wildcards (if enabled). <text:span text:style-name="Strong_20_Emphasis"><text:span text:style-name="T104">c</text:span></text:span><text:span text:style-name="Strong_20_Emphasis">riterion 1</text:span>, <text:span text:style-name="Strong_20_Emphasis">criterion 2</text:span>, …, and so on are optional but have the same meaning as <text:span text:style-name="Strong_20_Emphasis">criterion 1</text:span>. The logical relation between criteria can be defined as logical AND (conjunction). In other words, a value from the corresponding cell of the given <text:span text:style-name="Strong_20_Emphasis">average_range</text:span> is taken into <text:span text:style-name="T104">the </text:span>calculation if and only if all given criteria are met.</text:p>
            <text:p text:style-name="Table_20_Contents">The function can have up to 255 arguments, meaning that you can specify up to 127 range and criterion combinations.<text:change-end text:change-id="ct497155888"/></text:p>
          </table:table-cell>
        </table:table-row>
        <table:table-row table:style-name="Statisticalanalysisfunctions.1">
          <table:table-cell table:style-name="Statisticalanalysisfunctions.A2" office:value-type="string">
            <text:p text:style-name="Table_20_Contents">B(trials, SP, T_1, T_2)</text:p>
          </table:table-cell>
          <table:table-cell table:style-name="Statisticalanalysisfunctions.B7" office:value-type="string">
            <text:p text:style-name="Table_20_Contents">Returns the probability of a <text:change text:change-id="ct568746768"/><text:change-start text:change-id="ct569754576"/><text:span text:style-name="T53">specified number of successes in a binomial experiment</text:span><text:change-end text:change-id="ct569754576"/>. <text:span text:style-name="Strong_20_Emphasis">trials</text:span> is the number of independent trials. <text:span text:style-name="Strong_20_Emphasis">SP</text:span> is the probability of success on each trial. <text:span text:style-name="Strong_20_Emphasis">T_1</text:span> defines the lower limit for the number of <text:change-start text:change-id="ct579073584"/><text:span text:style-name="T53">successful </text:span><text:change-end text:change-id="ct579073584"/>trials. <text:span text:style-name="Strong_20_Emphasis">T_2</text:span> (optional) defines the upper limit for the number of <text:change-start text:change-id="ct125072400"/><text:span text:style-name="T53">successful </text:span><text:change-end text:change-id="ct125072400"/>trials.</text:p>
          </table:table-cell>
        </table:table-row>
        <table:table-row table:style-name="Statisticalanalysisfunctions.2">
          <table:table-cell table:style-name="Statisticalanalysisfunctions.A2" office:value-type="string">
            <text:p text:style-name="P9"><text:change-start text:change-id="ct580389840"/>BETA.DIST(Number, Alpha, Beta, Cumulative, Start, End)<text:change-end text:change-id="ct580389840"/></text:p>
          </table:table-cell>
          <table:table-cell table:style-name="Statisticalanalysisfunctions.B91" office:value-type="string">
            <text:p text:style-name="Table_20_Contents"><text:change-start text:change-id="ct151040032"/>Calculates either the cumulative distribution function or the probability density function for the given <text:span text:style-name="T104">arguments</text:span>, based on a Beta distribution.</text:p>
            <text:p text:style-name="Table_20_Contents"><text:span text:style-name="Strong_20_Emphasis">Number</text:span> is the value at which to evaluate the function and should lie between <text:span text:style-name="Strong_20_Emphasis">Start</text:span> and <text:span text:style-name="Strong_20_Emphasis">End</text:span>. <text:span text:style-name="Strong_20_Emphasis">Alpha</text:span> and <text:span text:style-name="Strong_20_Emphasis">Beta</text:span> are <text:span text:style-name="T53">the positive shape </text:span>parameters of the Beta distribution. Set <text:span text:style-name="Strong_20_Emphasis">Cumulative</text:span> to 0 or False to calculate the probability density function; set to any other value to calculate the cumulative distribution function. <text:span text:style-name="Strong_20_Emphasis">Start</text:span> is the lower bound for the value interval of the distribution and <text:span text:style-name="Strong_20_Emphasis">End</text:span> is the upper bound. <text:span text:style-name="Strong_20_Emphasis">Start</text:span> and <text:span text:style-name="Strong_20_Emphasis">End</text:span> are optional, <text:span text:style-name="T53">defaulting to 0 and 1 respectively</text:span>.<text:change-end text:change-id="ct151040032"/></text:p>
          </table:table-cell>
        </table:table-row>
        <table:table-row table:style-name="Statisticalanalysisfunctions.2">
          <table:table-cell table:style-name="Statisticalanalysisfunctions.A2" office:value-type="string">
            <text:p text:style-name="P9"><text:change-start text:change-id="ct789144320"/>BETA.INV(Number, Alpha, Beta, Start, End)<text:change-end text:change-id="ct789144320"/></text:p>
          </table:table-cell>
          <table:table-cell table:style-name="Statisticalanalysisfunctions.B91" office:value-type="string">
            <text:p text:style-name="Table_20_Contents"><text:change-start text:change-id="ct401289216"/>Returns the inverse of the cumulative <text:span text:style-name="T54">distribution</text:span> function, based on a Beta distribution.</text:p>
            <text:p text:style-name="Table_20_Contents"><text:span text:style-name="Strong_20_Emphasis">Number</text:span> is the probability value for which to evaluate the function <text:span text:style-name="T53">and should lie between </text:span><text:span text:style-name="Strong_20_Emphasis"><text:span text:style-name="T53">Start</text:span></text:span><text:span text:style-name="T53"> and </text:span><text:span text:style-name="Strong_20_Emphasis"><text:span text:style-name="T53">End</text:span></text:span>. <text:span text:style-name="Strong_20_Emphasis">Alpha</text:span> and <text:span text:style-name="Strong_20_Emphasis">Beta</text:span> are <text:span text:style-name="T53">the positive shape </text:span>parameters of the Beta distribution. <text:span text:style-name="Strong_20_Emphasis">Start</text:span> is the lower bound for the value interval of the distribution and <text:span text:style-name="Strong_20_Emphasis">End</text:span> is the upper bound. <text:span text:style-name="Strong_20_Emphasis">Start</text:span> and <text:span text:style-name="Strong_20_Emphasis">End</text:span> are optional, <text:span text:style-name="T53">defaulting to 0 and 1 respectively</text:span>.<text:change-end text:change-id="ct401289216"/></text:p>
          </table:table-cell>
        </table:table-row>
        <text:soft-page-break/>
        <table:table-row table:style-name="Statisticalanalysisfunctions.2">
          <table:table-cell table:style-name="Statisticalanalysisfunctions.A2" office:value-type="string">
            <text:p text:style-name="Table_20_Contents">BETADIST(number, alpha, beta, Start, End, Cumulative)</text:p>
          </table:table-cell>
          <table:table-cell table:style-name="Statisticalanalysisfunctions.B91" office:value-type="string">
            <text:p text:style-name="Table_20_Contents">Returns the value of the probability density function or the cumulative distribution function for the <text:change-start text:change-id="ct539292384"/><text:span text:style-name="T54">B</text:span><text:change-end text:change-id="ct539292384"/><text:change text:change-id="ct538200720"/>eta distribution. </text:p>
            <text:p text:style-name="Table_20_Contents"><text:span text:style-name="Strong_20_Emphasis">number</text:span> is the value between <text:span text:style-name="Strong_20_Emphasis">Start</text:span> and <text:span text:style-name="Strong_20_Emphasis">End</text:span> at which to evaluate the function. <text:span text:style-name="Strong_20_Emphasis">alpha</text:span> <text:change text:change-id="ct764423632"/><text:change-start text:change-id="ct474365344"/><text:span text:style-name="T54">and </text:span><text:change-end text:change-id="ct474365344"/><text:change text:change-id="ct547162960"/><text:span text:style-name="Strong_20_Emphasis">beta</text:span><text:change text:change-id="ct548334144"/><text:change-start text:change-id="ct480768672"/> <text:span text:style-name="T54">are the positive shape </text:span><text:change-end text:change-id="ct480768672"/><text:change text:change-id="ct134097440"/>parameter<text:change-start text:change-id="ct582748288"/><text:span text:style-name="T54">s</text:span><text:change-end text:change-id="ct582748288"/> <text:change text:change-id="ct531674528"/><text:change-start text:change-id="ct406742240"/><text:span text:style-name="T54">of</text:span><text:change-end text:change-id="ct406742240"/> the <text:change-start text:change-id="ct163600000"/><text:span text:style-name="T54">Beta</text:span><text:change-end text:change-id="ct163600000"/><text:change-start text:change-id="ct246080976"/><text:span text:style-name="T54"> </text:span><text:change-end text:change-id="ct246080976"/>distribution. <text:span text:style-name="Strong_20_Emphasis">Start</text:span> <text:change text:change-id="ct482432400"/>is the lower bound for <text:span text:style-name="Strong_20_Emphasis">number</text:span>. <text:span text:style-name="Strong_20_Emphasis">End</text:span><text:change-start text:change-id="ct405529296"/><text:span text:style-name="Strong_20_Emphasis"> </text:span><text:change-end text:change-id="ct405529296"/><text:change text:change-id="ct555976736"/><text:change text:change-id="ct615814368"/>is the upper bound for <text:span text:style-name="Strong_20_Emphasis">number</text:span>.<text:change text:change-id="ct495331808"/><text:change-start text:change-id="ct503548688"/> <text:span text:style-name="Strong_20_Emphasis"><text:span text:style-name="T87">Start</text:span></text:span><text:span text:style-name="T87"> and </text:span><text:span text:style-name="Strong_20_Emphasis"><text:span text:style-name="T87">End</text:span></text:span><text:span text:style-name="T87"> are optional, defaulting to 0 and 1 respectively.</text:span><text:change-end text:change-id="ct503548688"/><text:change-start text:change-id="ct407329104"/> <text:change-end text:change-id="ct407329104"/><text:span text:style-name="Strong_20_Emphasis">Cumulative</text:span> <text:change text:change-id="ct498825664"/>can be 0 or False to calculate the probability density function<text:change-start text:change-id="ct495178336"/>, <text:span text:style-name="T54">and </text:span><text:change-end text:change-id="ct495178336"/><text:change text:change-id="ct504465056"/>can be any other value <text:change text:change-id="ct528833488"/>or omitted to calculate the cumulative distribution function.</text:p>
          </table:table-cell>
        </table:table-row>
        <table:table-row table:style-name="Statisticalanalysisfunctions.1">
          <table:table-cell table:style-name="Statisticalanalysisfunctions.A2" office:value-type="string">
            <text:p text:style-name="Table_20_Contents">BETAINV(number; alpha, beta, Start, End)</text:p>
          </table:table-cell>
          <table:table-cell table:style-name="Statisticalanalysisfunctions.B91" office:value-type="string">
            <text:p text:style-name="P27">Returns the inverse of the cumulative <text:change text:change-id="ct568157472"/><text:change text:change-id="ct438972160"/><text:change-start text:change-id="ct288807184"/><text:span text:style-name="T54">distribution</text:span><text:change-end text:change-id="ct288807184"/> function<text:change-start text:change-id="ct501269184"/>, <text:span text:style-name="T54">based on a Beta distribution</text:span><text:change-end text:change-id="ct501269184"/>.<text:change-start text:change-id="ct683741936"/></text:p>
            <text:p text:style-name="P50"><text:change-end text:change-id="ct683741936"/><text:change text:change-id="ct683730832"/><text:span text:style-name="Strong_20_Emphasis">number</text:span> is the value between <text:span text:style-name="Strong_20_Emphasis">Start</text:span> and <text:span text:style-name="Strong_20_Emphasis">End</text:span> at which to evaluate the function. <text:span text:style-name="Strong_20_Emphasis">alpha</text:span> <text:change text:change-id="ct502672688"/><text:change-start text:change-id="ct581019440"/><text:span text:style-name="T54">and</text:span><text:change-end text:change-id="ct581019440"/> <text:span text:style-name="Strong_20_Emphasis">beta</text:span> <text:change text:change-id="ct599753184"/><text:change-start text:change-id="ct572263760"/><text:span text:style-name="T54">are </text:span><text:change-end text:change-id="ct572263760"/><text:change-start text:change-id="ct453659040"/><text:span text:style-name="T54">the positive shape </text:span><text:change-end text:change-id="ct453659040"/>parameter<text:change-start text:change-id="ct555297424"/><text:span text:style-name="T54">s </text:span><text:span text:style-name="T27">of the</text:span><text:span text:style-name="T54"> Beta</text:span><text:change-end text:change-id="ct555297424"/><text:change text:change-id="ct329082368"/><text:change-start text:change-id="ct125774448"/> <text:change-end text:change-id="ct125774448"/>distribution. <text:span text:style-name="Strong_20_Emphasis">Start</text:span> <text:change text:change-id="ct563108640"/>is the lower bound for <text:span text:style-name="Strong_20_Emphasis">number</text:span>. <text:span text:style-name="Strong_20_Emphasis">End</text:span> <text:change text:change-id="ct168123184"/>is the upper bound for <text:span text:style-name="Strong_20_Emphasis">number</text:span>.<text:change-start text:change-id="ct320129376"/> <text:span text:style-name="Strong_20_Emphasis"><text:span text:style-name="T87">Start</text:span></text:span><text:span text:style-name="T87"> and </text:span><text:span text:style-name="Strong_20_Emphasis"><text:span text:style-name="T87">End</text:span></text:span><text:span text:style-name="T87"> are optional, defaulting to 0 and 1 respectively.</text:span><text:change-end text:change-id="ct320129376"/></text:p>
          </table:table-cell>
        </table:table-row>
        <table:table-row table:style-name="Statisticalanalysisfunctions.2">
          <table:table-cell table:style-name="Statisticalanalysisfunctions.A2" office:value-type="string">
            <text:p text:style-name="P9"><text:change-start text:change-id="ct766949344"/>BINOM.DIST(X, Trials, SP, C)<text:change-end text:change-id="ct766949344"/></text:p>
          </table:table-cell>
          <table:table-cell table:style-name="Statisticalanalysisfunctions.B91" office:value-type="string">
            <text:p text:style-name="Table_20_Contents"><text:change-start text:change-id="ct486159536"/>Returns the individual term binomial distribution probability.</text:p>
            <text:p text:style-name="Table_20_Contents"><text:span text:style-name="Strong_20_Emphasis">X</text:span> is the number of successes in a set of trials. <text:span text:style-name="Strong_20_Emphasis">Trials</text:span> is the number of independent trials. <text:span text:style-name="Strong_20_Emphasis">SP</text:span> is the probability of success on each trial. <text:span text:style-name="Strong_20_Emphasis">C</text:span> = 0 calculates the probability of a single event and <text:span text:style-name="Strong_20_Emphasis">C</text:span> = 1 calculates the cumulative probability.<text:change-end text:change-id="ct486159536"/></text:p>
          </table:table-cell>
        </table:table-row>
        <table:table-row table:style-name="Statisticalanalysisfunctions.2">
          <table:table-cell table:style-name="Statisticalanalysisfunctions.A2" office:value-type="string">
            <text:p text:style-name="P9"><text:change-start text:change-id="ct164784896"/>BINOM.INV(Trials, SP, Alpha)<text:change-end text:change-id="ct164784896"/></text:p>
          </table:table-cell>
          <table:table-cell table:style-name="Statisticalanalysisfunctions.B91" office:value-type="string">
            <text:p text:style-name="Table_20_Contents"><text:change-start text:change-id="ct505033376"/>Returns the smallest value for which the cumulative binomial distribution is greater than or equal to a criterion value.</text:p>
            <text:p text:style-name="Table_20_Contents"><text:span text:style-name="Strong_20_Emphasis">Trials</text:span> is the total number of trials. <text:span text:style-name="Strong_20_Emphasis">SP</text:span> is the probability of success on each trial. <text:span text:style-name="Strong_20_Emphasis">Alpha</text:span> is the border probability that is to be attained or exceeded.<text:change-end text:change-id="ct505033376"/></text:p>
          </table:table-cell>
        </table:table-row>
        <table:table-row table:style-name="Statisticalanalysisfunctions.2">
          <table:table-cell table:style-name="Statisticalanalysisfunctions.A2" office:value-type="string">
            <text:p text:style-name="Table_20_Contents">BINOMDIST(X, trials, SP, C)</text:p>
          </table:table-cell>
          <table:table-cell table:style-name="Statisticalanalysisfunctions.B91" office:value-type="string">
            <text:p text:style-name="P28">Returns the individual term binomial distribution probability.<text:change-start text:change-id="ct462291360"/></text:p>
            <text:p text:style-name="P28"><text:change-end text:change-id="ct462291360"/><text:change text:change-id="ct282251472"/><text:span text:style-name="Strong_20_Emphasis">X</text:span> is the number of successes in a set of trials. <text:span text:style-name="Strong_20_Emphasis">trials</text:span> is the number of independent trials. <text:span text:style-name="Strong_20_Emphasis">SP</text:span> is the probability of success on each trial. <text:span text:style-name="Strong_20_Emphasis">C</text:span> = 0 calculates the probability of a single event and <text:change-start text:change-id="ct516876336"/><text:span text:style-name="Strong_20_Emphasis">C</text:span><text:change-end text:change-id="ct516876336"/> = 1 calculates the cumulative probability.</text:p>
          </table:table-cell>
        </table:table-row>
        <table:table-row table:style-name="Statisticalanalysisfunctions.1">
          <table:table-cell table:style-name="Statisticalanalysisfunctions.A2" office:value-type="string">
            <text:p text:style-name="Table_20_Contents">CHIDIST(Number, degrees_freedom)</text:p>
          </table:table-cell>
          <table:table-cell table:style-name="Statisticalanalysisfunctions.B91" office:value-type="string">
            <text:p text:style-name="Table_20_Contents">Returns the probability value that a hypothesis will be confirmed from the indicated chi<text:change text:change-id="ct549402752"/><text:change-start text:change-id="ct123866112"/>-<text:change-end text:change-id="ct123866112"/>square. The probability determined by CHIDIST can also be determined by CHITEST. <text:span text:style-name="Strong_20_Emphasis">Number</text:span> is the chi-square value of the random sample used to determine the error probability. <text:span text:style-name="Strong_20_Emphasis">degrees_freedom</text:span> is the degrees of freedom of the experiment.</text:p>
            <text:p text:style-name="Table_20_Contents">This function is defined by the ODF as LEGACY.CHIDIST. Use CHISQDIST for possible greater accuracy.</text:p>
          </table:table-cell>
        </table:table-row>
        <table:table-row table:style-name="Statisticalanalysisfunctions.2">
          <table:table-cell table:style-name="Statisticalanalysisfunctions.A2" office:value-type="string">
            <text:p text:style-name="Table_20_Contents">CHIINV(number, degrees_freedom)</text:p>
          </table:table-cell>
          <table:table-cell table:style-name="Statisticalanalysisfunctions.B16" office:value-type="string">
            <text:p text:style-name="Table_20_Contents">Returns the inverse of the one-tailed probability of the chi-squared distribution. <text:span text:style-name="Strong_20_Emphasis">number</text:span> is the value of the error probability. <text:span text:style-name="Strong_20_Emphasis">degrees_freedom</text:span> is the degrees of freedom of the experiment.</text:p>
            <text:p text:style-name="Table_20_Contents">This function is defined by the ODF as LEGACY.CHIINV. Use CHISQINV for possible greater accuracy.</text:p>
          </table:table-cell>
        </table:table-row>
        <text:soft-page-break/>
        <table:table-row table:style-name="Statisticalanalysisfunctions.2">
          <table:table-cell table:style-name="Statisticalanalysisfunctions.A2" office:value-type="string">
            <text:p text:style-name="P9"><text:change-start text:change-id="ct576007200"/>CHISQ.DIST(Number, Degrees of Freedom, Cumulative)<text:change-end text:change-id="ct576007200"/></text:p>
          </table:table-cell>
          <table:table-cell table:style-name="Statisticalanalysisfunctions.B22" office:value-type="string">
            <text:p text:style-name="Table_20_Contents"><text:change-start text:change-id="ct546935952"/>Returns <text:span text:style-name="T55">values</text:span> of the cumulative distribution function, or the probability density function, for the chi-square distribution.</text:p>
            <text:p text:style-name="Table_20_Contents"><text:span text:style-name="Strong_20_Emphasis">Number</text:span> is the value for which the probability density function or cumulative distribution function is to be calculated. <text:span text:style-name="Strong_20_Emphasis">Degrees of Freedom</text:span> defines the degrees of freedom of the <text:span text:style-name="T55">experiment</text:span>. <text:span text:style-name="Strong_20_Emphasis">Cumulative</text:span> can be 0 or False to calculate the probability density function. It can be any other value to calculate the cumulative distribution function.<text:change-end text:change-id="ct546935952"/></text:p>
          </table:table-cell>
        </table:table-row>
        <table:table-row table:style-name="Statisticalanalysisfunctions.2">
          <table:table-cell table:style-name="Statisticalanalysisfunctions.A2" office:value-type="string">
            <text:p text:style-name="P9"><text:change-start text:change-id="ct667318384"/>CHISQ.DIST.RT(Number, Degrees of Freedom)<text:change-end text:change-id="ct667318384"/></text:p>
          </table:table-cell>
          <table:table-cell table:style-name="Statisticalanalysisfunctions.B22" office:value-type="string">
            <text:p text:style-name="Table_20_Contents"><text:change-start text:change-id="ct568215760"/>Returns the probability value from the indicated chi-square that a hypothesis is confirmed<text:change-end text:change-id="ct568215760"/><text:change-start text:change-id="ct205493824"/>.</text:p>
            <text:p text:style-name="Table_20_Contents"><text:span text:style-name="Strong_20_Emphasis">Number</text:span> is the chi-square value of the random sample used to determine the error probability. <text:span text:style-name="Strong_20_Emphasis">Degrees of Freedom</text:span> defines the degrees of freedom of the <text:span text:style-name="T55">experiment.</text:span></text:p>
            <text:p text:style-name="Table_20_Contents">The probability determined by CHISQ.DIST.RT can also be determined by CHITEST.<text:change-end text:change-id="ct205493824"/></text:p>
          </table:table-cell>
        </table:table-row>
        <table:table-row table:style-name="Statisticalanalysisfunctions.2">
          <table:table-cell table:style-name="Statisticalanalysisfunctions.A2" office:value-type="string">
            <text:p text:style-name="P9"><text:change-start text:change-id="ct750666208"/>CHISQ.INV(Probability, Degrees of Freedom)<text:change-end text:change-id="ct750666208"/></text:p>
          </table:table-cell>
          <table:table-cell table:style-name="Statisticalanalysisfunctions.B22" office:value-type="string">
            <text:p text:style-name="Table_20_Contents"><text:change-start text:change-id="ct685327360"/>Returns the inverse of the left-tailed probability of the chi-square distribution.</text:p>
            <text:p text:style-name="Table_20_Contents"><text:span text:style-name="Strong_20_Emphasis">Probability</text:span> is the probability value for which the inverse of the chi-square distribution is to be calculated. <text:span text:style-name="Strong_20_Emphasis">Degrees of Freedom</text:span> defines the degrees of freedom of the <text:span text:style-name="T55">experiment</text:span>.<text:change-end text:change-id="ct685327360"/></text:p>
          </table:table-cell>
        </table:table-row>
        <table:table-row table:style-name="Statisticalanalysisfunctions.2">
          <table:table-cell table:style-name="Statisticalanalysisfunctions.A2" office:value-type="string">
            <text:p text:style-name="P9"><text:change-start text:change-id="ct348364256"/>CHISQ.INV.RT(Number, Degrees of Freedom)<text:change-end text:change-id="ct348364256"/></text:p>
          </table:table-cell>
          <table:table-cell table:style-name="Statisticalanalysisfunctions.B22" office:value-type="string">
            <text:p text:style-name="Table_20_Contents"><text:change-start text:change-id="ct189492304"/>Returns the inverse of the one-tailed probability of the chi-squared distribution.</text:p>
            <text:p text:style-name="Table_20_Contents"><text:span text:style-name="Strong_20_Emphasis">Number</text:span> is the probability value for which the inverse chi-square distribution is to be calculated. <text:span text:style-name="Strong_20_Emphasis">Degrees of Freedom</text:span> defines the degrees of freedom of the <text:span text:style-name="T55">experiment</text:span>.<text:change-end text:change-id="ct189492304"/></text:p>
          </table:table-cell>
        </table:table-row>
        <table:table-row table:style-name="Statisticalanalysisfunctions.2">
          <table:table-cell table:style-name="Statisticalanalysisfunctions.A2" office:value-type="string">
            <text:p text:style-name="P9"><text:change-start text:change-id="ct464667888"/>CHISQ.TEST(Data_B, Data_E)<text:change-end text:change-id="ct464667888"/></text:p>
          </table:table-cell>
          <table:table-cell table:style-name="Statisticalanalysisfunctions.B22" office:value-type="string">
            <text:p text:style-name="Table_20_Contents"><text:change-start text:change-id="ct117107296"/>Returns the probability of a deviance from a random distribution of two test series based on the chi-squared test for independence. CHISQ.TEST returns the chi-squared distribution of the data.</text:p>
            <text:p text:style-name="Table_20_Contents"><text:span text:style-name="Strong_20_Emphasis">Data_B</text:span> is the array of the observations and <text:span text:style-name="Strong_20_Emphasis">Data_E</text:span> is the range of the expected values.</text:p>
            <text:p text:style-name="Table_20_Contents">The probability determined by this function can also be determined with CHISQ.DIST, in which case the chi-square of the random sample must then be passed as a<text:span text:style-name="T104">n argument</text:span> instead of the data row.<text:change-end text:change-id="ct117107296"/></text:p>
          </table:table-cell>
        </table:table-row>
        <table:table-row table:style-name="Statisticalanalysisfunctions.2">
          <table:table-cell table:style-name="Statisticalanalysisfunctions.A2" office:value-type="string">
            <text:p text:style-name="Table_20_Contents">CHISQDIST(Number, Degrees of Freedom, Cumulative)</text:p>
          </table:table-cell>
          <table:table-cell table:style-name="Statisticalanalysisfunctions.B22" office:value-type="string">
            <text:p text:style-name="Table_20_Contents">Returns the value of the probability density function or the cumulative distribution function for the chi-square distribution.</text:p>
            <text:p text:style-name="P29"><text:span text:style-name="Strong_20_Emphasis">Number</text:span> is the value at which you want to evaluate the distribution. <text:span text:style-name="Strong_20_Emphasis">Degrees of Freedom</text:span> is the number of degrees of freedom. <text:change text:change-id="ct556871888"/><text:change-start text:change-id="ct753811760"/><text:span text:style-name="Strong_20_Emphasis">Cumulative</text:span> can be 0 or False to calculate the probability density function. It can be any other value to calculate the cumulative distribution function<text:change-end text:change-id="ct753811760"/>.</text:p>
          </table:table-cell>
        </table:table-row>
        <table:table-row table:style-name="Statisticalanalysisfunctions.2">
          <table:table-cell table:style-name="Statisticalanalysisfunctions.A2" office:value-type="string">
            <text:p text:style-name="Table_20_Contents">CHISQINV(Probability, Degrees of Freedom)</text:p>
          </table:table-cell>
          <table:table-cell table:style-name="Statisticalanalysisfunctions.B23" office:value-type="string">
            <text:p text:style-name="Table_20_Contents">Returns the inverse of CHISQDIST<text:change text:change-id="ct488051632"/>. </text:p>
            <text:p text:style-name="Table_20_Contents"><text:span text:style-name="Strong_20_Emphasis">Probability</text:span> is the probability value for which the inverse of the chi<text:change text:change-id="ct450963712"/><text:change-start text:change-id="ct64729120"/>-<text:change-end text:change-id="ct64729120"/>square distribution is to be calculated. <text:span text:style-name="Strong_20_Emphasis">Degrees of Freedom</text:span> is the number of degrees of freedom<text:change-start text:change-id="ct547306576"/> <text:span text:style-name="T87">for the experiment</text:span><text:change-end text:change-id="ct547306576"/>.</text:p>
          </table:table-cell>
        </table:table-row>
        <text:soft-page-break/>
        <table:table-row table:style-name="Statisticalanalysisfunctions.2">
          <table:table-cell table:style-name="Statisticalanalysisfunctions.A2" office:value-type="string">
            <text:p text:style-name="Table_20_Contents">CHITEST(Data_B, data_E)</text:p>
          </table:table-cell>
          <table:table-cell table:style-name="Statisticalanalysisfunctions.B24" office:value-type="string">
            <text:p text:style-name="P29">Returns the chi-square distribution from a random distribution of two test series based on the chi-square test for independence. The probability determined by CHITEST can also be determined with CHIDIST, in which case the chi<text:change text:change-id="ct724685344"/><text:change-start text:change-id="ct173005840"/>-<text:change-end text:change-id="ct173005840"/>square of the random sample must then be passed as a<text:change-start text:change-id="ct404943584"/><text:span text:style-name="T104">n</text:span><text:change-end text:change-id="ct404943584"/> <text:change text:change-id="ct545239152"/><text:change-start text:change-id="ct767252160"/><text:span text:style-name="T104">argument</text:span><text:change-end text:change-id="ct767252160"/> instead of the data row.<text:change-start text:change-id="ct289288944"/></text:p>
            <text:p text:style-name="P29"><text:change-end text:change-id="ct289288944"/><text:change text:change-id="ct289146944"/><text:span text:style-name="Strong_20_Emphasis">Data_B</text:span> is the array of the observations. <text:span text:style-name="Strong_20_Emphasis">data_E</text:span> is the range of the expected values.</text:p>
            <text:p text:style-name="Table_20_Contents">This function is defined by the ODF as LEGACY.CHITEST.</text:p>
          </table:table-cell>
        </table:table-row>
        <table:table-row table:style-name="Statisticalanalysisfunctions.2">
          <table:table-cell table:style-name="Statisticalanalysisfunctions.A2" office:value-type="string">
            <text:p text:style-name="Table_20_Contents">CONFIDENCE(alpha, STDEV, size)</text:p>
          </table:table-cell>
          <table:table-cell table:style-name="Statisticalanalysisfunctions.B91" office:value-type="string">
            <text:p text:style-name="Table_20_Contents">Returns the (1-alpha) confidence interval for a normal distribution. <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p>
          </table:table-cell>
        </table:table-row>
        <table:table-row table:style-name="Statisticalanalysisfunctions.1">
          <table:table-cell table:style-name="Statisticalanalysisfunctions.A2" office:value-type="string">
            <text:p text:style-name="P9"><text:change-start text:change-id="ct501293072"/>CONFIDENCE.NORM<text:change-end text:change-id="ct501293072"/><text:change-start text:change-id="ct397630384"/>(Alpha, StDev, Size)<text:change-end text:change-id="ct397630384"/></text:p>
          </table:table-cell>
          <table:table-cell table:style-name="Statisticalanalysisfunctions.B91" office:value-type="string">
            <text:p text:style-name="Table_20_Contents"><text:change-start text:change-id="ct542348384"/>Returns the (1-alpha) confidence interval for a normal distribution.</text:p>
            <text:p text:style-name="Table_20_Contents"><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change-end text:change-id="ct542348384"/></text:p>
          </table:table-cell>
        </table:table-row>
        <table:table-row table:style-name="Statisticalanalysisfunctions.1">
          <table:table-cell table:style-name="Statisticalanalysisfunctions.A2" office:value-type="string">
            <text:p text:style-name="P9"><text:change-start text:change-id="ct126576080"/>CONFIDENCE.T<text:change-end text:change-id="ct126576080"/><text:change-start text:change-id="ct413242352"/>(Alpha, StDev, Size)<text:change-end text:change-id="ct413242352"/></text:p>
          </table:table-cell>
          <table:table-cell table:style-name="Statisticalanalysisfunctions.B91" office:value-type="string">
            <text:p text:style-name="Table_20_Contents"><text:change-start text:change-id="ct56882128"/>Returns the (1-alpha) confidence interval for a Student's t-distribution.</text:p>
            <text:p text:style-name="Table_20_Contents"><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change-end text:change-id="ct56882128"/></text:p>
          </table:table-cell>
        </table:table-row>
        <table:table-row table:style-name="Statisticalanalysisfunctions.1">
          <table:table-cell table:style-name="Statisticalanalysisfunctions.A2" office:value-type="string">
            <text:p text:style-name="Table_20_Contents">CORREL(Data_1, Data_2)</text:p>
          </table:table-cell>
          <table:table-cell table:style-name="Statisticalanalysisfunctions.B28" office:value-type="string">
            <text:p text:style-name="Table_20_Contents">Returns the correlation coefficient between two data sets. <text:span text:style-name="Strong_20_Emphasis">Data_1</text:span> is the first data set. <text:span text:style-name="Strong_20_Emphasis">Data_2</text:span> is the second data set. Both arrays shall be the same size and shape. Any empty element or non-numeric value in an element will cause the corresponding element to be ignored.</text:p>
          </table:table-cell>
        </table:table-row>
        <table:table-row table:style-name="Statisticalanalysisfunctions.2">
          <table:table-cell table:style-name="Statisticalanalysisfunctions.A2" office:value-type="string">
            <text:p text:style-name="Table_20_Contents">COUNT(value 1, value 2, <text:span text:style-name="T4">…</text:span>, value 30)</text:p>
          </table:table-cell>
          <table:table-cell table:style-name="Statisticalanalysisfunctions.B29" office:value-type="string">
            <text:p text:style-name="Table_20_Contents">Counts how many numbers are in the list of arguments. Text entries are ignored. <text:span text:style-name="Strong_20_Emphasis">value 1</text:span>, <text:span text:style-name="Strong_20_Emphasis">value 2</text:span>, <text:span text:style-name="T4">…</text:span>, <text:span text:style-name="Strong_20_Emphasis">value 30</text:span> are values or ranges which are to be counted.</text:p>
          </table:table-cell>
        </table:table-row>
        <table:table-row table:style-name="Statisticalanalysisfunctions.1">
          <table:table-cell table:style-name="Statisticalanalysisfunctions.A2" office:value-type="string">
            <text:p text:style-name="Table_20_Contents">COUNTA(value 1, value 2, <text:span text:style-name="T4">…</text:span>, value 30)</text:p>
          </table:table-cell>
          <table:table-cell table:style-name="Statisticalanalysisfunctions.B91" office:value-type="string">
            <text:p text:style-name="Table_20_Contents">Counts how many values are in the list of arguments. Text entries are also counted, even when they contain an empty string of length 0. If an argument is an array or reference, empty cells within the array or reference are ignored. <text:span text:style-name="Strong_20_Emphasis">value 1</text:span>, <text:span text:style-name="Strong_20_Emphasis">value 2</text:span>, <text:span text:style-name="T4">…</text:span>, <text:span text:style-name="Strong_20_Emphasis">value 30</text:span> are up to 30 arguments representing the values to be counted.</text:p>
          </table:table-cell>
        </table:table-row>
        <table:table-row table:style-name="Statisticalanalysisfunctions.2">
          <table:table-cell table:style-name="Statisticalanalysisfunctions.A2" office:value-type="string">
            <text:p text:style-name="P9"><text:change-start text:change-id="ct713820352"/>COUNTBLANK<text:change-end text:change-id="ct713820352"/><text:change-start text:change-id="ct567900304"/>(Range)<text:change-end text:change-id="ct567900304"/></text:p>
          </table:table-cell>
          <table:table-cell table:style-name="Statisticalanalysisfunctions.B91" office:value-type="string">
            <text:p text:style-name="Table_20_Contents"><text:change-start text:change-id="ct516279088"/>Returns the number of empty cells within the specified <text:span text:style-name="Strong_20_Emphasis">Range</text:span> of cells.<text:change-end text:change-id="ct516279088"/></text:p>
          </table:table-cell>
        </table:table-row>
        <text:soft-page-break/>
        <table:table-row table:style-name="Statisticalanalysisfunctions.2">
          <table:table-cell table:style-name="Statisticalanalysisfunctions.A2" office:value-type="string">
            <text:p text:style-name="P9"><text:change-start text:change-id="ct768064688"/>COUNTIF<text:change-end text:change-id="ct768064688"/><text:change-start text:change-id="ct151062208"/>(Range, Criteria)<text:change-end text:change-id="ct151062208"/></text:p>
          </table:table-cell>
          <table:table-cell table:style-name="Statisticalanalysisfunctions.B91" office:value-type="string">
            <text:p text:style-name="Table_20_Contents"><text:change-start text:change-id="ct695864944"/>Returns the number of cells that meet the given criteria within a range of cells.</text:p>
            <text:p text:style-name="Table_20_Contents"><text:span text:style-name="Strong_20_Emphasis">Range</text:span> is the cell range to which the criteria are to be applied. <text:span text:style-name="Strong_20_Emphasis">Criteria</text:span> indicates the criteria in the form of a number, an expression, or a character string. These criteria determine which cells are counted. If regular expressions are enabled, you may also enter a search text in the form of a regular expression. If wildcards are enabled, you may enter a search text with wildcards. You may also indicate a cell address that contains the search criterion. If you search for literal text, enclose the text in double quotes.<text:change-end text:change-id="ct695864944"/></text:p>
          </table:table-cell>
        </table:table-row>
        <table:table-row table:style-name="Statisticalanalysisfunctions.2">
          <table:table-cell table:style-name="Statisticalanalysisfunctions.A2" office:value-type="string">
            <text:p text:style-name="P9"><text:change-start text:change-id="ct402042240"/>COUNTIFS<text:change-end text:change-id="ct402042240"/><text:change-start text:change-id="ct274165472"/>(Range1, Criteria1, Range2, Criteria2, ...)<text:change-end text:change-id="ct274165472"/></text:p>
          </table:table-cell>
          <table:table-cell table:style-name="Statisticalanalysisfunctions.B91" office:value-type="string">
            <text:p text:style-name="P16"><text:change-start text:change-id="ct492730816"/>Returns the count of cells that meet given criteria in multiple ranges. The function can take up to 255 arguments, meaning that you can specify up to 127 range / criteria pairs.</text:p>
            <text:p text:style-name="P16"><text:span text:style-name="Strong_20_Emphasis">Range1</text:span> is a range of cells, a name of a named range, or a label of a column or a row containing values for counting and finding the corresponding criteria. <text:span text:style-name="Strong_20_Emphasis">Range2</text:span> … <text:span text:style-name="Strong_20_Emphasis">Range127</text:span> are optional and mean the same as <text:span text:style-name="Strong_20_Emphasis">Range1</text:span>. If <text:span text:style-name="Strong_20_Emphasis">Range1</text:span> … <text:span text:style-name="Strong_20_Emphasis">Range127</text:span> are not the same height and width, the function returns an invalid argument error.</text:p>
            <text:p text:style-name="Table_20_Contents"><text:span text:style-name="Strong_20_Emphasis">Criteria1</text:span> is a string expression representing a logical condition or a cell reference to such a string expression. The expression can contain text, numbers, regular expressions or wildcards (if enabled). <text:span text:style-name="Strong_20_Emphasis">Criteria2</text:span> … <text:span text:style-name="Strong_20_Emphasis">Criteria127</text:span> are optional and mean the same as <text:span text:style-name="Strong_20_Emphasis">Criteria1</text:span>.<text:change-end text:change-id="ct492730816"/><text:change-start text:change-id="ct568958784"/></text:p>
            <text:p text:style-name="Table_20_Contents">If a cell contains TRUE, it is treated as 1. If a cell contains FALSE, it is treated as 0 (zero).</text:p>
            <text:p text:style-name="Table_20_Contents">The logical relation between criteria can be defined as logical AND (conjunction). The count is incremented if a cell in <text:span text:style-name="Strong_20_Emphasis">Range1</text:span> meets <text:span text:style-name="Strong_20_Emphasis">Criteria</text:span> 1, and the corresponding cell in <text:span text:style-name="Strong_20_Emphasis">Range2</text:span> meets <text:span text:style-name="Strong_20_Emphasis">Criteria2</text:span>, and so on for all specified range / criteria pairs. Note that in this context the top left cell in <text:span text:style-name="Strong_20_Emphasis">Range1</text:span> <text:span text:style-name="Emphasis">corresponds</text:span> to the top left cell in all other ranges – the top left cell in each range need not be the same spreadsheet cell.<text:change-end text:change-id="ct568958784"/></text:p>
          </table:table-cell>
        </table:table-row>
        <table:table-row table:style-name="Statisticalanalysisfunctions.2">
          <table:table-cell table:style-name="Statisticalanalysisfunctions.A2" office:value-type="string">
            <text:p text:style-name="Table_20_Contents">COVAR(Data_1, Data_2)</text:p>
          </table:table-cell>
          <table:table-cell table:style-name="Statisticalanalysisfunctions.B34" office:value-type="string">
            <text:p text:style-name="P30">Returns the covariance of the product of paired deviations. <text:span text:style-name="Strong_20_Emphasis">Data_1</text:span> is the first data set. <text:span text:style-name="Strong_20_Emphasis">Data_2</text:span> is the second data set. <text:change-start text:change-id="ct168937248"/>Both <text:span text:style-name="T56">data sets</text:span> <text:span text:style-name="T56">should</text:span> be the same size and shape. <text:change-end text:change-id="ct168937248"/>Any empty element or non-numeric value in an element will cause the corresponding element to be ignored.</text:p>
          </table:table-cell>
        </table:table-row>
        <table:table-row table:style-name="Statisticalanalysisfunctions.1">
          <table:table-cell table:style-name="Statisticalanalysisfunctions.A2" office:value-type="string">
            <text:p text:style-name="P9"><text:change-start text:change-id="ct473151504"/>COV<text:change-end text:change-id="ct473151504"/><text:change-start text:change-id="ct394616752"/>ARIANCE.P<text:change-end text:change-id="ct394616752"/><text:change-start text:change-id="ct562340800"/>(Data1, Data2)<text:change-end text:change-id="ct562340800"/></text:p>
          </table:table-cell>
          <table:table-cell table:style-name="Statisticalanalysisfunctions.B36" office:value-type="string">
            <text:p text:style-name="Table_20_Contents"><text:change-start text:change-id="ct151765664"/>Returns the covariance of the product of paired deviations, for the entire population.</text:p>
            <text:p text:style-name="Table_20_Contents"><text:span text:style-name="Strong_20_Emphasis">Data1</text:span> is the first data set and <text:span text:style-name="Strong_20_Emphasis">Data2</text:span> is the second data set. <text:span text:style-name="Strong_20_Emphasis">Data1</text:span> and <text:span text:style-name="Strong_20_Emphasis">Data2</text:span> should contain the same number of data points.<text:change-end text:change-id="ct151765664"/></text:p>
          </table:table-cell>
        </table:table-row>
        <table:table-row table:style-name="Statisticalanalysisfunctions.1">
          <table:table-cell table:style-name="Statisticalanalysisfunctions.A2" office:value-type="string">
            <text:p text:style-name="P9"><text:change-start text:change-id="ct295644320"/>C<text:span text:style-name="T19">OVARIANCE.</text:span><text:change-end text:change-id="ct295644320"/><text:change-start text:change-id="ct56617104"/><text:span text:style-name="T19">S</text:span><text:change-end text:change-id="ct56617104"/><text:change-start text:change-id="ct549260784"/><text:span text:style-name="T19">(Data1, Data2)</text:span><text:change-end text:change-id="ct549260784"/></text:p>
          </table:table-cell>
          <table:table-cell table:style-name="Statisticalanalysisfunctions.B36" office:value-type="string">
            <text:p text:style-name="Table_20_Contents"><text:change-start text:change-id="ct466491152"/>Returns the covariance of the product of paired deviations, for a sample of the population.</text:p>
            <text:p text:style-name="Table_20_Contents"><text:span text:style-name="Strong_20_Emphasis">Data1</text:span> is the first data set and <text:span text:style-name="Strong_20_Emphasis">Data2</text:span> is the second data set. <text:span text:style-name="Strong_20_Emphasis">Data1</text:span> and <text:span text:style-name="Strong_20_Emphasis">Data2</text:span> should contain the same number of data points.<text:change-end text:change-id="ct466491152"/></text:p>
          </table:table-cell>
        </table:table-row>
        <text:soft-page-break/>
        <table:table-row table:style-name="Statisticalanalysisfunctions.1">
          <table:table-cell table:style-name="Statisticalanalysisfunctions.A2" office:value-type="string">
            <text:p text:style-name="Table_20_Contents">CRITBINOM(trials, SP, alpha)</text:p>
          </table:table-cell>
          <table:table-cell table:style-name="Statisticalanalysisfunctions.B37" office:value-type="string">
            <text:p text:style-name="Table_20_Contents">Returns the smallest value for which the cumulative binomial distribution is less than or equal to a criterion value. <text:span text:style-name="Strong_20_Emphasis">trials</text:span> is the total number of trials. <text:span text:style-name="Strong_20_Emphasis">SP</text:span> is the probability of success for one trial. <text:span text:style-name="Strong_20_Emphasis">alpha</text:span> is the threshold probability to be reached or exceeded.</text:p>
          </table:table-cell>
        </table:table-row>
        <table:table-row table:style-name="Statisticalanalysisfunctions.2">
          <table:table-cell table:style-name="Statisticalanalysisfunctions.A2" office:value-type="string">
            <text:p text:style-name="Table_20_Contents">DEVSQ(number 1, number 2, <text:span text:style-name="T4">…</text:span>, number 30)</text:p>
          </table:table-cell>
          <table:table-cell table:style-name="Statisticalanalysisfunctions.B38" office:value-type="string">
            <text:p text:style-name="Table_20_Contents">Returns the sum of squares of deviations based on a sample mean. <text:span text:style-name="Strong_20_Emphasis">number </text:span><text:change text:change-id="ct567556768"/><text:span text:style-name="Strong_20_Emphasis">1</text:span>, <text:span text:style-name="Strong_20_Emphasis">number 2</text:span>, <text:span text:style-name="T4">…</text:span>, <text:span text:style-name="Strong_20_Emphasis">number 30</text:span> are numerical values or ranges representing a sample.</text:p>
          </table:table-cell>
        </table:table-row>
        <table:table-row table:style-name="Statisticalanalysisfunctions.2">
          <table:table-cell table:style-name="Statisticalanalysisfunctions.A2" office:value-type="string">
            <text:p text:style-name="P10"><text:change-start text:change-id="ct357512640"/>ERF.PRECISE<text:change-end text:change-id="ct357512640"/><text:change-start text:change-id="ct473833248"/>(<text:span text:style-name="T56">Lower</text:span>Limit)<text:change-end text:change-id="ct473833248"/></text:p>
          </table:table-cell>
          <table:table-cell table:style-name="Statisticalanalysisfunctions.B91" office:value-type="string">
            <text:p text:style-name="Table_20_Contents"><text:change-start text:change-id="ct749172384"/>Returns values of the Gaussian error integral between 0 and the specified <text:span text:style-name="Strong_20_Emphasis"><text:span text:style-name="T56">Lower</text:span></text:span><text:span text:style-name="Strong_20_Emphasis">Limit.</text:span><text:change-end text:change-id="ct749172384"/></text:p>
          </table:table-cell>
        </table:table-row>
        <table:table-row table:style-name="Statisticalanalysisfunctions.2">
          <table:table-cell table:style-name="Statisticalanalysisfunctions.A2" office:value-type="string">
            <text:p text:style-name="P10"><text:change-start text:change-id="ct589990944"/>ERFC.PRECISE<text:change-end text:change-id="ct589990944"/><text:change-start text:change-id="ct521114416"/>(LowerLimit)<text:change-end text:change-id="ct521114416"/></text:p>
          </table:table-cell>
          <table:table-cell table:style-name="Statisticalanalysisfunctions.B91" office:value-type="string">
            <text:p text:style-name="Table_20_Contents"><text:change-start text:change-id="ct568093856"/>Returns complementary values of the Gaussian error integral between the specified <text:span text:style-name="Strong_20_Emphasis">LowerLimit</text:span> and infinity.<text:change-end text:change-id="ct568093856"/></text:p>
          </table:table-cell>
        </table:table-row>
        <table:table-row table:style-name="Statisticalanalysisfunctions.1">
          <table:table-cell table:style-name="Statisticalanalysisfunctions.A2" office:value-type="string">
            <text:p text:style-name="P10"><text:change-start text:change-id="ct684720800"/>EXPON.DIST<text:change-end text:change-id="ct684720800"/><text:change-start text:change-id="ct404191136"/>(Number, Lambda, C)<text:change-end text:change-id="ct404191136"/></text:p>
          </table:table-cell>
          <table:table-cell table:style-name="Statisticalanalysisfunctions.B91" office:value-type="string">
            <text:p text:style-name="Table_20_Contents"><text:change-start text:change-id="ct660769296"/>Returns values of either the probability density function or the cumulative distribution function for the exponential distribution.</text:p>
            <text:p text:style-name="Table_20_Contents"><text:span text:style-name="Strong_20_Emphasis">Number</text:span> is the value for which the exponential distribution is to be calculated. <text:span text:style-name="Strong_20_Emphasis">Lambda</text:span> is the <text:span text:style-name="T56">rate </text:span>parameter of the exponential distribution. The <text:span text:style-name="T104">argument</text:span> <text:span text:style-name="Strong_20_Emphasis">C</text:span> determines the form of the function calculated – a value of 0 requests the probability density function and a value of 1 requests the cumulative distribution function.<text:change-end text:change-id="ct660769296"/></text:p>
          </table:table-cell>
        </table:table-row>
        <table:table-row table:style-name="Statisticalanalysisfunctions.1">
          <table:table-cell table:style-name="Statisticalanalysisfunctions.A2" office:value-type="string">
            <text:p text:style-name="Table_20_Contents">EXPONDIST(Number<text:change text:change-id="ct532221632"/><text:change-start text:change-id="ct482745504"/>,<text:change-end text:change-id="ct482745504"/> lambda, C)</text:p>
          </table:table-cell>
          <table:table-cell table:style-name="Statisticalanalysisfunctions.B91" office:value-type="string">
            <text:p text:style-name="Table_20_Contents">Returns the value of the probability density function or the cumulative distribution function for the exponential distribution. <text:s/><text:span text:style-name="Strong_20_Emphasis">Number</text:span> <text:change text:change-id="ct555379184"/><text:change-start text:change-id="ct127117440"/>is the value for which the exponential distribution is to be calculated.<text:change-end text:change-id="ct127117440"/><text:change text:change-id="ct546123056"/> <text:span text:style-name="Strong_20_Emphasis">lambda</text:span> is the <text:change-start text:change-id="ct600429360"/><text:span text:style-name="T56">rate </text:span><text:change-end text:change-id="ct600429360"/>parameter value. <text:span text:style-name="Strong_20_Emphasis">C</text:span> is a logical value that determines the form of the function. <text:span text:style-name="Strong_20_Emphasis">C</text:span> = 0 calculates the<text:change-start text:change-id="ct694963504"/> <text:span text:style-name="T56">probability</text:span><text:change-end text:change-id="ct694963504"/> density function, and <text:span text:style-name="Strong_20_Emphasis">C</text:span> = 1 calculates the <text:change-start text:change-id="ct500905056"/><text:span text:style-name="T56">cumulative </text:span><text:change-end text:change-id="ct500905056"/>distribution function.</text:p>
          </table:table-cell>
        </table:table-row>
        <table:table-row table:style-name="Statisticalanalysisfunctions.2">
          <table:table-cell table:style-name="Statisticalanalysisfunctions.A2" office:value-type="string">
            <text:p text:style-name="P10"><text:change-start text:change-id="ct472594880"/>F.DIST<text:change-end text:change-id="ct472594880"/><text:change-start text:change-id="ct151941136"/>(Number, Degrees of Freedom1, Degrees of Freedom2, Cumulative)<text:change-end text:change-id="ct151941136"/></text:p>
          </table:table-cell>
          <table:table-cell table:style-name="Statisticalanalysisfunctions.B91" office:value-type="string">
            <text:p text:style-name="Table_20_Contents"><text:change-start text:change-id="ct759856640"/>Calculates values of either the probability density function or the cumulative distribution <text:span text:style-name="T56">function</text:span>, for the left tail of the F probability distribution.</text:p>
            <text:p text:style-name="Table_20_Contents"><text:span text:style-name="Strong_20_Emphasis">Number</text:span> is the value for which the function is to be calculated. <text:span text:style-name="Strong_20_Emphasis">Degrees of Freedom1</text:span> specifies the degrees of freedom in the numerator in the F distribution. <text:span text:style-name="Strong_20_Emphasis">Degrees of Freedom2</text:span> specifies the degrees of freedom in the denominator in the F distribution. <text:span text:style-name="Strong_20_Emphasis">Cumulative</text:span> is set to 0 or False to calculate the probability density function. <text:span text:style-name="Strong_20_Emphasis">Cumulative</text:span> is set to 1 or True to calculate the cumulative distribution function.<text:change-end text:change-id="ct759856640"/></text:p>
          </table:table-cell>
        </table:table-row>
        <table:table-row table:style-name="Statisticalanalysisfunctions.2">
          <table:table-cell table:style-name="Statisticalanalysisfunctions.A2" office:value-type="string">
            <text:p text:style-name="P10"><text:change-start text:change-id="ct127868256"/>F.DIST.RT<text:change-end text:change-id="ct127868256"/><text:change-start text:change-id="ct205912000"/>(Number, Degrees of Freedom1, Degrees of Freedom2)<text:change-end text:change-id="ct205912000"/></text:p>
          </table:table-cell>
          <table:table-cell table:style-name="Statisticalanalysisfunctions.B91" office:value-type="string">
            <text:p text:style-name="Table_20_Contents"><text:change-start text:change-id="ct523729488"/>Calculates F probability distribution values for the right tail.</text:p>
            <text:p text:style-name="Table_20_Contents"><text:span text:style-name="Strong_20_Emphasis">Number</text:span> is the value for which the function is to be calculated. <text:span text:style-name="Strong_20_Emphasis">Degrees of Freedom1</text:span> specifies the degrees of freedom in the numerator in the F distribution. <text:span text:style-name="Strong_20_Emphasis">Degrees of Freedom2</text:span> specifies the degrees of freedom in the denominator in the F distribution.<text:change-end text:change-id="ct523729488"/></text:p>
          </table:table-cell>
        </table:table-row>
        <text:soft-page-break/>
        <table:table-row table:style-name="Statisticalanalysisfunctions.2">
          <table:table-cell table:style-name="Statisticalanalysisfunctions.A2" office:value-type="string">
            <text:p text:style-name="P10"><text:change-start text:change-id="ct329626096"/>F.INV<text:change-end text:change-id="ct329626096"/><text:change-start text:change-id="ct458250592"/>(Number, Degrees of Freedom1, Degrees of Freedom2)<text:change-end text:change-id="ct458250592"/></text:p>
          </table:table-cell>
          <table:table-cell table:style-name="Statisticalanalysisfunctions.B91" office:value-type="string">
            <text:p text:style-name="Table_20_Contents"><text:change-start text:change-id="ct123187424"/>Returns the inverse of the cumulative F distribution.</text:p>
            <text:p text:style-name="Table_20_Contents"><text:span text:style-name="Strong_20_Emphasis">Number</text:span> is the probability value for which the inverse F distribution is to be calculated. <text:span text:style-name="Strong_20_Emphasis">Degrees of Freedom1</text:span> specifies the degrees of freedom in the numerator of the F distribution. <text:span text:style-name="Strong_20_Emphasis">Degrees of Freedom2</text:span> specifies the number of degrees of freedom in the denominator of the F distribution.<text:change-end text:change-id="ct123187424"/></text:p>
          </table:table-cell>
        </table:table-row>
        <table:table-row table:style-name="Statisticalanalysisfunctions.2">
          <table:table-cell table:style-name="Statisticalanalysisfunctions.A2" office:value-type="string">
            <text:p text:style-name="P10"><text:change-start text:change-id="ct572341968"/>F.INV.RT<text:change-end text:change-id="ct572341968"/><text:change-start text:change-id="ct672033808"/>(Number, Degrees of Freedom<text:span text:style-name="T87">1</text:span>, Degrees of Freedom2)<text:change-end text:change-id="ct672033808"/></text:p>
          </table:table-cell>
          <table:table-cell table:style-name="Statisticalanalysisfunctions.B91" office:value-type="string">
            <text:p text:style-name="Table_20_Contents"><text:change-start text:change-id="ct392512720"/>Returns the inverse of the F distribution, for the right tail.</text:p>
            <text:p text:style-name="Table_20_Contents"><text:span text:style-name="Strong_20_Emphasis">Number</text:span> is the probability value for which the inverse F distribution is to be calculated. <text:span text:style-name="Strong_20_Emphasis">Degrees of Freedom1</text:span> specifies the degrees of freedom in the numerator of the F distribution. <text:span text:style-name="Strong_20_Emphasis">Degrees of Freedom2</text:span> specifies the number of degrees of freedom in the denominator of the F distribution.<text:change-end text:change-id="ct392512720"/></text:p>
          </table:table-cell>
        </table:table-row>
        <table:table-row table:style-name="Statisticalanalysisfunctions.2">
          <table:table-cell table:style-name="Statisticalanalysisfunctions.A2" office:value-type="string">
            <text:p text:style-name="P10"><text:change-start text:change-id="ct149569184"/>F.TEST<text:change-end text:change-id="ct149569184"/><text:change-start text:change-id="ct451257664"/>(Data1, Data2)<text:change-end text:change-id="ct451257664"/></text:p>
          </table:table-cell>
          <table:table-cell table:style-name="Statisticalanalysisfunctions.B91" office:value-type="string">
            <text:p text:style-name="Table_20_Contents"><text:change-start text:change-id="ct153224080"/>Returns the result of an F test for the two specified data sets.</text:p>
            <text:p text:style-name="Table_20_Contents"><text:span text:style-name="Strong_20_Emphasis">Data1</text:span> is the first data array. <text:span text:style-name="Strong_20_Emphasis">Data2</text:span> is the second data array.<text:change-end text:change-id="ct153224080"/></text:p>
          </table:table-cell>
        </table:table-row>
        <table:table-row table:style-name="Statisticalanalysisfunctions.2">
          <table:table-cell table:style-name="Statisticalanalysisfunctions.A2" office:value-type="string">
            <text:p text:style-name="Table_20_Contents">FDIST(Number, degrees_freedom_1, degrees_freedom_2)</text:p>
          </table:table-cell>
          <table:table-cell table:style-name="Statisticalanalysisfunctions.B91" office:value-type="string">
            <text:p text:style-name="Table_20_Contents">Calculates the values of an F probability distribution. <text:span text:style-name="Strong_20_Emphasis">Number</text:span> is the value for which the F distribution is to be calculated. <text:span text:style-name="Strong_20_Emphasis">degrees_freedom_1</text:span> is the degrees of freedom in the numerator in the F distribution. <text:span text:style-name="Strong_20_Emphasis">degrees_freedom_2</text:span> is the degrees of freedom in the denominator in the F distribution. In the ODF specification this is named LEGACY.FDIST<text:change text:change-id="ct473478112"/>.</text:p>
          </table:table-cell>
        </table:table-row>
        <table:table-row table:style-name="Statisticalanalysisfunctions.1">
          <table:table-cell table:style-name="Statisticalanalysisfunctions.A2" office:value-type="string">
            <text:p text:style-name="Table_20_Contents">FINV(number, degrees_freedom_1, degrees_freedom_2)</text:p>
          </table:table-cell>
          <table:table-cell table:style-name="Statisticalanalysisfunctions.B91" office:value-type="string">
            <text:p text:style-name="Table_20_Contents">Returns the inverse of the F probability distribution. <text:s/><text:span text:style-name="Strong_20_Emphasis">number</text:span> is the probability value for which the inverse F distribution is to be calculated. <text:span text:style-name="Strong_20_Emphasis">degrees_freedom_1</text:span> is the number of degrees of freedom in the numerator of the F distribution. <text:span text:style-name="Strong_20_Emphasis">degrees_freedom_2</text:span> is the number of degrees of freedom in the denominator of the F distribution. In the ODF specification this is named LEGACY.FINV<text:change text:change-id="ct145039440"/>.</text:p>
          </table:table-cell>
        </table:table-row>
        <table:table-row table:style-name="Statisticalanalysisfunctions.2">
          <table:table-cell table:style-name="Statisticalanalysisfunctions.A2" office:value-type="string">
            <text:p text:style-name="Table_20_Contents">FISHER(Number)</text:p>
          </table:table-cell>
          <table:table-cell table:style-name="Statisticalanalysisfunctions.B91" office:value-type="string">
            <text:p text:style-name="Table_20_Contents">Returns the Fisher transformation for the given <text:span text:style-name="Strong_20_Emphasis">Number</text:span><text:change-start text:change-id="ct569667296"/>, <text:span text:style-name="T56">which must be greater than -1 and less than +1.</text:span><text:change-end text:change-id="ct569667296"/><text:change text:change-id="ct763139168"/> <text:bookmark text:name="FISHER"/>FISHER is a synonym for ATANH. </text:p>
          </table:table-cell>
        </table:table-row>
        <table:table-row table:style-name="Statisticalanalysisfunctions.1">
          <table:table-cell table:style-name="Statisticalanalysisfunctions.A51" office:value-type="string">
            <text:p text:style-name="Table_20_Contents">FISHERINV(Number)</text:p>
          </table:table-cell>
          <table:table-cell table:style-name="Statisticalanalysisfunctions.B91" office:value-type="string">
            <text:p text:style-name="Table_20_Contents">Returns the inverse of the Fisher transformation for the given <text:span text:style-name="Strong_20_Emphasis">Number</text:span>. <text:bookmark text:name="FISHERINV"/>FISHERINV is a synonym for TANH. </text:p>
          </table:table-cell>
        </table:table-row>
        <table:table-row table:style-name="Statisticalanalysisfunctions.2">
          <table:table-cell table:style-name="Statisticalanalysisfunctions.A91" office:value-type="string">
            <text:p text:style-name="Table_20_Contents">FORECAST(value, data_Y, data_X)</text:p>
          </table:table-cell>
          <table:table-cell table:style-name="Statisticalanalysisfunctions.B91" office:value-type="string">
            <text:p text:style-name="Table_20_Contents">Extrapolates future values based on existing x and y values<text:change-start text:change-id="ct167236816"/>, <text:span text:style-name="T56">using a linear regression</text:span><text:change-end text:change-id="ct167236816"/>. <text:span text:style-name="Strong_20_Emphasis">value</text:span> is the x value, for which the y value of the linear regression is to be returned. <text:span text:style-name="Strong_20_Emphasis">data_Y</text:span> is the array or range of known Y-values. <text:span text:style-name="Strong_20_Emphasis">data_X</text:span> is the array or range of known X-values. Does not work for exponential functions. Both arrays must be the same size and shape. A non-numeric value in an element causes the corresponding element to be ignored.</text:p>
          </table:table-cell>
        </table:table-row>
        <text:soft-page-break/>
        <table:table-row table:style-name="Statisticalanalysisfunctions.1">
          <table:table-cell table:style-name="Statisticalanalysisfunctions.A91" office:value-type="string">
            <text:p text:style-name="P10"><text:change-start text:change-id="ct145026976"/>FORECAST.ETS.ADD<text:change-end text:change-id="ct145026976"/><text:change-start text:change-id="ct510691936"/>(Targets, Values, Timeline, Period Length, Data Completion, Aggregation)<text:change-end text:change-id="ct510691936"/></text:p>
          </table:table-cell>
          <table:table-cell table:style-name="Statisticalanalysisfunctions.B91" office:value-type="string">
            <text:p text:style-name="Table_20_Contents"><text:change-start text:change-id="ct125246384"/>Calculates the additive forecast(s) (future values) based on the historical data using Exponential Triple Smoothing (ETS) or Exponential Double Smoothing (EDS) algorithms. <text:change-end text:change-id="ct125246384"/><text:change-start text:change-id="ct125971504"/></text:p>
            <text:p text:style-name="Table_20_Contents"><text:span text:style-name="Strong_20_Emphasis">Targets</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125971504"/><text:change-start text:change-id="ct236265040"/> <text:span text:style-name="T56">The mapping of values to aggregate functions </text:span><text:change-end text:change-id="ct236265040"/><text:change-start text:change-id="ct340933840"/><text:span text:style-name="T56">is given in the Help system.</text:span><text:change-end text:change-id="ct340933840"/></text:p>
          </table:table-cell>
        </table:table-row>
        <text:soft-page-break/>
        <table:table-row table:style-name="Statisticalanalysisfunctions.1">
          <table:table-cell table:style-name="Statisticalanalysisfunctions.A91" office:value-type="string">
            <text:p text:style-name="P10"><text:change-start text:change-id="ct536876016"/>FORECAST.ETS.MULT<text:change-end text:change-id="ct536876016"/><text:change-start text:change-id="ct621709376"/>(Targets, Values, Timeline, Period Length, Data Completion, Aggregation)<text:change-end text:change-id="ct621709376"/></text:p>
          </table:table-cell>
          <table:table-cell table:style-name="Statisticalanalysisfunctions.B91" office:value-type="string">
            <text:p text:style-name="Table_20_Contents"><text:change-start text:change-id="ct149848656"/>Calculates the multiplicative forecast(s) (future values) based on the historical data using Exponential Triple Smoothing (ETS) or Exponential Double Smoothing (EDS) algorithms.</text:p>
            <text:p text:style-name="Table_20_Contents"><text:span text:style-name="Strong_20_Emphasis">Targets</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149848656"/><text:change-start text:change-id="ct487182016"/> The mapping of values to aggregate functions is given in the Help system.<text:change-end text:change-id="ct487182016"/></text:p>
          </table:table-cell>
        </table:table-row>
        <text:soft-page-break/>
        <table:table-row table:style-name="Statisticalanalysisfunctions.1">
          <table:table-cell table:style-name="Statisticalanalysisfunctions.A91" office:value-type="string">
            <text:p text:style-name="P10"><text:change-start text:change-id="ct510338928"/>FORECAST.ETS.PI.ADD<text:change-end text:change-id="ct510338928"/><text:change-start text:change-id="ct593722672"/>(Target, Values, Timeline, Confidence Level, Period Length, Data Completion, Aggregation)<text:change-end text:change-id="ct593722672"/></text:p>
          </table:table-cell>
          <table:table-cell table:style-name="Statisticalanalysisfunctions.B91" office:value-type="string">
            <text:p text:style-name="Table_20_Contents"><text:change-start text:change-id="ct537106672"/>Calculates the prediction interval(s) for additive forecast based on the historical data using Exponential Triple Smoothing (ETS) or Exponential Double Smoothing (EDS) algorithms. </text:p>
            <text:p text:style-name="Table_20_Contents"><text:span text:style-name="Strong_20_Emphasis">Target</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 <text:span text:style-name="Strong_20_Emphasis">Confidence Level</text:span> is a numeric value between 0 and 1 (exclusive), indicating a confidence level for the calculated prediction interval (default 0.95).</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37106672"/><text:change-start text:change-id="ct587041696"/> The mapping of values to aggregate functions is given in the Help system.<text:change-end text:change-id="ct587041696"/></text:p>
          </table:table-cell>
        </table:table-row>
        <text:soft-page-break/>
        <table:table-row table:style-name="Statisticalanalysisfunctions.1">
          <table:table-cell table:style-name="Statisticalanalysisfunctions.A91" office:value-type="string">
            <text:p text:style-name="P10"><text:change-start text:change-id="ct459252496"/>FORECAST.ETS.PI.MULT<text:change-end text:change-id="ct459252496"/><text:change-start text:change-id="ct514334816"/>(Target, Values, Timeline, Confidence Level, Period Length, Data Completion, Aggregation)<text:change-end text:change-id="ct514334816"/></text:p>
          </table:table-cell>
          <table:table-cell table:style-name="Statisticalanalysisfunctions.B91" office:value-type="string">
            <text:p text:style-name="Table_20_Contents"><text:change-start text:change-id="ct502135696"/>Calculates the prediction interval(s) for multiplicative forecast based on the historical data using Exponential Triple Smoothing (ETS) or Exponential Double Smoothing (EDS) algorithms. </text:p>
            <text:p text:style-name="Table_20_Contents"><text:span text:style-name="Strong_20_Emphasis">Target</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 <text:span text:style-name="Strong_20_Emphasis">Confidence Level</text:span> is a numeric value between 0 and 1 (exclusive), indicating a confidence level for the calculated prediction interval (default 0.95).</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02135696"/><text:change-start text:change-id="ct593351728"/> The mapping of values to aggregate functions is given in the Help system.<text:change-end text:change-id="ct593351728"/></text:p>
          </table:table-cell>
        </table:table-row>
        <table:table-row table:style-name="Statisticalanalysisfunctions.1">
          <table:table-cell table:style-name="Statisticalanalysisfunctions.A91" office:value-type="string">
            <text:p text:style-name="P11"><text:change-start text:change-id="ct223842256"/>FORECAST.<text:change-end text:change-id="ct223842256"/><text:change-start text:change-id="ct749368416"/>ETS.SEASONALITY<text:change-end text:change-id="ct749368416"/><text:change-start text:change-id="ct278357712"/></text:p>
            <text:p text:style-name="P11">(Values, Timeline, Data Completion, Aggregation)<text:change-end text:change-id="ct278357712"/></text:p>
          </table:table-cell>
          <table:table-cell table:style-name="Statisticalanalysisfunctions.B91" office:value-type="string">
            <text:p text:style-name="Table_20_Contents"><text:change-start text:change-id="ct517180512"/>Returns the number of samples in period as calculated by Calc in the case of FORECAST.ETS functions when the Period Length argument equals 1.</text:p>
            <text:p text:style-name="Table_20_Contents">The same result is returned with FORECAST.ETS.STAT functions when argument Stat Type equals 9 and Period Length equals 1.</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17180512"/><text:change-start text:change-id="ct479727792"/> The mapping of values to aggregate functions is given in the Help system.<text:change-end text:change-id="ct479727792"/></text:p>
          </table:table-cell>
        </table:table-row>
        <text:soft-page-break/>
        <table:table-row table:style-name="Statisticalanalysisfunctions.1">
          <table:table-cell table:style-name="Statisticalanalysisfunctions.A91" office:value-type="string">
            <text:p text:style-name="P11"><text:change-start text:change-id="ct153676256"/>FORECAST.ETS.STAT.ADD<text:change-end text:change-id="ct153676256"/><text:change-start text:change-id="ct357197872"/></text:p>
            <text:p text:style-name="P11">(Valu<text:span text:style-name="T23">e</text:span>s, Timeline, Stat Type, Period Length, Data Completion, Aggregation)<text:change-end text:change-id="ct357197872"/></text:p>
          </table:table-cell>
          <table:table-cell table:style-name="Statisticalanalysisfunctions.B91" office:value-type="string">
            <text:p text:style-name="Table_20_Contents"><text:change-start text:change-id="ct557322704"/>Returns statistical value(s) that are results of the Exponential Triple Smoothing (ETS) / Exponential Double Smoothing (EDS) algorithms.</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Values must be the same size.</text:p>
            <text:p text:style-name="Table_20_Contents"><text:span text:style-name="Strong_20_Emphasis">Stat Type</text:span> is a value from 1 to 9 that indicates which statistic will be returned for the given values and x-range. <text:span text:style-name="T87">The mapping of values to statistics is given in the Help system.</text:span></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57322704"/><text:change-start text:change-id="ct405875648"/> The mapping of values to aggregate functions is given in the Help system.<text:change-end text:change-id="ct405875648"/></text:p>
          </table:table-cell>
        </table:table-row>
        <text:soft-page-break/>
        <table:table-row table:style-name="Statisticalanalysisfunctions.1">
          <table:table-cell table:style-name="Statisticalanalysisfunctions.A91" office:value-type="string">
            <text:p text:style-name="P12"><text:change-start text:change-id="ct766484192"/>FORECAST.ETS.STAT.MULT<text:change-end text:change-id="ct766484192"/><text:change-start text:change-id="ct263278048"/></text:p>
            <text:p text:style-name="P12">(Values, Timeline, Stat Type, Period Length, Data Completion, Aggregation)<text:change-end text:change-id="ct263278048"/></text:p>
          </table:table-cell>
          <table:table-cell table:style-name="Statisticalanalysisfunctions.B91" office:value-type="string">
            <text:p text:style-name="Table_20_Contents"><text:change-start text:change-id="ct764518000"/>Returns statistical value(s) that are results of the Exponential Triple Smoothing (ETS) / Exponential Double Smoothing (EDS) algorithms.</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P50"><text:span text:style-name="Strong_20_Emphasis">Stat Type</text:span> is a value from 1 to 9 that indicates which statistic will be returned for the given values and x-range. <text:span text:style-name="T87">The mapping of values to statistics is given in the Help system.</text:span></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764518000"/><text:change-start text:change-id="ct132629520"/> The mapping of values to aggregate functions is given in the Help system.<text:change-end text:change-id="ct132629520"/></text:p>
          </table:table-cell>
        </table:table-row>
        <table:table-row table:style-name="Statisticalanalysisfunctions.1">
          <table:table-cell table:style-name="Statisticalanalysisfunctions.A91" office:value-type="string">
            <text:p text:style-name="P10"><text:change-start text:change-id="ct778613536"/>FORECAST.LINEAR<text:change-end text:change-id="ct778613536"/><text:change-start text:change-id="ct238280352"/>(Value, DataY, DataX)<text:change-end text:change-id="ct238280352"/></text:p>
          </table:table-cell>
          <table:table-cell table:style-name="Statisticalanalysisfunctions.B91" office:value-type="string">
            <text:p text:style-name="Table_20_Contents"><text:change-start text:change-id="ct457918560"/>Extrapolates future values based on existing x and y values.</text:p>
            <text:p text:style-name="Table_20_Contents"><text:span text:style-name="Strong_20_Emphasis">Value</text:span> is the x value for which the y value on the linear regression is to be returned. <text:span text:style-name="Strong_20_Emphasis">DataY</text:span> is the array or range of known y <text:span text:style-name="T24">value</text:span>s. <text:span text:style-name="Strong_20_Emphasis">DataX</text:span> is the array or range of known x <text:span text:style-name="T24">value</text:span>s.<text:change-end text:change-id="ct457918560"/></text:p>
          </table:table-cell>
        </table:table-row>
        <table:table-row table:style-name="Statisticalanalysisfunctions.1">
          <table:table-cell table:style-name="Statisticalanalysisfunctions.A68" office:value-type="string">
            <text:p text:style-name="Table_20_Contents">FTEST(data_1, data_2)</text:p>
          </table:table-cell>
          <table:table-cell table:style-name="Statisticalanalysisfunctions.B68" office:value-type="string">
            <text:p text:style-name="Table_20_Contents">Returns the result of an F test. <text:span text:style-name="Strong_20_Emphasis">data_1</text:span> is the first record array. <text:span text:style-name="Strong_20_Emphasis">data_2</text:span> is the second record array.</text:p>
          </table:table-cell>
        </table:table-row>
        <table:table-row table:style-name="Statisticalanalysisfunctions.2">
          <table:table-cell table:style-name="Statisticalanalysisfunctions.A68" office:value-type="string">
            <text:p text:style-name="Table_20_Contents">GAMMA(Number)</text:p>
          </table:table-cell>
          <table:table-cell table:style-name="Statisticalanalysisfunctions.B68" office:value-type="string">
            <text:p text:style-name="Table_20_Contents">Returns the value of the Gamma function. <text:span text:style-name="Strong_20_Emphasis">Number</text:span> is the value for which the Gamma function is to be calculated.</text:p>
          </table:table-cell>
        </table:table-row>
        <table:table-row table:style-name="Statisticalanalysisfunctions.2">
          <table:table-cell table:style-name="Statisticalanalysisfunctions.A68" office:value-type="string">
            <text:p text:style-name="P10"><text:change-start text:change-id="ct246969360"/>GAMMA.DIST<text:change-end text:change-id="ct246969360"/><text:change-start text:change-id="ct378270576"/>(Number, Alpha, Beta, C)<text:change-end text:change-id="ct378270576"/></text:p>
          </table:table-cell>
          <table:table-cell table:style-name="Statisticalanalysisfunctions.B68" office:value-type="string">
            <text:p text:style-name="Table_20_Contents"><text:change-start text:change-id="ct348787680"/>Returns values of <text:span text:style-name="T57">the probability density function or the cumulative distribution function for </text:span>a Gamma distribution. The inverse function is GAMMAINV or GAMMA.INV.</text:p>
            <text:p text:style-name="Table_20_Contents">This function is identical to GAMMADIST and was introduced for interoperability with other office suites.</text:p>
            <text:p text:style-name="Table_20_Contents"><text:span text:style-name="Strong_20_Emphasis">Number</text:span> is the value for which the Gamma distribution is to be calculated. <text:span text:style-name="Strong_20_Emphasis">Alpha</text:span> is the <text:span text:style-name="T57">shape </text:span>parameter of the Gamma distribution. <text:span text:style-name="Strong_20_Emphasis">Beta</text:span> is the <text:span text:style-name="T57">rate </text:span>parameter of the Gamma distribution. <text:span text:style-name="Strong_20_Emphasis">C</text:span> determines the type of function required. If <text:span text:style-name="Strong_20_Emphasis">C</text:span> = 0 or False, Calc calculates the probability density function. If <text:span text:style-name="Strong_20_Emphasis">C</text:span> = 1 or True, Calc calculates the cumulative distribution function.<text:change-end text:change-id="ct348787680"/></text:p>
          </table:table-cell>
        </table:table-row>
        <text:soft-page-break/>
        <table:table-row table:style-name="Statisticalanalysisfunctions.2">
          <table:table-cell table:style-name="Statisticalanalysisfunctions.A68" office:value-type="string">
            <text:p text:style-name="P10"><text:change-start text:change-id="ct548203584"/>GAMMA.INV<text:change-end text:change-id="ct548203584"/><text:change-start text:change-id="ct545684208"/>(Number, Alpha, Beta)<text:change-end text:change-id="ct545684208"/></text:p>
          </table:table-cell>
          <table:table-cell table:style-name="Statisticalanalysisfunctions.B68" office:value-type="string">
            <text:p text:style-name="Table_20_Contents"><text:change-start text:change-id="ct476600272"/>Returns the inverse of the Gamma cumulative distribution. This function allows you to search for variables with different distribution.</text:p>
            <text:p text:style-name="Table_20_Contents">This function is identical to GAMMAINV and was introduced for interoperability with other office suites.</text:p>
            <text:p text:style-name="Table_20_Contents"><text:span text:style-name="Strong_20_Emphasis">Number</text:span> is the probability value for which the inverse Gamma distribution is to be calculated. <text:span text:style-name="Strong_20_Emphasis">Alpha</text:span> is the <text:span text:style-name="T57">shape </text:span>parameter of the Gamma distribution. <text:span text:style-name="Strong_20_Emphasis">Beta</text:span> is the <text:span text:style-name="T57">rate </text:span>parameter of the Gamma distribution.<text:change-end text:change-id="ct476600272"/></text:p>
          </table:table-cell>
        </table:table-row>
        <table:table-row table:style-name="Statisticalanalysisfunctions.2">
          <table:table-cell table:style-name="Statisticalanalysisfunctions.A68" office:value-type="string">
            <text:p text:style-name="Table_20_Contents">GAMMADIST(Number, alpha, beta, Cumulative)</text:p>
          </table:table-cell>
          <table:table-cell table:style-name="Statisticalanalysisfunctions.B68" office:value-type="string">
            <text:p text:style-name="Table_20_Contents">Returns the value of the probability density function or the cumulative distribution function for the Gamma distribution. <text:s/><text:span text:style-name="Strong_20_Emphasis">Number</text:span> is the value for which the Gamma distribution is to be calculated. <text:span text:style-name="Strong_20_Emphasis">alpha</text:span> is the <text:change-start text:change-id="ct786332240"/><text:span text:style-name="T57">shape </text:span><text:change-end text:change-id="ct786332240"/>parameter <text:change text:change-id="ct562939584"/>of the Gamma distribution. <text:span text:style-name="Strong_20_Emphasis">beta</text:span> is the <text:change-start text:change-id="ct549261808"/><text:span text:style-name="T57">rate </text:span><text:change-end text:change-id="ct549261808"/>parameter <text:change text:change-id="ct755704208"/>of the Gamma distribution. <text:span text:style-name="Strong_20_Emphasis">Cumulative</text:span> = 0 calculates the <text:change-start text:change-id="ct169012288"/><text:span text:style-name="T57">probability </text:span><text:change-end text:change-id="ct169012288"/>density function, and <text:span text:style-name="Strong_20_Emphasis">Cumulative</text:span> = 1 calculates the <text:change-start text:change-id="ct508391200"/><text:span text:style-name="T57">cumulative </text:span><text:change-end text:change-id="ct508391200"/>distribution<text:change-start text:change-id="ct162357488"/> <text:span text:style-name="T57">function</text:span><text:change-end text:change-id="ct162357488"/>.</text:p>
          </table:table-cell>
        </table:table-row>
        <table:table-row table:style-name="Statisticalanalysisfunctions.1">
          <table:table-cell table:style-name="Statisticalanalysisfunctions.A68" office:value-type="string">
            <text:p text:style-name="Table_20_Contents">GAMMAINV(Number, alpha, beta)</text:p>
          </table:table-cell>
          <table:table-cell table:style-name="Statisticalanalysisfunctions.B68" office:value-type="string">
            <text:p text:style-name="Table_20_Contents">Returns the inverse of the GAMMADIST<text:change text:change-id="ct132918720"/>. This function allows you to search for variables with different distribution.</text:p>
            <text:p text:style-name="Table_20_Contents"><text:span text:style-name="Strong_20_Emphasis">Number</text:span> is the probability value for which the inverse Gamma distribution is to be calculated. <text:span text:style-name="Strong_20_Emphasis">alpha</text:span> is the <text:change-start text:change-id="ct546237680"/><text:span text:style-name="T57">shape </text:span><text:change-end text:change-id="ct546237680"/>parameter <text:change text:change-id="ct524672544"/>of the Gamma distribution. <text:span text:style-name="Strong_20_Emphasis">beta</text:span> is the <text:change-start text:change-id="ct542970864"/><text:span text:style-name="T57">rate </text:span><text:change-end text:change-id="ct542970864"/>parameter <text:change text:change-id="ct448755040"/>of the Gamma distribution.</text:p>
          </table:table-cell>
        </table:table-row>
        <table:table-row table:style-name="Statisticalanalysisfunctions.2">
          <table:table-cell table:style-name="Statisticalanalysisfunctions.A68" office:value-type="string">
            <text:p text:style-name="Table_20_Contents">GAMMALN(Number)</text:p>
          </table:table-cell>
          <table:table-cell table:style-name="Statisticalanalysisfunctions.B68" office:value-type="string">
            <text:p text:style-name="Table_20_Contents">Returns the natural logarithm of the Gamma function for the given <text:span text:style-name="Strong_20_Emphasis">Number</text:span>.</text:p>
          </table:table-cell>
        </table:table-row>
        <table:table-row table:style-name="Statisticalanalysisfunctions.2">
          <table:table-cell table:style-name="Statisticalanalysisfunctions.A68" office:value-type="string">
            <text:p text:style-name="P10"><text:change-start text:change-id="ct412745600"/>GAMMALN.PRECISE<text:change-end text:change-id="ct412745600"/><text:change-start text:change-id="ct554835792"/>(Number)<text:change-end text:change-id="ct554835792"/></text:p>
          </table:table-cell>
          <table:table-cell table:style-name="Statisticalanalysisfunctions.B68" office:value-type="string">
            <text:p text:style-name="Table_20_Contents"><text:change-start text:change-id="ct557261744"/>Returns the natural logarithm of the Gamma function.</text:p>
            <text:p text:style-name="Table_20_Contents"><text:span text:style-name="Strong_20_Emphasis">Number</text:span> is the value for which the natural logarithm of the Gamma function is to be calculated.<text:change-end text:change-id="ct557261744"/></text:p>
          </table:table-cell>
        </table:table-row>
        <table:table-row table:style-name="Statisticalanalysisfunctions.1">
          <table:table-cell table:style-name="Statisticalanalysisfunctions.A69" office:value-type="string">
            <text:p text:style-name="Table_20_Contents">GAUSS(Number)</text:p>
          </table:table-cell>
          <table:table-cell table:style-name="Statisticalanalysisfunctions.B69" office:value-type="string">
            <text:p text:style-name="Table_20_Contents"><text:bookmark text:name="GAUSS"/>Returns <text:change text:change-id="ct170596608"/>the standard normal cumulative distribution for the given <text:span text:style-name="Strong_20_Emphasis">Number</text:span>.</text:p>
          </table:table-cell>
        </table:table-row>
        <table:table-row table:style-name="Statisticalanalysisfunctions.2">
          <table:table-cell table:style-name="Statisticalanalysisfunctions.A91" office:value-type="string">
            <text:p text:style-name="Table_20_Contents">GEOMEAN(number 1, number 2, <text:span text:style-name="T4">…</text:span>, number 30)</text:p>
          </table:table-cell>
          <table:table-cell table:style-name="Statisticalanalysisfunctions.B91" office:value-type="string">
            <text:p text:style-name="Table_20_Contents">Returns the geometric mean of a sample. <text:span text:style-name="Strong_20_Emphasis">number 1</text:span>, <text:span text:style-name="Strong_20_Emphasis">number 2</text:span>, <text:span text:style-name="T4">…</text:span>, <text:span text:style-name="Strong_20_Emphasis">number 30</text:span> are numerical arguments or ranges that represent the sample.</text:p>
          </table:table-cell>
        </table:table-row>
        <table:table-row table:style-name="Statisticalanalysisfunctions.1">
          <table:table-cell table:style-name="Statisticalanalysisfunctions.A91" office:value-type="string">
            <text:p text:style-name="Table_20_Contents">HARMEAN(number 1, number 2, <text:span text:style-name="T4">…</text:span>, number 30)</text:p>
          </table:table-cell>
          <table:table-cell table:style-name="Statisticalanalysisfunctions.B91" office:value-type="string">
            <text:p text:style-name="Table_20_Contents">Returns the harmonic mean of a data set. <text:change text:change-id="ct187028208"/><text:span text:style-name="Strong_20_Emphasis">number 1</text:span>, <text:span text:style-name="Strong_20_Emphasis">number 2</text:span>, <text:span text:style-name="T4">…</text:span>, <text:span text:style-name="Strong_20_Emphasis">number 30</text:span> are values or ranges for which you want to calculate the harmonic mean.</text:p>
          </table:table-cell>
        </table:table-row>
        <table:table-row table:style-name="Statisticalanalysisfunctions.2">
          <table:table-cell table:style-name="Statisticalanalysisfunctions.A91" office:value-type="string">
            <text:p text:style-name="P10"><text:change-start text:change-id="ct464576464"/>HYPGEOM.DIST<text:change-end text:change-id="ct464576464"/><text:change-start text:change-id="ct150511040"/>(X, NSample, Successes, NPopulation, Cumulative)<text:change-end text:change-id="ct150511040"/></text:p>
          </table:table-cell>
          <table:table-cell table:style-name="Statisticalanalysisfunctions.B91" office:value-type="string">
            <text:p text:style-name="Table_20_Contents"><text:change-start text:change-id="ct297066864"/>Returns probability density function or cumulative distribution function values from the hypergeometric distribution.</text:p>
            <text:p text:style-name="Table_20_Contents"><text:span text:style-name="Strong_20_Emphasis">X</text:span> is the number of results achieved in the random sample. <text:span text:style-name="Strong_20_Emphasis">NSample</text:span> is the size of the random sample. <text:span text:style-name="Strong_20_Emphasis">Successes</text:span> is the number of possible results in the total population. <text:span text:style-name="Strong_20_Emphasis">NPopulation</text:span> is the size of the total population. <text:span text:style-name="Strong_20_Emphasis">Cumulative</text:span> defines whether to calculate the probability density function (0 or FALSE) or the cumulative distribution function (other values).<text:change-end text:change-id="ct297066864"/></text:p>
          </table:table-cell>
        </table:table-row>
        <text:soft-page-break/>
        <table:table-row table:style-name="Statisticalanalysisfunctions.2">
          <table:table-cell table:style-name="Statisticalanalysisfunctions.A91" office:value-type="string">
            <text:p text:style-name="Table_20_Contents">HYPGEOMDIST(X, n_sample, successes, n_population)</text:p>
          </table:table-cell>
          <table:table-cell table:style-name="Statisticalanalysisfunctions.B91" office:value-type="string">
            <text:p text:style-name="Table_20_Contents">Returns the hypergeometric distribution. <text:span text:style-name="Strong_20_Emphasis">X</text:span> is the number of <text:change text:change-id="ct49235568"/><text:change-start text:change-id="ct371829952"/><text:span text:style-name="T57">results</text:span><text:change-end text:change-id="ct371829952"/> achieved in the random sample. <text:span text:style-name="Strong_20_Emphasis">n_sample</text:span> is the size of the random sample. <text:span text:style-name="Strong_20_Emphasis">successes</text:span> is the number of <text:change text:change-id="ct432265408"/><text:change-start text:change-id="ct516055456"/><text:span text:style-name="T57">possible results</text:span><text:change-end text:change-id="ct516055456"/> in the total population. <text:span text:style-name="Strong_20_Emphasis">n_population</text:span> is the size of the total population. This function does not fully comply with the ODF v1.2 specification, having no logical <text:span text:style-name="Strong_20_Emphasis">Cumulative</text:span> <text:change text:change-id="ct686949216"/><text:change-start text:change-id="ct150192736"/><text:span text:style-name="T104">argument</text:span><text:change-end text:change-id="ct150192736"/>.</text:p>
          </table:table-cell>
        </table:table-row>
        <table:table-row table:style-name="Statisticalanalysisfunctions.1">
          <table:table-cell table:style-name="Statisticalanalysisfunctions.A91" office:value-type="string">
            <text:p text:style-name="Table_20_Contents">INTERCEPT(data_Y, data_X)</text:p>
          </table:table-cell>
          <table:table-cell table:style-name="Statisticalanalysisfunctions.B91" office:value-type="string">
            <text:p text:style-name="Table_20_Contents">Calculates the y-value at which a line will intersect the y-axis by using known x-values and y-values. <text:span text:style-name="Strong_20_Emphasis">data_Y</text:span> is the array of <text:change-start text:change-id="ct783751184"/><text:span text:style-name="T104">y</text:span><text:change-end text:change-id="ct783751184"/><text:change text:change-id="ct565316464"/>-values. <text:span text:style-name="Strong_20_Emphasis">data_X</text:span> is the array of <text:change-start text:change-id="ct566198192"/><text:span text:style-name="T104">x</text:span><text:change-end text:change-id="ct566198192"/><text:change text:change-id="ct461001696"/>-values<text:change-start text:change-id="ct478645776"/>.<text:change-end text:change-id="ct478645776"/></text:p>
            <text:p text:style-name="Table_20_Contents">Numbers or names, arrays or references containing numbers must be used here.</text:p>
          </table:table-cell>
        </table:table-row>
        <table:table-row table:style-name="Statisticalanalysisfunctions.2">
          <table:table-cell table:style-name="Statisticalanalysisfunctions.A91" office:value-type="string">
            <text:p text:style-name="Table_20_Contents">KURT(number 1, number 2, <text:span text:style-name="T4">…</text:span>, number 30)</text:p>
          </table:table-cell>
          <table:table-cell table:style-name="Statisticalanalysisfunctions.B91" office:value-type="string">
            <text:p text:style-name="Table_20_Contents">Returns the kurtosis of a data set (at least 4 values required). <text:span text:style-name="Strong_20_Emphasis">number 1</text:span>, <text:span text:style-name="Strong_20_Emphasis">number 2</text:span>, <text:span text:style-name="T4">…</text:span>, <text:span text:style-name="Strong_20_Emphasis">number 30</text:span> are numerical arguments or ranges representing a random sample of distribution.</text:p>
            <text:p text:style-name="Table_20_Contents"><text:bookmark text:name="KURT"/>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able:table-cell>
        </table:table-row>
        <table:table-row table:style-name="Statisticalanalysisfunctions.1">
          <table:table-cell table:style-name="Statisticalanalysisfunctions.A91" office:value-type="string">
            <text:p text:style-name="Table_20_Contents">LARGE(data, Rank_c)</text:p>
          </table:table-cell>
          <table:table-cell table:style-name="Statisticalanalysisfunctions.B91" office:value-type="string">
            <text:p text:style-name="Table_20_Contents">Returns the <text:change-start text:change-id="ct578231328"/><text:span text:style-name="T57">r</text:span><text:change-end text:change-id="ct578231328"/><text:change text:change-id="ct694147792"/>ank_c-th largest value in a data set. <text:span text:style-name="Strong_20_Emphasis">data</text:span> is the cell range of data. <text:span text:style-name="Strong_20_Emphasis">Rank_c</text:span> is the ranking of the value (2nd largest, 3rd largest, etc.) written as an integer.</text:p>
          </table:table-cell>
        </table:table-row>
        <table:table-row table:style-name="Statisticalanalysisfunctions.2">
          <table:table-cell table:style-name="Statisticalanalysisfunctions.A91" office:value-type="string">
            <text:p text:style-name="Table_20_Contents">LOGINV(number<text:change text:change-id="ct452165872"/><text:change-start text:change-id="ct405714560"/>,<text:change-end text:change-id="ct405714560"/> mean, STDEV)</text:p>
          </table:table-cell>
          <table:table-cell table:style-name="Statisticalanalysisfunctions.B91" office:value-type="string">
            <text:p text:style-name="Table_20_Contents">Returns the inverse of the lognormal distribution for the given <text:span text:style-name="Strong_20_Emphasis">number</text:span>, a probability value. <text:span text:style-name="Strong_20_Emphasis">mean</text:span> is the arithmetic mean of the standard logarithmic distribution. <text:span text:style-name="Strong_20_Emphasis">STDEV</text:span> is the standard deviation of the standard logarithmic distribution.</text:p>
          </table:table-cell>
        </table:table-row>
        <table:table-row table:style-name="Statisticalanalysisfunctions.1">
          <table:table-cell table:style-name="Statisticalanalysisfunctions.A91" office:value-type="string">
            <text:p text:style-name="P10"><text:change-start text:change-id="ct556880768"/>LOGNORM.DIST<text:change-end text:change-id="ct556880768"/><text:change-start text:change-id="ct520539200"/>(Number, Mean, StDev, Cumulative)<text:change-end text:change-id="ct520539200"/></text:p>
          </table:table-cell>
          <table:table-cell table:style-name="Statisticalanalysisfunctions.B91" office:value-type="string">
            <text:p text:style-name="Table_20_Contents"><text:change-start text:change-id="ct576393456"/>Returns values of <text:span text:style-name="T57">the probability density function or the cumulative distribution function for </text:span>a lognormal distribution.</text:p>
            <text:p text:style-name="Table_20_Contents"><text:span text:style-name="Strong_20_Emphasis">Number</text:span> is the probability value for which the standard logarithmic distribution is to be calculated. <text:span text:style-name="Strong_20_Emphasis">Mean</text:span> is the mean value of the standard logarithmic distribution. <text:span text:style-name="Strong_20_Emphasis">StDev</text:span> is the standard deviation of the standard logarithmic distribution. <text:span text:style-name="Strong_20_Emphasis">Cumulative</text:span> defines whether to calculate the probability density function (0) or the cumulative distribution function (1).<text:change-end text:change-id="ct576393456"/></text:p>
          </table:table-cell>
        </table:table-row>
        <table:table-row table:style-name="Statisticalanalysisfunctions.1">
          <table:table-cell table:style-name="Statisticalanalysisfunctions.A91" office:value-type="string">
            <text:p text:style-name="P10"><text:change-start text:change-id="ct167445760"/>LOGNORM.INV<text:change-end text:change-id="ct167445760"/><text:change-start text:change-id="ct696327440"/>(Number, Mean, StDev)<text:change-end text:change-id="ct696327440"/></text:p>
          </table:table-cell>
          <table:table-cell table:style-name="Statisticalanalysisfunctions.B91" office:value-type="string">
            <text:p text:style-name="Table_20_Contents"><text:change-start text:change-id="ct399391664"/>Returns values for the inverse of the lognormal distribution.</text:p>
            <text:p text:style-name="Table_20_Contents">This function is identical to LOGINV and was introduced for interoperability with other office suites.</text:p>
            <text:p text:style-name="Table_20_Contents"><text:span text:style-name="Strong_20_Emphasis">Number</text:span> is the probability value for which the inverse standard logarithmic distribution is to be calculated. <text:span text:style-name="Strong_20_Emphasis">Mean</text:span> is the arithmetic mean of the standard logarithmic distribution. <text:span text:style-name="Strong_20_Emphasis">StDev</text:span> is the standard deviation of the standard logarithmic distribution.<text:change-end text:change-id="ct399391664"/></text:p>
          </table:table-cell>
        </table:table-row>
        <text:soft-page-break/>
        <table:table-row table:style-name="Statisticalanalysisfunctions.1">
          <table:table-cell table:style-name="Statisticalanalysisfunctions.A91" office:value-type="string">
            <text:p text:style-name="Table_20_Contents">LOGNORMDIST(Number, mean, STDEV, Cumulative)</text:p>
          </table:table-cell>
          <table:table-cell table:style-name="Statisticalanalysisfunctions.B91" office:value-type="string">
            <text:p text:style-name="Table_20_Contents">Returns the value of the probability density function or the cumulative distribution function for the lognormal distribution with the mean and standard deviation given. <text:s/><text:span text:style-name="Strong_20_Emphasis">Number</text:span>, a probability value. <text:span text:style-name="Strong_20_Emphasis">mean</text:span> is the mean value of the standard logarithmic distribution. <text:span text:style-name="Strong_20_Emphasis">STDEV</text:span> is the standard deviation of the standard logarithmic distribution. <text:span text:style-name="Strong_20_Emphasis">Cumulative</text:span> (optional) = 0 calculates the <text:change-start text:change-id="ct696425456"/><text:span text:style-name="T57">probability </text:span><text:change-end text:change-id="ct696425456"/>density function, <text:span text:style-name="Strong_20_Emphasis">Cumulative</text:span> = 1 calculates the <text:change-start text:change-id="ct514234736"/><text:span text:style-name="T57">cumulative </text:span><text:change-end text:change-id="ct514234736"/>distribution<text:change-start text:change-id="ct482054736"/> <text:span text:style-name="T57">function</text:span><text:change-end text:change-id="ct482054736"/>.</text:p>
          </table:table-cell>
        </table:table-row>
        <table:table-row table:style-name="Statisticalanalysisfunctions.2">
          <table:table-cell table:style-name="Statisticalanalysisfunctions.A91" office:value-type="string">
            <text:p text:style-name="Table_20_Contents">MAX(number 1, number 2, <text:span text:style-name="T4">…</text:span>, number 30)</text:p>
          </table:table-cell>
          <table:table-cell table:style-name="Statisticalanalysisfunctions.B91" office:value-type="string">
            <text:p text:style-name="Table_20_Contents">Returns the maximum value in a list of arguments. <text:span text:style-name="Strong_20_Emphasis">number 1</text:span>, <text:span text:style-name="Strong_20_Emphasis">number_2</text:span>, <text:span text:style-name="T4">…</text:span>, <text:span text:style-name="Strong_20_Emphasis">number 30</text:span> are numerical values or ranges. Non<text:change text:change-id="ct503748896"/>-numbers are ignored.</text:p>
          </table:table-cell>
        </table:table-row>
        <table:table-row table:style-name="Statisticalanalysisfunctions.1">
          <table:table-cell table:style-name="Statisticalanalysisfunctions.A91" office:value-type="string">
            <text:p text:style-name="Table_20_Contents">MAXA(value 1, value 2, <text:span text:style-name="T4">…</text:span>, <text:s/>value 30)</text:p>
          </table:table-cell>
          <table:table-cell table:style-name="Statisticalanalysisfunctions.B91" office:value-type="string">
            <text:p text:style-name="Table_20_Contents">Returns the maximum value in a list of arguments. Unlike MAX, text <text:change text:change-id="ct265956544"/>values can be entered. Text is evaluated as 0<text:change text:change-id="ct561745888"/>. <text:span text:style-name="Strong_20_Emphasis">value 1</text:span>, <text:span text:style-name="Strong_20_Emphasis">value 2</text:span>, <text:span text:style-name="T4">…</text:span>, <text:span text:style-name="Strong_20_Emphasis">value 30</text:span> are values or ranges.</text:p>
          </table:table-cell>
        </table:table-row>
        <table:table-row table:style-name="Statisticalanalysisfunctions.1">
          <table:table-cell table:style-name="Statisticalanalysisfunctions.A91" office:value-type="string">
            <text:p text:style-name="P10"><text:change-start text:change-id="ct602372992"/>MAXIFS<text:change-end text:change-id="ct602372992"/><text:change-start text:change-id="ct132027424"/>(Func_Range, Range1, Criterion1, Range2, Criterion2, ...)<text:change-end text:change-id="ct132027424"/></text:p>
          </table:table-cell>
          <table:table-cell table:style-name="Statisticalanalysisfunctions.B91" office:value-type="string">
            <text:p text:style-name="Table_20_Contents"><text:change-start text:change-id="ct594676336"/>Returns the maximum of the values of cells in a range that meet multiple criteria in multiple ranges.</text:p>
            <text:p text:style-name="Table_20_Contents"><text:span text:style-name="Strong_20_Emphasis">Func_Range</text:span> is a range of cells, a name of a named range or a label of a column or a row containing values for calculating the maximum. <text:span text:style-name="Strong_20_Emphasis"><text:span text:style-name="T57">Range1</text:span></text:span><text:span text:style-name="T57"> is a range of cells, a named range, or a row / column label, containing the data to be evaluated against </text:span><text:span text:style-name="Strong_20_Emphasis"><text:span text:style-name="T57">Criterion1</text:span></text:span><text:span text:style-name="T57">.</text:span> <text:span text:style-name="Strong_20_Emphasis">Criterion1</text:span> is a string expression representing a logical condition or a cell reference to such string expression. The expression can contain text, numbers, regular expressions, or wildcards (if enabled).</text:p>
            <text:p text:style-name="Table_20_Contents"><text:span text:style-name="Strong_20_Emphasis">Range2</text:span> … <text:span text:style-name="Strong_20_Emphasis">Range127</text:span> are optional arguments and all mean the same as <text:span text:style-name="Strong_20_Emphasis">Range1</text:span>. <text:span text:style-name="Strong_20_Emphasis">Criterion2</text:span> … <text:span text:style-name="Strong_20_Emphasis">Criterion127</text:span> are optional arguments and all mean the same as <text:span text:style-name="Strong_20_Emphasis">Criterion1</text:span>. The function can have up to 255 arguments, meaning that you can specify 127 range / criterion pairs.</text:p>
            <text:p text:style-name="Table_20_Contents"><text:span text:style-name="Strong_20_Emphasis">Func_Range</text:span>, <text:span text:style-name="Strong_20_Emphasis">Range1</text:span>, and <text:span text:style-name="Strong_20_Emphasis">Range2</text:span> ... <text:span text:style-name="Strong_20_Emphasis">Range127</text:span> (where present) must have the same dimensions.</text:p>
            <text:p text:style-name="Table_20_Contents">The logical relation between criteria can be defined as logical AND (conjunction). In other words, if and only if all given criteria are met, a value from the corresponding cell of the given <text:span text:style-name="Strong_20_Emphasis">Func_Range</text:span> is taken into calculation.<text:change-end text:change-id="ct594676336"/></text:p>
          </table:table-cell>
        </table:table-row>
        <table:table-row table:style-name="Statisticalanalysisfunctions.2">
          <table:table-cell table:style-name="Statisticalanalysisfunctions.A91" office:value-type="string">
            <text:p text:style-name="Table_20_Contents">MEDIAN(number 1, number 2, <text:span text:style-name="T4">…</text:span>, number 30)</text:p>
          </table:table-cell>
          <table:table-cell table:style-name="Statisticalanalysisfunctions.B91" office:value-type="string">
            <text:p text:style-name="Table_20_Contents">Returns the median of a set of numbers. <text:span text:style-name="Strong_20_Emphasis">number 1</text:span>, <text:span text:style-name="Strong_20_Emphasis">number 2</text:span>, <text:span text:style-name="T4">…</text:span>, <text:span text:style-name="Strong_20_Emphasis">number 30</text:span> are values or ranges, which represent a sample. Each number can also be replaced by a reference.</text:p>
            <text:p text:style-name="Table_20_Contents"><text:bookmark text:name="MEDIAN"/>MEDIAN logically ranks the numbers (lowest to highest). If given an odd number of values, MEDIAN returns the middle value. If given an even number of values, MEDIAN returns the arithmetic average of the two middle values. </text:p>
          </table:table-cell>
        </table:table-row>
        <table:table-row table:style-name="Statisticalanalysisfunctions.1">
          <table:table-cell table:style-name="Statisticalanalysisfunctions.A91" office:value-type="string">
            <text:p text:style-name="Table_20_Contents">MIN(number 1, number 2, <text:span text:style-name="T4">…</text:span>, number 30)</text:p>
          </table:table-cell>
          <table:table-cell table:style-name="Statisticalanalysisfunctions.B91" office:value-type="string">
            <text:p text:style-name="Table_20_Contents">Returns the minimum value in a list of arguments. <text:span text:style-name="Strong_20_Emphasis">number 1</text:span>, <text:span text:style-name="Strong_20_Emphasis">number 2</text:span>, <text:span text:style-name="T4">…</text:span>, <text:span text:style-name="Strong_20_Emphasis">number 30</text:span> are numerical values or ranges.<text:change-start text:change-id="ct535781504"/> <text:span text:style-name="T58">Text cells are ignored.</text:span><text:change-end text:change-id="ct535781504"/></text:p>
          </table:table-cell>
        </table:table-row>
        <table:table-row table:style-name="Statisticalanalysisfunctions.2">
          <table:table-cell table:style-name="Statisticalanalysisfunctions.A91" office:value-type="string">
            <text:p text:style-name="Table_20_Contents">MINA(value 1, value 2, <text:span text:style-name="T4">…</text:span>, value 30)</text:p>
          </table:table-cell>
          <table:table-cell table:style-name="Statisticalanalysisfunctions.B91" office:value-type="string">
            <text:p text:style-name="Table_20_Contents">Returns the minimum value in a list of arguments. <text:change text:change-id="ct500640880"/>Text is evaluated as 0<text:change text:change-id="ct189191408"/>. <text:span text:style-name="Strong_20_Emphasis">value 1</text:span>, <text:span text:style-name="Strong_20_Emphasis">value 2</text:span>, <text:span text:style-name="T4">…</text:span>, <text:span text:style-name="Strong_20_Emphasis">value 30</text:span> are values or ranges.</text:p>
          </table:table-cell>
        </table:table-row>
        <text:soft-page-break/>
        <table:table-row table:style-name="Statisticalanalysisfunctions.2">
          <table:table-cell table:style-name="Statisticalanalysisfunctions.A91" office:value-type="string">
            <text:p text:style-name="P10"><text:change-start text:change-id="ct144768144"/>MINIFS<text:change-end text:change-id="ct144768144"/><text:change-start text:change-id="ct788713840"/>(Func_Range, Range1, Criterion1, Range2, Criterion2, ...)<text:change-end text:change-id="ct788713840"/></text:p>
          </table:table-cell>
          <table:table-cell table:style-name="Statisticalanalysisfunctions.B91" office:value-type="string">
            <text:p text:style-name="Table_20_Contents"><text:change-start text:change-id="ct531806032"/>Returns the minimum of the values of cells in a range that meet multiple criteria in multiple ranges.</text:p>
            <text:p text:style-name="Table_20_Contents"><text:span text:style-name="Strong_20_Emphasis">Func_Range</text:span> is a range of cells, a name of a named range or a label of a column or a row containing values for calculating the minimum. <text:span text:style-name="Strong_20_Emphasis">Range1</text:span> is a range of cells, a named range, or a row / column label, containing the data to be evaluated against <text:span text:style-name="Strong_20_Emphasis">Criterion1</text:span>. <text:span text:style-name="Strong_20_Emphasis">Criterion1</text:span> is a string expression representing a logical condition or a cell reference to such string expression. The expression can contain text, numbers, regular expressions, or wildcards (if enabled).</text:p>
            <text:p text:style-name="Table_20_Contents"><text:span text:style-name="Strong_20_Emphasis">Range2</text:span> … <text:span text:style-name="Strong_20_Emphasis">Range127</text:span> are optional arguments and all mean the same as <text:span text:style-name="Strong_20_Emphasis">Range1</text:span>. <text:span text:style-name="Strong_20_Emphasis">Criterion2</text:span> … <text:span text:style-name="Strong_20_Emphasis">Criterion127</text:span> are optional arguments and all mean the same as <text:span text:style-name="Strong_20_Emphasis">Criterion1</text:span>. The function can have up to 255 arguments, meaning that you can specify 127 range / criterion pairs.</text:p>
            <text:p text:style-name="Table_20_Contents"><text:span text:style-name="Strong_20_Emphasis">Func_Range</text:span>, <text:span text:style-name="Strong_20_Emphasis">Range1</text:span>, and <text:span text:style-name="Strong_20_Emphasis">Range2</text:span> ... <text:span text:style-name="Strong_20_Emphasis">Range127</text:span> (where present) must have the same dimensions.</text:p>
            <text:p text:style-name="Table_20_Contents">The logical relation between criteria can be defined as logical AND (conjunction). In other words, if and only if all given criteria are met, a value from the corresponding cell of the given <text:span text:style-name="Strong_20_Emphasis">Func_Range</text:span> is taken into calculation.<text:change-end text:change-id="ct531806032"/></text:p>
          </table:table-cell>
        </table:table-row>
        <table:table-row table:style-name="Statisticalanalysisfunctions.1">
          <table:table-cell table:style-name="Statisticalanalysisfunctions.A91" office:value-type="string">
            <text:p text:style-name="Table_20_Contents">MODE(number 1, number 2, <text:span text:style-name="T4">…</text:span>, number 30)</text:p>
          </table:table-cell>
          <table:table-cell table:style-name="Statisticalanalysisfunctions.B91" office:value-type="string">
            <text:p text:style-name="Table_20_Contents">Returns the most common value in a data set. <text:span text:style-name="Strong_20_Emphasis">number 1</text:span>, <text:span text:style-name="Strong_20_Emphasis">number 2</text:span>, <text:span text:style-name="T4">…</text:span>, <text:span text:style-name="Strong_20_Emphasis">number 30</text:span> are numerical values or ranges. <text:s/>If several values have the same frequency, it returns the smallest value. An error occurs if <text:change text:change-id="ct537441616"/><text:change-start text:change-id="ct411730688"/><text:span text:style-name="T59">no</text:span><text:change-end text:change-id="ct411730688"/> value <text:change text:change-id="ct587529088"/>appear<text:change-start text:change-id="ct507937856"/><text:span text:style-name="T59">s</text:span><text:change-end text:change-id="ct507937856"/> more than once.</text:p>
          </table:table-cell>
        </table:table-row>
        <table:table-row table:style-name="Statisticalanalysisfunctions.2">
          <table:table-cell table:style-name="Statisticalanalysisfunctions.A91" office:value-type="string">
            <text:p text:style-name="P10"><text:change-start text:change-id="ct205968400"/>MODE.MULT<text:change-end text:change-id="ct205968400"/><text:change-start text:change-id="ct147764320"/>(Number1, Number2, <text:span text:style-name="T25">…</text:span>, Number30)<text:change-end text:change-id="ct147764320"/></text:p>
          </table:table-cell>
          <table:table-cell table:style-name="Statisticalanalysisfunctions.B91" office:value-type="string">
            <text:p text:style-name="Table_20_Contents"><text:change-start text:change-id="ct765624672"/>Returns a vertical array of the statistical modes (the most frequently occurring values) within a list of supplied numbers.</text:p>
            <text:p text:style-name="Table_20_Contents"><text:span text:style-name="Strong_20_Emphasis">Number1</text:span>, <text:span text:style-name="Strong_20_Emphasis">Number2</text:span>, ..., <text:span text:style-name="Strong_20_Emphasis">Number30</text:span> are numeric values or ranges.</text:p>
            <text:p text:style-name="Table_20_Contents">As the MODE.MULT function returns an array of values, it must be entered as an array formula. If the function is not entered as an array formula, only the first mode is returned, which is the same as using the MODE.SNGL function.<text:change-end text:change-id="ct765624672"/></text:p>
          </table:table-cell>
        </table:table-row>
        <table:table-row table:style-name="Statisticalanalysisfunctions.2">
          <table:table-cell table:style-name="Statisticalanalysisfunctions.A90" office:value-type="string">
            <text:p text:style-name="P10"><text:change-start text:change-id="ct168429856"/>MODE.SNGL<text:change-end text:change-id="ct168429856"/><text:change-start text:change-id="ct499559248"/>(Number1, Number2, <text:span text:style-name="T25">…</text:span>, Number30)<text:change-end text:change-id="ct499559248"/></text:p>
          </table:table-cell>
          <table:table-cell table:style-name="Statisticalanalysisfunctions.B90" office:value-type="string">
            <text:p text:style-name="Table_20_Contents"><text:change-start text:change-id="ct767535824"/>Returns the most frequently occurring, or repetitive, value in an array or range of data. If there are several values with the same frequency, it returns the smallest value. An error occurs when a value doesn't appear twice.<text:change-end text:change-id="ct767535824"/><text:change-start text:change-id="ct325266048"/></text:p>
            <text:p text:style-name="Table_20_Contents"><text:span text:style-name="Strong_20_Emphasis">Number1</text:span>, <text:span text:style-name="Strong_20_Emphasis">Number2</text:span>, ..., <text:span text:style-name="Strong_20_Emphasis">Number30</text:span> are numeric values or ranges.<text:change-end text:change-id="ct325266048"/></text:p>
          </table:table-cell>
        </table:table-row>
        <table:table-row table:style-name="Statisticalanalysisfunctions.2">
          <table:table-cell table:style-name="Statisticalanalysisfunctions.A91" office:value-type="string">
            <text:p text:style-name="P10"><text:change-start text:change-id="ct204543616"/>NEGBINOM.DIST<text:change-end text:change-id="ct204543616"/><text:change-start text:change-id="ct451786416"/>(X, R, SP, Cumulative)<text:change-end text:change-id="ct451786416"/></text:p>
          </table:table-cell>
          <table:table-cell table:style-name="Statisticalanalysisfunctions.B91" office:value-type="string">
            <text:p text:style-name="Table_20_Contents"><text:change-start text:change-id="ct485657376"/>Returns <text:span text:style-name="T60">values of </text:span>the <text:span text:style-name="T60">probability </text:span>density <text:span text:style-name="T60">function </text:span>or <text:span text:style-name="T60">cumulative</text:span> distribution function <text:span text:style-name="T60">for the negative binomial distribution</text:span>.<text:change-end text:change-id="ct485657376"/><text:change-start text:change-id="ct753771008"/></text:p>
            <text:p text:style-name="Table_20_Contents"><text:span text:style-name="Strong_20_Emphasis">X</text:span> is the value returned for unsuccessful tests.</text:p>
            <text:p text:style-name="Table_20_Contents"><text:span text:style-name="Strong_20_Emphasis">R</text:span> is the value returned for successful tests.</text:p>
            <text:p text:style-name="Table_20_Contents"><text:span text:style-name="Strong_20_Emphasis">SP</text:span> is the probability of the success of an attempt.</text:p>
            <text:p text:style-name="Table_20_Contents"><text:span text:style-name="Strong_20_Emphasis">Cumulative</text:span> = 0 calculates the density <text:span text:style-name="T60">probability density </text:span>function, <text:span text:style-name="Strong_20_Emphasis">Cumulative</text:span> = 1 calculates the <text:span text:style-name="T60">cumulative </text:span>distribution <text:span text:style-name="T60">function</text:span>.<text:change-end text:change-id="ct753771008"/></text:p>
          </table:table-cell>
        </table:table-row>
        <text:soft-page-break/>
        <table:table-row table:style-name="Statisticalanalysisfunctions.1">
          <table:table-cell table:style-name="Statisticalanalysisfunctions.A131" office:value-type="string">
            <text:p text:style-name="Table_20_Contents">NEGBINOMDIST(X, R, SP)</text:p>
          </table:table-cell>
          <table:table-cell table:style-name="Statisticalanalysisfunctions.B131" office:value-type="string">
            <text:p text:style-name="Table_20_Contents">Returns the negative binomial distribution. <text:span text:style-name="Strong_20_Emphasis">X</text:span> is the value returned for unsuccessful tests. <text:span text:style-name="Strong_20_Emphasis">R</text:span> is the value returned for successful tests. <text:span text:style-name="Strong_20_Emphasis">SP</text:span> is the probability of the success of an attempt.</text:p>
            <text:p text:style-name="P59"><text:bookmark text:name="NEGBINOMDIST1"/>NEGBINOMDIST returns the probability that there will be x failures before the r-th success, when the constant probability of a success is <text:change text:change-id="ct544911712"/><text:change-start text:change-id="ct745007712"/><text:span text:style-name="Strong_20_Emphasis">SP</text:span><text:change-end text:change-id="ct745007712"/>.</text:p>
          </table:table-cell>
        </table:table-row>
        <table:table-row table:style-name="Statisticalanalysisfunctions.1">
          <table:table-cell table:style-name="Statisticalanalysisfunctions.A131" office:value-type="string">
            <text:p text:style-name="P10"><text:change-start text:change-id="ct264437760"/>NORM.DIST<text:change-end text:change-id="ct264437760"/><text:change-start text:change-id="ct521790240"/>(Number, Mean, StDev, C)<text:change-end text:change-id="ct521790240"/></text:p>
          </table:table-cell>
          <table:table-cell table:style-name="Statisticalanalysisfunctions.B131" office:value-type="string">
            <text:p text:style-name="Table_20_Contents"><text:change-start text:change-id="ct510877584"/>Returns <text:span text:style-name="T60">values of </text:span>the <text:span text:style-name="T60">probability </text:span>density function or the cumulative distribution <text:span text:style-name="T60">function for the normal distribution</text:span>.</text:p>
            <text:p text:style-name="Table_20_Contents"><text:span text:style-name="Strong_20_Emphasis">Number</text:span> is the value <text:span text:style-name="T60">for</text:span> which the normal distribution is to be calculated.</text:p>
            <text:p text:style-name="Table_20_Contents"><text:span text:style-name="Strong_20_Emphasis">Mean</text:span> is the mean value of the distribution.</text:p>
            <text:p text:style-name="Table_20_Contents"><text:span text:style-name="Strong_20_Emphasis">StDev</text:span> is the standard deviation of the distribution.</text:p>
            <text:p text:style-name="Table_20_Contents"><text:span text:style-name="Strong_20_Emphasis">C</text:span> = 0 calculates the <text:span text:style-name="T60">probability </text:span>density function, <text:span text:style-name="Strong_20_Emphasis">C</text:span> = 1 calculates the <text:span text:style-name="T60">cumulative </text:span>distribution <text:span text:style-name="T60">function</text:span>.<text:change-end text:change-id="ct510877584"/></text:p>
          </table:table-cell>
        </table:table-row>
        <table:table-row table:style-name="Statisticalanalysisfunctions.1">
          <table:table-cell table:style-name="Statisticalanalysisfunctions.A131" office:value-type="string">
            <text:p text:style-name="P10"><text:change-start text:change-id="ct540301520"/>NORM.INV<text:change-end text:change-id="ct540301520"/><text:change-start text:change-id="ct540801344"/>(Number, Mean, StDev)<text:change-end text:change-id="ct540801344"/></text:p>
          </table:table-cell>
          <table:table-cell table:style-name="Statisticalanalysisfunctions.B131" office:value-type="string">
            <text:p text:style-name="Table_20_Contents"><text:change-start text:change-id="ct483973696"/>Returns <text:span text:style-name="T60">values of </text:span>the inverse of the normal cumulative distribution.</text:p>
            <text:p text:style-name="Table_20_Contents"><text:span text:style-name="Strong_20_Emphasis">Number</text:span> represents the probability value used to determine the inverse normal distribution.</text:p>
            <text:p text:style-name="Table_20_Contents"><text:span text:style-name="Strong_20_Emphasis">Mean</text:span> represents the mean value <text:span text:style-name="T60">of</text:span> the normal distribution.</text:p>
            <text:p text:style-name="Table_20_Contents"><text:span text:style-name="Strong_20_Emphasis">StDev</text:span> represents the standard deviation of the normal distribution.<text:change-end text:change-id="ct483973696"/></text:p>
          </table:table-cell>
        </table:table-row>
        <table:table-row table:style-name="Statisticalanalysisfunctions.1">
          <table:table-cell table:style-name="Statisticalanalysisfunctions.A131" office:value-type="string">
            <text:p text:style-name="P10"><text:change-start text:change-id="ct765000656"/>NORM.S.DIST<text:change-end text:change-id="ct765000656"/><text:change-start text:change-id="ct749777664"/>(Number; Cumulative)<text:change-end text:change-id="ct749777664"/></text:p>
          </table:table-cell>
          <table:table-cell table:style-name="Statisticalanalysisfunctions.B131" office:value-type="string">
            <text:p text:style-name="P31"><text:change-start text:change-id="ct552753200"/>Returns <text:span text:style-name="T60">values of </text:span>the <text:span text:style-name="T60">probability </text:span>density function or the cumulative distribution <text:span text:style-name="T60">function for the standard normal distribution</text:span>.<text:change-end text:change-id="ct552753200"/><text:change-start text:change-id="ct162440736"/> <text:change-end text:change-id="ct162440736"/><text:change-start text:change-id="ct590523712"/>Th<text:span text:style-name="T60">is</text:span> distribution has a mean of <text:span text:style-name="T60">0</text:span> and a standard deviation of <text:span text:style-name="T60">1</text:span>.<text:change-end text:change-id="ct590523712"/><text:change-start text:change-id="ct357188944"/></text:p>
            <text:p text:style-name="Table_20_Contents"><text:span text:style-name="Strong_20_Emphasis">Number</text:span> is the value to which the standard normal cumulative distribution is calculated.</text:p>
            <text:p text:style-name="Table_20_Contents"><text:span text:style-name="Strong_20_Emphasis">Cumulative</text:span> 0 or FALSE calculates the probability density function. Any other value calculates the cumulative distribution function.<text:change-end text:change-id="ct357188944"/></text:p>
          </table:table-cell>
        </table:table-row>
        <table:table-row table:style-name="Statisticalanalysisfunctions.1">
          <table:table-cell table:style-name="Statisticalanalysisfunctions.A131" office:value-type="string">
            <text:p text:style-name="P10"><text:change-start text:change-id="ct392469504"/>NORM.S.INV<text:change-end text:change-id="ct392469504"/><text:change-start text:change-id="ct518813056"/>(Number)<text:change-end text:change-id="ct518813056"/></text:p>
          </table:table-cell>
          <table:table-cell table:style-name="Statisticalanalysisfunctions.B131" office:value-type="string">
            <text:p text:style-name="Table_20_Contents"><text:change-start text:change-id="ct167056672"/>Returns <text:span text:style-name="T60">values of </text:span>the inverse of the standard normal distribution.</text:p>
            <text:p text:style-name="Table_20_Contents"><text:change-end text:change-id="ct167056672"/><text:change-start text:change-id="ct690515056"/><text:span text:style-name="Strong_20_Emphasis">Number</text:span> is the probability <text:span text:style-name="T60">for</text:span> which the inverse standard normal distribution is calculated.<text:change-end text:change-id="ct690515056"/></text:p>
          </table:table-cell>
        </table:table-row>
        <table:table-row table:style-name="Statisticalanalysisfunctions.1">
          <table:table-cell table:style-name="Statisticalanalysisfunctions.A131" office:value-type="string">
            <text:p text:style-name="Table_20_Contents">NORMDIST(Number, Mean, STDEV, C)</text:p>
          </table:table-cell>
          <table:table-cell table:style-name="Statisticalanalysisfunctions.B131" office:value-type="string">
            <text:p text:style-name="Table_20_Contents">Returns the value of the probability density function or the cumulative distribution function for the normal distribution with the mean and standard deviation given. </text:p>
            <text:p text:style-name="Table_20_Contents"><text:span text:style-name="Strong_20_Emphasis">Number</text:span> is the value for which the normal distribution is to be calculated. <text:span text:style-name="Strong_20_Emphasis">Mean</text:span> is the mean value of the normal distribution. <text:span text:style-name="Strong_20_Emphasis">STDEV</text:span> is the standard deviation of the normal distribution. <text:change-start text:change-id="ct493361056"/><text:span text:style-name="T104">If </text:span><text:change-end text:change-id="ct493361056"/><text:span text:style-name="Strong_20_Emphasis">C</text:span> = 0 or FALSE it calculates the probability density function, and<text:change-start text:change-id="ct126542768"/> <text:span text:style-name="T104">if</text:span><text:change-end text:change-id="ct126542768"/> <text:span text:style-name="Strong_20_Emphasis">C</text:span> = <text:change text:change-id="ct196212192"/><text:change-start text:change-id="ct234739248"/><text:span text:style-name="T60">any other value</text:span><text:change-end text:change-id="ct234739248"/> or <text:change-start text:change-id="ct514657584"/><text:span text:style-name="T109">is </text:span><text:change-end text:change-id="ct514657584"/>omitted, it calculates the cumulative distribution function.</text:p>
          </table:table-cell>
        </table:table-row>
        <table:table-row table:style-name="Statisticalanalysisfunctions.2">
          <table:table-cell table:style-name="Statisticalanalysisfunctions.A131" office:value-type="string">
            <text:p text:style-name="Table_20_Contents">NORMINV(number, mean, STDEV)</text:p>
          </table:table-cell>
          <table:table-cell table:style-name="Statisticalanalysisfunctions.B131" office:value-type="string">
            <text:p text:style-name="Table_20_Contents">Returns the inverse of the normal distribution for the given probability value, <text:span text:style-name="Strong_20_Emphasis">number</text:span>, in the distribution. <text:span text:style-name="Strong_20_Emphasis">mean</text:span> is the mean value <text:change text:change-id="ct668502032"/><text:change-start text:change-id="ct760946048"/><text:span text:style-name="T109">of</text:span><text:change-end text:change-id="ct760946048"/> the normal distribution. <text:span text:style-name="Strong_20_Emphasis">STDEV</text:span> is the standard deviation of the normal distribution.</text:p>
          </table:table-cell>
        </table:table-row>
        <text:soft-page-break/>
        <table:table-row table:style-name="Statisticalanalysisfunctions.1">
          <table:table-cell table:style-name="Statisticalanalysisfunctions.A131" office:value-type="string">
            <text:p text:style-name="Table_20_Contents">NORMSDIST(Number)</text:p>
          </table:table-cell>
          <table:table-cell table:style-name="Statisticalanalysisfunctions.B131" office:value-type="string">
            <text:p text:style-name="Table_20_Contents">Returns the standard normal cumulative distribution for the given <text:span text:style-name="Strong_20_Emphasis">Number</text:span>. This function is defined as LEGACY.NORMSDIST in the ODF v1.2 specification. <text:bookmark text:name="LEGACY_NORMSDIST"/>This is exactly NORMDIST(x,0,1,TRUE()).</text:p>
          </table:table-cell>
        </table:table-row>
        <table:table-row table:style-name="Statisticalanalysisfunctions.2">
          <table:table-cell table:style-name="Statisticalanalysisfunctions.A131" office:value-type="string">
            <text:p text:style-name="Table_20_Contents">NORMSINV(number)</text:p>
          </table:table-cell>
          <table:table-cell table:style-name="Statisticalanalysisfunctions.B131" office:value-type="string">
            <text:p text:style-name="Table_20_Contents">Returns the inverse of the standard normal distribution for the given probability value, <text:span text:style-name="Strong_20_Emphasis">number</text:span>. <text:change-start text:change-id="ct350665808"/><text:span text:style-name="Strong_20_Emphasis">number</text:span><text:change-end text:change-id="ct350665808"/> must be <text:change-start text:change-id="ct515939104"/><text:span text:style-name="T104">in the range </text:span><text:change-end text:change-id="ct515939104"/>0 &lt; <text:change-start text:change-id="ct694151488"/><text:span text:style-name="Strong_20_Emphasis">number</text:span><text:change-end text:change-id="ct694151488"/> &lt; 1. This function is defined as LEGACY.NORMSINV in the ODF v1.2 specification.</text:p>
          </table:table-cell>
        </table:table-row>
        <table:table-row table:style-name="Statisticalanalysisfunctions.1">
          <table:table-cell table:style-name="Statisticalanalysisfunctions.A131" office:value-type="string">
            <text:p text:style-name="Table_20_Contents">PEARSON(Data_1, Data_2)</text:p>
          </table:table-cell>
          <table:table-cell table:style-name="Statisticalanalysisfunctions.B131" office:value-type="string">
            <text:p text:style-name="Table_20_Contents">Returns the Pearson correlation coefficient, r, of two data sets. <text:span text:style-name="Strong_20_Emphasis">Data_1</text:span> is the array of the first data set. <text:span text:style-name="Strong_20_Emphasis">Data_2</text:span> is the array of the second data set. <text:bookmark text:name="PEARSON"/>For an empty element or an element of type Text or Boolean in <text:span text:style-name="Strong_20_Emphasis">Data_1</text:span> the element at the corresponding position of <text:span text:style-name="Strong_20_Emphasis">Data_2</text:span> is ignored, and vice versa. Both arrays must be the same size and shape.</text:p>
          </table:table-cell>
        </table:table-row>
        <table:table-row table:style-name="Statisticalanalysisfunctions.2">
          <table:table-cell table:style-name="Statisticalanalysisfunctions.A131" office:value-type="string">
            <text:p text:style-name="Table_20_Contents">PERCENTILE(data, Alpha)</text:p>
          </table:table-cell>
          <table:table-cell table:style-name="Statisticalanalysisfunctions.B131" office:value-type="string">
            <text:p text:style-name="Table_20_Contents">Returns the alpha-percentile of data values in an array. <text:span text:style-name="Strong_20_Emphasis">data</text:span> is the array of data. <text:span text:style-name="Strong_20_Emphasis">Alpha</text:span> is the percentile value between 0 and 1. If Alpha is not a multiple of 1/(n - 1), PERCENTILE interpolates to determine the value between two data points.</text:p>
          </table:table-cell>
        </table:table-row>
        <table:table-row table:style-name="Statisticalanalysisfunctions.2">
          <table:table-cell table:style-name="Statisticalanalysisfunctions.A131" office:value-type="string">
            <text:p text:style-name="P10"><text:change-start text:change-id="ct750992128"/>PERCENTILE.EXC<text:change-end text:change-id="ct750992128"/><text:change-start text:change-id="ct563115232"/>(Data, Alpha)<text:change-end text:change-id="ct563115232"/></text:p>
          </table:table-cell>
          <table:table-cell table:style-name="Statisticalanalysisfunctions.B131" office:value-type="string">
            <text:p text:style-name="Table_20_Contents"><text:change-start text:change-id="ct128427216"/>Returns a percentile value for a set of data based on the given value of <text:span text:style-name="T60">a</text:span>lpha, which lies within the range 0 to 1 (<text:span text:style-name="Emphasis">exclusive</text:span>). A percentile returns the scale value for a data series which goes from the smallest (alpha=0) to the largest (alpha=1) value. For alpha = 25%, the percentile means the first quartile; alpha = 50% is the median.</text:p>
            <text:p text:style-name="Table_20_Contents"><text:span text:style-name="Strong_20_Emphasis">Data</text:span> is the array of data. <text:span text:style-name="Strong_20_Emphasis">Alpha</text:span> represents the percentage of the scale between 0 and 1. If <text:span text:style-name="Strong_20_Emphasis">Alpha</text:span> is not a multiple of 1/(n+1), (where n is the number of values in the supplied array), the function interpolates between the values in the supplied array, to calculate the percentile value. However, if <text:span text:style-name="Strong_20_Emphasis">Alpha</text:span> is less than 1/(n+1) or <text:span text:style-name="Strong_20_Emphasis">Alpha</text:span> is greater than n/(n+1), the function is unable to interpolate, and so returns an error.<text:change-end text:change-id="ct128427216"/></text:p>
          </table:table-cell>
        </table:table-row>
        <table:table-row table:style-name="Statisticalanalysisfunctions.2">
          <table:table-cell table:style-name="Statisticalanalysisfunctions.A131" office:value-type="string">
            <text:p text:style-name="P10"><text:change-start text:change-id="ct578152480"/>PERCENTILE.INC<text:change-end text:change-id="ct578152480"/><text:change-start text:change-id="ct563797824"/>(Data, Alpha)<text:change-end text:change-id="ct563797824"/></text:p>
          </table:table-cell>
          <table:table-cell table:style-name="Statisticalanalysisfunctions.B131" office:value-type="string">
            <text:p text:style-name="Table_20_Contents"><text:change-start text:change-id="ct715481520"/>Returns a percentile value for a set of data based on the given value of <text:span text:style-name="T60">a</text:span>lpha, which lies within the range 0 to 1 (<text:span text:style-name="Emphasis">inclusive</text:span>). A percentile returns the scale value for a data series which goes from the smallest (alpha=0) to the largest (alpha=1) value. For alpha = 25%, the percentile means the first quartile; alpha = 50% is the median. </text:p>
            <text:p text:style-name="Table_20_Contents"><text:span text:style-name="Strong_20_Emphasis">Data</text:span> is the array of data. <text:span text:style-name="Strong_20_Emphasis">Alpha</text:span> represents the percentage of the scale between 0 and 1.<text:change-end text:change-id="ct715481520"/></text:p>
          </table:table-cell>
        </table:table-row>
        <table:table-row table:style-name="Statisticalanalysisfunctions.1">
          <table:table-cell table:style-name="Statisticalanalysisfunctions.A131" office:value-type="string">
            <text:p text:style-name="Table_20_Contents">PERCENTRANK(data, value<text:change-start text:change-id="ct363919648"/>, <text:span text:style-name="T60">Significance</text:span><text:change-end text:change-id="ct363919648"/>)</text:p>
          </table:table-cell>
          <table:table-cell table:style-name="Statisticalanalysisfunctions.B131" office:value-type="string">
            <text:p text:style-name="P31">Returns the percentage rank (percentile) of the given <text:span text:style-name="Strong_20_Emphasis">value</text:span> in a sample. <text:span text:style-name="Strong_20_Emphasis">data</text:span> is the array of data in the sample. <text:change-start text:change-id="ct543355520"/><text:span text:style-name="Strong_20_Emphasis">Significance</text:span> is an optional argument that specifies the number of significant digits <text:span text:style-name="T60">for rounding</text:span> the returned percentage value.<text:change-end text:change-id="ct543355520"/></text:p>
          </table:table-cell>
        </table:table-row>
        <text:soft-page-break/>
        <table:table-row table:style-name="Statisticalanalysisfunctions.1">
          <table:table-cell table:style-name="Statisticalanalysisfunctions.A131" office:value-type="string">
            <text:p text:style-name="P10"><text:change-start text:change-id="ct747486448"/>PERCENTRANK.EXC<text:change-end text:change-id="ct747486448"/><text:change-start text:change-id="ct562101088"/>(Data, Value, Significance)<text:change-end text:change-id="ct562101088"/></text:p>
          </table:table-cell>
          <table:table-cell table:style-name="Statisticalanalysisfunctions.B131" office:value-type="string">
            <text:p text:style-name="Table_20_Contents"><text:change-start text:change-id="ct409048880"/>Returns the relative position, between 0 and 1 (<text:span text:style-name="Emphasis">exclusive</text:span>), of a specified value within a supplied array.</text:p>
            <text:p text:style-name="Table_20_Contents"><text:span text:style-name="Strong_20_Emphasis">Data</text:span> is the array of data in the sample. <text:span text:style-name="Strong_20_Emphasis">Value</text:span> represents the value whose percentile rank must be determined. <text:span text:style-name="Strong_20_Emphasis">Significance</text:span> is an optional argument that specifies the number of significant digits <text:span text:style-name="T61">for rounding</text:span> the returned percentage value.<text:change-end text:change-id="ct409048880"/></text:p>
          </table:table-cell>
        </table:table-row>
        <table:table-row table:style-name="Statisticalanalysisfunctions.1">
          <table:table-cell table:style-name="Statisticalanalysisfunctions.A131" office:value-type="string">
            <text:p text:style-name="P10"><text:change-start text:change-id="ct593650608"/>PERCENTRANK.INC<text:change-end text:change-id="ct593650608"/><text:change-start text:change-id="ct693012400"/>(Data, Value, Significance)<text:change-end text:change-id="ct693012400"/></text:p>
          </table:table-cell>
          <table:table-cell table:style-name="Statisticalanalysisfunctions.B131" office:value-type="string">
            <text:p text:style-name="Table_20_Contents"><text:change-start text:change-id="ct759347344"/>Returns the relative position, between 0 and 1 (<text:span text:style-name="Emphasis">inclusive</text:span>), of a specified value within a supplied array.</text:p>
            <text:p text:style-name="Table_20_Contents"><text:span text:style-name="Strong_20_Emphasis">Data</text:span> is the array of data in the sample. <text:span text:style-name="Strong_20_Emphasis">Value</text:span> represents the value whose percentile rank must be determined. <text:span text:style-name="Strong_20_Emphasis">Significance</text:span> is an optional argument that specifies the number of significant digits <text:span text:style-name="T61">for rounding</text:span> the returned percentage value.<text:change-end text:change-id="ct759347344"/></text:p>
          </table:table-cell>
        </table:table-row>
        <table:table-row table:style-name="Statisticalanalysisfunctions.2">
          <table:table-cell table:style-name="Statisticalanalysisfunctions.A131" office:value-type="string">
            <text:p text:style-name="Table_20_Contents">PERMUT(Count_1, Count_2)</text:p>
          </table:table-cell>
          <table:table-cell table:style-name="Statisticalanalysisfunctions.B131" office:value-type="string">
            <text:p text:style-name="Table_20_Contents">Returns the number of permutations for a given number of objects without repetition. <text:span text:style-name="Strong_20_Emphasis">Count_1</text:span> is the total number of objects. <text:span text:style-name="Strong_20_Emphasis">Count_2</text:span> is the number of objects in each permutation.</text:p>
          </table:table-cell>
        </table:table-row>
        <table:table-row table:style-name="Statisticalanalysisfunctions.1">
          <table:table-cell table:style-name="Statisticalanalysisfunctions.A131" office:value-type="string">
            <text:p text:style-name="Table_20_Contents">PERMUTATIONA(Count_1, Count_2)</text:p>
          </table:table-cell>
          <table:table-cell table:style-name="Statisticalanalysisfunctions.B131" office:value-type="string">
            <text:p text:style-name="Table_20_Contents">Returns the number of permutations for a given number of objects (repetition allowed, meaning an object can combine with itself). <text:span text:style-name="Strong_20_Emphasis">Count_1</text:span> is the total number of objects. <text:span text:style-name="Strong_20_Emphasis">Count_2</text:span> is the number of objects in each permutation.</text:p>
          </table:table-cell>
        </table:table-row>
        <table:table-row table:style-name="Statisticalanalysisfunctions.2">
          <table:table-cell table:style-name="Statisticalanalysisfunctions.A131" office:value-type="string">
            <text:p text:style-name="Table_20_Contents">PHI(number)</text:p>
          </table:table-cell>
          <table:table-cell table:style-name="Statisticalanalysisfunctions.B131" office:value-type="string">
            <text:p text:style-name="Table_20_Contents">Returns the values of the distribution function for a standard normal distribution for the given <text:span text:style-name="Strong_20_Emphasis">number</text:span>. <text:bookmark text:name="PHI"/>PHI(number) is a synonym for NORMDIST(number,0,1,FALSE()).</text:p>
          </table:table-cell>
        </table:table-row>
        <table:table-row table:style-name="Statisticalanalysisfunctions.1">
          <table:table-cell table:style-name="Statisticalanalysisfunctions.A131" office:value-type="string">
            <text:p text:style-name="Table_20_Contents">POISSON(Number, mean, Cumulative)</text:p>
          </table:table-cell>
          <table:table-cell table:style-name="Statisticalanalysisfunctions.B131" office:value-type="string">
            <text:p text:style-name="P32">Returns the probability<text:change-start text:change-id="ct555961872"/> <text:span text:style-name="T61">density function </text:span><text:change-end text:change-id="ct555961872"/><text:change text:change-id="ct491684784"/><text:change text:change-id="ct496422832"/>or the cumulative distribution function for the Poisson distribution<text:change text:change-id="ct507718176"/><text:change-start text:change-id="ct493131056"/>. <text:change-end text:change-id="ct493131056"/><text:change text:change-id="ct697271920"/><text:span text:style-name="Strong_20_Emphasis">Number</text:span><text:change-start text:change-id="ct531596304"/> <text:span text:style-name="T61">is the value for which the distribution is to be calculated</text:span><text:change-end text:change-id="ct531596304"/>. <text:span text:style-name="Strong_20_Emphasis">mean</text:span> is the middle value of the Poisson distribution. <text:span text:style-name="Strong_20_Emphasis">Cumulative</text:span> = 0 <text:change-start text:change-id="ct592772416"/><text:span text:style-name="T61">or False </text:span><text:change-end text:change-id="ct592772416"/>calculates the probability density function, and <text:span text:style-name="Strong_20_Emphasis">Cumulative</text:span> = 1 <text:change-start text:change-id="ct150567872"/><text:span text:style-name="T61">or True </text:span><text:change-end text:change-id="ct150567872"/>calculates the<text:change-start text:change-id="ct499100448"/> <text:span text:style-name="T61">cumulative</text:span><text:change-end text:change-id="ct499100448"/> distribution<text:change-start text:change-id="ct399883296"/> <text:span text:style-name="T61">function</text:span><text:change-end text:change-id="ct399883296"/>.<text:change-start text:change-id="ct163846944"/> When <text:span text:style-name="Strong_20_Emphasis">C</text:span> is omitted, the default value True is inserted when you save the document, for best compatibility with other programs and older versions of LibreOffice.<text:change-end text:change-id="ct163846944"/></text:p>
          </table:table-cell>
        </table:table-row>
        <table:table-row table:style-name="Statisticalanalysisfunctions.1">
          <table:table-cell table:style-name="Statisticalanalysisfunctions.A131" office:value-type="string">
            <text:p text:style-name="P13"><text:change-start text:change-id="ct453318624"/>POISSON.DIST<text:change-end text:change-id="ct453318624"/><text:change-start text:change-id="ct486261968"/>(Number, Mean, C)<text:change-end text:change-id="ct486261968"/></text:p>
          </table:table-cell>
          <table:table-cell table:style-name="Statisticalanalysisfunctions.B131" office:value-type="string">
            <text:p text:style-name="Table_20_Contents"><text:change-start text:change-id="ct579645056"/>Returns a probability for the Poisson distribution, using either the probability density function or the cumulative distribution function.</text:p>
            <text:p text:style-name="Table_20_Contents"><text:span text:style-name="Strong_20_Emphasis">Number</text:span> represents the value for which the Poisson distribution is calculated. <text:span text:style-name="Strong_20_Emphasis">Mean</text:span> represents the middle value of the Poisson distribution. <text:span text:style-name="Strong_20_Emphasis">C</text:span> is an optional <text:span text:style-name="T104">argument</text:span>. When <text:span text:style-name="Strong_20_Emphasis">C</text:span> is set to 0 or False, the function calculates the probability density function. When <text:span text:style-name="Strong_20_Emphasis">C</text:span> is set to 1 or True, the function calculates the cumulative distribution function. When <text:span text:style-name="Strong_20_Emphasis">C</text:span> is omitted, the default value True is inserted when you save the document, for best compatibility with other programs and older versions of LibreOffice.<text:change-end text:change-id="ct579645056"/></text:p>
          </table:table-cell>
        </table:table-row>
        <text:soft-page-break/>
        <table:table-row table:style-name="Statisticalanalysisfunctions.2">
          <table:table-cell table:style-name="Statisticalanalysisfunctions.A131" office:value-type="string">
            <text:p text:style-name="Table_20_Contents">PROB(data, probability, Start, End)</text:p>
          </table:table-cell>
          <table:table-cell table:style-name="Statisticalanalysisfunctions.B131" office:value-type="string">
            <text:p text:style-name="Table_20_Contents">Returns the probability that values in a range are between two limits. <text:span text:style-name="Strong_20_Emphasis">data</text:span> is the array or range of data in the sample. <text:span text:style-name="Strong_20_Emphasis">probability</text:span> is the array or range of the corresponding probabilities. <text:span text:style-name="Strong_20_Emphasis">Start</text:span> is the start value of the interval whose probabilities are to be summed. <text:span text:style-name="Strong_20_Emphasis">End</text:span> (optional) is the end value of the interval whose probabilities are to be summed. If this <text:change text:change-id="ct295488304"/><text:change-start text:change-id="ct402936128"/><text:span text:style-name="T104">argument</text:span><text:change-end text:change-id="ct402936128"/> is missing, then <text:span text:style-name="Strong_20_Emphasis">End</text:span> = <text:span text:style-name="Strong_20_Emphasis">Start</text:span> value is assumed.</text:p>
          </table:table-cell>
        </table:table-row>
        <table:table-row table:style-name="Statisticalanalysisfunctions.1">
          <table:table-cell table:style-name="Statisticalanalysisfunctions.A131" office:value-type="string">
            <text:p text:style-name="Table_20_Contents">QUARTILE(data, Type)</text:p>
          </table:table-cell>
          <table:table-cell table:style-name="Statisticalanalysisfunctions.B131" office:value-type="string">
            <text:p text:style-name="Table_20_Contents">Returns the quartile of a data set. <text:span text:style-name="Strong_20_Emphasis">data</text:span> is the array of data in the sample. <text:span text:style-name="Strong_20_Emphasis">Type</text:span> is the number of the quartile to return. (0 = Min, 1 = 25%, 2 = 50% (Median), 3 = 75% and 4 = Max). <text:bookmark text:name="QUARTILE"/>Based on the statistical rank of the data points in <text:span text:style-name="Strong_20_Emphasis">data</text:span>, QUARTILE returns the percentile value indicated by <text:span text:style-name="Strong_20_Emphasis">Type</text:span>. The percentile is calculated as <text:span text:style-name="Strong_20_Emphasis">Type</text:span> divided by 4. The same algorithm used in PERCENTILE is used here to interpolate between two data points.</text:p>
          </table:table-cell>
        </table:table-row>
        <table:table-row table:style-name="Statisticalanalysisfunctions.2">
          <table:table-cell table:style-name="Statisticalanalysisfunctions.A131" office:value-type="string">
            <text:p text:style-name="P13"><text:change-start text:change-id="ct392732960"/>QUARTILE.EXC<text:change-end text:change-id="ct392732960"/><text:change-start text:change-id="ct341339616"/>(Data, Type)<text:change-end text:change-id="ct341339616"/></text:p>
          </table:table-cell>
          <table:table-cell table:style-name="Statisticalanalysisfunctions.B131" office:value-type="string">
            <text:p text:style-name="Table_20_Contents"><text:change-start text:change-id="ct760473968"/>Returns a requested quartile of a supplied range of values, based on a percentile range of 0 to 1 <text:span text:style-name="Emphasis">exclusive</text:span>.</text:p>
            <text:p text:style-name="Table_20_Contents"><text:span text:style-name="Strong_20_Emphasis">Data</text:span> represents the range of data values for which you want to calculate the specified quartile. <text:span text:style-name="Strong_20_Emphasis">Type</text:span> is an integer between 1 and 3, representing the required quartile. If <text:span text:style-name="Strong_20_Emphasis">Type</text:span> = 1 or 3, the supplied array must contain more than two values.<text:change-end text:change-id="ct760473968"/></text:p>
          </table:table-cell>
        </table:table-row>
        <table:table-row table:style-name="Statisticalanalysisfunctions.2">
          <table:table-cell table:style-name="Statisticalanalysisfunctions.A131" office:value-type="string">
            <text:p text:style-name="P13"><text:change-start text:change-id="ct132989744"/>QUARTILE.INC<text:change-end text:change-id="ct132989744"/><text:change-start text:change-id="ct123306864"/>(Data, Type)<text:change-end text:change-id="ct123306864"/></text:p>
          </table:table-cell>
          <table:table-cell table:style-name="Statisticalanalysisfunctions.B131" office:value-type="string">
            <text:p text:style-name="Table_20_Contents"><text:change-start text:change-id="ct236282896"/>Returns a requested quartile of a supplied range of values, based on a percentile range of 0 to 1 <text:span text:style-name="Emphasis">inclusive</text:span>.</text:p>
            <text:p text:style-name="Table_20_Contents"><text:span text:style-name="Strong_20_Emphasis">Data</text:span> is the array of data in the sample. <text:span text:style-name="Strong_20_Emphasis">Type</text:span> represents the quartile required, that is:</text:p>
            <text:list xml:id="list104543963457449" text:continue-list="list104543764563391" text:style-name="List_20_1">
              <text:list-item>
                <text:p text:style-name="List_20_1">0 – minimum value</text:p>
              </text:list-item>
              <text:list-item>
                <text:p text:style-name="List_20_1">1 – first quartile</text:p>
              </text:list-item>
              <text:list-item>
                <text:p text:style-name="List_20_1">2 – second quartile (median)</text:p>
              </text:list-item>
              <text:list-item>
                <text:p text:style-name="List_20_1">3 – third quartile</text:p>
              </text:list-item>
              <text:list-item>
                <text:p text:style-name="List_20_1">4 – <text:span text:style-name="T30">m</text:span>aximum value<text:change-end text:change-id="ct236282896"/></text:p>
              </text:list-item>
            </text:list>
          </table:table-cell>
        </table:table-row>
        <table:table-row table:style-name="Statisticalanalysisfunctions.2">
          <table:table-cell table:style-name="Statisticalanalysisfunctions.A119" office:value-type="string">
            <text:p text:style-name="Table_20_Contents">RANK(value, Data, Type)</text:p>
          </table:table-cell>
          <table:table-cell table:style-name="Statisticalanalysisfunctions.B131" office:value-type="string">
            <text:p text:style-name="P32">Returns the rank of the given <text:span text:style-name="Strong_20_Emphasis">value</text:span> in a sample. <text:span text:style-name="Strong_20_Emphasis">Data</text:span> is the array or range of data in the sample. <text:span text:style-name="Strong_20_Emphasis">Type</text:span> (optional) is the ranking order<text:change-start text:change-id="ct788004848"/>. <text:change-end text:change-id="ct788004848"/><text:change text:change-id="ct549526832"/><text:change-start text:change-id="ct404141040"/><text:span text:style-name="Strong_20_Emphasis">Type</text:span> = 0 means descending from the last item of the array to the first (this is the default). <text:span text:style-name="Strong_20_Emphasis">Type</text:span> = 1 means ascending from the first item of the range to the last<text:change-end text:change-id="ct404141040"/>.</text:p>
          </table:table-cell>
        </table:table-row>
        <table:table-row table:style-name="Statisticalanalysisfunctions.2">
          <table:table-cell table:style-name="Statisticalanalysisfunctions.A119" office:value-type="string">
            <text:p text:style-name="P13"><text:change-start text:change-id="ct648817728"/>RANK.<text:change-end text:change-id="ct648817728"/><text:change-start text:change-id="ct146617312"/>AVG<text:change-end text:change-id="ct146617312"/><text:change-start text:change-id="ct126985280"/>(Value, Data, Type)<text:change-end text:change-id="ct126985280"/></text:p>
          </table:table-cell>
          <table:table-cell table:style-name="Statisticalanalysisfunctions.B131" office:value-type="string">
            <text:p text:style-name="Table_20_Contents"><text:change-start text:change-id="ct577426576"/>Returns the statistical rank of a given value, within a supplied array of values. If there are duplicate values in the list, <text:span text:style-name="Emphasis">the average rank is returned</text:span>.</text:p>
            <text:p text:style-name="Table_20_Contents"><text:span text:style-name="Strong_20_Emphasis">Value</text:span> is the value whose rank is to be determined. <text:span text:style-name="Strong_20_Emphasis">Data</text:span> is the array or range of data in the sample. <text:span text:style-name="Strong_20_Emphasis">Type</text:span> is an optional <text:span text:style-name="T104">argument</text:span> defining the sequence order. A <text:span text:style-name="Strong_20_Emphasis">Type</text:span> value of 0 means descending from the last item of the array to the first and this is the default. A <text:span text:style-name="Strong_20_Emphasis">Type</text:span> value of 1 means ascending from the first item of the range to the last.<text:change-end text:change-id="ct577426576"/></text:p>
          </table:table-cell>
        </table:table-row>
        <text:soft-page-break/>
        <table:table-row table:style-name="Statisticalanalysisfunctions.2">
          <table:table-cell table:style-name="Statisticalanalysisfunctions.A119" office:value-type="string">
            <text:p text:style-name="P13"><text:change-start text:change-id="ct307811008"/>RANK.EQ<text:change-end text:change-id="ct307811008"/><text:change-start text:change-id="ct591664736"/>(Value, Data, Type)<text:change-end text:change-id="ct591664736"/></text:p>
          </table:table-cell>
          <table:table-cell table:style-name="Statisticalanalysisfunctions.B131" office:value-type="string">
            <text:p text:style-name="Table_20_Contents"><text:change-start text:change-id="ct562766448"/>Returns the statistical rank of a given value, within a supplied array of values. If there are duplicate values in the list, <text:span text:style-name="Emphasis">these are given the same rank</text:span>.</text:p>
            <text:p text:style-name="Table_20_Contents"><text:span text:style-name="Strong_20_Emphasis">Value</text:span> is the value whose rank is to be determined. <text:span text:style-name="Strong_20_Emphasis">Data</text:span> is the array or range of data in the sample. <text:span text:style-name="Strong_20_Emphasis">Type</text:span> is an optional <text:span text:style-name="T104">argument</text:span> defining the sequence order. A <text:span text:style-name="Strong_20_Emphasis">Type</text:span> value of 0 means descending from the last item of the array to the first and this is the default. A <text:span text:style-name="Strong_20_Emphasis">Type</text:span> value of 1 means ascending from the first item of the range to the last.<text:change-end text:change-id="ct562766448"/></text:p>
          </table:table-cell>
        </table:table-row>
        <table:table-row table:style-name="Statisticalanalysisfunctions.1">
          <table:table-cell table:style-name="Statisticalanalysisfunctions.A120" office:value-type="string">
            <text:p text:style-name="Table_20_Contents">RSQ(data_Y, data_X)</text:p>
          </table:table-cell>
          <table:table-cell table:style-name="Statisticalanalysisfunctions.B131" office:value-type="string">
            <text:p text:style-name="P33"><text:change text:change-id="ct518085152"/><text:change-start text:change-id="ct670163648"/>Returns the square of the Pearson correlation coefficient based on the given values. RSQ (also called the coefficient of determination) is a measure for the accuracy of an adjustment and can be used to produce a regression analysis.</text:p>
            <text:p text:style-name="P33"><text:span text:style-name="Strong_20_Emphasis"><text:span text:style-name="T62">d</text:span></text:span><text:span text:style-name="Strong_20_Emphasis">ata_</text:span><text:span text:style-name="Strong_20_Emphasis"><text:span text:style-name="T62">Y</text:span></text:span> is an array or range of data points. <text:span text:style-name="Strong_20_Emphasis"><text:span text:style-name="T62">d</text:span></text:span><text:span text:style-name="Strong_20_Emphasis">ata_X</text:span> is an array or range of data points<text:change-end text:change-id="ct670163648"/>.</text:p>
          </table:table-cell>
        </table:table-row>
        <table:table-row table:style-name="Statisticalanalysisfunctions.2">
          <table:table-cell table:style-name="Statisticalanalysisfunctions.A131" office:value-type="string">
            <text:p text:style-name="Table_20_Contents">SKEW(number 1, number 2, <text:span text:style-name="T4">…</text:span>, number 30)</text:p>
          </table:table-cell>
          <table:table-cell table:style-name="Statisticalanalysisfunctions.B131" office:value-type="string">
            <text:p text:style-name="Table_20_Contents">Returns the skewness of a distribution. <text:span text:style-name="Strong_20_Emphasis">number 1</text:span>, <text:span text:style-name="Strong_20_Emphasis">number 2</text:span>, <text:span text:style-name="T4">…</text:span>, <text:span text:style-name="Strong_20_Emphasis">number 30</text:span> are numerical values or ranges. There must be a minimum of three numbers.</text:p>
          </table:table-cell>
        </table:table-row>
        <table:table-row table:style-name="Statisticalanalysisfunctions.1">
          <table:table-cell table:style-name="Statisticalanalysisfunctions.A131" office:value-type="string">
            <text:p text:style-name="Table_20_Contents">SKEWP(number 1, number 2, <text:span text:style-name="T4">…</text:span>, number 30)</text:p>
          </table:table-cell>
          <table:table-cell table:style-name="Statisticalanalysisfunctions.B131" office:value-type="string">
            <text:p text:style-name="Table_20_Contents">Calculates the skewness of a distribution using the population of a random variable. <text:span text:style-name="Strong_20_Emphasis">number 1</text:span>, <text:span text:style-name="Strong_20_Emphasis">number 2</text:span>, <text:span text:style-name="T4">…</text:span>, <text:span text:style-name="Strong_20_Emphasis">number 30</text:span> are numerical values or ranges. There must be a minimum of three numbers.</text:p>
          </table:table-cell>
        </table:table-row>
        <table:table-row table:style-name="Statisticalanalysisfunctions.1">
          <table:table-cell table:style-name="Statisticalanalysisfunctions.A123" office:value-type="string">
            <text:p text:style-name="Table_20_Contents">SLOPE(data_Y, data_X)</text:p>
          </table:table-cell>
          <table:table-cell table:style-name="Statisticalanalysisfunctions.B123" office:value-type="string">
            <text:p text:style-name="Table_20_Contents">Returns the slope of the linear regression line. <text:s/><text:span text:style-name="Strong_20_Emphasis">data_Y</text:span> is the array or matrix of Y data. <text:span text:style-name="Strong_20_Emphasis">data_X</text:span> is the array or matrix of X data. Both arrays must have the same size and shape. <text:bookmark text:name="SLOPE"/>For an empty element or an element of type Text or Boolean in y the element at the corresponding position of x is ignored, and vice versa.</text:p>
          </table:table-cell>
        </table:table-row>
        <table:table-row table:style-name="Statisticalanalysisfunctions.2">
          <table:table-cell table:style-name="Statisticalanalysisfunctions.A131" office:value-type="string">
            <text:p text:style-name="Table_20_Contents">SMALL(data, Rank_c)</text:p>
          </table:table-cell>
          <table:table-cell table:style-name="Statisticalanalysisfunctions.B131" office:value-type="string">
            <text:p text:style-name="Table_20_Contents">Returns the <text:change-start text:change-id="ct222701728"/><text:span text:style-name="T62">r</text:span><text:change-end text:change-id="ct222701728"/><text:change text:change-id="ct247421248"/>ank_c-th smallest value in a data set. <text:span text:style-name="Strong_20_Emphasis">data</text:span> is the cell range of data. <text:span text:style-name="Strong_20_Emphasis">Rank_c</text:span> is the rank of the value (2nd smallest, 3rd smallest, etc.) written as an integer.</text:p>
          </table:table-cell>
        </table:table-row>
        <table:table-row table:style-name="Statisticalanalysisfunctions.1">
          <table:table-cell table:style-name="Statisticalanalysisfunctions.A131" office:value-type="string">
            <text:p text:style-name="Table_20_Contents">STANDARDIZE(Number, mean, STDEV)</text:p>
          </table:table-cell>
          <table:table-cell table:style-name="Statisticalanalysisfunctions.B131" office:value-type="string">
            <text:p text:style-name="Table_20_Contents">Converts a random variable to a normalized value. <text:span text:style-name="Strong_20_Emphasis">Number</text:span> is the value to be standardized. <text:span text:style-name="Strong_20_Emphasis">mean</text:span> is the arithmetic mean of the distribution. <text:span text:style-name="Strong_20_Emphasis">STDEV</text:span> is the standard deviation of the distribution.</text:p>
          </table:table-cell>
        </table:table-row>
        <table:table-row table:style-name="Statisticalanalysisfunctions.2">
          <table:table-cell table:style-name="Statisticalanalysisfunctions.A131" office:value-type="string">
            <text:p text:style-name="Table_20_Contents">STDEV(number 1, number 2, <text:span text:style-name="T4">…</text:span>, number 30)</text:p>
          </table:table-cell>
          <table:table-cell table:style-name="Statisticalanalysisfunctions.B131" office:value-type="string">
            <text:p text:style-name="Table_20_Contents"><text:bookmark text:name="STDEV"/>Computes the sample standard deviation of a set of numbers. </text:p>
            <text:p text:style-name="Table_20_Contents"><text:change text:change-id="ct555467088"/><text:span text:style-name="Strong_20_Emphasis">number 1</text:span>, <text:span text:style-name="Strong_20_Emphasis">number 2</text:span>, <text:span text:style-name="T4">…</text:span>, <text:span text:style-name="Strong_20_Emphasis">number 30</text:span> are numerical values or ranges representing a sample based on an entire population.</text:p>
          </table:table-cell>
        </table:table-row>
        <table:table-row table:style-name="Statisticalanalysisfunctions.2">
          <table:table-cell table:style-name="Statisticalanalysisfunctions.A131" office:value-type="string">
            <text:p text:style-name="P13"><text:change-start text:change-id="ct764429008"/>STDEV.P<text:change-end text:change-id="ct764429008"/><text:change-start text:change-id="ct765514528"/>(Number1, Number2, ... , Number30)<text:change-end text:change-id="ct765514528"/></text:p>
          </table:table-cell>
          <table:table-cell table:style-name="Statisticalanalysisfunctions.B131" office:value-type="string">
            <text:p text:style-name="Table_20_Contents"><text:change-start text:change-id="ct507976496"/>Calculates the standard deviation based on the entire population.</text:p>
            <text:p text:style-name="Table_20_Contents"><text:span text:style-name="Strong_20_Emphasis">Number1</text:span>, <text:span text:style-name="Strong_20_Emphasis">Number2</text:span>, ..., <text:span text:style-name="Strong_20_Emphasis">Number30</text:span> are numeric values or ranges representing an entire population. <text:span text:style-name="Strong_20_Emphasis">Number2</text:span>, ..., <text:span text:style-name="Strong_20_Emphasis">Number30</text:span> are optional.<text:change-end text:change-id="ct507976496"/></text:p>
          </table:table-cell>
        </table:table-row>
        <text:soft-page-break/>
        <table:table-row table:style-name="Statisticalanalysisfunctions.2">
          <table:table-cell table:style-name="Statisticalanalysisfunctions.A131" office:value-type="string">
            <text:p text:style-name="P13"><text:change-start text:change-id="ct761859696"/>STDEV.S<text:change-end text:change-id="ct761859696"/><text:change-start text:change-id="ct570046016"/>(Number1, Number2, ... , Number30)<text:change-end text:change-id="ct570046016"/></text:p>
          </table:table-cell>
          <table:table-cell table:style-name="Statisticalanalysisfunctions.B131" office:value-type="string">
            <text:p text:style-name="Table_20_Contents"><text:change-start text:change-id="ct714771008"/>Calculates the standard deviation based on sample of the population.</text:p>
            <text:p text:style-name="Table_20_Contents"><text:span text:style-name="Strong_20_Emphasis">Number1</text:span>, <text:span text:style-name="Strong_20_Emphasis">Number2</text:span>, ..., <text:span text:style-name="Strong_20_Emphasis">Number30</text:span> are numeric values or ranges representing a sample of the population. <text:span text:style-name="Strong_20_Emphasis">Number2</text:span>, ..., <text:span text:style-name="Strong_20_Emphasis">Number30</text:span> are optional.<text:change-end text:change-id="ct714771008"/></text:p>
          </table:table-cell>
        </table:table-row>
        <table:table-row table:style-name="Statisticalanalysisfunctions.1">
          <table:table-cell table:style-name="Statisticalanalysisfunctions.A131" office:value-type="string">
            <text:p text:style-name="Table_20_Contents">STDEVA(value 1, value 2, <text:span text:style-name="T4">…</text:span>, value 30)</text:p>
          </table:table-cell>
          <table:table-cell table:style-name="Statisticalanalysisfunctions.B131" office:value-type="string">
            <text:p text:style-name="Table_20_Contents"><text:bookmark text:name="STDEVA"/>Calculates the standard deviation using a sample set of values, including values of type Text and Logical. </text:p>
            <text:p text:style-name="Table_20_Contents"><text:change text:change-id="ct465162464"/><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has the value 0.</text:p>
          </table:table-cell>
        </table:table-row>
        <table:table-row table:style-name="Statisticalanalysisfunctions.2">
          <table:table-cell table:style-name="Statisticalanalysisfunctions.A131" office:value-type="string">
            <text:p text:style-name="Table_20_Contents">STDEVP(number 1, number 2, <text:span text:style-name="T4">…</text:span>, number 30)</text:p>
          </table:table-cell>
          <table:table-cell table:style-name="Statisticalanalysisfunctions.B131" office:value-type="string">
            <text:p text:style-name="Table_20_Contents"><text:bookmark text:name="STDEVP"/>Calculates the standard deviation using the population of a random variable, including values of type Text and Logical. </text:p>
            <text:p text:style-name="Table_20_Contents"><text:change text:change-id="ct555450976"/><text:span text:style-name="Strong_20_Emphasis">number 1</text:span>, <text:span text:style-name="Strong_20_Emphasis">number 2</text:span>, <text:span text:style-name="T4">…</text:span>, <text:span text:style-name="Strong_20_Emphasis">number 30</text:span> are numerical values or ranges representing <text:change text:change-id="ct518009600"/>an entire population.</text:p>
          </table:table-cell>
        </table:table-row>
        <table:table-row table:style-name="Statisticalanalysisfunctions.1">
          <table:table-cell table:style-name="Statisticalanalysisfunctions.A131" office:value-type="string">
            <text:p text:style-name="Table_20_Contents">STDEVPA(value 1, value 2, <text:span text:style-name="T4">…</text:span>, value 30)</text:p>
          </table:table-cell>
          <table:table-cell table:style-name="Statisticalanalysisfunctions.B131" office:value-type="string">
            <text:p text:style-name="Table_20_Contents">Calculates the standard deviation based on the entire population. <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has the value 0. Logical FALSE is 0 and logical TRUE is 1.</text:p>
          </table:table-cell>
        </table:table-row>
        <table:table-row table:style-name="Statisticalanalysisfunctions.2">
          <table:table-cell table:style-name="Statisticalanalysisfunctions.A138" office:value-type="string">
            <text:p text:style-name="Table_20_Contents">STEYX(data_Y, data_X)</text:p>
          </table:table-cell>
          <table:table-cell table:style-name="Statisticalanalysisfunctions.B138" office:value-type="string">
            <text:p text:style-name="Table_20_Contents">Returns the standard error of the predicted y value for each x in the regression. <text:span text:style-name="Strong_20_Emphasis">data_Y</text:span> is the array or matrix of Y data. <text:span text:style-name="Strong_20_Emphasis">data_X</text:span> is the array or matrix of X data. Both arrays must have the same size and shape and contain at least three numbers.</text:p>
          </table:table-cell>
        </table:table-row>
        <table:table-row table:style-name="Statisticalanalysisfunctions.1">
          <table:table-cell table:style-name="Statisticalanalysisfunctions.A138" office:value-type="string">
            <text:p text:style-name="P13"><text:change-start text:change-id="ct49468928"/>T.DIST<text:change-end text:change-id="ct49468928"/><text:change-start text:change-id="ct571421008"/>(Number, Degrees of Freedom, Cumulative)<text:change-end text:change-id="ct571421008"/></text:p>
          </table:table-cell>
          <table:table-cell table:style-name="Statisticalanalysisfunctions.B138" office:value-type="string">
            <text:p text:style-name="Table_20_Contents"><text:change-start text:change-id="ct515754560"/>Returns values from the one-tailed Student’s t-distribution, using either the probability density function or the cumulative distribution function.</text:p>
            <text:p text:style-name="Table_20_Contents"><text:span text:style-name="Strong_20_Emphasis">Number</text:span> is the value for which the t-distribution is calculated. <text:span text:style-name="Strong_20_Emphasis">Degrees of Freedom</text:span> is the number of degrees of freedom for the t-distribution. Set <text:span text:style-name="Strong_20_Emphasis">Cumulative</text:span> to 0 or FALSE to return values of the probability density function. Set <text:span text:style-name="Strong_20_Emphasis">Cumulative</text:span> to 1 or TRUE to return values of the cumulative distribution function.<text:change-end text:change-id="ct515754560"/></text:p>
          </table:table-cell>
        </table:table-row>
        <table:table-row table:style-name="Statisticalanalysisfunctions.1">
          <table:table-cell table:style-name="Statisticalanalysisfunctions.A138" office:value-type="string">
            <text:p text:style-name="P13"><text:change-start text:change-id="ct265159744"/>T.DIST<text:change-end text:change-id="ct265159744"/><text:change-start text:change-id="ct540442176"/>.2T<text:change-end text:change-id="ct540442176"/><text:change-start text:change-id="ct476607344"/>(Number, Degrees of Freedom)<text:change-end text:change-id="ct476607344"/></text:p>
          </table:table-cell>
          <table:table-cell table:style-name="Statisticalanalysisfunctions.B138" office:value-type="string">
            <text:p text:style-name="Table_20_Contents"><text:change-start text:change-id="ct406979776"/>Calculates values of the two-tailed Student's t-distribution, which is a continuous probability distribution that is frequently used for testing hypotheses on small sample data sets.</text:p>
            <text:p text:style-name="Table_20_Contents"><text:span text:style-name="Strong_20_Emphasis">Number</text:span> is the value for which the t-distribution is calculated. <text:span text:style-name="Strong_20_Emphasis">Degrees of Freedom</text:span> is the number of degrees of freedom for the t-distribution.<text:change-end text:change-id="ct406979776"/></text:p>
          </table:table-cell>
        </table:table-row>
        <table:table-row table:style-name="Statisticalanalysisfunctions.1">
          <table:table-cell table:style-name="Statisticalanalysisfunctions.A138" office:value-type="string">
            <text:p text:style-name="P13"><text:change-start text:change-id="ct535333712"/>T.DIST.RT<text:change-end text:change-id="ct535333712"/><text:change-start text:change-id="ct694022848"/>(Number, Degrees of Freedom)<text:change-end text:change-id="ct694022848"/></text:p>
          </table:table-cell>
          <table:table-cell table:style-name="Statisticalanalysisfunctions.B138" office:value-type="string">
            <text:p text:style-name="Table_20_Contents"><text:change-start text:change-id="ct524181776"/>Calculates the right-tailed Student's t-distribution, which is a continuous probability distribution that is frequently used for testing hypotheses on small sample data sets.</text:p>
            <text:p text:style-name="Table_20_Contents"><text:span text:style-name="Strong_20_Emphasis">Number</text:span> is the value for which the t-distribution is calculated. <text:span text:style-name="Strong_20_Emphasis">Degrees of Freedom</text:span> is the number of degrees of freedom for the t-distribution.<text:change-end text:change-id="ct524181776"/></text:p>
          </table:table-cell>
        </table:table-row>
        <table:table-row table:style-name="Statisticalanalysisfunctions.1">
          <table:table-cell table:style-name="Statisticalanalysisfunctions.A138" office:value-type="string">
            <text:p text:style-name="P13"><text:change-start text:change-id="ct450602928"/>T.INV<text:change-end text:change-id="ct450602928"/><text:change-start text:change-id="ct357233584"/>(Number, Degrees of Freedom)<text:change-end text:change-id="ct357233584"/></text:p>
          </table:table-cell>
          <table:table-cell table:style-name="Statisticalanalysisfunctions.B138" office:value-type="string">
            <text:p text:style-name="Table_20_Contents"><text:change-start text:change-id="ct758829664"/>Returns the one tailed inverse of the Student’s t-distribution.</text:p>
            <text:p text:style-name="Table_20_Contents"><text:span text:style-name="Strong_20_Emphasis">Number</text:span> is the probability associated with the one-tailed t-distribution. <text:span text:style-name="Strong_20_Emphasis">Degrees of Freedom</text:span> is the number of degrees of freedom for the t-distribution.<text:change-end text:change-id="ct758829664"/></text:p>
          </table:table-cell>
        </table:table-row>
        <text:soft-page-break/>
        <table:table-row table:style-name="Statisticalanalysisfunctions.1">
          <table:table-cell table:style-name="Statisticalanalysisfunctions.A138" office:value-type="string">
            <text:p text:style-name="P13"><text:change-start text:change-id="ct761767072"/>T.INV.2T<text:change-end text:change-id="ct761767072"/><text:change-start text:change-id="ct123326848"/>(Number, Degrees of Freedom)<text:change-end text:change-id="ct123326848"/></text:p>
          </table:table-cell>
          <table:table-cell table:style-name="Statisticalanalysisfunctions.B138" office:value-type="string">
            <text:p text:style-name="Table_20_Contents"><text:change-start text:change-id="ct116754688"/>Calculates the inverse of the two-tailed Student's t-distribution, which is a continuous probability distribution that is frequently used for testing hypotheses on small sample data sets.</text:p>
            <text:p text:style-name="Table_20_Contents"><text:span text:style-name="Strong_20_Emphasis">Number</text:span> is the probability associated with the two-tailed t-distribution. <text:span text:style-name="Strong_20_Emphasis">Degrees of Freedom</text:span> is the number of degrees of freedom for the t-distribution.<text:change-end text:change-id="ct116754688"/></text:p>
          </table:table-cell>
        </table:table-row>
        <table:table-row table:style-name="Statisticalanalysisfunctions.1">
          <table:table-cell table:style-name="Statisticalanalysisfunctions.A138" office:value-type="string">
            <text:p text:style-name="P13"><text:change-start text:change-id="ct525119984"/>T.TEST<text:change-end text:change-id="ct525119984"/><text:change-start text:change-id="ct329755632"/>(Data1, Data2, Mode, Type)<text:change-end text:change-id="ct329755632"/></text:p>
          </table:table-cell>
          <table:table-cell table:style-name="Statisticalanalysisfunctions.B138" office:value-type="string">
            <text:p text:style-name="Table_20_Contents"><text:change-start text:change-id="ct206991680"/>Returns the probability associated with a Student's t-Test.</text:p>
            <text:p text:style-name="Table_20_Contents"><text:span text:style-name="Strong_20_Emphasis">Data1</text:span> is the dependent array or range of data for the first record. <text:span text:style-name="Strong_20_Emphasis">Data2</text:span> is the dependent array or range of data for the second record. The value of <text:span text:style-name="Strong_20_Emphasis">Mode</text:span> determines whether a one-tailed test (set to 1) or a two-tailed test (set to 2) is performed. <text:span text:style-name="Strong_20_Emphasis">Type</text:span> specifies the type of t-test to perform, as follows:</text:p>
            <text:list xml:id="list104544848303354" text:continue-numbering="true" text:style-name="List_20_1">
              <text:list-item>
                <text:p text:style-name="List_20_1">1 means paired.</text:p>
              </text:list-item>
              <text:list-item>
                <text:p text:style-name="List_20_1">2 means two samples, equal variance (homoscedastic).</text:p>
              </text:list-item>
              <text:list-item>
                <text:p text:style-name="List_20_1">3 means two samples, unequal variance (heteroscedastic).<text:change-end text:change-id="ct206991680"/></text:p>
              </text:list-item>
            </text:list>
          </table:table-cell>
        </table:table-row>
        <table:table-row table:style-name="Statisticalanalysisfunctions.1">
          <table:table-cell table:style-name="Statisticalanalysisfunctions.A142" office:value-type="string">
            <text:p text:style-name="Table_20_Contents">TDIST(Number, degrees_freedom, mode)</text:p>
          </table:table-cell>
          <table:table-cell table:style-name="Statisticalanalysisfunctions.B142" office:value-type="string">
            <text:p text:style-name="Table_20_Contents">Returns the t-distribution for the given <text:span text:style-name="Strong_20_Emphasis">Number</text:span>. <text:span text:style-name="Strong_20_Emphasis">degrees_freedom</text:span> is the number of degrees of freedom for the t-distribution. <text:span text:style-name="Strong_20_Emphasis">mode</text:span> = 1 returns the one-tailed test, <text:span text:style-name="Strong_20_Emphasis">mode</text:span> = 2 returns the two-tailed test. This function is named LEGACY.TDIST in the ODF v1.2 specification.</text:p>
          </table:table-cell>
        </table:table-row>
        <table:table-row table:style-name="Statisticalanalysisfunctions.2">
          <table:table-cell table:style-name="Statisticalanalysisfunctions.A142" office:value-type="string">
            <text:p text:style-name="Table_20_Contents">TINV(number, degrees_freedom)</text:p>
          </table:table-cell>
          <table:table-cell table:style-name="Statisticalanalysisfunctions.B142" office:value-type="string">
            <text:p text:style-name="Table_20_Contents">Returns the inverse of the t-distribution, for the given <text:span text:style-name="Strong_20_Emphasis">number</text:span> associated with the two-tailed t-distribution. <text:span text:style-name="Strong_20_Emphasis">degrees_freedom</text:span> is the number of degrees of freedom for the t-distribution.</text:p>
          </table:table-cell>
        </table:table-row>
        <table:table-row table:style-name="Statisticalanalysisfunctions.1">
          <table:table-cell table:style-name="Statisticalanalysisfunctions.A142" office:value-type="string">
            <text:p text:style-name="Table_20_Contents">TRIMMEAN(data, Alpha)</text:p>
          </table:table-cell>
          <table:table-cell table:style-name="Statisticalanalysisfunctions.B142" office:value-type="string">
            <text:p text:style-name="Table_20_Contents"><text:bookmark text:name="TRIMMEAN"/>Returns the mean of a data set, ignoring a proportion of high and low values. <text:span text:style-name="Strong_20_Emphasis">data</text:span><text:change text:change-id="ct123580320"/> is the array of data in the sample. <text:span text:style-name="Strong_20_Emphasis">Alpha</text:span><text:change text:change-id="ct322396304"/> is the fractional number of data points to exclude from the calculation. For example, if <text:span text:style-name="Strong_20_Emphasis">Alpha</text:span> = 0.2, 4 points are trimmed from a data set of 20 points (20 x 0.2): 2 from the top and 2 from the bottom of the set. </text:p>
          </table:table-cell>
        </table:table-row>
        <table:table-row table:style-name="Statisticalanalysisfunctions.2">
          <table:table-cell table:style-name="Statisticalanalysisfunctions.A142" office:value-type="string">
            <text:p text:style-name="Table_20_Contents">TTEST(data_1, data_2, mode, Type)</text:p>
          </table:table-cell>
          <table:table-cell table:style-name="Statisticalanalysisfunctions.B142" office:value-type="string">
            <text:p text:style-name="Table_20_Contents">Returns the probability associated with a Student’s t-Test. <text:span text:style-name="Strong_20_Emphasis">data_1</text:span> is the dependent array or range of data for the first record. <text:span text:style-name="Strong_20_Emphasis">data_2</text:span> is the dependent array or range of data for the second record. <text:span text:style-name="Strong_20_Emphasis">mode</text:span> = 1 calculates the one-tailed distribution, <text:span text:style-name="Strong_20_Emphasis">mode</text:span> = 2 the two-<text:change text:change-id="ct689586400"/>tailed distribution. <text:span text:style-name="Strong_20_Emphasis">Type</text:span> of t-<text:change-start text:change-id="ct455193648"/><text:span text:style-name="T104">T</text:span><text:change-end text:change-id="ct455193648"/><text:change text:change-id="ct563076800"/>est to perform: paired (1), equal variance (homoscedastic) (2), or unequal variance (heteroscedastic) (3).</text:p>
          </table:table-cell>
        </table:table-row>
        <table:table-row table:style-name="Statisticalanalysisfunctions.1">
          <table:table-cell table:style-name="Statisticalanalysisfunctions.A143" office:value-type="string">
            <text:p text:style-name="Table_20_Contents">VAR(number 1, number 2, <text:span text:style-name="T4">…</text:span>, number 30)</text:p>
          </table:table-cell>
          <table:table-cell table:style-name="Statisticalanalysisfunctions.B143" office:value-type="string">
            <text:p text:style-name="Table_20_Contents">Calculates the variance based on a sample. <text:span text:style-name="Strong_20_Emphasis">number 1</text:span>, <text:span text:style-name="Strong_20_Emphasis">number 2</text:span>, <text:span text:style-name="T4">…</text:span>, <text:span text:style-name="Strong_20_Emphasis">number 30</text:span> are numerical values or ranges representing a sample based on an entire population. Requires at least two numbers.</text:p>
          </table:table-cell>
        </table:table-row>
        <table:table-row table:style-name="Statisticalanalysisfunctions.2">
          <table:table-cell table:style-name="Statisticalanalysisfunctions.A150" office:value-type="string">
            <text:p text:style-name="P13"><text:change-start text:change-id="ct602372464"/>VAR.P<text:change-end text:change-id="ct602372464"/><text:change-start text:change-id="ct506114576"/>(Number1, Number2, ..., Number30)<text:change-end text:change-id="ct506114576"/></text:p>
          </table:table-cell>
          <table:table-cell table:style-name="Statisticalanalysisfunctions.B150" office:value-type="string">
            <text:p text:style-name="Table_20_Contents"><text:change-start text:change-id="ct692577104"/>Calculates a variance based on the entire population.</text:p>
            <text:p text:style-name="Table_20_Contents"><text:span text:style-name="Strong_20_Emphasis">Number1</text:span>, <text:span text:style-name="Strong_20_Emphasis">Number2</text:span>, ..., <text:span text:style-name="Strong_20_Emphasis">Number30</text:span> are numeric values or ranges representing an entire population. <text:span text:style-name="Strong_20_Emphasis">Number2</text:span>, ..., <text:span text:style-name="Strong_20_Emphasis">Number30</text:span> are optional.<text:change-end text:change-id="ct692577104"/></text:p>
          </table:table-cell>
        </table:table-row>
        <text:soft-page-break/>
        <table:table-row table:style-name="Statisticalanalysisfunctions.2">
          <table:table-cell table:style-name="Statisticalanalysisfunctions.A150" office:value-type="string">
            <text:p text:style-name="P13"><text:change-start text:change-id="ct492164336"/>VAR.S<text:change-end text:change-id="ct492164336"/><text:change-start text:change-id="ct564281600"/>(Number1, Number2, ..., Number30)<text:change-end text:change-id="ct564281600"/></text:p>
          </table:table-cell>
          <table:table-cell table:style-name="Statisticalanalysisfunctions.B150" office:value-type="string">
            <text:p text:style-name="Table_20_Contents"><text:change-start text:change-id="ct239408208"/>Estimates the variance based on a sample.</text:p>
            <text:p text:style-name="Table_20_Contents"><text:span text:style-name="Strong_20_Emphasis">Number1</text:span>, <text:span text:style-name="Strong_20_Emphasis">Number2</text:span>, ..., <text:span text:style-name="Strong_20_Emphasis">Number30</text:span> are numeric values or ranges representing a sample based on an entire population. <text:span text:style-name="Strong_20_Emphasis">Number2</text:span>, ..., <text:span text:style-name="Strong_20_Emphasis">Number30</text:span> are optional.<text:change-end text:change-id="ct239408208"/></text:p>
          </table:table-cell>
        </table:table-row>
        <table:table-row table:style-name="Statisticalanalysisfunctions.2">
          <table:table-cell table:style-name="Statisticalanalysisfunctions.A150" office:value-type="string">
            <text:p text:style-name="Table_20_Contents">VARA(value 1, value 2, <text:span text:style-name="T4">…</text:span>, value 30)</text:p>
          </table:table-cell>
          <table:table-cell table:style-name="Statisticalanalysisfunctions.B150" office:value-type="string">
            <text:p text:style-name="Table_20_Contents">Estimates a variance based on a sample. <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is evaluated as 0. Logical TRUE is evaluated as 1 and FALSE as 0.</text:p>
          </table:table-cell>
        </table:table-row>
        <table:table-row table:style-name="Statisticalanalysisfunctions.1">
          <table:table-cell table:style-name="Statisticalanalysisfunctions.A150" office:value-type="string">
            <text:p text:style-name="Table_20_Contents">VARP(number 1, number 2, <text:span text:style-name="T4">…</text:span>, number 30)</text:p>
          </table:table-cell>
          <table:table-cell table:style-name="Statisticalanalysisfunctions.B150" office:value-type="string">
            <text:p text:style-name="Table_20_Contents">Calculates a variance based on the entire population. <text:span text:style-name="Strong_20_Emphasis">number 1</text:span>, <text:span text:style-name="Strong_20_Emphasis">number 2</text:span>, <text:span text:style-name="T4">…</text:span>, <text:span text:style-name="Strong_20_Emphasis">number 30</text:span> are numerical values or ranges representing an entire population.</text:p>
          </table:table-cell>
        </table:table-row>
        <table:table-row table:style-name="Statisticalanalysisfunctions.2">
          <table:table-cell table:style-name="Statisticalanalysisfunctions.A150" office:value-type="string">
            <text:p text:style-name="Table_20_Contents">VARPA(value 1, value 2, <text:span text:style-name="T4">…</text:span>, value 30)</text:p>
          </table:table-cell>
          <table:table-cell table:style-name="Statisticalanalysisfunctions.B150" office:value-type="string">
            <text:p text:style-name="Table_20_Contents">Calculates the variance based on the entire population. The value of text is 0. <text:span text:style-name="Strong_20_Emphasis">value 1</text:span>, <text:span text:style-name="Strong_20_Emphasis">value 2</text:span>, <text:span text:style-name="T4">…</text:span>, <text:span text:style-name="Strong_20_Emphasis">value 30</text:span> are values or ranges representing an entire population. Text is evaluated as 0. Logical TRUE is evaluated as 1 and FALSE as 0.</text:p>
          </table:table-cell>
        </table:table-row>
        <table:table-row table:style-name="Statisticalanalysisfunctions.1">
          <table:table-cell table:style-name="Statisticalanalysisfunctions.A150" office:value-type="string">
            <text:p text:style-name="Table_20_Contents">WEIBULL(Number, Alpha, beta, C)</text:p>
          </table:table-cell>
          <table:table-cell table:style-name="Statisticalanalysisfunctions.B150" office:value-type="string">
            <text:p text:style-name="P51"><text:change text:change-id="ct517488464"/><text:change-start text:change-id="ct523803616"/>Returns values of the Weibull distribution, from either the probability density function or the cumulative distribution function.<text:change-end text:change-id="ct523803616"/><text:change-start text:change-id="ct683784512"/></text:p>
            <text:p text:style-name="P51"><text:span text:style-name="Strong_20_Emphasis">Number</text:span> is the value at which to calculate the Weibull distribution. <text:change-end text:change-id="ct683784512"/><text:change text:change-id="ct526959600"/><text:span text:style-name="Strong_20_Emphasis">Alpha</text:span> is the <text:change text:change-id="ct297065872"/><text:change-start text:change-id="ct124513792"/><text:span text:style-name="T62">shape</text:span><text:change-end text:change-id="ct124513792"/> parameter of the Weibull distribution. <text:span text:style-name="Strong_20_Emphasis">beta</text:span> is the <text:change text:change-id="ct511689120"/><text:change-start text:change-id="ct568829616"/><text:span text:style-name="T62">scale</text:span><text:change-end text:change-id="ct568829616"/> parameter of the Weibull distribution. <text:span text:style-name="Strong_20_Emphasis">C</text:span> indicates the type of function: <text:change-start text:change-id="ct581601840"/><text:span text:style-name="T104">If </text:span><text:change-end text:change-id="ct581601840"/><text:change-start text:change-id="ct245287392"/><text:span text:style-name="Strong_20_Emphasis">C</text:span><text:change-end text:change-id="ct245287392"/>= 0 the probability density function is calculated,<text:change-start text:change-id="ct594622544"/> <text:span text:style-name="T104">if</text:span><text:change-end text:change-id="ct594622544"/> <text:change-start text:change-id="ct290016064"/><text:span text:style-name="Strong_20_Emphasis">C</text:span><text:change-end text:change-id="ct290016064"/>=1 the cumulative distribution function is calculated.</text:p>
          </table:table-cell>
        </table:table-row>
        <table:table-row table:style-name="Statisticalanalysisfunctions.1">
          <table:table-cell table:style-name="Statisticalanalysisfunctions.A150" office:value-type="string">
            <text:p text:style-name="P13"><text:change-start text:change-id="ct767155088"/>WEIB<text:change-end text:change-id="ct767155088"/><text:change-start text:change-id="ct583947584"/>ULL.DIST<text:change-end text:change-id="ct583947584"/><text:change-start text:change-id="ct152367904"/>(Number, Alpha, Beta, C)<text:change-end text:change-id="ct152367904"/></text:p>
          </table:table-cell>
          <table:table-cell table:style-name="Statisticalanalysisfunctions.B150" office:value-type="string">
            <text:p text:style-name="Table_20_Contents"><text:change-start text:change-id="ct205894064"/>Returns values of the Weibull distribution, from either the probability density function or the cumulative distribution function.</text:p>
            <text:p text:style-name="Table_20_Contents"><text:span text:style-name="Strong_20_Emphasis">Number</text:span> is the value at which to calculate the Weibull distribution. <text:span text:style-name="Strong_20_Emphasis">Alpha</text:span> is the shape parameter of the Weibull distribution. <text:span text:style-name="Strong_20_Emphasis">Beta</text:span> is the scale parameter of the Weibull distribution. <text:span text:style-name="Strong_20_Emphasis">C</text:span> indicates the type of function. If <text:span text:style-name="Strong_20_Emphasis">C</text:span> is set to 0, the probability density function is calculated. If <text:span text:style-name="Strong_20_Emphasis">C</text:span> is set to 1, the cumulative distribution is calculated.<text:change-end text:change-id="ct205894064"/></text:p>
          </table:table-cell>
        </table:table-row>
        <table:table-row table:style-name="Statisticalanalysisfunctions.2">
          <table:table-cell table:style-name="Statisticalanalysisfunctions.A151" office:value-type="string">
            <text:p text:style-name="P13"><text:change-start text:change-id="ct328724944"/>Z.TEST<text:change-end text:change-id="ct328724944"/><text:change-start text:change-id="ct746808512"/>(Data, mu, Sigma)<text:change-end text:change-id="ct746808512"/></text:p>
          </table:table-cell>
          <table:table-cell table:style-name="Statisticalanalysisfunctions.B151" office:value-type="string">
            <text:p text:style-name="Table_20_Contents"><text:change-start text:change-id="ct329917088"/>Calculates the probability of observing a z-statistic greater than the one computed based on a sample.</text:p>
            <text:p text:style-name="Table_20_Contents"><text:span text:style-name="Strong_20_Emphasis">Data</text:span> is the given sample, drawn from a normally distributed population. <text:span text:style-name="Strong_20_Emphasis">mu</text:span> is the known mean of the population. <text:span text:style-name="Strong_20_Emphasis">Sigma</text:span> is an optional <text:span text:style-name="T104">argument</text:span> which specifies the known standard deviation of the population. If omitted, the standard deviation of the given sample is used.<text:change-end text:change-id="ct329917088"/></text:p>
          </table:table-cell>
        </table:table-row>
        <table:table-row table:style-name="Statisticalanalysisfunctions.2">
          <table:table-cell table:style-name="Statisticalanalysisfunctions.A152" office:value-type="string">
            <text:p text:style-name="Table_20_Contents">ZTEST(data, mu, sigma)</text:p>
          </table:table-cell>
          <table:table-cell table:style-name="Statisticalanalysisfunctions.B152" office:value-type="string">
            <text:p text:style-name="Table_20_Contents"><text:change text:change-id="ct688101440"/><text:change-start text:change-id="ct350673248"/>Calculates the probability of observing a z-statistic greater than the one computed based on a sample.</text:p>
            <text:p text:style-name="Table_20_Contents"><text:span text:style-name="Strong_20_Emphasis"><text:span text:style-name="T62">d</text:span></text:span><text:span text:style-name="Strong_20_Emphasis">ata</text:span> is the given sample, drawn from a normally distributed population.</text:p>
            <text:p text:style-name="Table_20_Contents"><text:span text:style-name="Strong_20_Emphasis">mu</text:span> is the known mean of the population.</text:p>
            <text:p text:style-name="Table_20_Contents"><text:span text:style-name="Strong_20_Emphasis"><text:span text:style-name="T62">s</text:span></text:span><text:span text:style-name="Strong_20_Emphasis">igma</text:span> (optional) is the known standard deviation of the population. If omitted, the standard deviation of the given sample is used.<text:change-end text:change-id="ct350673248"/></text:p>
          </table:table-cell>
        </table:table-row>
      </table:table>
      <text:h text:style-name="Heading_20_1" text:outline-level="1"><text:bookmark-start text:name="__RefHeading__6932_1924864864"/><text:soft-page-break/><text:alphabetical-index-mark text:string-value="date and time" text:key1="funkce"/><text:alphabetical-index-mark text:string-value="time and date functions"/><text:alphabetical-index-mark text:string-value="date and time functions"/>Date and time functions<text:bookmark-end text:name="__RefHeading__6932_1924864864"/></text:h>
      <text:p text:style-name="Text_20_body"><text:bookmark text:name="datumzeittext"/>Use these functions for inserting, editing, and manipulating dates and times. LibreOffice handles and computes a date/time value as a number. When you assign the number format “Number” to a date or time value, it is displayed as a number. For example, 01/01/2000 12:00 PM, converts to 36526.5. This is just a matter of formatting; the actual value is always stored and manipulated as a number. To see the date or time displayed in a standard format, change the number format (date or time) accordingly.</text:p>
      <text:p text:style-name="Text_20_body">To <text:change text:change-id="ct689127280"/><text:change-start text:change-id="ct541554272"/><text:span text:style-name="T63">s</text:span>elect the start date for the internal conversion from days to numbers <text:change-end text:change-id="ct541554272"/>used by Calc, <text:change-start text:change-id="ct616181680"/>go to <text:change-end text:change-id="ct616181680"/><text:change-start text:change-id="ct57409424"/><text:span text:style-name="Strong_20_Emphasis">Tools &gt; Options &gt; LibreOffice Calc &gt; Calculate</text:span><text:change-end text:change-id="ct57409424"/><text:change-start text:change-id="ct246718384"/>.<text:change-end text:change-id="ct246718384"/><text:change-start text:change-id="ct347991552"/> <text:span text:style-name="T104">The initial default s</text:span><text:change-end text:change-id="ct347991552"/><text:change-start text:change-id="ct544460032"/><text:span text:style-name="T104">tart date is 1899-12-30.</text:span></text:p>
      <text:p text:style-name="P64">Calc stores time internally as a decimal fraction in the range 0 to 1. A value of 0.0 represents 00:00:00 (midnight) <text:change-end text:change-id="ct544460032"/><text:change-start text:change-id="ct511132096"/>and a value of 0.5 represents 12:00:00 (noon).<text:change-end text:change-id="ct511132096"/></text:p>
      <text:list xml:id="list56350779" text:style-name="Heading_20_Caution">
        <text:list-item>
          <text:p text:style-name="P86">Upozornění</text:p>
        </text:list-item>
      </text:list>
      <text:p text:style-name="P67"><text:change text:change-id="ct351171296"/><text:change-start text:change-id="ct761780288"/>When entering dates as part of formulas, slashes or dashes used as date separators are interpreted as arithmetic operators. Therefore, dates entered in this format are not recognised as dates and result in erroneous calculations. To keep dates from being interpreted as parts of formulas use the DATE function, for example, DATE(1954;7;20), or place the date in quotation marks and use the ISO 8601 notation, for example, "1954-07-20". Avoid using locale dependent date formats such as "07/20/54"; the calculation may produce errors if the document is loaded under different locale settings.<text:change-end text:change-id="ct761780288"/><text:change-start text:change-id="ct167026496"/> <text:change-end text:change-id="ct167026496"/>See also <text:bookmark-ref text:reference-format="text" text:ref-name="__RefHeading__6926_1924864864">A note about dates</text:bookmark-ref><text:s/>on page <text:bookmark-ref text:reference-format="page" text:ref-name="__RefHeading__6926_1924864864">12</text:bookmark-ref>.<text:change-start text:change-id="ct125482736"/></text:p>
      <text:list xml:id="list104543832162931" text:continue-list="list104543874492538" text:style-name="Heading_20_Note">
        <text:list-item>
          <text:p text:style-name="Heading_20_Note">Poznámka</text:p>
        </text:list-item>
      </text:list>
      <text:p text:style-name="Text_20_Note">Unambiguous conversion is possible for ISO 8601 dates and times in their extended formats with separators. If a #VALUE! error occurs, then select <text:span text:style-name="Strong_20_Emphasis">Tools &gt; Options &gt; LibreOffice Calc &gt; Formula&gt; Custom &gt; Details</text:span> and <text:span text:style-name="T63">de</text:span>select the <text:span text:style-name="Strong_20_Emphasis">Generate #VALUE! error</text:span> option in the <text:span text:style-name="Emphasis">Conversion from text to number</text:span> menu on the Detailed Calculation Settings dialog.<text:change-end text:change-id="ct125482736"/></text:p>
      <text:p text:style-name="P68">Table <text:sequence text:ref-name="refTable4" text:name="Table" text:formula="ooow:Table+1" style:num-format="1">5</text:sequence>: Data and time functions</text:p>
      <table:table table:name="Dataandtimefunctions" table:style-name="Dataandtimefunctions">
        <table:table-column table:style-name="Dataandtimefunctions.A"/>
        <table:table-column table:style-name="Dataandtimefunctions.B"/>
        <table:table-header-rows>
          <table:table-row table:style-name="Dataandtimefunctions.1">
            <table:table-cell table:style-name="Dataandtimefunctions.A1" office:value-type="string">
              <text:p text:style-name="Table_20_Heading">Syntax</text:p>
            </table:table-cell>
            <table:table-cell table:style-name="Dataandtimefunctions.A1" office:value-type="string">
              <text:p text:style-name="Table_20_Heading">Popis</text:p>
            </table:table-cell>
          </table:table-row>
        </table:table-header-rows>
        <table:table-row table:style-name="Dataandtimefunctions.2">
          <table:table-cell table:style-name="Dataandtimefunctions.A2" office:value-type="string">
            <text:p text:style-name="Table_20_Contents">DATE(year, month, day)</text:p>
          </table:table-cell>
          <table:table-cell table:style-name="Dataandtimefunctions.B35" office:value-type="string">
            <text:p text:style-name="Table_20_Contents">Converts a date written as year, month, day to an internal <text:change text:change-id="ct474386784"/><text:change-start text:change-id="ct479089584"/><text:span text:style-name="T105">date</text:span><text:change-end text:change-id="ct479089584"/> number and displays it in the cell’s formatting. <text:span text:style-name="Strong_20_Emphasis">year</text:span> is an integer between 1583 and 9956<text:change-start text:change-id="ct751673136"/>,<text:change-end text:change-id="ct751673136"/> or 0 and 99.<text:change-start text:change-id="ct484841328"/> <text:span text:style-name="T88">An option accessed through </text:span><text:span text:style-name="Strong_20_Emphasis"><text:span text:style-name="T88">Tools &gt; Options</text:span></text:span><text:change-end text:change-id="ct484841328"/><text:change-start text:change-id="ct544724368"/><text:span text:style-name="Strong_20_Emphasis"><text:span text:style-name="T88"> &gt; LibreOffice &gt; General</text:span></text:span><text:span text:style-name="T88"> enables the user to control how Calc handles two-digit year values.</text:span><text:change-end text:change-id="ct544724368"/> <text:span text:style-name="Strong_20_Emphasis">month</text:span> is an integer between 1 and 12. <text:span text:style-name="Strong_20_Emphasis">day</text:span> is an integer between 1 and 31.</text:p>
          </table:table-cell>
        </table:table-row>
        <table:table-row table:style-name="Dataandtimefunctions.1">
          <table:table-cell table:style-name="Dataandtimefunctions.A35" office:value-type="string">
            <text:p text:style-name="Table_20_Contents">DATEDIF(Start date, End date, Interval)</text:p>
          </table:table-cell>
          <table:table-cell table:style-name="Dataandtimefunctions.B35" office:value-type="string">
            <text:p text:style-name="Table_20_Contents"><text:bookmark text:name="DATEDIF"/>Returns the difference in years, months, or days of two date<text:change text:change-id="ct459222576"/>s, <text:span text:style-name="Strong_20_Emphasis">Start date</text:span> and <text:span text:style-name="Strong_20_Emphasis">End date</text:span>. <text:span text:style-name="Strong_20_Emphasis">Interval</text:span> <text:change text:change-id="ct328755136"/><text:change-start text:change-id="ct665491552"/>is a string, accepted values are "d", "m", "y", "ym", "md" or "yd". <text:span text:style-name="T63">The meanings associated with these strings are described in the Help system</text:span><text:change-end text:change-id="ct665491552"/>. <text:span text:style-name="Strong_20_Emphasis">Start date</text:span> and <text:span text:style-name="Strong_20_Emphasis">End date</text:span> must be entered using double quotes.</text:p>
          </table:table-cell>
        </table:table-row>
        <table:table-row table:style-name="Dataandtimefunctions.1">
          <table:table-cell table:style-name="Dataandtimefunctions.A35" office:value-type="string">
            <text:p text:style-name="Table_20_Contents">DATEVALUE(text)</text:p>
          </table:table-cell>
          <table:table-cell table:style-name="Dataandtimefunctions.B35" office:value-type="string">
            <text:p text:style-name="Table_20_Contents">Returns the <text:change-start text:change-id="ct589977904"/><text:span text:style-name="T63">in</text:span><text:change-end text:change-id="ct589977904"/><text:change-start text:change-id="ct489854976"/><text:span text:style-name="T63">ternal </text:span><text:change-end text:change-id="ct489854976"/>date <text:change text:change-id="ct496271344"/>number for text in double quotes using the current locale. <text:span text:style-name="Strong_20_Emphasis">text</text:span> is a valid date expression.</text:p>
          </table:table-cell>
        </table:table-row>
        <text:soft-page-break/>
        <table:table-row table:style-name="Dataandtimefunctions.2">
          <table:table-cell table:style-name="Dataandtimefunctions.A35" office:value-type="string">
            <text:p text:style-name="Table_20_Contents">DAY(Number)</text:p>
          </table:table-cell>
          <table:table-cell table:style-name="Dataandtimefunctions.B35" office:value-type="string">
            <text:p text:style-name="Table_20_Contents">Returns the day, as an integer<text:change-start text:change-id="ct271077440"/> <text:span text:style-name="T63">in the range 1 to 31</text:span><text:change-end text:change-id="ct271077440"/>, of the given date value. <text:span text:style-name="Strong_20_Emphasis">Number</text:span> is the <text:change-start text:change-id="ct162441248"/><text:span text:style-name="T63">internal </text:span><text:change-end text:change-id="ct162441248"/>date <text:change text:change-id="ct60209264"/>number (a negative date/time value can be entered) or a date value entered in double quotes.</text:p>
          </table:table-cell>
        </table:table-row>
        <table:table-row table:style-name="Dataandtimefunctions.1">
          <table:table-cell table:style-name="Dataandtimefunctions.A35" office:value-type="string">
            <text:p text:style-name="Table_20_Contents">DAYS(Date_2, Date_1)</text:p>
          </table:table-cell>
          <table:table-cell table:style-name="Dataandtimefunctions.B35" office:value-type="string">
            <text:p text:style-name="Table_20_Contents">Calculates the difference, in days, between two date values. <text:span text:style-name="Strong_20_Emphasis">Date_1</text:span> is the start date. <text:span text:style-name="Strong_20_Emphasis">Date_2</text:span> is the end date. If <text:span text:style-name="Strong_20_Emphasis">Date_2</text:span> is an earlier date than <text:span text:style-name="Strong_20_Emphasis">Date_1</text:span>, the result is a negative number. Dates can be entered as numbers or text.</text:p>
          </table:table-cell>
        </table:table-row>
        <table:table-row table:style-name="Dataandtimefunctions.2">
          <table:table-cell table:style-name="Dataandtimefunctions.A35" office:value-type="string">
            <text:p text:style-name="Table_20_Contents">DAYS360(Date_1, Date_2, Type)</text:p>
          </table:table-cell>
          <table:table-cell table:style-name="Dataandtimefunctions.B35" office:value-type="string">
            <text:p text:style-name="Table_20_Contents">Returns the difference between two dates based on the 360 day year used in interest calculations. If <text:span text:style-name="Strong_20_Emphasis">Date_2</text:span> is earlier than <text:span text:style-name="Strong_20_Emphasis">Date_1</text:span>, the function will return a negative number. <text:span text:style-name="Strong_20_Emphasis">Type</text:span> (optional) determines the type of difference calculation: the US <text:change-start text:change-id="ct549950016"/><text:span text:style-name="T63">NASD </text:span><text:change-end text:change-id="ct549950016"/>method (0) or the European method (<text:change-start text:change-id="ct747227856"/><text:span text:style-name="T63">otherwise</text:span><text:change-end text:change-id="ct747227856"/><text:change text:change-id="ct590735952"/>). Dates can be entered as numbers or text.</text:p>
          </table:table-cell>
        </table:table-row>
        <table:table-row table:style-name="Dataandtimefunctions.1">
          <table:table-cell table:style-name="Dataandtimefunctions.A35" office:value-type="string">
            <text:p text:style-name="Table_20_Contents">DAYSINMONTH(Date)</text:p>
          </table:table-cell>
          <table:table-cell table:style-name="Dataandtimefunctions.B35" office:value-type="string">
            <text:p text:style-name="Table_20_Contents">Calculates the number of days in the month of the given <text:span text:style-name="Strong_20_Emphasis">Date</text:span>. <text:change-start text:change-id="ct504417408"/><text:span text:style-name="Strong_20_Emphasis">Date</text:span><text:change-end text:change-id="ct504417408"/> can be entered as a number or text. </text:p>
          </table:table-cell>
        </table:table-row>
        <table:table-row table:style-name="Dataandtimefunctions.2">
          <table:table-cell table:style-name="Dataandtimefunctions.A35" office:value-type="string">
            <text:p text:style-name="Table_20_Contents">DAYSINYEAR(Date)</text:p>
          </table:table-cell>
          <table:table-cell table:style-name="Dataandtimefunctions.B35" office:value-type="string">
            <text:p text:style-name="Table_20_Contents">Calculates the number of days in the year of the given <text:span text:style-name="Strong_20_Emphasis">Date</text:span>. <text:change-start text:change-id="ct724677328"/><text:span text:style-name="Strong_20_Emphasis">Date</text:span><text:change-end text:change-id="ct724677328"/> can be entered as a number or text.</text:p>
          </table:table-cell>
        </table:table-row>
        <table:table-row table:style-name="Dataandtimefunctions.1">
          <table:table-cell table:style-name="Dataandtimefunctions.A35" office:value-type="string">
            <text:p text:style-name="Table_20_Contents">EASTERSUNDAY(year)</text:p>
          </table:table-cell>
          <table:table-cell table:style-name="Dataandtimefunctions.B35" office:value-type="string">
            <text:p text:style-name="P52">Returns the date of Easter Sunday for the entered <text:span text:style-name="Strong_20_Emphasis">year</text:span>. <text:span text:style-name="Strong_20_Emphasis">year</text:span> is an <text:span text:style-name="Strong_20_Emphasis">integer</text:span> between 1583 and 9956 or 0 and 99<text:change text:change-id="ct494556320"/>.<text:change-start text:change-id="ct529381552"/> <text:span text:style-name="T88">An option accessed through </text:span><text:span text:style-name="Strong_20_Emphasis"><text:span text:style-name="T88">Tools &gt; Options &gt; LibreOffice &gt; General</text:span></text:span><text:span text:style-name="T88"> enables the user to control how Calc handles two-digit year values.</text:span><text:change-end text:change-id="ct529381552"/><text:change text:change-id="ct588584720"/></text:p>
          </table:table-cell>
        </table:table-row>
        <table:table-row table:style-name="Dataandtimefunctions.2">
          <table:table-cell table:style-name="Dataandtimefunctions.A35" office:value-type="string">
            <text:p text:style-name="Table_20_Contents">EDATE(Start date, Months)</text:p>
          </table:table-cell>
          <table:table-cell table:style-name="Dataandtimefunctions.B35" office:value-type="string">
            <text:p text:style-name="Table_20_Contents">Returns the <text:change text:change-id="ct246872624"/><text:change-start text:change-id="ct527489888"/><text:span text:style-name="T63">internal date</text:span><text:change-end text:change-id="ct527489888"/> number of the date a number of <text:span text:style-name="Strong_20_Emphasis">Months</text:span> away from the given <text:span text:style-name="Strong_20_Emphasis">Start date</text:span>. Only months are considered; days are not used for calculation. <text:span text:style-name="Strong_20_Emphasis">Months</text:span> is the number of months before (negative) or after (positive) the start date. <text:span text:style-name="Strong_20_Emphasis">Start date</text:span> may be entered as text or a number.</text:p>
          </table:table-cell>
        </table:table-row>
        <table:table-row table:style-name="Dataandtimefunctions.1">
          <table:table-cell table:style-name="Dataandtimefunctions.A35" office:value-type="string">
            <text:p text:style-name="Table_20_Contents">EOMONTH(Start date, Months)</text:p>
          </table:table-cell>
          <table:table-cell table:style-name="Dataandtimefunctions.B35" office:value-type="string">
            <text:p text:style-name="Table_20_Contents">Returns the <text:change-start text:change-id="ct659907056"/><text:span text:style-name="T63">internal date </text:span><text:change-end text:change-id="ct659907056"/><text:change text:change-id="ct547115152"/>number<text:change text:change-id="ct755041072"/> of the last day of a month which falls <text:span text:style-name="Strong_20_Emphasis">Months</text:span> away from the given <text:span text:style-name="Strong_20_Emphasis">Start date</text:span>. <text:span text:style-name="Strong_20_Emphasis">Months</text:span> is the number of months before (negative) or after (positive) the start date. <text:span text:style-name="Strong_20_Emphasis">Start date</text:span> may be entered as text or a number.</text:p>
          </table:table-cell>
        </table:table-row>
        <table:table-row table:style-name="Dataandtimefunctions.2">
          <table:table-cell table:style-name="Dataandtimefunctions.A35" office:value-type="string">
            <text:p text:style-name="Table_20_Contents">HOUR(Number)</text:p>
          </table:table-cell>
          <table:table-cell table:style-name="Dataandtimefunctions.B35" office:value-type="string">
            <text:p text:style-name="Table_20_Contents">Returns the hour, as an integer<text:change-start text:change-id="ct765257056"/> <text:span text:style-name="T63">in the range 0 to 23</text:span><text:change-end text:change-id="ct765257056"/>, for the given time value. <text:span text:style-name="Strong_20_Emphasis">Number</text:span> is a time value and can be either text or a<text:change-start text:change-id="ct531333632"/><text:span text:style-name="T105">n internal time</text:span><text:change-end text:change-id="ct531333632"/> number.</text:p>
          </table:table-cell>
        </table:table-row>
        <table:table-row table:style-name="Dataandtimefunctions.1">
          <table:table-cell table:style-name="Dataandtimefunctions.A35" office:value-type="string">
            <text:p text:style-name="Table_20_Contents">ISLEAPYEAR(Date)</text:p>
          </table:table-cell>
          <table:table-cell table:style-name="Dataandtimefunctions.B35" office:value-type="string">
            <text:p text:style-name="Table_20_Contents">Determines whether a given <text:span text:style-name="Strong_20_Emphasis">Date</text:span> falls within a leap year. Returns either 1 (<text:change text:change-id="ct357456368"/><text:change-start text:change-id="ct547535056"/><text:span text:style-name="T105">true</text:span><text:change-end text:change-id="ct547535056"/>) or 0 (<text:change text:change-id="ct541540912"/><text:change-start text:change-id="ct564777088"/><text:span text:style-name="T105">false</text:span><text:change-end text:change-id="ct564777088"/>). <text:span text:style-name="Strong_20_Emphasis">Date</text:span> must be a full date for text, a reference to a date value or a<text:change-start text:change-id="ct745172736"/><text:span text:style-name="T63">n internal date</text:span><text:change-end text:change-id="ct745172736"/><text:change text:change-id="ct778042608"/> number.</text:p>
          </table:table-cell>
        </table:table-row>
        <table:table-row table:style-name="Dataandtimefunctions.2">
          <table:table-cell table:style-name="Dataandtimefunctions.A35" office:value-type="string">
            <text:p text:style-name="P5"><text:change-start text:change-id="ct307392032"/>ISOWEEKNUM<text:change-end text:change-id="ct307392032"/><text:change-start text:change-id="ct536181376"/>(Number)<text:change-end text:change-id="ct536181376"/></text:p>
          </table:table-cell>
          <table:table-cell table:style-name="Dataandtimefunctions.B35" office:value-type="string">
            <text:p text:style-name="Table_20_Contents"><text:change-start text:change-id="ct622030304"/>Calculates the <text:span text:style-name="T89">ISO 8601 </text:span>week number of the year for the internal date <text:span text:style-name="T105">number</text:span>.</text:p>
            <text:p text:style-name="Table_20_Contents">ISO 8601 <text:span text:style-name="T89">defines</text:span> that Monday shall be the first day of the week. A week that lies partly in one year and partly in another is assigned a number in the year in which most of its days lie. That means that week number 1 of any year is the week that contains January 4th.</text:p>
            <text:p text:style-name="Table_20_Contents"><text:span text:style-name="Strong_20_Emphasis">Number</text:span> is <text:span text:style-name="T105">text or an internal date number</text:span><text:change-end text:change-id="ct622030304"/><text:change-start text:change-id="ct373022192"/><text:span text:style-name="T105">.</text:span><text:change-end text:change-id="ct373022192"/></text:p>
          </table:table-cell>
        </table:table-row>
        <text:soft-page-break/>
        <table:table-row table:style-name="Dataandtimefunctions.2">
          <table:table-cell table:style-name="Dataandtimefunctions.A35" office:value-type="string">
            <text:p text:style-name="Table_20_Contents">MINUTE(Number)</text:p>
          </table:table-cell>
          <table:table-cell table:style-name="Dataandtimefunctions.B35" office:value-type="string">
            <text:p text:style-name="P60">Returns the minute, as an integer<text:change-start text:change-id="ct762616976"/> <text:span text:style-name="T64">in the range 0 to 59</text:span><text:change-end text:change-id="ct762616976"/>, for the given time value. <text:span text:style-name="Strong_20_Emphasis">Number</text:span> <text:change text:change-id="ct672995168"/><text:change-start text:change-id="ct171482512"/>is <text:span text:style-name="T105">text or an internal date number</text:span><text:change-end text:change-id="ct171482512"/>.</text:p>
          </table:table-cell>
        </table:table-row>
        <table:table-row table:style-name="Dataandtimefunctions.1">
          <table:table-cell table:style-name="Dataandtimefunctions.A35" office:value-type="string">
            <text:p text:style-name="Table_20_Contents">MONTH(Number)</text:p>
          </table:table-cell>
          <table:table-cell table:style-name="Dataandtimefunctions.B35" office:value-type="string">
            <text:p text:style-name="P60">Returns the month, as an integer<text:change-start text:change-id="ct490676432"/> <text:span text:style-name="T64">in the range 1 to 12</text:span><text:change-end text:change-id="ct490676432"/>, for the given date value. <text:span text:style-name="Strong_20_Emphasis">Number</text:span> <text:change text:change-id="ct513114272"/><text:change text:change-id="ct477104800"/><text:change text:change-id="ct778483312"/><text:change-start text:change-id="ct265956864"/>is <text:span text:style-name="T105">text or an internal date number.</text:span><text:change-end text:change-id="ct265956864"/></text:p>
          </table:table-cell>
        </table:table-row>
        <table:table-row table:style-name="Dataandtimefunctions.2">
          <table:table-cell table:style-name="Dataandtimefunctions.A18" office:value-type="string">
            <text:p text:style-name="Table_20_Contents">MONTHS(Start date, End date, Type)</text:p>
          </table:table-cell>
          <table:table-cell table:style-name="Dataandtimefunctions.B35" office:value-type="string">
            <text:p text:style-name="Table_20_Contents">Calculates the difference, in months, between two date values. <text:span text:style-name="Strong_20_Emphasis">Start date</text:span> is the start <text:change text:change-id="ct592210560"/>date. <text:span text:style-name="Strong_20_Emphasis">End date</text:span> is the end date. <text:span text:style-name="Strong_20_Emphasis">Type</text:span> determines the type of calculation and is one of two possible values; 1 returns the difference between the calendar month values in the two dates, disregarding the day values; 0 returns the number of months that separate the dates taking into account the day values of the two dates. If <text:span text:style-name="Strong_20_Emphasis">End date</text:span> is an earlier date than <text:span text:style-name="Strong_20_Emphasis">Start date</text:span>, the result is a negative number.</text:p>
          </table:table-cell>
        </table:table-row>
        <table:table-row table:style-name="Dataandtimefunctions.1">
          <table:table-cell table:style-name="Dataandtimefunctions.A19" office:value-type="string">
            <text:p text:style-name="Table_20_Contents"><text:change-start text:change-id="ct673874784"/>NETWORKDAYS(Start date, End date, Holidays, Workdays)<text:change-end text:change-id="ct673874784"/></text:p>
          </table:table-cell>
          <table:table-cell table:style-name="Dataandtimefunctions.B35" office:value-type="string">
            <text:p text:style-name="Table_20_Contents"><text:change-start text:change-id="ct434487536"/>Returns the number of workdays between <text:span text:style-name="Strong_20_Emphasis">Start date</text:span> and <text:span text:style-name="Strong_20_Emphasis">End date</text:span>. Holidays can be deducted. <text:span text:style-name="Strong_20_Emphasis">Start date</text:span> is the date from which the calculation is carried out. <text:span text:style-name="Strong_20_Emphasis">End date</text:span> is the date up to which the calculation is carried out. If the <text:span text:style-name="Strong_20_Emphasis"><text:span text:style-name="T66">S</text:span></text:span><text:span text:style-name="Strong_20_Emphasis">tart</text:span> or <text:span text:style-name="Strong_20_Emphasis"><text:span text:style-name="T66">E</text:span></text:span><text:span text:style-name="Strong_20_Emphasis">nd</text:span> date is a workday, the day is included in the calculation. <text:span text:style-name="Strong_20_Emphasis">Holidays</text:span> (optional) is a list of holidays /<text:span text:style-name="T66"> non-workdays</text:span>. Enter a cell range in which the holidays are listed individually. <text:span text:style-name="Strong_20_Emphasis">Workdays</text:span> is an optional list of number values defining <text:span text:style-name="T90">the</text:span> standard work week. This list starts <text:span text:style-name="T105">with</text:span> Sunday, workdays are indicated by zero and non-working days by non-zero value.<text:change-end text:change-id="ct434487536"/></text:p>
          </table:table-cell>
        </table:table-row>
        <table:table-row table:style-name="Dataandtimefunctions.1">
          <table:table-cell table:style-name="Dataandtimefunctions.A20" office:value-type="string">
            <text:p text:style-name="P5"><text:change-start text:change-id="ct246458608"/>NETWORKDAYS.INTL<text:change-end text:change-id="ct246458608"/><text:change-start text:change-id="ct250997808"/>(StartDate, EndDate, Weekend, Holidays)<text:change-end text:change-id="ct250997808"/></text:p>
          </table:table-cell>
          <table:table-cell table:style-name="Dataandtimefunctions.B20" office:value-type="string">
            <text:p text:style-name="Table_20_Contents"><text:change-start text:change-id="ct296961984"/>Returns the number of workdays between a start date and an end date. There are options to define weekend days and holidays. The optional weekend <text:span text:style-name="T105">argument</text:span> (or a string) can be used to define the weekend days (or the non-working days in each week). Also, optionally, the user can define a holiday list. The weekend days and user-defined holidays are not counted as working days.</text:p>
            <text:p text:style-name="Table_20_Contents"><text:span text:style-name="Strong_20_Emphasis">StartDate</text:span> is the date from when the calculation is carried out. If the start date is a workday, the day is included in the calculation. <text:span text:style-name="Strong_20_Emphasis">EndDate</text:span> is the date up until when the calculation is carried out. If the end date is a workday, the day is included in the calculation.</text:p>
            <text:p text:style-name="Table_20_Contents"><text:span text:style-name="Strong_20_Emphasis">Weekend</text:span> is an optional <text:span text:style-name="T105">argument</text:span> – a number or a string used to specify the days of the week that are weekend days and are not considered working days. <text:span text:style-name="Strong_20_Emphasis">Weekend</text:span> number values are in the range 1 … 17, with the meaning of each code defined in the Help system.</text:p>
            <text:p text:style-name="Table_20_Contents"><text:span text:style-name="T65">The </text:span><text:span text:style-name="Strong_20_Emphasis">Weekend</text:span> string provides another way to define the weekly non-working days. It must have seven characters – zero<text:span text:style-name="T105">e</text:span>s (0) for working day and ones (1) for non-working day. Each character represents a day of the week, starting with Monday. Only 1 and 0 are valid. “1111111” is an invalid string and should not be used. For example, the weekend string “0000011” defines Saturday and Sunday as non-working days.</text:p>
            <text:p text:style-name="Table_20_Contents"><text:span text:style-name="Strong_20_Emphasis">Holidays</text:span> is an optional list of dates that must be counted as non-working days. The list can be given in a cell range.<text:change-end text:change-id="ct296961984"/></text:p>
          </table:table-cell>
        </table:table-row>
        <text:soft-page-break/>
        <table:table-row table:style-name="Dataandtimefunctions.1">
          <table:table-cell table:style-name="Dataandtimefunctions.A21" office:value-type="string">
            <text:p text:style-name="P6"><text:change-start text:change-id="ct479801056"/>NETWORKDAYS_EXCEL2003<text:change-end text:change-id="ct479801056"/><text:change-start text:change-id="ct514476608"/></text:p>
            <text:p text:style-name="P6">(Start date, End date, Holidays)<text:change-end text:change-id="ct514476608"/></text:p>
          </table:table-cell>
          <table:table-cell table:style-name="Dataandtimefunctions.B21" office:value-type="string">
            <text:p text:style-name="Table_20_Contents"><text:change-start text:change-id="ct178679680"/>Returns the number of workdays between a start date and an end date. Holidays can be deducted.</text:p>
            <text:p text:style-name="Table_20_Contents"><text:span text:style-name="Strong_20_Emphasis">Start date</text:span> is the date from which the calculation is carried out. <text:span text:style-name="Strong_20_Emphasis">End date</text:span> is the date up to which the calculation is carried out. If the start or end date is a workday, the day is included in the calculation. <text:span text:style-name="Strong_20_Emphasis">Holidays</text:span> is an optional list of holidays. Enter a cell range in which the holidays are listed individually. Saturdays and Sundays are considered non-workdays.<text:change-end text:change-id="ct178679680"/></text:p>
          </table:table-cell>
        </table:table-row>
        <table:table-row table:style-name="Dataandtimefunctions.2">
          <table:table-cell table:style-name="Dataandtimefunctions.A35" office:value-type="string">
            <text:p text:style-name="Table_20_Contents">NOW()</text:p>
          </table:table-cell>
          <table:table-cell table:style-name="Dataandtimefunctions.B35" office:value-type="string">
            <text:p text:style-name="Table_20_Contents">Returns the computer system date and time. The value is updated when your document recalculates<text:change text:change-id="ct706933200"/><text:change-start text:change-id="ct456092192"/> <text:span text:style-name="T91">or each time a cell value is modified</text:span><text:change-end text:change-id="ct456092192"/>.</text:p>
          </table:table-cell>
        </table:table-row>
        <table:table-row table:style-name="Dataandtimefunctions.1">
          <table:table-cell table:style-name="Dataandtimefunctions.A35" office:value-type="string">
            <text:p text:style-name="Table_20_Contents">SECOND(Number)</text:p>
          </table:table-cell>
          <table:table-cell table:style-name="Dataandtimefunctions.B35" office:value-type="string">
            <text:p text:style-name="P61">Returns the second, as an integer<text:change-start text:change-id="ct530307776"/> <text:span text:style-name="T66">in the range 0 </text:span><text:change-end text:change-id="ct530307776"/><text:change-start text:change-id="ct489158032"/><text:span text:style-name="T66">to 59</text:span><text:change-end text:change-id="ct489158032"/>, for the given time value. <text:span text:style-name="Strong_20_Emphasis">Number</text:span> <text:change text:change-id="ct239388720"/><text:change-start text:change-id="ct614209648"/>is <text:span text:style-name="T105">text or an internal date number</text:span><text:change-end text:change-id="ct614209648"/>.</text:p>
          </table:table-cell>
        </table:table-row>
        <table:table-row table:style-name="Dataandtimefunctions.2">
          <table:table-cell table:style-name="Dataandtimefunctions.A35" office:value-type="string">
            <text:p text:style-name="Table_20_Contents">TIME(hour, minute, second)</text:p>
          </table:table-cell>
          <table:table-cell table:style-name="Dataandtimefunctions.B35" office:value-type="string">
            <text:p text:style-name="Table_20_Contents">Returns the time value from values for hours, minutes and seconds. This function can be used to convert a time based on these three elements to a <text:change text:change-id="ct166789840"/><text:change-start text:change-id="ct448499952"/><text:span text:style-name="T106">correctly formatted time string</text:span><text:change-end text:change-id="ct448499952"/>. <text:span text:style-name="Strong_20_Emphasis">hour</text:span>, <text:span text:style-name="Strong_20_Emphasis">minute</text:span> and <text:span text:style-name="Strong_20_Emphasis">second</text:span> must all be integers.</text:p>
          </table:table-cell>
        </table:table-row>
        <table:table-row table:style-name="Dataandtimefunctions.1">
          <table:table-cell table:style-name="Dataandtimefunctions.A35" office:value-type="string">
            <text:p text:style-name="Table_20_Contents">TIMEVALUE(text)</text:p>
          </table:table-cell>
          <table:table-cell table:style-name="Dataandtimefunctions.B35" office:value-type="string">
            <text:p text:style-name="Table_20_Contents">Returns the <text:change text:change-id="ct567938304"/><text:change-start text:change-id="ct556785264"/><text:span text:style-name="T66">internal time</text:span><text:change-end text:change-id="ct556785264"/> number value from <text:span text:style-name="Strong_20_Emphasis">text</text:span> enclosed by quotes in a time entry format.<text:change text:change-id="ct121205536"/></text:p>
          </table:table-cell>
        </table:table-row>
        <table:table-row table:style-name="Dataandtimefunctions.2">
          <table:table-cell table:style-name="Dataandtimefunctions.A35" office:value-type="string">
            <text:p text:style-name="Table_20_Contents">TODAY()</text:p>
          </table:table-cell>
          <table:table-cell table:style-name="Dataandtimefunctions.B35" office:value-type="string">
            <text:p text:style-name="P53">Returns the current computer system date. The value is updated when your document recalculates<text:change text:change-id="ct455809696"/><text:change-start text:change-id="ct169433168"/> <text:span text:style-name="T91">or each time a cell value is modified</text:span><text:change-end text:change-id="ct169433168"/>.</text:p>
          </table:table-cell>
        </table:table-row>
        <table:table-row table:style-name="Dataandtimefunctions.1">
          <table:table-cell table:style-name="Dataandtimefunctions.A35" office:value-type="string">
            <text:p text:style-name="Table_20_Contents">WEEKDAY(Number, Type)</text:p>
          </table:table-cell>
          <table:table-cell table:style-name="Dataandtimefunctions.B35" office:value-type="string">
            <text:p text:style-name="Table_20_Contents">Returns the day of the week for the given <text:span text:style-name="Strong_20_Emphasis">Number</text:span> (date value). The day is returned as an integer based on the <text:change text:change-id="ct517566240"/><text:span text:style-name="Strong_20_Emphasis">Type</text:span><text:change-start text:change-id="ct456212128"/>, <text:span text:style-name="T66">which</text:span><text:change-end text:change-id="ct456212128"/> determines the type of calculation<text:change-start text:change-id="ct539235200"/>. <text:span text:style-name="T66">The possible values of </text:span><text:span text:style-name="Strong_20_Emphasis"><text:span text:style-name="T66">Type</text:span></text:span><text:span text:style-name="T66"> and their associated meanings are listed in the Help system.</text:span><text:change-end text:change-id="ct539235200"/><text:change text:change-id="ct390414432"/></text:p>
          </table:table-cell>
        </table:table-row>
        <table:table-row table:style-name="Dataandtimefunctions.2">
          <table:table-cell table:style-name="Dataandtimefunctions.A35" office:value-type="string">
            <text:p text:style-name="Table_20_Contents">WEEKNUM(Number, mode)</text:p>
          </table:table-cell>
          <table:table-cell table:style-name="Dataandtimefunctions.B35" office:value-type="string">
            <text:p text:style-name="Table_20_Contents">Calculates the number of the calendar week of the year for the given <text:change-start text:change-id="ct687564384"/><text:span text:style-name="T66">internal </text:span><text:change-end text:change-id="ct687564384"/>date <text:span text:style-name="Strong_20_Emphasis">Number</text:span>. <text:span text:style-name="Strong_20_Emphasis">mode</text:span> sets the start of the week and the calculation type<text:change-start text:change-id="ct193964384"/>. <text:span text:style-name="T66">The possible values of </text:span><text:span text:style-name="Strong_20_Emphasis"><text:span text:style-name="T66">mode</text:span></text:span><text:span text:style-name="T66"> and their associated meanings are listed in the Help system.</text:span><text:change-end text:change-id="ct193964384"/><text:change text:change-id="ct122403984"/></text:p>
          </table:table-cell>
        </table:table-row>
        <table:table-row table:style-name="Dataandtimefunctions.1">
          <table:table-cell table:style-name="Dataandtimefunctions.A35" office:value-type="string">
            <text:p text:style-name="Table_20_Contents">WEEKNUM_<text:change-start text:change-id="ct163714848"/><text:span text:style-name="T18">EXCEL2003</text:span><text:change-end text:change-id="ct163714848"/><text:change text:change-id="ct751416448"/>(Date, Return type)</text:p>
          </table:table-cell>
          <table:table-cell table:style-name="Dataandtimefunctions.B35" office:value-type="string">
            <text:p text:style-name="Table_20_Contents">Calculates the calendar week of the year for a <text:span text:style-name="Strong_20_Emphasis">Date</text:span>. <text:span text:style-name="Strong_20_Emphasis">Date</text:span> is the date within the calendar week. <text:span text:style-name="Strong_20_Emphasis">Return type</text:span> sets the start of the week and the calculation type: 1 = Sunday, 2 = Monday.<text:change text:change-id="ct419752496"/></text:p>
          </table:table-cell>
        </table:table-row>
        <table:table-row table:style-name="Dataandtimefunctions.2">
          <table:table-cell table:style-name="Dataandtimefunctions.A35" office:value-type="string">
            <text:p text:style-name="Table_20_Contents">WEEKS(Start date, End date, Type)</text:p>
          </table:table-cell>
          <table:table-cell table:style-name="Dataandtimefunctions.B35" office:value-type="string">
            <text:p text:style-name="Table_20_Contents">Calculates the difference in weeks between two dates, <text:span text:style-name="Strong_20_Emphasis">Start date</text:span> and <text:span text:style-name="Strong_20_Emphasis">End date</text:span>. <text:span text:style-name="Strong_20_Emphasis">Type</text:span> is one of two possible values, 0 (number of whole weeks in the interval) or 1 (returns the number of different weeks in which the two dates appear).<text:change text:change-id="ct763133216"/></text:p>
          </table:table-cell>
        </table:table-row>
        <table:table-row table:style-name="Dataandtimefunctions.1">
          <table:table-cell table:style-name="Dataandtimefunctions.A35" office:value-type="string">
            <text:p text:style-name="Table_20_Contents">WEEKSINYEAR(Date)</text:p>
          </table:table-cell>
          <table:table-cell table:style-name="Dataandtimefunctions.B35" office:value-type="string">
            <text:p text:style-name="Table_20_Contents">Calculates the number of weeks in a year for a given <text:span text:style-name="Strong_20_Emphasis">Date</text:span>. A week that spans two years is added to the year in which most days of that week occur (so any week containing four or more days in the calendar year of <text:span text:style-name="Strong_20_Emphasis">Date</text:span> is counted). </text:p>
          </table:table-cell>
        </table:table-row>
        <text:soft-page-break/>
        <table:table-row table:style-name="Dataandtimefunctions.2">
          <table:table-cell table:style-name="Dataandtimefunctions.A35" office:value-type="string">
            <text:p text:style-name="Table_20_Contents">WORKDAY(Start date, Days, Holidays) </text:p>
          </table:table-cell>
          <table:table-cell table:style-name="Dataandtimefunctions.B35" office:value-type="string">
            <text:p text:style-name="Table_20_Contents">Returns a<text:change-start text:change-id="ct149293712"/><text:span text:style-name="T67">n internal</text:span><text:change-end text:change-id="ct149293712"/> date <text:change text:change-id="ct322368144"/>number <text:bookmark text:name="WORKDAY"/>which is a specified number of work days (<text:span text:style-name="Strong_20_Emphasis">Days</text:span>) before or after an input date, <text:span text:style-name="Strong_20_Emphasis">Start date</text:span>. <text:span text:style-name="Strong_20_Emphasis">Holidays</text:span> (optional) is a list of holidays. Enter a cell range in which the holidays are listed individually.<text:change text:change-id="ct474680960"/></text:p>
          </table:table-cell>
        </table:table-row>
        <table:table-row table:style-name="Dataandtimefunctions.2">
          <table:table-cell table:style-name="Dataandtimefunctions.A35" office:value-type="string">
            <text:p text:style-name="P5"><text:change-start text:change-id="ct516449392"/>WORKDAY.INTL<text:change-end text:change-id="ct516449392"/><text:change-start text:change-id="ct402118464"/>(Start Date, Days, Weekend, Holidays)<text:change-end text:change-id="ct402118464"/></text:p>
          </table:table-cell>
          <table:table-cell table:style-name="Dataandtimefunctions.B35" office:value-type="string">
            <text:p text:style-name="Table_20_Contents"><text:change-start text:change-id="ct522309376"/>Returns a<text:span text:style-name="T67">n internal</text:span> date number that can be formatted as a date. <text:span text:style-name="T67">The u</text:span>ser can see the date of a day that is a certain number of workdays away from the start date (before or after).</text:p>
            <text:p text:style-name="Table_20_Contents"><text:span text:style-name="Strong_20_Emphasis">Start Date</text:span> is the date from when the calculation is carried out. If the start date is a workday, the day is included in the calculation. <text:span text:style-name="Strong_20_Emphasis">Days</text:span> is the number of workdays. Enter a positive value for a result after the <text:span text:style-name="Strong_20_Emphasis"><text:span text:style-name="T67">S</text:span></text:span><text:span text:style-name="Strong_20_Emphasis">tart date</text:span>, a negative value for a result before the <text:span text:style-name="Strong_20_Emphasis"><text:span text:style-name="T67">S</text:span></text:span><text:span text:style-name="Strong_20_Emphasis">tart date</text:span>.</text:p>
            <text:p text:style-name="Table_20_Contents"><text:span text:style-name="Strong_20_Emphasis">Weekend</text:span> is an optional <text:span text:style-name="T106">argument</text:span> – a number or a string used to specify the days of the week that are weekend days and are not considered working days. <text:span text:style-name="Strong_20_Emphasis">Weekend</text:span> is a weekend number or string that specifies when weekends occur. <text:span text:style-name="Strong_20_Emphasis">Weekend</text:span> number values are in the range 1 … 17, with the meaning of each code defined in the Help system. <text:span text:style-name="T67">The </text:span><text:span text:style-name="Strong_20_Emphasis">Weekend</text:span> string provides another way to define the weekly non-working days. It must have seven characters – zero<text:span text:style-name="T106">e</text:span>s (0) for working day and ones (1) for non-working day. Each character represents a day of the week, starting with Monday. Only 1 and 0 are valid. “1111111” is an invalid string and should not be used. For example, the weekend string “0000011” defines Saturday and Sunday as non-working days.</text:p>
            <text:p text:style-name="Table_20_Contents"><text:span text:style-name="Strong_20_Emphasis">Holidays</text:span> is an optional list of dates that must be counted as non-working days. The list can be given in a cell range.<text:change-end text:change-id="ct522309376"/></text:p>
          </table:table-cell>
        </table:table-row>
        <table:table-row table:style-name="Dataandtimefunctions.1">
          <table:table-cell table:style-name="Dataandtimefunctions.A35" office:value-type="string">
            <text:p text:style-name="Table_20_Contents">YEAR(Number)</text:p>
          </table:table-cell>
          <table:table-cell table:style-name="Dataandtimefunctions.B35" office:value-type="string">
            <text:p text:style-name="Table_20_Contents">Returns the calendar year as an integer according to the internal calculation rules. <text:span text:style-name="Strong_20_Emphasis">Number</text:span> is the date value in <text:change-start text:change-id="ct758805616"/><text:span text:style-name="T67">internal </text:span><text:change-end text:change-id="ct758805616"/>date <text:change text:change-id="ct498123808"/>number format or as a text date, for which the year is to be returned.</text:p>
          </table:table-cell>
        </table:table-row>
        <table:table-row table:style-name="Dataandtimefunctions.2">
          <table:table-cell table:style-name="Dataandtimefunctions.A35" office:value-type="string">
            <text:p text:style-name="Table_20_Contents">YEARFRAC(Start date, End date, Basis)</text:p>
          </table:table-cell>
          <table:table-cell table:style-name="Dataandtimefunctions.B35" office:value-type="string">
            <text:p text:style-name="Table_20_Contents"><text:bookmark text:name="YEARFRAC"/>Extracts the number of years (including fractional part) between two date values, <text:span text:style-name="Strong_20_Emphasis">Start date</text:span> and <text:span text:style-name="Strong_20_Emphasis">End date</text:span>. <text:span text:style-name="Strong_20_Emphasis">Basis</text:span> is a value <text:change text:change-id="ct121777904"/><text:change text:change-id="ct410058832"/>chosen from a list of options and indicates how the year is to be calculated (see Help <text:change text:change-id="ct712146832"/><text:change-start text:change-id="ct166218160"/><text:span text:style-name="T67">system for more details</text:span><text:change-end text:change-id="ct166218160"/>).<text:change text:change-id="ct273540160"/></text:p>
          </table:table-cell>
        </table:table-row>
        <table:table-row table:style-name="Dataandtimefunctions.1">
          <table:table-cell table:style-name="Dataandtimefunctions.A36" office:value-type="string">
            <text:p text:style-name="Table_20_Contents">YEARS(Start date, End date, Type)</text:p>
          </table:table-cell>
          <table:table-cell table:style-name="Dataandtimefunctions.B36" office:value-type="string">
            <text:p text:style-name="Table_20_Contents">Calculates the difference in years between <text:change text:change-id="ct282021920"/>the <text:span text:style-name="Strong_20_Emphasis">Start date</text:span> and the <text:span text:style-name="Strong_20_Emphasis">End date</text:span>. <text:span text:style-name="Strong_20_Emphasis">Type</text:span> calculates the type of difference. Possible values are 0 (interval) and 1 (in calendar years).</text:p>
          </table:table-cell>
        </table:table-row>
      </table:table>
      <text:h text:style-name="Heading_20_1" text:outline-level="1"><text:bookmark-start text:name="__RefHeading__6934_1924864864"/>Logical functions<text:bookmark-end text:name="__RefHeading__6934_1924864864"/></text:h>
      <text:p text:style-name="Text_20_body">Use the <text:alphabetical-index-mark-start text:id="IMark381704584"/><text:alphabetical-index-mark text:string-value="logical" text:key1="funkce"/>logical functions<text:alphabetical-index-mark-end text:id="IMark381704584"/> to test values and produce results based on the result of the test. These functions are conditional and provide the ability to write longer formulas based on input or output.</text:p>
      <text:p text:style-name="P68"><text:soft-page-break/>Table <text:sequence text:ref-name="refTable5" text:name="Table" text:formula="ooow:Table+1" style:num-format="1">6</text:sequence>: Logical functions</text:p>
      <table:table table:name="Logicalfunctions" table:style-name="Logicalfunctions">
        <table:table-column table:style-name="Logicalfunctions.A"/>
        <table:table-column table:style-name="Logicalfunctions.B"/>
        <table:table-header-rows>
          <table:table-row table:style-name="Logicalfunctions.1">
            <table:table-cell table:style-name="Logicalfunctions.A1" office:value-type="string">
              <text:p text:style-name="Table_20_Heading">Syntax</text:p>
            </table:table-cell>
            <table:table-cell table:style-name="Logicalfunctions.A1" office:value-type="string">
              <text:p text:style-name="Table_20_Heading">Popis</text:p>
            </table:table-cell>
          </table:table-row>
        </table:table-header-rows>
        <table:table-row table:style-name="Logicalfunctions.2">
          <table:table-cell table:style-name="Logicalfunctions.A2" office:value-type="string">
            <text:p text:style-name="Table_20_Contents">AND(Logical value 1, Logical value 2, <text:span text:style-name="T4">…, </text:span>Logical value 30)</text:p>
          </table:table-cell>
          <table:table-cell table:style-name="Logicalfunctions.B9" office:value-type="string">
            <text:p text:style-name="Table_20_Contents">Returns TRUE if all arguments are TRUE<text:change-start text:change-id="ct747616448"/> <text:span text:style-name="T92">and, </text:span><text:change-end text:change-id="ct747616448"/><text:change text:change-id="ct479515568"/><text:change-start text:change-id="ct430189648"/><text:span text:style-name="T92">i</text:span><text:change-end text:change-id="ct430189648"/>f any element is FALSE, <text:change text:change-id="ct268002736"/>returns <text:change text:change-id="ct532465648"/>FALSE<text:change text:change-id="ct49798160"/>. <text:span text:style-name="Strong_20_Emphasis">Logical value 1</text:span>, <text:span text:style-name="Strong_20_Emphasis">Logical value 2</text:span>, <text:span text:style-name="T4">…</text:span>, <text:span text:style-name="Strong_20_Emphasis">Logical value 30</text:span> are conditions to be checked. All conditions can be either TRUE or FALSE. If a range is entered as a<text:change text:change-id="ct562824832"/><text:change-start text:change-id="ct545911856"/><text:span text:style-name="T106">n argument</text:span><text:change-end text:change-id="ct545911856"/>, <text:change text:change-id="ct667250576"/><text:change-start text:change-id="ct758081040"/><text:span text:style-name="T68">the function uses all values in the range</text:span><text:change-end text:change-id="ct758081040"/>. The result is TRUE if the logical value in all cells within the cell range is TRUE.<text:change text:change-id="ct504812320"/><text:change text:change-id="ct768364208"/></text:p>
          </table:table-cell>
        </table:table-row>
        <table:table-row table:style-name="Logicalfunctions.1">
          <table:table-cell table:style-name="Logicalfunctions.A2" office:value-type="string">
            <text:p text:style-name="Table_20_Contents">FALSE()</text:p>
          </table:table-cell>
          <table:table-cell table:style-name="Logicalfunctions.B9" office:value-type="string">
            <text:p text:style-name="Table_20_Contents"><text:change text:change-id="ct131938256"/><text:change-start text:change-id="ct411742896"/><text:span text:style-name="T68">Returns</text:span><text:change-end text:change-id="ct411742896"/> the logical value <text:change text:change-id="ct486454416"/>FALSE.<text:change text:change-id="ct697147456"/></text:p>
          </table:table-cell>
        </table:table-row>
        <table:table-row table:style-name="Logicalfunctions.2">
          <table:table-cell table:style-name="Logicalfunctions.A9" office:value-type="string">
            <text:p text:style-name="Table_20_Contents">IF(Test<text:change-start text:change-id="ct358055552"/>, <text:change-end text:change-id="ct358055552"/><text:change text:change-id="ct713469104"/>Then_value, Otherwise_value)</text:p>
          </table:table-cell>
          <table:table-cell table:style-name="Logicalfunctions.B9" office:value-type="string">
            <text:p text:style-name="Table_20_Contents">Specifies a logical test to be performed. <text:span text:style-name="Strong_20_Emphasis">Test</text:span> is any value or expression that can be TRUE or FALSE. <text:span text:style-name="Strong_20_Emphasis">Then_value</text:span> (optional) is the value that is returned if the logical test is TRUE. <text:span text:style-name="Strong_20_Emphasis">Otherwise_value</text:span> (optional) is the value that is returned if the logical test is FALSE.</text:p>
          </table:table-cell>
        </table:table-row>
        <table:table-row table:style-name="Logicalfunctions.1">
          <table:table-cell table:style-name="Logicalfunctions.A9" office:value-type="string">
            <text:p text:style-name="Table_20_Contents">IFERROR(value, alternative value)</text:p>
          </table:table-cell>
          <table:table-cell table:style-name="Logicalfunctions.B9" office:value-type="string">
            <text:p text:style-name="Table_20_Contents">Evaluates <text:span text:style-name="Strong_20_Emphasis">value</text:span>; if it is not an error it returns the result for <text:span text:style-name="Strong_20_Emphasis">value</text:span>, or else it returns the <text:span text:style-name="Strong_20_Emphasis">alternative value</text:span>.<text:change text:change-id="ct558187184"/></text:p>
          </table:table-cell>
        </table:table-row>
        <table:table-row table:style-name="Logicalfunctions.1">
          <table:table-cell table:style-name="Logicalfunctions.A9" office:value-type="string">
            <text:p text:style-name="Table_20_Contents">IFNA(value, alternative value)</text:p>
          </table:table-cell>
          <table:table-cell table:style-name="Logicalfunctions.B9" office:value-type="string">
            <text:p text:style-name="Table_20_Contents">Evaluates <text:span text:style-name="Strong_20_Emphasis">value</text:span>; if it is not <text:change text:change-id="ct622250768"/><text:change-start text:change-id="ct484571392"/><text:span text:style-name="T68">the</text:span><text:change-end text:change-id="ct484571392"/> #N/A error <text:change-start text:change-id="ct495333984"/><text:span text:style-name="T68">value, </text:span><text:change-end text:change-id="ct495333984"/>it returns the result for <text:span text:style-name="Strong_20_Emphasis">value</text:span>, or else it returns the <text:span text:style-name="Strong_20_Emphasis">alternative value</text:span>.<text:change text:change-id="ct250768672"/></text:p>
          </table:table-cell>
        </table:table-row>
        <table:table-row table:style-name="Logicalfunctions.1">
          <table:table-cell table:style-name="Logicalfunctions.A9" office:value-type="string">
            <text:p text:style-name="P5"><text:change-start text:change-id="ct399817712"/>IFS<text:change-end text:change-id="ct399817712"/><text:change-start text:change-id="ct502925424"/>(expression1, result1, expression2, result2, …)<text:change-end text:change-id="ct502925424"/></text:p>
          </table:table-cell>
          <table:table-cell table:style-name="Logicalfunctions.B9" office:value-type="string">
            <text:p text:style-name="Table_20_Contents"><text:change-start text:change-id="ct497595856"/>IFS is a multiple IF-function.</text:p>
            <text:p text:style-name="Table_20_Contents"><text:span text:style-name="Strong_20_Emphasis">expression1</text:span>, <text:span text:style-name="Strong_20_Emphasis">expression2</text:span>, ... are any boolean values or expressions that can be TRUE or FALSE. <text:span text:style-name="Strong_20_Emphasis">result1</text:span>, <text:span text:style-name="Strong_20_Emphasis">result2</text:span>, ... are the values that are returned if the logical test is TRUE.</text:p>
            <text:p text:style-name="Table_20_Contents">IFS(expression1, result1, expression2, result2, expression3, result3) is executed as</text:p>
            <text:p text:style-name="P70"><text:span text:style-name="Code">IF expression1 is TRUE</text:span></text:p>
            <text:p text:style-name="P70"><text:span text:style-name="Code">THEN result1</text:span></text:p>
            <text:p text:style-name="P70"><text:span text:style-name="Code">ELSE IF expression2 is TRUE</text:span></text:p>
            <text:p text:style-name="P70"><text:span text:style-name="Code">THEN result2</text:span></text:p>
            <text:p text:style-name="P70"><text:span text:style-name="Code">ELSE IF expression3 is TRUE</text:span></text:p>
            <text:p text:style-name="P70"><text:span text:style-name="Code">THEN result3</text:span></text:p>
            <text:p text:style-name="Table_20_Contents">To get a default result should no expression be TRUE, add a last expression that is always TRUE, like TRUE or 1=1 followed by the default result.</text:p>
            <text:p text:style-name="Table_20_Contents">If there is a result missing for an expression or <text:span text:style-name="T68">if</text:span> no expression is TRUE, a #N/A error is returned.</text:p>
            <text:p text:style-name="Table_20_Contents">If expression is neither TRUE nor FALSE, a #VALUE error is returned.<text:change-end text:change-id="ct497595856"/></text:p>
          </table:table-cell>
        </table:table-row>
        <table:table-row table:style-name="Logicalfunctions.1">
          <table:table-cell table:style-name="Logicalfunctions.A9" office:value-type="string">
            <text:p text:style-name="Table_20_Contents">NOT(Logical value)</text:p>
          </table:table-cell>
          <table:table-cell table:style-name="Logicalfunctions.B9" office:value-type="string">
            <text:p text:style-name="Table_20_Contents">Reverses the logical value. <text:span text:style-name="Strong_20_Emphasis">Logical value</text:span> is the TRUE or FALSE value to be reversed<text:change-start text:change-id="ct668933520"/> <text:span text:style-name="T68">(complemented)</text:span><text:change-end text:change-id="ct668933520"/>.</text:p>
          </table:table-cell>
        </table:table-row>
        <table:table-row table:style-name="Logicalfunctions.2">
          <table:table-cell table:style-name="Logicalfunctions.A9" office:value-type="string">
            <text:p text:style-name="Table_20_Contents">OR(Logical value 1, Logical value 2, <text:span text:style-name="T4">…</text:span>, Logical value 30)</text:p>
          </table:table-cell>
          <table:table-cell table:style-name="Logicalfunctions.B9" office:value-type="string">
            <text:p text:style-name="Table_20_Contents">Returns TRUE if at least one argument is TRUE<text:change-start text:change-id="ct520832800"/> <text:span text:style-name="T92">or r</text:span><text:change-end text:change-id="ct520832800"/><text:change text:change-id="ct685924512"/>eturns <text:change text:change-id="ct163091536"/>FALSE if all the arguments have the logical value FALSE. <text:span text:style-name="Strong_20_Emphasis">Logical value 1</text:span>, <text:span text:style-name="Strong_20_Emphasis">Logical value 2</text:span>, <text:span text:style-name="T4">…</text:span>, <text:span text:style-name="Strong_20_Emphasis">Logical value 30</text:span> are conditions to be checked. All conditions can be either TRUE or FALSE.<text:change-start text:change-id="ct768739328"/> <text:span text:style-name="T68">If a range is entered as an argument, the function uses a</text:span><text:change-end text:change-id="ct768739328"/><text:change-start text:change-id="ct666618976"/><text:span text:style-name="T68">ll values of the range.</text:span><text:change-end text:change-id="ct666618976"/></text:p>
          </table:table-cell>
        </table:table-row>
        <text:soft-page-break/>
        <table:table-row table:style-name="Logicalfunctions.1">
          <table:table-cell table:style-name="Logicalfunctions.A11" office:value-type="string">
            <text:p text:style-name="P5"><text:change-start text:change-id="ct422281184"/>SWITCH<text:change-end text:change-id="ct422281184"/><text:change-start text:change-id="ct714575840"/>(Expression, Value1, Result1, Value2, Result2, … , Default Result)<text:change-end text:change-id="ct714575840"/></text:p>
          </table:table-cell>
          <table:table-cell table:style-name="Logicalfunctions.B11" office:value-type="string">
            <text:p text:style-name="Table_20_Contents"><text:change-start text:change-id="ct132479408"/>Compares an expression with a number of values and returns the result corresponding to the first value that equals the expression. If there is no match and a default result is given, that will be returned.</text:p>
            <text:p text:style-name="Table_20_Contents"><text:span text:style-name="Strong_20_Emphasis">Expression</text:span> is a text, numeric, logical or date input or reference to a cell. <text:span text:style-name="Strong_20_Emphasis">Value1</text:span>, <text:span text:style-name="Strong_20_Emphasis">Value2</text:span>, ... are any values or references to cells. Each value must have a result given. <text:span text:style-name="Strong_20_Emphasis">Result1</text:span>, <text:span text:style-name="Strong_20_Emphasis">Result2</text:span>, ... are any values or references to cells. <text:span text:style-name="Strong_20_Emphasis">Value2</text:span>, … and <text:span text:style-name="Strong_20_Emphasis">Result2</text:span>, … are optional <text:span text:style-name="T106">arguments</text:span>. <text:span text:style-name="Strong_20_Emphasis">Default Result</text:span> is optional and is any value or reference to a cell that is returned when there is no match.</text:p>
            <text:p text:style-name="P61">If no value equals <text:span text:style-name="Strong_20_Emphasis"><text:span text:style-name="T68">E</text:span></text:span><text:span text:style-name="Strong_20_Emphasis">xpression</text:span> and no default result is given, a <text:line-break/>#N/A error is returned.<text:change-end text:change-id="ct132479408"/></text:p>
          </table:table-cell>
        </table:table-row>
        <table:table-row table:style-name="Logicalfunctions.1">
          <table:table-cell table:style-name="Logicalfunctions.A11" office:value-type="string">
            <text:p text:style-name="Table_20_Contents">TRUE()</text:p>
          </table:table-cell>
          <table:table-cell table:style-name="Logicalfunctions.B11" office:value-type="string">
            <text:p text:style-name="Table_20_Contents"><text:change-start text:change-id="ct452243168"/><text:span text:style-name="T68">Returns</text:span><text:change-end text:change-id="ct452243168"/><text:change text:change-id="ct702494512"/><text:change-start text:change-id="ct152352976"/> <text:change-end text:change-id="ct152352976"/><text:change text:change-id="ct666948752"/>the logical value <text:change text:change-id="ct452570832"/>TRUE.<text:change text:change-id="ct480372320"/></text:p>
          </table:table-cell>
        </table:table-row>
        <table:table-row table:style-name="Logicalfunctions.1">
          <table:table-cell table:style-name="Logicalfunctions.A12" office:value-type="string">
            <text:p text:style-name="Table_20_Contents">XOR(Logical value 1, Logical value 2, <text:span text:style-name="T4">…</text:span>, Logical value 30)</text:p>
          </table:table-cell>
          <table:table-cell table:style-name="Logicalfunctions.B12" office:value-type="string">
            <text:p text:style-name="Table_20_Contents"><text:bookmark text:name="XOR1"/>Computes the logical XOR of the <text:change text:change-id="ct753924320"/><text:change-start text:change-id="ct545013680"/><text:span text:style-name="T109">arguments</text:span><text:change-end text:change-id="ct545013680"/>. <text:bookmark text:name="XOR"/>If an even number of <text:change text:change-id="ct562284096"/><text:change-start text:change-id="ct169108656"/><text:span text:style-name="T109">arguments</text:span><text:change-end text:change-id="ct169108656"/> <text:change text:change-id="ct706190000"/><text:change-start text:change-id="ct409469344"/><text:span text:style-name="T109">are</text:span><text:change-end text:change-id="ct409469344"/> TRUE it returns FALSE, if an odd number of <text:change text:change-id="ct513322336"/><text:change-start text:change-id="ct450882576"/><text:span text:style-name="T109">arguments are</text:span><text:change-end text:change-id="ct450882576"/><text:change text:change-id="ct477914160"/> TRUE it returns TRUE.</text:p>
          </table:table-cell>
        </table:table-row>
      </table:table>
      <text:h text:style-name="Heading_20_1" text:outline-level="1"><text:bookmark-start text:name="__RefHeading__6936_1924864864"/><text:alphabetical-index-mark text:string-value="information" text:key1="funkce"/><text:alphabetical-index-mark text:string-value="information functions"/>Information functions<text:bookmark-end text:name="__RefHeading__6936_1924864864"/></text:h>
      <text:p text:style-name="Text_20_body">These functions provide information (or feedback) regarding the results of a test for a specific condition, or a test for the type of data or content a cell contains.</text:p>
      <text:p text:style-name="P68">Table <text:sequence text:ref-name="refTable6" text:name="Table" text:formula="ooow:Table+1" style:num-format="1">7</text:sequence>: Information<text:change text:change-id="ct573674032"/> functions</text:p>
      <table:table table:name="Informationalfunctions" table:style-name="Informationalfunctions">
        <table:table-column table:style-name="Informationalfunctions.A"/>
        <table:table-column table:style-name="Informationalfunctions.B"/>
        <table:table-header-rows>
          <table:table-row table:style-name="Informationalfunctions.1">
            <table:table-cell table:style-name="Informationalfunctions.A1" office:value-type="string">
              <text:p text:style-name="Table_20_Heading">Syntax</text:p>
            </table:table-cell>
            <table:table-cell table:style-name="Informationalfunctions.A1" office:value-type="string">
              <text:p text:style-name="Table_20_Heading">Popis</text:p>
            </table:table-cell>
          </table:table-row>
        </table:table-header-rows>
        <table:table-row table:style-name="Informationalfunctions.2">
          <table:table-cell table:style-name="Informationalfunctions.A2" office:value-type="string">
            <text:p text:style-name="Table_20_Contents">CELL(info_type, Reference)</text:p>
          </table:table-cell>
          <table:table-cell table:style-name="Informationalfunctions.B2" office:value-type="string">
            <text:p text:style-name="Table_20_Contents">Returns information <text:change text:change-id="ct756811696"/><text:change-start text:change-id="ct599896480"/><text:span text:style-name="T69">about</text:span><text:change-end text:change-id="ct599896480"/> a cell such as its address, formatting or contents<text:change-start text:change-id="ct476720960"/>, <text:span text:style-name="T69">depending </text:span><text:change-end text:change-id="ct476720960"/><text:change text:change-id="ct548346160"/><text:change-start text:change-id="ct509144016"/><text:span text:style-name="T69">o</text:span><text:change-end text:change-id="ct509144016"/>n the value of the <text:change-start text:change-id="ct508148720"/><text:span text:style-name="Strong_20_Emphasis">info_type</text:span><text:change-end text:change-id="ct508148720"/> argument. <text:span text:style-name="Strong_20_Emphasis">info_type</text:span> <text:change-start text:change-id="ct457493712"/><text:span text:style-name="T69">is a text string that </text:span><text:change-end text:change-id="ct457493712"/>specifies the type of information to be returned and comes from a <text:change text:change-id="ct252672368"/>list of <text:change text:change-id="ct502361776"/><text:change-start text:change-id="ct169865952"/><text:span text:style-name="T92">available </text:span><text:change-end text:change-id="ct169865952"/><text:change-start text:change-id="ct555884016"/><text:span text:style-name="T92">options</text:span><text:change-end text:change-id="ct555884016"/><text:change-start text:change-id="ct585692512"/><text:span text:style-name="T92"> which are listed in </text:span><text:change-end text:change-id="ct585692512"/><text:change text:change-id="ct412858992"/><text:change-start text:change-id="ct452163232"/><text:span text:style-name="T92">the </text:span><text:change-end text:change-id="ct452163232"/>Help files<text:change text:change-id="ct583684736"/><text:change text:change-id="ct392765520"/><text:change text:change-id="ct713819280"/><text:change text:change-id="ct670624864"/>. <text:span text:style-name="Strong_20_Emphasis">info_type</text:span> is not case sensitive, but it must be enclosed within quotes. <text:span text:style-name="Strong_20_Emphasis">Reference</text:span> <text:change-start text:change-id="ct274101232"/><text:span text:style-name="T92">(optional) </text:span><text:change-end text:change-id="ct274101232"/>is the address of the cell to be examined. If <text:span text:style-name="Strong_20_Emphasis">Reference</text:span> is a range, the cell reference moves to the top left of the range. If <text:span text:style-name="Strong_20_Emphasis">Reference</text:span> is missing, Calc uses the position of the cell in which this formula is located.</text:p>
          </table:table-cell>
        </table:table-row>
        <table:table-row table:style-name="Informationalfunctions.1">
          <table:table-cell table:style-name="Informationalfunctions.A2" office:value-type="string">
            <text:p text:style-name="Table_20_Contents">CURRENT()</text:p>
          </table:table-cell>
          <table:table-cell table:style-name="Informationalfunctions.B3" office:value-type="string">
            <text:p text:style-name="Table_20_Contents"><text:change text:change-id="ct672613952"/><text:change-start text:change-id="ct167705696"/><text:span text:style-name="T93">R</text:span>eturns the result to date of evaluating the formula of which it is a part (in other words the result as far as that evaluation has got). Its main use is together with the STYLE() function to apply selected styles to a cell depending on the cell content.<text:change-end text:change-id="ct167705696"/><text:change text:change-id="ct169057968"/><text:change text:change-id="ct768188752"/><text:change text:change-id="ct689312448"/><text:change text:change-id="ct576219200"/><text:change text:change-id="ct673790432"/></text:p>
          </table:table-cell>
        </table:table-row>
        <table:table-row table:style-name="Informationalfunctions.2">
          <table:table-cell table:style-name="Informationalfunctions.A2" office:value-type="string">
            <text:p text:style-name="Table_20_Contents">FORMULA(Reference)</text:p>
          </table:table-cell>
          <table:table-cell table:style-name="Informationalfunctions.B4" office:value-type="string">
            <text:p text:style-name="Table_20_Contents"><text:change text:change-id="ct786857744"/><text:change-start text:change-id="ct504950080"/><text:span text:style-name="T93">Returns</text:span><text:change-end text:change-id="ct504950080"/><text:change-start text:change-id="ct559648432"/> the formula of a formula cell as a text string. <text:span text:style-name="Strong_20_Emphasis">Reference</text:span> is a reference to a cell containing a formula. An invalid reference or a reference to a cell with no formula results in the error value #N/A.<text:change-end text:change-id="ct559648432"/></text:p>
          </table:table-cell>
        </table:table-row>
        <table:table-row table:style-name="Informationalfunctions.1">
          <table:table-cell table:style-name="Informationalfunctions.A2" office:value-type="string">
            <text:p text:style-name="Table_20_Contents">INFO(Text)</text:p>
          </table:table-cell>
          <table:table-cell table:style-name="Informationalfunctions.B5" office:value-type="string">
            <text:p text:style-name="Table_20_Contents">Returns information about the <text:change-start text:change-id="ct504980256"/><text:span text:style-name="T70">current </text:span><text:change-end text:change-id="ct504980256"/>working environment. <text:span text:style-name="Strong_20_Emphasis">Text</text:span> is a string constant entered in double quotes taken from a list of <text:change text:change-id="ct358365376"/><text:change-start text:change-id="ct309275376"/><text:span text:style-name="T93">available </text:span><text:change-end text:change-id="ct309275376"/><text:change-start text:change-id="ct788410128"/><text:span text:style-name="T93">options</text:span><text:change-end text:change-id="ct788410128"/><text:change-start text:change-id="ct762361360"/><text:span text:style-name="T93"> which are listed in the </text:span><text:change-end text:change-id="ct762361360"/><text:change text:change-id="ct265398624"/>Help files<text:change-start text:change-id="ct761504720"/>. <text:span text:style-name="T100">These strings are </text:span><text:change-end text:change-id="ct761504720"/><text:change text:change-id="ct668836016"/><text:change text:change-id="ct558502656"/><text:change text:change-id="ct525749200"/><text:change-start text:change-id="ct503122176"/><text:span text:style-name="T100">case insensitive</text:span><text:change-end text:change-id="ct503122176"/>.</text:p>
          </table:table-cell>
        </table:table-row>
        <text:soft-page-break/>
        <table:table-row table:style-name="Informationalfunctions.1">
          <table:table-cell table:style-name="Informationalfunctions.A2" office:value-type="string">
            <text:p text:style-name="Table_20_Contents">ISBLANK(value)</text:p>
          </table:table-cell>
          <table:table-cell table:style-name="Informationalfunctions.B6" office:value-type="string">
            <text:p text:style-name="Table_20_Contents"><text:change text:change-id="ct561112176"/><text:change text:change-id="ct145560528"/><text:change-start text:change-id="ct394995984"/>Returns TRUE if the reference to a cell is blank, <text:span text:style-name="T70">FALSE otherwise</text:span>. This function is used to determine if the cell is empty. A cell containing a formula is not empty. If an error occurs, the function returns a logical or numerical value. <text:span text:style-name="Strong_20_Emphasis"><text:span text:style-name="T70">v</text:span></text:span><text:span text:style-name="Strong_20_Emphasis">alue</text:span> is the content to be tested.<text:change-end text:change-id="ct394995984"/></text:p>
          </table:table-cell>
        </table:table-row>
        <table:table-row table:style-name="Informationalfunctions.2">
          <table:table-cell table:style-name="Informationalfunctions.A18" office:value-type="string">
            <text:p text:style-name="Table_20_Contents">ISERR(value)</text:p>
          </table:table-cell>
          <table:table-cell table:style-name="Informationalfunctions.B7" office:value-type="string">
            <text:p text:style-name="Table_20_Contents">Returns TRUE if the value refers to any error value except <text:change-start text:change-id="ct480019472"/><text:line-break/><text:change-end text:change-id="ct480019472"/>#N/A<text:change-start text:change-id="ct756356688"/>, <text:span text:style-name="T70">FALSE otherwise</text:span><text:change-end text:change-id="ct756356688"/>. <text:change text:change-id="ct713663520"/>If an error occurs, the function returns a logical or numerical value. <text:span text:style-name="Strong_20_Emphasis">value</text:span> is any value or expression <text:change text:change-id="ct168612112"/><text:change-start text:change-id="ct405049584"/><text:span text:style-name="T93">which </text:span><text:change-end text:change-id="ct405049584"/><text:change-start text:change-id="ct549469312"/><text:span text:style-name="T93">is tested</text:span><text:change-end text:change-id="ct549469312"/><text:change text:change-id="ct49962896"/> to determine whether an error value not equal to #N/A is present.</text:p>
          </table:table-cell>
        </table:table-row>
        <table:table-row table:style-name="Informationalfunctions.1">
          <table:table-cell table:style-name="Informationalfunctions.A18" office:value-type="string">
            <text:p text:style-name="Table_20_Contents">ISERROR(value)</text:p>
          </table:table-cell>
          <table:table-cell table:style-name="Informationalfunctions.B8" office:value-type="string">
            <text:p text:style-name="Table_20_Contents"><text:change text:change-id="ct510216416"/><text:change-start text:change-id="ct522186112"/>Returns TRUE if the value refers to any error value (including #N/A), FALSE otherwise. If an error occurs, the function returns a logical or numerical value. <text:span text:style-name="Strong_20_Emphasis"><text:span text:style-name="T70">v</text:span></text:span><text:span text:style-name="Strong_20_Emphasis">alue</text:span> is, or refers to, the value to be tested to determine whether it is an error value.<text:change-end text:change-id="ct522186112"/></text:p>
          </table:table-cell>
        </table:table-row>
        <table:table-row table:style-name="Informationalfunctions.2">
          <table:table-cell table:style-name="Informationalfunctions.A18" office:value-type="string">
            <text:p text:style-name="Table_20_Contents">ISEVEN(value)</text:p>
          </table:table-cell>
          <table:table-cell table:style-name="Informationalfunctions.B9" office:value-type="string">
            <text:p text:style-name="Table_20_Contents">Returns TRUE if the given <text:span text:style-name="Strong_20_Emphasis">value</text:span> is <text:change text:change-id="ct288947728"/>even<text:change text:change-id="ct555906224"/>, or FALSE if the <text:span text:style-name="Strong_20_Emphasis">value</text:span> is odd. If the <text:span text:style-name="Strong_20_Emphasis">value</text:span> is not an integer, the function evaluates only the integer part of the value.</text:p>
          </table:table-cell>
        </table:table-row>
        <table:table-row table:style-name="Informationalfunctions.2">
          <table:table-cell table:style-name="Informationalfunctions.A18" office:value-type="string">
            <text:p text:style-name="Table_20_Contents">ISEVEN_ADD(Number)</text:p>
          </table:table-cell>
          <table:table-cell table:style-name="Informationalfunctions.B10" office:value-type="string">
            <text:p text:style-name="Table_20_Contents">Tests for even numbers. Returns <text:change text:change-id="ct553938528"/>1<text:change text:change-id="ct264157536"/> if <text:change text:change-id="ct482197232"/><text:span text:style-name="Strong_20_Emphasis">Number</text:span><text:change-start text:change-id="ct760176432"/> <text:span text:style-name="T94">divided by 2 gives a whole number, 0 otherwise</text:span><text:change-end text:change-id="ct760176432"/><text:change text:change-id="ct278595568"/>.</text:p>
          </table:table-cell>
        </table:table-row>
        <table:table-row table:style-name="Informationalfunctions.1">
          <table:table-cell table:style-name="Informationalfunctions.A18" office:value-type="string">
            <text:p text:style-name="Table_20_Contents">ISFORMULA(reference)</text:p>
          </table:table-cell>
          <table:table-cell table:style-name="Informationalfunctions.B11" office:value-type="string">
            <text:p text:style-name="Table_20_Contents">Returns TRUE if a cell is a formula cell. If an error occurs, the function returns a logical or numerical value. <text:span text:style-name="Strong_20_Emphasis">reference</text:span> indicates the reference to a cell in which the test will be performed.</text:p>
          </table:table-cell>
        </table:table-row>
        <table:table-row table:style-name="Informationalfunctions.2">
          <table:table-cell table:style-name="Informationalfunctions.A18" office:value-type="string">
            <text:p text:style-name="Table_20_Contents">ISLOGICAL(value)</text:p>
          </table:table-cell>
          <table:table-cell table:style-name="Informationalfunctions.B12" office:value-type="string">
            <text:p text:style-name="Table_20_Contents">Returns TRUE if the cell contains a logical <text:change text:change-id="ct163032592"/><text:change-start text:change-id="ct297113568"/><text:span text:style-name="T71">value</text:span><text:change-end text:change-id="ct297113568"/>. The function is used in order to check for both TRUE and FALSE values in certain cells. If an error occurs, the function returns <text:change text:change-id="ct593931088"/><text:change-start text:change-id="ct413723680"/><text:span text:style-name="T71">FALSE</text:span><text:change-end text:change-id="ct413723680"/>. <text:span text:style-name="Strong_20_Emphasis">value</text:span> is the cell reference to be tested for logical number format.</text:p>
          </table:table-cell>
        </table:table-row>
        <table:table-row table:style-name="Informationalfunctions.1">
          <table:table-cell table:style-name="Informationalfunctions.A18" office:value-type="string">
            <text:p text:style-name="Table_20_Contents">ISNA(value)</text:p>
          </table:table-cell>
          <table:table-cell table:style-name="Informationalfunctions.B13" office:value-type="string">
            <text:p text:style-name="Table_20_Contents">Returns TRUE if <text:span text:style-name="Strong_20_Emphasis">value</text:span> contains <text:change text:change-id="ct384909008"/><text:change-start text:change-id="ct132520896"/><text:span text:style-name="T94">the </text:span><text:change-end text:change-id="ct132520896"/>#N/A <text:change text:change-id="ct537251072"/>error value<text:change-start text:change-id="ct395162160"/>, <text:span text:style-name="T94">FALSE otherwise</text:span><text:change-end text:change-id="ct395162160"/>. If an error occurs, the function returns <text:change text:change-id="ct152504384"/><text:change-start text:change-id="ct481763024"/><text:span text:style-name="T94">FALSE</text:span><text:change-end text:change-id="ct481763024"/>. <text:span text:style-name="Strong_20_Emphasis">value</text:span> is the cell, value or expression to be tested.</text:p>
          </table:table-cell>
        </table:table-row>
        <table:table-row table:style-name="Informationalfunctions.2">
          <table:table-cell table:style-name="Informationalfunctions.A18" office:value-type="string">
            <text:p text:style-name="Table_20_Contents">ISNONTEXT(value)</text:p>
          </table:table-cell>
          <table:table-cell table:style-name="Informationalfunctions.B14" office:value-type="string">
            <text:p text:style-name="Table_20_Contents"><text:bookmark text:name="ISNONTEXT"/>Return TRUE if the <text:change text:change-id="ct123340800"/><text:change-start text:change-id="ct791354512"/><text:span text:style-name="T71">value is non-text</text:span><text:change-end text:change-id="ct791354512"/>, else return<text:change-start text:change-id="ct264660064"/><text:span text:style-name="T106">s</text:span><text:change-end text:change-id="ct264660064"/> FALSE. If an error occurs, the function returns <text:change text:change-id="ct764512224"/><text:change-start text:change-id="ct525217952"/><text:span text:style-name="T94">TRUE</text:span><text:change-end text:change-id="ct525217952"/>. <text:span text:style-name="Strong_20_Emphasis">value</text:span> is any value or expression where a test is performed to determine whether it is a text <text:change-start text:change-id="ct574518016"/><text:span text:style-name="T71">string, </text:span><text:change-end text:change-id="ct574518016"/>or numbers<text:change-start text:change-id="ct567029920"/>,<text:change-end text:change-id="ct567029920"/> or a Boolean value. Empty cells are considered non-text and will return TRUE.</text:p>
          </table:table-cell>
        </table:table-row>
        <table:table-row table:style-name="Informationalfunctions.1">
          <table:table-cell table:style-name="Informationalfunctions.A18" office:value-type="string">
            <text:p text:style-name="Table_20_Contents">ISNUMBER(value)</text:p>
          </table:table-cell>
          <table:table-cell table:style-name="Informationalfunctions.B15" office:value-type="string">
            <text:p text:style-name="Table_20_Contents">Returns TRUE if <text:change text:change-id="ct456152336"/><text:change-start text:change-id="ct683870976"/><text:span text:style-name="T71">the cell content is, or refers to, a number</text:span><text:change-end text:change-id="ct683870976"/>. If an error occurs, the function returns a logical or numerical value. <text:span text:style-name="Strong_20_Emphasis">value</text:span> is any expression to be tested to determine whether it is a number or text. TRUE <text:change text:change-id="ct685916960"/>and FALSE <text:change text:change-id="ct582104784"/>are evaluated as numbers.</text:p>
          </table:table-cell>
        </table:table-row>
        <table:table-row table:style-name="Informationalfunctions.2">
          <table:table-cell table:style-name="Informationalfunctions.A18" office:value-type="string">
            <text:p text:style-name="Table_20_Contents">ISODD(value)</text:p>
          </table:table-cell>
          <table:table-cell table:style-name="Informationalfunctions.B16" office:value-type="string">
            <text:p text:style-name="Table_20_Contents">Returns TRUE if <text:span text:style-name="Strong_20_Emphasis">value</text:span> evaluates as an odd integer, else FALSE. <text:span text:style-name="Strong_20_Emphasis">value</text:span> is truncated to an integer before evaluation. TRUE (1) and FALSE (0) are evaluated as numbers. Text returns an error. Zero is evaluated FALSE.</text:p>
          </table:table-cell>
        </table:table-row>
        <text:soft-page-break/>
        <table:table-row table:style-name="Informationalfunctions.2">
          <table:table-cell table:style-name="Informationalfunctions.A18" office:value-type="string">
            <text:p text:style-name="Table_20_Contents">ISODD_ADD(Number)</text:p>
          </table:table-cell>
          <table:table-cell table:style-name="Informationalfunctions.B17" office:value-type="string">
            <text:p text:style-name="P54">Returns 1 if <text:span text:style-name="Strong_20_Emphasis">Number</text:span> does not return a whole number when divided by 2, else 0. <text:span text:style-name="Strong_20_Emphasis">Number</text:span> is the number to be tested<text:change-start text:change-id="ct466128192"/> <text:span text:style-name="T94">but is truncated to an integer before evaluation.</text:span><text:change-end text:change-id="ct466128192"/><text:change text:change-id="ct567115664"/></text:p>
            <text:p text:style-name="Table_20_Contents">Does not return logical type TRUE/FALSE like ISODD; <text:change-start text:change-id="ct150908560"/><text:span text:style-name="T106">it </text:span><text:change-end text:change-id="ct150908560"/>returns <text:change-start text:change-id="ct697172832"/><text:span text:style-name="T106">a </text:span><text:change-end text:change-id="ct697172832"/>number.</text:p>
          </table:table-cell>
        </table:table-row>
        <table:table-row table:style-name="Informationalfunctions.1">
          <table:table-cell table:style-name="Informationalfunctions.A18" office:value-type="string">
            <text:p text:style-name="Table_20_Contents">ISREF(value)</text:p>
          </table:table-cell>
          <table:table-cell table:style-name="Informationalfunctions.B18" office:value-type="string">
            <text:p text:style-name="Table_20_Contents"><text:bookmark text:name="ISREF"/>Returns TRUE if <text:span text:style-name="Strong_20_Emphasis">value</text:span> is of type reference (including a reference list), else return<text:change-start text:change-id="ct122903424"/><text:span text:style-name="T106">s</text:span><text:change-end text:change-id="ct122903424"/> FALSE. If an error occurs, the function returns a logical or numerical value. It does not evaluate the content of the reference.</text:p>
          </table:table-cell>
        </table:table-row>
        <table:table-row table:style-name="Informationalfunctions.2">
          <table:table-cell table:style-name="Informationalfunctions.A19" office:value-type="string">
            <text:p text:style-name="Table_20_Contents">ISTEXT(value)</text:p>
          </table:table-cell>
          <table:table-cell table:style-name="Informationalfunctions.B19" office:value-type="string">
            <text:p text:style-name="Table_20_Contents">Returns TRUE if <text:span text:style-name="Strong_20_Emphasis">value</text:span> is<text:change-start text:change-id="ct689074944"/>,<text:change-end text:change-id="ct689074944"/> <text:change text:change-id="ct409544032"/><text:change-start text:change-id="ct705268928"/><text:span text:style-name="T71">or refers to,</text:span><text:change-end text:change-id="ct705268928"/> <text:change-start text:change-id="ct235865232"/><text:span text:style-name="T71">a text string</text:span><text:change-end text:change-id="ct235865232"/><text:change text:change-id="ct438050592"/>, else FALSE. If an error occurs, the function returns <text:change text:change-id="ct122932208"/><text:change-start text:change-id="ct121906960"/><text:span text:style-name="T71">FALSE</text:span><text:change-end text:change-id="ct121906960"/>. <text:change-start text:change-id="ct309274544"/><text:span text:style-name="Strong_20_Emphasis"><text:span text:style-name="T106">v</text:span></text:span><text:change-end text:change-id="ct309274544"/><text:change text:change-id="ct753686448"/><text:change-start text:change-id="ct474501680"/><text:span text:style-name="Strong_20_Emphasis">a</text:span><text:change-end text:change-id="ct474501680"/><text:span text:style-name="Strong_20_Emphasis">lue</text:span> is a value, number, Boolean value, or error value to be tested.<text:change text:change-id="ct392765136"/></text:p>
          </table:table-cell>
        </table:table-row>
        <table:table-row table:style-name="Informationalfunctions.1">
          <table:table-cell table:style-name="Informationalfunctions.A21" office:value-type="string">
            <text:p text:style-name="Table_20_Contents">N(value)</text:p>
          </table:table-cell>
          <table:table-cell table:style-name="Informationalfunctions.B20" office:value-type="string">
            <text:p text:style-name="Table_20_Contents"><text:change text:change-id="ct555092080"/><text:change-start text:change-id="ct755185792"/>Returns the numeric value of the given <text:span text:style-name="T71">argument</text:span>. Returns 0 if <text:span text:style-name="T71">the argument</text:span> is text or FALSE. If an error occurs the function returns the error value. <text:span text:style-name="Strong_20_Emphasis"><text:span text:style-name="T71">v</text:span></text:span><text:span text:style-name="Strong_20_Emphasis">alue</text:span> is the <text:span text:style-name="T71">argument</text:span> to be converted into a number. N() returns the numeric value if it can. It returns the logical values TRUE and FALSE as 1 and 0 respectively. It returns text as 0.<text:change-end text:change-id="ct755185792"/></text:p>
          </table:table-cell>
        </table:table-row>
        <table:table-row table:style-name="Informationalfunctions.2">
          <table:table-cell table:style-name="Informationalfunctions.A21" office:value-type="string">
            <text:p text:style-name="Table_20_Contents">NA()</text:p>
          </table:table-cell>
          <table:table-cell table:style-name="Informationalfunctions.B21" office:value-type="string">
            <text:p text:style-name="Table_20_Contents">Returns the error value #N/A.</text:p>
          </table:table-cell>
        </table:table-row>
        <table:table-row table:style-name="Informationalfunctions.1">
          <table:table-cell table:style-name="Informationalfunctions.A22" office:value-type="string">
            <text:p text:style-name="Table_20_Contents">TYPE(value)</text:p>
          </table:table-cell>
          <table:table-cell table:style-name="Informationalfunctions.B22" office:value-type="string">
            <text:p text:style-name="Table_20_Contents">Evaluates <text:span text:style-name="Strong_20_Emphasis">value</text:span> and returns a number indicating its type. If an error occurs, the function returns <text:change text:change-id="ct459413024"/><text:change-start text:change-id="ct55269696"/><text:span text:style-name="T71">a logical or numeric value</text:span><text:change-end text:change-id="ct55269696"/>. The numerical value from which the data type is determined is; 1 = number, 2 = text, 4 = Boolean value, 8 = formula, 16 = error value<text:change-start text:change-id="ct404381904"/>, <text:span text:style-name="T95">64 = array</text:span><text:change-end text:change-id="ct404381904"/>.<text:change text:change-id="ct330771872"/></text:p>
          </table:table-cell>
        </table:table-row>
      </table:table>
      <text:h text:style-name="Heading_20_1" text:outline-level="1"><text:bookmark-start text:name="__RefHeading__6938_1924864864"/><text:alphabetical-index-mark text:string-value="database" text:key1="funkce"/><text:alphabetical-index-mark text:string-value="database functions"/>Database functions<text:bookmark-end text:name="__RefHeading__6938_1924864864"/></text:h>
      <text:p text:style-name="Text_20_body">This section deals with functions used with data organized as one row of data for one record. The <text:span text:style-name="Emphasis">Database</text:span> category <text:change-start text:change-id="ct457699360"/><text:span text:style-name="T72">in Calc </text:span><text:change-end text:change-id="ct457699360"/>should not be confused with the Base database component in LibreOffice. A Calc database is simply a range of cells that comprises a block of related data where each row contains a separate record. There is no connection between a database in LibreOffice<text:change-start text:change-id="ct672435792"/> <text:span text:style-name="T72">Base</text:span><text:change-end text:change-id="ct672435792"/> and the <text:span text:style-name="Emphasis">Database</text:span> category in LibreOffice Calc.</text:p>
      <text:p text:style-name="Text_20_body">The database functions use the following common arguments:</text:p>
      <text:list xml:id="list104542839867987" text:continue-list="list104544848303354" text:style-name="List_20_1">
        <text:list-item>
          <text:p text:style-name="List_20_1"><text:span text:style-name="Strong_20_Emphasis">Database</text:span> is a range of cells which define the database.</text:p>
        </text:list-item>
        <text:list-item>
          <text:p text:style-name="List_20_1"><text:span text:style-name="Strong_20_Emphasis">Database field</text:span> <text:change text:change-id="ct668707904"/><text:change-start text:change-id="ct405325808"/>specifies the column where the function operates after the search criteria is applied and the data rows are selected. It is not related to the search criteria itself. For the <text:span text:style-name="Strong_20_Emphasis">Database </text:span><text:span text:style-name="Strong_20_Emphasis"><text:span text:style-name="T72">f</text:span></text:span><text:span text:style-name="Strong_20_Emphasis">ield</text:span> <text:span text:style-name="T72">argument</text:span> you can enter a reference to a header cell or a number to specify the column within the <text:span text:style-name="Strong_20_Emphasis">Database</text:span> area, starting with 1. To reference a column by means of the literal column header name, place quotation marks around the header name<text:change-end text:change-id="ct405325808"/>.</text:p>
        </text:list-item>
        <text:list-item>
          <text:p text:style-name="List_20_1"><text:span text:style-name="Strong_20_Emphasis">Search criteria</text:span> <text:change text:change-id="ct766590800"/><text:change-start text:change-id="ct761398320"/>is the cell range containing search criteria. If you write several criteria in one row they are connected by AND. If you write the criteria in different rows they are connected by OR. Empty cells in the search criteria range will be ignored<text:change-end text:change-id="ct761398320"/>.</text:p>
        </text:list-item>
      </text:list>
      <text:list xml:id="list104543728977851" text:continue-list="list104543832162931" text:style-name="Heading_20_Note">
        <text:list-item>
          <text:p text:style-name="P87"><text:soft-page-break/>Poznámka</text:p>
        </text:list-item>
      </text:list>
      <text:p text:style-name="P66">All of the search criteria arguments for the database functions support regular expressions. For example, “all.*” can be entered to find the first location of “all” followed by any characters. To search for text that is also a regular expression, precede every character with a \ character. You can switch the automatic evaluation of regular expressions on and off in <text:span text:style-name="Strong_20_Emphasis">Tools &gt; Options &gt; LibreOffice Calc &gt; Calculate</text:span>.</text:p>
      <text:p text:style-name="P68">Table <text:sequence text:ref-name="refTable7" text:name="Table" text:formula="ooow:Table+1" style:num-format="1">8</text:sequence>: Database <text:change text:change-id="ct162700288"/><text:change-start text:change-id="ct546888272"/><text:span text:style-name="T72">functions</text:span><text:change-end text:change-id="ct546888272"/></text:p>
      <table:table table:name="Databaseaverage" table:style-name="Databaseaverage">
        <table:table-column table:style-name="Databaseaverage.A"/>
        <table:table-column table:style-name="Databaseaverage.B"/>
        <table:table-header-rows>
          <table:table-row table:style-name="Databaseaverage.1">
            <table:table-cell table:style-name="Databaseaverage.A1" office:value-type="string">
              <text:p text:style-name="Table_20_Heading">Syntax</text:p>
            </table:table-cell>
            <table:table-cell table:style-name="Databaseaverage.A1" office:value-type="string">
              <text:p text:style-name="Table_20_Heading">Popis</text:p>
            </table:table-cell>
          </table:table-row>
        </table:table-header-rows>
        <table:table-row table:style-name="Databaseaverage.2">
          <table:table-cell table:style-name="Databaseaverage.A2" office:value-type="string">
            <text:p text:style-name="Table_20_Contents">DAVERAGE(Database, Database field, Search criteria)</text:p>
          </table:table-cell>
          <table:table-cell table:style-name="Databaseaverage.B13" office:value-type="string">
            <text:p text:style-name="Table_20_Contents">Returns the average of the values <text:bookmark text:name="DAVERAGE"/>in a given database field from the records (rows) in a database that match the search criteria. <text:span text:style-name="Strong_20_Emphasis">Database field</text:span> cannot be 0 or empty.</text:p>
          </table:table-cell>
        </table:table-row>
        <table:table-row table:style-name="Databaseaverage.1">
          <table:table-cell table:style-name="Databaseaverage.A13" office:value-type="string">
            <text:p text:style-name="Table_20_Contents">DCOUNT(Database, Database field, Search criteria)</text:p>
          </table:table-cell>
          <table:table-cell table:style-name="Databaseaverage.B13" office:value-type="string">
            <text:p text:style-name="Table_20_Contents">Counts the number of records (rows) in a database that match the search criteria and contain numerical values. <text:span text:style-name="Strong_20_Emphasis">Database field</text:span> can be empty or 0.</text:p>
          </table:table-cell>
        </table:table-row>
        <table:table-row table:style-name="Databaseaverage.2">
          <table:table-cell table:style-name="Databaseaverage.A13" office:value-type="string">
            <text:p text:style-name="Table_20_Contents">DCOUNTA(Database, Database field, Search criteria)</text:p>
          </table:table-cell>
          <table:table-cell table:style-name="Databaseaverage.B13" office:value-type="string">
            <text:p text:style-name="Table_20_Contents">Counts the number of rows (records) in a database that match the specified search criteria and contain numeric or alphanumeric values. <text:span text:style-name="Strong_20_Emphasis">Database field</text:span> can be empty or 0.</text:p>
          </table:table-cell>
        </table:table-row>
        <table:table-row table:style-name="Databaseaverage.1">
          <table:table-cell table:style-name="Databaseaverage.A13" office:value-type="string">
            <text:p text:style-name="Table_20_Contents">DGET(Database, Database field, Search criteria)</text:p>
          </table:table-cell>
          <table:table-cell table:style-name="Databaseaverage.B13" office:value-type="string">
            <text:p text:style-name="Table_20_Contents">Returns the field value from a record in a database, which matches the search criteria. The search criteria must return a single value. In case of an error, the function returns either #VALUE! for no <text:change text:change-id="ct429141712"/><text:change-start text:change-id="ct592072272"/><text:span text:style-name="T73">row</text:span><text:change-end text:change-id="ct592072272"/> found, or Err502 for more than one cell <text:change text:change-id="ct477232352"/><text:change-start text:change-id="ct577068784"/><text:span text:style-name="T73">found</text:span><text:change-end text:change-id="ct577068784"/>. </text:p>
          </table:table-cell>
        </table:table-row>
        <table:table-row table:style-name="Databaseaverage.2">
          <table:table-cell table:style-name="Databaseaverage.A13" office:value-type="string">
            <text:p text:style-name="Table_20_Contents">DMAX(Database, Database field, Search criteria)</text:p>
          </table:table-cell>
          <table:table-cell table:style-name="Databaseaverage.B13" office:value-type="string">
            <text:p text:style-name="Table_20_Contents">Returns the maximum value of a field in a database <text:change text:change-id="ct686443616"/>that matches the specified <text:span text:style-name="Strong_20_Emphasis">Search criteria</text:span>.<text:change text:change-id="ct356805680"/></text:p>
          </table:table-cell>
        </table:table-row>
        <table:table-row table:style-name="Databaseaverage.1">
          <table:table-cell table:style-name="Databaseaverage.A13" office:value-type="string">
            <text:p text:style-name="Table_20_Contents">DMIN(Database, Database field, Search criteria)</text:p>
          </table:table-cell>
          <table:table-cell table:style-name="Databaseaverage.B13" office:value-type="string">
            <text:p text:style-name="Table_20_Contents">Returns the minimum value of a field in a database that matches the specified <text:span text:style-name="Strong_20_Emphasis">Search criteria</text:span>.<text:change text:change-id="ct784431728"/> </text:p>
          </table:table-cell>
        </table:table-row>
        <table:table-row table:style-name="Databaseaverage.2">
          <table:table-cell table:style-name="Databaseaverage.A13" office:value-type="string">
            <text:p text:style-name="Table_20_Contents">DPRODUCT(Database, Database field, Search criteria)</text:p>
          </table:table-cell>
          <table:table-cell table:style-name="Databaseaverage.B13" office:value-type="string">
            <text:p text:style-name="Table_20_Contents">Multiplies all cells of a data range where the cell content<text:change text:change-id="ct122939264"/> match<text:change-start text:change-id="ct488949168"/><text:span text:style-name="T73">es</text:span><text:change-end text:change-id="ct488949168"/> the <text:span text:style-name="Strong_20_Emphasis">Search criteria</text:span>.<text:change text:change-id="ct649909984"/></text:p>
          </table:table-cell>
        </table:table-row>
        <table:table-row table:style-name="Databaseaverage.1">
          <table:table-cell table:style-name="Databaseaverage.A13" office:value-type="string">
            <text:p text:style-name="Table_20_Contents">DSTDEV(Database, Database field, Search criteria)</text:p>
          </table:table-cell>
          <table:table-cell table:style-name="Databaseaverage.B13" office:value-type="string">
            <text:p text:style-name="Table_20_Contents"><text:bookmark text:name="DSTDEV1"/>Finds the sample standard deviation in a given field from the records (rows) in a database that match a search criteria.</text:p>
          </table:table-cell>
        </table:table-row>
        <table:table-row table:style-name="Databaseaverage.2">
          <table:table-cell table:style-name="Databaseaverage.A13" office:value-type="string">
            <text:p text:style-name="Table_20_Contents">DSTDEVP(Database, Database field, Search criteria)</text:p>
          </table:table-cell>
          <table:table-cell table:style-name="Databaseaverage.B13" office:value-type="string">
            <text:p text:style-name="Table_20_Contents"><text:bookmark text:name="DSTDEVP"/>Finds the population standard deviation in a given field from the records (rows) in a database that match a search criteria.</text:p>
          </table:table-cell>
        </table:table-row>
        <table:table-row table:style-name="Databaseaverage.1">
          <table:table-cell table:style-name="Databaseaverage.A13" office:value-type="string">
            <text:p text:style-name="Table_20_Contents">DSUM(Database, Database field, Search criteria)</text:p>
          </table:table-cell>
          <table:table-cell table:style-name="Databaseaverage.B13" office:value-type="string">
            <text:p text:style-name="Table_20_Contents"><text:bookmark text:name="DSUM"/>Finds the sum of values in a given field from the records (rows) in a database that match a search criteria<text:change text:change-id="ct492130736"/>.</text:p>
          </table:table-cell>
        </table:table-row>
        <table:table-row table:style-name="Databaseaverage.2">
          <table:table-cell table:style-name="Databaseaverage.A13" office:value-type="string">
            <text:p text:style-name="Table_20_Contents">DVAR(Database, Database field, Search criteria)</text:p>
          </table:table-cell>
          <table:table-cell table:style-name="Databaseaverage.B13" office:value-type="string">
            <text:p text:style-name="Table_20_Contents"><text:bookmark text:name="DVAR"/>Finds the sample variance in a given field from the records (rows) in a database that match a search criteria.</text:p>
          </table:table-cell>
        </table:table-row>
        <table:table-row table:style-name="Databaseaverage.1">
          <table:table-cell table:style-name="Databaseaverage.A13" office:value-type="string">
            <text:p text:style-name="Table_20_Contents">DVARP(Database, Database field, Search criteria)</text:p>
          </table:table-cell>
          <table:table-cell table:style-name="Databaseaverage.B13" office:value-type="string">
            <text:p text:style-name="Table_20_Contents"><text:bookmark text:name="DVARP"/>Finds the population variance in a given field from the records (rows) in a database that match a search criteria.</text:p>
          </table:table-cell>
        </table:table-row>
      </table:table>
      <text:h text:style-name="Heading_20_1" text:outline-level="1"><text:bookmark-start text:name="__RefHeading__6940_1924864864"/><text:bookmark text:name="bm_id3147273"/><text:alphabetical-index-mark text:string-value="array" text:key1="funkce"/><text:alphabetical-index-mark text:string-value="array functions"/>Array functions<text:bookmark-end text:name="__RefHeading__6940_1924864864"/></text:h>
      <text:p text:style-name="Text_20_body">When using the Function Wizard for <text:change-start text:change-id="ct548677728"/><text:span text:style-name="T107">a</text:span><text:change-end text:change-id="ct548677728"/><text:change text:change-id="ct769423248"/>rray functions, those returning an array result have the <text:change-start text:change-id="ct756503584"/><text:span text:style-name="Strong_20_Emphasis">Array</text:span><text:change-end text:change-id="ct756503584"/> check-box automatically selected.</text:p>
      <text:p text:style-name="P68"><text:soft-page-break/>Table <text:sequence text:ref-name="refTable8" text:name="Table" text:formula="ooow:Table+1" style:num-format="1">9</text:sequence>: Array functions</text:p>
      <table:table table:name="Arrayfunctions" table:style-name="Arrayfunctions">
        <table:table-column table:style-name="Arrayfunctions.A"/>
        <table:table-column table:style-name="Arrayfunctions.B"/>
        <table:table-header-rows>
          <table:table-row table:style-name="Arrayfunctions.1">
            <table:table-cell table:style-name="Arrayfunctions.A1" office:value-type="string">
              <text:p text:style-name="Table_20_Heading">Syntax</text:p>
            </table:table-cell>
            <table:table-cell table:style-name="Arrayfunctions.A1" office:value-type="string">
              <text:p text:style-name="Table_20_Heading">Popis</text:p>
            </table:table-cell>
          </table:table-row>
        </table:table-header-rows>
        <table:table-row table:style-name="Arrayfunctions.2">
          <table:table-cell table:style-name="Arrayfunctions.A2" office:value-type="string">
            <text:p text:style-name="Table_20_Contents">FREQUENCY(data, classes)</text:p>
          </table:table-cell>
          <table:table-cell table:style-name="Arrayfunctions.B14" office:value-type="string">
            <text:p text:style-name="Table_20_Contents"><text:bookmark text:name="FREQUENCY"/>Categorizes values into intervals and counts the number of values in each interval. Returns the results as a vertical array containing one more result than the number of classes. <text:span text:style-name="Strong_20_Emphasis">data</text:span> is the data that should be categorized and counted according to the given intervals. <text:s/><text:span text:style-name="Strong_20_Emphasis">classes</text:span> is the array containing the upper boundaries determining the intervals the values in data should be grouped by. </text:p>
          </table:table-cell>
        </table:table-row>
        <table:table-row table:style-name="Arrayfunctions.1">
          <table:table-cell table:style-name="Arrayfunctions.A15" office:value-type="string">
            <text:p text:style-name="Table_20_Contents">GROWTH(data_Y, data_X, new_data_X, Function_type)</text:p>
          </table:table-cell>
          <table:table-cell table:style-name="Arrayfunctions.B14" office:value-type="string">
            <text:p text:style-name="P55">Calculates predicted exponential growth by using existing data. <text:s/><text:span text:style-name="Strong_20_Emphasis">data_Y</text:span> is the Y data array. <text:span text:style-name="Strong_20_Emphasis">data_X </text:span>(optional) is the X data array. <text:span text:style-name="Strong_20_Emphasis">new_data_X</text:span> (optional) is the X data array, for which the values are to be calculated. If <text:span text:style-name="Strong_20_Emphasis">new_data_X</text:span> is omitted it is assumed to be the same size as <text:span text:style-name="Strong_20_Emphasis">data_X</text:span>. If both arrays are omitted, they are assumed to be the array {1,2,3,...} that is the same size as the Y data array. <text:span text:style-name="Strong_20_Emphasis">Function_type</text:span> is optional. If <text:span text:style-name="Strong_20_Emphasis">Function_type</text:span> = <text:change-start text:change-id="ct673995600"/><text:span text:style-name="T95">0</text:span><text:change-end text:change-id="ct673995600"/><text:change text:change-id="ct521290144"/> <text:change-start text:change-id="ct752880544"/><text:span text:style-name="T95">then </text:span>y = m^x functions are calculated, <text:span text:style-name="T95">otherwise </text:span><text:change-end text:change-id="ct752880544"/><text:change text:change-id="ct206562848"/>functions <text:change text:change-id="ct163418336"/><text:change-start text:change-id="ct763168688"/><text:span text:style-name="T95">of</text:span><text:change-end text:change-id="ct763168688"/> the form y = b*m^x<text:change text:change-id="ct454476480"/>.</text:p>
          </table:table-cell>
        </table:table-row>
        <table:table-row table:style-name="Arrayfunctions.2">
          <table:table-cell table:style-name="Arrayfunctions.A15" office:value-type="string">
            <text:p text:style-name="Table_20_Contents">LINEST(data_Y, data_X, Linear_type, stats)</text:p>
          </table:table-cell>
          <table:table-cell table:style-name="Arrayfunctions.B14" office:value-type="string">
            <text:p text:style-name="Table_20_Contents"><text:bookmark text:name="LINEST"/>Returns the parameters of the (simple or multiple) linear regression equation for the given data and, optionally, statistics on this regression. The equation for the line is y = mx + c, or y = m1x1 + m2x2 + <text:span text:style-name="T4">…</text:span> + c for multiple ranges of x-values, where the dependent y-values are a function of the independent x-values. The m-values are coefficients corresponding to each x-value, and c is a constant value. <text:span text:style-name="Strong_20_Emphasis">data_Y</text:span> is a single row or column range specifying the y coordinates in a set of data points. <text:span text:style-name="Strong_20_Emphasis">data_X</text:span> (optional) is a corresponding single row or column range specifying the x coordinates. If <text:span text:style-name="Strong_20_Emphasis">data_X</text:span> is omitted it defaults to {1,2,3,..., n}. If there is more than one set of variables <text:span text:style-name="Strong_20_Emphasis">data_X</text:span> may be a range with corresponding multiple rows or columns. <text:span text:style-name="Strong_20_Emphasis">Linear_type</text:span> (optional): if FALSE the straight line found is forced to pass through the origin (the constant c is zero; y = mx). If omitted, <text:span text:style-name="Strong_20_Emphasis">Linear_type</text:span> defaults to TRUE (the line is not forced through the origin). <text:span text:style-name="Strong_20_Emphasis">stats</text:span> (optional): If <text:span text:style-name="Strong_20_Emphasis">stats</text:span> = <text:change text:change-id="ct237790784"/><text:change-start text:change-id="ct353076864"/><text:span text:style-name="T95">TRUE full statistics</text:span><text:change-end text:change-id="ct353076864"/><text:change text:change-id="ct410028016"/> <text:change-start text:change-id="ct455583600"/><text:span text:style-name="T95">are </text:span><text:change-end text:change-id="ct455583600"/><text:change-start text:change-id="ct558372192"/><text:span text:style-name="T95">returned, otherwise just </text:span><text:change-end text:change-id="ct558372192"/><text:change text:change-id="ct251011520"/>the regression coefficient<text:change-start text:change-id="ct178619616"/>.<text:change-end text:change-id="ct178619616"/><text:change text:change-id="ct766833488"/><text:change-start text:change-id="ct534689552"/> <text:span text:style-name="T95">S</text:span><text:change-end text:change-id="ct534689552"/>ee the Help file<text:change-start text:change-id="ct182494208"/><text:span text:style-name="T95">s</text:span><text:change-end text:change-id="ct182494208"/> for full information.</text:p>
          </table:table-cell>
        </table:table-row>
        <table:table-row table:style-name="Arrayfunctions.1">
          <table:table-cell table:style-name="Arrayfunctions.A15" office:value-type="string">
            <text:p text:style-name="Table_20_Contents">LOGEST(data_Y, data_X, Function_type, stats)</text:p>
          </table:table-cell>
          <table:table-cell table:style-name="Arrayfunctions.B14" office:value-type="string">
            <text:p text:style-name="Table_20_Contents">Calculates the adjustment of the entered data as an exponential regression curve (y=b*m^x). <text:span text:style-name="Strong_20_Emphasis">data_Y</text:span> is the Y <text:change-start text:change-id="ct406125488"/><text:span text:style-name="T95">d</text:span><text:change-end text:change-id="ct406125488"/><text:change text:change-id="ct541636608"/>ata array. <text:span text:style-name="Strong_20_Emphasis">data_X</text:span> (optional) is the X data array. <text:span text:style-name="Strong_20_Emphasis">Function_type</text:span> (optional): If <text:span text:style-name="Strong_20_Emphasis">Function_type</text:span> = 0, functions in the form y = m^x are calculated. Otherwise, y = b*m^x functions are calculated. <text:span text:style-name="Strong_20_Emphasis">stats</text:span> (optional)<text:change text:change-id="ct518635552"/><text:change-start text:change-id="ct602500496"/>:<text:change-end text:change-id="ct602500496"/> If <text:span text:style-name="Strong_20_Emphasis">stats</text:span> = <text:change-start text:change-id="ct404635168"/><text:span text:style-name="T95">TRUE the entire table is returned, otherwise just the </text:span><text:change-end text:change-id="ct404635168"/><text:change text:change-id="ct150092656"/><text:change text:change-id="ct49509792"/>regression coefficient<text:change text:change-id="ct549937392"/><text:change-start text:change-id="ct764436560"/>. <text:span text:style-name="T95">S</text:span><text:change-end text:change-id="ct764436560"/><text:change text:change-id="ct125632112"/>ee the Help file<text:change-start text:change-id="ct473093792"/><text:span text:style-name="T107">s</text:span><text:change-end text:change-id="ct473093792"/> for full information.</text:p>
          </table:table-cell>
        </table:table-row>
        <table:table-row table:style-name="Arrayfunctions.2">
          <table:table-cell table:style-name="Arrayfunctions.A15" office:value-type="string">
            <text:p text:style-name="Table_20_Contents">MDETERM(array)</text:p>
          </table:table-cell>
          <table:table-cell table:style-name="Arrayfunctions.B14" office:value-type="string">
            <text:p text:style-name="Table_20_Contents">Returns the determinant of a square array. This function returns a value in the current cell; it is not necessary to define a range for the results. <text:span text:style-name="Strong_20_Emphasis">array</text:span> is an array <text:change text:change-id="ct660168800"/><text:change-start text:change-id="ct769125136"/><text:span text:style-name="T107">for</text:span><text:change-end text:change-id="ct769125136"/> which the determinant<text:change-start text:change-id="ct506702352"/> <text:span text:style-name="T107">i</text:span><text:change-end text:change-id="ct506702352"/>s<text:change text:change-id="ct451688896"/> <text:change-start text:change-id="ct289244000"/><text:span text:style-name="T107">requir</text:span><text:change-end text:change-id="ct289244000"/><text:change text:change-id="ct526455600"/>ed. The <text:change-start text:change-id="ct602942352"/><text:span text:style-name="Strong_20_Emphasis">Array</text:span><text:change-end text:change-id="ct602942352"/> check-box is not automatically selected<text:change-start text:change-id="ct297627760"/> <text:span text:style-name="T74">in this case</text:span><text:change-end text:change-id="ct297627760"/>.</text:p>
          </table:table-cell>
        </table:table-row>
        <table:table-row table:style-name="Arrayfunctions.1">
          <table:table-cell table:style-name="Arrayfunctions.A15" office:value-type="string">
            <text:p text:style-name="Table_20_Contents">MINVERSE(array)</text:p>
          </table:table-cell>
          <table:table-cell table:style-name="Arrayfunctions.B14" office:value-type="string">
            <text:p text:style-name="Table_20_Contents">Returns the inverse array. <text:span text:style-name="Strong_20_Emphasis">array</text:span> is a square array that is to be inverted.</text:p>
          </table:table-cell>
        </table:table-row>
        <table:table-row table:style-name="Arrayfunctions.2">
          <table:table-cell table:style-name="Arrayfunctions.A15" office:value-type="string">
            <text:p text:style-name="Table_20_Contents">MMULT(array<text:change-start text:change-id="ct545775936"/><text:span text:style-name="T74">1</text:span><text:change-end text:change-id="ct545775936"/>, array<text:change-start text:change-id="ct575401472"/><text:span text:style-name="T74">2</text:span><text:change-end text:change-id="ct575401472"/>)</text:p>
          </table:table-cell>
          <table:table-cell table:style-name="Arrayfunctions.B14" office:value-type="string">
            <text:p text:style-name="Table_20_Contents">Calculates the array product of two arrays. <text:change text:change-id="ct126041632"/><text:span text:style-name="Strong_20_Emphasis">array</text:span><text:change-start text:change-id="ct572536432"/><text:span text:style-name="Strong_20_Emphasis"><text:span text:style-name="T74">1</text:span></text:span><text:change-end text:change-id="ct572536432"/> <text:change text:change-id="ct588569216"/>is the first array used in the array product. <text:span text:style-name="Strong_20_Emphasis">array</text:span><text:change-start text:change-id="ct576834688"/><text:span text:style-name="Strong_20_Emphasis"><text:span text:style-name="T74">2</text:span></text:span><text:change-end text:change-id="ct576834688"/> <text:change text:change-id="ct128788976"/>is the second array with the same number of rows as the first array has columns.<text:change text:change-id="ct161248624"/></text:p>
          </table:table-cell>
        </table:table-row>
        <text:soft-page-break/>
        <table:table-row table:style-name="Arrayfunctions.1">
          <table:table-cell table:style-name="Arrayfunctions.A15" office:value-type="string">
            <text:p text:style-name="Table_20_Contents">MUNIT(Dimensions)</text:p>
          </table:table-cell>
          <table:table-cell table:style-name="Arrayfunctions.B14" office:value-type="string">
            <text:p text:style-name="Table_20_Contents">Returns the unitary square array of a certain size. The unitary array is a square array where the main diagonal (top left to bottom right) elements are set to 1 and all other array elements are set to 0. <text:span text:style-name="Strong_20_Emphasis">Dimensions</text:span> refers to the column and row size of the array.</text:p>
          </table:table-cell>
        </table:table-row>
        <table:table-row table:style-name="Arrayfunctions.2">
          <table:table-cell table:style-name="Arrayfunctions.A15" office:value-type="string">
            <text:p text:style-name="Table_20_Contents">SUMPRODUCT(Array 1, Array 2, <text:span text:style-name="T4">…,</text:span> Array 30)</text:p>
          </table:table-cell>
          <table:table-cell table:style-name="Arrayfunctions.B14" office:value-type="string">
            <text:p text:style-name="Table_20_Contents">Multiplies corresponding elements in the given arrays, and returns the sum of those products. <text:span text:style-name="Strong_20_Emphasis">Array 1</text:span>, <text:span text:style-name="Strong_20_Emphasis">Array 2</text:span>, <text:span text:style-name="T4">…,</text:span> <text:span text:style-name="Strong_20_Emphasis">Array 30</text:span> are arrays whose corresponding elements are to be multiplied. At least one array must be part of the argument list. If only one array is given, the array elements are summed. Arrays must have the same size and shape. Non numeric elements are treated as 0. The <text:change-start text:change-id="ct783225888"/><text:span text:style-name="Strong_20_Emphasis">Array</text:span><text:change-end text:change-id="ct783225888"/> check-box is not automatically selected<text:change-start text:change-id="ct358235088"/> <text:span text:style-name="T74">in this case</text:span><text:change-end text:change-id="ct358235088"/>.</text:p>
          </table:table-cell>
        </table:table-row>
        <table:table-row table:style-name="Arrayfunctions.1">
          <table:table-cell table:style-name="Arrayfunctions.A15" office:value-type="string">
            <text:p text:style-name="Table_20_Contents">SUMX2MY2(array_x, array_y)</text:p>
          </table:table-cell>
          <table:table-cell table:style-name="Arrayfunctions.B14" office:value-type="string">
            <text:p text:style-name="Table_20_Contents">Returns the sum of the difference of the squares of corresponding values in two arrays. <text:span text:style-name="Strong_20_Emphasis">array_x</text:span> is the first array whose elements are to be squared and added. <text:span text:style-name="Strong_20_Emphasis">array_y</text:span> is the second array whose elements are to be squared and subtracted. Arrays must have the same size and shape. The <text:change-start text:change-id="ct168300032"/><text:span text:style-name="Strong_20_Emphasis">Array</text:span><text:change-end text:change-id="ct168300032"/> check-box is not automatically selected<text:change-start text:change-id="ct455183168"/> <text:span text:style-name="T74">in this case</text:span><text:change-end text:change-id="ct455183168"/>.</text:p>
          </table:table-cell>
        </table:table-row>
        <table:table-row table:style-name="Arrayfunctions.2">
          <table:table-cell table:style-name="Arrayfunctions.A15" office:value-type="string">
            <text:p text:style-name="Table_20_Contents">SUMX2PY2(array_x, array_y)</text:p>
          </table:table-cell>
          <table:table-cell table:style-name="Arrayfunctions.B14" office:value-type="string">
            <text:p text:style-name="Table_20_Contents">Returns the sum of the sum of the squares of the individual values in each array. <text:span text:style-name="Strong_20_Emphasis">array_x</text:span> is the first array whose arguments are to be squared and summed. <text:span text:style-name="Strong_20_Emphasis">array_y</text:span> is the second array, whose arguments are to be squared and summed and then summed with the result from the first array. Arrays must have the same size and shape. The <text:change-start text:change-id="ct411677808"/><text:span text:style-name="Strong_20_Emphasis">Array</text:span><text:change-end text:change-id="ct411677808"/> check-box is not automatically selected<text:change-start text:change-id="ct49703584"/> <text:span text:style-name="T74">in this case</text:span><text:change-end text:change-id="ct49703584"/>.</text:p>
          </table:table-cell>
        </table:table-row>
        <table:table-row table:style-name="Arrayfunctions.1">
          <table:table-cell table:style-name="Arrayfunctions.A15" office:value-type="string">
            <text:p text:style-name="Table_20_Contents">SUMXMY2(array_x, array_y)</text:p>
          </table:table-cell>
          <table:table-cell table:style-name="Arrayfunctions.B14" office:value-type="string">
            <text:p text:style-name="Table_20_Contents">Adds the squares of the difference between corresponding values in two arrays. <text:span text:style-name="Strong_20_Emphasis">array_x</text:span> is the first array from whose elements the corresponding elements of <text:span text:style-name="Strong_20_Emphasis">array_y</text:span> are to be subtracted. The results of each subtraction are summed and the results squared. Arrays must have the same size and shape. The <text:change-start text:change-id="ct504565408"/><text:span text:style-name="Strong_20_Emphasis">Array</text:span><text:change-end text:change-id="ct504565408"/> check-box is not automatically selected<text:change-start text:change-id="ct516257808"/> <text:span text:style-name="T74">in this </text:span><text:change-end text:change-id="ct516257808"/><text:change-start text:change-id="ct767513840"/><text:span text:style-name="T74">case</text:span><text:change-end text:change-id="ct767513840"/>.</text:p>
          </table:table-cell>
        </table:table-row>
        <table:table-row table:style-name="Arrayfunctions.2">
          <table:table-cell table:style-name="Arrayfunctions.A15" office:value-type="string">
            <text:p text:style-name="Table_20_Contents">TRANSPOSE(array)</text:p>
          </table:table-cell>
          <table:table-cell table:style-name="Arrayfunctions.B14" office:value-type="string">
            <text:p text:style-name="Table_20_Contents">Transposes the rows and columns of an array. <text:span text:style-name="Strong_20_Emphasis">array</text:span> is the array in the spreadsheet that is to be transposed.</text:p>
          </table:table-cell>
        </table:table-row>
        <table:table-row table:style-name="Arrayfunctions.1">
          <table:table-cell table:style-name="Arrayfunctions.A15" office:value-type="string">
            <text:p text:style-name="Table_20_Contents">TREND(data_Y, data_X, new_data_X, Linear_type)</text:p>
          </table:table-cell>
          <table:table-cell table:style-name="Arrayfunctions.B15" office:value-type="string">
            <text:p text:style-name="P56">Returns values along a linear trend. <text:span text:style-name="Strong_20_Emphasis">data_Y</text:span> is the Y data array. <text:span text:style-name="Strong_20_Emphasis">data_X</text:span> (optional) is the X data array. <text:span text:style-name="Strong_20_Emphasis">new_data_X</text:span> (optional) is the array of the X data, which are used for recalculating values. If <text:span text:style-name="Strong_20_Emphasis">new_data_X</text:span> is omitted it is assumed to be the same size as <text:span text:style-name="Strong_20_Emphasis">data_X</text:span>. If both arrays are omitted, they are assumed to be the array {1,2,3,...} that is the same size as the Y data array. <text:span text:style-name="Strong_20_Emphasis">Linear_type</text:span> is optional. If <text:span text:style-name="Strong_20_Emphasis">Linear_type</text:span> = <text:change-start text:change-id="ct486894432"/><text:span text:style-name="T96">0, y = mx functions are calculated. Otherwise </text:span><text:change-end text:change-id="ct486894432"/><text:change text:change-id="ct297071760"/>functions <text:change-start text:change-id="ct163229568"/><text:span text:style-name="T96">of</text:span><text:change-end text:change-id="ct163229568"/><text:change text:change-id="ct481126016"/> the form y = mx + c are calculated<text:change-start text:change-id="ct550967360"/>.<text:change-end text:change-id="ct550967360"/><text:change text:change-id="ct514975424"/><text:change text:change-id="ct453738208"/></text:p>
          </table:table-cell>
        </table:table-row>
      </table:table>
      <text:h text:style-name="Heading_20_1" text:outline-level="1"><text:bookmark-start text:name="__RefHeading__6942_1924864864"/>Spreadsheet functions<text:bookmark-end text:name="__RefHeading__6942_1924864864"/></text:h>
      <text:p text:style-name="Text_20_body">Use <text:alphabetical-index-mark-start text:id="IMark494537160"/><text:alphabetical-index-mark text:string-value="spreadsheet" text:key1="funkce"/>spreadsheet functions<text:alphabetical-index-mark-end text:id="IMark494537160"/> to search and address cell ranges and provide feedback regarding the contents of a cell or range of cells. You can use functions such as HYPERLINK() and DDE() to connect to other documents or data sources.</text:p>
      <text:p text:style-name="P68"><text:soft-page-break/>Table <text:sequence text:ref-name="refTable9" text:name="Table" text:formula="ooow:Table+1" style:num-format="1">10</text:sequence>: Spreadsheet functions</text:p>
      <table:table table:name="Spreadsheetfunctions" table:style-name="Spreadsheetfunctions">
        <table:table-column table:style-name="Spreadsheetfunctions.A"/>
        <table:table-column table:style-name="Spreadsheetfunctions.B"/>
        <table:table-header-rows>
          <table:table-row table:style-name="Spreadsheetfunctions.1">
            <table:table-cell table:style-name="Spreadsheetfunctions.A1" office:value-type="string">
              <text:p text:style-name="Table_20_Heading">Syntax</text:p>
            </table:table-cell>
            <table:table-cell table:style-name="Spreadsheetfunctions.A1" office:value-type="string">
              <text:p text:style-name="Table_20_Heading">Popis</text:p>
            </table:table-cell>
          </table:table-row>
        </table:table-header-rows>
        <table:table-row table:style-name="Spreadsheetfunctions.2">
          <table:table-cell table:style-name="Spreadsheetfunctions.A2" office:value-type="string">
            <text:p text:style-name="Table_20_Contents">ADDRESS(row, column, ABS, A1, sheet)</text:p>
          </table:table-cell>
          <table:table-cell table:style-name="Spreadsheetfunctions.B2" office:value-type="string">
            <text:p text:style-name="Table_20_Contents">Returns a cell address (reference) as <text:change-start text:change-id="ct768746608"/><text:span text:style-name="T75">a </text:span><text:change-end text:change-id="ct768746608"/>text<text:change-start text:change-id="ct564535552"/> <text:span text:style-name="T75">string</text:span><text:change-end text:change-id="ct564535552"/>, according to the specified row and column numbers. <text:change text:change-id="ct766738112"/><text:span text:style-name="Strong_20_Emphasis">row</text:span> <text:change text:change-id="ct531876256"/>is the row number for the cell reference. <text:span text:style-name="Strong_20_Emphasis">column</text:span> <text:change text:change-id="ct650096976"/>is the column number for the cell reference (the number, not the letter). <text:span text:style-name="Strong_20_Emphasis">ABS</text:span> (optional) determines the type of reference and is a value between 1 and 4. See the Help files for <text:change text:change-id="ct689881664"/><text:change-start text:change-id="ct761679008"/><text:span text:style-name="T75">details of the available options</text:span><text:change-end text:change-id="ct761679008"/>. Optional <text:span text:style-name="Strong_20_Emphasis">A1</text:span> if set to 0 uses the R1C1 notation, else it uses the A1 notation. Optional <text:span text:style-name="Strong_20_Emphasis">sheet</text:span> is the name of the sheet entered in double quotes. If using R1C1 notation, ADDRESS returns address strings using the exclamation mark '!' as the sheet name separator. The function still uses the dot '.' sheet name separator with A1 notation.</text:p>
            <text:p text:style-name="Table_20_Contents">When opening documents from ODF 1.0/1.1 format, the ADDRESS functions that show a sheet name as the fourth <text:change text:change-id="ct544006176"/><text:change-start text:change-id="ct477820448"/><text:span text:style-name="T108">argument</text:span><text:change-end text:change-id="ct477820448"/> will shift that sheet name to become the fifth <text:change text:change-id="ct504979328"/><text:change-start text:change-id="ct405195600"/><text:span text:style-name="T108">argument</text:span><text:change-end text:change-id="ct405195600"/>. A new fourth <text:change text:change-id="ct561747680"/><text:change-start text:change-id="ct392016624"/><text:span text:style-name="T108">argument</text:span><text:change-end text:change-id="ct392016624"/> with the value 1 will be inserted.</text:p>
            <text:p text:style-name="Table_20_Contents">When saving a document in ODF 1.0/1.1 format, if the ADDRESS function has a fourth <text:change text:change-id="ct432415408"/><text:change-start text:change-id="ct408670544"/><text:span text:style-name="T108">argument</text:span><text:change-end text:change-id="ct408670544"/>, that <text:change text:change-id="ct402517888"/><text:change-start text:change-id="ct764053552"/><text:span text:style-name="T108">argument</text:span><text:change-end text:change-id="ct764053552"/> will be removed. A spreadsheet should not be saved in the old ODF 1.0/1.1 format if <text:span text:style-name="Strong_20_Emphasis">A1</text:span> is set to 0.</text:p>
          </table:table-cell>
        </table:table-row>
        <table:table-row table:style-name="Spreadsheetfunctions.1">
          <table:table-cell table:style-name="Spreadsheetfunctions.A2" office:value-type="string">
            <text:p text:style-name="Table_20_Contents">AREAS(reference)</text:p>
          </table:table-cell>
          <table:table-cell table:style-name="Spreadsheetfunctions.B3" office:value-type="string">
            <text:p text:style-name="P34"><text:change-start text:change-id="ct671927232"/>Returns the number of individual ranges that belong to a multiple range. A range can consist of contiguous cells or a single cell.</text:p>
            <text:p text:style-name="P34">The function expects a single argument. If you state multiple ranges, you must enclose them within additional parentheses (round brackets). Multiple ranges can be entered using the semicolon (;) as divider, but this gets automatically converted to the tilde (~) operator. The tilde is used to join ranges.</text:p>
            <text:p text:style-name="P34"><text:span text:style-name="Strong_20_Emphasis"><text:span text:style-name="T75">r</text:span></text:span><text:span text:style-name="Strong_20_Emphasis">eference</text:span> is the reference to a cell or cell range.<text:change-end text:change-id="ct671927232"/><text:change text:change-id="ct555012880"/></text:p>
          </table:table-cell>
        </table:table-row>
        <table:table-row table:style-name="Spreadsheetfunctions.2">
          <table:table-cell table:style-name="Spreadsheetfunctions.A2" office:value-type="string">
            <text:p text:style-name="Table_20_Contents">CHOOSE(Index, value1, <text:span text:style-name="T4">…</text:span>, value30)</text:p>
          </table:table-cell>
          <table:table-cell table:style-name="Spreadsheetfunctions.B4" office:value-type="string">
            <text:p text:style-name="Table_20_Contents">Returns a value from a list of up to 30 values. <text:span text:style-name="Strong_20_Emphasis">Index</text:span> is a reference or number between 1 and 30 indicating which value is to be taken from the list. <text:span text:style-name="Strong_20_Emphasis">value1</text:span>, <text:span text:style-name="T4">…</text:span>, <text:span text:style-name="Strong_20_Emphasis">value30</text:span> is the list of values entered <text:change-start text:change-id="ct706344384"/>as a reference to a cell or as individual values<text:change-end text:change-id="ct706344384"/><text:change text:change-id="ct506619600"/>. Only the selected value from the list is evaluated, any other formulas in the list are not checked for validity.</text:p>
          </table:table-cell>
        </table:table-row>
        <table:table-row table:style-name="Spreadsheetfunctions.1">
          <table:table-cell table:style-name="Spreadsheetfunctions.A2" office:value-type="string">
            <text:p text:style-name="Table_20_Contents">COLUMN(reference)</text:p>
          </table:table-cell>
          <table:table-cell table:style-name="Spreadsheetfunctions.B5" office:value-type="string">
            <text:p text:style-name="Table_20_Contents">Returns the column number of a <text:span text:style-name="Strong_20_Emphasis">reference</text:span><text:change-start text:change-id="ct122204688"/> <text:span text:style-name="T108">(optional)</text:span><text:change-end text:change-id="ct122204688"/>. If the reference is a single cell, the column number of the cell is returned; if the <text:change text:change-id="ct122746640"/><text:change-start text:change-id="ct252677184"/><text:span text:style-name="T109">argument</text:span><text:change-end text:change-id="ct252677184"/> is a cell range containing more than one column, the corresponding column numbers are returned in a single-row array, if the formula is entered as an array formula. If the cell range is not entered as an array formula, only the column number of the first cell within the range is determined. If no reference is entered, the column number of the cell in which the formula is entered is returned as Calc automatically sets the reference to the current cell.</text:p>
          </table:table-cell>
        </table:table-row>
        <text:soft-page-break/>
        <table:table-row table:style-name="Spreadsheetfunctions.2">
          <table:table-cell table:style-name="Spreadsheetfunctions.A12" office:value-type="string">
            <text:p text:style-name="Table_20_Contents">COLUMNS(array)</text:p>
          </table:table-cell>
          <table:table-cell table:style-name="Spreadsheetfunctions.B6" office:value-type="string">
            <text:p text:style-name="Table_20_Contents">Returns the number of columns in the given reference. <text:span text:style-name="Strong_20_Emphasis">array</text:span> is the reference to a cell range whose total number of columns is to be found. The argument can also be a single cell.</text:p>
          </table:table-cell>
        </table:table-row>
        <table:table-row table:style-name="Spreadsheetfunctions.1">
          <table:table-cell table:style-name="Spreadsheetfunctions.A12" office:value-type="string">
            <text:p text:style-name="Table_20_Contents">DDE(server, File, range, mode)</text:p>
          </table:table-cell>
          <table:table-cell table:style-name="Spreadsheetfunctions.B7" office:value-type="string">
            <text:p text:style-name="Table_20_Contents"><text:change text:change-id="ct145258624"/>Returns the result of a <text:change-start text:change-id="ct466244768"/>Dynamic Data Exchange <text:span text:style-name="T96">(</text:span><text:change-end text:change-id="ct466244768"/>DDE<text:change-start text:change-id="ct766631504"/><text:span text:style-name="T96">)</text:span><text:change-end text:change-id="ct766631504"/> request. If the contents of the linked range or section changes, the returned value will also change. The spreadsheet can be reloaded, or <text:span text:style-name="Strong_20_Emphasis">Edit &gt; Links</text:span> selected, to see the updated links. Cross-platform links, for example from a<text:change text:change-id="ct593296864"/> LibreOffice installation running on a Windows machine to a document created on a Linux machine, are not supported. <text:span text:style-name="Strong_20_Emphasis">server</text:span> is the name of a server application. LibreOffice applications have the server name “<text:change-start text:change-id="ct579398848"/><text:span text:style-name="T75">s</text:span><text:change-end text:change-id="ct579398848"/><text:change text:change-id="ct575114704"/>office”. <text:span text:style-name="Strong_20_Emphasis">File</text:span> is the complete file name, including path. <text:span text:style-name="Strong_20_Emphasis">range</text:span> is the area containing the data to be evaluated. <text:span text:style-name="Strong_20_Emphasis">mode</text:span> is an optional <text:change text:change-id="ct144508064"/><text:change-start text:change-id="ct400894832"/><text:span text:style-name="T108">argument</text:span><text:change-end text:change-id="ct400894832"/> that controls the method by which the DDE server converts its data into numbers. See the Help files for <text:change-start text:change-id="ct491180240"/><text:span text:style-name="T108">more </text:span><text:change-end text:change-id="ct491180240"/>information on <text:change text:change-id="ct473433136"/><text:change-start text:change-id="ct585866896"/><text:span text:style-name="T75">the available options</text:span><text:change-end text:change-id="ct585866896"/>.<text:change text:change-id="ct672616544"/></text:p>
          </table:table-cell>
        </table:table-row>
        <table:table-row table:style-name="Spreadsheetfunctions.2">
          <table:table-cell table:style-name="Spreadsheetfunctions.A12" office:value-type="string">
            <text:p text:style-name="P7"><text:change-start text:change-id="ct398648864"/>ERROR.TYPE<text:change-end text:change-id="ct398648864"/><text:change-start text:change-id="ct589757520"/>(Error Value)<text:change-end text:change-id="ct589757520"/></text:p>
          </table:table-cell>
          <table:table-cell table:style-name="Spreadsheetfunctions.B9" office:value-type="string">
            <text:p text:style-name="Table_20_Contents"><text:change-start text:change-id="ct570455040"/>Returns a number representing a specific error type, or the error value #N/A, if there is no error.</text:p>
            <text:p text:style-name="Table_20_Contents"><text:span text:style-name="Strong_20_Emphasis">Error Value</text:span> is the error value or a reference to a cell, whose value needs to be processed. For each possible <text:span text:style-name="Strong_20_Emphasis">Error Value</text:span>, the function returns <text:change-end text:change-id="ct570455040"/><text:change-start text:change-id="ct150382912"/><text:span text:style-name="T96">a value in the range 1</text:span><text:change-end text:change-id="ct150382912"/><text:change-start text:change-id="ct583361520"/><text:span text:style-name="T96"> to 7 or #N/A. The meanings of these numeric values are given in the Help system.</text:span><text:change-end text:change-id="ct583361520"/></text:p>
          </table:table-cell>
        </table:table-row>
        <table:table-row table:style-name="Spreadsheetfunctions.2">
          <table:table-cell table:style-name="Spreadsheetfunctions.A12" office:value-type="string">
            <text:p text:style-name="Table_20_Contents">ERRORTYPE(reference)</text:p>
          </table:table-cell>
          <table:table-cell table:style-name="Spreadsheetfunctions.B9" office:value-type="string">
            <text:p text:style-name="Table_20_Contents">Evaluates the cell value at <text:span text:style-name="Strong_20_Emphasis">reference</text:span> location. If the cell contains an error then a logical or numerical value is returned<text:change text:change-id="ct545541200"/>. The numerical value is the error number (see Help for full listing<text:change-start text:change-id="ct398617280"/> <text:span text:style-name="T96">of possible error numbers</text:span><text:change-end text:change-id="ct398617280"/>).<text:change text:change-id="ct753102016"/></text:p>
          </table:table-cell>
        </table:table-row>
        <text:soft-page-break/>
        <table:table-row table:style-name="Spreadsheetfunctions.1">
          <table:table-cell table:style-name="Spreadsheetfunctions.A12" office:value-type="string">
            <text:p text:style-name="Table_20_Contents">GETPIVOTDATA(Data Field, Pivot Table, Field Name<text:change-start text:change-id="ct602683920"/><text:span text:style-name="T75">1</text:span><text:change-end text:change-id="ct602683920"/>/Item1, Field Name<text:change-start text:change-id="ct395162928"/><text:span text:style-name="T75">2</text:span><text:change-end text:change-id="ct395162928"/>/Item2, <text:span text:style-name="T4">…, Field Name</text:span><text:change-start text:change-id="ct331938432"/><text:span text:style-name="T6">30</text:span><text:change-end text:change-id="ct331938432"/><text:span text:style-name="T4">/Item30</text:span>)</text:p>
            <text:p text:style-name="P35"><text:change-start text:change-id="ct547846496"/>nebo</text:p>
            <text:p text:style-name="P34">GETPIVOTDATA(Pivot Table, Constraints)<text:change-end text:change-id="ct547846496"/><text:change text:change-id="ct495642800"/></text:p>
          </table:table-cell>
          <table:table-cell table:style-name="Spreadsheetfunctions.B10" office:value-type="string">
            <text:p text:style-name="Table_20_Contents">The GETPIVOTDATA function returns a calculated result value from a pivot table. The value is addressed using field and item names, so it remains valid if the layout of the pivot table changes.</text:p>
            <text:p text:style-name="Table_20_Contents"><text:change text:change-id="ct125759760"/><text:change text:change-id="ct383711872"/>For <text:change-start text:change-id="ct514272528"/><text:span text:style-name="T75">the first syntax (which is used in the Function Wizard)</text:span><text:change-end text:change-id="ct514272528"/><text:change text:change-id="ct650379312"/>; <text:span text:style-name="Strong_20_Emphasis">Data Field</text:span> is a string that selects one of the pivot table's data fields. The string can be the name of the source column, or the data field name as shown in the table (like "Sum – Sales"). <text:span text:style-name="Strong_20_Emphasis">Pivot Table</text:span> is a reference to a cell or cell range that is positioned within a pivot table or contains a pivot table. If the cell range contains several pivot tables, the table that was created last is used. If no <text:span text:style-name="Strong_20_Emphasis">Field Name</text:span><text:change-start text:change-id="ct480021088"/><text:span text:style-name="Strong_20_Emphasis"><text:span text:style-name="T75">X</text:span></text:span><text:change-end text:change-id="ct480021088"/><text:change text:change-id="ct786173968"/><text:span text:style-name="Strong_20_Emphasis">/ItemX</text:span> pairs are given, the grand total is returned. Otherwise, each pair adds a constraint that the result must satisfy. <text:span text:style-name="Strong_20_Emphasis">Field Name</text:span><text:change-start text:change-id="ct118037520"/><text:span text:style-name="Strong_20_Emphasis"><text:span text:style-name="T75">X</text:span></text:span><text:change-end text:change-id="ct118037520"/> is the name of a field from the pivot table. <text:span text:style-name="Strong_20_Emphasis">ItemX</text:span> is the name of an item from that field. A maximum of 30 <text:span text:style-name="Strong_20_Emphasis">Field Name</text:span><text:change-start text:change-id="ct757383728"/><text:span text:style-name="Strong_20_Emphasis"><text:span text:style-name="T75">X</text:span></text:span><text:change-end text:change-id="ct757383728"/><text:span text:style-name="Strong_20_Emphasis">/ItemX</text:span> pairs can be entered.</text:p>
            <text:p text:style-name="P34">The second syntax is assumed if exactly two <text:change text:change-id="ct521883936"/><text:change-start text:change-id="ct126859392"/><text:span text:style-name="T108">arguments</text:span><text:change-end text:change-id="ct126859392"/> are given, <text:span text:style-name="Strong_20_Emphasis">Pivot Table</text:span> has the same meaning as in the first syntax. <text:span text:style-name="Strong_20_Emphasis">Constraints</text:span> is a space-separated list. Entries can be quoted (single quotes). The whole string must be enclosed in quotes (double quotes), unless you reference the string from another cell.<text:change-start text:change-id="ct463056880"/></text:p>
            <text:p text:style-name="P34"><text:change-end text:change-id="ct463056880"/><text:change text:change-id="ct761769648"/>See the Help <text:change-start text:change-id="ct437873408"/><text:span text:style-name="T75">system</text:span><text:change-end text:change-id="ct437873408"/><text:change text:change-id="ct123325664"/> for <text:change-start text:change-id="ct769110592"/><text:span text:style-name="T75">more </text:span><text:change-end text:change-id="ct769110592"/>detailed information.<text:change text:change-id="ct409058224"/></text:p>
          </table:table-cell>
        </table:table-row>
        <table:table-row table:style-name="Spreadsheetfunctions.1">
          <table:table-cell table:style-name="Spreadsheetfunctions.A12" office:value-type="string">
            <text:p text:style-name="Table_20_Contents">HLOOKUP(search_criteria, array, Index, sorted)</text:p>
          </table:table-cell>
          <table:table-cell table:style-name="Spreadsheetfunctions.B11" office:value-type="string">
            <text:p text:style-name="Table_20_Contents">Searches for a value given in <text:span text:style-name="Strong_20_Emphasis">search_criteria</text:span> in the first row of the given <text:span text:style-name="Strong_20_Emphasis">array</text:span>, and returns the value from the row given in <text:span text:style-name="Strong_20_Emphasis">Index</text:span> for the column in which the search item was found. If <text:span text:style-name="Strong_20_Emphasis">sorted</text:span> is 0 or FALSE the first row of array need not be sorted, else the first row of <text:span text:style-name="Strong_20_Emphasis">array</text:span> must be sorted in <text:change text:change-id="ct124834784"/><text:change-start text:change-id="ct445450176"/><text:span text:style-name="T76">ascending </text:span><text:change-end text:change-id="ct445450176"/>order.<text:change-start text:change-id="ct579051760"/> <text:span text:style-name="T96">Searching is faster for </text:span><text:change-end text:change-id="ct579051760"/><text:change-start text:change-id="ct744849248"/><text:span text:style-name="T96">sorted columns.</text:span><text:change-end text:change-id="ct744849248"/><text:change text:change-id="ct460752016"/></text:p>
          </table:table-cell>
        </table:table-row>
        <table:table-row table:style-name="Spreadsheetfunctions.2">
          <table:table-cell table:style-name="Spreadsheetfunctions.A12" office:value-type="string">
            <text:p text:style-name="Table_20_Contents">HYPERLINK(URL, CellText)</text:p>
          </table:table-cell>
          <table:table-cell table:style-name="Spreadsheetfunctions.B12" office:value-type="string">
            <text:p text:style-name="Table_20_Contents">When <text:change-start text:change-id="ct650938304"/><text:span text:style-name="T96">you press </text:span><text:span text:style-name="Keystroke"><text:span text:style-name="T96">Ctrl</text:span></text:span><text:span text:style-name="T96">+click over </text:span><text:change-end text:change-id="ct650938304"/>the text in a cell that contains the HYPERLINK function <text:change text:change-id="ct692745600"/>(the cursor becomes a pointing hand when correctly positioned), the hyperlink opens. <text:span text:style-name="Strong_20_Emphasis">URL</text:span> specifies the link target. The optional <text:span text:style-name="Strong_20_Emphasis">CellText</text:span> argument is the text displayed in the cell. If either argument is a text string, it must be entered in double quotes. If the <text:span text:style-name="Strong_20_Emphasis">CellText</text:span> <text:change text:change-id="ct515632464"/><text:change-start text:change-id="ct726946560"/><text:span text:style-name="T108">argument</text:span><text:change-end text:change-id="ct726946560"/> is not specified, the <text:span text:style-name="Strong_20_Emphasis">URL</text:span> text is displayed.</text:p>
          </table:table-cell>
        </table:table-row>
        <text:soft-page-break/>
        <table:table-row table:style-name="Spreadsheetfunctions.1">
          <table:table-cell table:style-name="Spreadsheetfunctions.A22" office:value-type="string">
            <text:p text:style-name="Table_20_Contents">INDEX(reference, row, column, range)</text:p>
          </table:table-cell>
          <table:table-cell table:style-name="Spreadsheetfunctions.B13" office:value-type="string">
            <text:p text:style-name="Table_20_Contents"><text:bookmark text:name="INDEX8"/>Given a <text:span text:style-name="Strong_20_Emphasis">reference</text:span>, returns the value at the given <text:span text:style-name="Strong_20_Emphasis">row</text:span> and <text:span text:style-name="Strong_20_Emphasis">column</text:span> intersection (starting numbering at 1, relative to the top left of the <text:span text:style-name="Strong_20_Emphasis">reference</text:span>) of the given area <text:span text:style-name="Strong_20_Emphasis">range</text:span>. If <text:span text:style-name="Strong_20_Emphasis">range</text:span> is not given, it is assumed to be 1 (the first and possibly only area).</text:p>
            <text:p text:style-name="Table_20_Contents"><text:bookmark text:name="INDEX9"/>If <text:span text:style-name="Strong_20_Emphasis">row</text:span> is omitted<text:change-start text:change-id="ct144789600"/>,<text:change-end text:change-id="ct144789600"/> or empty<text:change-start text:change-id="ct162725968"/>,<text:change-end text:change-id="ct162725968"/> or 0, an entire column of the given area <text:span text:style-name="Strong_20_Emphasis">range</text:span> in <text:span text:style-name="Strong_20_Emphasis">reference</text:span> is returned. If <text:span text:style-name="Strong_20_Emphasis">column</text:span> is omitted<text:change-start text:change-id="ct533203424"/>,<text:change-end text:change-id="ct533203424"/> or empty<text:change-start text:change-id="ct454399600"/>,<text:change-end text:change-id="ct454399600"/> or 0, an entire row of the given area <text:span text:style-name="Strong_20_Emphasis">range</text:span> in <text:span text:style-name="Strong_20_Emphasis">reference</text:span> is returned. If both, <text:span text:style-name="Strong_20_Emphasis">row</text:span> and <text:span text:style-name="Strong_20_Emphasis">column</text:span>, are omitted<text:change-start text:change-id="ct570793056"/>,<text:change-end text:change-id="ct570793056"/> or empty<text:change-start text:change-id="ct515597264"/>,<text:change-end text:change-id="ct515597264"/> or 0, the entire given area <text:span text:style-name="Strong_20_Emphasis">range</text:span> is returned.</text:p>
            <text:p text:style-name="Table_20_Contents"><text:bookmark text:name="INDEX10"/>If <text:span text:style-name="Strong_20_Emphasis">reference</text:span> is a one-dimensional column vector, <text:span text:style-name="Strong_20_Emphasis">column</text:span> is optional or can be omitted. If <text:span text:style-name="Strong_20_Emphasis">reference</text:span> is a one-dimensional row vector, <text:span text:style-name="Strong_20_Emphasis">row</text:span> is optional, which effectively makes <text:span text:style-name="Strong_20_Emphasis">row</text:span> act as the column offset into the vector, or can be omitted.</text:p>
            <text:p text:style-name="Table_20_Contents"><text:bookmark text:name="INDEX11"/>If <text:span text:style-name="Strong_20_Emphasis">row</text:span> or <text:span text:style-name="Strong_20_Emphasis">column</text:span> have a value greater than the dimension of the corresponding given area <text:span text:style-name="Strong_20_Emphasis">range</text:span>, an <text:change-start text:change-id="ct348742784"/><text:span text:style-name="T108">e</text:span><text:change-end text:change-id="ct348742784"/><text:change text:change-id="ct749525936"/>rror is returned.</text:p>
            <text:p text:style-name="Table_20_Contents">The <text:span text:style-name="Strong_20_Emphasis">Array</text:span> checkbox must be selected in this function unless <text:span text:style-name="Strong_20_Emphasis">row</text:span> and <text:span text:style-name="Strong_20_Emphasis">column</text:span> are both included<text:change text:change-id="ct461542704"/><text:change text:change-id="ct561795504"/>.</text:p>
          </table:table-cell>
        </table:table-row>
        <table:table-row table:style-name="Spreadsheetfunctions.2">
          <table:table-cell table:style-name="Spreadsheetfunctions.A22" office:value-type="string">
            <text:p text:style-name="Table_20_Contents">INDIRECT(ref, A1)</text:p>
          </table:table-cell>
          <table:table-cell table:style-name="Spreadsheetfunctions.B14" office:value-type="string">
            <text:p text:style-name="Table_20_Contents">Returns <text:bookmark text:name="INDIRECT"/>a reference given a string representation of a reference as <text:span text:style-name="Strong_20_Emphasis">ref</text:span>. This function can also be used to return the area of a corresponding string. <text:span text:style-name="Strong_20_Emphasis">ref</text:span> is a reference to a cell or an area (in text form) from which to return the contents. Unless <text:span text:style-name="Strong_20_Emphasis">ref</text:span> refers to a cell containing a reference, <text:span text:style-name="Strong_20_Emphasis">ref</text:span> must be entered in double quotes. <text:span text:style-name="Strong_20_Emphasis">A1</text:span> (optional) - if set to 0, the R1C1 notation is used. <text:change text:change-id="ct575964992"/><text:change-start text:change-id="ct555773760"/><text:span text:style-name="T96">Otherwise</text:span><text:change-end text:change-id="ct555773760"/>, the A1 notation is used.<text:change-start text:change-id="ct569444688"/></text:p>
            <text:p text:style-name="Table_20_Contents">If you open an Excel spreadsheet that uses indirect addresses calculated from string functions, the sheet addresses will not be translated automatically. For example, the Excel address in INDIRECT("[filename]sheetname!"&amp;B1) is not converted into the Calc address in INDIRECT("filename#sheetname."&amp;B1).<text:change-end text:change-id="ct569444688"/><text:change-start text:change-id="ct484146416"/></text:p>
            <text:p text:style-name="Table_20_Contents">The INDIRECT function is saved without conversion to ODF 1.0/1.1 format. If the second <text:span text:style-name="T108">argument</text:span> was present, an older version of Calc will return an error for that function.<text:change-end text:change-id="ct484146416"/></text:p>
          </table:table-cell>
        </table:table-row>
        <text:soft-page-break/>
        <table:table-row table:style-name="Spreadsheetfunctions.1">
          <table:table-cell table:style-name="Spreadsheetfunctions.A22" office:value-type="string">
            <text:p text:style-name="Table_20_Contents">LOOKUP(Search criterion, Search vector, result_vector)</text:p>
          </table:table-cell>
          <table:table-cell table:style-name="Spreadsheetfunctions.B15" office:value-type="string">
            <text:p text:style-name="Table_20_Contents">Returns the contents of a cell either from a one-row or one-column range<text:change text:change-id="ct540960224"/>. Optionally, the assigned value (of the same index) is returned in a different column and row. As opposed to VLOOKUP and HLOOKUP, search and result vectors may be at different positions; they do not have to be adjacent. Additionally, the search vector for the LOOKUP must be sorted ascending, otherwise the search will not return any usable results. <text:change text:change-id="ct577709344"/><text:span text:style-name="Strong_20_Emphasis">Search criterion</text:span> is the value to be searched for; entered either directly or as a reference. <text:span text:style-name="Strong_20_Emphasis">Search vector</text:span> is the single-row or single-column area to be searched. <text:span text:style-name="Strong_20_Emphasis">result_vector</text:span> is another single-row or single-column range from which the result of the function is taken. The result is the cell of the result vector with the same index as the instance found in the search vector.<text:change text:change-id="ct547323280"/></text:p>
          </table:table-cell>
        </table:table-row>
        <table:table-row table:style-name="Spreadsheetfunctions.2">
          <table:table-cell table:style-name="Spreadsheetfunctions.A22" office:value-type="string">
            <text:p text:style-name="Table_20_Contents">MATCH(Search criterion, lookup_array, Type)</text:p>
          </table:table-cell>
          <table:table-cell table:style-name="Spreadsheetfunctions.B16" office:value-type="string">
            <text:p text:style-name="Table_20_Contents">Returns the relative position of an item in an array that matches a specified value. The function returns the position of the value found in <text:span text:style-name="Strong_20_Emphasis">lookup_array</text:span> as a number. <text:span text:style-name="Strong_20_Emphasis">Search criterion</text:span> is the value which is to be searched for. <text:span text:style-name="Strong_20_Emphasis">lookup_array</text:span> is the vector to be searched. A lookup array can be a single row or column, or part of a single row or column. <text:span text:style-name="Strong_20_Emphasis">Type</text:span> may take the values 1, 0, –1 or be omitted.</text:p>
            <text:p text:style-name="P36"><text:change-start text:change-id="ct687278624"/>If <text:span text:style-name="Strong_20_Emphasis">Type</text:span> = 1 or if this optional <text:span text:style-name="T108">argument</text:span> is omitted, it is assumed that the first column of the search array is sorted in ascending order. If <text:span text:style-name="Strong_20_Emphasis">Type</text:span> = -1 it is assumed that the column is sorted in descending order. This corresponds to the same function in Microsoft Excel.</text:p>
            <text:p text:style-name="P36">If <text:span text:style-name="Strong_20_Emphasis">Type</text:span> = 0, only exact matches are found. If the search criterion is found more than once, the function returns the index of the first matching value. Only if <text:span text:style-name="Strong_20_Emphasis">Type</text:span> = 0 can you search for regular expressions (if enabled in calculation options) or wildcards (if enabled in calculation options).</text:p>
            <text:p text:style-name="P36">If <text:span text:style-name="Strong_20_Emphasis">Type</text:span> = 1 or the third <text:span text:style-name="T108">argument</text:span> is omitted, the index of the last value that is smaller than or equal to the search criterion is returned. This applies even when the search array is not sorted. For <text:span text:style-name="Strong_20_Emphasis">Type</text:span> = -1, the index of the first value that is larger than or equal is returned.<text:change-end text:change-id="ct687278624"/><text:change text:change-id="ct543191072"/></text:p>
          </table:table-cell>
        </table:table-row>
        <table:table-row table:style-name="Spreadsheetfunctions.1">
          <table:table-cell table:style-name="Spreadsheetfunctions.A22" office:value-type="string">
            <text:p text:style-name="Table_20_Contents">OFFSET(reference, rows, columns, height, width)</text:p>
          </table:table-cell>
          <table:table-cell table:style-name="Spreadsheetfunctions.B17" office:value-type="string">
            <text:p text:style-name="Table_20_Contents">Returns the value of a cell offset by a certain number of rows and columns from a given reference point. <text:span text:style-name="Strong_20_Emphasis">reference</text:span> is the cell from which the function searches for the new reference. <text:span text:style-name="Strong_20_Emphasis">rows</text:span> is the number of <text:change text:change-id="ct508053456"/><text:change-start text:change-id="ct523197456"/><text:span text:style-name="T76">rows</text:span><text:change-end text:change-id="ct523197456"/> by which the reference was corrected up (negative value) or down. <text:span text:style-name="Strong_20_Emphasis">columns</text:span> is the number of columns by which the reference was corrected to the left (negative value) or to the right. <text:span text:style-name="Strong_20_Emphasis">height</text:span> is the optional vertical height for an area that starts at the new reference position. <text:span text:style-name="Strong_20_Emphasis">width</text:span> is the optional horizontal width for an area that starts at the new reference position.<text:change-start text:change-id="ct705582176"/></text:p>
            <text:p text:style-name="Table_20_Contents"><text:change-end text:change-id="ct705582176"/><text:change-start text:change-id="ct122266720"/>If the width or height is included, the OFFSET function returns a range and thus must be entered as an array formula. If both the width and height are missing, a cell reference is returned.<text:change-end text:change-id="ct122266720"/></text:p>
          </table:table-cell>
        </table:table-row>
        <text:soft-page-break/>
        <table:table-row table:style-name="Spreadsheetfunctions.2">
          <table:table-cell table:style-name="Spreadsheetfunctions.A22" office:value-type="string">
            <text:p text:style-name="Table_20_Contents">ROW(reference)</text:p>
          </table:table-cell>
          <table:table-cell table:style-name="Spreadsheetfunctions.B18" office:value-type="string">
            <text:p text:style-name="Table_20_Contents">Returns the row number of a cell reference. If the reference is a cell, it returns the row number of the cell. If the reference is a cell range, it returns the corresponding row numbers in a one-column array if the formula is entered as an array formula. If the ROW function with a range reference is not used in an array formula, only the row number of the first range cell will be returned. <text:span text:style-name="Strong_20_Emphasis">reference</text:span> <text:change-start text:change-id="ct660055552"/><text:span text:style-name="T108">(optional) </text:span><text:change-end text:change-id="ct660055552"/>is a cell, an area, or the name of an area. If a reference is not indicated, Calc automatically sets the reference to the current cell.</text:p>
          </table:table-cell>
        </table:table-row>
        <table:table-row table:style-name="Spreadsheetfunctions.1">
          <table:table-cell table:style-name="Spreadsheetfunctions.A22" office:value-type="string">
            <text:p text:style-name="Table_20_Contents">ROWS(array)</text:p>
          </table:table-cell>
          <table:table-cell table:style-name="Spreadsheetfunctions.B19" office:value-type="string">
            <text:p text:style-name="Table_20_Contents">Returns the number of rows in a reference or array. <text:span text:style-name="Strong_20_Emphasis">array</text:span> is the reference or named area whose total number of rows is to be determined.</text:p>
          </table:table-cell>
        </table:table-row>
        <table:table-row table:style-name="Spreadsheetfunctions.2">
          <table:table-cell table:style-name="Spreadsheetfunctions.A22" office:value-type="string">
            <text:p text:style-name="Table_20_Contents">SHEET(reference)</text:p>
          </table:table-cell>
          <table:table-cell table:style-name="Spreadsheetfunctions.B20" office:value-type="string">
            <text:p text:style-name="Table_20_Contents">Returns the sheet number of a reference or a string representing a sheet name. If no <text:change text:change-id="ct506783376"/><text:change-start text:change-id="ct524933744"/><text:span text:style-name="T108">arguments</text:span><text:change-end text:change-id="ct524933744"/> are entered, the result is the sheet number of the spreadsheet containing the formula. <text:span text:style-name="Strong_20_Emphasis">reference</text:span> (optional) is the reference to a cell, an area, or a sheet name string.</text:p>
          </table:table-cell>
        </table:table-row>
        <table:table-row table:style-name="Spreadsheetfunctions.1">
          <table:table-cell table:style-name="Spreadsheetfunctions.A22" office:value-type="string">
            <text:p text:style-name="Table_20_Contents">SHEETS(reference)</text:p>
          </table:table-cell>
          <table:table-cell table:style-name="Spreadsheetfunctions.B21" office:value-type="string">
            <text:p text:style-name="Table_20_Contents">Determines the number of sheets in a reference. If no <text:change text:change-id="ct524933984"/><text:change-start text:change-id="ct497687008"/><text:span text:style-name="T108">arguments</text:span><text:change-end text:change-id="ct497687008"/> are entered, the result is the number of sheets in the current document. <text:span text:style-name="Strong_20_Emphasis">reference</text:span> (optional) is the reference to a sheet or an area.</text:p>
          </table:table-cell>
        </table:table-row>
        <table:table-row table:style-name="Spreadsheetfunctions.2">
          <table:table-cell table:style-name="Spreadsheetfunctions.A22" office:value-type="string">
            <text:p text:style-name="Table_20_Contents">STYLE(Style, Time, Style2)</text:p>
          </table:table-cell>
          <table:table-cell table:style-name="Spreadsheetfunctions.B22" office:value-type="string">
            <text:p text:style-name="Table_20_Contents">Applies a style <text:span text:style-name="Strong_20_Emphasis">Style</text:span> to the cell containing the formula for a length of time <text:span text:style-name="Strong_20_Emphasis">Time</text:span>, after which the final style <text:span text:style-name="Strong_20_Emphasis">Style2</text:span> is applied. Styles are <text:change text:change-id="ct551240096"/><text:change text:change-id="ct497687248"/>text entries entered in double quotes.</text:p>
            <text:p text:style-name="Table_20_Contents">The initial style is applied for <text:span text:style-name="Strong_20_Emphasis">Time</text:span> seconds after the cell itself is recalculated.<text:change text:change-id="ct551240336"/></text:p>
            <text:p text:style-name="Table_20_Contents"><text:span text:style-name="Strong_20_Emphasis">Time</text:span> and <text:span text:style-name="Strong_20_Emphasis">Style2</text:span> may together be omitted; <text:span text:style-name="Strong_20_Emphasis">Style</text:span> is then applied permanently.</text:p>
            <text:p text:style-name="Table_20_Contents">This function always returns the value 0, allowing it to be added to another function without changing the value.</text:p>
          </table:table-cell>
        </table:table-row>
        <table:table-row table:style-name="Spreadsheetfunctions.1">
          <table:table-cell table:style-name="Spreadsheetfunctions.A23" office:value-type="string">
            <text:p text:style-name="Table_20_Contents">VLOOKUP(Search criterion, array, Index, sort order)</text:p>
          </table:table-cell>
          <table:table-cell table:style-name="Spreadsheetfunctions.B23" office:value-type="string">
            <text:p text:style-name="Table_20_Contents">Searches the first column of an <text:span text:style-name="Strong_20_Emphasis">array</text:span> for the value given by <text:span text:style-name="Strong_20_Emphasis">Search criterion</text:span> and if found returns the cell value at the intersection of the row in which it is found and the column index given by <text:span text:style-name="Strong_20_Emphasis">Index</text:span>. <text:change text:change-id="ct712119392"/><text:span text:style-name="Strong_20_Emphasis">Search criterion</text:span> is the value searched for in the first column of the array.<text:change text:change-id="ct461367616"/><text:change-start text:change-id="ct461367856"/> <text:change-end text:change-id="ct461367856"/><text:span text:style-name="Strong_20_Emphasis">array</text:span> is the reference, which must include at least two columns. <text:span text:style-name="Strong_20_Emphasis">Index</text:span> is the number of the column in the array that contains the value to be returned. The first column has the number 1. If the <text:span text:style-name="Strong_20_Emphasis">sort order</text:span> <text:change text:change-id="ct544291056"/><text:change-start text:change-id="ct756704960"/><text:span text:style-name="T108">argument</text:span><text:change-end text:change-id="ct756704960"/> is omitted<text:change-start text:change-id="ct756705200"/>,<text:change-end text:change-id="ct756705200"/> or set to TRUE<text:change-start text:change-id="ct507583600"/>,<text:change-end text:change-id="ct507583600"/> or not 0, it is assumed that the data is sorted in ascending order. If the exact <text:span text:style-name="Strong_20_Emphasis">Search criterion </text:span>is not found, the last value that is smaller than the criterion will be returned. If the <text:span text:style-name="Strong_20_Emphasis">sort order</text:span> <text:change text:change-id="ct507583840"/><text:change-start text:change-id="ct462899072"/><text:span text:style-name="T108">argument</text:span><text:change-end text:change-id="ct462899072"/> is set to FALSE or zero, an exact match must be found, otherwise the error <text:change-start text:change-id="ct462899312"/><text:span text:style-name="Emphasis">Error: Value Not Available</text:span><text:change-end text:change-id="ct462899312"/> will be the result. Thus with a value of zero the data does not need to be sorted in ascending order.</text:p>
          </table:table-cell>
        </table:table-row>
      </table:table>
      <text:h text:style-name="Heading_20_1" text:outline-level="1"><text:bookmark-start text:name="__RefHeading__6944_1924864864"/><text:soft-page-break/><text:alphabetical-index-mark text:string-value="text" text:key1="funkce"/><text:alphabetical-index-mark text:string-value="text functions"/>Text functions<text:bookmark-end text:name="__RefHeading__6944_1924864864"/></text:h>
      <text:p text:style-name="Text_20_body">Use Calc’s text functions to search and manipulate text strings or character codes.<text:change-start text:change-id="ct506783616"/></text:p>
      <text:p text:style-name="Text_20_body"><text:change-end text:change-id="ct506783616"/><text:change-start text:change-id="ct549073056"/>The following text functions are provided in two related forms:</text:p>
      <text:list xml:id="list104543499968029" text:continue-list="list104542839867987" text:style-name="List_20_1">
        <text:list-item>
          <text:p text:style-name="List_20_1">FIND / FINDB</text:p>
        </text:list-item>
        <text:list-item>
          <text:p text:style-name="List_20_1"><text:span text:style-name="T77">LE</text:span>FT / LEFTB</text:p>
        </text:list-item>
        <text:list-item>
          <text:p text:style-name="List_20_1">LEN / LENB</text:p>
        </text:list-item>
        <text:list-item>
          <text:p text:style-name="List_20_1">MID / MIDB</text:p>
        </text:list-item>
        <text:list-item>
          <text:p text:style-name="List_20_1">REPLACE / REPLACEB</text:p>
        </text:list-item>
        <text:list-item>
          <text:p text:style-name="List_20_1">RIGHT / RIGHTB</text:p>
        </text:list-item>
        <text:list-item>
          <text:p text:style-name="List_20_1">SEARCH / SEARCHB</text:p>
        </text:list-item>
      </text:list>
      <text:p text:style-name="Text_20_body">In each case the first named function is intended for use with languages that use the single-byte character set (SBCS), whereas the second named function (name ending “B”) is intended for use with languages that use the double-byte character set (DBCS).<text:change-end text:change-id="ct549073056"/></text:p>
      <text:p text:style-name="Caption">Table <text:sequence text:ref-name="refTable10" text:name="Table" text:formula="ooow:Table+1" style:num-format="1">11</text:sequence>: Text functions</text:p>
      <table:table table:name="Textfunctions" table:style-name="Textfunctions">
        <table:table-column table:style-name="Textfunctions.A"/>
        <table:table-column table:style-name="Textfunctions.B"/>
        <table:table-header-rows>
          <table:table-row table:style-name="Textfunctions.1">
            <table:table-cell table:style-name="Textfunctions.A1" office:value-type="string">
              <text:p text:style-name="Table_20_Heading">Syntax</text:p>
            </table:table-cell>
            <table:table-cell table:style-name="Textfunctions.A1" office:value-type="string">
              <text:p text:style-name="Table_20_Heading">Popis</text:p>
            </table:table-cell>
          </table:table-row>
        </table:table-header-rows>
        <table:table-row table:style-name="Textfunctions.2">
          <table:table-cell table:style-name="Textfunctions.A2" office:value-type="string">
            <text:p text:style-name="Table_20_Contents">ARABIC(Text)</text:p>
          </table:table-cell>
          <table:table-cell table:style-name="Textfunctions.B3" office:value-type="string">
            <text:p text:style-name="Table_20_Contents">Calculates the value of a Roman numeral. The value range must be between 0 and 3999 (“MMMIM”). <text:span text:style-name="Strong_20_Emphasis">Text</text:span> is the text that represents a Roman numeral. It is not case sensitive and is entered in double quotes.</text:p>
          </table:table-cell>
        </table:table-row>
        <table:table-row table:style-name="Textfunctions.1">
          <table:table-cell table:style-name="Textfunctions.A2" office:value-type="string">
            <text:p text:style-name="Table_20_Contents">ASC(text)</text:p>
          </table:table-cell>
          <table:table-cell table:style-name="Textfunctions.B3" office:value-type="string">
            <text:p text:style-name="P37">The ASC function converts full-width to half-width ASCII and katakana characters. Returns a text string. <text:span text:style-name="Strong_20_Emphasis">text</text:span> is the text that contains characters to be converted.<text:change-start text:change-id="ct153298160"/> This is the complementary function to <text:span text:style-name="T77">JIS</text:span>.<text:change-end text:change-id="ct153298160"/></text:p>
          </table:table-cell>
        </table:table-row>
        <table:table-row table:style-name="Textfunctions.1">
          <table:table-cell table:style-name="Textfunctions.A2" office:value-type="string">
            <text:p text:style-name="Table_20_Contents">BAHTTEXT(Number)</text:p>
          </table:table-cell>
          <table:table-cell table:style-name="Textfunctions.B4" office:value-type="string">
            <text:p text:style-name="Table_20_Contents">Converts a number to Thai text, including the Thai currency names. <text:span text:style-name="Strong_20_Emphasis">Number</text:span> is any number. "Baht" is appended to the integral part of the number, and "Satang" is appended to the decimal part of the number.</text:p>
          </table:table-cell>
        </table:table-row>
        <table:table-row table:style-name="Textfunctions.1">
          <table:table-cell table:style-name="Textfunctions.A2" office:value-type="string">
            <text:p text:style-name="Table_20_Contents">BASE(number, radix, Minimum length)</text:p>
          </table:table-cell>
          <table:table-cell table:style-name="Textfunctions.B46" office:value-type="string">
            <text:p text:style-name="Table_20_Contents">Converts a positive integer to a specified base <text:change text:change-id="ct170137072"/>into text using the characters from the base’s numbering system (decimal, binary, hexadecimal, etc.). Only the digits 0-9 and the letters A-Z are used. <text:span text:style-name="Strong_20_Emphasis">number</text:span> is the positive integer to be converted. <text:span text:style-name="Strong_20_Emphasis">radix</text:span> is the base of the number system. It may be any positive integer <text:change text:change-id="ct562165504"/><text:change-start text:change-id="ct191527808"/><text:span text:style-name="T77">in the range</text:span><text:change-end text:change-id="ct191527808"/> 2 <text:change-start text:change-id="ct704952704"/><text:span text:style-name="T77">to</text:span><text:change-end text:change-id="ct704952704"/><text:change text:change-id="ct689787968"/> 36. <text:span text:style-name="Strong_20_Emphasis">Minimum length</text:span> (optional) is the minimum length of the character sequence that has been created. If the text is shorter than the indicated minimum length, zero<text:change-start text:change-id="ct689788208"/><text:span text:style-name="T108">e</text:span><text:change-end text:change-id="ct689788208"/>s are added to the left of the string.</text:p>
          </table:table-cell>
        </table:table-row>
        <table:table-row table:style-name="Textfunctions.2">
          <table:table-cell table:style-name="Textfunctions.A2" office:value-type="string">
            <text:p text:style-name="Table_20_Contents">CHAR(number)</text:p>
          </table:table-cell>
          <table:table-cell table:style-name="Textfunctions.B46" office:value-type="string">
            <text:p text:style-name="Table_20_Contents">Converts a number into a character according to the current code table. The number can be a two-digit or three-digit integer number. <text:span text:style-name="Strong_20_Emphasis">number</text:span> is a number <text:change text:change-id="ct569455632"/><text:change-start text:change-id="ct752624944"/><text:span text:style-name="T77">in the range</text:span><text:change-end text:change-id="ct752624944"/> 1 <text:change text:change-id="ct752625184"/><text:change-start text:change-id="ct247924704"/><text:span text:style-name="T77">to</text:span><text:change-end text:change-id="ct247924704"/> 255 representing the code value for the character.<text:change-start text:change-id="ct71447072"/></text:p>
            <text:p text:style-name="Table_20_Contents">Codes greater than 127 may depend on your system's character mapping (for example iso-8859-1, iso-8859-2, Windows-1252, Windows-1250) and hence may not be portable.<text:change-end text:change-id="ct71447072"/></text:p>
          </table:table-cell>
        </table:table-row>
        <table:table-row table:style-name="Textfunctions.1">
          <table:table-cell table:style-name="Textfunctions.A2" office:value-type="string">
            <text:p text:style-name="Table_20_Contents">CLEAN(text)</text:p>
          </table:table-cell>
          <table:table-cell table:style-name="Textfunctions.B46" office:value-type="string">
            <text:p text:style-name="Table_20_Contents">Removes all non-printing characters from the string entered into <text:span text:style-name="Strong_20_Emphasis">text</text:span>. Text is entered using double quotes.</text:p>
          </table:table-cell>
        </table:table-row>
        <text:soft-page-break/>
        <table:table-row table:style-name="Textfunctions.2">
          <table:table-cell table:style-name="Textfunctions.A46" office:value-type="string">
            <text:p text:style-name="Table_20_Contents">CODE(text)</text:p>
          </table:table-cell>
          <table:table-cell table:style-name="Textfunctions.B46" office:value-type="string">
            <text:p text:style-name="Table_20_Contents">Returns a numeric code for the first character in a text string. <text:span text:style-name="Strong_20_Emphasis">text</text:span> is the text for which the code of the first character is to be found and is entered in double quotes.<text:change-start text:change-id="ct499296720"/></text:p>
            <text:p text:style-name="Table_20_Contents">The code used here does not refer to ASCII, but to the code table currently loaded.<text:change-end text:change-id="ct499296720"/><text:change-start text:change-id="ct172561248"/></text:p>
            <text:p text:style-name="Table_20_Contents">Codes greater than 127 may depend on your system's character mapping (for example iso-8859-1, iso-8859-2, Windows-1252, Windows-1250) and hence may not be portable.<text:change-end text:change-id="ct172561248"/></text:p>
          </table:table-cell>
        </table:table-row>
        <table:table-row table:style-name="Textfunctions.1">
          <table:table-cell table:style-name="Textfunctions.A46" office:value-type="string">
            <text:p text:style-name="P8"><text:change-start text:change-id="ct172561488"/>CONCAT<text:change-end text:change-id="ct172561488"/><text:change-start text:change-id="ct393758064"/>(String1, String2, …)<text:change-end text:change-id="ct393758064"/></text:p>
          </table:table-cell>
          <table:table-cell table:style-name="Textfunctions.B46" office:value-type="string">
            <text:p text:style-name="Table_20_Contents"><text:change-start text:change-id="ct393758304"/>Concatenates one or more strings.</text:p>
            <text:p text:style-name="Table_20_Contents">The CONCAT function is an enhancement of CONCATENATE, as CONCAT also accepts ranges as arguments, such as B2:E5, K:K or K:M. When ranges are used, the cells are traversed row by row (from top to bottom) to concatenate.</text:p>
            <text:p text:style-name="Table_20_Contents"><text:span text:style-name="Strong_20_Emphasis">String1</text:span>, <text:span text:style-name="Strong_20_Emphasis">String2</text:span>, … are strings or references to cells or ranges that contain strings to concatenate. <text:span text:style-name="Strong_20_Emphasis">String2</text:span> onward are optional.<text:change-end text:change-id="ct393758304"/></text:p>
          </table:table-cell>
        </table:table-row>
        <table:table-row table:style-name="Textfunctions.1">
          <table:table-cell table:style-name="Textfunctions.A46" office:value-type="string">
            <text:p text:style-name="Table_20_Contents">CONCATENATE(text 1, text 2, <text:span text:style-name="T4">…</text:span>, text 30)</text:p>
          </table:table-cell>
          <table:table-cell table:style-name="Textfunctions.B46" office:value-type="string">
            <text:p text:style-name="P37">Combines several text strings into one string. <text:span text:style-name="Strong_20_Emphasis">text 1</text:span>, <text:span text:style-name="Strong_20_Emphasis">text 2</text:span>, <text:span text:style-name="T4">…</text:span>, <text:span text:style-name="Strong_20_Emphasis">text 30</text:span> are text passages that are to be combined into one string.<text:change-start text:change-id="ct429185440"/> <text:span text:style-name="Strong_20_Emphasis"><text:span text:style-name="T108">t</text:span></text:span><text:span text:style-name="Strong_20_Emphasis">ext 2</text:span> <text:span text:style-name="T77">onward are optional.</text:span><text:change-end text:change-id="ct429185440"/></text:p>
          </table:table-cell>
        </table:table-row>
        <table:table-row table:style-name="Textfunctions.2">
          <table:table-cell table:style-name="Textfunctions.A46" office:value-type="string">
            <text:p text:style-name="Table_20_Contents">DECIMAL(text, radix)</text:p>
          </table:table-cell>
          <table:table-cell table:style-name="Textfunctions.B46" office:value-type="string">
            <text:p text:style-name="P57"><text:change-start text:change-id="ct429185680"/>Converts a text string with characters from a number system to a positive integer in the base radix given. Spaces and tabs are ignored. The <text:span text:style-name="T108">t</text:span>ext field is not case-sensitive.</text:p>
            <text:p text:style-name="P57">If the radix is 16, a leading x or X or 0x or 0X, and an appended h or H, is disregarded. If the radix is 2, an appended b or B is disregarded. Other characters that do not belong to the number system generate an error.</text:p>
            <text:p text:style-name="P57"><text:span text:style-name="Strong_20_Emphasis"><text:span text:style-name="T97">t</text:span></text:span><text:span text:style-name="Strong_20_Emphasis">ext</text:span> is the text string to be converted. To differentiate between a hexadecimal number, such as A1 and the reference to cell A1, you must place the number in quotation marks, for example, "A1" or "FACE".</text:p>
            <text:p text:style-name="P57"><text:span text:style-name="Strong_20_Emphasis"><text:span text:style-name="T97">r</text:span></text:span><text:span text:style-name="Strong_20_Emphasis">adix</text:span> indicates the base of the number system. It may be any positive integer in the range 2 to 36.<text:change-end text:change-id="ct429185680"/><text:change text:change-id="ct508698368"/><text:change text:change-id="ct481248000"/><text:change text:change-id="ct481247760"/><text:change text:change-id="ct429173328"/><text:change text:change-id="ct429173088"/><text:change text:change-id="ct768908336"/><text:change text:change-id="ct768908096"/><text:change text:change-id="ct409542112"/><text:change text:change-id="ct409541872"/></text:p>
          </table:table-cell>
        </table:table-row>
        <table:table-row table:style-name="Textfunctions.1">
          <table:table-cell table:style-name="Textfunctions.A46" office:value-type="string">
            <text:p text:style-name="Table_20_Contents">DOLLAR(value, decimals)</text:p>
          </table:table-cell>
          <table:table-cell table:style-name="Textfunctions.B46" office:value-type="string">
            <text:p text:style-name="Table_20_Contents">Converts a number to text in the locale currency format, rounded to a specified decimal place. <text:span text:style-name="Strong_20_Emphasis">value</text:span> is the number to be converted; it can be a number, a reference to a cell containing a number, or a formula which returns a number. <text:span text:style-name="Strong_20_Emphasis">decimals</text:span> (optional) is the number of decimal places to be used. If no <text:change-start text:change-id="ct508698608"/><text:span text:style-name="Strong_20_Emphasis">decimals</text:span><text:change-end text:change-id="ct508698608"/> value is specified, all numbers in currency format will be displayed with two decimal places. The currency format is set in the system settings.</text:p>
          </table:table-cell>
        </table:table-row>
        <table:table-row table:style-name="Textfunctions.2">
          <table:table-cell table:style-name="Textfunctions.A46" office:value-type="string">
            <text:p text:style-name="P8"><text:change-start text:change-id="ct788175008"/>ENCODEURL<text:change-end text:change-id="ct788175008"/><text:change-start text:change-id="ct788175248"/>(Text)<text:change-end text:change-id="ct788175248"/></text:p>
          </table:table-cell>
          <table:table-cell table:style-name="Textfunctions.B46" office:value-type="string">
            <text:p text:style-name="Table_20_Contents"><text:change-start text:change-id="ct56793600"/>Returns a URL-encoded string. Use this function to transform text with symbols of national alphabets (for example accented characters, non-ASCII alphabets, or Asian words) to a string of URL-standard symbols.</text:p>
            <text:p text:style-name="Table_20_Contents"><text:span text:style-name="Strong_20_Emphasis">Text</text:span> is a string to encode to a sequence of URL-standard symbols.<text:change-end text:change-id="ct56793600"/></text:p>
          </table:table-cell>
        </table:table-row>
        <text:soft-page-break/>
        <table:table-row table:style-name="Textfunctions.2">
          <table:table-cell table:style-name="Textfunctions.A46" office:value-type="string">
            <text:p text:style-name="Table_20_Contents">EXACT(text_1, text_2)</text:p>
          </table:table-cell>
          <table:table-cell table:style-name="Textfunctions.B46" office:value-type="string">
            <text:p text:style-name="Table_20_Contents">Compares two text strings and returns TRUE if they are identical. This function is case-sensitive. <text:span text:style-name="Strong_20_Emphasis">text_1</text:span> is the first text to compare. <text:span text:style-name="Strong_20_Emphasis">text_2</text:span> is the second text to compare. Both arguments if entered directly must be in double quotes.</text:p>
          </table:table-cell>
        </table:table-row>
        <table:table-row table:style-name="Textfunctions.1">
          <table:table-cell table:style-name="Textfunctions.A46" office:value-type="string">
            <text:p text:style-name="P8"><text:change-start text:change-id="ct56793840"/>FILTERXML<text:change-end text:change-id="ct56793840"/><text:change-start text:change-id="ct402001776"/>(XML Document, XPath Expression)<text:change-end text:change-id="ct402001776"/></text:p>
          </table:table-cell>
          <table:table-cell table:style-name="Textfunctions.B46" office:value-type="string">
            <text:p text:style-name="Table_20_Contents"><text:change-start text:change-id="ct402002016"/>Appl<text:span text:style-name="T108">ies</text:span> an XPath expression to a<text:span text:style-name="T98">n</text:span> XML document <text:span text:style-name="T108">and returns the relevant XML content</text:span>.</text:p>
            <text:p text:style-name="Table_20_Contents"><text:span text:style-name="Strong_20_Emphasis">XML Document</text:span> is a string containing a valid XML stream. <text:span text:style-name="Strong_20_Emphasis">XPath Expression</text:span> is a string containing a valid XPath expression.<text:change-end text:change-id="ct402002016"/></text:p>
          </table:table-cell>
        </table:table-row>
        <table:table-row table:style-name="Textfunctions.1">
          <table:table-cell table:style-name="Textfunctions.A46" office:value-type="string">
            <text:p text:style-name="Table_20_Contents">FIND(find_text, text, position)</text:p>
          </table:table-cell>
          <table:table-cell table:style-name="Textfunctions.B46" office:value-type="string">
            <text:p text:style-name="Table_20_Contents">Looks for a string of text within another string and returns the position in the searched text where the searched-for text begins. Where to begin the search can also be defined. The search term can be a number or any string of characters. The search is case-sensitive. <text:span text:style-name="Strong_20_Emphasis">find_text</text:span> is the text to be found. <text:span text:style-name="Strong_20_Emphasis">text</text:span> is the text which is being searched. <text:span text:style-name="Strong_20_Emphasis">position</text:span> (optional) is the position in the text from which the search starts. Text must be entered in double quotes.</text:p>
          </table:table-cell>
        </table:table-row>
        <table:table-row table:style-name="Textfunctions.2">
          <table:table-cell table:style-name="Textfunctions.A46" office:value-type="string">
            <text:p text:style-name="P8"><text:change-start text:change-id="ct515596672"/>FINDB<text:change-end text:change-id="ct515596672"/><text:change-start text:change-id="ct515596912"/>(Find Text, Search Text, Position)<text:change-end text:change-id="ct515596912"/></text:p>
          </table:table-cell>
          <table:table-cell table:style-name="Textfunctions.B46" office:value-type="string">
            <text:p text:style-name="Table_20_Contents"><text:change-start text:change-id="ct759563488"/>Returns the starting position of a given text string within another text string, using byte positions. Where to begin the search can also be defined. The search is case sensitive.</text:p>
            <text:p text:style-name="Table_20_Contents"><text:span text:style-name="Strong_20_Emphasis">Find Text</text:span> is the text to be found. <text:span text:style-name="Strong_20_Emphasis">Search Text</text:span> is the text to be searched. <text:span text:style-name="Strong_20_Emphasis">Position</text:span> is optional and specifies the position in <text:span text:style-name="Strong_20_Emphasis">Start Text </text:span>from which the search should start. <text:span text:style-name="Strong_20_Emphasis">Position</text:span> defaults to the first character of the string to be searched. Text strings must be entered in double quotation marks.<text:change-end text:change-id="ct759563488"/></text:p>
          </table:table-cell>
        </table:table-row>
        <table:table-row table:style-name="Textfunctions.2">
          <table:table-cell table:style-name="Textfunctions.A46" office:value-type="string">
            <text:p text:style-name="Table_20_Contents">FIXED(number, Decimals, No thousands separator)</text:p>
          </table:table-cell>
          <table:table-cell table:style-name="Textfunctions.B46" office:value-type="string">
            <text:p text:style-name="Table_20_Contents">Returns a number, displayed as text, with a fixed number of decimal places and with or without a thousands separator. This function can be used to apply a uniform format to a column of numbers. <text:span text:style-name="Strong_20_Emphasis">number</text:span> is the number to be formatted. <text:span text:style-name="Strong_20_Emphasis">Decimals</text:span> is the number of decimal places to be displayed. <text:bookmark text:name="FIXED"/>If <text:span text:style-name="Strong_20_Emphasis">Decimals</text:span> is negative, the number is rounded to ABS(<text:span text:style-name="Strong_20_Emphasis">number</text:span>) <text:span text:style-name="Strong_20_Emphasis">Decimals</text:span> places to the left from the decimal point. <text:s/><text:span text:style-name="Strong_20_Emphasis">No thousands separator</text:span> (optional) determines whether the thousands separator is used or not. If the <text:change text:change-id="ct191819616"/><text:change-start text:change-id="ct549655584"/><text:span text:style-name="T108">argument</text:span><text:change-end text:change-id="ct549655584"/> is equal to 0 or omitted, the thousands separators of the current locale setting are displayed, else the separators are suppressed.</text:p>
          </table:table-cell>
        </table:table-row>
        <table:table-row table:style-name="Textfunctions.1">
          <table:table-cell table:style-name="Textfunctions.A46" office:value-type="string">
            <text:p text:style-name="Table_20_Contents">JIS(text)</text:p>
          </table:table-cell>
          <table:table-cell table:style-name="Textfunctions.B46" office:value-type="string">
            <text:p text:style-name="Table_20_Contents">The JIS function converts half-width to full-width ASCII and katakana characters. Returns a text string. <text:span text:style-name="Strong_20_Emphasis">text</text:span> is the text that contains characters to be converted. This is the complementary function to ASC.</text:p>
          </table:table-cell>
        </table:table-row>
        <table:table-row table:style-name="Textfunctions.1">
          <table:table-cell table:style-name="Textfunctions.A46" office:value-type="string">
            <text:p text:style-name="Table_20_Contents">LEFT(text, number)</text:p>
          </table:table-cell>
          <table:table-cell table:style-name="Textfunctions.B46" office:value-type="string">
            <text:p text:style-name="Table_20_Contents">Returns the number of characters from the left of a text string <text:span text:style-name="Strong_20_Emphasis">text</text:span> determined by <text:span text:style-name="Strong_20_Emphasis">number</text:span>. If this <text:change text:change-id="ct756352496"/><text:change-start text:change-id="ct756352736"/><text:span text:style-name="T108">argument</text:span><text:change-end text:change-id="ct756352736"/> is omitted, one character is returned. If <text:span text:style-name="Strong_20_Emphasis">number</text:span> is greater than the length of the string, the whole string is returned.</text:p>
          </table:table-cell>
        </table:table-row>
        <text:soft-page-break/>
        <table:table-row table:style-name="Textfunctions.2">
          <table:table-cell table:style-name="Textfunctions.A46" office:value-type="string">
            <text:p text:style-name="P8"><text:change-start text:change-id="ct549655824"/>LEFTB<text:change-end text:change-id="ct549655824"/><text:change-start text:change-id="ct297569600"/>(Text, Number of Bytes)<text:change-end text:change-id="ct297569600"/></text:p>
          </table:table-cell>
          <table:table-cell table:style-name="Textfunctions.B46" office:value-type="string">
            <text:p text:style-name="Table_20_Contents"><text:change-start text:change-id="ct297569840"/>Returns the first character(s) of a DBCS text string. </text:p>
            <text:p text:style-name="Table_20_Contents"><text:span text:style-name="Strong_20_Emphasis">Text</text:span> is the text string from which the initial partial words are to be determined. <text:span text:style-name="Strong_20_Emphasis">Number of Bytes</text:span> is optional and specifies the number of characters to be extracted, expressed as bytes (two bytes constitute one complete DBCS character). If this <text:span text:style-name="T108">argument</text:span> is not defined, one character is returned.<text:change-end text:change-id="ct297569840"/></text:p>
          </table:table-cell>
        </table:table-row>
        <table:table-row table:style-name="Textfunctions.2">
          <table:table-cell table:style-name="Textfunctions.A46" office:value-type="string">
            <text:p text:style-name="Table_20_Contents">LEN(text)</text:p>
          </table:table-cell>
          <table:table-cell table:style-name="Textfunctions.B46" office:value-type="string">
            <text:p text:style-name="Table_20_Contents">Returns the length of a string including spaces. <text:span text:style-name="Strong_20_Emphasis">text</text:span> is the text whose length is to be determined.</text:p>
          </table:table-cell>
        </table:table-row>
        <table:table-row table:style-name="Textfunctions.1">
          <table:table-cell table:style-name="Textfunctions.A46" office:value-type="string">
            <text:p text:style-name="P8"><text:change-start text:change-id="ct586190720"/>LENB<text:change-end text:change-id="ct586190720"/><text:change-start text:change-id="ct586190960"/>(Text)<text:change-end text:change-id="ct586190960"/></text:p>
          </table:table-cell>
          <table:table-cell table:style-name="Textfunctions.B46" office:value-type="string">
            <text:p text:style-name="Table_20_Contents"><text:change-start text:change-id="ct123186336"/>Returns the number of bytes used to represent the characters in a DBCS text string.</text:p>
            <text:p text:style-name="Table_20_Contents"><text:span text:style-name="Strong_20_Emphasis">Text</text:span> is the text whose length is to be determined.<text:change-end text:change-id="ct123186336"/></text:p>
          </table:table-cell>
        </table:table-row>
        <table:table-row table:style-name="Textfunctions.1">
          <table:table-cell table:style-name="Textfunctions.A46" office:value-type="string">
            <text:p text:style-name="Table_20_Contents">LOWER(text)</text:p>
          </table:table-cell>
          <table:table-cell table:style-name="Textfunctions.B46" office:value-type="string">
            <text:p text:style-name="Table_20_Contents">Converts all uppercase letters in a text string to lowercase. <text:span text:style-name="Strong_20_Emphasis">text</text:span> is the text to be converted.</text:p>
          </table:table-cell>
        </table:table-row>
        <table:table-row table:style-name="Textfunctions.2">
          <table:table-cell table:style-name="Textfunctions.A46" office:value-type="string">
            <text:p text:style-name="Table_20_Contents">MID(text, start, number)</text:p>
          </table:table-cell>
          <table:table-cell table:style-name="Textfunctions.B46" office:value-type="string">
            <text:p text:style-name="Table_20_Contents">Returns a text segment of a character string. The <text:change text:change-id="ct123186576"/><text:change-start text:change-id="ct178431504"/><text:span text:style-name="T108">arguments</text:span><text:change-end text:change-id="ct178431504"/> specify the starting position and the number of characters to return. <text:span text:style-name="Strong_20_Emphasis">text</text:span> is the text containing the characters from which to extract. <text:span text:style-name="Strong_20_Emphasis">start</text:span> is the position marking the beginning of the text to extract. <text:span text:style-name="Strong_20_Emphasis">number</text:span> is the number of characters from that point on to be returned. If <text:span text:style-name="Strong_20_Emphasis">number</text:span> is greater than LEN(text) minus <text:span text:style-name="Strong_20_Emphasis">start</text:span>, then the text from <text:span text:style-name="Strong_20_Emphasis">start</text:span> to the end of <text:span text:style-name="Strong_20_Emphasis">text</text:span> is returned.</text:p>
          </table:table-cell>
        </table:table-row>
        <table:table-row table:style-name="Textfunctions.2">
          <table:table-cell table:style-name="Textfunctions.A46" office:value-type="string">
            <text:p text:style-name="P8"><text:change-start text:change-id="ct125176400"/>MIDB<text:change-end text:change-id="ct125176400"/><text:change-start text:change-id="ct125176640"/>(Text, Start, Number of Bytes)<text:change-end text:change-id="ct125176640"/></text:p>
          </table:table-cell>
          <table:table-cell table:style-name="Textfunctions.B46" office:value-type="string">
            <text:p text:style-name="Table_20_Contents"><text:change-start text:change-id="ct458787536"/>Returns a sub-string from a DBCS text string. The <text:span text:style-name="T108">arguments</text:span> specify the starting position and the number of characters.</text:p>
            <text:p text:style-name="Table_20_Contents"><text:span text:style-name="Strong_20_Emphasis">Text</text:span> is the text containing the characters to extract. <text:span text:style-name="Strong_20_Emphasis">Start</text:span> is the position of the first character in the text to extract. <text:span text:style-name="Strong_20_Emphasis">Number of Bytes</text:span> specifies the number of characters to be returned, in bytes.<text:change-end text:change-id="ct458787536"/></text:p>
          </table:table-cell>
        </table:table-row>
        <table:table-row table:style-name="Textfunctions.1">
          <table:table-cell table:style-name="Textfunctions.A46" office:value-type="string">
            <text:p text:style-name="Table_20_Contents">NUMBERVALUE(text, decimal_separator, group_separator)</text:p>
          </table:table-cell>
          <table:table-cell table:style-name="Textfunctions.B46" office:value-type="string">
            <text:p text:style-name="P37"><text:bookmark text:name="VALUE1"/><text:change-start text:change-id="ct458787776"/><text:span text:style-name="T77">C</text:span>onvert<text:span text:style-name="T77">s</text:span> text to number, in a locale-independent way.</text:p>
            <text:p text:style-name="P38"><text:span text:style-name="Strong_20_Emphasis"><text:span text:style-name="T77">t</text:span></text:span><text:span text:style-name="Strong_20_Emphasis">ext</text:span> is a valid number expression and must be entered with quotation marks. <text:span text:style-name="Strong_20_Emphasis">decimal_separator</text:span> (optional) defines the character used as the decimal separator. <text:span text:style-name="Strong_20_Emphasis">group_separator</text:span> (optional) defines the character(s) used as the group separator.<text:change-end text:change-id="ct458787776"/><text:change-start text:change-id="ct357122816"/></text:p>
            <text:p text:style-name="P38"><text:span text:style-name="T77">The length of the </text:span><text:span text:style-name="Strong_20_Emphasis">decimal_separator</text:span> <text:span text:style-name="T77">must be 1 and the </text:span>decimal_separator <text:span text:style-name="T77">should</text:span> not appear in <text:span text:style-name="Strong_20_Emphasis">group_separator</text:span>.<text:change-end text:change-id="ct357122816"/><text:change text:change-id="ct448285648"/> </text:p>
          </table:table-cell>
        </table:table-row>
        <table:table-row table:style-name="Textfunctions.1">
          <table:table-cell table:style-name="Textfunctions.A46" office:value-type="string">
            <text:p text:style-name="Table_20_Contents">PROPER(text)</text:p>
          </table:table-cell>
          <table:table-cell table:style-name="Textfunctions.B46" office:value-type="string">
            <text:p text:style-name="Table_20_Contents">Capitalizes the first letter in all words of a text string. <text:span text:style-name="Strong_20_Emphasis">text</text:span> is the text to be converted.</text:p>
          </table:table-cell>
        </table:table-row>
        <text:soft-page-break/>
        <table:table-row table:style-name="Textfunctions.2">
          <table:table-cell table:style-name="Textfunctions.A46" office:value-type="string">
            <text:p text:style-name="P8"><text:change-start text:change-id="ct621940336"/>REGEX<text:change-end text:change-id="ct621940336"/><text:change-start text:change-id="ct535179872"/>(Text, Expression, Replacement, Flags <text:span text:style-name="T98">or </text:span>Occurrence)<text:change-end text:change-id="ct535179872"/></text:p>
          </table:table-cell>
          <table:table-cell table:style-name="Textfunctions.B46" office:value-type="string">
            <text:p text:style-name="Table_20_Contents"><text:change-start text:change-id="ct500545184"/>Matches and extracts or optionally replaces text using regular expressions.</text:p>
            <text:p text:style-name="Table_20_Contents"><text:span text:style-name="Strong_20_Emphasis">Text</text:span> is a text string or reference to a cell where the regular expression is to be applied. <text:span text:style-name="Strong_20_Emphasis">Expression</text:span> is text representing the regular expression, using International Components for Unicode (ICU) regular expressions. If there is no match and <text:span text:style-name="Strong_20_Emphasis">Replacement</text:span> is not given, #N/A is returned.</text:p>
            <text:p text:style-name="Table_20_Contents"><text:span text:style-name="Strong_20_Emphasis">Replacement</text:span> is optional and gives the replacement text and references to capture groups. If there is no match, <text:span text:style-name="Strong_20_Emphasis">Text</text:span> is returned unmodified.</text:p>
            <text:p text:style-name="Table_20_Contents"><text:span text:style-name="Strong_20_Emphasis">Flags</text:span> is optional. "g" replaces all matches of <text:span text:style-name="Strong_20_Emphasis">Expression</text:span> in <text:span text:style-name="Strong_20_Emphasis">Text</text:span>, not extracted. If there is no match, <text:span text:style-name="Strong_20_Emphasis">Text</text:span> is returned unmodified.</text:p>
            <text:p text:style-name="Table_20_Contents"><text:span text:style-name="Strong_20_Emphasis">Occurrence</text:span> is optional and gives a number to indicate which match of <text:span text:style-name="Strong_20_Emphasis">Expression</text:span> in <text:span text:style-name="Strong_20_Emphasis">Text</text:span> is to be extracted or replaced. If there is no match and <text:span text:style-name="Strong_20_Emphasis">Replacement</text:span> is not given, #N/A is returned. If there is no match and <text:span text:style-name="Strong_20_Emphasis">Replacement</text:span> is given, <text:span text:style-name="Strong_20_Emphasis">Text</text:span> is returned unmodified. If <text:span text:style-name="Strong_20_Emphasis">Occurrence</text:span> is 0, <text:span text:style-name="Strong_20_Emphasis">Text</text:span> is returned unmodified.<text:change-end text:change-id="ct500545184"/></text:p>
          </table:table-cell>
        </table:table-row>
        <table:table-row table:style-name="Textfunctions.2">
          <table:table-cell table:style-name="Textfunctions.A46" office:value-type="string">
            <text:p text:style-name="Table_20_Contents">REPLACE(Text, position, length, new text)</text:p>
          </table:table-cell>
          <table:table-cell table:style-name="Textfunctions.B46" office:value-type="string">
            <text:p text:style-name="Table_20_Contents">Replaces part of a text string with a different text string. This function can be used to replace both characters and numbers (which are automatically converted to text). The result of the function is always displayed as text. To perform further calculations with a number which has been replaced by text, convert it back to a number using the VALUE function. Any text containing numbers must be enclosed in quotation marks so it is not interpreted as a number and automatically converted to text. <text:span text:style-name="Strong_20_Emphasis">Text</text:span> is text, a part of which will be replaced. <text:span text:style-name="Strong_20_Emphasis">position</text:span> is the position within the text where the replacement will begin. <text:span text:style-name="Strong_20_Emphasis">length</text:span> is the number of characters in <text:span text:style-name="Strong_20_Emphasis">text</text:span> to be replaced. <text:span text:style-name="Strong_20_Emphasis">new text</text:span> is the text which replaces <text:span text:style-name="Strong_20_Emphasis">text</text:span>.<text:change text:change-id="ct535180112"/></text:p>
          </table:table-cell>
        </table:table-row>
        <table:table-row table:style-name="Textfunctions.1">
          <table:table-cell table:style-name="Textfunctions.A46" office:value-type="string">
            <text:p text:style-name="P8"><text:change-start text:change-id="ct170891472"/>REPLACEB<text:change-end text:change-id="ct170891472"/><text:change-start text:change-id="ct659317840"/>(Text, Position, Length, New Text)<text:change-end text:change-id="ct659317840"/></text:p>
          </table:table-cell>
          <table:table-cell table:style-name="Textfunctions.B46" office:value-type="string">
            <text:p text:style-name="Table_20_Contents"><text:change-start text:change-id="ct153760528"/>Replaces part of a text string, based on the number of bytes you specify, with a different text string.</text:p>
            <text:p text:style-name="Table_20_Contents"><text:span text:style-name="Strong_20_Emphasis">Text</text:span> is a text string, a part of which will be replaced. <text:span text:style-name="Strong_20_Emphasis">Position</text:span> is the position of the character within the text where the replacement will begin. <text:span text:style-name="Strong_20_Emphasis">Length</text:span> is the number of bytes in <text:span text:style-name="Strong_20_Emphasis">Text</text:span> to be replaced. <text:span text:style-name="Strong_20_Emphasis">New Text</text:span> is replacement text.<text:change-end text:change-id="ct153760528"/></text:p>
          </table:table-cell>
        </table:table-row>
        <table:table-row table:style-name="Textfunctions.1">
          <table:table-cell table:style-name="Textfunctions.A46" office:value-type="string">
            <text:p text:style-name="Table_20_Contents">REPT(text, number)</text:p>
          </table:table-cell>
          <table:table-cell table:style-name="Textfunctions.B46" office:value-type="string">
            <text:p text:style-name="Table_20_Contents">Repeats a character string by the given <text:span text:style-name="Strong_20_Emphasis">number</text:span> of copies. <text:span text:style-name="Strong_20_Emphasis">text</text:span> is the text to be repeated. <text:span text:style-name="Strong_20_Emphasis">number</text:span> is the number of repetitions. The result can be a maximum of 255 characters.</text:p>
          </table:table-cell>
        </table:table-row>
        <table:table-row table:style-name="Textfunctions.2">
          <table:table-cell table:style-name="Textfunctions.A46" office:value-type="string">
            <text:p text:style-name="Table_20_Contents">RIGHT(text, number)</text:p>
          </table:table-cell>
          <table:table-cell table:style-name="Textfunctions.B46" office:value-type="string">
            <text:p text:style-name="Table_20_Contents">Returns the right-most <text:span text:style-name="Strong_20_Emphasis">number</text:span> of characters of a <text:span text:style-name="Strong_20_Emphasis">text</text:span> string. If optional <text:span text:style-name="Strong_20_Emphasis">number</text:span> is omitted, 1 is assumed and the right-most character is returned. If <text:span text:style-name="Strong_20_Emphasis">number</text:span> is greater than the length of <text:span text:style-name="Strong_20_Emphasis">text</text:span>, the whole text is returned.</text:p>
          </table:table-cell>
        </table:table-row>
        <table:table-row table:style-name="Textfunctions.2">
          <table:table-cell table:style-name="Textfunctions.A46" office:value-type="string">
            <text:p text:style-name="P8"><text:change-start text:change-id="ct153760768"/>RIGHTB<text:change-end text:change-id="ct153760768"/><text:change-start text:change-id="ct527349424"/>(Text, Number of Bytes)<text:change-end text:change-id="ct527349424"/></text:p>
          </table:table-cell>
          <table:table-cell table:style-name="Textfunctions.B46" office:value-type="string">
            <text:p text:style-name="Table_20_Contents"><text:change-start text:change-id="ct517973696"/>Returns the last character(s) of a DBCS text string.</text:p>
            <text:p text:style-name="Table_20_Contents"><text:span text:style-name="Strong_20_Emphasis">Text</text:span> is the text string of which the right part is to be determined. <text:span text:style-name="Strong_20_Emphasis">Number of Bytes </text:span>is optional and specifies the number of characters you want to extract, expressed as bytes (two bytes constitute one complete DBCS character).<text:change-end text:change-id="ct517973696"/></text:p>
          </table:table-cell>
        </table:table-row>
        <text:soft-page-break/>
        <table:table-row table:style-name="Textfunctions.1">
          <table:table-cell table:style-name="Textfunctions.A46" office:value-type="string">
            <text:p text:style-name="Table_20_Contents">ROMAN(Number, Mode)</text:p>
          </table:table-cell>
          <table:table-cell table:style-name="Textfunctions.B46" office:value-type="string">
            <text:p text:style-name="Table_20_Contents">Converts a number into a Roman numeral. The value range must be between 0 and 3999; the modes can be integers from 0 to 4. <text:span text:style-name="Strong_20_Emphasis">Number</text:span> is the number that is to be converted into a Roman numeral. <text:span text:style-name="Strong_20_Emphasis">Mode</text:span> (optional) indicates the degree of simplification. The higher the value, the greater is the simplification of the Roman numeral.</text:p>
          </table:table-cell>
        </table:table-row>
        <table:table-row table:style-name="Textfunctions.2">
          <table:table-cell table:style-name="Textfunctions.A46" office:value-type="string">
            <text:p text:style-name="Table_20_Contents">ROT13(Text)</text:p>
          </table:table-cell>
          <table:table-cell table:style-name="Textfunctions.B46" office:value-type="string">
            <text:p text:style-name="Table_20_Contents">Encrypts a character string by moving the characters 13 positions in the alphabet. After the letter Z, the alphabet begins again (<text:change-start text:change-id="ct517973936"/><text:span text:style-name="T108">r</text:span><text:change-end text:change-id="ct517973936"/><text:change text:change-id="ct580253136"/>otation). Entering text <text:change-start text:change-id="ct580253376"/><text:span text:style-name="T108">previously </text:span><text:change-end text:change-id="ct580253376"/>encrypted by this <text:change text:change-id="ct522547920"/>function decrypts the text. <text:span text:style-name="Strong_20_Emphasis">Text</text:span> is the character string to be encrypted/decrypted.</text:p>
          </table:table-cell>
        </table:table-row>
        <table:table-row table:style-name="Textfunctions.1">
          <table:table-cell table:style-name="Textfunctions.A46" office:value-type="string">
            <text:p text:style-name="Table_20_Contents">SEARCH(find_text, text, position)</text:p>
          </table:table-cell>
          <table:table-cell table:style-name="Textfunctions.B46" office:value-type="string">
            <text:p text:style-name="Table_20_Contents"><text:bookmark text:name="regulaer3"/>Returns the start position of a text string within a larger string. The start position for the search can be set as an option. The search text can be a number or any sequence of characters. The search is not case-sensitive. The search supports regular expressions. <text:span text:style-name="Strong_20_Emphasis">find_text</text:span> is the text to be searched for. <text:span text:style-name="Strong_20_Emphasis">text</text:span> is the text where the search will take place. <text:span text:style-name="Strong_20_Emphasis">position</text:span> (optional) is the position in the text where the search is to start.</text:p>
          </table:table-cell>
        </table:table-row>
        <table:table-row table:style-name="Textfunctions.1">
          <table:table-cell table:style-name="Textfunctions.A46" office:value-type="string">
            <text:p text:style-name="P8"><text:change-start text:change-id="ct132933168"/>SEARCHB<text:change-end text:change-id="ct132933168"/><text:change-start text:change-id="ct132933408"/>(Find Text, Search Text, Position)<text:change-end text:change-id="ct132933408"/></text:p>
          </table:table-cell>
          <table:table-cell table:style-name="Textfunctions.B46" office:value-type="string">
            <text:p text:style-name="Table_20_Contents"><text:change-start text:change-id="ct347961232"/>Returns the start position of a text string within a larger DBCS text string. The start position for the search can be set as an option. The search text can be a number or any sequence of characters. The search is not case-sensitive.</text:p>
            <text:p text:style-name="Table_20_Contents"><text:span text:style-name="Strong_20_Emphasis">Find Text</text:span> is the text to be searched for. <text:span text:style-name="Strong_20_Emphasis">Search Text</text:span> is the text where the search will take place. <text:span text:style-name="Strong_20_Emphasis">Position</text:span> is optional and defines the position in the text where the search is to start.<text:change-end text:change-id="ct347961232"/></text:p>
          </table:table-cell>
        </table:table-row>
        <table:table-row table:style-name="Textfunctions.2">
          <table:table-cell table:style-name="Textfunctions.A46" office:value-type="string">
            <text:p text:style-name="Table_20_Contents">SUBSTITUTE(text, search_text, new text, occurrence)</text:p>
          </table:table-cell>
          <table:table-cell table:style-name="Textfunctions.B46" office:value-type="string">
            <text:p text:style-name="Table_20_Contents">Substitutes new text for old text in a string. <text:span text:style-name="Strong_20_Emphasis">text</text:span> is the text in which text segments are to be exchanged. <text:span text:style-name="Strong_20_Emphasis">search_text</text:span> is the text segment that is to be replaced (a number of times). <text:span text:style-name="Strong_20_Emphasis">new text</text:span> is the text that is to replace the text segment. <text:span text:style-name="Strong_20_Emphasis">occurrence</text:span> (optional) indicates <text:change text:change-id="ct144138080"/><text:change-start text:change-id="ct461861632"/><text:span text:style-name="T78">which</text:span><text:change-end text:change-id="ct461861632"/><text:change-start text:change-id="ct521207808"/><text:span text:style-name="T78"> </text:span><text:change-end text:change-id="ct521207808"/>occurrence<text:change text:change-id="ct521208048"/> of the search text <text:change text:change-id="ct508691472"/><text:change-start text:change-id="ct577050848"/><text:span text:style-name="T78">is</text:span><text:change-end text:change-id="ct577050848"/> to be replaced. If this <text:change text:change-id="ct250845376"/><text:change-start text:change-id="ct526056496"/><text:span text:style-name="T108">argument</text:span><text:change-end text:change-id="ct526056496"/> is missing, the search text is replaced throughout.</text:p>
          </table:table-cell>
        </table:table-row>
        <table:table-row table:style-name="Textfunctions.1">
          <table:table-cell table:style-name="Textfunctions.A46" office:value-type="string">
            <text:p text:style-name="Table_20_Contents">T(value)</text:p>
          </table:table-cell>
          <table:table-cell table:style-name="Textfunctions.B46" office:value-type="string">
            <text:p text:style-name="Table_20_Contents"><text:change text:change-id="ct526056736"/><text:change-start text:change-id="ct170361360"/><text:span text:style-name="T78">R</text:span>eturns the target text, or a blank text string if the target is not a text string<text:change-end text:change-id="ct170361360"/>. <text:span text:style-name="Strong_20_Emphasis">value</text:span> is the value to be evaluated. A reference can be used as <text:change-start text:change-id="ct170361600"/><text:span text:style-name="T108">an </text:span><text:change-end text:change-id="ct170361600"/>a<text:change-start text:change-id="ct585043776"/><text:span text:style-name="T108">rgument</text:span><text:change-end text:change-id="ct585043776"/><text:change text:change-id="ct585044016"/>. If the dereferenced value is not of type text, the result will be an empty string.</text:p>
          </table:table-cell>
        </table:table-row>
        <table:table-row table:style-name="Textfunctions.2">
          <table:table-cell table:style-name="Textfunctions.A46" office:value-type="string">
            <text:p text:style-name="Table_20_Contents">TEXT(number, Format)</text:p>
          </table:table-cell>
          <table:table-cell table:style-name="Textfunctions.B46" office:value-type="string">
            <text:p text:style-name="Table_20_Contents">Converts a number into text according to a given format. <text:span text:style-name="Strong_20_Emphasis">number</text:span> is the numerical value to be converted. <text:span text:style-name="Strong_20_Emphasis">Format</text:span> is the text which defines the format<text:change text:change-id="ct504188576"/>. Use decimal and thousands separators according to the language set in the cell format.<text:change-start text:change-id="ct504188336"/></text:p>
            <text:p text:style-name="P39">More informati<text:change-end text:change-id="ct504188336"/><text:change-start text:change-id="ct504204640"/>on on number format codes is available <text:span text:style-name="T25">in</text:span> the Help system.<text:change-end text:change-id="ct504204640"/></text:p>
          </table:table-cell>
        </table:table-row>
        <text:soft-page-break/>
        <table:table-row table:style-name="Textfunctions.1">
          <table:table-cell table:style-name="Textfunctions.A46" office:value-type="string">
            <text:p text:style-name="P8"><text:change-start text:change-id="ct504204880"/>TEXTJOIN<text:change-end text:change-id="ct504204880"/><text:change-start text:change-id="ct571826352"/>(Delimiter, Skip Empty, String1, String2, …)<text:change-end text:change-id="ct571826352"/></text:p>
          </table:table-cell>
          <table:table-cell table:style-name="Textfunctions.B46" office:value-type="string">
            <text:p text:style-name="Table_20_Contents"><text:change-start text:change-id="ct571826592"/>Concatenates one or more strings, and inserts delimiters between them.</text:p>
            <text:p text:style-name="Table_20_Contents"><text:span text:style-name="Strong_20_Emphasis">Delimiter</text:span> is a text string and can be a range. <text:span text:style-name="Strong_20_Emphasis">Skip Empty</text:span> is a logical (TRUE or FALSE, 1 or 0) argument. When TRUE, empty strings will be ignored. <text:span text:style-name="Strong_20_Emphasis">String1</text:span>, <text:span text:style-name="Strong_20_Emphasis">String2</text:span>, … are strings or references to cells or ranges that contain text to join. <text:span text:style-name="Strong_20_Emphasis">String2</text:span> onward are optional. Ranges are traversed row by row (from top to bottom). </text:p>
            <text:p text:style-name="Table_20_Contents">If <text:span text:style-name="Strong_20_Emphasis">Delimiter</text:span> is a range, the range need not be of the same size as the number of strings to be joined. If there are more delimiters than strings to be joined, not all delimiters will be used. If there are fewer delimiters than strings to be joined, the delimiters will be used again from the start.<text:change-end text:change-id="ct571826592"/></text:p>
          </table:table-cell>
        </table:table-row>
        <table:table-row table:style-name="Textfunctions.1">
          <table:table-cell table:style-name="Textfunctions.A46" office:value-type="string">
            <text:p text:style-name="Table_20_Contents">TRIM(text)</text:p>
          </table:table-cell>
          <table:table-cell table:style-name="Textfunctions.B46" office:value-type="string">
            <text:p text:style-name="Table_20_Contents">Returns a text string from which leading and trailing spaces have been removed,<text:bookmark text:name="TRIM"/> and replaces all internal multiple spaces with a single space. <text:span text:style-name="Strong_20_Emphasis">text</text:span> is the text from which spaces are to be removed.</text:p>
          </table:table-cell>
        </table:table-row>
        <table:table-row table:style-name="Textfunctions.2">
          <table:table-cell table:style-name="Textfunctions.A46" office:value-type="string">
            <text:p text:style-name="Table_20_Contents">UNICHAR(number)</text:p>
          </table:table-cell>
          <table:table-cell table:style-name="Textfunctions.B46" office:value-type="string">
            <text:p text:style-name="Table_20_Contents"><text:bookmark text:name="UNICHAR"/>Returns the character represented by the given number according to the <text:a xlink:type="simple" xlink:href="http://www.unicode.org/versions/Unicode5.2.0/" text:style-name="Internet_20_link" text:visited-style-name="Visited_20_Internet_20_Link">[UNICODE]</text:a> <text:change-start text:change-id="ct250845616"/><text:span text:style-name="T108">s</text:span><text:change-end text:change-id="ct250845616"/><text:change text:change-id="ct457226192"/>tandard. <text:span text:style-name="Strong_20_Emphasis">number</text:span> is a decimal integer value between 0 and 1114111.</text:p>
          </table:table-cell>
        </table:table-row>
        <table:table-row table:style-name="Textfunctions.2">
          <table:table-cell table:style-name="Textfunctions.A46" office:value-type="string">
            <text:p text:style-name="Table_20_Contents">UNICODE(text)</text:p>
          </table:table-cell>
          <table:table-cell table:style-name="Textfunctions.B46" office:value-type="string">
            <text:p text:style-name="Table_20_Contents"><text:bookmark text:name="UNICODE"/>Returns the <text:a xlink:type="simple" xlink:href="http://www.unicode.org/versions/Unicode5.2.0/" text:style-name="Internet_20_link" text:visited-style-name="Visited_20_Internet_20_Link">[UNICODE]</text:a> code <text:change text:change-id="ct457226432"/>corresponding to the first character of the text value. <text:span text:style-name="Strong_20_Emphasis">text</text:span> is a string from which the code number is returned.</text:p>
          </table:table-cell>
        </table:table-row>
        <table:table-row table:style-name="Textfunctions.2">
          <table:table-cell table:style-name="Textfunctions.A46" office:value-type="string">
            <text:p text:style-name="Table_20_Contents">UPPER(text)</text:p>
          </table:table-cell>
          <table:table-cell table:style-name="Textfunctions.B46" office:value-type="string">
            <text:p text:style-name="Table_20_Contents">Converts the string specified in the <text:span text:style-name="Strong_20_Emphasis">text</text:span> <text:change text:change-id="ct382206896"/><text:change-start text:change-id="ct459693152"/><text:span text:style-name="T108">argument</text:span><text:change-end text:change-id="ct459693152"/> to uppercase characters.</text:p>
          </table:table-cell>
        </table:table-row>
        <table:table-row table:style-name="Textfunctions.1">
          <table:table-cell table:style-name="Textfunctions.A47" office:value-type="string">
            <text:p text:style-name="Table_20_Contents">VALUE(text)</text:p>
          </table:table-cell>
          <table:table-cell table:style-name="Textfunctions.B47" office:value-type="string">
            <text:p text:style-name="Table_20_Contents">Converts a text string into a number. <text:span text:style-name="Strong_20_Emphasis">text</text:span> is the text to be converted to a number.</text:p>
          </table:table-cell>
        </table:table-row>
        <table:table-row table:style-name="Textfunctions.1">
          <table:table-cell table:style-name="Textfunctions.A48" office:value-type="string">
            <text:p text:style-name="P8"><text:change-start text:change-id="ct459693392"/>WEBSERVICE<text:change-end text:change-id="ct459693392"/><text:change-start text:change-id="ct127317968"/>(URI)<text:change-end text:change-id="ct127317968"/></text:p>
          </table:table-cell>
          <table:table-cell table:style-name="Textfunctions.B48" office:value-type="string">
            <text:p text:style-name="Table_20_Contents"><text:change-start text:change-id="ct127318208"/>Get some web content from a Uniform Resource Identifier (URI).</text:p>
            <text:p text:style-name="Table_20_Contents"><text:span text:style-name="Strong_20_Emphasis">URI</text:span> is the URI text of the web service.<text:change-end text:change-id="ct127318208"/></text:p>
          </table:table-cell>
        </table:table-row>
      </table:table>
      <text:h text:style-name="Heading_20_1" text:outline-level="1"><text:bookmark-start text:name="__RefHeading__38249_517945785"/><text:reference-mark-start text:name="add-in functions"/><text:alphabetical-index-mark text:string-value="add-in" text:key1="funkce"/><text:alphabetical-index-mark text:string-value="add-in functions"/><text:bookmark-start text:name="Add-in Functions"/>Add-in functions<text:bookmark-end text:name="__RefHeading__38249_517945785"/><text:bookmark-end text:name="Add-in Functions"/><text:reference-mark-end text:name="add-in functions"/></text:h>
      <text:p text:style-name="P69">Table <text:sequence text:ref-name="refTable11" text:name="Table" text:formula="ooow:Table+1" style:num-format="1">12</text:sequence>: Add-in functions</text:p>
      <table:table table:name=":Add-infunctions" table:style-name="_3a_Add-infunctions">
        <table:table-column table:style-name="_3a_Add-infunctions.A"/>
        <table:table-column table:style-name="_3a_Add-infunctions.B"/>
        <table:table-header-rows>
          <table:table-row table:style-name="_3a_Add-infunctions.1">
            <table:table-cell table:style-name="_3a_Add-infunctions.A1" office:value-type="string">
              <text:p text:style-name="Table_20_Heading">Syntax</text:p>
            </table:table-cell>
            <table:table-cell table:style-name="_3a_Add-infunctions.A1" office:value-type="string">
              <text:p text:style-name="Table_20_Heading">Popis</text:p>
            </table:table-cell>
          </table:table-row>
        </table:table-header-rows>
        <table:table-row table:style-name="_3a_Add-infunctions.2">
          <table:table-cell table:style-name="_3a_Add-infunctions.A2" office:value-type="string">
            <text:p text:style-name="Table_20_Contents">BESSELI(X, N)</text:p>
          </table:table-cell>
          <table:table-cell table:style-name="_3a_Add-infunctions.B2" office:value-type="string">
            <text:p text:style-name="Table_20_Contents">Calculates the modified Bessel function <text:change-start text:change-id="ct492132704"/><text:span text:style-name="T79">of the first kind </text:span><text:change-end text:change-id="ct492132704"/>In(x). <text:span text:style-name="Strong_20_Emphasis">X</text:span> is the value on which the function will be calculated. <text:span text:style-name="Strong_20_Emphasis">N</text:span> is <text:change-start text:change-id="ct64728464"/><text:span text:style-name="T79">a positive integer giving </text:span><text:change-end text:change-id="ct64728464"/>the order of the Bessel function.</text:p>
          </table:table-cell>
        </table:table-row>
        <table:table-row table:style-name="_3a_Add-infunctions.1">
          <table:table-cell table:style-name="_3a_Add-infunctions.A2" office:value-type="string">
            <text:p text:style-name="Table_20_Contents">BESSELJ(X, N)</text:p>
          </table:table-cell>
          <table:table-cell table:style-name="_3a_Add-infunctions.B3" office:value-type="string">
            <text:p text:style-name="Table_20_Contents">Calculates the Bessel function<text:change-start text:change-id="ct574692752"/> <text:span text:style-name="T79">of the first kind</text:span><text:change-end text:change-id="ct574692752"/> Jn(x) (cylinder function). <text:span text:style-name="Strong_20_Emphasis">X</text:span> is the value on which the function will be calculated. <text:span text:style-name="Strong_20_Emphasis">N</text:span> is<text:change-start text:change-id="ct769200928"/> <text:span text:style-name="T79">a positive integer giving</text:span><text:change-end text:change-id="ct769200928"/> the order of the Bessel function.</text:p>
          </table:table-cell>
        </table:table-row>
        <text:soft-page-break/>
        <table:table-row table:style-name="_3a_Add-infunctions.2">
          <table:table-cell table:style-name="_3a_Add-infunctions.A2" office:value-type="string">
            <text:p text:style-name="Table_20_Contents">BESSELK(X, N)</text:p>
          </table:table-cell>
          <table:table-cell table:style-name="_3a_Add-infunctions.B4" office:value-type="string">
            <text:p text:style-name="Table_20_Contents">Calculates the modified Bessel function <text:change-start text:change-id="ct769201168"/><text:span text:style-name="T79">of the second kind </text:span><text:change-end text:change-id="ct769201168"/>Kn(x). <text:span text:style-name="Strong_20_Emphasis">X</text:span> <text:change-start text:change-id="ct764638976"/><text:span text:style-name="T79">(&gt;0) </text:span><text:change-end text:change-id="ct764638976"/>is the value on which the function will be calculated. <text:span text:style-name="Strong_20_Emphasis">N</text:span> is<text:change-start text:change-id="ct394340048"/> <text:span text:style-name="T79">a positive integer giving</text:span><text:change-end text:change-id="ct394340048"/> the order of the Bessel function.</text:p>
          </table:table-cell>
        </table:table-row>
        <table:table-row table:style-name="_3a_Add-infunctions.1">
          <table:table-cell table:style-name="_3a_Add-infunctions.A2" office:value-type="string">
            <text:p text:style-name="Table_20_Contents">BESSELY(X, N)</text:p>
          </table:table-cell>
          <table:table-cell table:style-name="_3a_Add-infunctions.B5" office:value-type="string">
            <text:p text:style-name="Table_20_Contents">Calculates the modified Bessel function <text:change-start text:change-id="ct394340288"/><text:span text:style-name="T79">of the second kind </text:span><text:change-end text:change-id="ct394340288"/>Yn(x), also known as the Weber or Neumann function. <text:span text:style-name="Strong_20_Emphasis">X</text:span> <text:change-start text:change-id="ct56858384"/><text:span text:style-name="T79">(&gt;0) </text:span><text:change-end text:change-id="ct56858384"/>is the value on which the function will be calculated. <text:span text:style-name="Strong_20_Emphasis">N</text:span> is <text:change-start text:change-id="ct513496784"/><text:span text:style-name="T79">a positive i</text:span><text:change-end text:change-id="ct513496784"/><text:change-start text:change-id="ct513497024"/><text:span text:style-name="T79">nteger giving </text:span><text:change-end text:change-id="ct513497024"/>the order of the Bessel function.</text:p>
          </table:table-cell>
        </table:table-row>
        <table:table-row table:style-name="_3a_Add-infunctions.2">
          <table:table-cell table:style-name="_3a_Add-infunctions.A21" office:value-type="string">
            <text:p text:style-name="Table_20_Contents">BIN2DEC(Number)</text:p>
          </table:table-cell>
          <table:table-cell table:style-name="_3a_Add-infunctions.B6" office:value-type="string">
            <text:p text:style-name="Table_20_Contents">Returns the decimal number for the binary number entered. <text:span text:style-name="Strong_20_Emphasis">Number</text:span> is the binary value entered as a number or as text.<text:change-start text:change-id="ct456504464"/> The number can have a maximum of 10 places (bits). The most significant bit is the sign bit. Negative numbers are entered as two's complement.<text:change-end text:change-id="ct456504464"/></text:p>
          </table:table-cell>
        </table:table-row>
        <table:table-row table:style-name="_3a_Add-infunctions.1">
          <table:table-cell table:style-name="_3a_Add-infunctions.A21" office:value-type="string">
            <text:p text:style-name="Table_20_Contents">BIN2HEX(Number, Places)</text:p>
          </table:table-cell>
          <table:table-cell table:style-name="_3a_Add-infunctions.B7" office:value-type="string">
            <text:p text:style-name="Table_20_Contents">Returns <text:change text:change-id="ct289861680"/>the hexadecimal number for the binary number entered. <text:span text:style-name="Strong_20_Emphasis">Number</text:span> is the binary value entered as a number or text.<text:change-start text:change-id="ct289861920"/> The number can have a maximum of 10 places (bits). The most significant bit is the sign bit. Negative numbers are entered as two's complement.<text:change-end text:change-id="ct289861920"/> <text:span text:style-name="Strong_20_Emphasis">Places</text:span> (optional) is the number of places to be output.</text:p>
          </table:table-cell>
        </table:table-row>
        <table:table-row table:style-name="_3a_Add-infunctions.2">
          <table:table-cell table:style-name="_3a_Add-infunctions.A21" office:value-type="string">
            <text:p text:style-name="Table_20_Contents">BIN2OCT(Number, Places)</text:p>
          </table:table-cell>
          <table:table-cell table:style-name="_3a_Add-infunctions.B8" office:value-type="string">
            <text:p text:style-name="Table_20_Contents">Returns the octal number for the binary number entered. <text:span text:style-name="Strong_20_Emphasis">Number</text:span> is the binary value entered as a number or text<text:change text:change-id="ct339284688"/>.<text:change-start text:change-id="ct339284448"/> The number can have a maximum of 10 places (bits). The most significant bit is the sign bit. Negative numbers are entered as two's complement.<text:change-end text:change-id="ct339284448"/> <text:span text:style-name="Strong_20_Emphasis">Places</text:span> <text:change-start text:change-id="ct691951680"/><text:span text:style-name="T79">(optional) </text:span><text:change-end text:change-id="ct691951680"/>is the number of places to be output.</text:p>
          </table:table-cell>
        </table:table-row>
        <table:table-row table:style-name="_3a_Add-infunctions.1">
          <table:table-cell table:style-name="_3a_Add-infunctions.A21" office:value-type="string">
            <text:p text:style-name="Table_20_Contents">COMPLEX(Real num, I num, Suffix)</text:p>
          </table:table-cell>
          <table:table-cell table:style-name="_3a_Add-infunctions.B9" office:value-type="string">
            <text:p text:style-name="Table_20_Contents">Returns a complex number from a real coefficient and an imaginary coefficient. <text:span text:style-name="Strong_20_Emphasis">Real num</text:span> is the real coefficient of the complex number. <text:span text:style-name="Strong_20_Emphasis">I num</text:span> is the imaginary coefficient of the complex number. <text:span text:style-name="Strong_20_Emphasis">Suffix</text:span> is optional, and may be "i” or "j”. If omitted<text:change-start text:change-id="ct62273824"/>,<text:change-end text:change-id="ct62273824"/> “i” is assumed. <text:span text:style-name="Strong_20_Emphasis">Suffix</text:span> must be lowercase.</text:p>
          </table:table-cell>
        </table:table-row>
        <table:table-row table:style-name="_3a_Add-infunctions.2">
          <table:table-cell table:style-name="_3a_Add-infunctions.A10" office:value-type="string">
            <text:p text:style-name="P8"><text:change-start text:change-id="ct62274064"/>CONVERT<text:change-end text:change-id="ct62274064"/><text:change-start text:change-id="ct514223312"/>(Number, From Unit, To Unit)<text:change-end text:change-id="ct514223312"/></text:p>
          </table:table-cell>
          <table:table-cell table:style-name="_3a_Add-infunctions.B10" office:value-type="string">
            <text:p text:style-name="Table_20_Contents"><text:change-start text:change-id="ct514223552"/>Converts a value from one unit of measure to the corresponding value in another unit of measure. Enter the units of measure directly as text in quotation marks or as a reference. </text:p>
            <text:p text:style-name="Table_20_Contents"><text:span text:style-name="Strong_20_Emphasis">Number</text:span> is the number to be converted. <text:span text:style-name="Strong_20_Emphasis">From Unit</text:span> is the unit from which conversion is taking place. <text:span text:style-name="Strong_20_Emphasis">To Unit</text:span> is the unit to which conversion is taking place. Both units must be of the same type.</text:p>
            <text:p text:style-name="Table_20_Contents">If you enter the units of measure in cells, they must correspond exactly with the list of allowed units, which is case-sensitive. For example, in order to enter a lower-case <text:change-end text:change-id="ct514223552"/><text:change-start text:change-id="ct126646864"/>“<text:change-end text:change-id="ct126646864"/><text:change-start text:change-id="ct126647104"/>l<text:change-end text:change-id="ct126647104"/><text:change-start text:change-id="ct660236096"/>”<text:change-end text:change-id="ct660236096"/><text:change-start text:change-id="ct660236336"/> (for litre) in a cell, enter the apostrophe <text:span text:style-name="T79">(</text:span>'<text:span text:style-name="T79">)</text:span> immediately followed by l. Some units of measure can be preceded by a prefix character. For example, use prefix M (mega) for 10^6. The information units "bit" and "byte" may also be prefixed by one of the IEC 60027-2 / IEEE 1541 prefixes. More information on all these aspects can be found in the Help system.<text:change-end text:change-id="ct660236336"/></text:p>
          </table:table-cell>
        </table:table-row>
        <text:soft-page-break/>
        <table:table-row table:style-name="_3a_Add-infunctions.1">
          <table:table-cell table:style-name="_3a_Add-infunctions.A21" office:value-type="string">
            <text:p text:style-name="Table_20_Contents">DEC2BIN(Number, Places)</text:p>
          </table:table-cell>
          <table:table-cell table:style-name="_3a_Add-infunctions.B11" office:value-type="string">
            <text:p text:style-name="Table_20_Contents">Returns the binary number for the decimal number entered between –512 and 511. <text:span text:style-name="Strong_20_Emphasis">Number</text:span> is the decimal number.<text:change-start text:change-id="ct455060320"/> If <text:span text:style-name="Strong_20_Emphasis">Number</text:span> is negative, the function returns a binary number with 10 characters. The most significant bit is the sign bit, the other 9 bits return the value.<text:change-end text:change-id="ct455060320"/> <text:span text:style-name="Strong_20_Emphasis">Places</text:span> <text:change-start text:change-id="ct621557840"/><text:span text:style-name="T79">(optional) </text:span><text:change-end text:change-id="ct621557840"/>is the number of places to be output.</text:p>
          </table:table-cell>
        </table:table-row>
        <table:table-row table:style-name="_3a_Add-infunctions.2">
          <table:table-cell table:style-name="_3a_Add-infunctions.A21" office:value-type="string">
            <text:p text:style-name="Table_20_Contents">DEC2HEX(Number, Places)</text:p>
          </table:table-cell>
          <table:table-cell table:style-name="_3a_Add-infunctions.B12" office:value-type="string">
            <text:p text:style-name="Table_20_Contents">Returns the hexadecimal number for the decimal number entered. <text:span text:style-name="Strong_20_Emphasis">Number</text:span> is the decimal number.<text:change-start text:change-id="ct193688720"/> If <text:span text:style-name="Strong_20_Emphasis">Number</text:span> is negative, the function returns a hexadecimal number with 10 characters (40 bits). The most significant bit is the sign bit, the other 39 bits return the value.<text:change-end text:change-id="ct193688720"/> <text:span text:style-name="Strong_20_Emphasis">Places</text:span> <text:change-start text:change-id="ct193688960"/><text:span text:style-name="T79">(optional) </text:span><text:change-end text:change-id="ct193688960"/>is the number of places to be output.</text:p>
          </table:table-cell>
        </table:table-row>
        <table:table-row table:style-name="_3a_Add-infunctions.1">
          <table:table-cell table:style-name="_3a_Add-infunctions.A21" office:value-type="string">
            <text:p text:style-name="Table_20_Contents">DEC2OCT(Number, Places)</text:p>
          </table:table-cell>
          <table:table-cell table:style-name="_3a_Add-infunctions.B13" office:value-type="string">
            <text:p text:style-name="Table_20_Contents">Returns the octal number for the decimal number entered. <text:span text:style-name="Strong_20_Emphasis">Number</text:span> is the decimal number.<text:change-start text:change-id="ct543020912"/> If <text:span text:style-name="Strong_20_Emphasis">Number</text:span> is negative, the function returns an octal number with 10 characters (30 bits). The most significant bit is the sign bit, the other 29 bits return the value.<text:change-end text:change-id="ct543020912"/> <text:span text:style-name="Strong_20_Emphasis">Places</text:span> <text:change-start text:change-id="ct543021152"/><text:span text:style-name="T79">(optional) </text:span><text:change-end text:change-id="ct543021152"/>is the number of places to be output.</text:p>
          </table:table-cell>
        </table:table-row>
        <table:table-row table:style-name="_3a_Add-infunctions.2">
          <table:table-cell table:style-name="_3a_Add-infunctions.A21" office:value-type="string">
            <text:p text:style-name="Table_20_Contents">DELTA(Number 1, Number 2)</text:p>
          </table:table-cell>
          <table:table-cell table:style-name="_3a_Add-infunctions.B14" office:value-type="string">
            <text:p text:style-name="Table_20_Contents">Returns TRUE (1) if both numbers are equal, otherwise returns FALSE (0). <text:span text:style-name="Strong_20_Emphasis">Number 2</text:span> is optional and assumes a value of 0 if omitted.</text:p>
          </table:table-cell>
        </table:table-row>
        <table:table-row table:style-name="_3a_Add-infunctions.1">
          <table:table-cell table:style-name="_3a_Add-infunctions.A21" office:value-type="string">
            <text:p text:style-name="Table_20_Contents">ERF(Lower limit, Upper limit)</text:p>
          </table:table-cell>
          <table:table-cell table:style-name="_3a_Add-infunctions.B15" office:value-type="string">
            <text:p text:style-name="Table_20_Contents"><text:change text:change-id="ct148367024"/><text:change-start text:change-id="ct148367264"/>Returns values of the Gaussian error integral<text:change-end text:change-id="ct148367264"/>. <text:span text:style-name="Strong_20_Emphasis">Lower limit</text:span> is the lower limit of integral. <text:span text:style-name="Strong_20_Emphasis">Upper limit</text:span> (optional) is the upper limit of the integral. If this value is missing, the calculation takes places between 0 and the lower limit.</text:p>
          </table:table-cell>
        </table:table-row>
        <table:table-row table:style-name="_3a_Add-infunctions.2">
          <table:table-cell table:style-name="_3a_Add-infunctions.A21" office:value-type="string">
            <text:p text:style-name="Table_20_Contents">ERFC(Lower limit)</text:p>
          </table:table-cell>
          <table:table-cell table:style-name="_3a_Add-infunctions.B16" office:value-type="string">
            <text:p text:style-name="Table_20_Contents"><text:change text:change-id="ct125777392"/><text:change-start text:change-id="ct125777632"/>Returns complementary values of the Gaussian error integral between<text:change-end text:change-id="ct125777632"/><text:change-start text:change-id="ct507024640"/> <text:span text:style-name="T80">a </text:span><text:span text:style-name="T28">given lower limit and infinity</text:span><text:change-end text:change-id="ct507024640"/>. <text:span text:style-name="Strong_20_Emphasis">Lower limit</text:span> is the lower limit of <text:change-start text:change-id="ct533364064"/><text:span text:style-name="T80">the </text:span><text:change-end text:change-id="ct533364064"/>integral<text:change text:change-id="ct704945024"/>.</text:p>
          </table:table-cell>
        </table:table-row>
        <table:table-row table:style-name="_3a_Add-infunctions.1">
          <table:table-cell table:style-name="_3a_Add-infunctions.A21" office:value-type="string">
            <text:p text:style-name="Table_20_Contents">FACTDOUBLE(Number)</text:p>
          </table:table-cell>
          <table:table-cell table:style-name="_3a_Add-infunctions.B17" office:value-type="string">
            <text:p text:style-name="P40"><text:change-start text:change-id="ct520986768"/>Returns the double factorial of a number.</text:p>
            <text:p text:style-name="P40"><text:span text:style-name="Strong_20_Emphasis">Number</text:span> is an integer greater than or equal to zero.</text:p>
            <text:p text:style-name="P40">For even numbers FACTDOUBLE(n) returns:</text:p>
            <text:p text:style-name="P71">2*4*6*8* ... *(n-2)*n</text:p>
            <text:p text:style-name="P40">For odd numbers FACTDOUBLE(n) returns:</text:p>
            <text:p text:style-name="P71">1*3*5*7* ... *(n-2)*n</text:p>
            <text:p text:style-name="P40">FACTDOUBLE(0) returns 1 by definition.<text:change-end text:change-id="ct520986768"/><text:change text:change-id="ct520987008"/></text:p>
          </table:table-cell>
        </table:table-row>
        <table:table-row table:style-name="_3a_Add-infunctions.2">
          <table:table-cell table:style-name="_3a_Add-infunctions.A21" office:value-type="string">
            <text:p text:style-name="Table_20_Contents">GESTEP(Number, Step)</text:p>
          </table:table-cell>
          <table:table-cell table:style-name="_3a_Add-infunctions.B18" office:value-type="string">
            <text:p text:style-name="Table_20_Contents">Returns 1 if <text:span text:style-name="Strong_20_Emphasis">Number</text:span> is greater than or equal to <text:span text:style-name="Strong_20_Emphasis">Step</text:span><text:change-start text:change-id="ct448846032"/> <text:span text:style-name="T108">(optional, default 0), 0 ot</text:span><text:change-end text:change-id="ct448846032"/><text:change-start text:change-id="ct704945264"/><text:span text:style-name="T108">herwise.</text:span><text:change-end text:change-id="ct704945264"/><text:change text:change-id="ct766842736"/></text:p>
          </table:table-cell>
        </table:table-row>
        <table:table-row table:style-name="_3a_Add-infunctions.1">
          <table:table-cell table:style-name="_3a_Add-infunctions.A21" office:value-type="string">
            <text:p text:style-name="Table_20_Contents">HEX2BIN(Number, Places)</text:p>
          </table:table-cell>
          <table:table-cell table:style-name="_3a_Add-infunctions.B19" office:value-type="string">
            <text:p text:style-name="Table_20_Contents">Returns the binary number for the hexadecimal number entered. <text:span text:style-name="Strong_20_Emphasis">Number</text:span> <text:change text:change-id="ct513513280"/><text:change-start text:change-id="ct513513520"/><text:span text:style-name="T81">i</text:span>s a hexadecimal number or a string that represents a hexadecimal number. It can have a maximum of 10 places. The most significant bit is the sign bit, the following bits return the value. Negative numbers are entered as two's complement<text:change-end text:change-id="ct513513520"/>. <text:span text:style-name="Strong_20_Emphasis">Places</text:span> <text:change-start text:change-id="ct405503808"/><text:span text:style-name="T80">(optional) </text:span><text:change-end text:change-id="ct405503808"/>is the number of places to be output.</text:p>
          </table:table-cell>
        </table:table-row>
        <text:soft-page-break/>
        <table:table-row table:style-name="_3a_Add-infunctions.2">
          <table:table-cell table:style-name="_3a_Add-infunctions.A21" office:value-type="string">
            <text:p text:style-name="Table_20_Contents">HEX2DEC(Number)</text:p>
          </table:table-cell>
          <table:table-cell table:style-name="_3a_Add-infunctions.B20" office:value-type="string">
            <text:p text:style-name="Table_20_Contents">Returns the decimal number for the hexadecimal number entered. <text:span text:style-name="Strong_20_Emphasis">Number</text:span> is <text:change text:change-id="ct405504048"/><text:change-start text:change-id="ct584547600"/>is a hexadecimal number or a string that represents a hexadecimal number. It can have a maximum of 10 places. The most significant bit is the sign bit, the following bits return the value. Negative numbers are entered as two's complement.<text:change-end text:change-id="ct584547600"/></text:p>
          </table:table-cell>
        </table:table-row>
        <table:table-row table:style-name="_3a_Add-infunctions.1">
          <table:table-cell table:style-name="_3a_Add-infunctions.A21" office:value-type="string">
            <text:p text:style-name="Table_20_Contents">HEX2OCT(Number, Places)</text:p>
          </table:table-cell>
          <table:table-cell table:style-name="_3a_Add-infunctions.B21" office:value-type="string">
            <text:p text:style-name="Table_20_Contents">Returns the octal number for the hexadecimal number entered. <text:span text:style-name="Strong_20_Emphasis">Number</text:span> <text:change text:change-id="ct504009600"/><text:change-start text:change-id="ct289762480"/>is a hexadecimal number or a string that represents a hexadecimal number. It can have a maximum of 10 places. The most significant bit is the sign bit, the following bits return the value. Negative numbers are entered as two's complement<text:change-end text:change-id="ct289762480"/>. <text:span text:style-name="Strong_20_Emphasis">Places</text:span> <text:change-start text:change-id="ct171125584"/><text:span text:style-name="T80">(optional) </text:span><text:change-end text:change-id="ct171125584"/>is the number of places to be output.</text:p>
          </table:table-cell>
        </table:table-row>
        <table:table-row table:style-name="_3a_Add-infunctions.2">
          <table:table-cell table:style-name="_3a_Add-infunctions.A48" office:value-type="string">
            <text:p text:style-name="Table_20_Contents">IMABS(Complex number)</text:p>
          </table:table-cell>
          <table:table-cell table:style-name="_3a_Add-infunctions.B22" office:value-type="string">
            <text:p text:style-name="Table_20_Contents">Returns the absolute value (modulus)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Table_20_Contents">IMAGINARY(Complex number)</text:p>
          </table:table-cell>
          <table:table-cell table:style-name="_3a_Add-infunctions.B23" office:value-type="string">
            <text:p text:style-name="Table_20_Contents">Returns the imaginary coefficient of the entered <text:span text:style-name="Strong_20_Emphasis">Complex number</text:span>. The complex number is entered in the form "x + yi" or "x + yj".</text:p>
          </table:table-cell>
        </table:table-row>
        <table:table-row table:style-name="_3a_Add-infunctions.2">
          <table:table-cell table:style-name="_3a_Add-infunctions.A48" office:value-type="string">
            <text:p text:style-name="Table_20_Contents">IMARGUMENT(Complex number)</text:p>
          </table:table-cell>
          <table:table-cell table:style-name="_3a_Add-infunctions.B24" office:value-type="string">
            <text:p text:style-name="Table_20_Contents">Returns the argument (the phi angle)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Table_20_Contents">IMCONJUGATE(Complex number)</text:p>
          </table:table-cell>
          <table:table-cell table:style-name="_3a_Add-infunctions.B25" office:value-type="string">
            <text:p text:style-name="Table_20_Contents">Returns the conjugated complex complement to the entered <text:span text:style-name="Strong_20_Emphasis">Complex number</text:span><text:change-start text:change-id="ct123026000"/> <text:span text:style-name="T81">as a text string</text:span><text:change-end text:change-id="ct123026000"/>. The complex number is entered in the form "x + yi" or "x + yj".</text:p>
          </table:table-cell>
        </table:table-row>
        <table:table-row table:style-name="_3a_Add-infunctions.2">
          <table:table-cell table:style-name="_3a_Add-infunctions.A48" office:value-type="string">
            <text:p text:style-name="Table_20_Contents">IMCOS(Complex number)</text:p>
          </table:table-cell>
          <table:table-cell table:style-name="_3a_Add-infunctions.B26" office:value-type="string">
            <text:p text:style-name="P41">Returns the cosine of the entered <text:span text:style-name="Strong_20_Emphasis">Complex number</text:span><text:change-start text:change-id="ct532232896"/> <text:span text:style-name="T81">as a text string</text:span><text:change-end text:change-id="ct532232896"/>. The complex number is entered in the form "x + yi" or "x + yj".</text:p>
          </table:table-cell>
        </table:table-row>
        <table:table-row table:style-name="_3a_Add-infunctions.1">
          <table:table-cell table:style-name="_3a_Add-infunctions.A48" office:value-type="string">
            <text:p text:style-name="Table_20_Contents">IMCOSH(Complex number)</text:p>
          </table:table-cell>
          <table:table-cell table:style-name="_3a_Add-infunctions.B31" office:value-type="string">
            <text:p text:style-name="P41">Returns the hyperbolic cosine of the entered <text:span text:style-name="Strong_20_Emphasis">Complex number</text:span><text:change-start text:change-id="ct532233136"/> <text:span text:style-name="T81">as a text string</text:span><text:change-end text:change-id="ct532233136"/>. The complex number is entered in the form "x + yi" or "x + yj".</text:p>
          </table:table-cell>
        </table:table-row>
        <table:table-row table:style-name="_3a_Add-infunctions.1">
          <table:table-cell table:style-name="_3a_Add-infunctions.A48" office:value-type="string">
            <text:p text:style-name="Table_20_Contents">IMCOT(Complex number)</text:p>
          </table:table-cell>
          <table:table-cell table:style-name="_3a_Add-infunctions.B31" office:value-type="string">
            <text:p text:style-name="P41">Returns the cotangent of the entered <text:span text:style-name="Strong_20_Emphasis">Complex number</text:span><text:change-start text:change-id="ct581349872"/> <text:span text:style-name="T81">as a text string</text:span><text:change-end text:change-id="ct581349872"/>. The complex number is entered in the form "x + yi" or "x + yj".</text:p>
          </table:table-cell>
        </table:table-row>
        <table:table-row table:style-name="_3a_Add-infunctions.1">
          <table:table-cell table:style-name="_3a_Add-infunctions.A48" office:value-type="string">
            <text:p text:style-name="Table_20_Contents">IMCSC(Complex number)</text:p>
          </table:table-cell>
          <table:table-cell table:style-name="_3a_Add-infunctions.B31" office:value-type="string">
            <text:p text:style-name="P41">Returns the cosecant of the entered <text:span text:style-name="Strong_20_Emphasis">Complex number</text:span><text:change-start text:change-id="ct296609344"/> <text:span text:style-name="T81">as a text string</text:span><text:change-end text:change-id="ct296609344"/>. The complex number is entered in the form "x + yi" or "x + yj".</text:p>
          </table:table-cell>
        </table:table-row>
        <table:table-row table:style-name="_3a_Add-infunctions.1">
          <table:table-cell table:style-name="_3a_Add-infunctions.A48" office:value-type="string">
            <text:p text:style-name="Table_20_Contents">IMCSCH(Complex number)</text:p>
          </table:table-cell>
          <table:table-cell table:style-name="_3a_Add-infunctions.B31" office:value-type="string">
            <text:p text:style-name="P41">Returns the hyperbolic cosecant of the entered <text:span text:style-name="Strong_20_Emphasis">Complex number</text:span><text:change-start text:change-id="ct669840064"/> <text:span text:style-name="T81">as a text string</text:span><text:change-end text:change-id="ct669840064"/>. The complex number is entered in the form "x + yi" or "x + yj".</text:p>
          </table:table-cell>
        </table:table-row>
        <table:table-row table:style-name="_3a_Add-infunctions.1">
          <table:table-cell table:style-name="_3a_Add-infunctions.A48" office:value-type="string">
            <text:p text:style-name="Table_20_Contents">IMDIV(Numerator, Denominator)</text:p>
          </table:table-cell>
          <table:table-cell table:style-name="_3a_Add-infunctions.B31" office:value-type="string">
            <text:p text:style-name="Table_20_Contents">Returns the division of two complex numbers<text:change-start text:change-id="ct669840304"/> as a text string<text:change-end text:change-id="ct669840304"/>. <text:span text:style-name="Strong_20_Emphasis">Numerator</text:span> and <text:span text:style-name="Strong_20_Emphasis">Denominator</text:span> are entered in the form "x + yi" or "x + yj".</text:p>
          </table:table-cell>
        </table:table-row>
        <table:table-row table:style-name="_3a_Add-infunctions.2">
          <table:table-cell table:style-name="_3a_Add-infunctions.A48" office:value-type="string">
            <text:p text:style-name="Table_20_Contents">IMEXP(Complex number)</text:p>
          </table:table-cell>
          <table:table-cell table:style-name="_3a_Add-infunctions.B32" office:value-type="string">
            <text:p text:style-name="P41">Returns the power of e (the Eulerian number) <text:change text:change-id="ct764775024"/><text:change-start text:change-id="ct521572352"/><text:span text:style-name="T81">to</text:span><text:change-end text:change-id="ct521572352"/> the complex number<text:change-start text:change-id="ct585497616"/> <text:span text:style-name="T81">as a text string</text:span><text:change-end text:change-id="ct585497616"/>. <text:span text:style-name="Strong_20_Emphasis">Complex number</text:span> is entered in the form "x + yi" or "x + yj".</text:p>
          </table:table-cell>
        </table:table-row>
        <text:soft-page-break/>
        <table:table-row table:style-name="_3a_Add-infunctions.1">
          <table:table-cell table:style-name="_3a_Add-infunctions.A48" office:value-type="string">
            <text:p text:style-name="Table_20_Contents">IMLN(Complex number)</text:p>
          </table:table-cell>
          <table:table-cell table:style-name="_3a_Add-infunctions.B33" office:value-type="string">
            <text:p text:style-name="P41">Returns the natural logarithm of the entered <text:span text:style-name="Strong_20_Emphasis">Complex number</text:span><text:change-start text:change-id="ct71447312"/> <text:span text:style-name="T81">as a text string</text:span><text:change-end text:change-id="ct71447312"/>. The complex number is entered in the form "x + yi" or "x + yj”.</text:p>
          </table:table-cell>
        </table:table-row>
        <table:table-row table:style-name="_3a_Add-infunctions.2">
          <table:table-cell table:style-name="_3a_Add-infunctions.A48" office:value-type="string">
            <text:p text:style-name="Table_20_Contents">IMLOG10(Complex number)</text:p>
          </table:table-cell>
          <table:table-cell table:style-name="_3a_Add-infunctions.B34" office:value-type="string">
            <text:p text:style-name="P41">Returns the common logarithm of the entered <text:span text:style-name="Strong_20_Emphasis">Complex number</text:span><text:change-start text:change-id="ct585497856"/> <text:span text:style-name="T81">as a text string</text:span><text:change-end text:change-id="ct585497856"/>. The complex number is entered in the form "x + yi" or "x + yj".</text:p>
          </table:table-cell>
        </table:table-row>
        <table:table-row table:style-name="_3a_Add-infunctions.1">
          <table:table-cell table:style-name="_3a_Add-infunctions.A48" office:value-type="string">
            <text:p text:style-name="Table_20_Contents">IMLOG2(Complex number)</text:p>
          </table:table-cell>
          <table:table-cell table:style-name="_3a_Add-infunctions.B35" office:value-type="string">
            <text:p text:style-name="P41">Returns the binary logarithm of the entered <text:span text:style-name="Strong_20_Emphasis">Complex number</text:span><text:change-start text:change-id="ct296228752"/> <text:span text:style-name="T81">as a text string</text:span><text:change-end text:change-id="ct296228752"/>. The complex number is entered in the form "x + yi" or "x + yj".</text:p>
          </table:table-cell>
        </table:table-row>
        <table:table-row table:style-name="_3a_Add-infunctions.2">
          <table:table-cell table:style-name="_3a_Add-infunctions.A48" office:value-type="string">
            <text:p text:style-name="Table_20_Contents">IMPOWER(Complex number, Number)</text:p>
          </table:table-cell>
          <table:table-cell table:style-name="_3a_Add-infunctions.B36" office:value-type="string">
            <text:p text:style-name="P41">Returns the entered <text:span text:style-name="Strong_20_Emphasis">Complex number</text:span> raised to the power <text:span text:style-name="Strong_20_Emphasis">Number</text:span><text:change-start text:change-id="ct296228992"/> <text:span text:style-name="T81">as a text string</text:span><text:change-end text:change-id="ct296228992"/>. The complex number is entered in the form "x + yi" or "x + yj".</text:p>
          </table:table-cell>
        </table:table-row>
        <table:table-row table:style-name="_3a_Add-infunctions.1">
          <table:table-cell table:style-name="_3a_Add-infunctions.A48" office:value-type="string">
            <text:p text:style-name="Table_20_Contents">IMPRODUCT(Complex number<text:change-start text:change-id="ct754348448"/><text:span text:style-name="T98">1</text:span><text:change-end text:change-id="ct754348448"/>, Complex number<text:change-start text:change-id="ct569384320"/><text:span text:style-name="T81">2</text:span><text:change-end text:change-id="ct569384320"/><text:change text:change-id="ct569384560"/>, <text:span text:style-name="T4">…</text:span>, Complex number<text:change-start text:change-id="ct516455280"/><text:span text:style-name="T81">29</text:span><text:change-end text:change-id="ct516455280"/><text:change text:change-id="ct516455520"/>)</text:p>
          </table:table-cell>
          <table:table-cell table:style-name="_3a_Add-infunctions.B37" office:value-type="string">
            <text:p text:style-name="P41">Returns the product of <text:change text:change-id="ct542516784"/><text:change-start text:change-id="ct542517024"/><text:span text:style-name="T81">up to 29</text:span><text:change-end text:change-id="ct542517024"/> entered <text:span text:style-name="Strong_20_Emphasis">Complex number</text:span><text:change-start text:change-id="ct274067920"/><text:span text:style-name="Strong_20_Emphasis"><text:span text:style-name="T108">s</text:span></text:span><text:change-end text:change-id="ct274067920"/> <text:change text:change-id="ct534886848"/><text:change-start text:change-id="ct577318048"/><text:span text:style-name="T81">as a text string</text:span><text:change-end text:change-id="ct577318048"/>. The complex numbers are entered in the form "x + yi" or "x + yj".</text:p>
          </table:table-cell>
        </table:table-row>
        <table:table-row table:style-name="_3a_Add-infunctions.2">
          <table:table-cell table:style-name="_3a_Add-infunctions.A48" office:value-type="string">
            <text:p text:style-name="Table_20_Contents">IMREAL(Complex number)</text:p>
          </table:table-cell>
          <table:table-cell table:style-name="_3a_Add-infunctions.B38" office:value-type="string">
            <text:p text:style-name="Table_20_Contents">Returns the real coefficient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P8"><text:change-start text:change-id="ct577318288"/>IMSEC<text:change-end text:change-id="ct577318288"/><text:change-start text:change-id="ct493982800"/>(Complex Number)<text:change-end text:change-id="ct493982800"/></text:p>
          </table:table-cell>
          <table:table-cell table:style-name="_3a_Add-infunctions.B41" office:value-type="string">
            <text:p text:style-name="P41"><text:change-start text:change-id="ct493983040"/>Returns the secant of <text:span text:style-name="T81">the entered</text:span> <text:span text:style-name="Strong_20_Emphasis"><text:span text:style-name="T81">C</text:span></text:span><text:span text:style-name="Strong_20_Emphasis">omplex </text:span><text:span text:style-name="Strong_20_Emphasis"><text:span text:style-name="T81">N</text:span></text:span><text:span text:style-name="Strong_20_Emphasis">umber</text:span> <text:span text:style-name="T81">as a text string</text:span>. The complex number is entered in the form "x + yi" or "x + yj".<text:change-end text:change-id="ct493983040"/></text:p>
          </table:table-cell>
        </table:table-row>
        <table:table-row table:style-name="_3a_Add-infunctions.1">
          <table:table-cell table:style-name="_3a_Add-infunctions.A48" office:value-type="string">
            <text:p text:style-name="P8"><text:change-start text:change-id="ct545831760"/>IMSECH<text:change-end text:change-id="ct545831760"/><text:change-start text:change-id="ct491794752"/>(Complex Number)<text:change-end text:change-id="ct491794752"/></text:p>
          </table:table-cell>
          <table:table-cell table:style-name="_3a_Add-infunctions.B41" office:value-type="string">
            <text:p text:style-name="P41"><text:change-start text:change-id="ct491794992"/>Returns the hyperbolic secant of <text:span text:style-name="T81">the</text:span> <text:span text:style-name="T81">entered </text:span><text:span text:style-name="Strong_20_Emphasis"><text:span text:style-name="T81">C</text:span></text:span><text:span text:style-name="Strong_20_Emphasis">omplex </text:span><text:span text:style-name="Strong_20_Emphasis"><text:span text:style-name="T81">N</text:span></text:span><text:span text:style-name="Strong_20_Emphasis">umber</text:span> <text:span text:style-name="T81">as a text string</text:span>. The complex number is entered in the form "x + yi" or "x + yj".<text:change-end text:change-id="ct491794992"/></text:p>
          </table:table-cell>
        </table:table-row>
        <table:table-row table:style-name="_3a_Add-infunctions.1">
          <table:table-cell table:style-name="_3a_Add-infunctions.A48" office:value-type="string">
            <text:p text:style-name="Table_20_Contents">IMSIN(Complex number)</text:p>
          </table:table-cell>
          <table:table-cell table:style-name="_3a_Add-infunctions.B41" office:value-type="string">
            <text:p text:style-name="Table_20_Contents">Returns the sine of the entered <text:span text:style-name="Strong_20_Emphasis">Complex number</text:span><text:change-start text:change-id="ct769258976"/> <text:span text:style-name="T82">as a text string</text:span><text:change-end text:change-id="ct769258976"/>. The complex number is entered in the form "x + yi" or "x + yj".</text:p>
          </table:table-cell>
        </table:table-row>
        <table:table-row table:style-name="_3a_Add-infunctions.2">
          <table:table-cell table:style-name="_3a_Add-infunctions.A48" office:value-type="string">
            <text:p text:style-name="Table_20_Contents">IMSINH(Complex number)</text:p>
          </table:table-cell>
          <table:table-cell table:style-name="_3a_Add-infunctions.B43" office:value-type="string">
            <text:p text:style-name="Table_20_Contents">Returns the hyperbolic sine of the entered <text:span text:style-name="Strong_20_Emphasis">Complex number</text:span><text:change-start text:change-id="ct761928112"/> <text:span text:style-name="T82">as a text string</text:span><text:change-end text:change-id="ct761928112"/>. The complex number is entered in the form "x + yi" or "x + yj".</text:p>
          </table:table-cell>
        </table:table-row>
        <table:table-row table:style-name="_3a_Add-infunctions.2">
          <table:table-cell table:style-name="_3a_Add-infunctions.A48" office:value-type="string">
            <text:p text:style-name="Table_20_Contents">IMSQRT(Complex number)</text:p>
          </table:table-cell>
          <table:table-cell table:style-name="_3a_Add-infunctions.B43" office:value-type="string">
            <text:p text:style-name="Table_20_Contents">Returns the square root of the entered <text:span text:style-name="Strong_20_Emphasis">Complex number</text:span><text:change-start text:change-id="ct490183600"/><text:span text:style-name="Strong_20_Emphasis"> </text:span><text:span text:style-name="T82">as a text string</text:span><text:change-end text:change-id="ct490183600"/>. The complex numbers are entered in the form "x + yi" or "x + yj".</text:p>
          </table:table-cell>
        </table:table-row>
        <table:table-row table:style-name="_3a_Add-infunctions.1">
          <table:table-cell table:style-name="_3a_Add-infunctions.A48" office:value-type="string">
            <text:p text:style-name="Table_20_Contents">IMSUB(Complex number 1, Complex number 2)</text:p>
          </table:table-cell>
          <table:table-cell table:style-name="_3a_Add-infunctions.B44" office:value-type="string">
            <text:p text:style-name="Table_20_Contents">Returns the difference of two complex numbers<text:change-start text:change-id="ct490183840"/> <text:span text:style-name="T82">as a text string</text:span><text:change-end text:change-id="ct490183840"/>. The complex numbers are entered in the form "x + yi" or "x + yj".</text:p>
          </table:table-cell>
        </table:table-row>
        <table:table-row table:style-name="_3a_Add-infunctions.2">
          <table:table-cell table:style-name="_3a_Add-infunctions.A48" office:value-type="string">
            <text:p text:style-name="Table_20_Contents">IMSUM(Complex number<text:change-start text:change-id="ct429809520"/><text:span text:style-name="T82">1</text:span><text:change-end text:change-id="ct429809520"/>, Complex number <text:change text:change-id="ct406319200"/><text:change-start text:change-id="ct543432944"/><text:span text:style-name="T82">2</text:span><text:change-end text:change-id="ct543432944"/>, <text:span text:style-name="T4">…</text:span>, Complex number<text:change-start text:change-id="ct543433184"/><text:span text:style-name="T82">29</text:span><text:change-end text:change-id="ct543433184"/><text:change text:change-id="ct615650224"/>)</text:p>
          </table:table-cell>
          <table:table-cell table:style-name="_3a_Add-infunctions.B45" office:value-type="string">
            <text:p text:style-name="Table_20_Contents">Returns the sum of<text:change-start text:change-id="ct615650464"/> <text:span text:style-name="T82">up to 29 entered</text:span><text:change-end text:change-id="ct615650464"/><text:change text:change-id="ct769489744"/> <text:span text:style-name="Strong_20_Emphasis">Complex number</text:span><text:change-start text:change-id="ct769489984"/><text:span text:style-name="Strong_20_Emphasis"><text:span text:style-name="T82">s</text:span></text:span><text:change-end text:change-id="ct769489984"/><text:change text:change-id="ct747080048"/>. The complex<text:change-start text:change-id="ct747080288"/> <text:change-end text:change-id="ct747080288"/><text:change text:change-id="ct504467360"/>numbers are entered in the form "x + yi" or "x + yj".</text:p>
          </table:table-cell>
        </table:table-row>
        <table:table-row table:style-name="_3a_Add-infunctions.1">
          <table:table-cell table:style-name="_3a_Add-infunctions.A48" office:value-type="string">
            <text:p text:style-name="Table_20_Contents">IMTAN(Complex number)</text:p>
          </table:table-cell>
          <table:table-cell table:style-name="_3a_Add-infunctions.B47" office:value-type="string">
            <text:p text:style-name="Table_20_Contents">Returns the tangent of the entered <text:span text:style-name="Strong_20_Emphasis">Complex number</text:span><text:change-start text:change-id="ct504467600"/><text:span text:style-name="Strong_20_Emphasis"> </text:span><text:span text:style-name="T82">as a text string</text:span><text:change-end text:change-id="ct504467600"/>. The complex number is entered in the form "x + yi" or "x + yj".</text:p>
          </table:table-cell>
        </table:table-row>
        <text:soft-page-break/>
        <table:table-row table:style-name="_3a_Add-infunctions.1">
          <table:table-cell table:style-name="_3a_Add-infunctions.A48" office:value-type="string">
            <text:p text:style-name="Table_20_Contents">OCT2BIN(Number, Places)</text:p>
          </table:table-cell>
          <table:table-cell table:style-name="_3a_Add-infunctions.B47" office:value-type="string">
            <text:p text:style-name="Table_20_Contents">Returns the binary number for the octal value entered. <text:span text:style-name="Strong_20_Emphasis">Number</text:span> is the octal number.<text:change-start text:change-id="ct296503152"/> The number can have a maximum of 10 places. The most significant bit is the sign bit, the following bits return the value. Negative numbers are entered as two's complement.<text:change-end text:change-id="ct296503152"/> <text:span text:style-name="Strong_20_Emphasis">Places</text:span> <text:change-start text:change-id="ct123451936"/><text:span text:style-name="T82">(optional) </text:span><text:change-end text:change-id="ct123451936"/>is the number of places to be output. <text:change text:change-id="ct749233584"/><text:change text:change-id="ct749233344"/><text:change text:change-id="ct123452176"/></text:p>
          </table:table-cell>
        </table:table-row>
        <table:table-row table:style-name="_3a_Add-infunctions.2">
          <table:table-cell table:style-name="_3a_Add-infunctions.A48" office:value-type="string">
            <text:p text:style-name="Table_20_Contents">OCT2DEC(Number)</text:p>
          </table:table-cell>
          <table:table-cell table:style-name="_3a_Add-infunctions.B48" office:value-type="string">
            <text:p text:style-name="Table_20_Contents">Returns the decimal number for the octal value entered. <text:span text:style-name="Strong_20_Emphasis">Number</text:span> is the octal number.<text:change-start text:change-id="ct428756816"/> The number can have a maximum of 10 places. The most significant bit is the sign bit, the following bits return the value. Negative numbers are entered as two's complement.<text:change-end text:change-id="ct428756816"/><text:change text:change-id="ct428757056"/></text:p>
          </table:table-cell>
        </table:table-row>
        <table:table-row table:style-name="_3a_Add-infunctions.1">
          <table:table-cell table:style-name="_3a_Add-infunctions.A49" office:value-type="string">
            <text:p text:style-name="Table_20_Contents">OCT2HEX(Number, Places)</text:p>
          </table:table-cell>
          <table:table-cell table:style-name="_3a_Add-infunctions.B49" office:value-type="string">
            <text:p text:style-name="P42">Returns the hexadecimal number for the octal value entered. <text:span text:style-name="Strong_20_Emphasis">Number</text:span> is the octal number.<text:change-start text:change-id="ct485198768"/> The number can have a maximum of 10 places. The most significant bit is the sign bit, the following bits return the value. Negative numbers are entered as two's complement. <text:change-end text:change-id="ct485198768"/><text:change text:change-id="ct485199008"/><text:span text:style-name="Strong_20_Emphasis">Places</text:span> <text:change-start text:change-id="ct498233664"/><text:span text:style-name="T82">(optional) </text:span><text:change-end text:change-id="ct498233664"/>is the number of places to be output.<text:change text:change-id="ct498233904"/></text:p>
          </table:table-cell>
        </table:table-row>
      </table:table>
      <text:p text:style-name="OOoText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adornments="Regular" style:font-family-generic="roman"/>
    <style:font-face style:name="Liberation Sans" svg:font-family="'Liberation Sans'" style:font-family-generic="swiss"/>
    <style:font-face style:name="Liberation Sans6"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5"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5"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5"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in" fo:margin-right="0in" fo:margin-top="0in" fo:margin-bottom="0in" loext:contextual-spacing="false" fo:text-indent="0in" style:auto-text-indent="false" style:page-number="auto">
        <style:tab-stops>
          <style:tab-stop style:position="7.0866in" style:type="right"/>
        </style:tab-stops>
      </style:paragraph-properties>
      <style:text-properties style:font-name="Liberation Sans4"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in" fo:margin-bottom="0in"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5" fo:font-family="'Liberation Sans'" style:font-style-name="Regular" style:font-family-generic="swiss" style:font-pitch="variable" fo:font-size="95%" fo:language="en" fo:country="US" style:letter-kerning="true"/>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loext: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in" fo:margin-right="0in" fo:margin-top="0in" fo:margin-bottom="0.0417in" loext:contextual-spacing="false" fo:text-indent="0in" style:auto-text-indent="false"/>
      <style:text-properties style:font-name="Liberation Sans5" fo:font-family="'Liberation Sans'" style:font-style-name="Regular" style:font-family-generic="swiss" style:font-pitch="variable" fo:language="en" fo:country="US"/>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loext:contextual-spacing="fals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0835in" fo:margin-right="0.0835in" fo:margin-top="0in" fo:margin-bottom="0in" loext:contextual-spacing="false" fo:text-indent="0in" style:auto-text-indent="false" style:page-number="auto" fo:background-color="#e6e6e6"/>
      <style:text-properties fo:color="#000000" style:font-name="Liberation Sans3" fo:font-family="'Liberation Sans'" style:font-style-name="Bold Italic" style:font-family-generic="swiss" style:font-pitch="variable" fo:font-size="11pt" fo:font-style="italic" fo:font-weight="bold" style:letter-kerning="true"/>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5"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Default_20_Paragraph_20_Font" style:display-name="Default Paragraph Font"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 functions</text:chapter> | <text:page-number text:select-page="current">79</text:page-number></text:p>
      </style:footer>
      <style:footer-left>
        <text:p text:style-name="Footer"><text:page-number text:select-page="current">80</text:page-number><text:s/>| <text:title>Appendix B  Description of Function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B  Description of Functions</text:title><text:s/>| <text:page-number text:select-page="current">3</text:page-number></text:p>
      </style:footer>
      <style:footer-left>
        <text:p text:style-name="Footer"><text:page-number text:select-page="current">4</text:page-number>| <text:title>Appendix B  Description of Functions</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27T21:15:41.420000000</meta:creation-date>
    <meta:editing-duration>P0D</meta:editing-duration>
    <meta:editing-cycles>1</meta:editing-cycles>
    <meta:generator>LibreOffice/6.3.4.2$Linux_X86_64 LibreOffice_project/60da17e045e08f1793c57c00ba83cdfce946d0aa</meta:generator>
    <dc:title>Appendix B  Description of Functions</dc:title>
    <meta:print-date>2019-12-02T19:28:02.904000000</meta:print-date>
    <meta:document-statistic meta:table-count="15" meta:image-count="1" meta:object-count="2" meta:page-count="80" meta:paragraph-count="1468" meta:word-count="32663" meta:character-count="196264" meta:non-whitespace-character-count="165025"/>
    <meta:user-defined meta:name="Guide Name">Calc Guide</meta:user-defined>
    <meta:user-defined meta:name="LibreOffive Version" meta:value-type="float">6.2</meta:user-defined>
    <meta:template xlink:type="simple" xlink:actuate="onRequest" xlink:title="LibreOffice_6.x_Template" xlink:href="../../../../Downloads/CG6218-CalcFunctions_SF_19Nov2019.ott" meta:date="2019-10-27T21:15:25.640000000"/>
  </office:meta>
</office:document-meta>
</file>

<file path=Object 1/content.xml><?xml version="1.0" encoding="utf-8"?>
<math xmlns="http://www.w3.org/1998/Math/MathML">
  <semantics>
    <mrow>
      <mrow>
        <mfrac>
          <mrow>
            <mi mathvariant="italic">dS</mi>
          </mrow>
          <mrow>
            <mi>S</mi>
          </mrow>
        </mfrac>
        <mo stretchy="false">=</mo>
        <mo stretchy="false">μ</mo>
      </mrow>
      <mrow>
        <mi mathvariant="italic">dt</mi>
        <mo stretchy="false">+</mo>
        <mi mathvariant="italic">vol</mi>
      </mrow>
      <mi mathvariant="italic">dW</mi>
    </mrow>
    <annotation encoding="StarMath 5.0">{dS} over {S} =%mu dt+vol dW </annotation>
  </semantics>
</math>
</file>

<file path=Object 2/content.xml><?xml version="1.0" encoding="utf-8"?>
<math xmlns="http://www.w3.org/1998/Math/MathML" display="block">
  <semantics>
    <mrow>
      <mrow>
        <mfrac>
          <mi mathvariant="italic">dS</mi>
          <mi>S</mi>
        </mfrac>
        <mo stretchy="false">=</mo>
        <mi mathvariant="normal">μ</mi>
      </mrow>
      <mrow>
        <mi mathvariant="italic">dt</mi>
        <mo stretchy="false">+</mo>
        <mi mathvariant="italic">vol</mi>
      </mrow>
      <mi mathvariant="italic">dW</mi>
    </mrow>
    <annotation encoding="StarMath 5.0">{dS} over {S} =%mu dt+vol dW </annotation>
  </semantics>
</math>
</file>